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48880903" calcext:value-type="float">
            <text:p>0.014888090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97575699" calcext:value-type="float">
            <text:p>0.029757569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446076151" calcext:value-type="float">
            <text:p>0.044607615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594375161" calcext:value-type="float">
            <text:p>0.059437516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742466624" calcext:value-type="float">
            <text:p>0.074246662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890345398" calcext:value-type="float">
            <text:p>0.089034539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038007204" calcext:value-type="float">
            <text:p>0.103800720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185448538" calcext:value-type="float">
            <text:p>0.118544853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332666581" calcext:value-type="float">
            <text:p>0.133266658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479659247" calcext:value-type="float">
            <text:p>0.147965924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1626425097" calcext:value-type="float">
            <text:p>0.162642509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1772963355" calcext:value-type="float">
            <text:p>0.177296335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919273935" calcext:value-type="float">
            <text:p>0.191927393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065357548" calcext:value-type="float">
            <text:p>0.206535754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211215699" calcext:value-type="float">
            <text:p>0.221121569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2356850839" calcext:value-type="float">
            <text:p>0.235685083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250226643" calcext:value-type="float">
            <text:p>0.25022664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2647467097" calcext:value-type="float">
            <text:p>0.264746709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2792458753" calcext:value-type="float">
            <text:p>0.279245875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2937248731" calcext:value-type="float">
            <text:p>0.293724873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3081845892" calcext:value-type="float">
            <text:p>0.308184589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322626071" calcext:value-type="float">
            <text:p>0.32262607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3370505398" calcext:value-type="float">
            <text:p>0.337050539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3514593978" calcext:value-type="float">
            <text:p>0.351459397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365854228" calcext:value-type="float">
            <text:p>0.36585422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3802367914" calcext:value-type="float">
            <text:p>0.380236791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3946090301" calcext:value-type="float">
            <text:p>0.394609030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4089730538" calcext:value-type="float">
            <text:p>0.408973053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4233311226" calcext:value-type="float">
            <text:p>0.423331122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4376856366" calcext:value-type="float">
            <text:p>0.437685636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4520391097" calcext:value-type="float">
            <text:p>0.452039109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4663941462" calcext:value-type="float">
            <text:p>0.466394146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4807534129" calcext:value-type="float">
            <text:p>0.480753412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4951196043" calcext:value-type="float">
            <text:p>0.495119604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5094954172" calcext:value-type="float">
            <text:p>0.509495417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5238835075" calcext:value-type="float">
            <text:p>0.523883507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5382864624" calcext:value-type="float">
            <text:p>0.538286462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5527067656" calcext:value-type="float">
            <text:p>0.552706765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5671467634" calcext:value-type="float">
            <text:p>0.567146763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5816086366" calcext:value-type="float">
            <text:p>0.581608636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5960943699" calcext:value-type="float">
            <text:p>0.5960943699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6106057269" calcext:value-type="float">
            <text:p>0.610605726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6251442323" calcext:value-type="float">
            <text:p>0.625144232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6397111484" calcext:value-type="float">
            <text:p>0.639711148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6543074645" calcext:value-type="float">
            <text:p>0.65430746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6689338817" calcext:value-type="float">
            <text:p>0.6689338817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6835908108" calcext:value-type="float">
            <text:p>0.6835908108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6982783613" calcext:value-type="float">
            <text:p>0.6982783613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7129963462" calcext:value-type="float">
            <text:p>0.712996346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7277442753" calcext:value-type="float">
            <text:p>0.7277442753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7425213656" calcext:value-type="float">
            <text:p>0.7425213656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7573265441" calcext:value-type="float">
            <text:p>0.757326544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7721584516" calcext:value-type="float">
            <text:p>0.772158451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7870154559" calcext:value-type="float">
            <text:p>0.7870154559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8018956559" calcext:value-type="float">
            <text:p>0.8018956559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8167968989" calcext:value-type="float">
            <text:p>0.8167968989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8317167892" calcext:value-type="float">
            <text:p>0.831716789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8466527054" calcext:value-type="float">
            <text:p>0.846652705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8616018129" calcext:value-type="float">
            <text:p>0.861601812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8765610839" calcext:value-type="float">
            <text:p>0.8765610839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8915273118" calcext:value-type="float">
            <text:p>0.8915273118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9064971419" calcext:value-type="float">
            <text:p>0.9064971419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9214670882" calcext:value-type="float">
            <text:p>0.921467088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9364335634" calcext:value-type="float">
            <text:p>0.936433563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9513929054" calcext:value-type="float">
            <text:p>0.9513929054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9663414129" calcext:value-type="float">
            <text:p>0.9663414129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9812753806" calcext:value-type="float">
            <text:p>0.981275380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9961911333" calcext:value-type="float">
            <text:p>0.996191133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.0110850688" calcext:value-type="float">
            <text:p>1.011085068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.0259537011" calcext:value-type="float">
            <text:p>1.025953701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.0407936968" calcext:value-type="float">
            <text:p>1.0407936968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.0556019269" calcext:value-type="float">
            <text:p>1.0556019269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0703755075" calcext:value-type="float">
            <text:p>1.070375507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.0851118387" calcext:value-type="float">
            <text:p>1.085111838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.0998086516" calcext:value-type="float">
            <text:p>1.099808651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.114464043" calcext:value-type="float">
            <text:p>1.114464043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.1290765075" calcext:value-type="float">
            <text:p>1.129076507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.143644972" calcext:value-type="float">
            <text:p>1.14364497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.1581688086" calcext:value-type="float">
            <text:p>1.158168808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1726478602" calcext:value-type="float">
            <text:p>1.172647860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.187082443" calcext:value-type="float">
            <text:p>1.187082443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.2014733484" calcext:value-type="float">
            <text:p>1.2014733484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.2158218301" calcext:value-type="float">
            <text:p>1.2158218301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.2301295892" calcext:value-type="float">
            <text:p>1.230129589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.2443987484" calcext:value-type="float">
            <text:p>1.2443987484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.2586318129" calcext:value-type="float">
            <text:p>1.2586318129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.2728316323" calcext:value-type="float">
            <text:p>1.2728316323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.2870013441" calcext:value-type="float">
            <text:p>1.287001344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.301144329" calcext:value-type="float">
            <text:p>1.30114432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3152641419" calcext:value-type="float">
            <text:p>1.3152641419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.3293644538" calcext:value-type="float">
            <text:p>1.3293644538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3434489935" calcext:value-type="float">
            <text:p>1.3434489935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3575214796" calcext:value-type="float">
            <text:p>1.3575214796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.3715855656" calcext:value-type="float">
            <text:p>1.371585565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.3856447871" calcext:value-type="float">
            <text:p>1.385644787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3997025054" calcext:value-type="float">
            <text:p>1.3997025054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.413761871" calcext:value-type="float">
            <text:p>1.41376187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.4278257849" calcext:value-type="float">
            <text:p>1.4278257849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.441896871" calcext:value-type="float">
            <text:p>1.44189687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4559774602" calcext:value-type="float">
            <text:p>1.455977460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.4700695742" calcext:value-type="float">
            <text:p>1.470069574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.4841749247" calcext:value-type="float">
            <text:p>1.4841749247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.4982949183" calcext:value-type="float">
            <text:p>1.4982949183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.5124306624" calcext:value-type="float">
            <text:p>1.512430662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.5265829849" calcext:value-type="float">
            <text:p>1.5265829849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.5407524495" calcext:value-type="float">
            <text:p>1.5407524495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.5549393828" calcext:value-type="float">
            <text:p>1.5549393828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.5691438968" calcext:value-type="float">
            <text:p>1.5691438968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.5833659118" calcext:value-type="float">
            <text:p>1.5833659118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.5976051849" calcext:value-type="float">
            <text:p>1.5976051849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.611861329" calcext:value-type="float">
            <text:p>1.611861329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.6261338387" calcext:value-type="float">
            <text:p>1.6261338387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.6404221011" calcext:value-type="float">
            <text:p>1.640422101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.6547254151" calcext:value-type="float">
            <text:p>1.6547254151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.6690429957" calcext:value-type="float">
            <text:p>1.6690429957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.6833739828" calcext:value-type="float">
            <text:p>1.6833739828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.6977174366" calcext:value-type="float">
            <text:p>1.6977174366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.7120723398" calcext:value-type="float">
            <text:p>1.712072339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.7264375828" calcext:value-type="float">
            <text:p>1.7264375828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.7408119548" calcext:value-type="float">
            <text:p>1.7408119548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.755194129" calcext:value-type="float">
            <text:p>1.755194129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.769582643" calcext:value-type="float">
            <text:p>1.76958264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.7839758839" calcext:value-type="float">
            <text:p>1.7839758839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.7983720688" calcext:value-type="float">
            <text:p>1.7983720688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.8127692237" calcext:value-type="float">
            <text:p>1.8127692237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.8271651742" calcext:value-type="float">
            <text:p>1.8271651742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.8415575269" calcext:value-type="float">
            <text:p>1.841557526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.8559436624" calcext:value-type="float">
            <text:p>1.8559436624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.8703207376" calcext:value-type="float">
            <text:p>1.8703207376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.8846856817" calcext:value-type="float">
            <text:p>1.8846856817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.8990352108" calcext:value-type="float">
            <text:p>1.899035210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.9133658452" calcext:value-type="float">
            <text:p>1.913365845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.9276739333" calcext:value-type="float">
            <text:p>1.927673933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.9419556968" calcext:value-type="float">
            <text:p>1.9419556968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.9562072624" calcext:value-type="float">
            <text:p>1.9562072624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.9704247269" calcext:value-type="float">
            <text:p>1.9704247269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.9846042151" calcext:value-type="float">
            <text:p>1.9846042151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.9987419462" calcext:value-type="float">
            <text:p>1.9987419462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2.0128343204" calcext:value-type="float">
            <text:p>2.0128343204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.0268779914" calcext:value-type="float">
            <text:p>2.026877991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2.0408699613" calcext:value-type="float">
            <text:p>2.0408699613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.0548076602" calcext:value-type="float">
            <text:p>2.054807660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.068689043" calcext:value-type="float">
            <text:p>2.06868904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.0825126645" calcext:value-type="float">
            <text:p>2.082512664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.0962777634" calcext:value-type="float">
            <text:p>2.0962777634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.1099843269" calcext:value-type="float">
            <text:p>2.109984326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2.1236331441" calcext:value-type="float">
            <text:p>2.1236331441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2.1372258495" calcext:value-type="float">
            <text:p>2.1372258495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.1507649398" calcext:value-type="float">
            <text:p>2.1507649398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.1642537785" calcext:value-type="float">
            <text:p>2.164253778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.1776965677" calcext:value-type="float">
            <text:p>2.177696567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2.1910982989" calcext:value-type="float">
            <text:p>2.1910982989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.2044646882" calcext:value-type="float">
            <text:p>2.2044646882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2.217802071" calcext:value-type="float">
            <text:p>2.21780207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.2311172882" calcext:value-type="float">
            <text:p>2.2311172882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2.2444175505" calcext:value-type="float">
            <text:p>2.244417550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.2577102839" calcext:value-type="float">
            <text:p>2.2577102839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2.2710029699" calcext:value-type="float">
            <text:p>2.2710029699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2.2843029849" calcext:value-type="float">
            <text:p>2.284302984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.2976174344" calcext:value-type="float">
            <text:p>2.2976174344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2.3109529978" calcext:value-type="float">
            <text:p>2.310952997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2.3243157914" calcext:value-type="float">
            <text:p>2.3243157914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.3377112516" calcext:value-type="float">
            <text:p>2.337711251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.3511440323" calcext:value-type="float">
            <text:p>2.3511440323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.3646179376" calcext:value-type="float">
            <text:p>2.3646179376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.3781358882" calcext:value-type="float">
            <text:p>2.3781358882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2.3916998989" calcext:value-type="float">
            <text:p>2.3916998989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2.4053111075" calcext:value-type="float">
            <text:p>2.4053111075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2.4189698172" calcext:value-type="float">
            <text:p>2.418969817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2.4326755699" calcext:value-type="float">
            <text:p>2.4326755699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.446427243" calcext:value-type="float">
            <text:p>2.446427243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2.460223157" calcext:value-type="float">
            <text:p>2.460223157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2.4740612086" calcext:value-type="float">
            <text:p>2.4740612086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.4879390043" calcext:value-type="float">
            <text:p>2.4879390043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2.501854" calcext:value-type="float">
            <text:p>2.501854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.5158036452" calcext:value-type="float">
            <text:p>2.5158036452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2.529785514" calcext:value-type="float">
            <text:p>2.529785514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.5437974301" calcext:value-type="float">
            <text:p>2.5437974301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.5578375806" calcext:value-type="float">
            <text:p>2.557837580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2.5719046065" calcext:value-type="float">
            <text:p>2.571904606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2.585997671" calcext:value-type="float">
            <text:p>2.585997671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.6001165097" calcext:value-type="float">
            <text:p>2.6001165097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2.6142614495" calcext:value-type="float">
            <text:p>2.614261449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.6284334022" calcext:value-type="float">
            <text:p>2.6284334022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.6426338301" calcext:value-type="float">
            <text:p>2.642633830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2.656864686" calcext:value-type="float">
            <text:p>2.65686468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.6711283355" calcext:value-type="float">
            <text:p>2.6711283355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.6854274452" calcext:value-type="float">
            <text:p>2.6854274452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2.6997648645" calcext:value-type="float">
            <text:p>2.699764864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.7141434882" calcext:value-type="float">
            <text:p>2.7141434882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2.7285661161" calcext:value-type="float">
            <text:p>2.7285661161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.7430353054" calcext:value-type="float">
            <text:p>2.7430353054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2.7575532194" calcext:value-type="float">
            <text:p>2.7575532194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2.7721214946" calcext:value-type="float">
            <text:p>2.7721214946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2.7867411075" calcext:value-type="float">
            <text:p>2.786741107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2.8014122559" calcext:value-type="float">
            <text:p>2.8014122559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2.8161342645" calcext:value-type="float">
            <text:p>2.8161342645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2.8309054925" calcext:value-type="float">
            <text:p>2.830905492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2.8457232796" calcext:value-type="float">
            <text:p>2.845723279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.8605838925" calcext:value-type="float">
            <text:p>2.860583892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.8754824989" calcext:value-type="float">
            <text:p>2.8754824989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.8904131591" calcext:value-type="float">
            <text:p>2.8904131591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.9053688194" calcext:value-type="float">
            <text:p>2.9053688194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.9203413312" calcext:value-type="float">
            <text:p>2.9203413312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2.9353214667" calcext:value-type="float">
            <text:p>2.9353214667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2.9502989398" calcext:value-type="float">
            <text:p>2.9502989398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2.965262428" calcext:value-type="float">
            <text:p>2.965262428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2.9801995785" calcext:value-type="float">
            <text:p>2.9801995785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.9950970172" calcext:value-type="float">
            <text:p>2.9950970172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3.0099403161" calcext:value-type="float">
            <text:p>3.0099403161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.0247139441" calcext:value-type="float">
            <text:p>3.0247139441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3.0394011763" calcext:value-type="float">
            <text:p>3.0394011763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.0539839419" calcext:value-type="float">
            <text:p>3.0539839419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3.0684426043" calcext:value-type="float">
            <text:p>3.0684426043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.0827556301" calcext:value-type="float">
            <text:p>3.082755630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3.0968991333" calcext:value-type="float">
            <text:p>3.0968991333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3.1108462108" calcext:value-type="float">
            <text:p>3.1108462108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3.1245660065" calcext:value-type="float">
            <text:p>3.1245660065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3.1380223634" calcext:value-type="float">
            <text:p>3.1380223634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3.1511718323" calcext:value-type="float">
            <text:p>3.1511718323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3.1639606796" calcext:value-type="float">
            <text:p>3.1639606796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3.1763202129" calcext:value-type="float">
            <text:p>3.1763202129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.1881591032" calcext:value-type="float">
            <text:p>3.1881591032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3.1993499806" calcext:value-type="float">
            <text:p>3.1993499806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3.2097038516" calcext:value-type="float">
            <text:p>3.2097038516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.218914286" calcext:value-type="float">
            <text:p>3.218914286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3.2264041548" calcext:value-type="float">
            <text:p>3.2264041548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.2305772602" calcext:value-type="float">
            <text:p>3.2305772602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3.2347503656" calcext:value-type="float">
            <text:p>3.2347503656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3.238923471" calcext:value-type="float">
            <text:p>3.238923471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3.2430965763" calcext:value-type="float">
            <text:p>3.2430965763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3.2472696817" calcext:value-type="float">
            <text:p>3.2472696817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.2514427871" calcext:value-type="float">
            <text:p>3.2514427871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3.2930447957" calcext:value-type="float">
            <text:p>3.2930447957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3.3226071075" calcext:value-type="float">
            <text:p>3.322607107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3.3477737957" calcext:value-type="float">
            <text:p>3.3477737957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3.3705465032" calcext:value-type="float">
            <text:p>3.3705465032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3.391771314" calcext:value-type="float">
            <text:p>3.391771314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3.4118904624" calcext:value-type="float">
            <text:p>3.4118904624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3.4311656086" calcext:value-type="float">
            <text:p>3.4311656086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3.4497648645" calcext:value-type="float">
            <text:p>3.4497648645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3.4678028258" calcext:value-type="float">
            <text:p>3.4678028258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3.4853612215" calcext:value-type="float">
            <text:p>3.4853612215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.5025004903" calcext:value-type="float">
            <text:p>3.5025004903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3.5192667054" calcext:value-type="float">
            <text:p>3.5192667054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3.5356959419" calcext:value-type="float">
            <text:p>3.5356959419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.5518171505" calcext:value-type="float">
            <text:p>3.5518171505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3.5676541204" calcext:value-type="float">
            <text:p>3.5676541204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3.5832268495" calcext:value-type="float">
            <text:p>3.583226849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.5985525484" calcext:value-type="float">
            <text:p>3.5985525484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.6136463699" calcext:value-type="float">
            <text:p>3.6136463699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.6285219591" calcext:value-type="float">
            <text:p>3.6285219591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3.6431918796" calcext:value-type="float">
            <text:p>3.6431918796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.6576679269" calcext:value-type="float">
            <text:p>3.6576679269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.6719613871" calcext:value-type="float">
            <text:p>3.671961387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.6860832258" calcext:value-type="float">
            <text:p>3.6860832258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3.7000442301" calcext:value-type="float">
            <text:p>3.7000442301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3.7138551247" calcext:value-type="float">
            <text:p>3.7138551247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3.7275266495" calcext:value-type="float">
            <text:p>3.727526649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3.7410696108" calcext:value-type="float">
            <text:p>3.7410696108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3.754494914" calcext:value-type="float">
            <text:p>3.754494914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3.767813572" calcext:value-type="float">
            <text:p>3.767813572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3.7810366989" calcext:value-type="float">
            <text:p>3.7810366989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3.7941754903" calcext:value-type="float">
            <text:p>3.7941754903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.8072411871" calcext:value-type="float">
            <text:p>3.8072411871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3.8202450301" calcext:value-type="float">
            <text:p>3.8202450301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.8331982043" calcext:value-type="float">
            <text:p>3.8331982043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3.846111772" calcext:value-type="float">
            <text:p>3.846111772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3.8589966086" calcext:value-type="float">
            <text:p>3.8589966086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3.8718633269" calcext:value-type="float">
            <text:p>3.8718633269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3.8847222" calcext:value-type="float">
            <text:p>3.8847222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3.8975830903" calcext:value-type="float">
            <text:p>3.8975830903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3.9104553785" calcext:value-type="float">
            <text:p>3.910455378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3.9233478925" calcext:value-type="float">
            <text:p>3.923347892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3.9362688495" calcext:value-type="float">
            <text:p>3.9362688495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3.9492258" calcext:value-type="float">
            <text:p>3.9492258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.9622255871" calcext:value-type="float">
            <text:p>3.9622255871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3.9752743075" calcext:value-type="float">
            <text:p>3.9752743075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3.9883772903" calcext:value-type="float">
            <text:p>3.9883772903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4.0015390817" calcext:value-type="float">
            <text:p>4.0015390817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4.014763443" calcext:value-type="float">
            <text:p>4.014763443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4.0280533634" calcext:value-type="float">
            <text:p>4.0280533634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4.0414110731" calcext:value-type="float">
            <text:p>4.0414110731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4.0548380688" calcext:value-type="float">
            <text:p>4.0548380688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4.0683351527" calcext:value-type="float">
            <text:p>4.0683351527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4.0819024731" calcext:value-type="float">
            <text:p>4.0819024731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4.0955395677" calcext:value-type="float">
            <text:p>4.095539567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4.1092454215" calcext:value-type="float">
            <text:p>4.1092454215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4.1230185097" calcext:value-type="float">
            <text:p>4.1230185097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4.1368568645" calcext:value-type="float">
            <text:p>4.136856864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4.1507581204" calcext:value-type="float">
            <text:p>4.1507581204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4.1647195742" calcext:value-type="float">
            <text:p>4.1647195742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4.1787382366" calcext:value-type="float">
            <text:p>4.1787382366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4.1928108796" calcext:value-type="float">
            <text:p>4.1928108796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.2069340839" calcext:value-type="float">
            <text:p>4.2069340839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4.2211042796" calcext:value-type="float">
            <text:p>4.2211042796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4.2353177892" calcext:value-type="float">
            <text:p>4.2353177892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4.2495708581" calcext:value-type="float">
            <text:p>4.2495708581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4.2638596817" calcext:value-type="float">
            <text:p>4.2638596817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4.2781804387" calcext:value-type="float">
            <text:p>4.2781804387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4.2925293054" calcext:value-type="float">
            <text:p>4.2925293054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4.3069024774" calcext:value-type="float">
            <text:p>4.3069024774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4.3212961871" calcext:value-type="float">
            <text:p>4.3212961871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4.3357067118" calcext:value-type="float">
            <text:p>4.3357067118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4.3501303849" calcext:value-type="float">
            <text:p>4.3501303849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4.3645636108" calcext:value-type="float">
            <text:p>4.3645636108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4.3790028645" calcext:value-type="float">
            <text:p>4.379002864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4.3934447054" calcext:value-type="float">
            <text:p>4.3934447054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4.4078857828" calcext:value-type="float">
            <text:p>4.4078857828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4.4223228473" calcext:value-type="float">
            <text:p>4.4223228473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4.4367527548" calcext:value-type="float">
            <text:p>4.4367527548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4.4511724839" calcext:value-type="float">
            <text:p>4.4511724839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4.4655791419" calcext:value-type="float">
            <text:p>4.4655791419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4.4799699806" calcext:value-type="float">
            <text:p>4.4799699806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4.4943424172" calcext:value-type="float">
            <text:p>4.4943424172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4.5086940473" calcext:value-type="float">
            <text:p>4.5086940473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4.5230226645" calcext:value-type="float">
            <text:p>4.523022664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4.537326286" calcext:value-type="float">
            <text:p>4.537326286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4.5516031699" calcext:value-type="float">
            <text:p>4.5516031699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.5658518473" calcext:value-type="float">
            <text:p>4.5658518473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4.5800711419" calcext:value-type="float">
            <text:p>4.5800711419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4.5942601935" calcext:value-type="float">
            <text:p>4.594260193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4.6084184882" calcext:value-type="float">
            <text:p>4.6084184882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4.6225458774" calcext:value-type="float">
            <text:p>4.6225458774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4.6366425978" calcext:value-type="float">
            <text:p>4.6366425978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4.6507092882" calcext:value-type="float">
            <text:p>4.6507092882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4.6647470043" calcext:value-type="float">
            <text:p>4.6647470043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4.6787572215" calcext:value-type="float">
            <text:p>4.6787572215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4.6927418387" calcext:value-type="float">
            <text:p>4.6927418387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4.706703172" calcext:value-type="float">
            <text:p>4.706703172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4.7206439376" calcext:value-type="float">
            <text:p>4.7206439376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4.7345672323" calcext:value-type="float">
            <text:p>4.7345672323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4.7484764989" calcext:value-type="float">
            <text:p>4.7484764989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4.7623754882" calcext:value-type="float">
            <text:p>4.7623754882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4.7762682129" calcext:value-type="float">
            <text:p>4.7762682129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4.790158886" calcext:value-type="float">
            <text:p>4.790158886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4.8040518645" calcext:value-type="float">
            <text:p>4.8040518645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4.8179515785" calcext:value-type="float">
            <text:p>4.817951578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4.8318624624" calcext:value-type="float">
            <text:p>4.8318624624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4.8457888817" calcext:value-type="float">
            <text:p>4.8457888817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4.8597350602" calcext:value-type="float">
            <text:p>4.8597350602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4.8737050043" calcext:value-type="float">
            <text:p>4.8737050043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4.8877024452" calcext:value-type="float">
            <text:p>4.8877024452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4.9017307677" calcext:value-type="float">
            <text:p>4.9017307677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4.9157929634" calcext:value-type="float">
            <text:p>4.9157929634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4.9298915828" calcext:value-type="float">
            <text:p>4.9298915828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4.9440286968" calcext:value-type="float">
            <text:p>4.9440286968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4.9582058753" calcext:value-type="float">
            <text:p>4.9582058753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4.972424172" calcext:value-type="float">
            <text:p>4.972424172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4.9866841161" calcext:value-type="float">
            <text:p>4.9866841161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5.0009857247" calcext:value-type="float">
            <text:p>5.0009857247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5.015328514" calcext:value-type="float">
            <text:p>5.015328514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5.0297115333" calcext:value-type="float">
            <text:p>5.0297115333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5.0441333871" calcext:value-type="float">
            <text:p>5.0441333871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5.0585922839" calcext:value-type="float">
            <text:p>5.0585922839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5.0730860774" calcext:value-type="float">
            <text:p>5.0730860774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5.0876123183" calcext:value-type="float">
            <text:p>5.0876123183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5.1021683054" calcext:value-type="float">
            <text:p>5.1021683054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5.1167511355" calcext:value-type="float">
            <text:p>5.116751135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5.1313577591" calcext:value-type="float">
            <text:p>5.1313577591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5.1459850323" calcext:value-type="float">
            <text:p>5.1459850323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5.1606297656" calcext:value-type="float">
            <text:p>5.1606297656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5.1752887677" calcext:value-type="float">
            <text:p>5.1752887677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5.189958886" calcext:value-type="float">
            <text:p>5.189958886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5.2046370473" calcext:value-type="float">
            <text:p>5.2046370473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5.2193202882" calcext:value-type="float">
            <text:p>5.2193202882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5.2340057806" calcext:value-type="float">
            <text:p>5.2340057806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5.2486908559" calcext:value-type="float">
            <text:p>5.2486908559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5.2633730237" calcext:value-type="float">
            <text:p>5.2633730237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5.2780499763" calcext:value-type="float">
            <text:p>5.2780499763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5.2927196108" calcext:value-type="float">
            <text:p>5.2927196108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.3073800194" calcext:value-type="float">
            <text:p>5.3073800194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5.3220295011" calcext:value-type="float">
            <text:p>5.3220295011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5.336666557" calcext:value-type="float">
            <text:p>5.336666557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5.3512898882" calcext:value-type="float">
            <text:p>5.3512898882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5.3658983914" calcext:value-type="float">
            <text:p>5.3658983914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5.3804911548" calcext:value-type="float">
            <text:p>5.3804911548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5.3950674516" calcext:value-type="float">
            <text:p>5.3950674516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5.409626729" calcext:value-type="float">
            <text:p>5.409626729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5.4241686129" calcext:value-type="float">
            <text:p>5.4241686129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5.4386928903" calcext:value-type="float">
            <text:p>5.4386928903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5.4531995097" calcext:value-type="float">
            <text:p>5.4531995097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5.467688572" calcext:value-type="float">
            <text:p>5.467688572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5.4821603312" calcext:value-type="float">
            <text:p>5.4821603312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5.4966151785" calcext:value-type="float">
            <text:p>5.496615178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5.5110536452" calcext:value-type="float">
            <text:p>5.5110536452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5.5254763914" calcext:value-type="float">
            <text:p>5.5254763914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5.5398841978" calcext:value-type="float">
            <text:p>5.5398841978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5.5542779634" calcext:value-type="float">
            <text:p>5.5542779634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5.5686586925" calcext:value-type="float">
            <text:p>5.568658692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5.5830274882" calcext:value-type="float">
            <text:p>5.5830274882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5.5973855398" calcext:value-type="float">
            <text:p>5.5973855398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5.6117341161" calcext:value-type="float">
            <text:p>5.6117341161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5.6260745505" calcext:value-type="float">
            <text:p>5.626074550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5.6404082366" calcext:value-type="float">
            <text:p>5.6404082366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5.6547366086" calcext:value-type="float">
            <text:p>5.6547366086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5.6690611355" calcext:value-type="float">
            <text:p>5.669061135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5.6833833097" calcext:value-type="float">
            <text:p>5.6833833097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5.6977046366" calcext:value-type="float">
            <text:p>5.697704636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.7120266237" calcext:value-type="float">
            <text:p>5.7120266237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5.7263507742" calcext:value-type="float">
            <text:p>5.7263507742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5.7406785785" calcext:value-type="float">
            <text:p>5.740678578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5.7550115118" calcext:value-type="float">
            <text:p>5.7550115118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5.7693510215" calcext:value-type="float">
            <text:p>5.769351021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5.7836985312" calcext:value-type="float">
            <text:p>5.7836985312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5.7980554323" calcext:value-type="float">
            <text:p>5.7980554323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5.812423086" calcext:value-type="float">
            <text:p>5.812423086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5.8268028172" calcext:value-type="float">
            <text:p>5.8268028172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5.8411959183" calcext:value-type="float">
            <text:p>5.8411959183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5.8556036409" calcext:value-type="float">
            <text:p>5.8556036409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5.8700272043" calcext:value-type="float">
            <text:p>5.8700272043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5.8844677849" calcext:value-type="float">
            <text:p>5.8844677849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5.8989265183" calcext:value-type="float">
            <text:p>5.8989265183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5.9134044925" calcext:value-type="float">
            <text:p>5.913404492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5.9279027484" calcext:value-type="float">
            <text:p>5.9279027484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5.9424222667" calcext:value-type="float">
            <text:p>5.9424222667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5.9569639656" calcext:value-type="float">
            <text:p>5.9569639656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5.9715286925" calcext:value-type="float">
            <text:p>5.971528692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5.9861172108" calcext:value-type="float">
            <text:p>5.9861172108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6.0007301892" calcext:value-type="float">
            <text:p>6.0007301892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6.0153681935" calcext:value-type="float">
            <text:p>6.0153681935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6.030031671" calcext:value-type="float">
            <text:p>6.030031671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6.0447209355" calcext:value-type="float">
            <text:p>6.044720935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6.0594361548" calcext:value-type="float">
            <text:p>6.0594361548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6.0741773419" calcext:value-type="float">
            <text:p>6.0741773419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6.0889443376" calcext:value-type="float">
            <text:p>6.0889443376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6.1037368" calcext:value-type="float">
            <text:p>6.1037368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6.1185541957" calcext:value-type="float">
            <text:p>6.1185541957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6.1333957935" calcext:value-type="float">
            <text:p>6.133395793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6.1482606559" calcext:value-type="float">
            <text:p>6.1482606559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6.1631476387" calcext:value-type="float">
            <text:p>6.1631476387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6.1780553892" calcext:value-type="float">
            <text:p>6.1780553892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6.1929823527" calcext:value-type="float">
            <text:p>6.1929823527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6.2079267763" calcext:value-type="float">
            <text:p>6.2079267763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6.2228867204" calcext:value-type="float">
            <text:p>6.2228867204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6.2378600753" calcext:value-type="float">
            <text:p>6.2378600753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6.2528445742" calcext:value-type="float">
            <text:p>6.2528445742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6.2678378194" calcext:value-type="float">
            <text:p>6.2678378194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6.2828372989" calcext:value-type="float">
            <text:p>6.2828372989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6.2978404194" calcext:value-type="float">
            <text:p>6.2978404194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6.3128445355" calcext:value-type="float">
            <text:p>6.312844535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6.3278469785" calcext:value-type="float">
            <text:p>6.3278469785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6.3428450903" calcext:value-type="float">
            <text:p>6.3428450903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6.3578362581" calcext:value-type="float">
            <text:p>6.3578362581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6.3728179462" calcext:value-type="float">
            <text:p>6.3728179462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6.3877877333" calcext:value-type="float">
            <text:p>6.3877877333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6.4027433419" calcext:value-type="float">
            <text:p>6.4027433419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6.417682671" calcext:value-type="float">
            <text:p>6.417682671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6.4326038215" calcext:value-type="float">
            <text:p>6.432603821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6.4475051247" calcext:value-type="float">
            <text:p>6.4475051247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6.4623851634" calcext:value-type="float">
            <text:p>6.4623851634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6.4772427892" calcext:value-type="float">
            <text:p>6.4772427892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6.4920771376" calcext:value-type="float">
            <text:p>6.4920771376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6.5068876323" calcext:value-type="float">
            <text:p>6.5068876323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6.5216739914" calcext:value-type="float">
            <text:p>6.5216739914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6.5364362237" calcext:value-type="float">
            <text:p>6.5364362237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6.5511746237" calcext:value-type="float">
            <text:p>6.5511746237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6.565889757" calcext:value-type="float">
            <text:p>6.565889757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6.5805824473" calcext:value-type="float">
            <text:p>6.5805824473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6.5952537527" calcext:value-type="float">
            <text:p>6.5952537527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6.6099049462" calcext:value-type="float">
            <text:p>6.6099049462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6.6245374817" calcext:value-type="float">
            <text:p>6.6245374817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6.6391529677" calcext:value-type="float">
            <text:p>6.6391529677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6.6537531419" calcext:value-type="float">
            <text:p>6.6537531419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922962" calcext:value-type="float">
            <text:p>6.922962</text:p>
          </table:table-cell>
          <table:table-cell office:value-type="float" office:value="6.6683398323" calcext:value-type="float">
            <text:p>6.6683398323</text:p>
          </table:table-cell>
          <table:table-cell table:formula="of:=POWER([.C466]-6.75;2)" office:value-type="float" office:value="0.00666838298879212" calcext:value-type="float">
            <text:p>0.006668383</text:p>
          </table:table-cell>
          <table:table-cell table:formula="of:=SQRT(SUM([.D466:.D565])/100)" office:value-type="float" office:value="0.0803244657145256" calcext:value-type="float">
            <text:p>0.080324465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914308" calcext:value-type="float">
            <text:p>6.914308</text:p>
          </table:table-cell>
          <table:table-cell office:value-type="float" office:value="6.6680268387" calcext:value-type="float">
            <text:p>6.6680268387</text:p>
          </table:table-cell>
          <table:table-cell table:formula="of:=POWER([.C467]-6.75;2)" office:value-type="float" office:value="0.00671959917351576" calcext:value-type="float">
            <text:p>0.0067195992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905271" calcext:value-type="float">
            <text:p>6.905271</text:p>
          </table:table-cell>
          <table:table-cell office:value-type="float" office:value="6.6677227849" calcext:value-type="float">
            <text:p>6.6677227849</text:p>
          </table:table-cell>
          <table:table-cell table:formula="of:=POWER([.C468]-6.75;2)" office:value-type="float" office:value="0.00676954012461159" calcext:value-type="float">
            <text:p>0.0067695401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895904" calcext:value-type="float">
            <text:p>6.895904</text:p>
          </table:table-cell>
          <table:table-cell office:value-type="float" office:value="6.6674304172" calcext:value-type="float">
            <text:p>6.6674304172</text:p>
          </table:table-cell>
          <table:table-cell table:formula="of:=POWER([.C469]-6.75;2)" office:value-type="float" office:value="0.00681773600376601" calcext:value-type="float">
            <text:p>0.006817736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886253" calcext:value-type="float">
            <text:p>6.886253</text:p>
          </table:table-cell>
          <table:table-cell office:value-type="float" office:value="6.6671523441" calcext:value-type="float">
            <text:p>6.6671523441</text:p>
          </table:table-cell>
          <table:table-cell table:formula="of:=POWER([.C470]-6.75;2)" office:value-type="float" office:value="0.00686373408812484" calcext:value-type="float">
            <text:p>0.0068637341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876363" calcext:value-type="float">
            <text:p>6.876363</text:p>
          </table:table-cell>
          <table:table-cell office:value-type="float" office:value="6.6668910258" calcext:value-type="float">
            <text:p>6.6668910258</text:p>
          </table:table-cell>
          <table:table-cell table:formula="of:=POWER([.C471]-6.75;2)" office:value-type="float" office:value="0.00690710159257626" calcext:value-type="float">
            <text:p>0.0069071016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866274" calcext:value-type="float">
            <text:p>6.866274</text:p>
          </table:table-cell>
          <table:table-cell office:value-type="float" office:value="6.666648757" calcext:value-type="float">
            <text:p>6.666648757</text:p>
          </table:table-cell>
          <table:table-cell table:formula="of:=POWER([.C472]-6.75;2)" office:value-type="float" office:value="0.00694742970964506" calcext:value-type="float">
            <text:p>0.0069474297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856022" calcext:value-type="float">
            <text:p>6.856022</text:p>
          </table:table-cell>
          <table:table-cell office:value-type="float" office:value="6.6664276559" calcext:value-type="float">
            <text:p>6.6664276559</text:p>
          </table:table-cell>
          <table:table-cell table:formula="of:=POWER([.C473]-6.75;2)" office:value-type="float" office:value="0.00698433669836885" calcext:value-type="float">
            <text:p>0.0069843367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845639" calcext:value-type="float">
            <text:p>6.845639</text:p>
          </table:table-cell>
          <table:table-cell office:value-type="float" office:value="6.6662296645" calcext:value-type="float">
            <text:p>6.6662296645</text:p>
          </table:table-cell>
          <table:table-cell table:formula="of:=POWER([.C474]-6.75;2)" office:value-type="float" office:value="0.00701746910978251" calcext:value-type="float">
            <text:p>0.0070174691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835159" calcext:value-type="float">
            <text:p>6.835159</text:p>
          </table:table-cell>
          <table:table-cell office:value-type="float" office:value="6.6660565398" calcext:value-type="float">
            <text:p>6.6660565398</text:p>
          </table:table-cell>
          <table:table-cell table:formula="of:=POWER([.C475]-6.75;2)" office:value-type="float" office:value="0.00704650451034906" calcext:value-type="float">
            <text:p>0.0070465045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824612" calcext:value-type="float">
            <text:p>6.824612</text:p>
          </table:table-cell>
          <table:table-cell office:value-type="float" office:value="6.6659098452" calcext:value-type="float">
            <text:p>6.6659098452</text:p>
          </table:table-cell>
          <table:table-cell table:formula="of:=POWER([.C476]-6.75;2)" office:value-type="float" office:value="0.00707115413428799" calcext:value-type="float">
            <text:p>0.0070711541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814029" calcext:value-type="float">
            <text:p>6.814029</text:p>
          </table:table-cell>
          <table:table-cell office:value-type="float" office:value="6.6657909591" calcext:value-type="float">
            <text:p>6.6657909591</text:p>
          </table:table-cell>
          <table:table-cell table:formula="of:=POWER([.C477]-6.75;2)" office:value-type="float" office:value="0.00709116256929792" calcext:value-type="float">
            <text:p>0.0070911626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803442" calcext:value-type="float">
            <text:p>6.803442</text:p>
          </table:table-cell>
          <table:table-cell office:value-type="float" office:value="6.6657010667" calcext:value-type="float">
            <text:p>6.6657010667</text:p>
          </table:table-cell>
          <table:table-cell table:formula="of:=POWER([.C478]-6.75;2)" office:value-type="float" office:value="0.00710631015551776" calcext:value-type="float">
            <text:p>0.0071063102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792888" calcext:value-type="float">
            <text:p>6.792888</text:p>
          </table:table-cell>
          <table:table-cell office:value-type="float" office:value="6.6656411634" calcext:value-type="float">
            <text:p>6.6656411634</text:p>
          </table:table-cell>
          <table:table-cell table:formula="of:=POWER([.C479]-6.75;2)" office:value-type="float" office:value="0.00711641331250548" calcext:value-type="float">
            <text:p>0.0071164133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782404" calcext:value-type="float">
            <text:p>6.782404</text:p>
          </table:table-cell>
          <table:table-cell office:value-type="float" office:value="6.6656120495" calcext:value-type="float">
            <text:p>6.6656120495</text:p>
          </table:table-cell>
          <table:table-cell table:formula="of:=POWER([.C480]-6.75;2)" office:value-type="float" office:value="0.00712132618959046" calcext:value-type="float">
            <text:p>0.0071213262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772034" calcext:value-type="float">
            <text:p>6.772034</text:p>
          </table:table-cell>
          <table:table-cell office:value-type="float" office:value="6.6656143333" calcext:value-type="float">
            <text:p>6.6656143333</text:p>
          </table:table-cell>
          <table:table-cell table:formula="of:=POWER([.C481]-6.75;2)" office:value-type="float" office:value="0.00712094074440353" calcext:value-type="float">
            <text:p>0.0071209407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761825" calcext:value-type="float">
            <text:p>6.761825</text:p>
          </table:table-cell>
          <table:table-cell office:value-type="float" office:value="6.6656484301" calcext:value-type="float">
            <text:p>6.6656484301</text:p>
          </table:table-cell>
          <table:table-cell table:formula="of:=POWER([.C482]-6.75;2)" office:value-type="float" office:value="0.00711518734459457" calcext:value-type="float">
            <text:p>0.0071151873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751831" calcext:value-type="float">
            <text:p>6.751831</text:p>
          </table:table-cell>
          <table:table-cell office:value-type="float" office:value="6.6657145634" calcext:value-type="float">
            <text:p>6.6657145634</text:p>
          </table:table-cell>
          <table:table-cell table:formula="of:=POWER([.C483]-6.75;2)" office:value-type="float" office:value="0.00710403482285264" calcext:value-type="float">
            <text:p>0.0071040348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742112" calcext:value-type="float">
            <text:p>6.742112</text:p>
          </table:table-cell>
          <table:table-cell office:value-type="float" office:value="6.6658127613" calcext:value-type="float">
            <text:p>6.6658127613</text:p>
          </table:table-cell>
          <table:table-cell table:formula="of:=POWER([.C484]-6.75;2)" office:value-type="float" office:value="0.00708749115993081" calcext:value-type="float">
            <text:p>0.0070874912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732734" calcext:value-type="float">
            <text:p>6.732734</text:p>
          </table:table-cell>
          <table:table-cell office:value-type="float" office:value="6.6659428495" calcext:value-type="float">
            <text:p>6.6659428495</text:p>
          </table:table-cell>
          <table:table-cell table:formula="of:=POWER([.C485]-6.75;2)" office:value-type="float" office:value="0.00706560455017959" calcext:value-type="float">
            <text:p>0.0070656046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723768" calcext:value-type="float">
            <text:p>6.723768</text:p>
          </table:table-cell>
          <table:table-cell office:value-type="float" office:value="6.6661044581" calcext:value-type="float">
            <text:p>6.6661044581</text:p>
          </table:table-cell>
          <table:table-cell table:formula="of:=POWER([.C486]-6.75;2)" office:value-type="float" office:value="0.00703846195069459" calcext:value-type="float">
            <text:p>0.007038462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715289" calcext:value-type="float">
            <text:p>6.715289</text:p>
          </table:table-cell>
          <table:table-cell office:value-type="float" office:value="6.6662970129" calcext:value-type="float">
            <text:p>6.6662970129</text:p>
          </table:table-cell>
          <table:table-cell table:formula="of:=POWER([.C487]-6.75;2)" office:value-type="float" office:value="0.00700619004946271" calcext:value-type="float">
            <text:p>0.00700619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707378" calcext:value-type="float">
            <text:p>6.707378</text:p>
          </table:table-cell>
          <table:table-cell office:value-type="float" office:value="6.6665197376" calcext:value-type="float">
            <text:p>6.6665197376</text:p>
          </table:table-cell>
          <table:table-cell table:formula="of:=POWER([.C488]-6.75;2)" office:value-type="float" office:value="0.00696895421037288" calcext:value-type="float">
            <text:p>0.0069689542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700119" calcext:value-type="float">
            <text:p>6.700119</text:p>
          </table:table-cell>
          <table:table-cell office:value-type="float" office:value="6.6667716516" calcext:value-type="float">
            <text:p>6.6667716516</text:p>
          </table:table-cell>
          <table:table-cell table:formula="of:=POWER([.C489]-6.75;2)" office:value-type="float" office:value="0.00692695797739172" calcext:value-type="float">
            <text:p>0.006926958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693596" calcext:value-type="float">
            <text:p>6.693596</text:p>
          </table:table-cell>
          <table:table-cell office:value-type="float" office:value="6.6670515613" calcext:value-type="float">
            <text:p>6.6670515613</text:p>
          </table:table-cell>
          <table:table-cell table:formula="of:=POWER([.C490]-6.75;2)" office:value-type="float" office:value="0.00688044348276764" calcext:value-type="float">
            <text:p>0.0068804435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687892" calcext:value-type="float">
            <text:p>6.687892</text:p>
          </table:table-cell>
          <table:table-cell office:value-type="float" office:value="6.6673580731" calcext:value-type="float">
            <text:p>6.6673580731</text:p>
          </table:table-cell>
          <table:table-cell table:formula="of:=POWER([.C491]-6.75;2)" office:value-type="float" office:value="0.00682968808174495" calcext:value-type="float">
            <text:p>0.0068296881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683091" calcext:value-type="float">
            <text:p>6.683091</text:p>
          </table:table-cell>
          <table:table-cell office:value-type="float" office:value="6.6676895871" calcext:value-type="float">
            <text:p>6.6676895871</text:p>
          </table:table-cell>
          <table:table-cell table:formula="of:=POWER([.C492]-6.75;2)" office:value-type="float" office:value="0.0067750040717685" calcext:value-type="float">
            <text:p>0.0067750041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679271" calcext:value-type="float">
            <text:p>6.679271</text:p>
          </table:table-cell>
          <table:table-cell office:value-type="float" office:value="6.6680442989" calcext:value-type="float">
            <text:p>6.6680442989</text:p>
          </table:table-cell>
          <table:table-cell table:formula="of:=POWER([.C493]-6.75;2)" office:value-type="float" office:value="0.00671673694279255" calcext:value-type="float">
            <text:p>0.0067167369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676502" calcext:value-type="float">
            <text:p>6.676502</text:p>
          </table:table-cell>
          <table:table-cell office:value-type="float" office:value="6.6684202065" calcext:value-type="float">
            <text:p>6.6684202065</text:p>
          </table:table-cell>
          <table:table-cell table:formula="of:=POWER([.C494]-6.75;2)" office:value-type="float" office:value="0.00665526270750257" calcext:value-type="float">
            <text:p>0.0066552627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674849" calcext:value-type="float">
            <text:p>6.674849</text:p>
          </table:table-cell>
          <table:table-cell office:value-type="float" office:value="6.6688151226" calcext:value-type="float">
            <text:p>6.6688151226</text:p>
          </table:table-cell>
          <table:table-cell table:formula="of:=POWER([.C495]-6.75;2)" office:value-type="float" office:value="0.00659098431845305" calcext:value-type="float">
            <text:p>0.0065909843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674365" calcext:value-type="float">
            <text:p>6.674365</text:p>
          </table:table-cell>
          <table:table-cell office:value-type="float" office:value="6.6692266774" calcext:value-type="float">
            <text:p>6.6692266774</text:p>
          </table:table-cell>
          <table:table-cell table:formula="of:=POWER([.C496]-6.75;2)" office:value-type="float" office:value="0.00652432964384364" calcext:value-type="float">
            <text:p>0.0065243296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675092" calcext:value-type="float">
            <text:p>6.675092</text:p>
          </table:table-cell>
          <table:table-cell office:value-type="float" office:value="6.6696523312" calcext:value-type="float">
            <text:p>6.6696523312</text:p>
          </table:table-cell>
          <table:table-cell table:formula="of:=POWER([.C497]-6.75;2)" office:value-type="float" office:value="0.00645574788159449" calcext:value-type="float">
            <text:p>0.0064557479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677059" calcext:value-type="float">
            <text:p>6.677059</text:p>
          </table:table-cell>
          <table:table-cell office:value-type="float" office:value="6.6700893871" calcext:value-type="float">
            <text:p>6.6700893871</text:p>
          </table:table-cell>
          <table:table-cell table:formula="of:=POWER([.C498]-6.75;2)" office:value-type="float" office:value="0.00638570605405365" calcext:value-type="float">
            <text:p>0.006385706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680279" calcext:value-type="float">
            <text:p>6.680279</text:p>
          </table:table-cell>
          <table:table-cell office:value-type="float" office:value="6.6705350065" calcext:value-type="float">
            <text:p>6.6705350065</text:p>
          </table:table-cell>
          <table:table-cell table:formula="of:=POWER([.C499]-6.75;2)" office:value-type="float" office:value="0.00631468519195508" calcext:value-type="float">
            <text:p>0.0063146852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684753" calcext:value-type="float">
            <text:p>6.684753</text:p>
          </table:table-cell>
          <table:table-cell office:value-type="float" office:value="6.670986228" calcext:value-type="float">
            <text:p>6.670986228</text:p>
          </table:table-cell>
          <table:table-cell table:formula="of:=POWER([.C500]-6.75;2)" office:value-type="float" office:value="0.00624317616566794" calcext:value-type="float">
            <text:p>0.0062431762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690462" calcext:value-type="float">
            <text:p>6.690462</text:p>
          </table:table-cell>
          <table:table-cell office:value-type="float" office:value="6.6714399806" calcext:value-type="float">
            <text:p>6.6714399806</text:p>
          </table:table-cell>
          <table:table-cell table:formula="of:=POWER([.C501]-6.75;2)" office:value-type="float" office:value="0.00617167664812841" calcext:value-type="float">
            <text:p>0.0061716766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697374" calcext:value-type="float">
            <text:p>6.697374</text:p>
          </table:table-cell>
          <table:table-cell office:value-type="float" office:value="6.6718931097" calcext:value-type="float">
            <text:p>6.6718931097</text:p>
          </table:table-cell>
          <table:table-cell table:formula="of:=POWER([.C502]-6.75;2)" office:value-type="float" office:value="0.00610068631233623" calcext:value-type="float">
            <text:p>0.0061006863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705441" calcext:value-type="float">
            <text:p>6.705441</text:p>
          </table:table-cell>
          <table:table-cell office:value-type="float" office:value="6.6723423935" calcext:value-type="float">
            <text:p>6.6723423935</text:p>
          </table:table-cell>
          <table:table-cell table:formula="of:=POWER([.C503]-6.75;2)" office:value-type="float" office:value="0.00603070384730882" calcext:value-type="float">
            <text:p>0.0060307038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714599" calcext:value-type="float">
            <text:p>6.714599</text:p>
          </table:table-cell>
          <table:table-cell office:value-type="float" office:value="6.6727845677" calcext:value-type="float">
            <text:p>6.6727845677</text:p>
          </table:table-cell>
          <table:table-cell table:formula="of:=POWER([.C504]-6.75;2)" office:value-type="float" office:value="0.00596222298527589" calcext:value-type="float">
            <text:p>0.005962223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724771" calcext:value-type="float">
            <text:p>6.724771</text:p>
          </table:table-cell>
          <table:table-cell office:value-type="float" office:value="6.6732163462" calcext:value-type="float">
            <text:p>6.6732163462</text:p>
          </table:table-cell>
          <table:table-cell table:formula="of:=POWER([.C505]-6.75;2)" office:value-type="float" office:value="0.00589572949087822" calcext:value-type="float">
            <text:p>0.0058957295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735866" calcext:value-type="float">
            <text:p>6.735866</text:p>
          </table:table-cell>
          <table:table-cell office:value-type="float" office:value="6.6736344452" calcext:value-type="float">
            <text:p>6.6736344452</text:p>
          </table:table-cell>
          <table:table-cell table:formula="of:=POWER([.C506]-6.75;2)" office:value-type="float" office:value="0.00583169795991176" calcext:value-type="float">
            <text:p>0.005831698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747781" calcext:value-type="float">
            <text:p>6.747781</text:p>
          </table:table-cell>
          <table:table-cell office:value-type="float" office:value="6.6740356043" calcext:value-type="float">
            <text:p>6.6740356043</text:p>
          </table:table-cell>
          <table:table-cell table:formula="of:=POWER([.C507]-6.75;2)" office:value-type="float" office:value="0.00577058941406615" calcext:value-type="float">
            <text:p>0.0057705894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760405" calcext:value-type="float">
            <text:p>6.760405</text:p>
          </table:table-cell>
          <table:table-cell office:value-type="float" office:value="6.6744166194" calcext:value-type="float">
            <text:p>6.6744166194</text:p>
          </table:table-cell>
          <table:table-cell table:formula="of:=POWER([.C508]-6.75;2)" office:value-type="float" office:value="0.00571284742292451" calcext:value-type="float">
            <text:p>0.0057128474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773616" calcext:value-type="float">
            <text:p>6.773616</text:p>
          </table:table-cell>
          <table:table-cell office:value-type="float" office:value="6.6747743591" calcext:value-type="float">
            <text:p>6.6747743591</text:p>
          </table:table-cell>
          <table:table-cell table:formula="of:=POWER([.C509]-6.75;2)" office:value-type="float" office:value="0.00565889704881579" calcext:value-type="float">
            <text:p>0.005658897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787287" calcext:value-type="float">
            <text:p>6.787287</text:p>
          </table:table-cell>
          <table:table-cell office:value-type="float" office:value="6.6751057978" calcext:value-type="float">
            <text:p>6.6751057978</text:p>
          </table:table-cell>
          <table:table-cell table:formula="of:=POWER([.C510]-6.75;2)" office:value-type="float" office:value="0.00560914152317453" calcext:value-type="float">
            <text:p>0.0056091415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801284" calcext:value-type="float">
            <text:p>6.801284</text:p>
          </table:table-cell>
          <table:table-cell office:value-type="float" office:value="6.6754080344" calcext:value-type="float">
            <text:p>6.6754080344</text:p>
          </table:table-cell>
          <table:table-cell table:formula="of:=POWER([.C511]-6.75;2)" office:value-type="float" office:value="0.00556396133207156" calcext:value-type="float">
            <text:p>0.0055639613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815472" calcext:value-type="float">
            <text:p>6.815472</text:p>
          </table:table-cell>
          <table:table-cell office:value-type="float" office:value="6.6756783269" calcext:value-type="float">
            <text:p>6.6756783269</text:p>
          </table:table-cell>
          <table:table-cell table:formula="of:=POWER([.C512]-6.75;2)" office:value-type="float" office:value="0.00552371109238327" calcext:value-type="float">
            <text:p>0.005523711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829711" calcext:value-type="float">
            <text:p>6.829711</text:p>
          </table:table-cell>
          <table:table-cell office:value-type="float" office:value="6.6759141161" calcext:value-type="float">
            <text:p>6.6759141161</text:p>
          </table:table-cell>
          <table:table-cell table:formula="of:=POWER([.C513]-6.75;2)" office:value-type="float" office:value="0.00548871819324422" calcext:value-type="float">
            <text:p>0.0054887182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843863" calcext:value-type="float">
            <text:p>6.843863</text:p>
          </table:table-cell>
          <table:table-cell office:value-type="float" office:value="6.6761130559" calcext:value-type="float">
            <text:p>6.6761130559</text:p>
          </table:table-cell>
          <table:table-cell table:formula="of:=POWER([.C514]-6.75;2)" office:value-type="float" office:value="0.0054592805084365" calcext:value-type="float">
            <text:p>0.0054592805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857787" calcext:value-type="float">
            <text:p>6.857787</text:p>
          </table:table-cell>
          <table:table-cell office:value-type="float" office:value="6.6762730366" calcext:value-type="float">
            <text:p>6.6762730366</text:p>
          </table:table-cell>
          <table:table-cell table:formula="of:=POWER([.C515]-6.75;2)" office:value-type="float" office:value="0.005435665132185" calcext:value-type="float">
            <text:p>0.005435665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871347" calcext:value-type="float">
            <text:p>6.871347</text:p>
          </table:table-cell>
          <table:table-cell office:value-type="float" office:value="6.6763922237" calcext:value-type="float">
            <text:p>6.6763922237</text:p>
          </table:table-cell>
          <table:table-cell table:formula="of:=POWER([.C516]-6.75;2)" office:value-type="float" office:value="0.00541810473183088" calcext:value-type="float">
            <text:p>0.0054181047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884408" calcext:value-type="float">
            <text:p>6.884408</text:p>
          </table:table-cell>
          <table:table-cell office:value-type="float" office:value="6.6764690753" calcext:value-type="float">
            <text:p>6.6764690753</text:p>
          </table:table-cell>
          <table:table-cell table:formula="of:=POWER([.C517]-6.75;2)" office:value-type="float" office:value="0.00540679688723707" calcext:value-type="float">
            <text:p>0.0054067969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896837" calcext:value-type="float">
            <text:p>6.896837</text:p>
          </table:table-cell>
          <table:table-cell office:value-type="float" office:value="6.6765023763" calcext:value-type="float">
            <text:p>6.6765023763</text:p>
          </table:table-cell>
          <table:table-cell table:formula="of:=POWER([.C518]-6.75;2)" office:value-type="float" office:value="0.00540190068954677" calcext:value-type="float">
            <text:p>0.0054019007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908507" calcext:value-type="float">
            <text:p>6.908507</text:p>
          </table:table-cell>
          <table:table-cell office:value-type="float" office:value="6.6764912645" calcext:value-type="float">
            <text:p>6.6764912645</text:p>
          </table:table-cell>
          <table:table-cell table:formula="of:=POWER([.C519]-6.75;2)" office:value-type="float" office:value="0.00540353419480895" calcext:value-type="float">
            <text:p>0.0054035342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919293" calcext:value-type="float">
            <text:p>6.919293</text:p>
          </table:table-cell>
          <table:table-cell office:value-type="float" office:value="6.6764352516" calcext:value-type="float">
            <text:p>6.6764352516</text:p>
          </table:table-cell>
          <table:table-cell table:formula="of:=POWER([.C520]-6.75;2)" office:value-type="float" office:value="0.00541177220715529" calcext:value-type="float">
            <text:p>0.0054117722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929078" calcext:value-type="float">
            <text:p>6.929078</text:p>
          </table:table-cell>
          <table:table-cell office:value-type="float" office:value="6.6763342516" calcext:value-type="float">
            <text:p>6.6763342516</text:p>
          </table:table-cell>
          <table:table-cell table:formula="of:=POWER([.C521]-6.75;2)" office:value-type="float" office:value="0.00542664248733208" calcext:value-type="float">
            <text:p>0.0054266425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937749" calcext:value-type="float">
            <text:p>6.937749</text:p>
          </table:table-cell>
          <table:table-cell office:value-type="float" office:value="6.6761885935" calcext:value-type="float">
            <text:p>6.6761885935</text:p>
          </table:table-cell>
          <table:table-cell table:formula="of:=POWER([.C522]-6.75;2)" office:value-type="float" office:value="0.00544812372950824" calcext:value-type="float">
            <text:p>0.0054481237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945201" calcext:value-type="float">
            <text:p>6.945201</text:p>
          </table:table-cell>
          <table:table-cell office:value-type="float" office:value="6.6759990387" calcext:value-type="float">
            <text:p>6.6759990387</text:p>
          </table:table-cell>
          <table:table-cell table:formula="of:=POWER([.C523]-6.75;2)" office:value-type="float" office:value="0.00547614227332415" calcext:value-type="float">
            <text:p>0.0054761423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951335" calcext:value-type="float">
            <text:p>6.951335</text:p>
          </table:table-cell>
          <table:table-cell office:value-type="float" office:value="6.6757667914" calcext:value-type="float">
            <text:p>6.6757667914</text:p>
          </table:table-cell>
          <table:table-cell table:formula="of:=POWER([.C524]-6.75;2)" office:value-type="float" office:value="0.0055105692590511" calcext:value-type="float">
            <text:p>0.0055105693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956061" calcext:value-type="float">
            <text:p>6.956061</text:p>
          </table:table-cell>
          <table:table-cell office:value-type="float" office:value="6.6754935032" calcext:value-type="float">
            <text:p>6.6754935032</text:p>
          </table:table-cell>
          <table:table-cell table:formula="of:=POWER([.C525]-6.75;2)" office:value-type="float" office:value="0.00555121806540838" calcext:value-type="float">
            <text:p>0.005551218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959296" calcext:value-type="float">
            <text:p>6.959296</text:p>
          </table:table-cell>
          <table:table-cell office:value-type="float" office:value="6.6751812667" calcext:value-type="float">
            <text:p>6.6751812667</text:p>
          </table:table-cell>
          <table:table-cell table:formula="of:=POWER([.C526]-6.75;2)" office:value-type="float" office:value="0.00559784285261651" calcext:value-type="float">
            <text:p>0.0055978429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960971" calcext:value-type="float">
            <text:p>6.960971</text:p>
          </table:table-cell>
          <table:table-cell office:value-type="float" office:value="6.6748326172" calcext:value-type="float">
            <text:p>6.6748326172</text:p>
          </table:table-cell>
          <table:table-cell table:formula="of:=POWER([.C527]-6.75;2)" office:value-type="float" office:value="0.00565013543700175" calcext:value-type="float">
            <text:p>0.0056501354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961025" calcext:value-type="float">
            <text:p>6.961025</text:p>
          </table:table-cell>
          <table:table-cell office:value-type="float" office:value="6.6744505032" calcext:value-type="float">
            <text:p>6.6744505032</text:p>
          </table:table-cell>
          <table:table-cell table:formula="of:=POWER([.C528]-6.75;2)" office:value-type="float" office:value="0.00570772646673319" calcext:value-type="float">
            <text:p>0.0057077265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959411" calcext:value-type="float">
            <text:p>6.959411</text:p>
          </table:table-cell>
          <table:table-cell office:value-type="float" office:value="6.6740382731" calcext:value-type="float">
            <text:p>6.6740382731</text:p>
          </table:table-cell>
          <table:table-cell table:formula="of:=POWER([.C529]-6.75;2)" office:value-type="float" office:value="0.0057701839536302" calcext:value-type="float">
            <text:p>0.005770184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956094" calcext:value-type="float">
            <text:p>6.956094</text:p>
          </table:table-cell>
          <table:table-cell office:value-type="float" office:value="6.6735996366" calcext:value-type="float">
            <text:p>6.6735996366</text:p>
          </table:table-cell>
          <table:table-cell table:formula="of:=POWER([.C530]-6.75;2)" office:value-type="float" office:value="0.00583701552765211" calcext:value-type="float">
            <text:p>0.0058370155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951056" calcext:value-type="float">
            <text:p>6.951056</text:p>
          </table:table-cell>
          <table:table-cell office:value-type="float" office:value="6.6731386366" calcext:value-type="float">
            <text:p>6.6731386366</text:p>
          </table:table-cell>
          <table:table-cell table:formula="of:=POWER([.C531]-6.75;2)" office:value-type="float" office:value="0.00590766918370685" calcext:value-type="float">
            <text:p>0.0059076692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944295" calcext:value-type="float">
            <text:p>6.944295</text:p>
          </table:table-cell>
          <table:table-cell office:value-type="float" office:value="6.6726595914" calcext:value-type="float">
            <text:p>6.6726595914</text:p>
          </table:table-cell>
          <table:table-cell table:formula="of:=POWER([.C532]-6.75;2)" office:value-type="float" office:value="0.00598153880241489" calcext:value-type="float">
            <text:p>0.0059815388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935825" calcext:value-type="float">
            <text:p>6.935825</text:p>
          </table:table-cell>
          <table:table-cell office:value-type="float" office:value="6.6721670452" calcext:value-type="float">
            <text:p>6.6721670452</text:p>
          </table:table-cell>
          <table:table-cell table:formula="of:=POWER([.C533]-6.75;2)" office:value-type="float" office:value="0.00605796885289882" calcext:value-type="float">
            <text:p>0.0060579689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92568" calcext:value-type="float">
            <text:p>6.92568</text:p>
          </table:table-cell>
          <table:table-cell office:value-type="float" office:value="6.6716657183" calcext:value-type="float">
            <text:p>6.6716657183</text:p>
          </table:table-cell>
          <table:table-cell table:formula="of:=POWER([.C534]-6.75;2)" office:value-type="float" office:value="0.00613625968945497" calcext:value-type="float">
            <text:p>0.0061362597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913914" calcext:value-type="float">
            <text:p>6.913914</text:p>
          </table:table-cell>
          <table:table-cell office:value-type="float" office:value="6.6711604323" calcext:value-type="float">
            <text:p>6.6711604323</text:p>
          </table:table-cell>
          <table:table-cell table:formula="of:=POWER([.C535]-6.75;2)" office:value-type="float" office:value="0.00621567743512292" calcext:value-type="float">
            <text:p>0.0062156774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900598" calcext:value-type="float">
            <text:p>6.900598</text:p>
          </table:table-cell>
          <table:table-cell office:value-type="float" office:value="6.6706560516" calcext:value-type="float">
            <text:p>6.6706560516</text:p>
          </table:table-cell>
          <table:table-cell table:formula="of:=POWER([.C536]-6.75;2)" office:value-type="float" office:value="0.00629546214770187" calcext:value-type="float">
            <text:p>0.006295462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885827" calcext:value-type="float">
            <text:p>6.885827</text:p>
          </table:table-cell>
          <table:table-cell office:value-type="float" office:value="6.6701574129" calcext:value-type="float">
            <text:p>6.6701574129</text:p>
          </table:table-cell>
          <table:table-cell table:formula="of:=POWER([.C537]-6.75;2)" office:value-type="float" office:value="0.00637483871482107" calcext:value-type="float">
            <text:p>0.0063748387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869715" calcext:value-type="float">
            <text:p>6.869715</text:p>
          </table:table-cell>
          <table:table-cell office:value-type="float" office:value="6.6696692538" calcext:value-type="float">
            <text:p>6.6696692538</text:p>
          </table:table-cell>
          <table:table-cell table:formula="of:=POWER([.C538]-6.75;2)" office:value-type="float" office:value="0.00645302878504875" calcext:value-type="float">
            <text:p>0.0064530288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852394" calcext:value-type="float">
            <text:p>6.852394</text:p>
          </table:table-cell>
          <table:table-cell office:value-type="float" office:value="6.6691961441" calcext:value-type="float">
            <text:p>6.6691961441</text:p>
          </table:table-cell>
          <table:table-cell table:formula="of:=POWER([.C539]-6.75;2)" office:value-type="float" office:value="0.00652926312830799" calcext:value-type="float">
            <text:p>0.006529263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834018" calcext:value-type="float">
            <text:p>6.834018</text:p>
          </table:table-cell>
          <table:table-cell office:value-type="float" office:value="6.6687424237" calcext:value-type="float">
            <text:p>6.6687424237</text:p>
          </table:table-cell>
          <table:table-cell table:formula="of:=POWER([.C540]-6.75;2)" office:value-type="float" office:value="0.00660279370615026" calcext:value-type="float">
            <text:p>0.0066027937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814757" calcext:value-type="float">
            <text:p>6.814757</text:p>
          </table:table-cell>
          <table:table-cell office:value-type="float" office:value="6.6683121376" calcext:value-type="float">
            <text:p>6.6683121376</text:p>
          </table:table-cell>
          <table:table-cell table:formula="of:=POWER([.C541]-6.75;2)" office:value-type="float" office:value="0.00667290686348132" calcext:value-type="float">
            <text:p>0.0066729069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794796" calcext:value-type="float">
            <text:p>6.794796</text:p>
          </table:table-cell>
          <table:table-cell office:value-type="float" office:value="6.6679089785" calcext:value-type="float">
            <text:p>6.6679089785</text:p>
          </table:table-cell>
          <table:table-cell table:formula="of:=POWER([.C542]-6.75;2)" office:value-type="float" office:value="0.00673893581091349" calcext:value-type="float">
            <text:p>0.0067389358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774336" calcext:value-type="float">
            <text:p>6.774336</text:p>
          </table:table-cell>
          <table:table-cell office:value-type="float" office:value="6.6675362387" calcext:value-type="float">
            <text:p>6.6675362387</text:p>
          </table:table-cell>
          <table:table-cell table:formula="of:=POWER([.C543]-6.75;2)" office:value-type="float" office:value="0.00680027192774332" calcext:value-type="float">
            <text:p>0.0068002719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753584" calcext:value-type="float">
            <text:p>6.753584</text:p>
          </table:table-cell>
          <table:table-cell office:value-type="float" office:value="6.6671967656" calcext:value-type="float">
            <text:p>6.6671967656</text:p>
          </table:table-cell>
          <table:table-cell table:formula="of:=POWER([.C544]-6.75;2)" office:value-type="float" office:value="0.00685637562710135" calcext:value-type="float">
            <text:p>0.006856375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732759" calcext:value-type="float">
            <text:p>6.732759</text:p>
          </table:table-cell>
          <table:table-cell office:value-type="float" office:value="6.6668929355" calcext:value-type="float">
            <text:p>6.6668929355</text:p>
          </table:table-cell>
          <table:table-cell table:formula="of:=POWER([.C545]-6.75;2)" office:value-type="float" office:value="0.00690678416980717" calcext:value-type="float">
            <text:p>0.0069067842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712081" calcext:value-type="float">
            <text:p>6.712081</text:p>
          </table:table-cell>
          <table:table-cell office:value-type="float" office:value="6.6666266237" calcext:value-type="float">
            <text:p>6.6666266237</text:p>
          </table:table-cell>
          <table:table-cell table:formula="of:=POWER([.C546]-6.75;2)" office:value-type="float" office:value="0.0069511198756614" calcext:value-type="float">
            <text:p>0.0069511199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691771" calcext:value-type="float">
            <text:p>6.691771</text:p>
          </table:table-cell>
          <table:table-cell office:value-type="float" office:value="6.6663991935" calcext:value-type="float">
            <text:p>6.6663991935</text:p>
          </table:table-cell>
          <table:table-cell table:formula="of:=POWER([.C547]-6.75;2)" office:value-type="float" office:value="0.00698909484745041" calcext:value-type="float">
            <text:p>0.0069890948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672044" calcext:value-type="float">
            <text:p>6.672044</text:p>
          </table:table-cell>
          <table:table-cell office:value-type="float" office:value="6.6662114968" calcext:value-type="float">
            <text:p>6.6662114968</text:p>
          </table:table-cell>
          <table:table-cell table:formula="of:=POWER([.C548]-6.75;2)" office:value-type="float" office:value="0.00702051326849642" calcext:value-type="float">
            <text:p>0.0070205133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653108" calcext:value-type="float">
            <text:p>6.653108</text:p>
          </table:table-cell>
          <table:table-cell office:value-type="float" office:value="6.6660638839" calcext:value-type="float">
            <text:p>6.6660638839</text:p>
          </table:table-cell>
          <table:table-cell table:formula="of:=POWER([.C549]-6.75;2)" office:value-type="float" office:value="0.00704527158595273" calcext:value-type="float">
            <text:p>0.0070452716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635159" calcext:value-type="float">
            <text:p>6.635159</text:p>
          </table:table-cell>
          <table:table-cell office:value-type="float" office:value="6.6659562215" calcext:value-type="float">
            <text:p>6.6659562215</text:p>
          </table:table-cell>
          <table:table-cell table:formula="of:=POWER([.C550]-6.75;2)" office:value-type="float" office:value="0.00706335670455704" calcext:value-type="float">
            <text:p>0.0070633567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618375" calcext:value-type="float">
            <text:p>6.618375</text:p>
          </table:table-cell>
          <table:table-cell office:value-type="float" office:value="6.6658879204" calcext:value-type="float">
            <text:p>6.6658879204</text:p>
          </table:table-cell>
          <table:table-cell table:formula="of:=POWER([.C551]-6.75;2)" office:value-type="float" office:value="0.00707484193463668" calcext:value-type="float">
            <text:p>0.0070748419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602916" calcext:value-type="float">
            <text:p>6.602916</text:p>
          </table:table-cell>
          <table:table-cell office:value-type="float" office:value="6.6658579763" calcext:value-type="float">
            <text:p>6.6658579763</text:p>
          </table:table-cell>
          <table:table-cell table:formula="of:=POWER([.C552]-6.75;2)" office:value-type="float" office:value="0.00707988015233138" calcext:value-type="float">
            <text:p>0.0070798802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588916" calcext:value-type="float">
            <text:p>6.588916</text:p>
          </table:table-cell>
          <table:table-cell office:value-type="float" office:value="6.6658650065" calcext:value-type="float">
            <text:p>6.6658650065</text:p>
          </table:table-cell>
          <table:table-cell table:formula="of:=POWER([.C553]-6.75;2)" office:value-type="float" office:value="0.00707869713124508" calcext:value-type="float">
            <text:p>0.0070786971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576488" calcext:value-type="float">
            <text:p>6.576488</text:p>
          </table:table-cell>
          <table:table-cell office:value-type="float" office:value="6.665907314" calcext:value-type="float">
            <text:p>6.665907314</text:p>
          </table:table-cell>
          <table:table-cell table:formula="of:=POWER([.C554]-6.75;2)" office:value-type="float" office:value="0.00707157983869459" calcext:value-type="float">
            <text:p>0.0070715798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565713" calcext:value-type="float">
            <text:p>6.565713</text:p>
          </table:table-cell>
          <table:table-cell office:value-type="float" office:value="6.665982929" calcext:value-type="float">
            <text:p>6.665982929</text:p>
          </table:table-cell>
          <table:table-cell table:formula="of:=POWER([.C555]-6.75;2)" office:value-type="float" office:value="0.00705886821941902" calcext:value-type="float">
            <text:p>0.0070588682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556645" calcext:value-type="float">
            <text:p>6.556645</text:p>
          </table:table-cell>
          <table:table-cell office:value-type="float" office:value="6.666089671" calcext:value-type="float">
            <text:p>6.666089671</text:p>
          </table:table-cell>
          <table:table-cell table:formula="of:=POWER([.C556]-6.75;2)" office:value-type="float" office:value="0.00704094331288825" calcext:value-type="float">
            <text:p>0.0070409433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549311" calcext:value-type="float">
            <text:p>6.549311</text:p>
          </table:table-cell>
          <table:table-cell office:value-type="float" office:value="6.6662252129" calcext:value-type="float">
            <text:p>6.6662252129</text:p>
          </table:table-cell>
          <table:table-cell table:formula="of:=POWER([.C557]-6.75;2)" office:value-type="float" office:value="0.00701821495365038" calcext:value-type="float">
            <text:p>0.007018215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543706" calcext:value-type="float">
            <text:p>6.543706</text:p>
          </table:table-cell>
          <table:table-cell office:value-type="float" office:value="6.6663871226" calcext:value-type="float">
            <text:p>6.6663871226</text:p>
          </table:table-cell>
          <table:table-cell table:formula="of:=POWER([.C558]-6.75;2)" office:value-type="float" office:value="0.00699111326710747" calcext:value-type="float">
            <text:p>0.0069911133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5398" calcext:value-type="float">
            <text:p>6.5398</text:p>
          </table:table-cell>
          <table:table-cell office:value-type="float" office:value="6.6665729333" calcext:value-type="float">
            <text:p>6.6665729333</text:p>
          </table:table-cell>
          <table:table-cell table:formula="of:=POWER([.C559]-6.75;2)" office:value-type="float" office:value="0.00696007545816619" calcext:value-type="float">
            <text:p>0.0069600755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537538" calcext:value-type="float">
            <text:p>6.537538</text:p>
          </table:table-cell>
          <table:table-cell office:value-type="float" office:value="6.6667801806" calcext:value-type="float">
            <text:p>6.6667801806</text:p>
          </table:table-cell>
          <table:table-cell table:formula="of:=POWER([.C560]-6.75;2)" office:value-type="float" office:value="0.00692553834096862" calcext:value-type="float">
            <text:p>0.0069255383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536839" calcext:value-type="float">
            <text:p>6.536839</text:p>
          </table:table-cell>
          <table:table-cell office:value-type="float" office:value="6.6670064452" calcext:value-type="float">
            <text:p>6.6670064452</text:p>
          </table:table-cell>
          <table:table-cell table:formula="of:=POWER([.C561]-6.75;2)" office:value-type="float" office:value="0.00688793013834057" calcext:value-type="float">
            <text:p>0.006887930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537605" calcext:value-type="float">
            <text:p>6.537605</text:p>
          </table:table-cell>
          <table:table-cell office:value-type="float" office:value="6.6672493978" calcext:value-type="float">
            <text:p>6.6672493978</text:p>
          </table:table-cell>
          <table:table-cell table:formula="of:=POWER([.C562]-6.75;2)" office:value-type="float" office:value="0.00684766216446264" calcext:value-type="float">
            <text:p>0.0068476622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53972" calcext:value-type="float">
            <text:p>6.53972</text:p>
          </table:table-cell>
          <table:table-cell office:value-type="float" office:value="6.6675068215" calcext:value-type="float">
            <text:p>6.6675068215</text:p>
          </table:table-cell>
          <table:table-cell table:formula="of:=POWER([.C563]-6.75;2)" office:value-type="float" office:value="0.00680512449903287" calcext:value-type="float">
            <text:p>0.0068051245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543055" calcext:value-type="float">
            <text:p>6.543055</text:p>
          </table:table-cell>
          <table:table-cell office:value-type="float" office:value="6.6677766344" calcext:value-type="float">
            <text:p>6.6677766344</text:p>
          </table:table-cell>
          <table:table-cell table:formula="of:=POWER([.C564]-6.75;2)" office:value-type="float" office:value="0.00676068185059126" calcext:value-type="float">
            <text:p>0.0067606819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547474" calcext:value-type="float">
            <text:p>6.547474</text:p>
          </table:table-cell>
          <table:table-cell office:value-type="float" office:value="6.6680569011" calcext:value-type="float">
            <text:p>6.6680569011</text:p>
          </table:table-cell>
          <table:table-cell table:formula="of:=POWER([.C565]-6.75;2)" office:value-type="float" office:value="0.00671467145733519" calcext:value-type="float">
            <text:p>0.006714671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552833" calcext:value-type="float">
            <text:p>6.552833</text:p>
          </table:table-cell>
          <table:table-cell office:value-type="float" office:value="6.6683458366" calcext:value-type="float">
            <text:p>6.6683458366</text:p>
          </table:table-cell>
          <table:table-cell table:formula="of:=POWER([.C566]-6.75;2)" office:value-type="float" office:value="0.00666740240055384" calcext:value-type="float">
            <text:p>0.0066674024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558988" calcext:value-type="float">
            <text:p>6.558988</text:p>
          </table:table-cell>
          <table:table-cell office:value-type="float" office:value="6.6686418065" calcext:value-type="float">
            <text:p>6.6686418065</text:p>
          </table:table-cell>
          <table:table-cell table:formula="of:=POWER([.C567]-6.75;2)" office:value-type="float" office:value="0.00661915564958342" calcext:value-type="float">
            <text:p>0.0066191556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565797" calcext:value-type="float">
            <text:p>6.565797</text:p>
          </table:table-cell>
          <table:table-cell office:value-type="float" office:value="6.6689433161" calcext:value-type="float">
            <text:p>6.6689433161</text:p>
          </table:table-cell>
          <table:table-cell table:formula="of:=POWER([.C568]-6.75;2)" office:value-type="float" office:value="0.00657018600486452" calcext:value-type="float">
            <text:p>0.006570186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573121" calcext:value-type="float">
            <text:p>6.573121</text:p>
          </table:table-cell>
          <table:table-cell office:value-type="float" office:value="6.6692489957" calcext:value-type="float">
            <text:p>6.6692489957</text:p>
          </table:table-cell>
          <table:table-cell table:formula="of:=POWER([.C569]-6.75;2)" office:value-type="float" office:value="0.00652072469545857" calcext:value-type="float">
            <text:p>0.0065207247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58083" calcext:value-type="float">
            <text:p>6.58083</text:p>
          </table:table-cell>
          <table:table-cell office:value-type="float" office:value="6.6695575914" calcext:value-type="float">
            <text:p>6.6695575914</text:p>
          </table:table-cell>
          <table:table-cell table:formula="of:=POWER([.C570]-6.75;2)" office:value-type="float" office:value="0.00647098110136931" calcext:value-type="float">
            <text:p>0.006470981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588801" calcext:value-type="float">
            <text:p>6.588801</text:p>
          </table:table-cell>
          <table:table-cell office:value-type="float" office:value="6.669867929" calcext:value-type="float">
            <text:p>6.669867929</text:p>
          </table:table-cell>
          <table:table-cell table:formula="of:=POWER([.C571]-6.75;2)" office:value-type="float" office:value="0.00642114880274897" calcext:value-type="float">
            <text:p>0.0064211488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596924" calcext:value-type="float">
            <text:p>6.596924</text:p>
          </table:table-cell>
          <table:table-cell office:value-type="float" office:value="6.6701789097" calcext:value-type="float">
            <text:p>6.6701789097</text:p>
          </table:table-cell>
          <table:table-cell table:formula="of:=POWER([.C572]-6.75;2)" office:value-type="float" office:value="0.0063714064566808" calcext:value-type="float">
            <text:p>0.0063714065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605099" calcext:value-type="float">
            <text:p>6.605099</text:p>
          </table:table-cell>
          <table:table-cell office:value-type="float" office:value="6.6704894731" calcext:value-type="float">
            <text:p>6.6704894731</text:p>
          </table:table-cell>
          <table:table-cell table:formula="of:=POWER([.C573]-6.75;2)" office:value-type="float" office:value="0.00632192388791563" calcext:value-type="float">
            <text:p>0.0063219239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613237" calcext:value-type="float">
            <text:p>6.613237</text:p>
          </table:table-cell>
          <table:table-cell office:value-type="float" office:value="6.6707985828" calcext:value-type="float">
            <text:p>6.6707985828</text:p>
          </table:table-cell>
          <table:table-cell table:formula="of:=POWER([.C574]-6.75;2)" office:value-type="float" office:value="0.00627286448648848" calcext:value-type="float">
            <text:p>0.0062728645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621262" calcext:value-type="float">
            <text:p>6.621262</text:p>
          </table:table-cell>
          <table:table-cell office:value-type="float" office:value="6.6711052108" calcext:value-type="float">
            <text:p>6.6711052108</text:p>
          </table:table-cell>
          <table:table-cell table:formula="of:=POWER([.C575]-6.75;2)" office:value-type="float" office:value="0.00622438776291237" calcext:value-type="float">
            <text:p>0.0062243878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629107" calcext:value-type="float">
            <text:p>6.629107</text:p>
          </table:table-cell>
          <table:table-cell office:value-type="float" office:value="6.6714083183" calcext:value-type="float">
            <text:p>6.6714083183</text:p>
          </table:table-cell>
          <table:table-cell table:formula="of:=POWER([.C576]-6.75;2)" office:value-type="float" office:value="0.00617665243243409" calcext:value-type="float">
            <text:p>0.0061766524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636717" calcext:value-type="float">
            <text:p>6.636717</text:p>
          </table:table-cell>
          <table:table-cell office:value-type="float" office:value="6.6717068452" calcext:value-type="float">
            <text:p>6.6717068452</text:p>
          </table:table-cell>
          <table:table-cell table:formula="of:=POWER([.C577]-6.75;2)" office:value-type="float" office:value="0.00612981808853674" calcext:value-type="float">
            <text:p>0.0061298181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644042" calcext:value-type="float">
            <text:p>6.644042</text:p>
          </table:table-cell>
          <table:table-cell office:value-type="float" office:value="6.6719997032" calcext:value-type="float">
            <text:p>6.6719997032</text:p>
          </table:table-cell>
          <table:table-cell table:formula="of:=POWER([.C578]-6.75;2)" office:value-type="float" office:value="0.00608404630088809" calcext:value-type="float">
            <text:p>0.0060840463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651041" calcext:value-type="float">
            <text:p>6.651041</text:p>
          </table:table-cell>
          <table:table-cell office:value-type="float" office:value="6.6722857806" calcext:value-type="float">
            <text:p>6.6722857806</text:p>
          </table:table-cell>
          <table:table-cell table:formula="of:=POWER([.C579]-6.75;2)" office:value-type="float" office:value="0.0060394998969513" calcext:value-type="float">
            <text:p>0.0060394999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657675" calcext:value-type="float">
            <text:p>6.657675</text:p>
          </table:table-cell>
          <table:table-cell office:value-type="float" office:value="6.6725639398" calcext:value-type="float">
            <text:p>6.6725639398</text:p>
          </table:table-cell>
          <table:table-cell table:formula="of:=POWER([.C580]-6.75;2)" office:value-type="float" office:value="0.00599634341929805" calcext:value-type="float">
            <text:p>0.0059963434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663909" calcext:value-type="float">
            <text:p>6.663909</text:p>
          </table:table-cell>
          <table:table-cell office:value-type="float" office:value="6.6728330366" calcext:value-type="float">
            <text:p>6.6728330366</text:p>
          </table:table-cell>
          <table:table-cell table:formula="of:=POWER([.C581]-6.75;2)" office:value-type="float" office:value="0.00595474024037692" calcext:value-type="float">
            <text:p>0.0059547402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669706" calcext:value-type="float">
            <text:p>6.669706</text:p>
          </table:table-cell>
          <table:table-cell office:value-type="float" office:value="6.6730919269" calcext:value-type="float">
            <text:p>6.6730919269</text:p>
          </table:table-cell>
          <table:table-cell table:formula="of:=POWER([.C582]-6.75;2)" office:value-type="float" office:value="0.00591485170795498" calcext:value-type="float">
            <text:p>0.0059148517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67503" calcext:value-type="float">
            <text:p>6.67503</text:p>
          </table:table-cell>
          <table:table-cell office:value-type="float" office:value="6.6733394946" calcext:value-type="float">
            <text:p>6.6733394946</text:p>
          </table:table-cell>
          <table:table-cell table:formula="of:=POWER([.C583]-6.75;2)" office:value-type="float" office:value="0.00587683308818337" calcext:value-type="float">
            <text:p>0.0058768331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679838" calcext:value-type="float">
            <text:p>6.679838</text:p>
          </table:table-cell>
          <table:table-cell office:value-type="float" office:value="6.6735746731" calcext:value-type="float">
            <text:p>6.6735746731</text:p>
          </table:table-cell>
          <table:table-cell table:formula="of:=POWER([.C584]-6.75;2)" office:value-type="float" office:value="0.00584083059177185" calcext:value-type="float">
            <text:p>0.0058408306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684083" calcext:value-type="float">
            <text:p>6.684083</text:p>
          </table:table-cell>
          <table:table-cell office:value-type="float" office:value="6.6737964774" calcext:value-type="float">
            <text:p>6.6737964774</text:p>
          </table:table-cell>
          <table:table-cell table:formula="of:=POWER([.C585]-6.75;2)" office:value-type="float" office:value="0.00580697685664874" calcext:value-type="float">
            <text:p>0.0058069769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687711" calcext:value-type="float">
            <text:p>6.687711</text:p>
          </table:table-cell>
          <table:table-cell office:value-type="float" office:value="6.6740040366" calcext:value-type="float">
            <text:p>6.6740040366</text:p>
          </table:table-cell>
          <table:table-cell table:formula="of:=POWER([.C586]-6.75;2)" office:value-type="float" office:value="0.00577538645309408" calcext:value-type="float">
            <text:p>0.0057753865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690659" calcext:value-type="float">
            <text:p>6.690659</text:p>
          </table:table-cell>
          <table:table-cell office:value-type="float" office:value="6.6741966237" calcext:value-type="float">
            <text:p>6.6741966237</text:p>
          </table:table-cell>
          <table:table-cell table:formula="of:=POWER([.C587]-6.75;2)" office:value-type="float" office:value="0.00574615185847935" calcext:value-type="float">
            <text:p>0.0057461519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692857" calcext:value-type="float">
            <text:p>6.692857</text:p>
          </table:table-cell>
          <table:table-cell office:value-type="float" office:value="6.6743736989" calcext:value-type="float">
            <text:p>6.6743736989</text:p>
          </table:table-cell>
          <table:table-cell table:formula="of:=POWER([.C588]-6.75;2)" office:value-type="float" office:value="0.00571933741806783" calcext:value-type="float">
            <text:p>0.0057193374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694226" calcext:value-type="float">
            <text:p>6.694226</text:p>
          </table:table-cell>
          <table:table-cell office:value-type="float" office:value="6.6745349333" calcext:value-type="float">
            <text:p>6.6745349333</text:p>
          </table:table-cell>
          <table:table-cell table:formula="of:=POWER([.C589]-6.75;2)" office:value-type="float" office:value="0.00569497629203539" calcext:value-type="float">
            <text:p>0.0056949763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694677" calcext:value-type="float">
            <text:p>6.694677</text:p>
          </table:table-cell>
          <table:table-cell office:value-type="float" office:value="6.6746802495" calcext:value-type="float">
            <text:p>6.6746802495</text:p>
          </table:table-cell>
          <table:table-cell table:formula="of:=POWER([.C590]-6.75;2)" office:value-type="float" office:value="0.00567306481538229" calcext:value-type="float">
            <text:p>0.0056730648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694117" calcext:value-type="float">
            <text:p>6.694117</text:p>
          </table:table-cell>
          <table:table-cell office:value-type="float" office:value="6.6748098473" calcext:value-type="float">
            <text:p>6.6748098473</text:p>
          </table:table-cell>
          <table:table-cell table:formula="of:=POWER([.C591]-6.75;2)" office:value-type="float" office:value="0.00565355906304936" calcext:value-type="float">
            <text:p>0.0056535591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692444" calcext:value-type="float">
            <text:p>6.692444</text:p>
          </table:table-cell>
          <table:table-cell office:value-type="float" office:value="6.6749242323" calcext:value-type="float">
            <text:p>6.6749242323</text:p>
          </table:table-cell>
          <table:table-cell table:formula="of:=POWER([.C592]-6.75;2)" office:value-type="float" office:value="0.0056363708957443" calcext:value-type="float">
            <text:p>0.0056363709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689553" calcext:value-type="float">
            <text:p>6.689553</text:p>
          </table:table-cell>
          <table:table-cell office:value-type="float" office:value="6.6750242301" calcext:value-type="float">
            <text:p>6.6750242301</text:p>
          </table:table-cell>
          <table:table-cell table:formula="of:=POWER([.C593]-6.75;2)" office:value-type="float" office:value="0.00562136607209775" calcext:value-type="float">
            <text:p>0.0056213661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68534" calcext:value-type="float">
            <text:p>6.68534</text:p>
          </table:table-cell>
          <table:table-cell office:value-type="float" office:value="6.6751110086" calcext:value-type="float">
            <text:p>6.6751110086</text:p>
          </table:table-cell>
          <table:table-cell table:formula="of:=POWER([.C594]-6.75;2)" office:value-type="float" office:value="0.00560836103290927" calcext:value-type="float">
            <text:p>0.005608361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679699" calcext:value-type="float">
            <text:p>6.679699</text:p>
          </table:table-cell>
          <table:table-cell office:value-type="float" office:value="6.675186071" calcext:value-type="float">
            <text:p>6.675186071</text:p>
          </table:table-cell>
          <table:table-cell table:formula="of:=POWER([.C595]-6.75;2)" office:value-type="float" office:value="0.00559712397241708" calcext:value-type="float">
            <text:p>0.005597124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672531" calcext:value-type="float">
            <text:p>6.672531</text:p>
          </table:table-cell>
          <table:table-cell office:value-type="float" office:value="6.6752512602" calcext:value-type="float">
            <text:p>6.6752512602</text:p>
          </table:table-cell>
          <table:table-cell table:formula="of:=POWER([.C596]-6.75;2)" office:value-type="float" office:value="0.00558737410168817" calcext:value-type="float">
            <text:p>0.0055873741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663745" calcext:value-type="float">
            <text:p>6.663745</text:p>
          </table:table-cell>
          <table:table-cell office:value-type="float" office:value="6.6753087484" calcext:value-type="float">
            <text:p>6.6753087484</text:p>
          </table:table-cell>
          <table:table-cell table:formula="of:=POWER([.C597]-6.75;2)" office:value-type="float" office:value="0.0055787830655745" calcext:value-type="float">
            <text:p>0.005578783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653261" calcext:value-type="float">
            <text:p>6.653261</text:p>
          </table:table-cell>
          <table:table-cell office:value-type="float" office:value="6.6753610022" calcext:value-type="float">
            <text:p>6.6753610022</text:p>
          </table:table-cell>
          <table:table-cell table:formula="of:=POWER([.C598]-6.75;2)" office:value-type="float" office:value="0.00557097999258843" calcext:value-type="float">
            <text:p>0.00557098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64102" calcext:value-type="float">
            <text:p>6.64102</text:p>
          </table:table-cell>
          <table:table-cell office:value-type="float" office:value="6.6754107677" calcext:value-type="float">
            <text:p>6.6754107677</text:p>
          </table:table-cell>
          <table:table-cell table:formula="of:=POWER([.C599]-6.75;2)" office:value-type="float" office:value="0.00556355357510338" calcext:value-type="float">
            <text:p>0.0055635536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626978" calcext:value-type="float">
            <text:p>6.626978</text:p>
          </table:table-cell>
          <table:table-cell office:value-type="float" office:value="6.6754610043" calcext:value-type="float">
            <text:p>6.6754610043</text:p>
          </table:table-cell>
          <table:table-cell table:formula="of:=POWER([.C600]-6.75;2)" office:value-type="float" office:value="0.00555606187996465" calcext:value-type="float">
            <text:p>0.0055560619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611121" calcext:value-type="float">
            <text:p>6.611121</text:p>
          </table:table-cell>
          <table:table-cell office:value-type="float" office:value="6.6755148516" calcext:value-type="float">
            <text:p>6.6755148516</text:p>
          </table:table-cell>
          <table:table-cell table:formula="of:=POWER([.C601]-6.75;2)" office:value-type="float" office:value="0.00554803733217002" calcext:value-type="float">
            <text:p>0.0055480373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593462" calcext:value-type="float">
            <text:p>6.593462</text:p>
          </table:table-cell>
          <table:table-cell office:value-type="float" office:value="6.6755755527" calcext:value-type="float">
            <text:p>6.6755755527</text:p>
          </table:table-cell>
          <table:table-cell table:formula="of:=POWER([.C602]-6.75;2)" office:value-type="float" office:value="0.00553899835591051" calcext:value-type="float">
            <text:p>0.0055389984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574045" calcext:value-type="float">
            <text:p>6.574045</text:p>
          </table:table-cell>
          <table:table-cell office:value-type="float" office:value="6.6756463849" calcext:value-type="float">
            <text:p>6.6756463849</text:p>
          </table:table-cell>
          <table:table-cell table:formula="of:=POWER([.C603]-6.75;2)" office:value-type="float" office:value="0.00552846007843891" calcext:value-type="float">
            <text:p>0.0055284601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552954" calcext:value-type="float">
            <text:p>6.552954</text:p>
          </table:table-cell>
          <table:table-cell office:value-type="float" office:value="6.6757305871" calcext:value-type="float">
            <text:p>6.6757305871</text:p>
          </table:table-cell>
          <table:table-cell table:formula="of:=POWER([.C604]-6.75;2)" office:value-type="float" office:value="0.00551594569251064" calcext:value-type="float">
            <text:p>0.0055159457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530307" calcext:value-type="float">
            <text:p>6.530307</text:p>
          </table:table-cell>
          <table:table-cell office:value-type="float" office:value="6.6758312645" calcext:value-type="float">
            <text:p>6.6758312645</text:p>
          </table:table-cell>
          <table:table-cell table:formula="of:=POWER([.C605]-6.75;2)" office:value-type="float" office:value="0.00550100132566893" calcext:value-type="float">
            <text:p>0.0055010013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506266" calcext:value-type="float">
            <text:p>6.506266</text:p>
          </table:table-cell>
          <table:table-cell office:value-type="float" office:value="6.6759513032" calcext:value-type="float">
            <text:p>6.6759513032</text:p>
          </table:table-cell>
          <table:table-cell table:formula="of:=POWER([.C606]-6.75;2)" office:value-type="float" office:value="0.00548320949777837" calcext:value-type="float">
            <text:p>0.0054832095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48103" calcext:value-type="float">
            <text:p>6.48103</text:p>
          </table:table-cell>
          <table:table-cell office:value-type="float" office:value="6.6760932796" calcext:value-type="float">
            <text:p>6.6760932796</text:p>
          </table:table-cell>
          <table:table-cell table:formula="of:=POWER([.C607]-6.75;2)" office:value-type="float" office:value="0.0054622033202838" calcext:value-type="float">
            <text:p>0.0054622033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454843" calcext:value-type="float">
            <text:p>6.454843</text:p>
          </table:table-cell>
          <table:table-cell office:value-type="float" office:value="6.676259372" calcext:value-type="float">
            <text:p>6.676259372</text:p>
          </table:table-cell>
          <table:table-cell table:formula="of:=POWER([.C608]-6.75;2)" office:value-type="float" office:value="0.00543768021783431" calcext:value-type="float">
            <text:p>0.0054376802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427984" calcext:value-type="float">
            <text:p>6.427984</text:p>
          </table:table-cell>
          <table:table-cell office:value-type="float" office:value="6.6764512645" calcext:value-type="float">
            <text:p>6.6764512645</text:p>
          </table:table-cell>
          <table:table-cell table:formula="of:=POWER([.C609]-6.75;2)" office:value-type="float" office:value="0.00540941649364899" calcext:value-type="float">
            <text:p>0.0054094165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400771" calcext:value-type="float">
            <text:p>6.400771</text:p>
          </table:table-cell>
          <table:table-cell office:value-type="float" office:value="6.6766700731" calcext:value-type="float">
            <text:p>6.6766700731</text:p>
          </table:table-cell>
          <table:table-cell table:formula="of:=POWER([.C610]-6.75;2)" office:value-type="float" office:value="0.00537727817915929" calcext:value-type="float">
            <text:p>0.0053772782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373552" calcext:value-type="float">
            <text:p>6.373552</text:p>
          </table:table-cell>
          <table:table-cell office:value-type="float" office:value="6.6769162731" calcext:value-type="float">
            <text:p>6.6769162731</text:p>
          </table:table-cell>
          <table:table-cell table:formula="of:=POWER([.C611]-6.75;2)" office:value-type="float" office:value="0.00534123113759381" calcext:value-type="float">
            <text:p>0.0053412311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3467" calcext:value-type="float">
            <text:p>6.3467</text:p>
          </table:table-cell>
          <table:table-cell office:value-type="float" office:value="6.6771896387" calcext:value-type="float">
            <text:p>6.6771896387</text:p>
          </table:table-cell>
          <table:table-cell table:formula="of:=POWER([.C612]-6.75;2)" office:value-type="float" office:value="0.00530134871263656" calcext:value-type="float">
            <text:p>0.0053013487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320608" calcext:value-type="float">
            <text:p>6.320608</text:p>
          </table:table-cell>
          <table:table-cell office:value-type="float" office:value="6.6774892022" calcext:value-type="float">
            <text:p>6.6774892022</text:p>
          </table:table-cell>
          <table:table-cell table:formula="of:=POWER([.C613]-6.75;2)" office:value-type="float" office:value="0.00525781579759244" calcext:value-type="float">
            <text:p>0.0052578158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295677" calcext:value-type="float">
            <text:p>6.295677</text:p>
          </table:table-cell>
          <table:table-cell office:value-type="float" office:value="6.677813228" calcext:value-type="float">
            <text:p>6.677813228</text:p>
          </table:table-cell>
          <table:table-cell table:formula="of:=POWER([.C614]-6.75;2)" office:value-type="float" office:value="0.00521093005178002" calcext:value-type="float">
            <text:p>0.0052109301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27231" calcext:value-type="float">
            <text:p>6.27231</text:p>
          </table:table-cell>
          <table:table-cell office:value-type="float" office:value="6.6781592129" calcext:value-type="float">
            <text:p>6.6781592129</text:p>
          </table:table-cell>
          <table:table-cell table:formula="of:=POWER([.C615]-6.75;2)" office:value-type="float" office:value="0.00516109869114755" calcext:value-type="float">
            <text:p>0.0051610987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250897" calcext:value-type="float">
            <text:p>6.250897</text:p>
          </table:table-cell>
          <table:table-cell office:value-type="float" office:value="6.6785238989" calcext:value-type="float">
            <text:p>6.6785238989</text:p>
          </table:table-cell>
          <table:table-cell table:formula="of:=POWER([.C616]-6.75;2)" office:value-type="float" office:value="0.00510883302845742" calcext:value-type="float">
            <text:p>0.005108833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231805" calcext:value-type="float">
            <text:p>6.231805</text:p>
          </table:table-cell>
          <table:table-cell office:value-type="float" office:value="6.6789033247" calcext:value-type="float">
            <text:p>6.6789033247</text:p>
          </table:table-cell>
          <table:table-cell table:formula="of:=POWER([.C617]-6.75;2)" office:value-type="float" office:value="0.00505473723871359" calcext:value-type="float">
            <text:p>0.0050547372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215371" calcext:value-type="float">
            <text:p>6.215371</text:p>
          </table:table-cell>
          <table:table-cell office:value-type="float" office:value="6.6792928946" calcext:value-type="float">
            <text:p>6.6792928946</text:p>
          </table:table-cell>
          <table:table-cell table:formula="of:=POWER([.C618]-6.75;2)" office:value-type="float" office:value="0.00499949475404676" calcext:value-type="float">
            <text:p>0.0049994948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201883" calcext:value-type="float">
            <text:p>6.201883</text:p>
          </table:table-cell>
          <table:table-cell office:value-type="float" office:value="6.6796874624" calcext:value-type="float">
            <text:p>6.6796874624</text:p>
          </table:table-cell>
          <table:table-cell table:formula="of:=POWER([.C619]-6.75;2)" office:value-type="float" office:value="0.00494385294375135" calcext:value-type="float">
            <text:p>0.0049438529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191576" calcext:value-type="float">
            <text:p>6.191576</text:p>
          </table:table-cell>
          <table:table-cell office:value-type="float" office:value="6.6800814581" calcext:value-type="float">
            <text:p>6.6800814581</text:p>
          </table:table-cell>
          <table:table-cell table:formula="of:=POWER([.C620]-6.75;2)" office:value-type="float" office:value="0.00488860250142204" calcext:value-type="float">
            <text:p>0.0048886025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184622" calcext:value-type="float">
            <text:p>6.184622</text:p>
          </table:table-cell>
          <table:table-cell office:value-type="float" office:value="6.6804690194" calcext:value-type="float">
            <text:p>6.6804690194</text:p>
          </table:table-cell>
          <table:table-cell table:formula="of:=POWER([.C621]-6.75;2)" office:value-type="float" office:value="0.00483455726319754" calcext:value-type="float">
            <text:p>0.0048345573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181121" calcext:value-type="float">
            <text:p>6.181121</text:p>
          </table:table-cell>
          <table:table-cell office:value-type="float" office:value="6.6808441441" calcext:value-type="float">
            <text:p>6.6808441441</text:p>
          </table:table-cell>
          <table:table-cell table:formula="of:=POWER([.C622]-6.75;2)" office:value-type="float" office:value="0.00478253240526157" calcext:value-type="float">
            <text:p>0.0047825324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181099" calcext:value-type="float">
            <text:p>6.181099</text:p>
          </table:table-cell>
          <table:table-cell office:value-type="float" office:value="6.6812008495" calcext:value-type="float">
            <text:p>6.6812008495</text:p>
          </table:table-cell>
          <table:table-cell table:formula="of:=POWER([.C623]-6.75;2)" office:value-type="float" office:value="0.00473332310952169" calcext:value-type="float">
            <text:p>0.0047333231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184507" calcext:value-type="float">
            <text:p>6.184507</text:p>
          </table:table-cell>
          <table:table-cell office:value-type="float" office:value="6.6815333441" calcext:value-type="float">
            <text:p>6.6815333441</text:p>
          </table:table-cell>
          <table:table-cell table:formula="of:=POWER([.C624]-6.75;2)" office:value-type="float" office:value="0.00468768297012901" calcext:value-type="float">
            <text:p>0.004687683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191219" calcext:value-type="float">
            <text:p>6.191219</text:p>
          </table:table-cell>
          <table:table-cell office:value-type="float" office:value="6.6818361828" calcext:value-type="float">
            <text:p>6.6818361828</text:p>
          </table:table-cell>
          <table:table-cell table:formula="of:=POWER([.C625]-6.75;2)" office:value-type="float" office:value="0.00464630597527506" calcext:value-type="float">
            <text:p>0.004646306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201037" calcext:value-type="float">
            <text:p>6.201037</text:p>
          </table:table-cell>
          <table:table-cell office:value-type="float" office:value="6.6821044366" calcext:value-type="float">
            <text:p>6.6821044366</text:p>
          </table:table-cell>
          <table:table-cell table:formula="of:=POWER([.C626]-6.75;2)" office:value-type="float" office:value="0.00460980752940348" calcext:value-type="float">
            <text:p>0.0046098075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213699" calcext:value-type="float">
            <text:p>6.213699</text:p>
          </table:table-cell>
          <table:table-cell office:value-type="float" office:value="6.6823338323" calcext:value-type="float">
            <text:p>6.6823338323</text:p>
          </table:table-cell>
          <table:table-cell table:formula="of:=POWER([.C627]-6.75;2)" office:value-type="float" office:value="0.00457871025120448" calcext:value-type="float">
            <text:p>0.0045787103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228889" calcext:value-type="float">
            <text:p>6.228889</text:p>
          </table:table-cell>
          <table:table-cell office:value-type="float" office:value="6.6825208753" calcext:value-type="float">
            <text:p>6.6825208753</text:p>
          </table:table-cell>
          <table:table-cell table:formula="of:=POWER([.C628]-6.75;2)" office:value-type="float" office:value="0.00455343227027817" calcext:value-type="float">
            <text:p>0.0045534323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246243" calcext:value-type="float">
            <text:p>6.246243</text:p>
          </table:table-cell>
          <table:table-cell office:value-type="float" office:value="6.6826629441" calcext:value-type="float">
            <text:p>6.6826629441</text:p>
          </table:table-cell>
          <table:table-cell table:formula="of:=POWER([.C629]-6.75;2)" office:value-type="float" office:value="0.00453427909727966" calcext:value-type="float">
            <text:p>0.0045342791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265366" calcext:value-type="float">
            <text:p>6.265366</text:p>
          </table:table-cell>
          <table:table-cell office:value-type="float" office:value="6.6827583763" calcext:value-type="float">
            <text:p>6.6827583763</text:p>
          </table:table-cell>
          <table:table-cell table:formula="of:=POWER([.C630]-6.75;2)" office:value-type="float" office:value="0.00452143595781243" calcext:value-type="float">
            <text:p>0.004521436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285847" calcext:value-type="float">
            <text:p>6.285847</text:p>
          </table:table-cell>
          <table:table-cell office:value-type="float" office:value="6.6828064968" calcext:value-type="float">
            <text:p>6.6828064968</text:p>
          </table:table-cell>
          <table:table-cell table:formula="of:=POWER([.C631]-6.75;2)" office:value-type="float" office:value="0.00451496687228846" calcext:value-type="float">
            <text:p>0.0045149669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307265" calcext:value-type="float">
            <text:p>6.307265</text:p>
          </table:table-cell>
          <table:table-cell office:value-type="float" office:value="6.6828076258" calcext:value-type="float">
            <text:p>6.6828076258</text:p>
          </table:table-cell>
          <table:table-cell table:formula="of:=POWER([.C632]-6.75;2)" office:value-type="float" office:value="0.00451481515063286" calcext:value-type="float">
            <text:p>0.0045148152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329212" calcext:value-type="float">
            <text:p>6.329212</text:p>
          </table:table-cell>
          <table:table-cell office:value-type="float" office:value="6.6827630667" calcext:value-type="float">
            <text:p>6.6827630667</text:p>
          </table:table-cell>
          <table:table-cell table:formula="of:=POWER([.C633]-6.75;2)" office:value-type="float" office:value="0.00452080519958868" calcext:value-type="float">
            <text:p>0.0045208052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3513" calcext:value-type="float">
            <text:p>6.3513</text:p>
          </table:table-cell>
          <table:table-cell office:value-type="float" office:value="6.6826750452" calcext:value-type="float">
            <text:p>6.6826750452</text:p>
          </table:table-cell>
          <table:table-cell table:formula="of:=POWER([.C634]-6.75;2)" office:value-type="float" office:value="0.00453264953882206" calcext:value-type="float">
            <text:p>0.0045326495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373175" calcext:value-type="float">
            <text:p>6.373175</text:p>
          </table:table-cell>
          <table:table-cell office:value-type="float" office:value="6.6825466258" calcext:value-type="float">
            <text:p>6.6825466258</text:p>
          </table:table-cell>
          <table:table-cell table:formula="of:=POWER([.C635]-6.75;2)" office:value-type="float" office:value="0.00454995769096527" calcext:value-type="float">
            <text:p>0.0045499577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394528" calcext:value-type="float">
            <text:p>6.394528</text:p>
          </table:table-cell>
          <table:table-cell office:value-type="float" office:value="6.6823816151" calcext:value-type="float">
            <text:p>6.6823816151</text:p>
          </table:table-cell>
          <table:table-cell table:formula="of:=POWER([.C636]-6.75;2)" office:value-type="float" office:value="0.00457224597648459" calcext:value-type="float">
            <text:p>0.004572246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4151" calcext:value-type="float">
            <text:p>6.4151</text:p>
          </table:table-cell>
          <table:table-cell office:value-type="float" office:value="6.6821844258" calcext:value-type="float">
            <text:p>6.6821844258</text:p>
          </table:table-cell>
          <table:table-cell table:formula="of:=POWER([.C637]-6.75;2)" office:value-type="float" office:value="0.0045989521040757" calcext:value-type="float">
            <text:p>0.0045989521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434694" calcext:value-type="float">
            <text:p>6.434694</text:p>
          </table:table-cell>
          <table:table-cell office:value-type="float" office:value="6.6819599484" calcext:value-type="float">
            <text:p>6.6819599484</text:p>
          </table:table-cell>
          <table:table-cell table:formula="of:=POWER([.C638]-6.75;2)" office:value-type="float" office:value="0.00462944862173062" calcext:value-type="float">
            <text:p>0.0046294486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453175" calcext:value-type="float">
            <text:p>6.453175</text:p>
          </table:table-cell>
          <table:table-cell office:value-type="float" office:value="6.6817133849" calcext:value-type="float">
            <text:p>6.6817133849</text:p>
          </table:table-cell>
          <table:table-cell table:formula="of:=POWER([.C639]-6.75;2)" office:value-type="float" office:value="0.00466306180181553" calcext:value-type="float">
            <text:p>0.0046630618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470473" calcext:value-type="float">
            <text:p>6.470473</text:p>
          </table:table-cell>
          <table:table-cell office:value-type="float" office:value="6.6814501011" calcext:value-type="float">
            <text:p>6.6814501011</text:p>
          </table:table-cell>
          <table:table-cell table:formula="of:=POWER([.C640]-6.75;2)" office:value-type="float" office:value="0.00469908863920019" calcext:value-type="float">
            <text:p>0.0046990886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486585" calcext:value-type="float">
            <text:p>6.486585</text:p>
          </table:table-cell>
          <table:table-cell office:value-type="float" office:value="6.6811754667" calcext:value-type="float">
            <text:p>6.6811754667</text:p>
          </table:table-cell>
          <table:table-cell table:formula="of:=POWER([.C641]-6.75;2)" office:value-type="float" office:value="0.0047368163839628" calcext:value-type="float">
            <text:p>0.0047368164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501569" calcext:value-type="float">
            <text:p>6.501569</text:p>
          </table:table-cell>
          <table:table-cell office:value-type="float" office:value="6.6808946903" calcext:value-type="float">
            <text:p>6.6808946903</text:p>
          </table:table-cell>
          <table:table-cell table:formula="of:=POWER([.C642]-6.75;2)" office:value-type="float" office:value="0.00477554382873295" calcext:value-type="float">
            <text:p>0.0047755438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515541" calcext:value-type="float">
            <text:p>6.515541</text:p>
          </table:table-cell>
          <table:table-cell office:value-type="float" office:value="6.6806126796" calcext:value-type="float">
            <text:p>6.6806126796</text:p>
          </table:table-cell>
          <table:table-cell table:formula="of:=POWER([.C643]-6.75;2)" office:value-type="float" office:value="0.00481460023229222" calcext:value-type="float">
            <text:p>0.0048146002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52867" calcext:value-type="float">
            <text:p>6.52867</text:p>
          </table:table-cell>
          <table:table-cell office:value-type="float" office:value="6.6803339097" calcext:value-type="float">
            <text:p>6.6803339097</text:p>
          </table:table-cell>
          <table:table-cell table:formula="of:=POWER([.C644]-6.75;2)" office:value-type="float" office:value="0.00485336413768778" calcext:value-type="float">
            <text:p>0.0048533641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541167" calcext:value-type="float">
            <text:p>6.541167</text:p>
          </table:table-cell>
          <table:table-cell office:value-type="float" office:value="6.6800622882" calcext:value-type="float">
            <text:p>6.6800622882</text:p>
          </table:table-cell>
          <table:table-cell table:formula="of:=POWER([.C645]-6.75;2)" office:value-type="float" office:value="0.00489128353181982" calcext:value-type="float">
            <text:p>0.0048912835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553275" calcext:value-type="float">
            <text:p>6.553275</text:p>
          </table:table-cell>
          <table:table-cell office:value-type="float" office:value="6.6798010624" calcext:value-type="float">
            <text:p>6.6798010624</text:p>
          </table:table-cell>
          <table:table-cell table:formula="of:=POWER([.C646]-6.75;2)" office:value-type="float" office:value="0.00492789084016867" calcext:value-type="float">
            <text:p>0.0049278908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56526" calcext:value-type="float">
            <text:p>6.56526</text:p>
          </table:table-cell>
          <table:table-cell office:value-type="float" office:value="6.6795527376" calcext:value-type="float">
            <text:p>6.6795527376</text:p>
          </table:table-cell>
          <table:table-cell table:formula="of:=POWER([.C647]-6.75;2)" office:value-type="float" office:value="0.00496281677965447" calcext:value-type="float">
            <text:p>0.0049628168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577397" calcext:value-type="float">
            <text:p>6.577397</text:p>
          </table:table-cell>
          <table:table-cell office:value-type="float" office:value="6.6793190151" calcext:value-type="float">
            <text:p>6.6793190151</text:p>
          </table:table-cell>
          <table:table-cell table:formula="of:=POWER([.C648]-6.75;2)" office:value-type="float" office:value="0.00499580162643404" calcext:value-type="float">
            <text:p>0.0049958016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589958" calcext:value-type="float">
            <text:p>6.589958</text:p>
          </table:table-cell>
          <table:table-cell office:value-type="float" office:value="6.6791007548" calcext:value-type="float">
            <text:p>6.6791007548</text:p>
          </table:table-cell>
          <table:table-cell table:formula="of:=POWER([.C649]-6.75;2)" office:value-type="float" office:value="0.00502670296992968" calcext:value-type="float">
            <text:p>0.005026703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603199" calcext:value-type="float">
            <text:p>6.603199</text:p>
          </table:table-cell>
          <table:table-cell office:value-type="float" office:value="6.6788979677" calcext:value-type="float">
            <text:p>6.6788979677</text:p>
          </table:table-cell>
          <table:table-cell table:formula="of:=POWER([.C650]-6.75;2)" office:value-type="float" office:value="0.00505549899719021" calcext:value-type="float">
            <text:p>0.005055499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617348" calcext:value-type="float">
            <text:p>6.617348</text:p>
          </table:table-cell>
          <table:table-cell office:value-type="float" office:value="6.678709828" calcext:value-type="float">
            <text:p>6.678709828</text:p>
          </table:table-cell>
          <table:table-cell table:formula="of:=POWER([.C651]-6.75;2)" office:value-type="float" office:value="0.00508228862378963" calcext:value-type="float">
            <text:p>0.0050822886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632597" calcext:value-type="float">
            <text:p>6.632597</text:p>
          </table:table-cell>
          <table:table-cell office:value-type="float" office:value="6.6785347054" calcext:value-type="float">
            <text:p>6.6785347054</text:p>
          </table:table-cell>
          <table:table-cell table:formula="of:=POWER([.C652]-6.75;2)" office:value-type="float" office:value="0.00510728833226483" calcext:value-type="float">
            <text:p>0.0051072883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649086" calcext:value-type="float">
            <text:p>6.649086</text:p>
          </table:table-cell>
          <table:table-cell office:value-type="float" office:value="6.6783702237" calcext:value-type="float">
            <text:p>6.6783702237</text:p>
          </table:table-cell>
          <table:table-cell table:formula="of:=POWER([.C653]-6.75;2)" office:value-type="float" office:value="0.00513082485278804" calcext:value-type="float">
            <text:p>0.0051308249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6669" calcext:value-type="float">
            <text:p>6.6669</text:p>
          </table:table-cell>
          <table:table-cell office:value-type="float" office:value="6.6782133376" calcext:value-type="float">
            <text:p>6.6782133376</text:p>
          </table:table-cell>
          <table:table-cell table:formula="of:=POWER([.C654]-6.75;2)" office:value-type="float" office:value="0.00515332489853159" calcext:value-type="float">
            <text:p>0.0051533249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68606" calcext:value-type="float">
            <text:p>6.68606</text:p>
          </table:table-cell>
          <table:table-cell office:value-type="float" office:value="6.6780604258" calcext:value-type="float">
            <text:p>6.6780604258</text:p>
          </table:table-cell>
          <table:table-cell table:formula="of:=POWER([.C655]-6.75;2)" office:value-type="float" office:value="0.0051753023360773" calcext:value-type="float">
            <text:p>0.0051753023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706522" calcext:value-type="float">
            <text:p>6.706522</text:p>
          </table:table-cell>
          <table:table-cell office:value-type="float" office:value="6.6779073935" calcext:value-type="float">
            <text:p>6.6779073935</text:p>
          </table:table-cell>
          <table:table-cell table:formula="of:=POWER([.C656]-6.75;2)" office:value-type="float" office:value="0.00519734391196385" calcext:value-type="float">
            <text:p>0.0051973439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728173" calcext:value-type="float">
            <text:p>6.728173</text:p>
          </table:table-cell>
          <table:table-cell office:value-type="float" office:value="6.6777497828" calcext:value-type="float">
            <text:p>6.6777497828</text:p>
          </table:table-cell>
          <table:table-cell table:formula="of:=POWER([.C657]-6.75;2)" office:value-type="float" office:value="0.00522009388544713" calcext:value-type="float">
            <text:p>0.0052200939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75083" calcext:value-type="float">
            <text:p>6.75083</text:p>
          </table:table-cell>
          <table:table-cell office:value-type="float" office:value="6.6775828968" calcext:value-type="float">
            <text:p>6.6775828968</text:p>
          </table:table-cell>
          <table:table-cell table:formula="of:=POWER([.C658]-6.75;2)" office:value-type="float" office:value="0.00524423683587949" calcext:value-type="float">
            <text:p>0.0052442368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774248" calcext:value-type="float">
            <text:p>6.774248</text:p>
          </table:table-cell>
          <table:table-cell office:value-type="float" office:value="6.6774019204" calcext:value-type="float">
            <text:p>6.6774019204</text:p>
          </table:table-cell>
          <table:table-cell table:formula="of:=POWER([.C659]-6.75;2)" office:value-type="float" office:value="0.00527048116160788" calcext:value-type="float">
            <text:p>0.0052704812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79812" calcext:value-type="float">
            <text:p>6.79812</text:p>
          </table:table-cell>
          <table:table-cell office:value-type="float" office:value="6.6772020344" calcext:value-type="float">
            <text:p>6.6772020344</text:p>
          </table:table-cell>
          <table:table-cell table:formula="of:=POWER([.C660]-6.75;2)" office:value-type="float" office:value="0.00529954379549871" calcext:value-type="float">
            <text:p>0.0052995438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822084" calcext:value-type="float">
            <text:p>6.822084</text:p>
          </table:table-cell>
          <table:table-cell office:value-type="float" office:value="6.6769785333" calcext:value-type="float">
            <text:p>6.6769785333</text:p>
          </table:table-cell>
          <table:table-cell table:formula="of:=POWER([.C661]-6.75;2)" office:value-type="float" office:value="0.00533213459901924" calcext:value-type="float">
            <text:p>0.0053321346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845734" calcext:value-type="float">
            <text:p>6.845734</text:p>
          </table:table-cell>
          <table:table-cell office:value-type="float" office:value="6.6767269312" calcext:value-type="float">
            <text:p>6.6767269312</text:p>
          </table:table-cell>
          <table:table-cell table:formula="of:=POWER([.C662]-6.75;2)" office:value-type="float" office:value="0.00536894261136951" calcext:value-type="float">
            <text:p>0.0053689426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868621" calcext:value-type="float">
            <text:p>6.868621</text:p>
          </table:table-cell>
          <table:table-cell office:value-type="float" office:value="6.6764430516" calcext:value-type="float">
            <text:p>6.6764430516</text:p>
          </table:table-cell>
          <table:table-cell table:formula="of:=POWER([.C663]-6.75;2)" office:value-type="float" office:value="0.0054106246579203" calcext:value-type="float">
            <text:p>0.0054106247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890271" calcext:value-type="float">
            <text:p>6.890271</text:p>
          </table:table-cell>
          <table:table-cell office:value-type="float" office:value="6.6761231269" calcext:value-type="float">
            <text:p>6.6761231269</text:p>
          </table:table-cell>
          <table:table-cell table:formula="of:=POWER([.C664]-6.75;2)" office:value-type="float" office:value="0.00545779237903346" calcext:value-type="float">
            <text:p>0.0054577924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910185" calcext:value-type="float">
            <text:p>6.910185</text:p>
          </table:table-cell>
          <table:table-cell office:value-type="float" office:value="6.6757638538" calcext:value-type="float">
            <text:p>6.6757638538</text:p>
          </table:table-cell>
          <table:table-cell table:formula="of:=POWER([.C665]-6.75;2)" office:value-type="float" office:value="0.00551100540262772" calcext:value-type="float">
            <text:p>0.0055110054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927852" calcext:value-type="float">
            <text:p>6.927852</text:p>
          </table:table-cell>
          <table:table-cell office:value-type="float" office:value="6.6753624667" calcext:value-type="float">
            <text:p>6.6753624667</text:p>
          </table:table-cell>
          <table:table-cell table:formula="of:=POWER([.C666]-6.75;2)" office:value-type="float" office:value="0.00557076137710858" calcext:value-type="float">
            <text:p>0.0055707614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942757" calcext:value-type="float">
            <text:p>6.942757</text:p>
          </table:table-cell>
          <table:table-cell office:value-type="float" office:value="6.6749167828" calcext:value-type="float">
            <text:p>6.6749167828</text:p>
          </table:table-cell>
          <table:table-cell table:formula="of:=POWER([.C667]-6.75;2)" office:value-type="float" office:value="0.00563748950510231" calcext:value-type="float">
            <text:p>0.0056374895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954382" calcext:value-type="float">
            <text:p>6.954382</text:p>
          </table:table-cell>
          <table:table-cell office:value-type="float" office:value="6.6744252366" calcext:value-type="float">
            <text:p>6.6744252366</text:p>
          </table:table-cell>
          <table:table-cell table:formula="of:=POWER([.C668]-6.75;2)" office:value-type="float" office:value="0.00571154486296593" calcext:value-type="float">
            <text:p>0.0057115449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962218" calcext:value-type="float">
            <text:p>6.962218</text:p>
          </table:table-cell>
          <table:table-cell office:value-type="float" office:value="6.6738869183" calcext:value-type="float">
            <text:p>6.6738869183</text:p>
          </table:table-cell>
          <table:table-cell table:formula="of:=POWER([.C669]-6.75;2)" office:value-type="float" office:value="0.00579320120587087" calcext:value-type="float">
            <text:p>0.0057932012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965763" calcext:value-type="float">
            <text:p>6.965763</text:p>
          </table:table-cell>
          <table:table-cell office:value-type="float" office:value="6.6733015785" calcext:value-type="float">
            <text:p>6.6733015785</text:p>
          </table:table-cell>
          <table:table-cell table:formula="of:=POWER([.C670]-6.75;2)" office:value-type="float" office:value="0.00588264786059162" calcext:value-type="float">
            <text:p>0.0058826479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964525" calcext:value-type="float">
            <text:p>6.964525</text:p>
          </table:table-cell>
          <table:table-cell office:value-type="float" office:value="6.6726696495" calcext:value-type="float">
            <text:p>6.6726696495</text:p>
          </table:table-cell>
          <table:table-cell table:formula="of:=POWER([.C671]-6.75;2)" office:value-type="float" office:value="0.00597998310845279" calcext:value-type="float">
            <text:p>0.0059799831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958022" calcext:value-type="float">
            <text:p>6.958022</text:p>
          </table:table-cell>
          <table:table-cell office:value-type="float" office:value="6.6719922559" calcext:value-type="float">
            <text:p>6.6719922559</text:p>
          </table:table-cell>
          <table:table-cell table:formula="of:=POWER([.C672]-6.75;2)" office:value-type="float" office:value="0.00608520813957105" calcext:value-type="float">
            <text:p>0.0060852081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945775" calcext:value-type="float">
            <text:p>6.945775</text:p>
          </table:table-cell>
          <table:table-cell office:value-type="float" office:value="6.6712712215" calcext:value-type="float">
            <text:p>6.6712712215</text:p>
          </table:table-cell>
          <table:table-cell table:formula="of:=POWER([.C673]-6.75;2)" office:value-type="float" office:value="0.00619822056410212" calcext:value-type="float">
            <text:p>0.0061982206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927309" calcext:value-type="float">
            <text:p>6.927309</text:p>
          </table:table-cell>
          <table:table-cell office:value-type="float" office:value="6.6705090796" calcext:value-type="float">
            <text:p>6.6705090796</text:p>
          </table:table-cell>
          <table:table-cell table:formula="of:=POWER([.C674]-6.75;2)" office:value-type="float" office:value="0.00631880642603907" calcext:value-type="float">
            <text:p>0.0063188064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902134" calcext:value-type="float">
            <text:p>6.902134</text:p>
          </table:table-cell>
          <table:table-cell office:value-type="float" office:value="6.6697090839" calcext:value-type="float">
            <text:p>6.6697090839</text:p>
          </table:table-cell>
          <table:table-cell table:formula="of:=POWER([.C675]-6.75;2)" office:value-type="float" office:value="0.00644663120817725" calcext:value-type="float">
            <text:p>0.0064466312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869737" calcext:value-type="float">
            <text:p>6.869737</text:p>
          </table:table-cell>
          <table:table-cell office:value-type="float" office:value="6.6688752495" calcext:value-type="float">
            <text:p>6.6688752495</text:p>
          </table:table-cell>
          <table:table-cell table:formula="of:=POWER([.C676]-6.75;2)" office:value-type="float" office:value="0.00658122514368723" calcext:value-type="float">
            <text:p>0.0065812251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829563" calcext:value-type="float">
            <text:p>6.829563</text:p>
          </table:table-cell>
          <table:table-cell office:value-type="float" office:value="6.6680123935" calcext:value-type="float">
            <text:p>6.6680123935</text:p>
          </table:table-cell>
          <table:table-cell table:formula="of:=POWER([.C677]-6.75;2)" office:value-type="float" office:value="0.00672196761959888" calcext:value-type="float">
            <text:p>0.0067219676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780986" calcext:value-type="float">
            <text:p>6.780986</text:p>
          </table:table-cell>
          <table:table-cell office:value-type="float" office:value="6.6671262" calcext:value-type="float">
            <text:p>6.6671262</text:p>
          </table:table-cell>
          <table:table-cell table:formula="of:=POWER([.C678]-6.75;2)" office:value-type="float" office:value="0.00686806672643996" calcext:value-type="float">
            <text:p>0.0068680667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723278" calcext:value-type="float">
            <text:p>6.723278</text:p>
          </table:table-cell>
          <table:table-cell office:value-type="float" office:value="6.6662233312" calcext:value-type="float">
            <text:p>6.6662233312</text:p>
          </table:table-cell>
          <table:table-cell table:formula="of:=POWER([.C679]-6.75;2)" office:value-type="float" office:value="0.00701853023522484" calcext:value-type="float">
            <text:p>0.0070185302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655557" calcext:value-type="float">
            <text:p>6.655557</text:p>
          </table:table-cell>
          <table:table-cell office:value-type="float" office:value="6.6653115849" calcext:value-type="float">
            <text:p>6.6653115849</text:p>
          </table:table-cell>
          <table:table-cell table:formula="of:=POWER([.C680]-6.75;2)" office:value-type="float" office:value="0.00717212765214999" calcext:value-type="float">
            <text:p>0.0071721277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576729" calcext:value-type="float">
            <text:p>6.576729</text:p>
          </table:table-cell>
          <table:table-cell office:value-type="float" office:value="6.6644001161" calcext:value-type="float">
            <text:p>6.6644001161</text:p>
          </table:table-cell>
          <table:table-cell table:formula="of:=POWER([.C681]-6.75;2)" office:value-type="float" office:value="0.00732734012369341" calcext:value-type="float">
            <text:p>0.0073273401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485391" calcext:value-type="float">
            <text:p>6.485391</text:p>
          </table:table-cell>
          <table:table-cell office:value-type="float" office:value="6.6634997548" calcext:value-type="float">
            <text:p>6.6634997548</text:p>
          </table:table-cell>
          <table:table-cell table:formula="of:=POWER([.C682]-6.75;2)" office:value-type="float" office:value="0.0074822924196601" calcext:value-type="float">
            <text:p>0.0074822924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379705" calcext:value-type="float">
            <text:p>6.379705</text:p>
          </table:table-cell>
          <table:table-cell office:value-type="float" office:value="6.6626234645" calcext:value-type="float">
            <text:p>6.6626234645</text:p>
          </table:table-cell>
          <table:table-cell table:formula="of:=POWER([.C683]-6.75;2)" office:value-type="float" office:value="0.00763465895598272" calcext:value-type="float">
            <text:p>0.007634659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257206" calcext:value-type="float">
            <text:p>6.257206</text:p>
          </table:table-cell>
          <table:table-cell office:value-type="float" office:value="6.661787" calcext:value-type="float">
            <text:p>6.661787</text:p>
          </table:table-cell>
          <table:table-cell table:formula="of:=POWER([.C684]-6.75;2)" office:value-type="float" office:value="0.00778153336899994" calcext:value-type="float">
            <text:p>0.0077815334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114503" calcext:value-type="float">
            <text:p>6.114503</text:p>
          </table:table-cell>
          <table:table-cell office:value-type="float" office:value="6.6610098538" calcext:value-type="float">
            <text:p>6.6610098538</text:p>
          </table:table-cell>
          <table:table-cell table:formula="of:=POWER([.C685]-6.75;2)" office:value-type="float" office:value="0.00791924612069746" calcext:value-type="float">
            <text:p>0.0079192461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.946814" calcext:value-type="float">
            <text:p>5.946814</text:p>
          </table:table-cell>
          <table:table-cell office:value-type="float" office:value="6.6603166839" calcext:value-type="float">
            <text:p>6.6603166839</text:p>
          </table:table-cell>
          <table:table-cell table:formula="of:=POWER([.C686]-6.75;2)" office:value-type="float" office:value="0.00804309718669258" calcext:value-type="float">
            <text:p>0.0080430972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.747183" calcext:value-type="float">
            <text:p>5.747183</text:p>
          </table:table-cell>
          <table:table-cell office:value-type="float" office:value="6.659739486" calcext:value-type="float">
            <text:p>6.659739486</text:p>
          </table:table-cell>
          <table:table-cell table:formula="of:=POWER([.C687]-6.75;2)" office:value-type="float" office:value="0.00814696038754414" calcext:value-type="float">
            <text:p>0.0081469604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.505084" calcext:value-type="float">
            <text:p>5.505084</text:p>
          </table:table-cell>
          <table:table-cell office:value-type="float" office:value="6.6593210473" calcext:value-type="float">
            <text:p>6.6593210473</text:p>
          </table:table-cell>
          <table:table-cell table:formula="of:=POWER([.C688]-6.75;2)" office:value-type="float" office:value="0.00822267246276888" calcext:value-type="float">
            <text:p>0.0082226725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.203758" calcext:value-type="float">
            <text:p>5.203758</text:p>
          </table:table-cell>
          <table:table-cell office:value-type="float" office:value="6.6591207548" calcext:value-type="float">
            <text:p>6.6591207548</text:p>
          </table:table-cell>
          <table:table-cell table:formula="of:=POWER([.C689]-6.75;2)" office:value-type="float" office:value="0.00825903720812173" calcext:value-type="float">
            <text:p>0.0082590372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.81455" calcext:value-type="float">
            <text:p>4.81455</text:p>
          </table:table-cell>
          <table:table-cell office:value-type="float" office:value="6.6592250108" calcext:value-type="float">
            <text:p>6.6592250108</text:p>
          </table:table-cell>
          <table:table-cell table:formula="of:=POWER([.C690]-6.75;2)" office:value-type="float" office:value="0.00824009866426008" calcext:value-type="float">
            <text:p>0.0082400987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.282852" calcext:value-type="float">
            <text:p>4.282852</text:p>
          </table:table-cell>
          <table:table-cell office:value-type="float" office:value="6.6597678323" calcext:value-type="float">
            <text:p>6.6597678323</text:p>
          </table:table-cell>
          <table:table-cell table:formula="of:=POWER([.C691]-6.75;2)" office:value-type="float" office:value="0.00814184408784092" calcext:value-type="float">
            <text:p>0.0081418441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.482789" calcext:value-type="float">
            <text:p>3.482789</text:p>
          </table:table-cell>
          <table:table-cell office:value-type="float" office:value="6.6609777828" calcext:value-type="float">
            <text:p>6.6609777828</text:p>
          </table:table-cell>
          <table:table-cell table:formula="of:=POWER([.C692]-6.75;2)" office:value-type="float" office:value="0.007924955155204" calcext:value-type="float">
            <text:p>0.0079249552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940494" calcext:value-type="float">
            <text:p>1.940494</text:p>
          </table:table-cell>
          <table:table-cell office:value-type="float" office:value="6.6633140968" calcext:value-type="float">
            <text:p>6.6633140968</text:p>
          </table:table-cell>
          <table:table-cell table:formula="of:=POWER([.C693]-6.75;2)" office:value-type="float" office:value="0.00751444581359981" calcext:value-type="float">
            <text:p>0.0075144458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940494" calcext:value-type="float">
            <text:p>1.940494</text:p>
          </table:table-cell>
          <table:table-cell office:value-type="float" office:value="6.6681778946" calcext:value-type="float">
            <text:p>6.6681778946</text:p>
          </table:table-cell>
          <table:table-cell table:formula="of:=POWER([.C694]-6.75;2)" office:value-type="float" office:value="0.00669485693208866" calcext:value-type="float">
            <text:p>0.0066948569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940494" calcext:value-type="float">
            <text:p>1.940494</text:p>
          </table:table-cell>
          <table:table-cell office:value-type="float" office:value="6.6718836602" calcext:value-type="float">
            <text:p>6.6718836602</text:p>
          </table:table-cell>
          <table:table-cell table:formula="of:=POWER([.C695]-6.75;2)" office:value-type="float" office:value="0.0061021625437491" calcext:value-type="float">
            <text:p>0.0061021625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940494" calcext:value-type="float">
            <text:p>1.940494</text:p>
          </table:table-cell>
          <table:table-cell office:value-type="float" office:value="6.6735327591" calcext:value-type="float">
            <text:p>6.6735327591</text:p>
          </table:table-cell>
          <table:table-cell table:formula="of:=POWER([.C696]-6.75;2)" office:value-type="float" office:value="0.00584723893085857" calcext:value-type="float">
            <text:p>0.0058472389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940494" calcext:value-type="float">
            <text:p>1.940494</text:p>
          </table:table-cell>
          <table:table-cell office:value-type="float" office:value="6.6751818581" calcext:value-type="float">
            <text:p>6.6751818581</text:p>
          </table:table-cell>
          <table:table-cell table:formula="of:=POWER([.C697]-6.75;2)" office:value-type="float" office:value="0.00559775435736851" calcext:value-type="float">
            <text:p>0.0055977544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940494" calcext:value-type="float">
            <text:p>1.940494</text:p>
          </table:table-cell>
          <table:table-cell office:value-type="float" office:value="6.676830957" calcext:value-type="float">
            <text:p>6.676830957</text:p>
          </table:table-cell>
          <table:table-cell table:formula="of:=POWER([.C698]-6.75;2)" office:value-type="float" office:value="0.00535370885353586" calcext:value-type="float">
            <text:p>0.0053537089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9.344934" calcext:value-type="float">
            <text:p>19.344934</text:p>
          </table:table-cell>
          <table:table-cell office:value-type="float" office:value="6.6784800559" calcext:value-type="float">
            <text:p>6.6784800559</text:p>
          </table:table-cell>
          <table:table-cell table:formula="of:=POWER([.C699]-6.75;2)" office:value-type="float" office:value="0.00511510240406717" calcext:value-type="float">
            <text:p>0.0051151024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3.746475" calcext:value-type="float">
            <text:p>13.746475</text:p>
          </table:table-cell>
          <table:table-cell office:value-type="float" office:value="6.6730063785" calcext:value-type="float">
            <text:p>6.6730063785</text:p>
          </table:table-cell>
          <table:table-cell table:formula="of:=POWER([.C700]-6.75;2)" office:value-type="float" office:value="0.00592801775168523" calcext:value-type="float">
            <text:p>0.005928017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1.70251" calcext:value-type="float">
            <text:p>11.70251</text:p>
          </table:table-cell>
          <table:table-cell office:value-type="float" office:value="6.6643507462" calcext:value-type="float">
            <text:p>6.6643507462</text:p>
          </table:table-cell>
          <table:table-cell table:formula="of:=POWER([.C701]-6.75;2)" office:value-type="float" office:value="0.00733579467649678" calcext:value-type="float">
            <text:p>0.0073357947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0.589309" calcext:value-type="float">
            <text:p>10.589309</text:p>
          </table:table-cell>
          <table:table-cell office:value-type="float" office:value="6.6566272516" calcext:value-type="float">
            <text:p>6.6566272516</text:p>
          </table:table-cell>
          <table:table-cell table:formula="of:=POWER([.C702]-6.75;2)" office:value-type="float" office:value="0.00871847014376974" calcext:value-type="float">
            <text:p>0.0087184701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9.869537" calcext:value-type="float">
            <text:p>9.869537</text:p>
          </table:table-cell>
          <table:table-cell office:value-type="float" office:value="6.649641628" calcext:value-type="float">
            <text:p>6.649641628</text:p>
          </table:table-cell>
          <table:table-cell table:formula="of:=POWER([.C703]-6.75;2)" office:value-type="float" office:value="0.0100718028304903" calcext:value-type="float">
            <text:p>0.0100718028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9.355404" calcext:value-type="float">
            <text:p>9.355404</text:p>
          </table:table-cell>
          <table:table-cell office:value-type="float" office:value="6.6432008903" calcext:value-type="float">
            <text:p>6.6432008903</text:p>
          </table:table-cell>
          <table:table-cell table:formula="of:=POWER([.C704]-6.75;2)" office:value-type="float" office:value="0.0114060498327126" calcext:value-type="float">
            <text:p>0.0114060498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8.962943" calcext:value-type="float">
            <text:p>8.962943</text:p>
          </table:table-cell>
          <table:table-cell office:value-type="float" office:value="6.6371806473" calcext:value-type="float">
            <text:p>6.6371806473</text:p>
          </table:table-cell>
          <table:table-cell table:formula="of:=POWER([.C705]-6.75;2)" office:value-type="float" office:value="0.012728206343647" calcext:value-type="float">
            <text:p>0.0127282063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8.648654" calcext:value-type="float">
            <text:p>8.648654</text:p>
          </table:table-cell>
          <table:table-cell office:value-type="float" office:value="6.6315022559" calcext:value-type="float">
            <text:p>6.6315022559</text:p>
          </table:table-cell>
          <table:table-cell table:formula="of:=POWER([.C706]-6.75;2)" office:value-type="float" office:value="0.0140417153567891" calcext:value-type="float">
            <text:p>0.0140417154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8.387652" calcext:value-type="float">
            <text:p>8.387652</text:p>
          </table:table-cell>
          <table:table-cell office:value-type="float" office:value="6.6261157247" calcext:value-type="float">
            <text:p>6.6261157247</text:p>
          </table:table-cell>
          <table:table-cell table:formula="of:=POWER([.C707]-6.75;2)" office:value-type="float" office:value="0.0153473136666062" calcext:value-type="float">
            <text:p>0.0153473137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8.164654" calcext:value-type="float">
            <text:p>8.164654</text:p>
          </table:table-cell>
          <table:table-cell office:value-type="float" office:value="6.6209894817" calcext:value-type="float">
            <text:p>6.6209894817</text:p>
          </table:table-cell>
          <table:table-cell table:formula="of:=POWER([.C708]-6.75;2)" office:value-type="float" office:value="0.0166437138320347" calcext:value-type="float">
            <text:p>0.0166437138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.96976" calcext:value-type="float">
            <text:p>7.96976</text:p>
          </table:table-cell>
          <table:table-cell office:value-type="float" office:value="6.6161041699" calcext:value-type="float">
            <text:p>6.6161041699</text:p>
          </table:table-cell>
          <table:table-cell table:formula="of:=POWER([.C709]-6.75;2)" office:value-type="float" office:value="0.0179280933181681" calcext:value-type="float">
            <text:p>0.0179280933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.79629" calcext:value-type="float">
            <text:p>7.79629</text:p>
          </table:table-cell>
          <table:table-cell office:value-type="float" office:value="6.6114487484" calcext:value-type="float">
            <text:p>6.6114487484</text:p>
          </table:table-cell>
          <table:table-cell table:formula="of:=POWER([.C710]-6.75;2)" office:value-type="float" office:value="0.0191964493199265" calcext:value-type="float">
            <text:p>0.0191964493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.639595" calcext:value-type="float">
            <text:p>7.639595</text:p>
          </table:table-cell>
          <table:table-cell office:value-type="float" office:value="6.6070179075" calcext:value-type="float">
            <text:p>6.6070179075</text:p>
          </table:table-cell>
          <table:table-cell table:formula="of:=POWER([.C711]-6.75;2)" office:value-type="float" office:value="0.0204438787756784" calcext:value-type="float">
            <text:p>0.0204438788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.496362" calcext:value-type="float">
            <text:p>7.496362</text:p>
          </table:table-cell>
          <table:table-cell office:value-type="float" office:value="6.6028102774" calcext:value-type="float">
            <text:p>6.6028102774</text:p>
          </table:table-cell>
          <table:table-cell table:formula="of:=POWER([.C712]-6.75;2)" office:value-type="float" office:value="0.021664814439065" calcext:value-type="float">
            <text:p>0.0216648144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.364191" calcext:value-type="float">
            <text:p>7.364191</text:p>
          </table:table-cell>
          <table:table-cell office:value-type="float" office:value="6.5988271333" calcext:value-type="float">
            <text:p>6.5988271333</text:p>
          </table:table-cell>
          <table:table-cell table:formula="of:=POWER([.C713]-6.75;2)" office:value-type="float" office:value="0.0228532356262959" calcext:value-type="float">
            <text:p>0.0228532356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.241319" calcext:value-type="float">
            <text:p>7.241319</text:p>
          </table:table-cell>
          <table:table-cell office:value-type="float" office:value="6.5950714215" calcext:value-type="float">
            <text:p>6.5950714215</text:p>
          </table:table-cell>
          <table:table-cell table:formula="of:=POWER([.C714]-6.75;2)" office:value-type="float" office:value="0.0240028644360306" calcext:value-type="float">
            <text:p>0.0240028644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.12645" calcext:value-type="float">
            <text:p>7.12645</text:p>
          </table:table-cell>
          <table:table-cell office:value-type="float" office:value="6.5915470258" calcext:value-type="float">
            <text:p>6.5915470258</text:p>
          </table:table-cell>
          <table:table-cell table:formula="of:=POWER([.C715]-6.75;2)" office:value-type="float" office:value="0.0251073450328259" calcext:value-type="float">
            <text:p>0.025107345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.018627" calcext:value-type="float">
            <text:p>7.018627</text:p>
          </table:table-cell>
          <table:table-cell office:value-type="float" office:value="6.5882581699" calcext:value-type="float">
            <text:p>6.5882581699</text:p>
          </table:table-cell>
          <table:table-cell table:formula="of:=POWER([.C716]-6.75;2)" office:value-type="float" office:value="0.0261604196040974" calcext:value-type="float">
            <text:p>0.0261604196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917149" calcext:value-type="float">
            <text:p>6.917149</text:p>
          </table:table-cell>
          <table:table-cell office:value-type="float" office:value="6.5852089634" calcext:value-type="float">
            <text:p>6.5852089634</text:p>
          </table:table-cell>
          <table:table-cell table:formula="of:=POWER([.C717]-6.75;2)" office:value-type="float" office:value="0.0271560857437024" calcext:value-type="float">
            <text:p>0.0271560857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821513" calcext:value-type="float">
            <text:p>6.821513</text:p>
          </table:table-cell>
          <table:table-cell office:value-type="float" office:value="6.5824030409" calcext:value-type="float">
            <text:p>6.5824030409</text:p>
          </table:table-cell>
          <table:table-cell table:formula="of:=POWER([.C718]-6.75;2)" office:value-type="float" office:value="0.0280887406995671" calcext:value-type="float">
            <text:p>0.0280887407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731362" calcext:value-type="float">
            <text:p>6.731362</text:p>
          </table:table-cell>
          <table:table-cell office:value-type="float" office:value="6.5798432753" calcext:value-type="float">
            <text:p>6.5798432753</text:p>
          </table:table-cell>
          <table:table-cell table:formula="of:=POWER([.C719]-6.75;2)" office:value-type="float" office:value="0.0289533109606316" calcext:value-type="float">
            <text:p>0.028953311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646459" calcext:value-type="float">
            <text:p>6.646459</text:p>
          </table:table-cell>
          <table:table-cell office:value-type="float" office:value="6.5775315763" calcext:value-type="float">
            <text:p>6.5775315763</text:p>
          </table:table-cell>
          <table:table-cell table:formula="of:=POWER([.C720]-6.75;2)" office:value-type="float" office:value="0.0297453571735627" calcext:value-type="float">
            <text:p>0.0297453572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566655" calcext:value-type="float">
            <text:p>6.566655</text:p>
          </table:table-cell>
          <table:table-cell office:value-type="float" office:value="6.575468729" calcext:value-type="float">
            <text:p>6.575468729</text:p>
          </table:table-cell>
          <table:table-cell table:formula="of:=POWER([.C721]-6.75;2)" office:value-type="float" office:value="0.0304611645568755" calcext:value-type="float">
            <text:p>0.0304611646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491867" calcext:value-type="float">
            <text:p>6.491867</text:p>
          </table:table-cell>
          <table:table-cell office:value-type="float" office:value="6.5736542882" calcext:value-type="float">
            <text:p>6.5736542882</text:p>
          </table:table-cell>
          <table:table-cell table:formula="of:=POWER([.C722]-6.75;2)" office:value-type="float" office:value="0.0310978100702486" calcext:value-type="float">
            <text:p>0.0310978101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422066" calcext:value-type="float">
            <text:p>6.422066</text:p>
          </table:table-cell>
          <table:table-cell office:value-type="float" office:value="6.5720865376" calcext:value-type="float">
            <text:p>6.5720865376</text:p>
          </table:table-cell>
          <table:table-cell table:formula="of:=POWER([.C723]-6.75;2)" office:value-type="float" office:value="0.0316532001031563" calcext:value-type="float">
            <text:p>0.0316532001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357259" calcext:value-type="float">
            <text:p>6.357259</text:p>
          </table:table-cell>
          <table:table-cell office:value-type="float" office:value="6.5707624516" calcext:value-type="float">
            <text:p>6.5707624516</text:p>
          </table:table-cell>
          <table:table-cell table:formula="of:=POWER([.C724]-6.75;2)" office:value-type="float" office:value="0.0321260987564422" calcext:value-type="float">
            <text:p>0.0321260988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297477" calcext:value-type="float">
            <text:p>6.297477</text:p>
          </table:table-cell>
          <table:table-cell office:value-type="float" office:value="6.5696777118" calcext:value-type="float">
            <text:p>6.5696777118</text:p>
          </table:table-cell>
          <table:table-cell table:formula="of:=POWER([.C725]-6.75;2)" office:value-type="float" office:value="0.0325161276216839" calcext:value-type="float">
            <text:p>0.0325161276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242766" calcext:value-type="float">
            <text:p>6.242766</text:p>
          </table:table-cell>
          <table:table-cell office:value-type="float" office:value="6.5688267505" calcext:value-type="float">
            <text:p>6.5688267505</text:p>
          </table:table-cell>
          <table:table-cell table:formula="of:=POWER([.C726]-6.75;2)" office:value-type="float" office:value="0.0328237463343894" calcext:value-type="float">
            <text:p>0.0328237463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193176" calcext:value-type="float">
            <text:p>6.193176</text:p>
          </table:table-cell>
          <table:table-cell office:value-type="float" office:value="6.5682028" calcext:value-type="float">
            <text:p>6.5682028</text:p>
          </table:table-cell>
          <table:table-cell table:formula="of:=POWER([.C727]-6.75;2)" office:value-type="float" office:value="0.03305022192784" calcext:value-type="float">
            <text:p>0.0330502219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148754" calcext:value-type="float">
            <text:p>6.148754</text:p>
          </table:table-cell>
          <table:table-cell office:value-type="float" office:value="6.5677979742" calcext:value-type="float">
            <text:p>6.5677979742</text:p>
          </table:table-cell>
          <table:table-cell table:formula="of:=POWER([.C728]-6.75;2)" office:value-type="float" office:value="0.0331975782056237" calcext:value-type="float">
            <text:p>0.0331975782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109538" calcext:value-type="float">
            <text:p>6.109538</text:p>
          </table:table-cell>
          <table:table-cell office:value-type="float" office:value="6.5676033527" calcext:value-type="float">
            <text:p>6.5676033527</text:p>
          </table:table-cell>
          <table:table-cell table:formula="of:=POWER([.C729]-6.75;2)" office:value-type="float" office:value="0.0332685369462806" calcext:value-type="float">
            <text:p>0.0332685369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075549" calcext:value-type="float">
            <text:p>6.075549</text:p>
          </table:table-cell>
          <table:table-cell office:value-type="float" office:value="6.5676090774" calcext:value-type="float">
            <text:p>6.5676090774</text:p>
          </table:table-cell>
          <table:table-cell table:formula="of:=POWER([.C730]-6.75;2)" office:value-type="float" office:value="0.0332664486468791" calcext:value-type="float">
            <text:p>0.0332664486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046787" calcext:value-type="float">
            <text:p>6.046787</text:p>
          </table:table-cell>
          <table:table-cell office:value-type="float" office:value="6.5678044559" calcext:value-type="float">
            <text:p>6.5678044559</text:p>
          </table:table-cell>
          <table:table-cell table:formula="of:=POWER([.C731]-6.75;2)" office:value-type="float" office:value="0.033195216289895" calcext:value-type="float">
            <text:p>0.0331952163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023226" calcext:value-type="float">
            <text:p>6.023226</text:p>
          </table:table-cell>
          <table:table-cell office:value-type="float" office:value="6.5681780667" calcext:value-type="float">
            <text:p>6.5681780667</text:p>
          </table:table-cell>
          <table:table-cell table:formula="of:=POWER([.C732]-6.75;2)" office:value-type="float" office:value="0.0330592154289497" calcext:value-type="float">
            <text:p>0.0330592154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004809" calcext:value-type="float">
            <text:p>6.004809</text:p>
          </table:table-cell>
          <table:table-cell office:value-type="float" office:value="6.5687178624" calcext:value-type="float">
            <text:p>6.5687178624</text:p>
          </table:table-cell>
          <table:table-cell table:formula="of:=POWER([.C733]-6.75;2)" office:value-type="float" office:value="0.0328632134128254" calcext:value-type="float">
            <text:p>0.0328632134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.991449" calcext:value-type="float">
            <text:p>5.991449</text:p>
          </table:table-cell>
          <table:table-cell office:value-type="float" office:value="6.5694112839" calcext:value-type="float">
            <text:p>6.5694112839</text:p>
          </table:table-cell>
          <table:table-cell table:formula="of:=POWER([.C734]-6.75;2)" office:value-type="float" office:value="0.0326122843826464" calcext:value-type="float">
            <text:p>0.0326122844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.983024" calcext:value-type="float">
            <text:p>5.983024</text:p>
          </table:table-cell>
          <table:table-cell office:value-type="float" office:value="6.5702453484" calcext:value-type="float">
            <text:p>6.5702453484</text:p>
          </table:table-cell>
          <table:table-cell table:formula="of:=POWER([.C735]-6.75;2)" office:value-type="float" office:value="0.0323117347718373" calcext:value-type="float">
            <text:p>0.0323117348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.979376" calcext:value-type="float">
            <text:p>5.979376</text:p>
          </table:table-cell>
          <table:table-cell office:value-type="float" office:value="6.571206757" calcext:value-type="float">
            <text:p>6.571206757</text:p>
          </table:table-cell>
          <table:table-cell table:formula="of:=POWER([.C736]-6.75;2)" office:value-type="float" office:value="0.0319670237424572" calcext:value-type="float">
            <text:p>0.0319670237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.980314" calcext:value-type="float">
            <text:p>5.980314</text:p>
          </table:table-cell>
          <table:table-cell office:value-type="float" office:value="6.5722819871" calcext:value-type="float">
            <text:p>6.5722819871</text:p>
          </table:table-cell>
          <table:table-cell table:formula="of:=POWER([.C737]-6.75;2)" office:value-type="float" office:value="0.0315836921091245" calcext:value-type="float">
            <text:p>0.0315836921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.985614" calcext:value-type="float">
            <text:p>5.985614</text:p>
          </table:table-cell>
          <table:table-cell office:value-type="float" office:value="6.5734573742" calcext:value-type="float">
            <text:p>6.5734573742</text:p>
          </table:table-cell>
          <table:table-cell table:formula="of:=POWER([.C738]-6.75;2)" office:value-type="float" office:value="0.0311672987243588" calcext:value-type="float">
            <text:p>0.0311672987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.995019" calcext:value-type="float">
            <text:p>5.995019</text:p>
          </table:table-cell>
          <table:table-cell office:value-type="float" office:value="6.5747191914" calcext:value-type="float">
            <text:p>6.5747191914</text:p>
          </table:table-cell>
          <table:table-cell table:formula="of:=POWER([.C739]-6.75;2)" office:value-type="float" office:value="0.0307233618634699" calcext:value-type="float">
            <text:p>0.0307233619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008245" calcext:value-type="float">
            <text:p>6.008245</text:p>
          </table:table-cell>
          <table:table-cell office:value-type="float" office:value="6.5760537269" calcext:value-type="float">
            <text:p>6.5760537269</text:p>
          </table:table-cell>
          <table:table-cell table:formula="of:=POWER([.C740]-6.75;2)" office:value-type="float" office:value="0.0302573059253799" calcext:value-type="float">
            <text:p>0.0302573059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024982" calcext:value-type="float">
            <text:p>6.024982</text:p>
          </table:table-cell>
          <table:table-cell office:value-type="float" office:value="6.5774473505" calcext:value-type="float">
            <text:p>6.5774473505</text:p>
          </table:table-cell>
          <table:table-cell table:formula="of:=POWER([.C741]-6.75;2)" office:value-type="float" office:value="0.0297744168494699" calcext:value-type="float">
            <text:p>0.0297744168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044901" calcext:value-type="float">
            <text:p>6.044901</text:p>
          </table:table-cell>
          <table:table-cell office:value-type="float" office:value="6.5788865677" calcext:value-type="float">
            <text:p>6.5788865677</text:p>
          </table:table-cell>
          <table:table-cell table:formula="of:=POWER([.C742]-6.75;2)" office:value-type="float" office:value="0.0292798067134868" calcext:value-type="float">
            <text:p>0.0292798067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067655" calcext:value-type="float">
            <text:p>6.067655</text:p>
          </table:table-cell>
          <table:table-cell office:value-type="float" office:value="6.5803580817" calcext:value-type="float">
            <text:p>6.5803580817</text:p>
          </table:table-cell>
          <table:table-cell table:formula="of:=POWER([.C743]-6.75;2)" office:value-type="float" office:value="0.0287783804445039" calcext:value-type="float">
            <text:p>0.0287783804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092887" calcext:value-type="float">
            <text:p>6.092887</text:p>
          </table:table-cell>
          <table:table-cell office:value-type="float" office:value="6.5818488387" calcext:value-type="float">
            <text:p>6.5818488387</text:p>
          </table:table-cell>
          <table:table-cell table:formula="of:=POWER([.C744]-6.75;2)" office:value-type="float" office:value="0.0282748130465386" calcext:value-type="float">
            <text:p>0.028274813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120233" calcext:value-type="float">
            <text:p>6.120233</text:p>
          </table:table-cell>
          <table:table-cell office:value-type="float" office:value="6.5833460796" calcext:value-type="float">
            <text:p>6.5833460796</text:p>
          </table:table-cell>
          <table:table-cell table:formula="of:=POWER([.C745]-6.75;2)" office:value-type="float" office:value="0.0277735291846895" calcext:value-type="float">
            <text:p>0.0277735292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149328" calcext:value-type="float">
            <text:p>6.149328</text:p>
          </table:table-cell>
          <table:table-cell office:value-type="float" office:value="6.5848373806" calcext:value-type="float">
            <text:p>6.5848373806</text:p>
          </table:table-cell>
          <table:table-cell table:formula="of:=POWER([.C746]-6.75;2)" office:value-type="float" office:value="0.0272786908470693" calcext:value-type="float">
            <text:p>0.0272786908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179813" calcext:value-type="float">
            <text:p>6.179813</text:p>
          </table:table-cell>
          <table:table-cell office:value-type="float" office:value="6.5863106989" calcext:value-type="float">
            <text:p>6.5863106989</text:p>
          </table:table-cell>
          <table:table-cell table:formula="of:=POWER([.C747]-6.75;2)" office:value-type="float" office:value="0.0267941872946064" calcext:value-type="float">
            <text:p>0.0267941873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211335" calcext:value-type="float">
            <text:p>6.211335</text:p>
          </table:table-cell>
          <table:table-cell office:value-type="float" office:value="6.5877544065" calcext:value-type="float">
            <text:p>6.5877544065</text:p>
          </table:table-cell>
          <table:table-cell table:formula="of:=POWER([.C748]-6.75;2)" office:value-type="float" office:value="0.0263236326101672" calcext:value-type="float">
            <text:p>0.0263236326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243553" calcext:value-type="float">
            <text:p>6.243553</text:p>
          </table:table-cell>
          <table:table-cell office:value-type="float" office:value="6.5891573441" calcext:value-type="float">
            <text:p>6.5891573441</text:p>
          </table:table-cell>
          <table:table-cell table:formula="of:=POWER([.C749]-6.75;2)" office:value-type="float" office:value="0.0258703599569657" calcext:value-type="float">
            <text:p>0.02587036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276144" calcext:value-type="float">
            <text:p>6.276144</text:p>
          </table:table-cell>
          <table:table-cell office:value-type="float" office:value="6.5905088602" calcext:value-type="float">
            <text:p>6.5905088602</text:p>
          </table:table-cell>
          <table:table-cell table:formula="of:=POWER([.C750]-6.75;2)" office:value-type="float" office:value="0.0254374236747032" calcext:value-type="float">
            <text:p>0.0254374237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308804" calcext:value-type="float">
            <text:p>6.308804</text:p>
          </table:table-cell>
          <table:table-cell office:value-type="float" office:value="6.5917988624" calcext:value-type="float">
            <text:p>6.5917988624</text:p>
          </table:table-cell>
          <table:table-cell table:formula="of:=POWER([.C751]-6.75;2)" office:value-type="float" office:value="0.0250275999379341" calcext:value-type="float">
            <text:p>0.0250275999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341249" calcext:value-type="float">
            <text:p>6.341249</text:p>
          </table:table-cell>
          <table:table-cell office:value-type="float" office:value="6.5930178624" calcext:value-type="float">
            <text:p>6.5930178624</text:p>
          </table:table-cell>
          <table:table-cell table:formula="of:=POWER([.C752]-6.75;2)" office:value-type="float" office:value="0.0246433915254653" calcext:value-type="float">
            <text:p>0.0246433915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373222" calcext:value-type="float">
            <text:p>6.373222</text:p>
          </table:table-cell>
          <table:table-cell office:value-type="float" office:value="6.5941570344" calcext:value-type="float">
            <text:p>6.5941570344</text:p>
          </table:table-cell>
          <table:table-cell table:formula="of:=POWER([.C753]-6.75;2)" office:value-type="float" office:value="0.0242870299270027" calcext:value-type="float">
            <text:p>0.0242870299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404486" calcext:value-type="float">
            <text:p>6.404486</text:p>
          </table:table-cell>
          <table:table-cell office:value-type="float" office:value="6.5952082688" calcext:value-type="float">
            <text:p>6.5952082688</text:p>
          </table:table-cell>
          <table:table-cell table:formula="of:=POWER([.C754]-6.75;2)" office:value-type="float" office:value="0.0239604800478929" calcext:value-type="float">
            <text:p>0.02396048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434835" calcext:value-type="float">
            <text:p>6.434835</text:p>
          </table:table-cell>
          <table:table-cell office:value-type="float" office:value="6.5961642344" calcext:value-type="float">
            <text:p>6.5961642344</text:p>
          </table:table-cell>
          <table:table-cell table:formula="of:=POWER([.C755]-6.75;2)" office:value-type="float" office:value="0.0236654427777382" calcext:value-type="float">
            <text:p>0.0236654428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464084" calcext:value-type="float">
            <text:p>6.464084</text:p>
          </table:table-cell>
          <table:table-cell office:value-type="float" office:value="6.5970184366" calcext:value-type="float">
            <text:p>6.5970184366</text:p>
          </table:table-cell>
          <table:table-cell table:formula="of:=POWER([.C756]-6.75;2)" office:value-type="float" office:value="0.0234033587403082" calcext:value-type="float">
            <text:p>0.0234033587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492076" calcext:value-type="float">
            <text:p>6.492076</text:p>
          </table:table-cell>
          <table:table-cell office:value-type="float" office:value="6.597765286" calcext:value-type="float">
            <text:p>6.597765286</text:p>
          </table:table-cell>
          <table:table-cell table:formula="of:=POWER([.C757]-6.75;2)" office:value-type="float" office:value="0.0231754081466619" calcext:value-type="float">
            <text:p>0.0231754081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518678" calcext:value-type="float">
            <text:p>6.518678</text:p>
          </table:table-cell>
          <table:table-cell office:value-type="float" office:value="6.5984001527" calcext:value-type="float">
            <text:p>6.5984001527</text:p>
          </table:table-cell>
          <table:table-cell table:formula="of:=POWER([.C758]-6.75;2)" office:value-type="float" office:value="0.0229825137013833" calcext:value-type="float">
            <text:p>0.0229825137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543779" calcext:value-type="float">
            <text:p>6.543779</text:p>
          </table:table-cell>
          <table:table-cell office:value-type="float" office:value="6.5989194258" calcext:value-type="float">
            <text:p>6.5989194258</text:p>
          </table:table-cell>
          <table:table-cell table:formula="of:=POWER([.C759]-6.75;2)" office:value-type="float" office:value="0.0228253399006017" calcext:value-type="float">
            <text:p>0.0228253399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56729" calcext:value-type="float">
            <text:p>6.56729</text:p>
          </table:table-cell>
          <table:table-cell office:value-type="float" office:value="6.5993205763" calcext:value-type="float">
            <text:p>6.5993205763</text:p>
          </table:table-cell>
          <table:table-cell table:formula="of:=POWER([.C760]-6.75;2)" office:value-type="float" office:value="0.022704288726564" calcext:value-type="float">
            <text:p>0.0227042887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589141" calcext:value-type="float">
            <text:p>6.589141</text:p>
          </table:table-cell>
          <table:table-cell office:value-type="float" office:value="6.5996021935" calcext:value-type="float">
            <text:p>6.5996021935</text:p>
          </table:table-cell>
          <table:table-cell table:formula="of:=POWER([.C761]-6.75;2)" office:value-type="float" office:value="0.0226195002000114" calcext:value-type="float">
            <text:p>0.0226195002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609282" calcext:value-type="float">
            <text:p>6.609282</text:p>
          </table:table-cell>
          <table:table-cell office:value-type="float" office:value="6.5997640366" calcext:value-type="float">
            <text:p>6.5997640366</text:p>
          </table:table-cell>
          <table:table-cell table:formula="of:=POWER([.C762]-6.75;2)" office:value-type="float" office:value="0.0225708446987262" calcext:value-type="float">
            <text:p>0.0225708447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627677" calcext:value-type="float">
            <text:p>6.627677</text:p>
          </table:table-cell>
          <table:table-cell office:value-type="float" office:value="6.5998070473" calcext:value-type="float">
            <text:p>6.5998070473</text:p>
          </table:table-cell>
          <table:table-cell table:formula="of:=POWER([.C763]-6.75;2)" office:value-type="float" office:value="0.0225579230407445" calcext:value-type="float">
            <text:p>0.022557923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644303" calcext:value-type="float">
            <text:p>6.644303</text:p>
          </table:table-cell>
          <table:table-cell office:value-type="float" office:value="6.5997333742" calcext:value-type="float">
            <text:p>6.5997333742</text:p>
          </table:table-cell>
          <table:table-cell table:formula="of:=POWER([.C764]-6.75;2)" office:value-type="float" office:value="0.0225800588293171" calcext:value-type="float">
            <text:p>0.0225800588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659152" calcext:value-type="float">
            <text:p>6.659152</text:p>
          </table:table-cell>
          <table:table-cell office:value-type="float" office:value="6.5995463634" calcext:value-type="float">
            <text:p>6.5995463634</text:p>
          </table:table-cell>
          <table:table-cell table:formula="of:=POWER([.C765]-6.75;2)" office:value-type="float" office:value="0.0226362967661649" calcext:value-type="float">
            <text:p>0.0226362968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672223" calcext:value-type="float">
            <text:p>6.672223</text:p>
          </table:table-cell>
          <table:table-cell office:value-type="float" office:value="6.5992505376" calcext:value-type="float">
            <text:p>6.5992505376</text:p>
          </table:table-cell>
          <table:table-cell table:formula="of:=POWER([.C766]-6.75;2)" office:value-type="float" office:value="0.0227254004138891" calcext:value-type="float">
            <text:p>0.0227254004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683525" calcext:value-type="float">
            <text:p>6.683525</text:p>
          </table:table-cell>
          <table:table-cell office:value-type="float" office:value="6.5988515591" calcext:value-type="float">
            <text:p>6.5988515591</text:p>
          </table:table-cell>
          <table:table-cell table:formula="of:=POWER([.C767]-6.75;2)" office:value-type="float" office:value="0.0228458511865008" calcext:value-type="float">
            <text:p>0.0228458512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693075" calcext:value-type="float">
            <text:p>6.693075</text:p>
          </table:table-cell>
          <table:table-cell office:value-type="float" office:value="6.5983561613" calcext:value-type="float">
            <text:p>6.5983561613</text:p>
          </table:table-cell>
          <table:table-cell table:formula="of:=POWER([.C768]-6.75;2)" office:value-type="float" office:value="0.0229958538156716" calcext:value-type="float">
            <text:p>0.0229958538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700894" calcext:value-type="float">
            <text:p>6.700894</text:p>
          </table:table-cell>
          <table:table-cell office:value-type="float" office:value="6.5977720731" calcext:value-type="float">
            <text:p>6.5977720731</text:p>
          </table:table-cell>
          <table:table-cell table:formula="of:=POWER([.C769]-6.75;2)" office:value-type="float" office:value="0.0231733417282718" calcext:value-type="float">
            <text:p>0.0231733417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707008" calcext:value-type="float">
            <text:p>6.707008</text:p>
          </table:table-cell>
          <table:table-cell office:value-type="float" office:value="6.5971079118" calcext:value-type="float">
            <text:p>6.5971079118</text:p>
          </table:table-cell>
          <table:table-cell table:formula="of:=POWER([.C770]-6.75;2)" office:value-type="float" office:value="0.0233759906341565" calcext:value-type="float">
            <text:p>0.0233759906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71145" calcext:value-type="float">
            <text:p>6.71145</text:p>
          </table:table-cell>
          <table:table-cell office:value-type="float" office:value="6.596373071" calcext:value-type="float">
            <text:p>6.596373071</text:p>
          </table:table-cell>
          <table:table-cell table:formula="of:=POWER([.C771]-6.75;2)" office:value-type="float" office:value="0.0236012333139709" calcext:value-type="float">
            <text:p>0.0236012333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714253" calcext:value-type="float">
            <text:p>6.714253</text:p>
          </table:table-cell>
          <table:table-cell office:value-type="float" office:value="6.5955775699" calcext:value-type="float">
            <text:p>6.5955775699</text:p>
          </table:table-cell>
          <table:table-cell table:formula="of:=POWER([.C772]-6.75;2)" office:value-type="float" office:value="0.0238462869179895" calcext:value-type="float">
            <text:p>0.0238462869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715456" calcext:value-type="float">
            <text:p>6.715456</text:p>
          </table:table-cell>
          <table:table-cell office:value-type="float" office:value="6.5947319204" calcext:value-type="float">
            <text:p>6.5947319204</text:p>
          </table:table-cell>
          <table:table-cell table:formula="of:=POWER([.C773]-6.75;2)" office:value-type="float" office:value="0.0241081765426719" calcext:value-type="float">
            <text:p>0.0241081765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715101" calcext:value-type="float">
            <text:p>6.715101</text:p>
          </table:table-cell>
          <table:table-cell office:value-type="float" office:value="6.5938469548" calcext:value-type="float">
            <text:p>6.5938469548</text:p>
          </table:table-cell>
          <table:table-cell table:formula="of:=POWER([.C774]-6.75;2)" office:value-type="float" office:value="0.0243837735252332" calcext:value-type="float">
            <text:p>0.0243837735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713235" calcext:value-type="float">
            <text:p>6.713235</text:p>
          </table:table-cell>
          <table:table-cell office:value-type="float" office:value="6.592933671" calcext:value-type="float">
            <text:p>6.592933671</text:p>
          </table:table-cell>
          <table:table-cell table:formula="of:=POWER([.C775]-6.75;2)" office:value-type="float" office:value="0.0246698317055363" calcext:value-type="float">
            <text:p>0.0246698317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709907" calcext:value-type="float">
            <text:p>6.709907</text:p>
          </table:table-cell>
          <table:table-cell office:value-type="float" office:value="6.5920030602" calcext:value-type="float">
            <text:p>6.5920030602</text:p>
          </table:table-cell>
          <table:table-cell table:formula="of:=POWER([.C776]-6.75;2)" office:value-type="float" office:value="0.0249630329861649" calcext:value-type="float">
            <text:p>0.024963033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705174" calcext:value-type="float">
            <text:p>6.705174</text:p>
          </table:table-cell>
          <table:table-cell office:value-type="float" office:value="6.5910659505" calcext:value-type="float">
            <text:p>6.5910659505</text:p>
          </table:table-cell>
          <table:table-cell table:formula="of:=POWER([.C777]-6.75;2)" office:value-type="float" office:value="0.0252600320904685" calcext:value-type="float">
            <text:p>0.0252600321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699096" calcext:value-type="float">
            <text:p>6.699096</text:p>
          </table:table-cell>
          <table:table-cell office:value-type="float" office:value="6.5901328452" calcext:value-type="float">
            <text:p>6.5901328452</text:p>
          </table:table-cell>
          <table:table-cell table:formula="of:=POWER([.C778]-6.75;2)" office:value-type="float" office:value="0.0255575071838471" calcext:value-type="float">
            <text:p>0.0255575072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69174" calcext:value-type="float">
            <text:p>6.69174</text:p>
          </table:table-cell>
          <table:table-cell office:value-type="float" office:value="6.5892137871" calcext:value-type="float">
            <text:p>6.5892137871</text:p>
          </table:table-cell>
          <table:table-cell table:formula="of:=POWER([.C779]-6.75;2)" office:value-type="float" office:value="0.025852206258724" calcext:value-type="float">
            <text:p>0.0258522063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683183" calcext:value-type="float">
            <text:p>6.683183</text:p>
          </table:table-cell>
          <table:table-cell office:value-type="float" office:value="6.5883182258" calcext:value-type="float">
            <text:p>6.5883182258</text:p>
          </table:table-cell>
          <table:table-cell table:formula="of:=POWER([.C780]-6.75;2)" office:value-type="float" office:value="0.0261409961084597" calcext:value-type="float">
            <text:p>0.0261409961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673508" calcext:value-type="float">
            <text:p>6.673508</text:p>
          </table:table-cell>
          <table:table-cell office:value-type="float" office:value="6.5874549011" calcext:value-type="float">
            <text:p>6.5874549011</text:p>
          </table:table-cell>
          <table:table-cell table:formula="of:=POWER([.C781]-6.75;2)" office:value-type="float" office:value="0.0264209091764107" calcext:value-type="float">
            <text:p>0.0264209092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662807" calcext:value-type="float">
            <text:p>6.662807</text:p>
          </table:table-cell>
          <table:table-cell office:value-type="float" office:value="6.5866317505" calcext:value-type="float">
            <text:p>6.5866317505</text:p>
          </table:table-cell>
          <table:table-cell table:formula="of:=POWER([.C782]-6.75;2)" office:value-type="float" office:value="0.0266891849446941" calcext:value-type="float">
            <text:p>0.0266891849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651184" calcext:value-type="float">
            <text:p>6.651184</text:p>
          </table:table-cell>
          <table:table-cell office:value-type="float" office:value="6.5858558366" calcext:value-type="float">
            <text:p>6.5858558366</text:p>
          </table:table-cell>
          <table:table-cell table:formula="of:=POWER([.C783]-6.75;2)" office:value-type="float" office:value="0.0269433063782858" calcext:value-type="float">
            <text:p>0.0269433064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638751" calcext:value-type="float">
            <text:p>6.638751</text:p>
          </table:table-cell>
          <table:table-cell office:value-type="float" office:value="6.5851332817" calcext:value-type="float">
            <text:p>6.5851332817</text:p>
          </table:table-cell>
          <table:table-cell table:formula="of:=POWER([.C784]-6.75;2)" office:value-type="float" office:value="0.0271810348030115" calcext:value-type="float">
            <text:p>0.0271810348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625635" calcext:value-type="float">
            <text:p>6.625635</text:p>
          </table:table-cell>
          <table:table-cell office:value-type="float" office:value="6.5844692366" calcext:value-type="float">
            <text:p>6.5844692366</text:p>
          </table:table-cell>
          <table:table-cell table:formula="of:=POWER([.C785]-6.75;2)" office:value-type="float" office:value="0.0274004336317867" calcext:value-type="float">
            <text:p>0.0274004336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611972" calcext:value-type="float">
            <text:p>6.611972</text:p>
          </table:table-cell>
          <table:table-cell office:value-type="float" office:value="6.5838678495" calcext:value-type="float">
            <text:p>6.5838678495</text:p>
          </table:table-cell>
          <table:table-cell table:formula="of:=POWER([.C786]-6.75;2)" office:value-type="float" office:value="0.0275998914297547" calcext:value-type="float">
            <text:p>0.0275998914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597909" calcext:value-type="float">
            <text:p>6.597909</text:p>
          </table:table-cell>
          <table:table-cell office:value-type="float" office:value="6.5833322645" calcext:value-type="float">
            <text:p>6.5833322645</text:p>
          </table:table-cell>
          <table:table-cell table:formula="of:=POWER([.C787]-6.75;2)" office:value-type="float" office:value="0.0277781340566979" calcext:value-type="float">
            <text:p>0.0277781341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583607" calcext:value-type="float">
            <text:p>6.583607</text:p>
          </table:table-cell>
          <table:table-cell office:value-type="float" office:value="6.582864628" calcext:value-type="float">
            <text:p>6.582864628</text:p>
          </table:table-cell>
          <table:table-cell table:formula="of:=POWER([.C788]-6.75;2)" office:value-type="float" office:value="0.0279342325735783" calcext:value-type="float">
            <text:p>0.0279342326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569236" calcext:value-type="float">
            <text:p>6.569236</text:p>
          </table:table-cell>
          <table:table-cell office:value-type="float" office:value="6.5824661075" calcext:value-type="float">
            <text:p>6.5824661075</text:p>
          </table:table-cell>
          <table:table-cell table:formula="of:=POWER([.C789]-6.75;2)" office:value-type="float" office:value="0.0280676051362015" calcext:value-type="float">
            <text:p>0.0280676051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554975" calcext:value-type="float">
            <text:p>6.554975</text:p>
          </table:table-cell>
          <table:table-cell office:value-type="float" office:value="6.5821369204" calcext:value-type="float">
            <text:p>6.5821369204</text:p>
          </table:table-cell>
          <table:table-cell table:formula="of:=POWER([.C790]-6.75;2)" office:value-type="float" office:value="0.0281780134927959" calcext:value-type="float">
            <text:p>0.0281780135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541011" calcext:value-type="float">
            <text:p>6.541011</text:p>
          </table:table-cell>
          <table:table-cell office:value-type="float" office:value="6.5818763763" calcext:value-type="float">
            <text:p>6.5818763763</text:p>
          </table:table-cell>
          <table:table-cell table:formula="of:=POWER([.C791]-6.75;2)" office:value-type="float" office:value="0.0282655528460191" calcext:value-type="float">
            <text:p>0.0282655528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527538" calcext:value-type="float">
            <text:p>6.527538</text:p>
          </table:table-cell>
          <table:table-cell office:value-type="float" office:value="6.5816829269" calcext:value-type="float">
            <text:p>6.5816829269</text:p>
          </table:table-cell>
          <table:table-cell table:formula="of:=POWER([.C792]-6.75;2)" office:value-type="float" office:value="0.0283306370969507" calcext:value-type="float">
            <text:p>0.0283306371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514751" calcext:value-type="float">
            <text:p>6.514751</text:p>
          </table:table-cell>
          <table:table-cell office:value-type="float" office:value="6.5815542129" calcext:value-type="float">
            <text:p>6.5815542129</text:p>
          </table:table-cell>
          <table:table-cell table:formula="of:=POWER([.C793]-6.75;2)" office:value-type="float" office:value="0.0283739831917384" calcext:value-type="float">
            <text:p>0.0283739832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502847" calcext:value-type="float">
            <text:p>6.502847</text:p>
          </table:table-cell>
          <table:table-cell office:value-type="float" office:value="6.5814871355" calcext:value-type="float">
            <text:p>6.5814871355</text:p>
          </table:table-cell>
          <table:table-cell table:formula="of:=POWER([.C794]-6.75;2)" office:value-type="float" office:value="0.0283965855019954" calcext:value-type="float">
            <text:p>0.0283965855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49202" calcext:value-type="float">
            <text:p>6.49202</text:p>
          </table:table-cell>
          <table:table-cell office:value-type="float" office:value="6.5814779161" calcext:value-type="float">
            <text:p>6.5814779161</text:p>
          </table:table-cell>
          <table:table-cell table:formula="of:=POWER([.C795]-6.75;2)" office:value-type="float" office:value="0.0283996927619987" calcext:value-type="float">
            <text:p>0.0283996928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482456" calcext:value-type="float">
            <text:p>6.482456</text:p>
          </table:table-cell>
          <table:table-cell office:value-type="float" office:value="6.5815221656" calcext:value-type="float">
            <text:p>6.5815221656</text:p>
          </table:table-cell>
          <table:table-cell table:formula="of:=POWER([.C796]-6.75;2)" office:value-type="float" office:value="0.0283847806841138" calcext:value-type="float">
            <text:p>0.0283847807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474332" calcext:value-type="float">
            <text:p>6.474332</text:p>
          </table:table-cell>
          <table:table-cell office:value-type="float" office:value="6.5816149699" calcext:value-type="float">
            <text:p>6.5816149699</text:p>
          </table:table-cell>
          <table:table-cell table:formula="of:=POWER([.C797]-6.75;2)" office:value-type="float" office:value="0.0283535183617778" calcext:value-type="float">
            <text:p>0.0283535184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467809" calcext:value-type="float">
            <text:p>6.467809</text:p>
          </table:table-cell>
          <table:table-cell office:value-type="float" office:value="6.5817509613" calcext:value-type="float">
            <text:p>6.5817509613</text:p>
          </table:table-cell>
          <table:table-cell table:formula="of:=POWER([.C798]-6.75;2)" office:value-type="float" office:value="0.0283077390234741" calcext:value-type="float">
            <text:p>0.028307739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46303" calcext:value-type="float">
            <text:p>6.46303</text:p>
          </table:table-cell>
          <table:table-cell office:value-type="float" office:value="6.5819244065" calcext:value-type="float">
            <text:p>6.5819244065</text:p>
          </table:table-cell>
          <table:table-cell table:formula="of:=POWER([.C799]-6.75;2)" office:value-type="float" office:value="0.0282494051303773" calcext:value-type="float">
            <text:p>0.0282494051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460117" calcext:value-type="float">
            <text:p>6.460117</text:p>
          </table:table-cell>
          <table:table-cell office:value-type="float" office:value="6.5821292946" calcext:value-type="float">
            <text:p>6.5821292946</text:p>
          </table:table-cell>
          <table:table-cell table:formula="of:=POWER([.C800]-6.75;2)" office:value-type="float" office:value="0.0281805737314937" calcext:value-type="float">
            <text:p>0.0281805737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459163" calcext:value-type="float">
            <text:p>6.459163</text:p>
          </table:table-cell>
          <table:table-cell office:value-type="float" office:value="6.5823594237" calcext:value-type="float">
            <text:p>6.5823594237</text:p>
          </table:table-cell>
          <table:table-cell table:formula="of:=POWER([.C801]-6.75;2)" office:value-type="float" office:value="0.0281033628221962" calcext:value-type="float">
            <text:p>0.0281033628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460235" calcext:value-type="float">
            <text:p>6.460235</text:p>
          </table:table-cell>
          <table:table-cell office:value-type="float" office:value="6.5826084946" calcext:value-type="float">
            <text:p>6.5826084946</text:p>
          </table:table-cell>
          <table:table-cell table:formula="of:=POWER([.C802]-6.75;2)" office:value-type="float" office:value="0.0280199160800783" calcext:value-type="float">
            <text:p>0.0280199161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463367" calcext:value-type="float">
            <text:p>6.463367</text:p>
          </table:table-cell>
          <table:table-cell office:value-type="float" office:value="6.5828702043" calcext:value-type="float">
            <text:p>6.5828702043</text:p>
          </table:table-cell>
          <table:table-cell table:formula="of:=POWER([.C803]-6.75;2)" office:value-type="float" office:value="0.0279323686107238" calcext:value-type="float">
            <text:p>0.0279323686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468561" calcext:value-type="float">
            <text:p>6.468561</text:p>
          </table:table-cell>
          <table:table-cell office:value-type="float" office:value="6.5831383355" calcext:value-type="float">
            <text:p>6.5831383355</text:p>
          </table:table-cell>
          <table:table-cell table:formula="of:=POWER([.C804]-6.75;2)" office:value-type="float" office:value="0.0278428150797105" calcext:value-type="float">
            <text:p>0.0278428151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475785" calcext:value-type="float">
            <text:p>6.475785</text:p>
          </table:table-cell>
          <table:table-cell office:value-type="float" office:value="6.5834068516" calcext:value-type="float">
            <text:p>6.5834068516</text:p>
          </table:table-cell>
          <table:table-cell table:formula="of:=POWER([.C805]-6.75;2)" office:value-type="float" office:value="0.0277532770938243" calcext:value-type="float">
            <text:p>0.0277532771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484973" calcext:value-type="float">
            <text:p>6.484973</text:p>
          </table:table-cell>
          <table:table-cell office:value-type="float" office:value="6.583669972" calcext:value-type="float">
            <text:p>6.583669972</text:p>
          </table:table-cell>
          <table:table-cell table:formula="of:=POWER([.C806]-6.75;2)" office:value-type="float" office:value="0.0276656782144808" calcext:value-type="float">
            <text:p>0.0276656782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496024" calcext:value-type="float">
            <text:p>6.496024</text:p>
          </table:table-cell>
          <table:table-cell office:value-type="float" office:value="6.5839222645" calcext:value-type="float">
            <text:p>6.5839222645</text:p>
          </table:table-cell>
          <table:table-cell table:formula="of:=POWER([.C807]-6.75;2)" office:value-type="float" office:value="0.027581814228808" calcext:value-type="float">
            <text:p>0.0275818142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50881" calcext:value-type="float">
            <text:p>6.50881</text:p>
          </table:table-cell>
          <table:table-cell office:value-type="float" office:value="6.5841587183" calcext:value-type="float">
            <text:p>6.5841587183</text:p>
          </table:table-cell>
          <table:table-cell table:formula="of:=POWER([.C808]-6.75;2)" office:value-type="float" office:value="0.0275033307158986" calcext:value-type="float">
            <text:p>0.0275033307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52317" calcext:value-type="float">
            <text:p>6.52317</text:p>
          </table:table-cell>
          <table:table-cell office:value-type="float" office:value="6.5843748022" calcext:value-type="float">
            <text:p>6.5843748022</text:p>
          </table:table-cell>
          <table:table-cell table:formula="of:=POWER([.C809]-6.75;2)" office:value-type="float" office:value="0.0274317061462891" calcext:value-type="float">
            <text:p>0.0274317061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538921" calcext:value-type="float">
            <text:p>6.538921</text:p>
          </table:table-cell>
          <table:table-cell office:value-type="float" office:value="6.584566529" calcext:value-type="float">
            <text:p>6.584566529</text:p>
          </table:table-cell>
          <table:table-cell table:formula="of:=POWER([.C810]-6.75;2)" office:value-type="float" office:value="0.0273682333271079" calcext:value-type="float">
            <text:p>0.0273682333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555858" calcext:value-type="float">
            <text:p>6.555858</text:p>
          </table:table-cell>
          <table:table-cell office:value-type="float" office:value="6.5847304946" calcext:value-type="float">
            <text:p>6.5847304946</text:p>
          </table:table-cell>
          <table:table-cell table:formula="of:=POWER([.C811]-6.75;2)" office:value-type="float" office:value="0.0273140094151605" calcext:value-type="float">
            <text:p>0.0273140094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573758" calcext:value-type="float">
            <text:p>6.573758</text:p>
          </table:table-cell>
          <table:table-cell office:value-type="float" office:value="6.5848639118" calcext:value-type="float">
            <text:p>6.5848639118</text:p>
          </table:table-cell>
          <table:table-cell table:formula="of:=POWER([.C812]-6.75;2)" office:value-type="float" office:value="0.0272699276259981" calcext:value-type="float">
            <text:p>0.0272699276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592388" calcext:value-type="float">
            <text:p>6.592388</text:p>
          </table:table-cell>
          <table:table-cell office:value-type="float" office:value="6.5849646344" calcext:value-type="float">
            <text:p>6.5849646344</text:p>
          </table:table-cell>
          <table:table-cell table:formula="of:=POWER([.C813]-6.75;2)" office:value-type="float" office:value="0.0272366718987255" calcext:value-type="float">
            <text:p>0.0272366719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611508" calcext:value-type="float">
            <text:p>6.611508</text:p>
          </table:table-cell>
          <table:table-cell office:value-type="float" office:value="6.5850311613" calcext:value-type="float">
            <text:p>6.5850311613</text:p>
          </table:table-cell>
          <table:table-cell table:formula="of:=POWER([.C814]-6.75;2)" office:value-type="float" office:value="0.0272147177420267" calcext:value-type="float">
            <text:p>0.0272147177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630874" calcext:value-type="float">
            <text:p>6.630874</text:p>
          </table:table-cell>
          <table:table-cell office:value-type="float" office:value="6.585062628" calcext:value-type="float">
            <text:p>6.585062628</text:p>
          </table:table-cell>
          <table:table-cell table:formula="of:=POWER([.C815]-6.75;2)" office:value-type="float" office:value="0.0272043366822663" calcext:value-type="float">
            <text:p>0.0272043367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650248" calcext:value-type="float">
            <text:p>6.650248</text:p>
          </table:table-cell>
          <table:table-cell office:value-type="float" office:value="6.5850588" calcext:value-type="float">
            <text:p>6.5850588</text:p>
          </table:table-cell>
          <table:table-cell table:formula="of:=POWER([.C816]-6.75;2)" office:value-type="float" office:value="0.0272055994574401" calcext:value-type="float">
            <text:p>0.0272055995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669397" calcext:value-type="float">
            <text:p>6.669397</text:p>
          </table:table-cell>
          <table:table-cell office:value-type="float" office:value="6.5850200344" calcext:value-type="float">
            <text:p>6.5850200344</text:p>
          </table:table-cell>
          <table:table-cell table:formula="of:=POWER([.C817]-6.75;2)" office:value-type="float" office:value="0.0272183890493771" calcext:value-type="float">
            <text:p>0.027218389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688104" calcext:value-type="float">
            <text:p>6.688104</text:p>
          </table:table-cell>
          <table:table-cell office:value-type="float" office:value="6.584947243" calcext:value-type="float">
            <text:p>6.584947243</text:p>
          </table:table-cell>
          <table:table-cell table:formula="of:=POWER([.C818]-6.75;2)" office:value-type="float" office:value="0.027242412593301" calcext:value-type="float">
            <text:p>0.0272424126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706162" calcext:value-type="float">
            <text:p>6.706162</text:p>
          </table:table-cell>
          <table:table-cell office:value-type="float" office:value="6.5848418452" calcext:value-type="float">
            <text:p>6.5848418452</text:p>
          </table:table-cell>
          <table:table-cell table:formula="of:=POWER([.C819]-6.75;2)" office:value-type="float" office:value="0.0272772160969409" calcext:value-type="float">
            <text:p>0.0272772161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723387" calcext:value-type="float">
            <text:p>6.723387</text:p>
          </table:table-cell>
          <table:table-cell office:value-type="float" office:value="6.5847057161" calcext:value-type="float">
            <text:p>6.5847057161</text:p>
          </table:table-cell>
          <table:table-cell table:formula="of:=POWER([.C820]-6.75;2)" office:value-type="float" office:value="0.0273222002900137" calcext:value-type="float">
            <text:p>0.0273222003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739614" calcext:value-type="float">
            <text:p>6.739614</text:p>
          </table:table-cell>
          <table:table-cell office:value-type="float" office:value="6.5845411226" calcext:value-type="float">
            <text:p>6.5845411226</text:p>
          </table:table-cell>
          <table:table-cell table:formula="of:=POWER([.C821]-6.75;2)" office:value-type="float" office:value="0.0273766401104682" calcext:value-type="float">
            <text:p>0.0273766401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754702" calcext:value-type="float">
            <text:p>6.754702</text:p>
          </table:table-cell>
          <table:table-cell office:value-type="float" office:value="6.5843506602" calcext:value-type="float">
            <text:p>6.5843506602</text:p>
          </table:table-cell>
          <table:table-cell table:formula="of:=POWER([.C822]-6.75;2)" office:value-type="float" office:value="0.0274397037761758" calcext:value-type="float">
            <text:p>0.0274397038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768534" calcext:value-type="float">
            <text:p>6.768534</text:p>
          </table:table-cell>
          <table:table-cell office:value-type="float" office:value="6.5841371871" calcext:value-type="float">
            <text:p>6.5841371871</text:p>
          </table:table-cell>
          <table:table-cell table:formula="of:=POWER([.C823]-6.75;2)" office:value-type="float" office:value="0.0275104727031005" calcext:value-type="float">
            <text:p>0.0275104727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781016" calcext:value-type="float">
            <text:p>6.781016</text:p>
          </table:table-cell>
          <table:table-cell office:value-type="float" office:value="6.583903757" calcext:value-type="float">
            <text:p>6.583903757</text:p>
          </table:table-cell>
          <table:table-cell table:formula="of:=POWER([.C824]-6.75;2)" office:value-type="float" office:value="0.0275879619387151" calcext:value-type="float">
            <text:p>0.0275879619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79208" calcext:value-type="float">
            <text:p>6.79208</text:p>
          </table:table-cell>
          <table:table-cell office:value-type="float" office:value="6.5836535591" calcext:value-type="float">
            <text:p>6.5836535591</text:p>
          </table:table-cell>
          <table:table-cell table:formula="of:=POWER([.C825]-6.75;2)" office:value-type="float" office:value="0.0276711384000972" calcext:value-type="float">
            <text:p>0.0276711384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801682" calcext:value-type="float">
            <text:p>6.801682</text:p>
          </table:table-cell>
          <table:table-cell office:value-type="float" office:value="6.5833898495" calcext:value-type="float">
            <text:p>6.5833898495</text:p>
          </table:table-cell>
          <table:table-cell table:formula="of:=POWER([.C826]-6.75;2)" office:value-type="float" office:value="0.0277589422496328" calcext:value-type="float">
            <text:p>0.0277589422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809801" calcext:value-type="float">
            <text:p>6.809801</text:p>
          </table:table-cell>
          <table:table-cell office:value-type="float" office:value="6.5831158989" calcext:value-type="float">
            <text:p>6.5831158989</text:p>
          </table:table-cell>
          <table:table-cell table:formula="of:=POWER([.C827]-6.75;2)" office:value-type="float" office:value="0.027850303199955" calcext:value-type="float">
            <text:p>0.0278503032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816436" calcext:value-type="float">
            <text:p>6.816436</text:p>
          </table:table-cell>
          <table:table-cell office:value-type="float" office:value="6.5828349333" calcext:value-type="float">
            <text:p>6.5828349333</text:p>
          </table:table-cell>
          <table:table-cell table:formula="of:=POWER([.C828]-6.75;2)" office:value-type="float" office:value="0.0279441595248154" calcext:value-type="float">
            <text:p>0.0279441595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821605" calcext:value-type="float">
            <text:p>6.821605</text:p>
          </table:table-cell>
          <table:table-cell office:value-type="float" office:value="6.5825500946" calcext:value-type="float">
            <text:p>6.5825500946</text:p>
          </table:table-cell>
          <table:table-cell table:formula="of:=POWER([.C829]-6.75;2)" office:value-type="float" office:value="0.0280394708184689" calcext:value-type="float">
            <text:p>0.0280394708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825345" calcext:value-type="float">
            <text:p>6.825345</text:p>
          </table:table-cell>
          <table:table-cell office:value-type="float" office:value="6.5822643957" calcext:value-type="float">
            <text:p>6.5822643957</text:p>
          </table:table-cell>
          <table:table-cell table:formula="of:=POWER([.C830]-6.75;2)" office:value-type="float" office:value="0.0281352329498861" calcext:value-type="float">
            <text:p>0.0281352329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827707" calcext:value-type="float">
            <text:p>6.827707</text:p>
          </table:table-cell>
          <table:table-cell office:value-type="float" office:value="6.5819806882" calcext:value-type="float">
            <text:p>6.5819806882</text:p>
          </table:table-cell>
          <table:table-cell table:formula="of:=POWER([.C831]-6.75;2)" office:value-type="float" office:value="0.0282304891377457" calcext:value-type="float">
            <text:p>0.0282304891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828754" calcext:value-type="float">
            <text:p>6.828754</text:p>
          </table:table-cell>
          <table:table-cell office:value-type="float" office:value="6.5817016344" calcext:value-type="float">
            <text:p>6.5817016344</text:p>
          </table:table-cell>
          <table:table-cell table:formula="of:=POWER([.C832]-6.75;2)" office:value-type="float" office:value="0.0283243398636313" calcext:value-type="float">
            <text:p>0.0283243399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82856" calcext:value-type="float">
            <text:p>6.82856</text:p>
          </table:table-cell>
          <table:table-cell office:value-type="float" office:value="6.5814296903" calcext:value-type="float">
            <text:p>6.5814296903</text:p>
          </table:table-cell>
          <table:table-cell table:formula="of:=POWER([.C833]-6.75;2)" office:value-type="float" office:value="0.0284159493123538" calcext:value-type="float">
            <text:p>0.0284159493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827208" calcext:value-type="float">
            <text:p>6.827208</text:p>
          </table:table-cell>
          <table:table-cell office:value-type="float" office:value="6.5811670946" calcext:value-type="float">
            <text:p>6.5811670946</text:p>
          </table:table-cell>
          <table:table-cell table:formula="of:=POWER([.C834]-6.75;2)" office:value-type="float" office:value="0.0285045499458055" calcext:value-type="float">
            <text:p>0.0285045499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824783" calcext:value-type="float">
            <text:p>6.824783</text:p>
          </table:table-cell>
          <table:table-cell office:value-type="float" office:value="6.5809158559" calcext:value-type="float">
            <text:p>6.5809158559</text:p>
          </table:table-cell>
          <table:table-cell table:formula="of:=POWER([.C835]-6.75;2)" office:value-type="float" office:value="0.0285894477860296" calcext:value-type="float">
            <text:p>0.0285894478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82138" calcext:value-type="float">
            <text:p>6.82138</text:p>
          </table:table-cell>
          <table:table-cell office:value-type="float" office:value="6.580677757" calcext:value-type="float">
            <text:p>6.580677757</text:p>
          </table:table-cell>
          <table:table-cell table:formula="of:=POWER([.C836]-6.75;2)" office:value-type="float" office:value="0.028670021974551" calcext:value-type="float">
            <text:p>0.028670022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81709" calcext:value-type="float">
            <text:p>6.81709</text:p>
          </table:table-cell>
          <table:table-cell office:value-type="float" office:value="6.5804543505" calcext:value-type="float">
            <text:p>6.5804543505</text:p>
          </table:table-cell>
          <table:table-cell table:formula="of:=POWER([.C837]-6.75;2)" office:value-type="float" office:value="0.0287457272643768" calcext:value-type="float">
            <text:p>0.0287457273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812009" calcext:value-type="float">
            <text:p>6.812009</text:p>
          </table:table-cell>
          <table:table-cell office:value-type="float" office:value="6.5802469763" calcext:value-type="float">
            <text:p>6.5802469763</text:p>
          </table:table-cell>
          <table:table-cell table:formula="of:=POWER([.C838]-6.75;2)" office:value-type="float" office:value="0.0288160890552928" calcext:value-type="float">
            <text:p>0.0288160891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806231" calcext:value-type="float">
            <text:p>6.806231</text:p>
          </table:table-cell>
          <table:table-cell office:value-type="float" office:value="6.5800567656" calcext:value-type="float">
            <text:p>6.5800567656</text:p>
          </table:table-cell>
          <table:table-cell table:formula="of:=POWER([.C839]-6.75;2)" office:value-type="float" office:value="0.0288807029183333" calcext:value-type="float">
            <text:p>0.0288807029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799849" calcext:value-type="float">
            <text:p>6.799849</text:p>
          </table:table-cell>
          <table:table-cell office:value-type="float" office:value="6.5798846559" calcext:value-type="float">
            <text:p>6.5798846559</text:p>
          </table:table-cell>
          <table:table-cell table:formula="of:=POWER([.C840]-6.75;2)" office:value-type="float" office:value="0.0289392302982614" calcext:value-type="float">
            <text:p>0.0289392303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792954" calcext:value-type="float">
            <text:p>6.792954</text:p>
          </table:table-cell>
          <table:table-cell office:value-type="float" office:value="6.5797314" calcext:value-type="float">
            <text:p>6.5797314</text:p>
          </table:table-cell>
          <table:table-cell table:formula="of:=POWER([.C841]-6.75;2)" office:value-type="float" office:value="0.02899139614596" calcext:value-type="float">
            <text:p>0.0289913961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785635" calcext:value-type="float">
            <text:p>6.785635</text:p>
          </table:table-cell>
          <table:table-cell office:value-type="float" office:value="6.5795975892" calcext:value-type="float">
            <text:p>6.5795975892</text:p>
          </table:table-cell>
          <table:table-cell table:formula="of:=POWER([.C842]-6.75;2)" office:value-type="float" office:value="0.0290369816064518" calcext:value-type="float">
            <text:p>0.0290369816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777978" calcext:value-type="float">
            <text:p>6.777978</text:p>
          </table:table-cell>
          <table:table-cell office:value-type="float" office:value="6.5794836559" calcext:value-type="float">
            <text:p>6.5794836559</text:p>
          </table:table-cell>
          <table:table-cell table:formula="of:=POWER([.C843]-6.75;2)" office:value-type="float" office:value="0.0290758236052297" calcext:value-type="float">
            <text:p>0.0290758236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770064" calcext:value-type="float">
            <text:p>6.770064</text:p>
          </table:table-cell>
          <table:table-cell office:value-type="float" office:value="6.5793898989" calcext:value-type="float">
            <text:p>6.5793898989</text:p>
          </table:table-cell>
          <table:table-cell table:formula="of:=POWER([.C844]-6.75;2)" office:value-type="float" office:value="0.0291078065973523" calcext:value-type="float">
            <text:p>0.0291078066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761976" calcext:value-type="float">
            <text:p>6.761976</text:p>
          </table:table-cell>
          <table:table-cell office:value-type="float" office:value="6.5793164925" calcext:value-type="float">
            <text:p>6.5793164925</text:p>
          </table:table-cell>
          <table:table-cell table:formula="of:=POWER([.C845]-6.75;2)" office:value-type="float" office:value="0.0291328597325025" calcext:value-type="float">
            <text:p>0.0291328597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753789" calcext:value-type="float">
            <text:p>6.753789</text:p>
          </table:table-cell>
          <table:table-cell office:value-type="float" office:value="6.5792634882" calcext:value-type="float">
            <text:p>6.5792634882</text:p>
          </table:table-cell>
          <table:table-cell table:formula="of:=POWER([.C846]-6.75;2)" office:value-type="float" office:value="0.0291509564616314" calcext:value-type="float">
            <text:p>0.0291509565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745578" calcext:value-type="float">
            <text:p>6.745578</text:p>
          </table:table-cell>
          <table:table-cell office:value-type="float" office:value="6.5792308409" calcext:value-type="float">
            <text:p>6.5792308409</text:p>
          </table:table-cell>
          <table:table-cell table:formula="of:=POWER([.C847]-6.75;2)" office:value-type="float" office:value="0.029162105699721" calcext:value-type="float">
            <text:p>0.0291621057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737414" calcext:value-type="float">
            <text:p>6.737414</text:p>
          </table:table-cell>
          <table:table-cell office:value-type="float" office:value="6.5792184" calcext:value-type="float">
            <text:p>6.5792184</text:p>
          </table:table-cell>
          <table:table-cell table:formula="of:=POWER([.C848]-6.75;2)" office:value-type="float" office:value="0.0291663548985599" calcext:value-type="float">
            <text:p>0.0291663549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729368" calcext:value-type="float">
            <text:p>6.729368</text:p>
          </table:table-cell>
          <table:table-cell office:value-type="float" office:value="6.5792259269" calcext:value-type="float">
            <text:p>6.5792259269</text:p>
          </table:table-cell>
          <table:table-cell table:formula="of:=POWER([.C849]-6.75;2)" office:value-type="float" office:value="0.029163784043164" calcext:value-type="float">
            <text:p>0.029163784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721504" calcext:value-type="float">
            <text:p>6.721504</text:p>
          </table:table-cell>
          <table:table-cell office:value-type="float" office:value="6.5792530882" calcext:value-type="float">
            <text:p>6.5792530882</text:p>
          </table:table-cell>
          <table:table-cell table:formula="of:=POWER([.C850]-6.75;2)" office:value-type="float" office:value="0.0291545078892371" calcext:value-type="float">
            <text:p>0.0291545079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713887" calcext:value-type="float">
            <text:p>6.713887</text:p>
          </table:table-cell>
          <table:table-cell office:value-type="float" office:value="6.5792994645" calcext:value-type="float">
            <text:p>6.5792994645</text:p>
          </table:table-cell>
          <table:table-cell table:formula="of:=POWER([.C851]-6.75;2)" office:value-type="float" office:value="0.0291386728199867" calcext:value-type="float">
            <text:p>0.0291386728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706577" calcext:value-type="float">
            <text:p>6.706577</text:p>
          </table:table-cell>
          <table:table-cell office:value-type="float" office:value="6.5793645505" calcext:value-type="float">
            <text:p>6.5793645505</text:p>
          </table:table-cell>
          <table:table-cell table:formula="of:=POWER([.C852]-6.75;2)" office:value-type="float" office:value="0.029116456626067" calcext:value-type="float">
            <text:p>0.0291164566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69963" calcext:value-type="float">
            <text:p>6.69963</text:p>
          </table:table-cell>
          <table:table-cell office:value-type="float" office:value="6.5794477505" calcext:value-type="float">
            <text:p>6.5794477505</text:p>
          </table:table-cell>
          <table:table-cell table:formula="of:=POWER([.C853]-6.75;2)" office:value-type="float" office:value="0.0290880698095103" calcext:value-type="float">
            <text:p>0.0290880698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693101" calcext:value-type="float">
            <text:p>6.693101</text:p>
          </table:table-cell>
          <table:table-cell office:value-type="float" office:value="6.5795483828" calcext:value-type="float">
            <text:p>6.5795483828</text:p>
          </table:table-cell>
          <table:table-cell table:formula="of:=POWER([.C854]-6.75;2)" office:value-type="float" office:value="0.0290537538060955" calcext:value-type="float">
            <text:p>0.0290537538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687039" calcext:value-type="float">
            <text:p>6.687039</text:p>
          </table:table-cell>
          <table:table-cell office:value-type="float" office:value="6.579665671" calcext:value-type="float">
            <text:p>6.579665671</text:p>
          </table:table-cell>
          <table:table-cell table:formula="of:=POWER([.C855]-6.75;2)" office:value-type="float" office:value="0.0290137836358803" calcext:value-type="float">
            <text:p>0.0290137836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68149" calcext:value-type="float">
            <text:p>6.68149</text:p>
          </table:table-cell>
          <table:table-cell office:value-type="float" office:value="6.5797987505" calcext:value-type="float">
            <text:p>6.5797987505</text:p>
          </table:table-cell>
          <table:table-cell table:formula="of:=POWER([.C856]-6.75;2)" office:value-type="float" office:value="0.0289684653313612" calcext:value-type="float">
            <text:p>0.0289684653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676494" calcext:value-type="float">
            <text:p>6.676494</text:p>
          </table:table-cell>
          <table:table-cell office:value-type="float" office:value="6.5799466624" calcext:value-type="float">
            <text:p>6.5799466624</text:p>
          </table:table-cell>
          <table:table-cell table:formula="of:=POWER([.C857]-6.75;2)" office:value-type="float" office:value="0.0289181376288995" calcext:value-type="float">
            <text:p>0.0289181376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672088" calcext:value-type="float">
            <text:p>6.672088</text:p>
          </table:table-cell>
          <table:table-cell office:value-type="float" office:value="6.580108357" calcext:value-type="float">
            <text:p>6.580108357</text:p>
          </table:table-cell>
          <table:table-cell table:formula="of:=POWER([.C858]-6.75;2)" office:value-type="float" office:value="0.0288631703612393" calcext:value-type="float">
            <text:p>0.028863170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668302" calcext:value-type="float">
            <text:p>6.668302</text:p>
          </table:table-cell>
          <table:table-cell office:value-type="float" office:value="6.5802826925" calcext:value-type="float">
            <text:p>6.5802826925</text:p>
          </table:table-cell>
          <table:table-cell table:formula="of:=POWER([.C859]-6.75;2)" office:value-type="float" office:value="0.0288039644650496" calcext:value-type="float">
            <text:p>0.0288039645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665164" calcext:value-type="float">
            <text:p>6.665164</text:p>
          </table:table-cell>
          <table:table-cell office:value-type="float" office:value="6.5804684387" calcext:value-type="float">
            <text:p>6.5804684387</text:p>
          </table:table-cell>
          <table:table-cell table:formula="of:=POWER([.C860]-6.75;2)" office:value-type="float" office:value="0.0287409502768158" calcext:value-type="float">
            <text:p>0.0287409503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662693" calcext:value-type="float">
            <text:p>6.662693</text:p>
          </table:table-cell>
          <table:table-cell office:value-type="float" office:value="6.5806642774" calcext:value-type="float">
            <text:p>6.5806642774</text:p>
          </table:table-cell>
          <table:table-cell table:formula="of:=POWER([.C861]-6.75;2)" office:value-type="float" office:value="0.028674586948464" calcext:value-type="float">
            <text:p>0.0286745869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660905" calcext:value-type="float">
            <text:p>6.660905</text:p>
          </table:table-cell>
          <table:table-cell office:value-type="float" office:value="6.5808688129" calcext:value-type="float">
            <text:p>6.5808688129</text:p>
          </table:table-cell>
          <table:table-cell table:formula="of:=POWER([.C862]-6.75;2)" office:value-type="float" office:value="0.0286053584498551" calcext:value-type="float">
            <text:p>0.0286053584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659811" calcext:value-type="float">
            <text:p>6.659811</text:p>
          </table:table-cell>
          <table:table-cell office:value-type="float" office:value="6.5810805742" calcext:value-type="float">
            <text:p>6.5810805742</text:p>
          </table:table-cell>
          <table:table-cell table:formula="of:=POWER([.C863]-6.75;2)" office:value-type="float" office:value="0.0285337724126018" calcext:value-type="float">
            <text:p>0.0285337724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659417" calcext:value-type="float">
            <text:p>6.659417</text:p>
          </table:table-cell>
          <table:table-cell office:value-type="float" office:value="6.5812980301" calcext:value-type="float">
            <text:p>6.5812980301</text:p>
          </table:table-cell>
          <table:table-cell table:formula="of:=POWER([.C864]-6.75;2)" office:value-type="float" office:value="0.0284603546481405" calcext:value-type="float">
            <text:p>0.0284603546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659724" calcext:value-type="float">
            <text:p>6.659724</text:p>
          </table:table-cell>
          <table:table-cell office:value-type="float" office:value="6.5815195914" calcext:value-type="float">
            <text:p>6.5815195914</text:p>
          </table:table-cell>
          <table:table-cell table:formula="of:=POWER([.C865]-6.75;2)" office:value-type="float" office:value="0.0283856480820229" calcext:value-type="float">
            <text:p>0.0283856481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66073" calcext:value-type="float">
            <text:p>6.66073</text:p>
          </table:table-cell>
          <table:table-cell office:value-type="float" office:value="6.581743628" calcext:value-type="float">
            <text:p>6.581743628</text:p>
          </table:table-cell>
          <table:table-cell table:formula="of:=POWER([.C866]-6.75;2)" office:value-type="float" office:value="0.0283102067186024" calcext:value-type="float">
            <text:p>0.0283102067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662429" calcext:value-type="float">
            <text:p>6.662429</text:p>
          </table:table-cell>
          <table:table-cell office:value-type="float" office:value="6.5819684817" calcext:value-type="float">
            <text:p>6.5819684817</text:p>
          </table:table-cell>
          <table:table-cell table:formula="of:=POWER([.C867]-6.75;2)" office:value-type="float" office:value="0.0282345911422033" calcext:value-type="float">
            <text:p>0.028234591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664814" calcext:value-type="float">
            <text:p>6.664814</text:p>
          </table:table-cell>
          <table:table-cell office:value-type="float" office:value="6.5821924774" calcext:value-type="float">
            <text:p>6.5821924774</text:p>
          </table:table-cell>
          <table:table-cell table:formula="of:=POWER([.C868]-6.75;2)" office:value-type="float" office:value="0.0281593646411497" calcext:value-type="float">
            <text:p>0.0281593646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667872" calcext:value-type="float">
            <text:p>6.667872</text:p>
          </table:table-cell>
          <table:table-cell office:value-type="float" office:value="6.5824139333" calcext:value-type="float">
            <text:p>6.5824139333</text:p>
          </table:table-cell>
          <table:table-cell table:formula="of:=POWER([.C869]-6.75;2)" office:value-type="float" office:value="0.0280850897519769" calcext:value-type="float">
            <text:p>0.0280850898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671592" calcext:value-type="float">
            <text:p>6.671592</text:p>
          </table:table-cell>
          <table:table-cell office:value-type="float" office:value="6.5826311849" calcext:value-type="float">
            <text:p>6.5826311849</text:p>
          </table:table-cell>
          <table:table-cell table:formula="of:=POWER([.C870]-6.75;2)" office:value-type="float" office:value="0.0280123202679779" calcext:value-type="float">
            <text:p>0.028012320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675959" calcext:value-type="float">
            <text:p>6.675959</text:p>
          </table:table-cell>
          <table:table-cell office:value-type="float" office:value="6.5828425914" calcext:value-type="float">
            <text:p>6.5828425914</text:p>
          </table:table-cell>
          <table:table-cell table:formula="of:=POWER([.C871]-6.75;2)" office:value-type="float" office:value="0.0279415992498672" calcext:value-type="float">
            <text:p>0.0279415992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680959" calcext:value-type="float">
            <text:p>6.680959</text:p>
          </table:table-cell>
          <table:table-cell office:value-type="float" office:value="6.583046557" calcext:value-type="float">
            <text:p>6.583046557</text:p>
          </table:table-cell>
          <table:table-cell table:formula="of:=POWER([.C872]-6.75;2)" office:value-type="float" office:value="0.0278734521295541" calcext:value-type="float">
            <text:p>0.0278734521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686575" calcext:value-type="float">
            <text:p>6.686575</text:p>
          </table:table-cell>
          <table:table-cell office:value-type="float" office:value="6.5832415333" calcext:value-type="float">
            <text:p>6.5832415333</text:p>
          </table:table-cell>
          <table:table-cell table:formula="of:=POWER([.C873]-6.75;2)" office:value-type="float" office:value="0.0278083862161351" calcext:value-type="float">
            <text:p>0.0278083862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692792" calcext:value-type="float">
            <text:p>6.692792</text:p>
          </table:table-cell>
          <table:table-cell office:value-type="float" office:value="6.5834260473" calcext:value-type="float">
            <text:p>6.5834260473</text:p>
          </table:table-cell>
          <table:table-cell table:formula="of:=POWER([.C874]-6.75;2)" office:value-type="float" office:value="0.0277468817181019" calcext:value-type="float">
            <text:p>0.0277468817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699591" calcext:value-type="float">
            <text:p>6.699591</text:p>
          </table:table-cell>
          <table:table-cell office:value-type="float" office:value="6.5835986989" calcext:value-type="float">
            <text:p>6.5835986989</text:p>
          </table:table-cell>
          <table:table-cell table:formula="of:=POWER([.C875]-6.75;2)" office:value-type="float" office:value="0.0276893930077727" calcext:value-type="float">
            <text:p>0.027689393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706957" calcext:value-type="float">
            <text:p>6.706957</text:p>
          </table:table-cell>
          <table:table-cell office:value-type="float" office:value="6.5837581849" calcext:value-type="float">
            <text:p>6.5837581849</text:p>
          </table:table-cell>
          <table:table-cell table:formula="of:=POWER([.C876]-6.75;2)" office:value-type="float" office:value="0.0276363410877427" calcext:value-type="float">
            <text:p>0.0276363411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71487" calcext:value-type="float">
            <text:p>6.71487</text:p>
          </table:table-cell>
          <table:table-cell office:value-type="float" office:value="6.5839032925" calcext:value-type="float">
            <text:p>6.5839032925</text:p>
          </table:table-cell>
          <table:table-cell table:formula="of:=POWER([.C877]-6.75;2)" office:value-type="float" office:value="0.0275881162423404" calcext:value-type="float">
            <text:p>0.0275881162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723311" calcext:value-type="float">
            <text:p>6.723311</text:p>
          </table:table-cell>
          <table:table-cell office:value-type="float" office:value="6.5840329226" calcext:value-type="float">
            <text:p>6.5840329226</text:p>
          </table:table-cell>
          <table:table-cell table:formula="of:=POWER([.C878]-6.75;2)" office:value-type="float" office:value="0.0275450707806974" calcext:value-type="float">
            <text:p>0.0275450708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732258" calcext:value-type="float">
            <text:p>6.732258</text:p>
          </table:table-cell>
          <table:table-cell office:value-type="float" office:value="6.584146086" calcext:value-type="float">
            <text:p>6.584146086</text:p>
          </table:table-cell>
          <table:table-cell table:formula="of:=POWER([.C879]-6.75;2)" office:value-type="float" office:value="0.0275075207891192" calcext:value-type="float">
            <text:p>0.0275075208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741689" calcext:value-type="float">
            <text:p>6.741689</text:p>
          </table:table-cell>
          <table:table-cell office:value-type="float" office:value="6.5842419161" calcext:value-type="float">
            <text:p>6.5842419161</text:p>
          </table:table-cell>
          <table:table-cell table:formula="of:=POWER([.C880]-6.75;2)" office:value-type="float" office:value="0.0274757423781995" calcext:value-type="float">
            <text:p>0.0274757424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751576" calcext:value-type="float">
            <text:p>6.751576</text:p>
          </table:table-cell>
          <table:table-cell office:value-type="float" office:value="6.5843196645" calcext:value-type="float">
            <text:p>6.5843196645</text:p>
          </table:table-cell>
          <table:table-cell table:formula="of:=POWER([.C881]-6.75;2)" office:value-type="float" office:value="0.0274499735713926" calcext:value-type="float">
            <text:p>0.0274499736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76189" calcext:value-type="float">
            <text:p>6.76189</text:p>
          </table:table-cell>
          <table:table-cell office:value-type="float" office:value="6.5843787097" calcext:value-type="float">
            <text:p>6.5843787097</text:p>
          </table:table-cell>
          <table:table-cell table:formula="of:=POWER([.C882]-6.75;2)" office:value-type="float" office:value="0.0274304118006368" calcext:value-type="float">
            <text:p>0.0274304118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772598" calcext:value-type="float">
            <text:p>6.772598</text:p>
          </table:table-cell>
          <table:table-cell office:value-type="float" office:value="6.584418557" calcext:value-type="float">
            <text:p>6.584418557</text:p>
          </table:table-cell>
          <table:table-cell table:formula="of:=POWER([.C883]-6.75;2)" office:value-type="float" office:value="0.0274172142659622" calcext:value-type="float">
            <text:p>0.0274172143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783661" calcext:value-type="float">
            <text:p>6.783661</text:p>
          </table:table-cell>
          <table:table-cell office:value-type="float" office:value="6.5844388366" calcext:value-type="float">
            <text:p>6.5844388366</text:p>
          </table:table-cell>
          <table:table-cell table:formula="of:=POWER([.C884]-6.75;2)" office:value-type="float" office:value="0.0274104988263614" calcext:value-type="float">
            <text:p>0.0274104988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795035" calcext:value-type="float">
            <text:p>6.795035</text:p>
          </table:table-cell>
          <table:table-cell office:value-type="float" office:value="6.5844393097" calcext:value-type="float">
            <text:p>6.5844393097</text:p>
          </table:table-cell>
          <table:table-cell table:formula="of:=POWER([.C885]-6.75;2)" office:value-type="float" office:value="0.0274103421726124" calcext:value-type="float">
            <text:p>0.0274103422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806672" calcext:value-type="float">
            <text:p>6.806672</text:p>
          </table:table-cell>
          <table:table-cell office:value-type="float" office:value="6.5844198645" calcext:value-type="float">
            <text:p>6.5844198645</text:p>
          </table:table-cell>
          <table:table-cell table:formula="of:=POWER([.C886]-6.75;2)" office:value-type="float" office:value="0.0274167812721983" calcext:value-type="float">
            <text:p>0.0274167813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818517" calcext:value-type="float">
            <text:p>6.818517</text:p>
          </table:table-cell>
          <table:table-cell office:value-type="float" office:value="6.584380514" calcext:value-type="float">
            <text:p>6.584380514</text:p>
          </table:table-cell>
          <table:table-cell table:formula="of:=POWER([.C887]-6.75;2)" office:value-type="float" office:value="0.0274298141429041" calcext:value-type="float">
            <text:p>0.0274298141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830508" calcext:value-type="float">
            <text:p>6.830508</text:p>
          </table:table-cell>
          <table:table-cell office:value-type="float" office:value="6.5843214022" calcext:value-type="float">
            <text:p>6.5843214022</text:p>
          </table:table-cell>
          <table:table-cell table:formula="of:=POWER([.C888]-6.75;2)" office:value-type="float" office:value="0.027449397768974" calcext:value-type="float">
            <text:p>0.0274493978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842577" calcext:value-type="float">
            <text:p>6.842577</text:p>
          </table:table-cell>
          <table:table-cell office:value-type="float" office:value="6.5842427957" calcext:value-type="float">
            <text:p>6.5842427957</text:p>
          </table:table-cell>
          <table:table-cell table:formula="of:=POWER([.C889]-6.75;2)" office:value-type="float" office:value="0.027475450777352" calcext:value-type="float">
            <text:p>0.0274754508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854652" calcext:value-type="float">
            <text:p>6.854652</text:p>
          </table:table-cell>
          <table:table-cell office:value-type="float" office:value="6.5841450946" calcext:value-type="float">
            <text:p>6.5841450946</text:p>
          </table:table-cell>
          <table:table-cell table:formula="of:=POWER([.C890]-6.75;2)" office:value-type="float" office:value="0.0275078496452429" calcext:value-type="float">
            <text:p>0.0275078496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866653" calcext:value-type="float">
            <text:p>6.866653</text:p>
          </table:table-cell>
          <table:table-cell office:value-type="float" office:value="6.5840288237" calcext:value-type="float">
            <text:p>6.5840288237</text:p>
          </table:table-cell>
          <table:table-cell table:formula="of:=POWER([.C891]-6.75;2)" office:value-type="float" office:value="0.0275464313624058" calcext:value-type="float">
            <text:p>0.0275464314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878495" calcext:value-type="float">
            <text:p>6.878495</text:p>
          </table:table-cell>
          <table:table-cell office:value-type="float" office:value="6.5838946344" calcext:value-type="float">
            <text:p>6.5838946344</text:p>
          </table:table-cell>
          <table:table-cell table:formula="of:=POWER([.C892]-6.75;2)" office:value-type="float" office:value="0.0275909924811097" calcext:value-type="float">
            <text:p>0.0275909925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890089" calcext:value-type="float">
            <text:p>6.890089</text:p>
          </table:table-cell>
          <table:table-cell office:value-type="float" office:value="6.5837433097" calcext:value-type="float">
            <text:p>6.5837433097</text:p>
          </table:table-cell>
          <table:table-cell table:formula="of:=POWER([.C893]-6.75;2)" office:value-type="float" office:value="0.0276412870695101" calcext:value-type="float">
            <text:p>0.0276412871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901343" calcext:value-type="float">
            <text:p>6.901343</text:p>
          </table:table-cell>
          <table:table-cell office:value-type="float" office:value="6.5835757591" calcext:value-type="float">
            <text:p>6.5835757591</text:p>
          </table:table-cell>
          <table:table-cell table:formula="of:=POWER([.C894]-6.75;2)" office:value-type="float" office:value="0.0276970279591411" calcext:value-type="float">
            <text:p>0.027697028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912161" calcext:value-type="float">
            <text:p>6.912161</text:p>
          </table:table-cell>
          <table:table-cell office:value-type="float" office:value="6.5833930237" calcext:value-type="float">
            <text:p>6.5833930237</text:p>
          </table:table-cell>
          <table:table-cell table:formula="of:=POWER([.C895]-6.75;2)" office:value-type="float" office:value="0.0277578845518287" calcext:value-type="float">
            <text:p>0.0277578846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922447" calcext:value-type="float">
            <text:p>6.922447</text:p>
          </table:table-cell>
          <table:table-cell office:value-type="float" office:value="6.5831962731" calcext:value-type="float">
            <text:p>6.5831962731</text:p>
          </table:table-cell>
          <table:table-cell table:formula="of:=POWER([.C896]-6.75;2)" office:value-type="float" office:value="0.0278234833077296" calcext:value-type="float">
            <text:p>0.0278234833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932104" calcext:value-type="float">
            <text:p>6.932104</text:p>
          </table:table-cell>
          <table:table-cell office:value-type="float" office:value="6.5829867978" calcext:value-type="float">
            <text:p>6.5829867978</text:p>
          </table:table-cell>
          <table:table-cell table:formula="of:=POWER([.C897]-6.75;2)" office:value-type="float" office:value="0.027893409709098" calcext:value-type="float">
            <text:p>0.0278934097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941038" calcext:value-type="float">
            <text:p>6.941038</text:p>
          </table:table-cell>
          <table:table-cell office:value-type="float" office:value="6.5827660108" calcext:value-type="float">
            <text:p>6.5827660108</text:p>
          </table:table-cell>
          <table:table-cell table:formula="of:=POWER([.C898]-6.75;2)" office:value-type="float" office:value="0.0279672071437456" calcext:value-type="float">
            <text:p>0.0279672071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949157" calcext:value-type="float">
            <text:p>6.949157</text:p>
          </table:table-cell>
          <table:table-cell office:value-type="float" office:value="6.582535443" calcext:value-type="float">
            <text:p>6.582535443</text:p>
          </table:table-cell>
          <table:table-cell table:formula="of:=POWER([.C899]-6.75;2)" office:value-type="float" office:value="0.0280443778512062" calcext:value-type="float">
            <text:p>0.0280443779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956374" calcext:value-type="float">
            <text:p>6.956374</text:p>
          </table:table-cell>
          <table:table-cell office:value-type="float" office:value="6.582296729" calcext:value-type="float">
            <text:p>6.582296729</text:p>
          </table:table-cell>
          <table:table-cell table:formula="of:=POWER([.C900]-6.75;2)" office:value-type="float" office:value="0.0281243871040993" calcext:value-type="float">
            <text:p>0.0281243871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96261" calcext:value-type="float">
            <text:p>6.96261</text:p>
          </table:table-cell>
          <table:table-cell office:value-type="float" office:value="6.5820516043" calcext:value-type="float">
            <text:p>6.5820516043</text:p>
          </table:table-cell>
          <table:table-cell table:formula="of:=POWER([.C901]-6.75;2)" office:value-type="float" office:value="0.0282066636182037" calcext:value-type="float">
            <text:p>0.0282066636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967792" calcext:value-type="float">
            <text:p>6.967792</text:p>
          </table:table-cell>
          <table:table-cell office:value-type="float" office:value="6.5818018796" calcext:value-type="float">
            <text:p>6.5818018796</text:p>
          </table:table-cell>
          <table:table-cell table:formula="of:=POWER([.C902]-6.75;2)" office:value-type="float" office:value="0.0282906077060928" calcext:value-type="float">
            <text:p>0.0282906077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971859" calcext:value-type="float">
            <text:p>6.971859</text:p>
          </table:table-cell>
          <table:table-cell office:value-type="float" office:value="6.5815494344" calcext:value-type="float">
            <text:p>6.5815494344</text:p>
          </table:table-cell>
          <table:table-cell table:formula="of:=POWER([.C903]-6.75;2)" office:value-type="float" office:value="0.0283755930509598" calcext:value-type="float">
            <text:p>0.0283755931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974758" calcext:value-type="float">
            <text:p>6.974758</text:p>
          </table:table-cell>
          <table:table-cell office:value-type="float" office:value="6.5812961957" calcext:value-type="float">
            <text:p>6.5812961957</text:p>
          </table:table-cell>
          <table:table-cell table:formula="of:=POWER([.C904]-6.75;2)" office:value-type="float" office:value="0.0284609735852926" calcext:value-type="float">
            <text:p>0.0284609736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976451" calcext:value-type="float">
            <text:p>6.976451</text:p>
          </table:table-cell>
          <table:table-cell office:value-type="float" office:value="6.5810441161" calcext:value-type="float">
            <text:p>6.5810441161</text:p>
          </table:table-cell>
          <table:table-cell table:formula="of:=POWER([.C905]-6.75;2)" office:value-type="float" office:value="0.0285460907044302" calcext:value-type="float">
            <text:p>0.0285460907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976914" calcext:value-type="float">
            <text:p>6.976914</text:p>
          </table:table-cell>
          <table:table-cell office:value-type="float" office:value="6.5807951462" calcext:value-type="float">
            <text:p>6.5807951462</text:p>
          </table:table-cell>
          <table:table-cell table:formula="of:=POWER([.C906]-6.75;2)" office:value-type="float" office:value="0.0286302825494794" calcext:value-type="float">
            <text:p>0.0286302825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976136" calcext:value-type="float">
            <text:p>6.976136</text:p>
          </table:table-cell>
          <table:table-cell office:value-type="float" office:value="6.5805512108" calcext:value-type="float">
            <text:p>6.5805512108</text:p>
          </table:table-cell>
          <table:table-cell table:formula="of:=POWER([.C907]-6.75;2)" office:value-type="float" office:value="0.0287128921613459" calcext:value-type="float">
            <text:p>0.0287128922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974122" calcext:value-type="float">
            <text:p>6.974122</text:p>
          </table:table-cell>
          <table:table-cell office:value-type="float" office:value="6.5803141806" calcext:value-type="float">
            <text:p>6.5803141806</text:p>
          </table:table-cell>
          <table:table-cell table:formula="of:=POWER([.C908]-6.75;2)" office:value-type="float" office:value="0.0287932773054493" calcext:value-type="float">
            <text:p>0.0287932773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970893" calcext:value-type="float">
            <text:p>6.970893</text:p>
          </table:table-cell>
          <table:table-cell office:value-type="float" office:value="6.5800858409" calcext:value-type="float">
            <text:p>6.5800858409</text:p>
          </table:table-cell>
          <table:table-cell table:formula="of:=POWER([.C909]-6.75;2)" office:value-type="float" office:value="0.0288708214626602" calcext:value-type="float">
            <text:p>0.0288708215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966485" calcext:value-type="float">
            <text:p>6.966485</text:p>
          </table:table-cell>
          <table:table-cell office:value-type="float" office:value="6.5798678667" calcext:value-type="float">
            <text:p>6.5798678667</text:p>
          </table:table-cell>
          <table:table-cell table:formula="of:=POWER([.C910]-6.75;2)" office:value-type="float" office:value="0.028944942781209" calcext:value-type="float">
            <text:p>0.0289449428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960951" calcext:value-type="float">
            <text:p>6.960951</text:p>
          </table:table-cell>
          <table:table-cell office:value-type="float" office:value="6.5796617914" calcext:value-type="float">
            <text:p>6.5796617914</text:p>
          </table:table-cell>
          <table:table-cell table:formula="of:=POWER([.C911]-6.75;2)" office:value-type="float" office:value="0.029015105309057" calcext:value-type="float">
            <text:p>0.0290151053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954358" calcext:value-type="float">
            <text:p>6.954358</text:p>
          </table:table-cell>
          <table:table-cell office:value-type="float" office:value="6.5794689806" calcext:value-type="float">
            <text:p>6.5794689806</text:p>
          </table:table-cell>
          <table:table-cell table:formula="of:=POWER([.C912]-6.75;2)" office:value-type="float" office:value="0.0290808285776033" calcext:value-type="float">
            <text:p>0.0290808286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946788" calcext:value-type="float">
            <text:p>6.946788</text:p>
          </table:table-cell>
          <table:table-cell office:value-type="float" office:value="6.5792906086" calcext:value-type="float">
            <text:p>6.5792906086</text:p>
          </table:table-cell>
          <table:table-cell table:formula="of:=POWER([.C913]-6.75;2)" office:value-type="float" office:value="0.0291416963121584" calcext:value-type="float">
            <text:p>0.0291416963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938335" calcext:value-type="float">
            <text:p>6.938335</text:p>
          </table:table-cell>
          <table:table-cell office:value-type="float" office:value="6.5791276366" calcext:value-type="float">
            <text:p>6.5791276366</text:p>
          </table:table-cell>
          <table:table-cell table:formula="of:=POWER([.C914]-6.75;2)" office:value-type="float" office:value="0.0291973645739017" calcext:value-type="float">
            <text:p>0.0291973646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929106" calcext:value-type="float">
            <text:p>6.929106</text:p>
          </table:table-cell>
          <table:table-cell office:value-type="float" office:value="6.5789807978" calcext:value-type="float">
            <text:p>6.5789807978</text:p>
          </table:table-cell>
          <table:table-cell table:formula="of:=POWER([.C915]-6.75;2)" office:value-type="float" office:value="0.0292475675211245" calcext:value-type="float">
            <text:p>0.0292475675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919218" calcext:value-type="float">
            <text:p>6.919218</text:p>
          </table:table-cell>
          <table:table-cell office:value-type="float" office:value="6.5788505828" calcext:value-type="float">
            <text:p>6.5788505828</text:p>
          </table:table-cell>
          <table:table-cell table:formula="of:=POWER([.C916]-6.75;2)" office:value-type="float" office:value="0.0292921230078995" calcext:value-type="float">
            <text:p>0.029292123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908796" calcext:value-type="float">
            <text:p>6.908796</text:p>
          </table:table-cell>
          <table:table-cell office:value-type="float" office:value="6.5787372323" calcext:value-type="float">
            <text:p>6.5787372323</text:p>
          </table:table-cell>
          <table:table-cell table:formula="of:=POWER([.C917]-6.75;2)" office:value-type="float" office:value="0.0293309356002642" calcext:value-type="float">
            <text:p>0.0293309356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897972" calcext:value-type="float">
            <text:p>6.897972</text:p>
          </table:table-cell>
          <table:table-cell office:value-type="float" office:value="6.5786407398" calcext:value-type="float">
            <text:p>6.5786407398</text:p>
          </table:table-cell>
          <table:table-cell table:formula="of:=POWER([.C918]-6.75;2)" office:value-type="float" office:value="0.0293639960562913" calcext:value-type="float">
            <text:p>0.0293639961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88688" calcext:value-type="float">
            <text:p>6.88688</text:p>
          </table:table-cell>
          <table:table-cell office:value-type="float" office:value="6.5785608495" calcext:value-type="float">
            <text:p>6.5785608495</text:p>
          </table:table-cell>
          <table:table-cell table:formula="of:=POWER([.C919]-6.75;2)" office:value-type="float" office:value="0.0293913823241618" calcext:value-type="float">
            <text:p>0.0293913823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875657" calcext:value-type="float">
            <text:p>6.875657</text:p>
          </table:table-cell>
          <table:table-cell office:value-type="float" office:value="6.5784970753" calcext:value-type="float">
            <text:p>6.5784970753</text:p>
          </table:table-cell>
          <table:table-cell table:formula="of:=POWER([.C920]-6.75;2)" office:value-type="float" office:value="0.029413253180654" calcext:value-type="float">
            <text:p>0.0294132532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864438" calcext:value-type="float">
            <text:p>6.864438</text:p>
          </table:table-cell>
          <table:table-cell office:value-type="float" office:value="6.5784487161" calcext:value-type="float">
            <text:p>6.5784487161</text:p>
          </table:table-cell>
          <table:table-cell table:formula="of:=POWER([.C921]-6.75;2)" office:value-type="float" office:value="0.0294298430077382" calcext:value-type="float">
            <text:p>0.029429843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853356" calcext:value-type="float">
            <text:p>6.853356</text:p>
          </table:table-cell>
          <table:table-cell office:value-type="float" office:value="6.5784148731" calcext:value-type="float">
            <text:p>6.5784148731</text:p>
          </table:table-cell>
          <table:table-cell table:formula="of:=POWER([.C922]-6.75;2)" office:value-type="float" office:value="0.0294414557732892" calcext:value-type="float">
            <text:p>0.0294414558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842537" calcext:value-type="float">
            <text:p>6.842537</text:p>
          </table:table-cell>
          <table:table-cell office:value-type="float" office:value="6.578394486" calcext:value-type="float">
            <text:p>6.578394486</text:p>
          </table:table-cell>
          <table:table-cell table:formula="of:=POWER([.C923]-6.75;2)" office:value-type="float" office:value="0.0294484524352043" calcext:value-type="float">
            <text:p>0.0294484524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832101" calcext:value-type="float">
            <text:p>6.832101</text:p>
          </table:table-cell>
          <table:table-cell office:value-type="float" office:value="6.5783863613" calcext:value-type="float">
            <text:p>6.5783863613</text:p>
          </table:table-cell>
          <table:table-cell table:formula="of:=POWER([.C924]-6.75;2)" office:value-type="float" office:value="0.0294512409878542" calcext:value-type="float">
            <text:p>0.029451241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822157" calcext:value-type="float">
            <text:p>6.822157</text:p>
          </table:table-cell>
          <table:table-cell office:value-type="float" office:value="6.5783892043" calcext:value-type="float">
            <text:p>6.5783892043</text:p>
          </table:table-cell>
          <table:table-cell table:formula="of:=POWER([.C925]-6.75;2)" office:value-type="float" office:value="0.029450265200787" calcext:value-type="float">
            <text:p>0.0294502652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812805" calcext:value-type="float">
            <text:p>6.812805</text:p>
          </table:table-cell>
          <table:table-cell office:value-type="float" office:value="6.5784016624" calcext:value-type="float">
            <text:p>6.5784016624</text:p>
          </table:table-cell>
          <table:table-cell table:formula="of:=POWER([.C926]-6.75;2)" office:value-type="float" office:value="0.0294459894670835" calcext:value-type="float">
            <text:p>0.0294459895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804129" calcext:value-type="float">
            <text:p>6.804129</text:p>
          </table:table-cell>
          <table:table-cell office:value-type="float" office:value="6.578422357" calcext:value-type="float">
            <text:p>6.578422357</text:p>
          </table:table-cell>
          <table:table-cell table:formula="of:=POWER([.C927]-6.75;2)" office:value-type="float" office:value="0.0294388875774354" calcext:value-type="float">
            <text:p>0.0294388876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796201" calcext:value-type="float">
            <text:p>6.796201</text:p>
          </table:table-cell>
          <table:table-cell office:value-type="float" office:value="6.5784499333" calcext:value-type="float">
            <text:p>6.5784499333</text:p>
          </table:table-cell>
          <table:table-cell table:formula="of:=POWER([.C928]-6.75;2)" office:value-type="float" office:value="0.0294294253847745" calcext:value-type="float">
            <text:p>0.0294294254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789081" calcext:value-type="float">
            <text:p>6.789081</text:p>
          </table:table-cell>
          <table:table-cell office:value-type="float" office:value="6.578483086" calcext:value-type="float">
            <text:p>6.578483086</text:p>
          </table:table-cell>
          <table:table-cell table:formula="of:=POWER([.C929]-6.75;2)" office:value-type="float" office:value="0.0294180517880833" calcext:value-type="float">
            <text:p>0.0294180518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782811" calcext:value-type="float">
            <text:p>6.782811</text:p>
          </table:table-cell>
          <table:table-cell office:value-type="float" office:value="6.5785206" calcext:value-type="float">
            <text:p>6.5785206</text:p>
          </table:table-cell>
          <table:table-cell table:formula="of:=POWER([.C930]-6.75;2)" office:value-type="float" office:value="0.02940518462436" calcext:value-type="float">
            <text:p>0.0294051846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77742" calcext:value-type="float">
            <text:p>6.77742</text:p>
          </table:table-cell>
          <table:table-cell office:value-type="float" office:value="6.5785613763" calcext:value-type="float">
            <text:p>6.5785613763</text:p>
          </table:table-cell>
          <table:table-cell table:formula="of:=POWER([.C931]-6.75;2)" office:value-type="float" office:value="0.0293912016961503" calcext:value-type="float">
            <text:p>0.0293912017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772923" calcext:value-type="float">
            <text:p>6.772923</text:p>
          </table:table-cell>
          <table:table-cell office:value-type="float" office:value="6.5786044602" calcext:value-type="float">
            <text:p>6.5786044602</text:p>
          </table:table-cell>
          <table:table-cell table:formula="of:=POWER([.C932]-6.75;2)" office:value-type="float" office:value="0.0293764310633333" calcext:value-type="float">
            <text:p>0.0293764311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76932" calcext:value-type="float">
            <text:p>6.76932</text:p>
          </table:table-cell>
          <table:table-cell office:value-type="float" office:value="6.5786490602" calcext:value-type="float">
            <text:p>6.5786490602</text:p>
          </table:table-cell>
          <table:table-cell table:formula="of:=POWER([.C933]-6.75;2)" office:value-type="float" office:value="0.0293611445703432" calcext:value-type="float">
            <text:p>0.0293611446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7666" calcext:value-type="float">
            <text:p>6.7666</text:p>
          </table:table-cell>
          <table:table-cell office:value-type="float" office:value="6.5786945613" calcext:value-type="float">
            <text:p>6.5786945613</text:p>
          </table:table-cell>
          <table:table-cell table:formula="of:=POWER([.C934]-6.75;2)" office:value-type="float" office:value="0.0293455533281995" calcext:value-type="float">
            <text:p>0.0293455533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76474" calcext:value-type="float">
            <text:p>6.76474</text:p>
          </table:table-cell>
          <table:table-cell office:value-type="float" office:value="6.5787405312" calcext:value-type="float">
            <text:p>6.5787405312</text:p>
          </table:table-cell>
          <table:table-cell table:formula="of:=POWER([.C935]-6.75;2)" office:value-type="float" office:value="0.0293298056536581" calcext:value-type="float">
            <text:p>0.0293298057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763708" calcext:value-type="float">
            <text:p>6.763708</text:p>
          </table:table-cell>
          <table:table-cell office:value-type="float" office:value="6.5787867183" calcext:value-type="float">
            <text:p>6.5787867183</text:p>
          </table:table-cell>
          <table:table-cell table:formula="of:=POWER([.C936]-6.75;2)" office:value-type="float" office:value="0.0293139878304836" calcext:value-type="float">
            <text:p>0.0293139878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763462" calcext:value-type="float">
            <text:p>6.763462</text:p>
          </table:table-cell>
          <table:table-cell office:value-type="float" office:value="6.578833043" calcext:value-type="float">
            <text:p>6.578833043</text:p>
          </table:table-cell>
          <table:table-cell table:formula="of:=POWER([.C937]-6.75;2)" office:value-type="float" office:value="0.0292981271686397" calcext:value-type="float">
            <text:p>0.0292981272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763956" calcext:value-type="float">
            <text:p>6.763956</text:p>
          </table:table-cell>
          <table:table-cell office:value-type="float" office:value="6.5788795849" calcext:value-type="float">
            <text:p>6.5788795849</text:p>
          </table:table-cell>
          <table:table-cell table:formula="of:=POWER([.C938]-6.75;2)" office:value-type="float" office:value="0.0292821964639963" calcext:value-type="float">
            <text:p>0.0292821965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765136" calcext:value-type="float">
            <text:p>6.765136</text:p>
          </table:table-cell>
          <table:table-cell office:value-type="float" office:value="6.5789265591" calcext:value-type="float">
            <text:p>6.5789265591</text:p>
          </table:table-cell>
          <table:table-cell table:formula="of:=POWER([.C939]-6.75;2)" office:value-type="float" office:value="0.0292661221813657" calcext:value-type="float">
            <text:p>0.0292661222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766946" calcext:value-type="float">
            <text:p>6.766946</text:p>
          </table:table-cell>
          <table:table-cell office:value-type="float" office:value="6.5789742989" calcext:value-type="float">
            <text:p>6.5789742989</text:p>
          </table:table-cell>
          <table:table-cell table:formula="of:=POWER([.C940]-6.75;2)" office:value-type="float" office:value="0.0292497904367464" calcext:value-type="float">
            <text:p>0.0292497904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76933" calcext:value-type="float">
            <text:p>6.76933</text:p>
          </table:table-cell>
          <table:table-cell office:value-type="float" office:value="6.5790232215" calcext:value-type="float">
            <text:p>6.5790232215</text:p>
          </table:table-cell>
          <table:table-cell table:formula="of:=POWER([.C941]-6.75;2)" office:value-type="float" office:value="0.0292330587862381" calcext:value-type="float">
            <text:p>0.0292330588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772229" calcext:value-type="float">
            <text:p>6.772229</text:p>
          </table:table-cell>
          <table:table-cell office:value-type="float" office:value="6.5790737871" calcext:value-type="float">
            <text:p>6.5790737871</text:p>
          </table:table-cell>
          <table:table-cell table:formula="of:=POWER([.C942]-6.75;2)" office:value-type="float" office:value="0.029215770256336" calcext:value-type="float">
            <text:p>0.0292157703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775587" calcext:value-type="float">
            <text:p>6.775587</text:p>
          </table:table-cell>
          <table:table-cell office:value-type="float" office:value="6.5791264817" calcext:value-type="float">
            <text:p>6.5791264817</text:p>
          </table:table-cell>
          <table:table-cell table:formula="of:=POWER([.C943]-6.75;2)" office:value-type="float" office:value="0.0291977592562203" calcext:value-type="float">
            <text:p>0.0291977593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77935" calcext:value-type="float">
            <text:p>6.77935</text:p>
          </table:table-cell>
          <table:table-cell office:value-type="float" office:value="6.579181772" calcext:value-type="float">
            <text:p>6.579181772</text:p>
          </table:table-cell>
          <table:table-cell table:formula="of:=POWER([.C944]-6.75;2)" office:value-type="float" office:value="0.02917886701706" calcext:value-type="float">
            <text:p>0.029178867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783466" calcext:value-type="float">
            <text:p>6.783466</text:p>
          </table:table-cell>
          <table:table-cell office:value-type="float" office:value="6.579240071" calcext:value-type="float">
            <text:p>6.579240071</text:p>
          </table:table-cell>
          <table:table-cell table:formula="of:=POWER([.C945]-6.75;2)" office:value-type="float" office:value="0.029158953352085" calcext:value-type="float">
            <text:p>0.0291589534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787889" calcext:value-type="float">
            <text:p>6.787889</text:p>
          </table:table-cell>
          <table:table-cell office:value-type="float" office:value="6.579301714" calcext:value-type="float">
            <text:p>6.579301714</text:p>
          </table:table-cell>
          <table:table-cell table:formula="of:=POWER([.C946]-6.75;2)" office:value-type="float" office:value="0.0291379048433379" calcext:value-type="float">
            <text:p>0.0291379048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792577" calcext:value-type="float">
            <text:p>6.792577</text:p>
          </table:table-cell>
          <table:table-cell office:value-type="float" office:value="6.5793669247" calcext:value-type="float">
            <text:p>6.5793669247</text:p>
          </table:table-cell>
          <table:table-cell table:formula="of:=POWER([.C947]-6.75;2)" office:value-type="float" office:value="0.0291156463863353" calcext:value-type="float">
            <text:p>0.0291156464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797493" calcext:value-type="float">
            <text:p>6.797493</text:p>
          </table:table-cell>
          <table:table-cell office:value-type="float" office:value="6.5794357892" calcext:value-type="float">
            <text:p>6.5794357892</text:p>
          </table:table-cell>
          <table:table-cell table:formula="of:=POWER([.C948]-6.75;2)" office:value-type="float" office:value="0.0290921500058269" calcext:value-type="float">
            <text:p>0.02909215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802603" calcext:value-type="float">
            <text:p>6.802603</text:p>
          </table:table-cell>
          <table:table-cell office:value-type="float" office:value="6.5795082387" calcext:value-type="float">
            <text:p>6.5795082387</text:p>
          </table:table-cell>
          <table:table-cell table:formula="of:=POWER([.C949]-6.75;2)" office:value-type="float" office:value="0.0290674406711762" calcext:value-type="float">
            <text:p>0.0290674407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807882" calcext:value-type="float">
            <text:p>6.807882</text:p>
          </table:table-cell>
          <table:table-cell office:value-type="float" office:value="6.5795840409" calcext:value-type="float">
            <text:p>6.5795840409</text:p>
          </table:table-cell>
          <table:table-cell table:formula="of:=POWER([.C950]-6.75;2)" office:value-type="float" office:value="0.0290415991159727" calcext:value-type="float">
            <text:p>0.0290415991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813306" calcext:value-type="float">
            <text:p>6.813306</text:p>
          </table:table-cell>
          <table:table-cell office:value-type="float" office:value="6.5796627763" calcext:value-type="float">
            <text:p>6.5796627763</text:p>
          </table:table-cell>
          <table:table-cell table:formula="of:=POWER([.C951]-6.75;2)" office:value-type="float" office:value="0.0290147697778238" calcext:value-type="float">
            <text:p>0.0290147698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818856" calcext:value-type="float">
            <text:p>6.818856</text:p>
          </table:table-cell>
          <table:table-cell office:value-type="float" office:value="6.5797438495" calcext:value-type="float">
            <text:p>6.5797438495</text:p>
          </table:table-cell>
          <table:table-cell table:formula="of:=POWER([.C952]-6.75;2)" office:value-type="float" office:value="0.0289871567830787" calcext:value-type="float">
            <text:p>0.0289871568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824518" calcext:value-type="float">
            <text:p>6.824518</text:p>
          </table:table-cell>
          <table:table-cell office:value-type="float" office:value="6.579826486" calcext:value-type="float">
            <text:p>6.579826486</text:p>
          </table:table-cell>
          <table:table-cell table:formula="of:=POWER([.C953]-6.75;2)" office:value-type="float" office:value="0.0289590248671082" calcext:value-type="float">
            <text:p>0.0289590249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830277" calcext:value-type="float">
            <text:p>6.830277</text:p>
          </table:table-cell>
          <table:table-cell office:value-type="float" office:value="6.5799097376" calcext:value-type="float">
            <text:p>6.5799097376</text:p>
          </table:table-cell>
          <table:table-cell table:formula="of:=POWER([.C954]-6.75;2)" office:value-type="float" office:value="0.028930697363301" calcext:value-type="float">
            <text:p>0.0289306974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836124" calcext:value-type="float">
            <text:p>6.836124</text:p>
          </table:table-cell>
          <table:table-cell office:value-type="float" office:value="6.5799925054" calcext:value-type="float">
            <text:p>6.5799925054</text:p>
          </table:table-cell>
          <table:table-cell table:formula="of:=POWER([.C955]-6.75;2)" office:value-type="float" office:value="0.0289025482201691" calcext:value-type="float">
            <text:p>0.0289025482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842046" calcext:value-type="float">
            <text:p>6.842046</text:p>
          </table:table-cell>
          <table:table-cell office:value-type="float" office:value="6.5800735484" calcext:value-type="float">
            <text:p>6.5800735484</text:p>
          </table:table-cell>
          <table:table-cell table:formula="of:=POWER([.C956]-6.75;2)" office:value-type="float" office:value="0.0288749989533672" calcext:value-type="float">
            <text:p>0.028874999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848032" calcext:value-type="float">
            <text:p>6.848032</text:p>
          </table:table-cell>
          <table:table-cell office:value-type="float" office:value="6.5801515161" calcext:value-type="float">
            <text:p>6.5801515161</text:p>
          </table:table-cell>
          <table:table-cell table:formula="of:=POWER([.C957]-6.75;2)" office:value-type="float" office:value="0.0288485074831286" calcext:value-type="float">
            <text:p>0.0288485075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854068" calcext:value-type="float">
            <text:p>6.854068</text:p>
          </table:table-cell>
          <table:table-cell office:value-type="float" office:value="6.5802249742" calcext:value-type="float">
            <text:p>6.5802249742</text:p>
          </table:table-cell>
          <table:table-cell table:formula="of:=POWER([.C958]-6.75;2)" office:value-type="float" office:value="0.0288235593853906" calcext:value-type="float">
            <text:p>0.0288235594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860138" calcext:value-type="float">
            <text:p>6.860138</text:p>
          </table:table-cell>
          <table:table-cell office:value-type="float" office:value="6.5802924344" calcext:value-type="float">
            <text:p>6.5802924344</text:p>
          </table:table-cell>
          <table:table-cell table:formula="of:=POWER([.C959]-6.75;2)" office:value-type="float" office:value="0.0288006578218782" calcext:value-type="float">
            <text:p>0.0288006578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866222" calcext:value-type="float">
            <text:p>6.866222</text:p>
          </table:table-cell>
          <table:table-cell office:value-type="float" office:value="6.5803523849" calcext:value-type="float">
            <text:p>6.5803523849</text:p>
          </table:table-cell>
          <table:table-cell table:formula="of:=POWER([.C960]-6.75;2)" office:value-type="float" office:value="0.0287803133091176" calcext:value-type="float">
            <text:p>0.0287803133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872294" calcext:value-type="float">
            <text:p>6.872294</text:p>
          </table:table-cell>
          <table:table-cell office:value-type="float" office:value="6.5804033312" calcext:value-type="float">
            <text:p>6.5804033312</text:p>
          </table:table-cell>
          <table:table-cell table:formula="of:=POWER([.C961]-6.75;2)" office:value-type="float" office:value="0.0287630300680568" calcext:value-type="float">
            <text:p>0.0287630301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878323" calcext:value-type="float">
            <text:p>6.878323</text:p>
          </table:table-cell>
          <table:table-cell office:value-type="float" office:value="6.5804438258" calcext:value-type="float">
            <text:p>6.5804438258</text:p>
          </table:table-cell>
          <table:table-cell table:formula="of:=POWER([.C962]-6.75;2)" office:value-type="float" office:value="0.0287492962093408" calcext:value-type="float">
            <text:p>0.0287492962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884272" calcext:value-type="float">
            <text:p>6.884272</text:p>
          </table:table-cell>
          <table:table-cell office:value-type="float" office:value="6.5804725075" calcext:value-type="float">
            <text:p>6.5804725075</text:p>
          </table:table-cell>
          <table:table-cell table:formula="of:=POWER([.C963]-6.75;2)" office:value-type="float" office:value="0.0287395707133377" calcext:value-type="float">
            <text:p>0.0287395707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890097" calcext:value-type="float">
            <text:p>6.890097</text:p>
          </table:table-cell>
          <table:table-cell office:value-type="float" office:value="6.5804881333" calcext:value-type="float">
            <text:p>6.5804881333</text:p>
          </table:table-cell>
          <table:table-cell table:formula="of:=POWER([.C964]-6.75;2)" office:value-type="float" office:value="0.0287342729521185" calcext:value-type="float">
            <text:p>0.028734273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895748" calcext:value-type="float">
            <text:p>6.895748</text:p>
          </table:table-cell>
          <table:table-cell office:value-type="float" office:value="6.5804896151" calcext:value-type="float">
            <text:p>6.5804896151</text:p>
          </table:table-cell>
          <table:table-cell table:formula="of:=POWER([.C965]-6.75;2)" office:value-type="float" office:value="0.028733770588946" calcext:value-type="float">
            <text:p>0.0287337706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901167" calcext:value-type="float">
            <text:p>6.901167</text:p>
          </table:table-cell>
          <table:table-cell office:value-type="float" office:value="6.5804760387" calcext:value-type="float">
            <text:p>6.5804760387</text:p>
          </table:table-cell>
          <table:table-cell table:formula="of:=POWER([.C966]-6.75;2)" office:value-type="float" office:value="0.028738373454844" calcext:value-type="float">
            <text:p>0.0287383735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906291" calcext:value-type="float">
            <text:p>6.906291</text:p>
          </table:table-cell>
          <table:table-cell office:value-type="float" office:value="6.5804467032" calcext:value-type="float">
            <text:p>6.5804467032</text:p>
          </table:table-cell>
          <table:table-cell table:formula="of:=POWER([.C967]-6.75;2)" office:value-type="float" office:value="0.028748320455749" calcext:value-type="float">
            <text:p>0.0287483205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911052" calcext:value-type="float">
            <text:p>6.911052</text:p>
          </table:table-cell>
          <table:table-cell office:value-type="float" office:value="6.5804011355" calcext:value-type="float">
            <text:p>6.5804011355</text:p>
          </table:table-cell>
          <table:table-cell table:formula="of:=POWER([.C968]-6.75;2)" office:value-type="float" office:value="0.0287637748396894" calcext:value-type="float">
            <text:p>0.0287637748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915376" calcext:value-type="float">
            <text:p>6.915376</text:p>
          </table:table-cell>
          <table:table-cell office:value-type="float" office:value="6.5803391054" calcext:value-type="float">
            <text:p>6.5803391054</text:p>
          </table:table-cell>
          <table:table-cell table:formula="of:=POWER([.C969]-6.75;2)" office:value-type="float" office:value="0.0287848191564722" calcext:value-type="float">
            <text:p>0.0287848192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919187" calcext:value-type="float">
            <text:p>6.919187</text:p>
          </table:table-cell>
          <table:table-cell office:value-type="float" office:value="6.5802606452" calcext:value-type="float">
            <text:p>6.5802606452</text:p>
          </table:table-cell>
          <table:table-cell table:formula="of:=POWER([.C970]-6.75;2)" office:value-type="float" office:value="0.0288114485679203" calcext:value-type="float">
            <text:p>0.0288114486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922405" calcext:value-type="float">
            <text:p>6.922405</text:p>
          </table:table-cell>
          <table:table-cell office:value-type="float" office:value="6.5801660473" calcext:value-type="float">
            <text:p>6.5801660473</text:p>
          </table:table-cell>
          <table:table-cell table:formula="of:=POWER([.C971]-6.75;2)" office:value-type="float" office:value="0.028843571489706" calcext:value-type="float">
            <text:p>0.0288435715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924953" calcext:value-type="float">
            <text:p>6.924953</text:p>
          </table:table-cell>
          <table:table-cell office:value-type="float" office:value="6.5800558774" calcext:value-type="float">
            <text:p>6.5800558774</text:p>
          </table:table-cell>
          <table:table-cell table:formula="of:=POWER([.C972]-6.75;2)" office:value-type="float" office:value="0.028881004806284" calcext:value-type="float">
            <text:p>0.0288810048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926754" calcext:value-type="float">
            <text:p>6.926754</text:p>
          </table:table-cell>
          <table:table-cell office:value-type="float" office:value="6.5799309591" calcext:value-type="float">
            <text:p>6.5799309591</text:p>
          </table:table-cell>
          <table:table-cell table:formula="of:=POWER([.C973]-6.75;2)" office:value-type="float" office:value="0.0289234786726457" calcext:value-type="float">
            <text:p>0.0289234787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927735" calcext:value-type="float">
            <text:p>6.927735</text:p>
          </table:table-cell>
          <table:table-cell office:value-type="float" office:value="6.5797923656" calcext:value-type="float">
            <text:p>6.5797923656</text:p>
          </table:table-cell>
          <table:table-cell table:formula="of:=POWER([.C974]-6.75;2)" office:value-type="float" office:value="0.0289706388080439" calcext:value-type="float">
            <text:p>0.0289706388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927827" calcext:value-type="float">
            <text:p>6.927827</text:p>
          </table:table-cell>
          <table:table-cell office:value-type="float" office:value="6.5796414043" calcext:value-type="float">
            <text:p>6.5796414043</text:p>
          </table:table-cell>
          <table:table-cell table:formula="of:=POWER([.C975]-6.75;2)" office:value-type="float" office:value="0.029022051128876" calcext:value-type="float">
            <text:p>0.0290220511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92697" calcext:value-type="float">
            <text:p>6.92697</text:p>
          </table:table-cell>
          <table:table-cell office:value-type="float" office:value="6.5794796" calcext:value-type="float">
            <text:p>6.5794796</text:p>
          </table:table-cell>
          <table:table-cell table:formula="of:=POWER([.C976]-6.75;2)" office:value-type="float" office:value="0.02907720681616" calcext:value-type="float">
            <text:p>0.0290772068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925114" calcext:value-type="float">
            <text:p>6.925114</text:p>
          </table:table-cell>
          <table:table-cell office:value-type="float" office:value="6.5793086645" calcext:value-type="float">
            <text:p>6.5793086645</text:p>
          </table:table-cell>
          <table:table-cell table:formula="of:=POWER([.C977]-6.75;2)" office:value-type="float" office:value="0.0291355320147735" calcext:value-type="float">
            <text:p>0.029135532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922218" calcext:value-type="float">
            <text:p>6.922218</text:p>
          </table:table-cell>
          <table:table-cell office:value-type="float" office:value="6.5791304667" calcext:value-type="float">
            <text:p>6.5791304667</text:p>
          </table:table-cell>
          <table:table-cell table:formula="of:=POWER([.C978]-6.75;2)" office:value-type="float" office:value="0.0291963974101599" calcext:value-type="float">
            <text:p>0.0291963974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918254" calcext:value-type="float">
            <text:p>6.918254</text:p>
          </table:table-cell>
          <table:table-cell office:value-type="float" office:value="6.578947" calcext:value-type="float">
            <text:p>6.578947</text:p>
          </table:table-cell>
          <table:table-cell table:formula="of:=POWER([.C979]-6.75;2)" office:value-type="float" office:value="0.0292591288089999" calcext:value-type="float">
            <text:p>0.0292591288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913209" calcext:value-type="float">
            <text:p>6.913209</text:p>
          </table:table-cell>
          <table:table-cell office:value-type="float" office:value="6.5787603505" calcext:value-type="float">
            <text:p>6.5787603505</text:p>
          </table:table-cell>
          <table:table-cell table:formula="of:=POWER([.C980]-6.75;2)" office:value-type="float" office:value="0.029323017560883" calcext:value-type="float">
            <text:p>0.0293230176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907083" calcext:value-type="float">
            <text:p>6.907083</text:p>
          </table:table-cell>
          <table:table-cell office:value-type="float" office:value="6.5785726516" calcext:value-type="float">
            <text:p>6.5785726516</text:p>
          </table:table-cell>
          <table:table-cell table:formula="of:=POWER([.C981]-6.75;2)" office:value-type="float" office:value="0.029387335779455" calcext:value-type="float">
            <text:p>0.0293873358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899893" calcext:value-type="float">
            <text:p>6.899893</text:p>
          </table:table-cell>
          <table:table-cell office:value-type="float" office:value="6.5783860559" calcext:value-type="float">
            <text:p>6.5783860559</text:p>
          </table:table-cell>
          <table:table-cell table:formula="of:=POWER([.C982]-6.75;2)" office:value-type="float" office:value="0.0294513458095578" calcext:value-type="float">
            <text:p>0.0294513458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89167" calcext:value-type="float">
            <text:p>6.89167</text:p>
          </table:table-cell>
          <table:table-cell office:value-type="float" office:value="6.5782026903" calcext:value-type="float">
            <text:p>6.5782026903</text:p>
          </table:table-cell>
          <table:table-cell table:formula="of:=POWER([.C983]-6.75;2)" office:value-type="float" office:value="0.0295143156201576" calcext:value-type="float">
            <text:p>0.0295143156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882461" calcext:value-type="float">
            <text:p>6.882461</text:p>
          </table:table-cell>
          <table:table-cell office:value-type="float" office:value="6.5780246215" calcext:value-type="float">
            <text:p>6.5780246215</text:p>
          </table:table-cell>
          <table:table-cell table:formula="of:=POWER([.C984]-6.75;2)" office:value-type="float" office:value="0.0295755308102183" calcext:value-type="float">
            <text:p>0.0295755308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872328" calcext:value-type="float">
            <text:p>6.872328</text:p>
          </table:table-cell>
          <table:table-cell office:value-type="float" office:value="6.5778538237" calcext:value-type="float">
            <text:p>6.5778538237</text:p>
          </table:table-cell>
          <table:table-cell table:formula="of:=POWER([.C985]-6.75;2)" office:value-type="float" office:value="0.0296343060147107" calcext:value-type="float">
            <text:p>0.029634306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861347" calcext:value-type="float">
            <text:p>6.861347</text:p>
          </table:table-cell>
          <table:table-cell office:value-type="float" office:value="6.5776921462" calcext:value-type="float">
            <text:p>6.5776921462</text:p>
          </table:table-cell>
          <table:table-cell table:formula="of:=POWER([.C986]-6.75;2)" office:value-type="float" office:value="0.029689996481162" calcext:value-type="float">
            <text:p>0.0296899965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849606" calcext:value-type="float">
            <text:p>6.849606</text:p>
          </table:table-cell>
          <table:table-cell office:value-type="float" office:value="6.577541286" calcext:value-type="float">
            <text:p>6.577541286</text:p>
          </table:table-cell>
          <table:table-cell table:formula="of:=POWER([.C987]-6.75;2)" office:value-type="float" office:value="0.0297420080345339" calcext:value-type="float">
            <text:p>0.029742008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837206" calcext:value-type="float">
            <text:p>6.837206</text:p>
          </table:table-cell>
          <table:table-cell office:value-type="float" office:value="6.5774027656" calcext:value-type="float">
            <text:p>6.5774027656</text:p>
          </table:table-cell>
          <table:table-cell table:formula="of:=POWER([.C988]-6.75;2)" office:value-type="float" office:value="0.0297898053225284" calcext:value-type="float">
            <text:p>0.0297898053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824256" calcext:value-type="float">
            <text:p>6.824256</text:p>
          </table:table-cell>
          <table:table-cell office:value-type="float" office:value="6.577277914" calcext:value-type="float">
            <text:p>6.577277914</text:p>
          </table:table-cell>
          <table:table-cell table:formula="of:=POWER([.C989]-6.75;2)" office:value-type="float" office:value="0.0298329189921915" calcext:value-type="float">
            <text:p>0.029832919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810871" calcext:value-type="float">
            <text:p>6.810871</text:p>
          </table:table-cell>
          <table:table-cell office:value-type="float" office:value="6.5771678516" calcext:value-type="float">
            <text:p>6.5771678516</text:p>
          </table:table-cell>
          <table:table-cell table:formula="of:=POWER([.C990]-6.75;2)" office:value-type="float" office:value="0.0298709515205594" calcext:value-type="float">
            <text:p>0.0298709515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797174" calcext:value-type="float">
            <text:p>6.797174</text:p>
          </table:table-cell>
          <table:table-cell office:value-type="float" office:value="6.5770734903" calcext:value-type="float">
            <text:p>6.5770734903</text:p>
          </table:table-cell>
          <table:table-cell table:formula="of:=POWER([.C991]-6.75;2)" office:value-type="float" office:value="0.0299035777570242" calcext:value-type="float">
            <text:p>0.0299035778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783288" calcext:value-type="float">
            <text:p>6.783288</text:p>
          </table:table-cell>
          <table:table-cell office:value-type="float" office:value="6.5769955226" calcext:value-type="float">
            <text:p>6.5769955226</text:p>
          </table:table-cell>
          <table:table-cell table:formula="of:=POWER([.C992]-6.75;2)" office:value-type="float" office:value="0.0299305492004472" calcext:value-type="float">
            <text:p>0.0299305492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769338" calcext:value-type="float">
            <text:p>6.769338</text:p>
          </table:table-cell>
          <table:table-cell office:value-type="float" office:value="6.5769344344" calcext:value-type="float">
            <text:p>6.5769344344</text:p>
          </table:table-cell>
          <table:table-cell table:formula="of:=POWER([.C993]-6.75;2)" office:value-type="float" office:value="0.0299516899964479" calcext:value-type="float">
            <text:p>0.02995169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755445" calcext:value-type="float">
            <text:p>6.755445</text:p>
          </table:table-cell>
          <table:table-cell office:value-type="float" office:value="6.5768905011" calcext:value-type="float">
            <text:p>6.5768905011</text:p>
          </table:table-cell>
          <table:table-cell table:formula="of:=POWER([.C994]-6.75;2)" office:value-type="float" office:value="0.029966898609409" calcext:value-type="float">
            <text:p>0.0299668986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741729" calcext:value-type="float">
            <text:p>6.741729</text:p>
          </table:table-cell>
          <table:table-cell office:value-type="float" office:value="6.5768638129" calcext:value-type="float">
            <text:p>6.5768638129</text:p>
          </table:table-cell>
          <table:table-cell table:formula="of:=POWER([.C995]-6.75;2)" office:value-type="float" office:value="0.0299761392835262" calcext:value-type="float">
            <text:p>0.0299761393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7283" calcext:value-type="float">
            <text:p>6.7283</text:p>
          </table:table-cell>
          <table:table-cell office:value-type="float" office:value="6.5768542796" calcext:value-type="float">
            <text:p>6.5768542796</text:p>
          </table:table-cell>
          <table:table-cell table:formula="of:=POWER([.C996]-6.75;2)" office:value-type="float" office:value="0.029979440492835" calcext:value-type="float">
            <text:p>0.0299794405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715261" calcext:value-type="float">
            <text:p>6.715261</text:p>
          </table:table-cell>
          <table:table-cell office:value-type="float" office:value="6.5768616559" calcext:value-type="float">
            <text:p>6.5768616559</text:p>
          </table:table-cell>
          <table:table-cell table:formula="of:=POWER([.C997]-6.75;2)" office:value-type="float" office:value="0.0299768861976899" calcext:value-type="float">
            <text:p>0.0299768862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702708" calcext:value-type="float">
            <text:p>6.702708</text:p>
          </table:table-cell>
          <table:table-cell office:value-type="float" office:value="6.5768855677" calcext:value-type="float">
            <text:p>6.5768855677</text:p>
          </table:table-cell>
          <table:table-cell table:formula="of:=POWER([.C998]-6.75;2)" office:value-type="float" office:value="0.0299686066705514" calcext:value-type="float">
            <text:p>0.0299686067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690722" calcext:value-type="float">
            <text:p>6.690722</text:p>
          </table:table-cell>
          <table:table-cell office:value-type="float" office:value="6.5769255183" calcext:value-type="float">
            <text:p>6.5769255183</text:p>
          </table:table-cell>
          <table:table-cell table:formula="of:=POWER([.C999]-6.75;2)" office:value-type="float" office:value="0.0299547762157235" calcext:value-type="float">
            <text:p>0.0299547762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.679377" calcext:value-type="float">
            <text:p>6.679377</text:p>
          </table:table-cell>
          <table:table-cell office:value-type="float" office:value="6.5769809247" calcext:value-type="float">
            <text:p>6.5769809247</text:p>
          </table:table-cell>
          <table:table-cell table:formula="of:=POWER([.C1000]-6.75;2)" office:value-type="float" office:value="0.0299356004176671" calcext:value-type="float">
            <text:p>0.029935600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668731" calcext:value-type="float">
            <text:p>6.668731</text:p>
          </table:table-cell>
          <table:table-cell office:value-type="float" office:value="6.5770511312" calcext:value-type="float">
            <text:p>6.5770511312</text:p>
          </table:table-cell>
          <table:table-cell table:formula="of:=POWER([.C1001]-6.75;2)" office:value-type="float" office:value="0.0299113112191995" calcext:value-type="float">
            <text:p>0.0299113112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.658833" calcext:value-type="float">
            <text:p>6.658833</text:p>
          </table:table-cell>
          <table:table-cell office:value-type="float" office:value="6.5771354344" calcext:value-type="float">
            <text:p>6.5771354344</text:p>
          </table:table-cell>
          <table:table-cell table:formula="of:=POWER([.C1002]-6.75;2)" office:value-type="float" office:value="0.0298821580400768" calcext:value-type="float">
            <text:p>0.029882158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.649719" calcext:value-type="float">
            <text:p>6.649719</text:p>
          </table:table-cell>
          <table:table-cell office:value-type="float" office:value="6.5772330903" calcext:value-type="float">
            <text:p>6.5772330903</text:p>
          </table:table-cell>
          <table:table-cell table:formula="of:=POWER([.C1003]-6.75;2)" office:value-type="float" office:value="0.0298484050872879" calcext:value-type="float">
            <text:p>0.0298484051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6.641414" calcext:value-type="float">
            <text:p>6.641414</text:p>
          </table:table-cell>
          <table:table-cell office:value-type="float" office:value="6.5773433398" calcext:value-type="float">
            <text:p>6.5773433398</text:p>
          </table:table-cell>
          <table:table-cell table:formula="of:=POWER([.C1004]-6.75;2)" office:value-type="float" office:value="0.0298103223114184" calcext:value-type="float">
            <text:p>0.0298103223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6.633935" calcext:value-type="float">
            <text:p>6.633935</text:p>
          </table:table-cell>
          <table:table-cell office:value-type="float" office:value="6.5774654108" calcext:value-type="float">
            <text:p>6.5774654108</text:p>
          </table:table-cell>
          <table:table-cell table:formula="of:=POWER([.C1005]-6.75;2)" office:value-type="float" office:value="0.0297681844704126" calcext:value-type="float">
            <text:p>0.0297681845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.627288" calcext:value-type="float">
            <text:p>6.627288</text:p>
          </table:table-cell>
          <table:table-cell office:value-type="float" office:value="6.5775985269" calcext:value-type="float">
            <text:p>6.5775985269</text:p>
          </table:table-cell>
          <table:table-cell table:formula="of:=POWER([.C1006]-6.75;2)" office:value-type="float" office:value="0.02972226792705" calcext:value-type="float">
            <text:p>0.0297222679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.621472" calcext:value-type="float">
            <text:p>6.621472</text:p>
          </table:table-cell>
          <table:table-cell office:value-type="float" office:value="6.5777419075" calcext:value-type="float">
            <text:p>6.5777419075</text:p>
          </table:table-cell>
          <table:table-cell table:formula="of:=POWER([.C1007]-6.75;2)" office:value-type="float" office:value="0.0296728504317385" calcext:value-type="float">
            <text:p>0.0296728504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6.616481" calcext:value-type="float">
            <text:p>6.616481</text:p>
          </table:table-cell>
          <table:table-cell office:value-type="float" office:value="6.5778947677" calcext:value-type="float">
            <text:p>6.5778947677</text:p>
          </table:table-cell>
          <table:table-cell table:formula="of:=POWER([.C1008]-6.75;2)" office:value-type="float" office:value="0.0296202109850369" calcext:value-type="float">
            <text:p>0.029620211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6.612303" calcext:value-type="float">
            <text:p>6.612303</text:p>
          </table:table-cell>
          <table:table-cell office:value-type="float" office:value="6.5780563161" calcext:value-type="float">
            <text:p>6.5780563161</text:p>
          </table:table-cell>
          <table:table-cell table:formula="of:=POWER([.C1009]-6.75;2)" office:value-type="float" office:value="0.0295646304331032" calcext:value-type="float">
            <text:p>0.0295646304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.608924" calcext:value-type="float">
            <text:p>6.608924</text:p>
          </table:table-cell>
          <table:table-cell office:value-type="float" office:value="6.5782257441" calcext:value-type="float">
            <text:p>6.5782257441</text:p>
          </table:table-cell>
          <table:table-cell table:formula="of:=POWER([.C1010]-6.75;2)" office:value-type="float" office:value="0.0295063949899987" calcext:value-type="float">
            <text:p>0.029506395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.606326" calcext:value-type="float">
            <text:p>6.606326</text:p>
          </table:table-cell>
          <table:table-cell office:value-type="float" office:value="6.5784022129" calcext:value-type="float">
            <text:p>6.5784022129</text:p>
          </table:table-cell>
          <table:table-cell table:formula="of:=POWER([.C1011]-6.75;2)" office:value-type="float" office:value="0.0294458005376168" calcext:value-type="float">
            <text:p>0.0294458005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.604492" calcext:value-type="float">
            <text:p>6.604492</text:p>
          </table:table-cell>
          <table:table-cell office:value-type="float" office:value="6.5785848473" calcext:value-type="float">
            <text:p>6.5785848473</text:p>
          </table:table-cell>
          <table:table-cell table:formula="of:=POWER([.C1012]-6.75;2)" office:value-type="float" office:value="0.0293831545751643" calcext:value-type="float">
            <text:p>0.0293831546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.603404" calcext:value-type="float">
            <text:p>6.603404</text:p>
          </table:table-cell>
          <table:table-cell office:value-type="float" office:value="6.5787727226" calcext:value-type="float">
            <text:p>6.5787727226</text:p>
          </table:table-cell>
          <table:table-cell table:formula="of:=POWER([.C1013]-6.75;2)" office:value-type="float" office:value="0.0293187805258165" calcext:value-type="float">
            <text:p>0.0293187805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6.603045" calcext:value-type="float">
            <text:p>6.603045</text:p>
          </table:table-cell>
          <table:table-cell office:value-type="float" office:value="6.5789648495" calcext:value-type="float">
            <text:p>6.5789648495</text:p>
          </table:table-cell>
          <table:table-cell table:formula="of:=POWER([.C1014]-6.75;2)" office:value-type="float" office:value="0.0292530227065576" calcext:value-type="float">
            <text:p>0.0292530227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.603399" calcext:value-type="float">
            <text:p>6.603399</text:p>
          </table:table-cell>
          <table:table-cell office:value-type="float" office:value="6.5791601634" calcext:value-type="float">
            <text:p>6.5791601634</text:p>
          </table:table-cell>
          <table:table-cell table:formula="of:=POWER([.C1015]-6.75;2)" office:value-type="float" office:value="0.0291862497695147" calcext:value-type="float">
            <text:p>0.0291862498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6.604451" calcext:value-type="float">
            <text:p>6.604451</text:p>
          </table:table-cell>
          <table:table-cell office:value-type="float" office:value="6.579357514" calcext:value-type="float">
            <text:p>6.579357514</text:p>
          </table:table-cell>
          <table:table-cell table:formula="of:=POWER([.C1016]-6.75;2)" office:value-type="float" office:value="0.0291188580282603" calcext:value-type="float">
            <text:p>0.029118858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6.606185" calcext:value-type="float">
            <text:p>6.606185</text:p>
          </table:table-cell>
          <table:table-cell office:value-type="float" office:value="6.5795556602" calcext:value-type="float">
            <text:p>6.5795556602</text:p>
          </table:table-cell>
          <table:table-cell table:formula="of:=POWER([.C1017]-6.75;2)" office:value-type="float" office:value="0.0290512729698577" calcext:value-type="float">
            <text:p>0.029051273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6.608589" calcext:value-type="float">
            <text:p>6.608589</text:p>
          </table:table-cell>
          <table:table-cell office:value-type="float" office:value="6.5797532688" calcext:value-type="float">
            <text:p>6.5797532688</text:p>
          </table:table-cell>
          <table:table-cell table:formula="of:=POWER([.C1018]-6.75;2)" office:value-type="float" office:value="0.028983949484285" calcext:value-type="float">
            <text:p>0.0289839495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6.611649" calcext:value-type="float">
            <text:p>6.611649</text:p>
          </table:table-cell>
          <table:table-cell office:value-type="float" office:value="6.5799489054" calcext:value-type="float">
            <text:p>6.5799489054</text:p>
          </table:table-cell>
          <table:table-cell table:formula="of:=POWER([.C1019]-6.75;2)" office:value-type="float" office:value="0.0289173747746581" calcext:value-type="float">
            <text:p>0.0289173748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6.615348" calcext:value-type="float">
            <text:p>6.615348</text:p>
          </table:table-cell>
          <table:table-cell office:value-type="float" office:value="6.5801410452" calcext:value-type="float">
            <text:p>6.5801410452</text:p>
          </table:table-cell>
          <table:table-cell table:formula="of:=POWER([.C1020]-6.75;2)" office:value-type="float" office:value="0.0288520645257486" calcext:value-type="float">
            <text:p>0.0288520645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.619672" calcext:value-type="float">
            <text:p>6.619672</text:p>
          </table:table-cell>
          <table:table-cell office:value-type="float" office:value="6.5803280796" calcext:value-type="float">
            <text:p>6.5803280796</text:p>
          </table:table-cell>
          <table:table-cell table:formula="of:=POWER([.C1021]-6.75;2)" office:value-type="float" office:value="0.0287885605722239" calcext:value-type="float">
            <text:p>0.0287885606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6.624599" calcext:value-type="float">
            <text:p>6.624599</text:p>
          </table:table-cell>
          <table:table-cell office:value-type="float" office:value="6.5805083226" calcext:value-type="float">
            <text:p>6.5805083226</text:p>
          </table:table-cell>
          <table:table-cell table:formula="of:=POWER([.C1022]-6.75;2)" office:value-type="float" office:value="0.0287274287078656" calcext:value-type="float">
            <text:p>0.0287274287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6.630108" calcext:value-type="float">
            <text:p>6.630108</text:p>
          </table:table-cell>
          <table:table-cell office:value-type="float" office:value="6.5806800344" calcext:value-type="float">
            <text:p>6.5806800344</text:p>
          </table:table-cell>
          <table:table-cell table:formula="of:=POWER([.C1023]-6.75;2)" office:value-type="float" office:value="0.0286692507507851" calcext:value-type="float">
            <text:p>0.0286692508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6.63617" calcext:value-type="float">
            <text:p>6.63617</text:p>
          </table:table-cell>
          <table:table-cell office:value-type="float" office:value="6.580841428" calcext:value-type="float">
            <text:p>6.580841428</text:p>
          </table:table-cell>
          <table:table-cell table:formula="of:=POWER([.C1024]-6.75;2)" office:value-type="float" office:value="0.0286146224810791" calcext:value-type="float">
            <text:p>0.0286146225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642751" calcext:value-type="float">
            <text:p>6.642751</text:p>
          </table:table-cell>
          <table:table-cell office:value-type="float" office:value="6.5809907011" calcext:value-type="float">
            <text:p>6.5809907011</text:p>
          </table:table-cell>
          <table:table-cell table:formula="of:=POWER([.C1025]-6.75;2)" office:value-type="float" office:value="0.0285641431146695" calcext:value-type="float">
            <text:p>0.0285641431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.649812" calcext:value-type="float">
            <text:p>6.649812</text:p>
          </table:table-cell>
          <table:table-cell office:value-type="float" office:value="6.5811260581" calcext:value-type="float">
            <text:p>6.5811260581</text:p>
          </table:table-cell>
          <table:table-cell table:formula="of:=POWER([.C1026]-6.75;2)" office:value-type="float" office:value="0.0285184082528447" calcext:value-type="float">
            <text:p>0.0285184083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6.657307" calcext:value-type="float">
            <text:p>6.657307</text:p>
          </table:table-cell>
          <table:table-cell office:value-type="float" office:value="6.5812457333" calcext:value-type="float">
            <text:p>6.5812457333</text:p>
          </table:table-cell>
          <table:table-cell table:formula="of:=POWER([.C1027]-6.75;2)" office:value-type="float" office:value="0.0284780025294546" calcext:value-type="float">
            <text:p>0.0284780025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6.665183" calcext:value-type="float">
            <text:p>6.665183</text:p>
          </table:table-cell>
          <table:table-cell office:value-type="float" office:value="6.5813480151" calcext:value-type="float">
            <text:p>6.5813480151</text:p>
          </table:table-cell>
          <table:table-cell table:formula="of:=POWER([.C1028]-6.75;2)" office:value-type="float" office:value="0.0284434920107099" calcext:value-type="float">
            <text:p>0.028443492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6.673379" calcext:value-type="float">
            <text:p>6.673379</text:p>
          </table:table-cell>
          <table:table-cell office:value-type="float" office:value="6.5814312796" calcext:value-type="float">
            <text:p>6.5814312796</text:p>
          </table:table-cell>
          <table:table-cell table:formula="of:=POWER([.C1029]-6.75;2)" office:value-type="float" office:value="0.0284154134972933" calcext:value-type="float">
            <text:p>0.0284154135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6.681829" calcext:value-type="float">
            <text:p>6.681829</text:p>
          </table:table-cell>
          <table:table-cell office:value-type="float" office:value="6.5814940129" calcext:value-type="float">
            <text:p>6.5814940129</text:p>
          </table:table-cell>
          <table:table-cell table:formula="of:=POWER([.C1030]-6.75;2)" office:value-type="float" office:value="0.0283942676885452" calcext:value-type="float">
            <text:p>0.0283942677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.690459" calcext:value-type="float">
            <text:p>6.690459</text:p>
          </table:table-cell>
          <table:table-cell office:value-type="float" office:value="6.5815348409" calcext:value-type="float">
            <text:p>6.5815348409</text:p>
          </table:table-cell>
          <table:table-cell table:formula="of:=POWER([.C1031]-6.75;2)" office:value-type="float" office:value="0.0283805098305884" calcext:value-type="float">
            <text:p>0.0283805098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6.69919" calcext:value-type="float">
            <text:p>6.69919</text:p>
          </table:table-cell>
          <table:table-cell office:value-type="float" office:value="6.5815525484" calcext:value-type="float">
            <text:p>6.5815525484</text:p>
          </table:table-cell>
          <table:table-cell table:formula="of:=POWER([.C1032]-6.75;2)" office:value-type="float" office:value="0.0283745439505342" calcext:value-type="float">
            <text:p>0.028374544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6.707938" calcext:value-type="float">
            <text:p>6.707938</text:p>
          </table:table-cell>
          <table:table-cell office:value-type="float" office:value="6.5815461054" calcext:value-type="float">
            <text:p>6.5815461054</text:p>
          </table:table-cell>
          <table:table-cell table:formula="of:=POWER([.C1033]-6.75;2)" office:value-type="float" office:value="0.0283767146059078" calcext:value-type="float">
            <text:p>0.0283767146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6.716618" calcext:value-type="float">
            <text:p>6.716618</text:p>
          </table:table-cell>
          <table:table-cell office:value-type="float" office:value="6.5815146839" calcext:value-type="float">
            <text:p>6.5815146839</text:p>
          </table:table-cell>
          <table:table-cell table:formula="of:=POWER([.C1034]-6.75;2)" office:value-type="float" office:value="0.0283873017413169" calcext:value-type="float">
            <text:p>0.0283873017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6.725137" calcext:value-type="float">
            <text:p>6.725137</text:p>
          </table:table-cell>
          <table:table-cell office:value-type="float" office:value="6.5814576688" calcext:value-type="float">
            <text:p>6.5814576688</text:p>
          </table:table-cell>
          <table:table-cell table:formula="of:=POWER([.C1035]-6.75;2)" office:value-type="float" office:value="0.0284065174063306" calcext:value-type="float">
            <text:p>0.0284065174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6.733407" calcext:value-type="float">
            <text:p>6.733407</text:p>
          </table:table-cell>
          <table:table-cell office:value-type="float" office:value="6.581374686" calcext:value-type="float">
            <text:p>6.581374686</text:p>
          </table:table-cell>
          <table:table-cell table:formula="of:=POWER([.C1036]-6.75;2)" office:value-type="float" office:value="0.0284344965215985" calcext:value-type="float">
            <text:p>0.0284344965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6.741336" calcext:value-type="float">
            <text:p>6.741336</text:p>
          </table:table-cell>
          <table:table-cell office:value-type="float" office:value="6.5812655914" calcext:value-type="float">
            <text:p>6.5812655914</text:p>
          </table:table-cell>
          <table:table-cell table:formula="of:=POWER([.C1037]-6.75;2)" office:value-type="float" office:value="0.0284713006455917" calcext:value-type="float">
            <text:p>0.0284713006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6.748835" calcext:value-type="float">
            <text:p>6.748835</text:p>
          </table:table-cell>
          <table:table-cell office:value-type="float" office:value="6.5811304882" calcext:value-type="float">
            <text:p>6.5811304882</text:p>
          </table:table-cell>
          <table:table-cell table:formula="of:=POWER([.C1038]-6.75;2)" office:value-type="float" office:value="0.0285169120155702" calcext:value-type="float">
            <text:p>0.028516912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6.755819" calcext:value-type="float">
            <text:p>6.755819</text:p>
          </table:table-cell>
          <table:table-cell office:value-type="float" office:value="6.5809697226" calcext:value-type="float">
            <text:p>6.5809697226</text:p>
          </table:table-cell>
          <table:table-cell table:formula="of:=POWER([.C1039]-6.75;2)" office:value-type="float" office:value="0.028571234677921" calcext:value-type="float">
            <text:p>0.0285712347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.762207" calcext:value-type="float">
            <text:p>6.762207</text:p>
          </table:table-cell>
          <table:table-cell office:value-type="float" office:value="6.580783886" calcext:value-type="float">
            <text:p>6.580783886</text:p>
          </table:table-cell>
          <table:table-cell table:formula="of:=POWER([.C1040]-6.75;2)" office:value-type="float" office:value="0.028634093237261" calcext:value-type="float">
            <text:p>0.0286340932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.767922" calcext:value-type="float">
            <text:p>6.767922</text:p>
          </table:table-cell>
          <table:table-cell office:value-type="float" office:value="6.5805738" calcext:value-type="float">
            <text:p>6.5805738</text:p>
          </table:table-cell>
          <table:table-cell table:formula="of:=POWER([.C1041]-6.75;2)" office:value-type="float" office:value="0.0287052372464401" calcext:value-type="float">
            <text:p>0.0287052372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6.772896" calcext:value-type="float">
            <text:p>6.772896</text:p>
          </table:table-cell>
          <table:table-cell office:value-type="float" office:value="6.5803405161" calcext:value-type="float">
            <text:p>6.5803405161</text:p>
          </table:table-cell>
          <table:table-cell table:formula="of:=POWER([.C1042]-6.75;2)" office:value-type="float" office:value="0.0287843404772145" calcext:value-type="float">
            <text:p>0.0287843405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.777068" calcext:value-type="float">
            <text:p>6.777068</text:p>
          </table:table-cell>
          <table:table-cell office:value-type="float" office:value="6.5800852946" calcext:value-type="float">
            <text:p>6.5800852946</text:p>
          </table:table-cell>
          <table:table-cell table:formula="of:=POWER([.C1043]-6.75;2)" office:value-type="float" office:value="0.0288710071111688" calcext:value-type="float">
            <text:p>0.0288710071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6.780385" calcext:value-type="float">
            <text:p>6.780385</text:p>
          </table:table-cell>
          <table:table-cell office:value-type="float" office:value="6.5798095935" calcext:value-type="float">
            <text:p>6.5798095935</text:p>
          </table:table-cell>
          <table:table-cell table:formula="of:=POWER([.C1044]-6.75;2)" office:value-type="float" office:value="0.0289647744646351" calcext:value-type="float">
            <text:p>0.0289647745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6.782805" calcext:value-type="float">
            <text:p>6.782805</text:p>
          </table:table-cell>
          <table:table-cell office:value-type="float" office:value="6.5795150473" calcext:value-type="float">
            <text:p>6.5795150473</text:p>
          </table:table-cell>
          <table:table-cell table:formula="of:=POWER([.C1045]-6.75;2)" office:value-type="float" office:value="0.0290651190971212" calcext:value-type="float">
            <text:p>0.0290651191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.784293" calcext:value-type="float">
            <text:p>6.784293</text:p>
          </table:table-cell>
          <table:table-cell office:value-type="float" office:value="6.579203443" calcext:value-type="float">
            <text:p>6.579203443</text:p>
          </table:table-cell>
          <table:table-cell table:formula="of:=POWER([.C1046]-6.75;2)" office:value-type="float" office:value="0.0291714638830543" calcext:value-type="float">
            <text:p>0.0291714639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6.784825" calcext:value-type="float">
            <text:p>6.784825</text:p>
          </table:table-cell>
          <table:table-cell office:value-type="float" office:value="6.5788766989" calcext:value-type="float">
            <text:p>6.5788766989</text:p>
          </table:table-cell>
          <table:table-cell table:formula="of:=POWER([.C1047]-6.75;2)" office:value-type="float" office:value="0.0292831841793612" calcext:value-type="float">
            <text:p>0.0292831842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6.784388" calcext:value-type="float">
            <text:p>6.784388</text:p>
          </table:table-cell>
          <table:table-cell office:value-type="float" office:value="6.5785368452" calcext:value-type="float">
            <text:p>6.5785368452</text:p>
          </table:table-cell>
          <table:table-cell table:formula="of:=POWER([.C1048]-6.75;2)" office:value-type="float" office:value="0.0293996134539686" calcext:value-type="float">
            <text:p>0.0293996135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6.782977" calcext:value-type="float">
            <text:p>6.782977</text:p>
          </table:table-cell>
          <table:table-cell office:value-type="float" office:value="6.5781859849" calcext:value-type="float">
            <text:p>6.5781859849</text:p>
          </table:table-cell>
          <table:table-cell table:formula="of:=POWER([.C1049]-6.75;2)" office:value-type="float" office:value="0.029520055784783" calcext:value-type="float">
            <text:p>0.0295200558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.780598" calcext:value-type="float">
            <text:p>6.780598</text:p>
          </table:table-cell>
          <table:table-cell office:value-type="float" office:value="6.5778262817" calcext:value-type="float">
            <text:p>6.5778262817</text:p>
          </table:table-cell>
          <table:table-cell table:formula="of:=POWER([.C1050]-6.75;2)" office:value-type="float" office:value="0.0296437892732477" calcext:value-type="float">
            <text:p>0.0296437893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.777264" calcext:value-type="float">
            <text:p>6.777264</text:p>
          </table:table-cell>
          <table:table-cell office:value-type="float" office:value="6.5774599226" calcext:value-type="float">
            <text:p>6.5774599226</text:p>
          </table:table-cell>
          <table:table-cell table:formula="of:=POWER([.C1051]-6.75;2)" office:value-type="float" office:value="0.029770078309198" calcext:value-type="float">
            <text:p>0.0297700783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6.772999" calcext:value-type="float">
            <text:p>6.772999</text:p>
          </table:table-cell>
          <table:table-cell office:value-type="float" office:value="6.5770890946" calcext:value-type="float">
            <text:p>6.5770890946</text:p>
          </table:table-cell>
          <table:table-cell table:formula="of:=POWER([.C1052]-6.75;2)" office:value-type="float" office:value="0.0298981812062478" calcext:value-type="float">
            <text:p>0.0298981812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6.767831" calcext:value-type="float">
            <text:p>6.767831</text:p>
          </table:table-cell>
          <table:table-cell office:value-type="float" office:value="6.5767159548" calcext:value-type="float">
            <text:p>6.5767159548</text:p>
          </table:table-cell>
          <table:table-cell table:formula="of:=POWER([.C1053]-6.75;2)" office:value-type="float" office:value="0.0300273603208756" calcext:value-type="float">
            <text:p>0.0300273603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6.761798" calcext:value-type="float">
            <text:p>6.761798</text:p>
          </table:table-cell>
          <table:table-cell office:value-type="float" office:value="6.5763426129" calcext:value-type="float">
            <text:p>6.5763426129</text:p>
          </table:table-cell>
          <table:table-cell table:formula="of:=POWER([.C1054]-6.75;2)" office:value-type="float" office:value="0.0301568880943994" calcext:value-type="float">
            <text:p>0.0301568881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6.75494" calcext:value-type="float">
            <text:p>6.75494</text:p>
          </table:table-cell>
          <table:table-cell office:value-type="float" office:value="6.5759710968" calcext:value-type="float">
            <text:p>6.5759710968</text:p>
          </table:table-cell>
          <table:table-cell table:formula="of:=POWER([.C1055]-6.75;2)" office:value-type="float" office:value="0.030286059148995" calcext:value-type="float">
            <text:p>0.0302860591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.747306" calcext:value-type="float">
            <text:p>6.747306</text:p>
          </table:table-cell>
          <table:table-cell office:value-type="float" office:value="6.5756033398" calcext:value-type="float">
            <text:p>6.5756033398</text:p>
          </table:table-cell>
          <table:table-cell table:formula="of:=POWER([.C1056]-6.75;2)" office:value-type="float" office:value="0.0304141950889143" calcext:value-type="float">
            <text:p>0.0304141951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6.738943" calcext:value-type="float">
            <text:p>6.738943</text:p>
          </table:table-cell>
          <table:table-cell office:value-type="float" office:value="6.5752411484" calcext:value-type="float">
            <text:p>6.5752411484</text:p>
          </table:table-cell>
          <table:table-cell table:formula="of:=POWER([.C1057]-6.75;2)" office:value-type="float" office:value="0.0305406562125508" calcext:value-type="float">
            <text:p>0.0305406562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6.729905" calcext:value-type="float">
            <text:p>6.729905</text:p>
          </table:table-cell>
          <table:table-cell office:value-type="float" office:value="6.5748862" calcext:value-type="float">
            <text:p>6.5748862</text:p>
          </table:table-cell>
          <table:table-cell table:formula="of:=POWER([.C1058]-6.75;2)" office:value-type="float" office:value="0.03066484295044" calcext:value-type="float">
            <text:p>0.030664843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6.720244" calcext:value-type="float">
            <text:p>6.720244</text:p>
          </table:table-cell>
          <table:table-cell office:value-type="float" office:value="6.5745400151" calcext:value-type="float">
            <text:p>6.5745400151</text:p>
          </table:table-cell>
          <table:table-cell table:formula="of:=POWER([.C1059]-6.75;2)" office:value-type="float" office:value="0.0307862063011082" calcext:value-type="float">
            <text:p>0.0307862063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6.710012" calcext:value-type="float">
            <text:p>6.710012</text:p>
          </table:table-cell>
          <table:table-cell office:value-type="float" office:value="6.5742039527" calcext:value-type="float">
            <text:p>6.5742039527</text:p>
          </table:table-cell>
          <table:table-cell table:formula="of:=POWER([.C1060]-6.75;2)" office:value-type="float" office:value="0.030904250246304" calcext:value-type="float">
            <text:p>0.0309042502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.699263" calcext:value-type="float">
            <text:p>6.699263</text:p>
          </table:table-cell>
          <table:table-cell office:value-type="float" office:value="6.5738792" calcext:value-type="float">
            <text:p>6.5738792</text:p>
          </table:table-cell>
          <table:table-cell table:formula="of:=POWER([.C1061]-6.75;2)" office:value-type="float" office:value="0.0310185361926399" calcext:value-type="float">
            <text:p>0.0310185362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6.688043" calcext:value-type="float">
            <text:p>6.688043</text:p>
          </table:table-cell>
          <table:table-cell office:value-type="float" office:value="6.5735667634" calcext:value-type="float">
            <text:p>6.5735667634</text:p>
          </table:table-cell>
          <table:table-cell table:formula="of:=POWER([.C1062]-6.75;2)" office:value-type="float" office:value="0.0311286869771517" calcext:value-type="float">
            <text:p>0.031128687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.676402" calcext:value-type="float">
            <text:p>6.676402</text:p>
          </table:table-cell>
          <table:table-cell office:value-type="float" office:value="6.5732674774" calcext:value-type="float">
            <text:p>6.5732674774</text:p>
          </table:table-cell>
          <table:table-cell table:formula="of:=POWER([.C1063]-6.75;2)" office:value-type="float" office:value="0.0312343845445595" calcext:value-type="float">
            <text:p>0.0312343845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6.66438" calcext:value-type="float">
            <text:p>6.66438</text:p>
          </table:table-cell>
          <table:table-cell office:value-type="float" office:value="6.5729819957" calcext:value-type="float">
            <text:p>6.5729819957</text:p>
          </table:table-cell>
          <table:table-cell table:formula="of:=POWER([.C1064]-6.75;2)" office:value-type="float" office:value="0.0313353738463547" calcext:value-type="float">
            <text:p>0.0313353738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6.652017" calcext:value-type="float">
            <text:p>6.652017</text:p>
          </table:table-cell>
          <table:table-cell office:value-type="float" office:value="6.5727108043" calcext:value-type="float">
            <text:p>6.5727108043</text:p>
          </table:table-cell>
          <table:table-cell table:formula="of:=POWER([.C1065]-6.75;2)" office:value-type="float" office:value="0.031431458911953" calcext:value-type="float">
            <text:p>0.0314314589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6.639347" calcext:value-type="float">
            <text:p>6.639347</text:p>
          </table:table-cell>
          <table:table-cell office:value-type="float" office:value="6.5724542323" calcext:value-type="float">
            <text:p>6.5724542323</text:p>
          </table:table-cell>
          <table:table-cell table:formula="of:=POWER([.C1066]-6.75;2)" office:value-type="float" office:value="0.0315224996281823" calcext:value-type="float">
            <text:p>0.0315224996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.626399" calcext:value-type="float">
            <text:p>6.626399</text:p>
          </table:table-cell>
          <table:table-cell office:value-type="float" office:value="6.5722124559" calcext:value-type="float">
            <text:p>6.5722124559</text:p>
          </table:table-cell>
          <table:table-cell table:formula="of:=POWER([.C1067]-6.75;2)" office:value-type="float" office:value="0.0316084108371095" calcext:value-type="float">
            <text:p>0.0316084108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6.613199" calcext:value-type="float">
            <text:p>6.613199</text:p>
          </table:table-cell>
          <table:table-cell office:value-type="float" office:value="6.5719855269" calcext:value-type="float">
            <text:p>6.5719855269</text:p>
          </table:table-cell>
          <table:table-cell table:formula="of:=POWER([.C1068]-6.75;2)" office:value-type="float" office:value="0.0316891526330707" calcext:value-type="float">
            <text:p>0.0316891526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6.599769" calcext:value-type="float">
            <text:p>6.599769</text:p>
          </table:table-cell>
          <table:table-cell office:value-type="float" office:value="6.5717733828" calcext:value-type="float">
            <text:p>6.5717733828</text:p>
          </table:table-cell>
          <table:table-cell table:formula="of:=POWER([.C1069]-6.75;2)" office:value-type="float" office:value="0.0317647270785553" calcext:value-type="float">
            <text:p>0.0317647271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6.586125" calcext:value-type="float">
            <text:p>6.586125</text:p>
          </table:table-cell>
          <table:table-cell office:value-type="float" office:value="6.5715758688" calcext:value-type="float">
            <text:p>6.5715758688</text:p>
          </table:table-cell>
          <table:table-cell table:formula="of:=POWER([.C1070]-6.75;2)" office:value-type="float" office:value="0.0318351705944748" calcext:value-type="float">
            <text:p>0.0318351706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.572285" calcext:value-type="float">
            <text:p>6.572285</text:p>
          </table:table-cell>
          <table:table-cell office:value-type="float" office:value="6.5713927699" calcext:value-type="float">
            <text:p>6.5713927699</text:p>
          </table:table-cell>
          <table:table-cell table:formula="of:=POWER([.C1071]-6.75;2)" office:value-type="float" office:value="0.0319005426439943" calcext:value-type="float">
            <text:p>0.0319005426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6.558263" calcext:value-type="float">
            <text:p>6.558263</text:p>
          </table:table-cell>
          <table:table-cell office:value-type="float" office:value="6.5712238301" calcext:value-type="float">
            <text:p>6.5712238301</text:p>
          </table:table-cell>
          <table:table-cell table:formula="of:=POWER([.C1072]-6.75;2)" office:value-type="float" office:value="0.0319609189241136" calcext:value-type="float">
            <text:p>0.0319609189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6.544073" calcext:value-type="float">
            <text:p>6.544073</text:p>
          </table:table-cell>
          <table:table-cell office:value-type="float" office:value="6.5710687785" calcext:value-type="float">
            <text:p>6.5710687785</text:p>
          </table:table-cell>
          <table:table-cell table:formula="of:=POWER([.C1073]-6.75;2)" office:value-type="float" office:value="0.0320163820274821" calcext:value-type="float">
            <text:p>0.032016382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6.52973" calcext:value-type="float">
            <text:p>6.52973</text:p>
          </table:table-cell>
          <table:table-cell office:value-type="float" office:value="6.5709273613" calcext:value-type="float">
            <text:p>6.5709273613</text:p>
          </table:table-cell>
          <table:table-cell table:formula="of:=POWER([.C1074]-6.75;2)" office:value-type="float" office:value="0.0320670099309808" calcext:value-type="float">
            <text:p>0.0320670099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6.515254" calcext:value-type="float">
            <text:p>6.515254</text:p>
          </table:table-cell>
          <table:table-cell office:value-type="float" office:value="6.5707993742" calcext:value-type="float">
            <text:p>6.5707993742</text:p>
          </table:table-cell>
          <table:table-cell table:formula="of:=POWER([.C1075]-6.75;2)" office:value-type="float" office:value="0.0321128642871116" calcext:value-type="float">
            <text:p>0.0321128643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6.500667" calcext:value-type="float">
            <text:p>6.500667</text:p>
          </table:table-cell>
          <table:table-cell office:value-type="float" office:value="6.5706846774" calcext:value-type="float">
            <text:p>6.5706846774</text:p>
          </table:table-cell>
          <table:table-cell table:formula="of:=POWER([.C1076]-6.75;2)" office:value-type="float" office:value="0.032153984919142" calcext:value-type="float">
            <text:p>0.0321539849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6.485997" calcext:value-type="float">
            <text:p>6.485997</text:p>
          </table:table-cell>
          <table:table-cell office:value-type="float" office:value="6.5705832366" calcext:value-type="float">
            <text:p>6.5705832366</text:p>
          </table:table-cell>
          <table:table-cell table:formula="of:=POWER([.C1077]-6.75;2)" office:value-type="float" office:value="0.0321903749889315" calcext:value-type="float">
            <text:p>0.032190375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6.47128" calcext:value-type="float">
            <text:p>6.47128</text:p>
          </table:table-cell>
          <table:table-cell office:value-type="float" office:value="6.5704951398" calcext:value-type="float">
            <text:p>6.5704951398</text:p>
          </table:table-cell>
          <table:table-cell table:formula="of:=POWER([.C1078]-6.75;2)" office:value-type="float" office:value="0.0322219948354215" calcext:value-type="float">
            <text:p>0.0322219948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6.45656" calcext:value-type="float">
            <text:p>6.45656</text:p>
          </table:table-cell>
          <table:table-cell office:value-type="float" office:value="6.5704206194" calcext:value-type="float">
            <text:p>6.5704206194</text:p>
          </table:table-cell>
          <table:table-cell table:formula="of:=POWER([.C1079]-6.75;2)" office:value-type="float" office:value="0.0322487539366796" calcext:value-type="float">
            <text:p>0.0322487539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6.441889" calcext:value-type="float">
            <text:p>6.441889</text:p>
          </table:table-cell>
          <table:table-cell office:value-type="float" office:value="6.5703600731" calcext:value-type="float">
            <text:p>6.5703600731</text:p>
          </table:table-cell>
          <table:table-cell table:formula="of:=POWER([.C1080]-6.75;2)" office:value-type="float" office:value="0.0322705033366374" calcext:value-type="float">
            <text:p>0.0322705033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.42733" calcext:value-type="float">
            <text:p>6.42733</text:p>
          </table:table-cell>
          <table:table-cell office:value-type="float" office:value="6.5703140796" calcext:value-type="float">
            <text:p>6.5703140796</text:p>
          </table:table-cell>
          <table:table-cell table:formula="of:=POWER([.C1081]-6.75;2)" office:value-type="float" office:value="0.0322870299899951" calcext:value-type="float">
            <text:p>0.03228703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6.412955" calcext:value-type="float">
            <text:p>6.412955</text:p>
          </table:table-cell>
          <table:table-cell office:value-type="float" office:value="6.5702834022" calcext:value-type="float">
            <text:p>6.5702834022</text:p>
          </table:table-cell>
          <table:table-cell table:formula="of:=POWER([.C1082]-6.75;2)" office:value-type="float" office:value="0.0322980555248069" calcext:value-type="float">
            <text:p>0.0322980555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6.398845" calcext:value-type="float">
            <text:p>6.398845</text:p>
          </table:table-cell>
          <table:table-cell office:value-type="float" office:value="6.5702689935" calcext:value-type="float">
            <text:p>6.5702689935</text:p>
          </table:table-cell>
          <table:table-cell table:formula="of:=POWER([.C1083]-6.75;2)" office:value-type="float" office:value="0.032303234697503" calcext:value-type="float">
            <text:p>0.0323032347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6.385091" calcext:value-type="float">
            <text:p>6.385091</text:p>
          </table:table-cell>
          <table:table-cell office:value-type="float" office:value="6.5702719978" calcext:value-type="float">
            <text:p>6.5702719978</text:p>
          </table:table-cell>
          <table:table-cell table:formula="of:=POWER([.C1084]-6.75;2)" office:value-type="float" office:value="0.0323021547748032" calcext:value-type="float">
            <text:p>0.0323021548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6.371792" calcext:value-type="float">
            <text:p>6.371792</text:p>
          </table:table-cell>
          <table:table-cell office:value-type="float" office:value="6.570293729" calcext:value-type="float">
            <text:p>6.570293729</text:p>
          </table:table-cell>
          <table:table-cell table:formula="of:=POWER([.C1085]-6.75;2)" office:value-type="float" office:value="0.0322943438367253" calcext:value-type="float">
            <text:p>0.0322943438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.359055" calcext:value-type="float">
            <text:p>6.359055</text:p>
          </table:table-cell>
          <table:table-cell office:value-type="float" office:value="6.5703356602" calcext:value-type="float">
            <text:p>6.5703356602</text:p>
          </table:table-cell>
          <table:table-cell table:formula="of:=POWER([.C1086]-6.75;2)" office:value-type="float" office:value="0.03227927499577" calcext:value-type="float">
            <text:p>0.032279275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.346989" calcext:value-type="float">
            <text:p>6.346989</text:p>
          </table:table-cell>
          <table:table-cell office:value-type="float" office:value="6.5703993871" calcext:value-type="float">
            <text:p>6.5703993871</text:p>
          </table:table-cell>
          <table:table-cell table:formula="of:=POWER([.C1087]-6.75;2)" office:value-type="float" office:value="0.0322563801540556" calcext:value-type="float">
            <text:p>0.0322563802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6.335709" calcext:value-type="float">
            <text:p>6.335709</text:p>
          </table:table-cell>
          <table:table-cell office:value-type="float" office:value="6.5704866022" calcext:value-type="float">
            <text:p>6.5704866022</text:p>
          </table:table-cell>
          <table:table-cell table:formula="of:=POWER([.C1088]-6.75;2)" office:value-type="float" office:value="0.0322250599897011" calcext:value-type="float">
            <text:p>0.03222506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.325327" calcext:value-type="float">
            <text:p>6.325327</text:p>
          </table:table-cell>
          <table:table-cell office:value-type="float" office:value="6.5705990409" calcext:value-type="float">
            <text:p>6.5705990409</text:p>
          </table:table-cell>
          <table:table-cell table:formula="of:=POWER([.C1089]-6.75;2)" office:value-type="float" office:value="0.0321847041259997" calcext:value-type="float">
            <text:p>0.0321847041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.315957" calcext:value-type="float">
            <text:p>6.315957</text:p>
          </table:table-cell>
          <table:table-cell office:value-type="float" office:value="6.5707384409" calcext:value-type="float">
            <text:p>6.5707384409</text:p>
          </table:table-cell>
          <table:table-cell table:formula="of:=POWER([.C1090]-6.75;2)" office:value-type="float" office:value="0.0321347065709629" calcext:value-type="float">
            <text:p>0.0321347066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.307706" calcext:value-type="float">
            <text:p>6.307706</text:p>
          </table:table-cell>
          <table:table-cell office:value-type="float" office:value="6.5709064774" calcext:value-type="float">
            <text:p>6.5709064774</text:p>
          </table:table-cell>
          <table:table-cell table:formula="of:=POWER([.C1091]-6.75;2)" office:value-type="float" office:value="0.0320744898372766" calcext:value-type="float">
            <text:p>0.0320744898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6.300674" calcext:value-type="float">
            <text:p>6.300674</text:p>
          </table:table-cell>
          <table:table-cell office:value-type="float" office:value="6.5711047054" calcext:value-type="float">
            <text:p>6.5711047054</text:p>
          </table:table-cell>
          <table:table-cell table:formula="of:=POWER([.C1092]-6.75;2)" office:value-type="float" office:value="0.0320035264300209" calcext:value-type="float">
            <text:p>0.0320035264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.294951" calcext:value-type="float">
            <text:p>6.294951</text:p>
          </table:table-cell>
          <table:table-cell office:value-type="float" office:value="6.5713344903" calcext:value-type="float">
            <text:p>6.5713344903</text:p>
          </table:table-cell>
          <table:table-cell table:formula="of:=POWER([.C1093]-6.75;2)" office:value-type="float" office:value="0.0319213643563608" calcext:value-type="float">
            <text:p>0.0319213644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.290619" calcext:value-type="float">
            <text:p>6.290619</text:p>
          </table:table-cell>
          <table:table-cell office:value-type="float" office:value="6.5715969462" calcext:value-type="float">
            <text:p>6.5715969462</text:p>
          </table:table-cell>
          <table:table-cell table:formula="of:=POWER([.C1094]-6.75;2)" office:value-type="float" office:value="0.0318276496051658" calcext:value-type="float">
            <text:p>0.0318276496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6.287742" calcext:value-type="float">
            <text:p>6.287742</text:p>
          </table:table-cell>
          <table:table-cell office:value-type="float" office:value="6.5718928602" calcext:value-type="float">
            <text:p>6.5718928602</text:p>
          </table:table-cell>
          <table:table-cell table:formula="of:=POWER([.C1095]-6.75;2)" office:value-type="float" office:value="0.0317221532477367" calcext:value-type="float">
            <text:p>0.0317221532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.286372" calcext:value-type="float">
            <text:p>6.286372</text:p>
          </table:table-cell>
          <table:table-cell office:value-type="float" office:value="6.5722226344" calcext:value-type="float">
            <text:p>6.5722226344</text:p>
          </table:table-cell>
          <table:table-cell table:formula="of:=POWER([.C1096]-6.75;2)" office:value-type="float" office:value="0.031604791719676" calcext:value-type="float">
            <text:p>0.0316047917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.286545" calcext:value-type="float">
            <text:p>6.286545</text:p>
          </table:table-cell>
          <table:table-cell office:value-type="float" office:value="6.5725862237" calcext:value-type="float">
            <text:p>6.5725862237</text:p>
          </table:table-cell>
          <table:table-cell table:formula="of:=POWER([.C1097]-6.75;2)" office:value-type="float" office:value="0.0314756480210264" calcext:value-type="float">
            <text:p>0.031475648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6.288282" calcext:value-type="float">
            <text:p>6.288282</text:p>
          </table:table-cell>
          <table:table-cell office:value-type="float" office:value="6.5729830774" calcext:value-type="float">
            <text:p>6.5729830774</text:p>
          </table:table-cell>
          <table:table-cell table:formula="of:=POWER([.C1098]-6.75;2)" office:value-type="float" office:value="0.0313349908867744" calcext:value-type="float">
            <text:p>0.0313349909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6.291585" calcext:value-type="float">
            <text:p>6.291585</text:p>
          </table:table-cell>
          <table:table-cell office:value-type="float" office:value="6.5734120925" calcext:value-type="float">
            <text:p>6.5734120925</text:p>
          </table:table-cell>
          <table:table-cell table:formula="of:=POWER([.C1099]-6.75;2)" office:value-type="float" office:value="0.0311832890752286" calcext:value-type="float">
            <text:p>0.0311832891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6.296445" calcext:value-type="float">
            <text:p>6.296445</text:p>
          </table:table-cell>
          <table:table-cell office:value-type="float" office:value="6.5738715849" calcext:value-type="float">
            <text:p>6.5738715849</text:p>
          </table:table-cell>
          <table:table-cell table:formula="of:=POWER([.C1100]-6.75;2)" office:value-type="float" office:value="0.0310212186056379" calcext:value-type="float">
            <text:p>0.0310212186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.302835" calcext:value-type="float">
            <text:p>6.302835</text:p>
          </table:table-cell>
          <table:table-cell office:value-type="float" office:value="6.5743592452" calcext:value-type="float">
            <text:p>6.5743592452</text:p>
          </table:table-cell>
          <table:table-cell table:formula="of:=POWER([.C1101]-6.75;2)" office:value-type="float" office:value="0.0308496747467137" calcext:value-type="float">
            <text:p>0.0308496747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.310718" calcext:value-type="float">
            <text:p>6.310718</text:p>
          </table:table-cell>
          <table:table-cell office:value-type="float" office:value="6.5748721419" calcext:value-type="float">
            <text:p>6.5748721419</text:p>
          </table:table-cell>
          <table:table-cell table:formula="of:=POWER([.C1102]-6.75;2)" office:value-type="float" office:value="0.0306697666826936" calcext:value-type="float">
            <text:p>0.0306697667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6.320042" calcext:value-type="float">
            <text:p>6.320042</text:p>
          </table:table-cell>
          <table:table-cell office:value-type="float" office:value="6.5754067032" calcext:value-type="float">
            <text:p>6.5754067032</text:p>
          </table:table-cell>
          <table:table-cell table:formula="of:=POWER([.C1103]-6.75;2)" office:value-type="float" office:value="0.030482819287493" calcext:value-type="float">
            <text:p>0.0304828193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6.330748" calcext:value-type="float">
            <text:p>6.330748</text:p>
          </table:table-cell>
          <table:table-cell office:value-type="float" office:value="6.5759587355" calcext:value-type="float">
            <text:p>6.5759587355</text:p>
          </table:table-cell>
          <table:table-cell table:formula="of:=POWER([.C1104]-6.75;2)" office:value-type="float" office:value="0.0302903617487588" calcext:value-type="float">
            <text:p>0.0302903617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6.342768" calcext:value-type="float">
            <text:p>6.342768</text:p>
          </table:table-cell>
          <table:table-cell office:value-type="float" office:value="6.5765234409" calcext:value-type="float">
            <text:p>6.5765234409</text:p>
          </table:table-cell>
          <table:table-cell table:formula="of:=POWER([.C1105]-6.75;2)" office:value-type="float" office:value="0.0300941165571758" calcext:value-type="float">
            <text:p>0.0300941166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6.356024" calcext:value-type="float">
            <text:p>6.356024</text:p>
          </table:table-cell>
          <table:table-cell office:value-type="float" office:value="6.5770954473" calcext:value-type="float">
            <text:p>6.5770954473</text:p>
          </table:table-cell>
          <table:table-cell table:formula="of:=POWER([.C1106]-6.75;2)" office:value-type="float" office:value="0.0298959843443872" calcext:value-type="float">
            <text:p>0.0298959843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6.370434" calcext:value-type="float">
            <text:p>6.370434</text:p>
          </table:table-cell>
          <table:table-cell office:value-type="float" office:value="6.5776688667" calcext:value-type="float">
            <text:p>6.5776688667</text:p>
          </table:table-cell>
          <table:table-cell table:formula="of:=POWER([.C1107]-6.75;2)" office:value-type="float" office:value="0.0296980195044624" calcext:value-type="float">
            <text:p>0.0296980195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6.385913" calcext:value-type="float">
            <text:p>6.385913</text:p>
          </table:table-cell>
          <table:table-cell office:value-type="float" office:value="6.5782373441" calcext:value-type="float">
            <text:p>6.5782373441</text:p>
          </table:table-cell>
          <table:table-cell table:formula="of:=POWER([.C1108]-6.75;2)" office:value-type="float" office:value="0.0295024099618219" calcext:value-type="float">
            <text:p>0.02950241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6.402366" calcext:value-type="float">
            <text:p>6.402366</text:p>
          </table:table-cell>
          <table:table-cell office:value-type="float" office:value="6.5787941226" calcext:value-type="float">
            <text:p>6.5787941226</text:p>
          </table:table-cell>
          <table:table-cell table:formula="of:=POWER([.C1109]-6.75;2)" office:value-type="float" office:value="0.0293114524563039" calcext:value-type="float">
            <text:p>0.0293114525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.419697" calcext:value-type="float">
            <text:p>6.419697</text:p>
          </table:table-cell>
          <table:table-cell office:value-type="float" office:value="6.5793321333" calcext:value-type="float">
            <text:p>6.5793321333</text:p>
          </table:table-cell>
          <table:table-cell table:formula="of:=POWER([.C1110]-6.75;2)" office:value-type="float" office:value="0.0291275207239289" calcext:value-type="float">
            <text:p>0.0291275207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.437804" calcext:value-type="float">
            <text:p>6.437804</text:p>
          </table:table-cell>
          <table:table-cell office:value-type="float" office:value="6.5798440753" calcext:value-type="float">
            <text:p>6.5798440753</text:p>
          </table:table-cell>
          <table:table-cell table:formula="of:=POWER([.C1111]-6.75;2)" office:value-type="float" office:value="0.0289530387105119" calcext:value-type="float">
            <text:p>0.0289530387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6.456579" calcext:value-type="float">
            <text:p>6.456579</text:p>
          </table:table-cell>
          <table:table-cell office:value-type="float" office:value="6.5803225097" calcext:value-type="float">
            <text:p>6.5803225097</text:p>
          </table:table-cell>
          <table:table-cell table:formula="of:=POWER([.C1112]-6.75;2)" office:value-type="float" office:value="0.0287904507145065" calcext:value-type="float">
            <text:p>0.0287904507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6.475906" calcext:value-type="float">
            <text:p>6.475906</text:p>
          </table:table-cell>
          <table:table-cell office:value-type="float" office:value="6.5807599699" calcext:value-type="float">
            <text:p>6.5807599699</text:p>
          </table:table-cell>
          <table:table-cell table:formula="of:=POWER([.C1113]-6.75;2)" office:value-type="float" office:value="0.0286421877882489" calcext:value-type="float">
            <text:p>0.0286421878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6.495662" calcext:value-type="float">
            <text:p>6.495662</text:p>
          </table:table-cell>
          <table:table-cell office:value-type="float" office:value="6.5811490667" calcext:value-type="float">
            <text:p>6.5811490667</text:p>
          </table:table-cell>
          <table:table-cell table:formula="of:=POWER([.C1114]-6.75;2)" office:value-type="float" office:value="0.028510637676281" calcext:value-type="float">
            <text:p>0.0285106377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6.515714" calcext:value-type="float">
            <text:p>6.515714</text:p>
          </table:table-cell>
          <table:table-cell office:value-type="float" office:value="6.5814826022" calcext:value-type="float">
            <text:p>6.5814826022</text:p>
          </table:table-cell>
          <table:table-cell table:formula="of:=POWER([.C1115]-6.75;2)" office:value-type="float" office:value="0.0283981133612833" calcext:value-type="float">
            <text:p>0.0283981134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6.535916" calcext:value-type="float">
            <text:p>6.535916</text:p>
          </table:table-cell>
          <table:table-cell office:value-type="float" office:value="6.5817536882" calcext:value-type="float">
            <text:p>6.5817536882</text:p>
          </table:table-cell>
          <table:table-cell table:formula="of:=POWER([.C1116]-6.75;2)" office:value-type="float" office:value="0.0283068214343028" calcext:value-type="float">
            <text:p>0.0283068214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6.556113" calcext:value-type="float">
            <text:p>6.556113</text:p>
          </table:table-cell>
          <table:table-cell office:value-type="float" office:value="6.5819558645" calcext:value-type="float">
            <text:p>6.5819558645</text:p>
          </table:table-cell>
          <table:table-cell table:formula="of:=POWER([.C1117]-6.75;2)" office:value-type="float" office:value="0.0282388314759423" calcext:value-type="float">
            <text:p>0.0282388315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6.576134" calcext:value-type="float">
            <text:p>6.576134</text:p>
          </table:table-cell>
          <table:table-cell office:value-type="float" office:value="6.5820832172" calcext:value-type="float">
            <text:p>6.5820832172</text:p>
          </table:table-cell>
          <table:table-cell table:formula="of:=POWER([.C1118]-6.75;2)" office:value-type="float" office:value="0.0281960459459023" calcext:value-type="float">
            <text:p>0.0281960459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6.595796" calcext:value-type="float">
            <text:p>6.595796</text:p>
          </table:table-cell>
          <table:table-cell office:value-type="float" office:value="6.5821304968" calcext:value-type="float">
            <text:p>6.5821304968</text:p>
          </table:table-cell>
          <table:table-cell table:formula="of:=POWER([.C1119]-6.75;2)" office:value-type="float" office:value="0.0281801701046149" calcext:value-type="float">
            <text:p>0.0281801701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6.6149" calcext:value-type="float">
            <text:p>6.6149</text:p>
          </table:table-cell>
          <table:table-cell office:value-type="float" office:value="6.582093228" calcext:value-type="float">
            <text:p>6.582093228</text:p>
          </table:table-cell>
          <table:table-cell table:formula="of:=POWER([.C1120]-6.75;2)" office:value-type="float" office:value="0.0281926840834601" calcext:value-type="float">
            <text:p>0.0281926841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.633233" calcext:value-type="float">
            <text:p>6.633233</text:p>
          </table:table-cell>
          <table:table-cell office:value-type="float" office:value="6.5819678194" calcext:value-type="float">
            <text:p>6.5819678194</text:p>
          </table:table-cell>
          <table:table-cell table:formula="of:=POWER([.C1121]-6.75;2)" office:value-type="float" office:value="0.028234813717191" calcext:value-type="float">
            <text:p>0.0282348137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6.650571" calcext:value-type="float">
            <text:p>6.650571</text:p>
          </table:table-cell>
          <table:table-cell office:value-type="float" office:value="6.5817516688" calcext:value-type="float">
            <text:p>6.5817516688</text:p>
          </table:table-cell>
          <table:table-cell table:formula="of:=POWER([.C1122]-6.75;2)" office:value-type="float" office:value="0.0283075009515849" calcext:value-type="float">
            <text:p>0.028307501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6.666676" calcext:value-type="float">
            <text:p>6.666676</text:p>
          </table:table-cell>
          <table:table-cell office:value-type="float" office:value="6.5814432452" calcext:value-type="float">
            <text:p>6.5814432452</text:p>
          </table:table-cell>
          <table:table-cell table:formula="of:=POWER([.C1123]-6.75;2)" office:value-type="float" office:value="0.0284113795887073" calcext:value-type="float">
            <text:p>0.0284113796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6.681301" calcext:value-type="float">
            <text:p>6.681301</text:p>
          </table:table-cell>
          <table:table-cell office:value-type="float" office:value="6.5810421742" calcext:value-type="float">
            <text:p>6.5810421742</text:p>
          </table:table-cell>
          <table:table-cell table:formula="of:=POWER([.C1124]-6.75;2)" office:value-type="float" office:value="0.0285467468990631" calcext:value-type="float">
            <text:p>0.0285467469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.694192" calcext:value-type="float">
            <text:p>6.694192</text:p>
          </table:table-cell>
          <table:table-cell office:value-type="float" office:value="6.5805493032" calcext:value-type="float">
            <text:p>6.5805493032</text:p>
          </table:table-cell>
          <table:table-cell table:formula="of:=POWER([.C1125]-6.75;2)" office:value-type="float" office:value="0.0287135386460056" calcext:value-type="float">
            <text:p>0.0287135386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.705089" calcext:value-type="float">
            <text:p>6.705089</text:p>
          </table:table-cell>
          <table:table-cell office:value-type="float" office:value="6.5799667548" calcext:value-type="float">
            <text:p>6.5799667548</text:p>
          </table:table-cell>
          <table:table-cell table:formula="of:=POWER([.C1126]-6.75;2)" office:value-type="float" office:value="0.0289113044732433" calcext:value-type="float">
            <text:p>0.0289113045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6.71373" calcext:value-type="float">
            <text:p>6.71373</text:p>
          </table:table-cell>
          <table:table-cell office:value-type="float" office:value="6.5792979634" calcext:value-type="float">
            <text:p>6.5792979634</text:p>
          </table:table-cell>
          <table:table-cell table:formula="of:=POWER([.C1127]-6.75;2)" office:value-type="float" office:value="0.0291391852993877" calcext:value-type="float">
            <text:p>0.0291391853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6.719856" calcext:value-type="float">
            <text:p>6.719856</text:p>
          </table:table-cell>
          <table:table-cell office:value-type="float" office:value="6.5785476989" calcext:value-type="float">
            <text:p>6.5785476989</text:p>
          </table:table-cell>
          <table:table-cell table:formula="of:=POWER([.C1128]-6.75;2)" office:value-type="float" office:value="0.0293958915524852" calcext:value-type="float">
            <text:p>0.0293958916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6.723209" calcext:value-type="float">
            <text:p>6.723209</text:p>
          </table:table-cell>
          <table:table-cell office:value-type="float" office:value="6.577722071" calcext:value-type="float">
            <text:p>6.577722071</text:p>
          </table:table-cell>
          <table:table-cell table:formula="of:=POWER([.C1129]-6.75;2)" office:value-type="float" office:value="0.029679684820529" calcext:value-type="float">
            <text:p>0.0296796848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6.72354" calcext:value-type="float">
            <text:p>6.72354</text:p>
          </table:table-cell>
          <table:table-cell office:value-type="float" office:value="6.5768285183" calcext:value-type="float">
            <text:p>6.5768285183</text:p>
          </table:table-cell>
          <table:table-cell table:formula="of:=POWER([.C1130]-6.75;2)" office:value-type="float" office:value="0.0299883620741734" calcext:value-type="float">
            <text:p>0.0299883621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.720609" calcext:value-type="float">
            <text:p>6.720609</text:p>
          </table:table-cell>
          <table:table-cell office:value-type="float" office:value="6.5758757849" calcext:value-type="float">
            <text:p>6.5758757849</text:p>
          </table:table-cell>
          <table:table-cell table:formula="of:=POWER([.C1131]-6.75;2)" office:value-type="float" office:value="0.0303192422841911" calcext:value-type="float">
            <text:p>0.0303192423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6.714188" calcext:value-type="float">
            <text:p>6.714188</text:p>
          </table:table-cell>
          <table:table-cell office:value-type="float" office:value="6.5748738731" calcext:value-type="float">
            <text:p>6.5748738731</text:p>
          </table:table-cell>
          <table:table-cell table:formula="of:=POWER([.C1132]-6.75;2)" office:value-type="float" office:value="0.030669160322995" calcext:value-type="float">
            <text:p>0.0306691603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6.704064" calcext:value-type="float">
            <text:p>6.704064</text:p>
          </table:table-cell>
          <table:table-cell office:value-type="float" office:value="6.5738339871" calcext:value-type="float">
            <text:p>6.5738339871</text:p>
          </table:table-cell>
          <table:table-cell table:formula="of:=POWER([.C1133]-6.75;2)" office:value-type="float" office:value="0.0310344641010828" calcext:value-type="float">
            <text:p>0.0310344641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6.690035" calcext:value-type="float">
            <text:p>6.690035</text:p>
          </table:table-cell>
          <table:table-cell office:value-type="float" office:value="6.5727684645" calcext:value-type="float">
            <text:p>6.5727684645</text:p>
          </table:table-cell>
          <table:table-cell table:formula="of:=POWER([.C1134]-6.75;2)" office:value-type="float" office:value="0.0314110171756877" calcext:value-type="float">
            <text:p>0.0314110172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6.671916" calcext:value-type="float">
            <text:p>6.671916</text:p>
          </table:table-cell>
          <table:table-cell office:value-type="float" office:value="6.5716907054" calcext:value-type="float">
            <text:p>6.5716907054</text:p>
          </table:table-cell>
          <table:table-cell table:formula="of:=POWER([.C1135]-6.75;2)" office:value-type="float" office:value="0.0317942045407496" calcext:value-type="float">
            <text:p>0.0317942045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6.649537" calcext:value-type="float">
            <text:p>6.649537</text:p>
          </table:table-cell>
          <table:table-cell office:value-type="float" office:value="6.5706150731" calcext:value-type="float">
            <text:p>6.5706150731</text:p>
          </table:table-cell>
          <table:table-cell table:formula="of:=POWER([.C1136]-6.75;2)" office:value-type="float" office:value="0.0321789519989184" calcext:value-type="float">
            <text:p>0.032178952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6.622741" calcext:value-type="float">
            <text:p>6.622741</text:p>
          </table:table-cell>
          <table:table-cell office:value-type="float" office:value="6.5695568108" calcext:value-type="float">
            <text:p>6.5695568108</text:p>
          </table:table-cell>
          <table:table-cell table:formula="of:=POWER([.C1137]-6.75;2)" office:value-type="float" office:value="0.032559744528667" calcext:value-type="float">
            <text:p>0.0325597445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6.591379" calcext:value-type="float">
            <text:p>6.591379</text:p>
          </table:table-cell>
          <table:table-cell office:value-type="float" office:value="6.5685319376" calcext:value-type="float">
            <text:p>6.5685319376</text:p>
          </table:table-cell>
          <table:table-cell table:formula="of:=POWER([.C1138]-6.75;2)" office:value-type="float" office:value="0.0329306576712105" calcext:value-type="float">
            <text:p>0.0329306577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6.555311" calcext:value-type="float">
            <text:p>6.555311</text:p>
          </table:table-cell>
          <table:table-cell office:value-type="float" office:value="6.5675571677" calcext:value-type="float">
            <text:p>6.5675571677</text:p>
          </table:table-cell>
          <table:table-cell table:formula="of:=POWER([.C1139]-6.75;2)" office:value-type="float" office:value="0.0332853870576458" calcext:value-type="float">
            <text:p>0.0332853871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6.514401" calcext:value-type="float">
            <text:p>6.514401</text:p>
          </table:table-cell>
          <table:table-cell office:value-type="float" office:value="6.5666498151" calcext:value-type="float">
            <text:p>6.5666498151</text:p>
          </table:table-cell>
          <table:table-cell table:formula="of:=POWER([.C1140]-6.75;2)" office:value-type="float" office:value="0.0336172903028642" calcext:value-type="float">
            <text:p>0.0336172903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.468509" calcext:value-type="float">
            <text:p>6.468509</text:p>
          </table:table-cell>
          <table:table-cell office:value-type="float" office:value="6.565827714" calcext:value-type="float">
            <text:p>6.565827714</text:p>
          </table:table-cell>
          <table:table-cell table:formula="of:=POWER([.C1141]-6.75;2)" office:value-type="float" office:value="0.0339194309304658" calcext:value-type="float">
            <text:p>0.0339194309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6.417483" calcext:value-type="float">
            <text:p>6.417483</text:p>
          </table:table-cell>
          <table:table-cell office:value-type="float" office:value="6.5651091548" calcext:value-type="float">
            <text:p>6.5651091548</text:p>
          </table:table-cell>
          <table:table-cell table:formula="of:=POWER([.C1142]-6.75;2)" office:value-type="float" office:value="0.0341846246387704" calcext:value-type="float">
            <text:p>0.0341846246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6.361152" calcext:value-type="float">
            <text:p>6.361152</text:p>
          </table:table-cell>
          <table:table-cell office:value-type="float" office:value="6.5645128387" calcext:value-type="float">
            <text:p>6.5645128387</text:p>
          </table:table-cell>
          <table:table-cell table:formula="of:=POWER([.C1143]-6.75;2)" office:value-type="float" office:value="0.0344054870071323" calcext:value-type="float">
            <text:p>0.034405487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6.299316" calcext:value-type="float">
            <text:p>6.299316</text:p>
          </table:table-cell>
          <table:table-cell office:value-type="float" office:value="6.5640578559" calcext:value-type="float">
            <text:p>6.5640578559</text:p>
          </table:table-cell>
          <table:table-cell table:formula="of:=POWER([.C1144]-6.75;2)" office:value-type="float" office:value="0.0345744809525052" calcext:value-type="float">
            <text:p>0.034574481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6.231724" calcext:value-type="float">
            <text:p>6.231724</text:p>
          </table:table-cell>
          <table:table-cell office:value-type="float" office:value="6.5637636925" calcext:value-type="float">
            <text:p>6.5637636925</text:p>
          </table:table-cell>
          <table:table-cell table:formula="of:=POWER([.C1145]-6.75;2)" office:value-type="float" office:value="0.0346839622312345" calcext:value-type="float">
            <text:p>0.0346839622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6.158061" calcext:value-type="float">
            <text:p>6.158061</text:p>
          </table:table-cell>
          <table:table-cell office:value-type="float" office:value="6.5636502839" calcext:value-type="float">
            <text:p>6.5636502839</text:p>
          </table:table-cell>
          <table:table-cell table:formula="of:=POWER([.C1146]-6.75;2)" office:value-type="float" office:value="0.0347262166905505" calcext:value-type="float">
            <text:p>0.0347262167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6.077916" calcext:value-type="float">
            <text:p>6.077916</text:p>
          </table:table-cell>
          <table:table-cell office:value-type="float" office:value="6.5637381183" calcext:value-type="float">
            <text:p>6.5637381183</text:p>
          </table:table-cell>
          <table:table-cell table:formula="of:=POWER([.C1147]-6.75;2)" office:value-type="float" office:value="0.0346934885744248" calcext:value-type="float">
            <text:p>0.0346934886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5.990749" calcext:value-type="float">
            <text:p>5.990749</text:p>
          </table:table-cell>
          <table:table-cell office:value-type="float" office:value="6.5640484129" calcext:value-type="float">
            <text:p>6.5640484129</text:p>
          </table:table-cell>
          <table:table-cell table:formula="of:=POWER([.C1148]-6.75;2)" office:value-type="float" office:value="0.0345779927450089" calcext:value-type="float">
            <text:p>0.0345779927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5.895833" calcext:value-type="float">
            <text:p>5.895833</text:p>
          </table:table-cell>
          <table:table-cell office:value-type="float" office:value="6.5646033806" calcext:value-type="float">
            <text:p>6.5646033806</text:p>
          </table:table-cell>
          <table:table-cell table:formula="of:=POWER([.C1149]-6.75;2)" office:value-type="float" office:value="0.0343719064849483" calcext:value-type="float">
            <text:p>0.0343719065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5.792179" calcext:value-type="float">
            <text:p>5.792179</text:p>
          </table:table-cell>
          <table:table-cell office:value-type="float" office:value="6.5654266366" calcext:value-type="float">
            <text:p>6.5654266366</text:p>
          </table:table-cell>
          <table:table-cell table:formula="of:=POWER([.C1150]-6.75;2)" office:value-type="float" office:value="0.0340673264767885" calcext:value-type="float">
            <text:p>0.0340673265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.678417" calcext:value-type="float">
            <text:p>5.678417</text:p>
          </table:table-cell>
          <table:table-cell office:value-type="float" office:value="6.5665437957" calcext:value-type="float">
            <text:p>6.5665437957</text:p>
          </table:table-cell>
          <table:table-cell table:formula="of:=POWER([.C1151]-6.75;2)" office:value-type="float" office:value="0.0336561788961632" calcext:value-type="float">
            <text:p>0.0336561789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5.552609" calcext:value-type="float">
            <text:p>5.552609</text:p>
          </table:table-cell>
          <table:table-cell office:value-type="float" office:value="6.5679833505" calcext:value-type="float">
            <text:p>6.5679833505</text:p>
          </table:table-cell>
          <table:table-cell table:formula="of:=POWER([.C1152]-6.75;2)" office:value-type="float" office:value="0.0331300606952057" calcext:value-type="float">
            <text:p>0.0331300607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5.411948" calcext:value-type="float">
            <text:p>5.411948</text:p>
          </table:table-cell>
          <table:table-cell office:value-type="float" office:value="6.569778" calcext:value-type="float">
            <text:p>6.569778</text:p>
          </table:table-cell>
          <table:table-cell table:formula="of:=POWER([.C1153]-6.75;2)" office:value-type="float" office:value="0.0324799692839999" calcext:value-type="float">
            <text:p>0.0324799693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5.252237" calcext:value-type="float">
            <text:p>5.252237</text:p>
          </table:table-cell>
          <table:table-cell office:value-type="float" office:value="6.5719666839" calcext:value-type="float">
            <text:p>6.5719666839</text:p>
          </table:table-cell>
          <table:table-cell table:formula="of:=POWER([.C1154]-6.75;2)" office:value-type="float" office:value="0.0316958616415624" calcext:value-type="float">
            <text:p>0.0316958616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5.066962" calcext:value-type="float">
            <text:p>5.066962</text:p>
          </table:table-cell>
          <table:table-cell office:value-type="float" office:value="6.5745978172" calcext:value-type="float">
            <text:p>6.5745978172</text:p>
          </table:table-cell>
          <table:table-cell table:formula="of:=POWER([.C1155]-6.75;2)" office:value-type="float" office:value="0.0307659257310046" calcext:value-type="float">
            <text:p>0.0307659257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4.845479" calcext:value-type="float">
            <text:p>4.845479</text:p>
          </table:table-cell>
          <table:table-cell office:value-type="float" office:value="6.5777346688" calcext:value-type="float">
            <text:p>6.5777346688</text:p>
          </table:table-cell>
          <table:table-cell table:formula="of:=POWER([.C1156]-6.75;2)" office:value-type="float" office:value="0.0296753443334458" calcext:value-type="float">
            <text:p>0.0296753443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4.569175" calcext:value-type="float">
            <text:p>4.569175</text:p>
          </table:table-cell>
          <table:table-cell office:value-type="float" office:value="6.5814648538" calcext:value-type="float">
            <text:p>6.5814648538</text:p>
          </table:table-cell>
          <table:table-cell table:formula="of:=POWER([.C1157]-6.75;2)" office:value-type="float" office:value="0.0284040955046554" calcext:value-type="float">
            <text:p>0.0284040955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4.20216" calcext:value-type="float">
            <text:p>4.20216</text:p>
          </table:table-cell>
          <table:table-cell office:value-type="float" office:value="6.5859184516" calcext:value-type="float">
            <text:p>6.5859184516</text:p>
          </table:table-cell>
          <table:table-cell table:formula="of:=POWER([.C1158]-6.75;2)" office:value-type="float" office:value="0.0269227545253417" calcext:value-type="float">
            <text:p>0.0269227545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3.663675" calcext:value-type="float">
            <text:p>3.663675</text:p>
          </table:table-cell>
          <table:table-cell office:value-type="float" office:value="6.5913068344" calcext:value-type="float">
            <text:p>6.5913068344</text:p>
          </table:table-cell>
          <table:table-cell table:formula="of:=POWER([.C1159]-6.75;2)" office:value-type="float" office:value="0.025183520808149" calcext:value-type="float">
            <text:p>0.0251835208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2.707325" calcext:value-type="float">
            <text:p>2.707325</text:p>
          </table:table-cell>
          <table:table-cell office:value-type="float" office:value="6.5980221613" calcext:value-type="float">
            <text:p>6.5980221613</text:p>
          </table:table-cell>
          <table:table-cell table:formula="of:=POWER([.C1160]-6.75;2)" office:value-type="float" office:value="0.0230972634559231" calcext:value-type="float">
            <text:p>0.0230972635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2.707325" calcext:value-type="float">
            <text:p>2.707325</text:p>
          </table:table-cell>
          <table:table-cell office:value-type="float" office:value="6.6069994" calcext:value-type="float">
            <text:p>6.6069994</text:p>
          </table:table-cell>
          <table:table-cell table:formula="of:=POWER([.C1161]-6.75;2)" office:value-type="float" office:value="0.0204491716003599" calcext:value-type="float">
            <text:p>0.0204491716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2.707325" calcext:value-type="float">
            <text:p>2.707325</text:p>
          </table:table-cell>
          <table:table-cell office:value-type="float" office:value="6.6162437376" calcext:value-type="float">
            <text:p>6.6162437376</text:p>
          </table:table-cell>
          <table:table-cell table:formula="of:=POWER([.C1162]-6.75;2)" office:value-type="float" office:value="0.0178907377312178" calcext:value-type="float">
            <text:p>0.0178907377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2.707325" calcext:value-type="float">
            <text:p>2.707325</text:p>
          </table:table-cell>
          <table:table-cell office:value-type="float" office:value="6.6258742043" calcext:value-type="float">
            <text:p>6.6258742043</text:p>
          </table:table-cell>
          <table:table-cell table:formula="of:=POWER([.C1163]-6.75;2)" office:value-type="float" office:value="0.015407213158158" calcext:value-type="float">
            <text:p>0.0154072132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6.799674" calcext:value-type="float">
            <text:p>16.799674</text:p>
          </table:table-cell>
          <table:table-cell office:value-type="float" office:value="6.6361677763" calcext:value-type="float">
            <text:p>6.6361677763</text:p>
          </table:table-cell>
          <table:table-cell table:formula="of:=POWER([.C1164]-6.75;2)" office:value-type="float" office:value="0.0129577751524869" calcext:value-type="float">
            <text:p>0.0129577752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9.721606" calcext:value-type="float">
            <text:p>9.721606</text:p>
          </table:table-cell>
          <table:table-cell office:value-type="float" office:value="6.6177480409" calcext:value-type="float">
            <text:p>6.6177480409</text:p>
          </table:table-cell>
          <table:table-cell table:formula="of:=POWER([.C1165]-6.75;2)" office:value-type="float" office:value="0.017490580685788" calcext:value-type="float">
            <text:p>0.0174905807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8.111085" calcext:value-type="float">
            <text:p>8.111085</text:p>
          </table:table-cell>
          <table:table-cell office:value-type="float" office:value="6.6286902194" calcext:value-type="float">
            <text:p>6.6286902194</text:p>
          </table:table-cell>
          <table:table-cell table:formula="of:=POWER([.C1166]-6.75;2)" office:value-type="float" office:value="0.0147160628692201" calcext:value-type="float">
            <text:p>0.0147160629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7.340994" calcext:value-type="float">
            <text:p>7.340994</text:p>
          </table:table-cell>
          <table:table-cell office:value-type="float" office:value="6.618141628" calcext:value-type="float">
            <text:p>6.618141628</text:p>
          </table:table-cell>
          <table:table-cell table:formula="of:=POWER([.C1167]-6.75;2)" office:value-type="float" office:value="0.0173866302664904" calcext:value-type="float">
            <text:p>0.0173866303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6.874594" calcext:value-type="float">
            <text:p>6.874594</text:p>
          </table:table-cell>
          <table:table-cell office:value-type="float" office:value="6.6139244688" calcext:value-type="float">
            <text:p>6.6139244688</text:p>
          </table:table-cell>
          <table:table-cell table:formula="of:=POWER([.C1168]-6.75;2)" office:value-type="float" office:value="0.018516550191362" calcext:value-type="float">
            <text:p>0.0185165502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6.555991" calcext:value-type="float">
            <text:p>6.555991</text:p>
          </table:table-cell>
          <table:table-cell office:value-type="float" office:value="6.6117965269" calcext:value-type="float">
            <text:p>6.6117965269</text:p>
          </table:table-cell>
          <table:table-cell table:formula="of:=POWER([.C1169]-6.75;2)" office:value-type="float" office:value="0.0191001999769024" calcext:value-type="float">
            <text:p>0.0191002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.322491" calcext:value-type="float">
            <text:p>6.322491</text:p>
          </table:table-cell>
          <table:table-cell office:value-type="float" office:value="6.610860772" calcext:value-type="float">
            <text:p>6.610860772</text:p>
          </table:table-cell>
          <table:table-cell table:formula="of:=POWER([.C1170]-6.75;2)" office:value-type="float" office:value="0.0193597247684361" calcext:value-type="float">
            <text:p>0.0193597248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.143917" calcext:value-type="float">
            <text:p>6.143917</text:p>
          </table:table-cell>
          <table:table-cell office:value-type="float" office:value="6.6107265591" calcext:value-type="float">
            <text:p>6.6107265591</text:p>
          </table:table-cell>
          <table:table-cell table:formula="of:=POWER([.C1171]-6.75;2)" office:value-type="float" office:value="0.0193970913401259" calcext:value-type="float">
            <text:p>0.0193970913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6.003949" calcext:value-type="float">
            <text:p>6.003949</text:p>
          </table:table-cell>
          <table:table-cell office:value-type="float" office:value="6.6111755269" calcext:value-type="float">
            <text:p>6.6111755269</text:p>
          </table:table-cell>
          <table:table-cell table:formula="of:=POWER([.C1172]-6.75;2)" office:value-type="float" office:value="0.0192722343314925" calcext:value-type="float">
            <text:p>0.0192722343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5.892984" calcext:value-type="float">
            <text:p>5.892984</text:p>
          </table:table-cell>
          <table:table-cell office:value-type="float" office:value="6.6120671419" calcext:value-type="float">
            <text:p>6.6120671419</text:p>
          </table:table-cell>
          <table:table-cell table:formula="of:=POWER([.C1173]-6.75;2)" office:value-type="float" office:value="0.0190254733436348" calcext:value-type="float">
            <text:p>0.0190254733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5.804989" calcext:value-type="float">
            <text:p>5.804989</text:p>
          </table:table-cell>
          <table:table-cell office:value-type="float" office:value="6.6133019634" calcext:value-type="float">
            <text:p>6.6133019634</text:p>
          </table:table-cell>
          <table:table-cell table:formula="of:=POWER([.C1174]-6.75;2)" office:value-type="float" office:value="0.018686353210295" calcext:value-type="float">
            <text:p>0.0186863532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5.735949" calcext:value-type="float">
            <text:p>5.735949</text:p>
          </table:table-cell>
          <table:table-cell office:value-type="float" office:value="6.6148046065" calcext:value-type="float">
            <text:p>6.6148046065</text:p>
          </table:table-cell>
          <table:table-cell table:formula="of:=POWER([.C1175]-6.75;2)" office:value-type="float" office:value="0.0182777944236199" calcext:value-type="float">
            <text:p>0.0182777944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.683047" calcext:value-type="float">
            <text:p>5.683047</text:p>
          </table:table-cell>
          <table:table-cell office:value-type="float" office:value="6.6165149398" calcext:value-type="float">
            <text:p>6.6165149398</text:p>
          </table:table-cell>
          <table:table-cell table:formula="of:=POWER([.C1176]-6.75;2)" office:value-type="float" office:value="0.0178182612965976" calcext:value-type="float">
            <text:p>0.0178182613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5.6442" calcext:value-type="float">
            <text:p>5.6442</text:p>
          </table:table-cell>
          <table:table-cell office:value-type="float" office:value="6.6183831656" calcext:value-type="float">
            <text:p>6.6183831656</text:p>
          </table:table-cell>
          <table:table-cell table:formula="of:=POWER([.C1177]-6.75;2)" office:value-type="float" office:value="0.017322991097477" calcext:value-type="float">
            <text:p>0.0173229911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5.617785" calcext:value-type="float">
            <text:p>5.617785</text:p>
          </table:table-cell>
          <table:table-cell office:value-type="float" office:value="6.6203669355" calcext:value-type="float">
            <text:p>6.6203669355</text:p>
          </table:table-cell>
          <table:table-cell table:formula="of:=POWER([.C1178]-6.75;2)" office:value-type="float" office:value="0.0168047314116612" calcext:value-type="float">
            <text:p>0.0168047314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5.602475" calcext:value-type="float">
            <text:p>5.602475</text:p>
          </table:table-cell>
          <table:table-cell office:value-type="float" office:value="6.6224295935" calcext:value-type="float">
            <text:p>6.6224295935</text:p>
          </table:table-cell>
          <table:table-cell table:formula="of:=POWER([.C1179]-6.75;2)" office:value-type="float" office:value="0.0162742086145753" calcext:value-type="float">
            <text:p>0.0162742086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5.597132" calcext:value-type="float">
            <text:p>5.597132</text:p>
          </table:table-cell>
          <table:table-cell office:value-type="float" office:value="6.624539071" calcext:value-type="float">
            <text:p>6.624539071</text:p>
          </table:table-cell>
          <table:table-cell table:formula="of:=POWER([.C1180]-6.75;2)" office:value-type="float" office:value="0.015740444705543" calcext:value-type="float">
            <text:p>0.0157404447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5.600746" calcext:value-type="float">
            <text:p>5.600746</text:p>
          </table:table-cell>
          <table:table-cell office:value-type="float" office:value="6.6266671763" calcext:value-type="float">
            <text:p>6.6266671763</text:p>
          </table:table-cell>
          <table:table-cell table:formula="of:=POWER([.C1181]-6.75;2)" office:value-type="float" office:value="0.0152109854018153" calcext:value-type="float">
            <text:p>0.0152109854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5.612395" calcext:value-type="float">
            <text:p>5.612395</text:p>
          </table:table-cell>
          <table:table-cell office:value-type="float" office:value="6.6287891333" calcext:value-type="float">
            <text:p>6.6287891333</text:p>
          </table:table-cell>
          <table:table-cell table:formula="of:=POWER([.C1182]-6.75;2)" office:value-type="float" office:value="0.0146920742061652" calcext:value-type="float">
            <text:p>0.0146920742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5.631222" calcext:value-type="float">
            <text:p>5.631222</text:p>
          </table:table-cell>
          <table:table-cell office:value-type="float" office:value="6.6308832495" calcext:value-type="float">
            <text:p>6.6308832495</text:p>
          </table:table-cell>
          <table:table-cell table:formula="of:=POWER([.C1183]-6.75;2)" office:value-type="float" office:value="0.0141888002496792" calcext:value-type="float">
            <text:p>0.0141888002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5.656422" calcext:value-type="float">
            <text:p>5.656422</text:p>
          </table:table-cell>
          <table:table-cell office:value-type="float" office:value="6.632930671" calcext:value-type="float">
            <text:p>6.632930671</text:p>
          </table:table-cell>
          <table:table-cell table:formula="of:=POWER([.C1184]-6.75;2)" office:value-type="float" office:value="0.0137052277925101" calcext:value-type="float">
            <text:p>0.0137052278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5.687235" calcext:value-type="float">
            <text:p>5.687235</text:p>
          </table:table-cell>
          <table:table-cell office:value-type="float" office:value="6.6349151914" calcext:value-type="float">
            <text:p>6.6349151914</text:p>
          </table:table-cell>
          <table:table-cell table:formula="of:=POWER([.C1185]-6.75;2)" office:value-type="float" office:value="0.0132445131704986" calcext:value-type="float">
            <text:p>0.0132445132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5.72294" calcext:value-type="float">
            <text:p>5.72294</text:p>
          </table:table-cell>
          <table:table-cell office:value-type="float" office:value="6.6368230817" calcext:value-type="float">
            <text:p>6.6368230817</text:p>
          </table:table-cell>
          <table:table-cell table:formula="of:=POWER([.C1186]-6.75;2)" office:value-type="float" office:value="0.0128090148358848" calcext:value-type="float">
            <text:p>0.0128090148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5.762863" calcext:value-type="float">
            <text:p>5.762863</text:p>
          </table:table-cell>
          <table:table-cell office:value-type="float" office:value="6.6386429226" calcext:value-type="float">
            <text:p>6.6386429226</text:p>
          </table:table-cell>
          <table:table-cell table:formula="of:=POWER([.C1187]-6.75;2)" office:value-type="float" office:value="0.0124003986870696" calcext:value-type="float">
            <text:p>0.0124003987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5.806366" calcext:value-type="float">
            <text:p>5.806366</text:p>
          </table:table-cell>
          <table:table-cell office:value-type="float" office:value="6.6403654344" calcext:value-type="float">
            <text:p>6.6403654344</text:p>
          </table:table-cell>
          <table:table-cell table:formula="of:=POWER([.C1188]-6.75;2)" office:value-type="float" office:value="0.0120197379743008" calcext:value-type="float">
            <text:p>0.012019738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5.852855" calcext:value-type="float">
            <text:p>5.852855</text:p>
          </table:table-cell>
          <table:table-cell office:value-type="float" office:value="6.641983314" calcext:value-type="float">
            <text:p>6.641983314</text:p>
          </table:table-cell>
          <table:table-cell table:formula="of:=POWER([.C1189]-6.75;2)" office:value-type="float" office:value="0.0116676044544226" calcext:value-type="float">
            <text:p>0.0116676045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5.90178" calcext:value-type="float">
            <text:p>5.90178</text:p>
          </table:table-cell>
          <table:table-cell office:value-type="float" office:value="6.6434910581" calcext:value-type="float">
            <text:p>6.6434910581</text:p>
          </table:table-cell>
          <table:table-cell table:formula="of:=POWER([.C1190]-6.75;2)" office:value-type="float" office:value="0.0113441547046575" calcext:value-type="float">
            <text:p>0.0113441547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5.952629" calcext:value-type="float">
            <text:p>5.952629</text:p>
          </table:table-cell>
          <table:table-cell office:value-type="float" office:value="6.6448847677" calcext:value-type="float">
            <text:p>6.6448847677</text:p>
          </table:table-cell>
          <table:table-cell table:formula="of:=POWER([.C1191]-6.75;2)" office:value-type="float" office:value="0.011049212061483" calcext:value-type="float">
            <text:p>0.0110492121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6.004932" calcext:value-type="float">
            <text:p>6.004932</text:p>
          </table:table-cell>
          <table:table-cell office:value-type="float" office:value="6.6461619785" calcext:value-type="float">
            <text:p>6.6461619785</text:p>
          </table:table-cell>
          <table:table-cell table:formula="of:=POWER([.C1192]-6.75;2)" office:value-type="float" office:value="0.0107823347090344" calcext:value-type="float">
            <text:p>0.0107823347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6.058255" calcext:value-type="float">
            <text:p>6.058255</text:p>
          </table:table-cell>
          <table:table-cell office:value-type="float" office:value="6.6473214667" calcext:value-type="float">
            <text:p>6.6473214667</text:p>
          </table:table-cell>
          <table:table-cell table:formula="of:=POWER([.C1193]-6.75;2)" office:value-type="float" office:value="0.0105428812006392" calcext:value-type="float">
            <text:p>0.0105428812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6.1122" calcext:value-type="float">
            <text:p>6.1122</text:p>
          </table:table-cell>
          <table:table-cell office:value-type="float" office:value="6.6483630753" calcext:value-type="float">
            <text:p>6.6483630753</text:p>
          </table:table-cell>
          <table:table-cell table:formula="of:=POWER([.C1194]-6.75;2)" office:value-type="float" office:value="0.0103300644624735" calcext:value-type="float">
            <text:p>0.0103300645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6.1664" calcext:value-type="float">
            <text:p>6.1664</text:p>
          </table:table-cell>
          <table:table-cell office:value-type="float" office:value="6.6492875376" calcext:value-type="float">
            <text:p>6.6492875376</text:p>
          </table:table-cell>
          <table:table-cell table:formula="of:=POWER([.C1195]-6.75;2)" office:value-type="float" office:value="0.0101430000826714" calcext:value-type="float">
            <text:p>0.0101430001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6.220516" calcext:value-type="float">
            <text:p>6.220516</text:p>
          </table:table-cell>
          <table:table-cell office:value-type="float" office:value="6.6500963247" calcext:value-type="float">
            <text:p>6.6500963247</text:p>
          </table:table-cell>
          <table:table-cell table:formula="of:=POWER([.C1196]-6.75;2)" office:value-type="float" office:value="0.00998074433844787" calcext:value-type="float">
            <text:p>0.0099807443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.274231" calcext:value-type="float">
            <text:p>6.274231</text:p>
          </table:table-cell>
          <table:table-cell office:value-type="float" office:value="6.6507914925" calcext:value-type="float">
            <text:p>6.6507914925</text:p>
          </table:table-cell>
          <table:table-cell table:formula="of:=POWER([.C1197]-6.75;2)" office:value-type="float" office:value="0.0098423279603776" calcext:value-type="float">
            <text:p>0.009842328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6.32725" calcext:value-type="float">
            <text:p>6.32725</text:p>
          </table:table-cell>
          <table:table-cell office:value-type="float" office:value="6.6513755677" calcext:value-type="float">
            <text:p>6.6513755677</text:p>
          </table:table-cell>
          <table:table-cell table:formula="of:=POWER([.C1198]-6.75;2)" office:value-type="float" office:value="0.00972677864649734" calcext:value-type="float">
            <text:p>0.0097267786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6.379289" calcext:value-type="float">
            <text:p>6.379289</text:p>
          </table:table-cell>
          <table:table-cell office:value-type="float" office:value="6.6518514323" calcext:value-type="float">
            <text:p>6.6518514323</text:p>
          </table:table-cell>
          <table:table-cell table:formula="of:=POWER([.C1199]-6.75;2)" office:value-type="float" office:value="0.00963314134156149" calcext:value-type="float">
            <text:p>0.0096331413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6.430079" calcext:value-type="float">
            <text:p>6.430079</text:p>
          </table:table-cell>
          <table:table-cell office:value-type="float" office:value="6.6522222559" calcext:value-type="float">
            <text:p>6.6522222559</text:p>
          </table:table-cell>
          <table:table-cell table:formula="of:=POWER([.C1200]-6.75;2)" office:value-type="float" office:value="0.0095604872412851" calcext:value-type="float">
            <text:p>0.0095604872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.479358" calcext:value-type="float">
            <text:p>6.479358</text:p>
          </table:table-cell>
          <table:table-cell office:value-type="float" office:value="6.6524914237" calcext:value-type="float">
            <text:p>6.6524914237</text:p>
          </table:table-cell>
          <table:table-cell table:formula="of:=POWER([.C1201]-6.75;2)" office:value-type="float" office:value="0.00950792245205294" calcext:value-type="float">
            <text:p>0.0095079225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.526869" calcext:value-type="float">
            <text:p>6.526869</text:p>
          </table:table-cell>
          <table:table-cell office:value-type="float" office:value="6.6526625032" calcext:value-type="float">
            <text:p>6.6526625032</text:p>
          </table:table-cell>
          <table:table-cell table:formula="of:=POWER([.C1202]-6.75;2)" office:value-type="float" office:value="0.00947458828328997" calcext:value-type="float">
            <text:p>0.0094745883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6.572359" calcext:value-type="float">
            <text:p>6.572359</text:p>
          </table:table-cell>
          <table:table-cell office:value-type="float" office:value="6.652739228" calcext:value-type="float">
            <text:p>6.652739228</text:p>
          </table:table-cell>
          <table:table-cell table:formula="of:=POWER([.C1203]-6.75;2)" office:value-type="float" office:value="0.00945965777003604" calcext:value-type="float">
            <text:p>0.0094596578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6.615578" calcext:value-type="float">
            <text:p>6.615578</text:p>
          </table:table-cell>
          <table:table-cell office:value-type="float" office:value="6.6527255011" calcext:value-type="float">
            <text:p>6.6527255011</text:p>
          </table:table-cell>
          <table:table-cell table:formula="of:=POWER([.C1204]-6.75;2)" office:value-type="float" office:value="0.00946232813624611" calcext:value-type="float">
            <text:p>0.0094623281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6.65628" calcext:value-type="float">
            <text:p>6.65628</text:p>
          </table:table-cell>
          <table:table-cell office:value-type="float" office:value="6.6526254043" calcext:value-type="float">
            <text:p>6.6526254043</text:p>
          </table:table-cell>
          <table:table-cell table:formula="of:=POWER([.C1205]-6.75;2)" office:value-type="float" office:value="0.00948181188773843" calcext:value-type="float">
            <text:p>0.0094818119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.694218" calcext:value-type="float">
            <text:p>6.694218</text:p>
          </table:table-cell>
          <table:table-cell office:value-type="float" office:value="6.6524432301" calcext:value-type="float">
            <text:p>6.6524432301</text:p>
          </table:table-cell>
          <table:table-cell table:formula="of:=POWER([.C1206]-6.75;2)" office:value-type="float" office:value="0.00951732335332149" calcext:value-type="float">
            <text:p>0.0095173234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6.729155" calcext:value-type="float">
            <text:p>6.729155</text:p>
          </table:table-cell>
          <table:table-cell office:value-type="float" office:value="6.6521835226" calcext:value-type="float">
            <text:p>6.6521835226</text:p>
          </table:table-cell>
          <table:table-cell table:formula="of:=POWER([.C1207]-6.75;2)" office:value-type="float" office:value="0.00956806325094477" calcext:value-type="float">
            <text:p>0.0095680633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6.760857" calcext:value-type="float">
            <text:p>6.760857</text:p>
          </table:table-cell>
          <table:table-cell office:value-type="float" office:value="6.651851114" calcext:value-type="float">
            <text:p>6.651851114</text:p>
          </table:table-cell>
          <table:table-cell table:formula="of:=POWER([.C1208]-6.75;2)" office:value-type="float" office:value="0.00963320382304094" calcext:value-type="float">
            <text:p>0.0096332038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6.789104" calcext:value-type="float">
            <text:p>6.789104</text:p>
          </table:table-cell>
          <table:table-cell office:value-type="float" office:value="6.651451172" calcext:value-type="float">
            <text:p>6.651451172</text:p>
          </table:table-cell>
          <table:table-cell table:formula="of:=POWER([.C1209]-6.75;2)" office:value-type="float" office:value="0.00971187150017362" calcext:value-type="float">
            <text:p>0.0097118715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6.813688" calcext:value-type="float">
            <text:p>6.813688</text:p>
          </table:table-cell>
          <table:table-cell office:value-type="float" office:value="6.6509892323" calcext:value-type="float">
            <text:p>6.6509892323</text:p>
          </table:table-cell>
          <table:table-cell table:formula="of:=POWER([.C1210]-6.75;2)" office:value-type="float" office:value="0.00980313212054342" calcext:value-type="float">
            <text:p>0.0098031321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.834421" calcext:value-type="float">
            <text:p>6.834421</text:p>
          </table:table-cell>
          <table:table-cell office:value-type="float" office:value="6.6504712301" calcext:value-type="float">
            <text:p>6.6504712301</text:p>
          </table:table-cell>
          <table:table-cell table:formula="of:=POWER([.C1211]-6.75;2)" office:value-type="float" office:value="0.00990597603780715" calcext:value-type="float">
            <text:p>0.009905976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6.851137" calcext:value-type="float">
            <text:p>6.851137</text:p>
          </table:table-cell>
          <table:table-cell office:value-type="float" office:value="6.6499035204" calcext:value-type="float">
            <text:p>6.6499035204</text:p>
          </table:table-cell>
          <table:table-cell table:formula="of:=POWER([.C1212]-6.75;2)" office:value-type="float" office:value="0.0100193052283133" calcext:value-type="float">
            <text:p>0.0100193052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6.863701" calcext:value-type="float">
            <text:p>6.863701</text:p>
          </table:table-cell>
          <table:table-cell office:value-type="float" office:value="6.6492928903" calcext:value-type="float">
            <text:p>6.6492928903</text:p>
          </table:table-cell>
          <table:table-cell table:formula="of:=POWER([.C1213]-6.75;2)" office:value-type="float" office:value="0.0101419219441278" calcext:value-type="float">
            <text:p>0.0101419219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6.872008" calcext:value-type="float">
            <text:p>6.872008</text:p>
          </table:table-cell>
          <table:table-cell office:value-type="float" office:value="6.6486465398" calcext:value-type="float">
            <text:p>6.6486465398</text:p>
          </table:table-cell>
          <table:table-cell table:formula="of:=POWER([.C1214]-6.75;2)" office:value-type="float" office:value="0.0102725238945131" calcext:value-type="float">
            <text:p>0.0102725239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6.875995" calcext:value-type="float">
            <text:p>6.875995</text:p>
          </table:table-cell>
          <table:table-cell office:value-type="float" office:value="6.6479720559" calcext:value-type="float">
            <text:p>6.6479720559</text:p>
          </table:table-cell>
          <table:table-cell table:formula="of:=POWER([.C1215]-6.75;2)" office:value-type="float" office:value="0.0104097013772726" calcext:value-type="float">
            <text:p>0.0104097014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.875639" calcext:value-type="float">
            <text:p>6.875639</text:p>
          </table:table-cell>
          <table:table-cell office:value-type="float" office:value="6.6472773677" calcext:value-type="float">
            <text:p>6.6472773677</text:p>
          </table:table-cell>
          <table:table-cell table:formula="of:=POWER([.C1216]-6.75;2)" office:value-type="float" office:value="0.010551939186641" calcext:value-type="float">
            <text:p>0.0105519392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6.870964" calcext:value-type="float">
            <text:p>6.870964</text:p>
          </table:table-cell>
          <table:table-cell office:value-type="float" office:value="6.6465706796" calcext:value-type="float">
            <text:p>6.6465706796</text:p>
          </table:table-cell>
          <table:table-cell table:formula="of:=POWER([.C1217]-6.75;2)" office:value-type="float" office:value="0.0106976243184059" calcext:value-type="float">
            <text:p>0.0106976243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6.862046" calcext:value-type="float">
            <text:p>6.862046</text:p>
          </table:table-cell>
          <table:table-cell office:value-type="float" office:value="6.6458603849" calcext:value-type="float">
            <text:p>6.6458603849</text:p>
          </table:table-cell>
          <table:table-cell table:formula="of:=POWER([.C1218]-6.75;2)" office:value-type="float" office:value="0.0108450594331762" calcext:value-type="float">
            <text:p>0.0108450594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6.84901" calcext:value-type="float">
            <text:p>6.84901</text:p>
          </table:table-cell>
          <table:table-cell office:value-type="float" office:value="6.6451549656" calcext:value-type="float">
            <text:p>6.6451549656</text:p>
          </table:table-cell>
          <table:table-cell table:formula="of:=POWER([.C1219]-6.75;2)" office:value-type="float" office:value="0.0109924812383372" calcext:value-type="float">
            <text:p>0.0109924812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6.832039" calcext:value-type="float">
            <text:p>6.832039</text:p>
          </table:table-cell>
          <table:table-cell office:value-type="float" office:value="6.6444628839" calcext:value-type="float">
            <text:p>6.6444628839</text:p>
          </table:table-cell>
          <table:table-cell table:formula="of:=POWER([.C1220]-6.75;2)" office:value-type="float" office:value="0.0111380828747048" calcext:value-type="float">
            <text:p>0.0111380829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.811369" calcext:value-type="float">
            <text:p>6.811369</text:p>
          </table:table-cell>
          <table:table-cell office:value-type="float" office:value="6.6437924387" calcext:value-type="float">
            <text:p>6.6437924387</text:p>
          </table:table-cell>
          <table:table-cell table:formula="of:=POWER([.C1221]-6.75;2)" office:value-type="float" office:value="0.0112800460772932" calcext:value-type="float">
            <text:p>0.0112800461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6.787289" calcext:value-type="float">
            <text:p>6.787289</text:p>
          </table:table-cell>
          <table:table-cell office:value-type="float" office:value="6.6431516452" calcext:value-type="float">
            <text:p>6.6431516452</text:p>
          </table:table-cell>
          <table:table-cell table:formula="of:=POWER([.C1222]-6.75;2)" office:value-type="float" office:value="0.0114165709234668" calcext:value-type="float">
            <text:p>0.0114165709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6.76014" calcext:value-type="float">
            <text:p>6.76014</text:p>
          </table:table-cell>
          <table:table-cell office:value-type="float" office:value="6.642548086" calcext:value-type="float">
            <text:p>6.642548086</text:p>
          </table:table-cell>
          <table:table-cell table:formula="of:=POWER([.C1223]-6.75;2)" office:value-type="float" office:value="0.0115459138222635" calcext:value-type="float">
            <text:p>0.0115459138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6.730314" calcext:value-type="float">
            <text:p>6.730314</text:p>
          </table:table-cell>
          <table:table-cell office:value-type="float" office:value="6.6419887785" calcext:value-type="float">
            <text:p>6.6419887785</text:p>
          </table:table-cell>
          <table:table-cell table:formula="of:=POWER([.C1224]-6.75;2)" office:value-type="float" office:value="0.0116664239699221" calcext:value-type="float">
            <text:p>0.011666424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6.698242" calcext:value-type="float">
            <text:p>6.698242</text:p>
          </table:table-cell>
          <table:table-cell office:value-type="float" office:value="6.6414800301" calcext:value-type="float">
            <text:p>6.6414800301</text:p>
          </table:table-cell>
          <table:table-cell table:formula="of:=POWER([.C1225]-6.75;2)" office:value-type="float" office:value="0.0117765838670968" calcext:value-type="float">
            <text:p>0.0117765839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.664398" calcext:value-type="float">
            <text:p>6.664398</text:p>
          </table:table-cell>
          <table:table-cell office:value-type="float" office:value="6.6410273312" calcext:value-type="float">
            <text:p>6.6410273312</text:p>
          </table:table-cell>
          <table:table-cell table:formula="of:=POWER([.C1226]-6.75;2)" office:value-type="float" office:value="0.0118750425453945" calcext:value-type="float">
            <text:p>0.0118750425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6.629282" calcext:value-type="float">
            <text:p>6.629282</text:p>
          </table:table-cell>
          <table:table-cell office:value-type="float" office:value="6.6406352237" calcext:value-type="float">
            <text:p>6.6406352237</text:p>
          </table:table-cell>
          <table:table-cell table:formula="of:=POWER([.C1227]-6.75;2)" office:value-type="float" office:value="0.011960654295149" calcext:value-type="float">
            <text:p>0.0119606543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6.593419" calcext:value-type="float">
            <text:p>6.593419</text:p>
          </table:table-cell>
          <table:table-cell office:value-type="float" office:value="6.640307228" calcext:value-type="float">
            <text:p>6.640307228</text:p>
          </table:table-cell>
          <table:table-cell table:formula="of:=POWER([.C1228]-6.75;2)" office:value-type="float" office:value="0.0120325042290439" calcext:value-type="float">
            <text:p>0.0120325042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.557343" calcext:value-type="float">
            <text:p>6.557343</text:p>
          </table:table-cell>
          <table:table-cell office:value-type="float" office:value="6.6400457634" calcext:value-type="float">
            <text:p>6.6400457634</text:p>
          </table:table-cell>
          <table:table-cell table:formula="of:=POWER([.C1229]-6.75;2)" office:value-type="float" office:value="0.0120899341462888" calcext:value-type="float">
            <text:p>0.0120899341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6.521593" calcext:value-type="float">
            <text:p>6.521593</text:p>
          </table:table-cell>
          <table:table-cell office:value-type="float" office:value="6.639852114" calcext:value-type="float">
            <text:p>6.639852114</text:p>
          </table:table-cell>
          <table:table-cell table:formula="of:=POWER([.C1230]-6.75;2)" office:value-type="float" office:value="0.012132556790269" calcext:value-type="float">
            <text:p>0.0121325568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.486698" calcext:value-type="float">
            <text:p>6.486698</text:p>
          </table:table-cell>
          <table:table-cell office:value-type="float" office:value="6.6397264108" calcext:value-type="float">
            <text:p>6.6397264108</text:p>
          </table:table-cell>
          <table:table-cell table:formula="of:=POWER([.C1231]-6.75;2)" office:value-type="float" office:value="0.0121602644750504" calcext:value-type="float">
            <text:p>0.0121602645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6.453165" calcext:value-type="float">
            <text:p>6.453165</text:p>
          </table:table-cell>
          <table:table-cell office:value-type="float" office:value="6.6396676473" calcext:value-type="float">
            <text:p>6.6396676473</text:p>
          </table:table-cell>
          <table:table-cell table:formula="of:=POWER([.C1232]-6.75;2)" office:value-type="float" office:value="0.0121732280523173" calcext:value-type="float">
            <text:p>0.0121732281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6.421474" calcext:value-type="float">
            <text:p>6.421474</text:p>
          </table:table-cell>
          <table:table-cell office:value-type="float" office:value="6.639673729" calcext:value-type="float">
            <text:p>6.639673729</text:p>
          </table:table-cell>
          <table:table-cell table:formula="of:=POWER([.C1233]-6.75;2)" office:value-type="float" office:value="0.0121718860727654" calcext:value-type="float">
            <text:p>0.0121718861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6.392059" calcext:value-type="float">
            <text:p>6.392059</text:p>
          </table:table-cell>
          <table:table-cell office:value-type="float" office:value="6.6397415462" calcext:value-type="float">
            <text:p>6.6397415462</text:p>
          </table:table-cell>
          <table:table-cell table:formula="of:=POWER([.C1234]-6.75;2)" office:value-type="float" office:value="0.0121569266343668" calcext:value-type="float">
            <text:p>0.0121569266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6.365307" calcext:value-type="float">
            <text:p>6.365307</text:p>
          </table:table-cell>
          <table:table-cell office:value-type="float" office:value="6.6398670796" calcext:value-type="float">
            <text:p>6.6398670796</text:p>
          </table:table-cell>
          <table:table-cell table:formula="of:=POWER([.C1235]-6.75;2)" office:value-type="float" office:value="0.0121292601558327" calcext:value-type="float">
            <text:p>0.0121292602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.341542" calcext:value-type="float">
            <text:p>6.341542</text:p>
          </table:table-cell>
          <table:table-cell office:value-type="float" office:value="6.6400455269" calcext:value-type="float">
            <text:p>6.6400455269</text:p>
          </table:table-cell>
          <table:table-cell table:formula="of:=POWER([.C1236]-6.75;2)" office:value-type="float" office:value="0.0120899861546987" calcext:value-type="float">
            <text:p>0.0120899862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6.321026" calcext:value-type="float">
            <text:p>6.321026</text:p>
          </table:table-cell>
          <table:table-cell office:value-type="float" office:value="6.6402714516" calcext:value-type="float">
            <text:p>6.6402714516</text:p>
          </table:table-cell>
          <table:table-cell table:formula="of:=POWER([.C1237]-6.75;2)" office:value-type="float" office:value="0.0120403543339711" calcext:value-type="float">
            <text:p>0.0120403543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6.303947" calcext:value-type="float">
            <text:p>6.303947</text:p>
          </table:table-cell>
          <table:table-cell office:value-type="float" office:value="6.6405389462" calcext:value-type="float">
            <text:p>6.6405389462</text:p>
          </table:table-cell>
          <table:table-cell table:formula="of:=POWER([.C1238]-6.75;2)" office:value-type="float" office:value="0.0119817222990064" calcext:value-type="float">
            <text:p>0.0119817223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6.290424" calcext:value-type="float">
            <text:p>6.290424</text:p>
          </table:table-cell>
          <table:table-cell office:value-type="float" office:value="6.6408418022" calcext:value-type="float">
            <text:p>6.6408418022</text:p>
          </table:table-cell>
          <table:table-cell table:formula="of:=POWER([.C1239]-6.75;2)" office:value-type="float" office:value="0.011915512146944" calcext:value-type="float">
            <text:p>0.0119155121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6.280501" calcext:value-type="float">
            <text:p>6.280501</text:p>
          </table:table-cell>
          <table:table-cell office:value-type="float" office:value="6.641173686" calcext:value-type="float">
            <text:p>6.641173686</text:p>
          </table:table-cell>
          <table:table-cell table:formula="of:=POWER([.C1240]-6.75;2)" office:value-type="float" office:value="0.0118431666188266" calcext:value-type="float">
            <text:p>0.0118431666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.274151" calcext:value-type="float">
            <text:p>6.274151</text:p>
          </table:table-cell>
          <table:table-cell office:value-type="float" office:value="6.6415283118" calcext:value-type="float">
            <text:p>6.6415283118</text:p>
          </table:table-cell>
          <table:table-cell table:formula="of:=POWER([.C1241]-6.75;2)" office:value-type="float" office:value="0.011766107140958" calcext:value-type="float">
            <text:p>0.0117661071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6.27128" calcext:value-type="float">
            <text:p>6.27128</text:p>
          </table:table-cell>
          <table:table-cell office:value-type="float" office:value="6.6418995978" calcext:value-type="float">
            <text:p>6.6418995978</text:p>
          </table:table-cell>
          <table:table-cell table:formula="of:=POWER([.C1242]-6.75;2)" office:value-type="float" office:value="0.0116856969558017" calcext:value-type="float">
            <text:p>0.011685697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6.271734" calcext:value-type="float">
            <text:p>6.271734</text:p>
          </table:table-cell>
          <table:table-cell office:value-type="float" office:value="6.6422818194" calcext:value-type="float">
            <text:p>6.6422818194</text:p>
          </table:table-cell>
          <table:table-cell table:formula="of:=POWER([.C1243]-6.75;2)" office:value-type="float" office:value="0.0116032064317742" calcext:value-type="float">
            <text:p>0.0116032064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6.275304" calcext:value-type="float">
            <text:p>6.275304</text:p>
          </table:table-cell>
          <table:table-cell office:value-type="float" office:value="6.6426697333" calcext:value-type="float">
            <text:p>6.6426697333</text:p>
          </table:table-cell>
          <table:table-cell table:formula="of:=POWER([.C1244]-6.75;2)" office:value-type="float" office:value="0.0115197861498931" calcext:value-type="float">
            <text:p>0.0115197861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6.281737" calcext:value-type="float">
            <text:p>6.281737</text:p>
          </table:table-cell>
          <table:table-cell office:value-type="float" office:value="6.6430586796" calcext:value-type="float">
            <text:p>6.6430586796</text:p>
          </table:table-cell>
          <table:table-cell table:formula="of:=POWER([.C1245]-6.75;2)" office:value-type="float" office:value="0.0114364460088954" calcext:value-type="float">
            <text:p>0.011436446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.290743" calcext:value-type="float">
            <text:p>6.290743</text:p>
          </table:table-cell>
          <table:table-cell office:value-type="float" office:value="6.6434446581" calcext:value-type="float">
            <text:p>6.6434446581</text:p>
          </table:table-cell>
          <table:table-cell table:formula="of:=POWER([.C1246]-6.75;2)" office:value-type="float" office:value="0.0113540408874259" calcext:value-type="float">
            <text:p>0.0113540409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6.302007" calcext:value-type="float">
            <text:p>6.302007</text:p>
          </table:table-cell>
          <table:table-cell office:value-type="float" office:value="6.6438243828" calcext:value-type="float">
            <text:p>6.6438243828</text:p>
          </table:table-cell>
          <table:table-cell table:formula="of:=POWER([.C1247]-6.75;2)" office:value-type="float" office:value="0.0112732616878009" calcext:value-type="float">
            <text:p>0.0112732617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6.315196" calcext:value-type="float">
            <text:p>6.315196</text:p>
          </table:table-cell>
          <table:table-cell office:value-type="float" office:value="6.6441952989" calcext:value-type="float">
            <text:p>6.6441952989</text:p>
          </table:table-cell>
          <table:table-cell table:formula="of:=POWER([.C1248]-6.75;2)" office:value-type="float" office:value="0.0111946347748604" calcext:value-type="float">
            <text:p>0.0111946348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.32997" calcext:value-type="float">
            <text:p>6.32997</text:p>
          </table:table-cell>
          <table:table-cell office:value-type="float" office:value="6.6445555763" calcext:value-type="float">
            <text:p>6.6445555763</text:p>
          </table:table-cell>
          <table:table-cell table:formula="of:=POWER([.C1249]-6.75;2)" office:value-type="float" office:value="0.0111185264894251" calcext:value-type="float">
            <text:p>0.0111185265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.34599" calcext:value-type="float">
            <text:p>6.34599</text:p>
          </table:table-cell>
          <table:table-cell office:value-type="float" office:value="6.6449040903" calcext:value-type="float">
            <text:p>6.6449040903</text:p>
          </table:table-cell>
          <table:table-cell table:formula="of:=POWER([.C1250]-6.75;2)" office:value-type="float" office:value="0.0110451502356706" calcext:value-type="float">
            <text:p>0.0110451502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.362925" calcext:value-type="float">
            <text:p>6.362925</text:p>
          </table:table-cell>
          <table:table-cell office:value-type="float" office:value="6.6452403591" calcext:value-type="float">
            <text:p>6.6452403591</text:p>
          </table:table-cell>
          <table:table-cell table:formula="of:=POWER([.C1251]-6.75;2)" office:value-type="float" office:value="0.010974582361497" calcext:value-type="float">
            <text:p>0.0109745824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6.380458" calcext:value-type="float">
            <text:p>6.380458</text:p>
          </table:table-cell>
          <table:table-cell office:value-type="float" office:value="6.6455644903" calcext:value-type="float">
            <text:p>6.6455644903</text:p>
          </table:table-cell>
          <table:table-cell table:formula="of:=POWER([.C1252]-6.75;2)" office:value-type="float" office:value="0.0109067756862988" calcext:value-type="float">
            <text:p>0.0109067757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6.398295" calcext:value-type="float">
            <text:p>6.398295</text:p>
          </table:table-cell>
          <table:table-cell office:value-type="float" office:value="6.6458770882" calcext:value-type="float">
            <text:p>6.6458770882</text:p>
          </table:table-cell>
          <table:table-cell table:formula="of:=POWER([.C1253]-6.75;2)" office:value-type="float" office:value="0.0108415807617106" calcext:value-type="float">
            <text:p>0.0108415808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.416164" calcext:value-type="float">
            <text:p>6.416164</text:p>
          </table:table-cell>
          <table:table-cell office:value-type="float" office:value="6.6461791699" calcext:value-type="float">
            <text:p>6.6461791699</text:p>
          </table:table-cell>
          <table:table-cell table:formula="of:=POWER([.C1254]-6.75;2)" office:value-type="float" office:value="0.0107787647626531" calcext:value-type="float">
            <text:p>0.0107787648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.433822" calcext:value-type="float">
            <text:p>6.433822</text:p>
          </table:table-cell>
          <table:table-cell office:value-type="float" office:value="6.6464720645" calcext:value-type="float">
            <text:p>6.6464720645</text:p>
          </table:table-cell>
          <table:table-cell table:formula="of:=POWER([.C1255]-6.75;2)" office:value-type="float" office:value="0.0107180334288921" calcext:value-type="float">
            <text:p>0.0107180334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.451057" calcext:value-type="float">
            <text:p>6.451057</text:p>
          </table:table-cell>
          <table:table-cell office:value-type="float" office:value="6.6467573226" calcext:value-type="float">
            <text:p>6.6467573226</text:p>
          </table:table-cell>
          <table:table-cell table:formula="of:=POWER([.C1256]-6.75;2)" office:value-type="float" office:value="0.0106590504367205" calcext:value-type="float">
            <text:p>0.0106590504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6.467686" calcext:value-type="float">
            <text:p>6.467686</text:p>
          </table:table-cell>
          <table:table-cell office:value-type="float" office:value="6.6470366129" calcext:value-type="float">
            <text:p>6.6470366129</text:p>
          </table:table-cell>
          <table:table-cell table:formula="of:=POWER([.C1257]-6.75;2)" office:value-type="float" office:value="0.0106014590831044" calcext:value-type="float">
            <text:p>0.0106014591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6.48356" calcext:value-type="float">
            <text:p>6.48356</text:p>
          </table:table-cell>
          <table:table-cell office:value-type="float" office:value="6.6473116387" calcext:value-type="float">
            <text:p>6.6473116387</text:p>
          </table:table-cell>
          <table:table-cell table:formula="of:=POWER([.C1258]-6.75;2)" office:value-type="float" office:value="0.0105448995464794" calcext:value-type="float">
            <text:p>0.0105448995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6.49856" calcext:value-type="float">
            <text:p>6.49856</text:p>
          </table:table-cell>
          <table:table-cell office:value-type="float" office:value="6.6475840473" calcext:value-type="float">
            <text:p>6.6475840473</text:p>
          </table:table-cell>
          <table:table-cell table:formula="of:=POWER([.C1259]-6.75;2)" office:value-type="float" office:value="0.0104890273674485" calcext:value-type="float">
            <text:p>0.0104890274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6.512596" calcext:value-type="float">
            <text:p>6.512596</text:p>
          </table:table-cell>
          <table:table-cell office:value-type="float" office:value="6.6478553677" calcext:value-type="float">
            <text:p>6.6478553677</text:p>
          </table:table-cell>
          <table:table-cell table:formula="of:=POWER([.C1260]-6.75;2)" office:value-type="float" office:value="0.0104335259077022" calcext:value-type="float">
            <text:p>0.0104335259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.52561" calcext:value-type="float">
            <text:p>6.52561</text:p>
          </table:table-cell>
          <table:table-cell office:value-type="float" office:value="6.6481269398" calcext:value-type="float">
            <text:p>6.6481269398</text:p>
          </table:table-cell>
          <table:table-cell table:formula="of:=POWER([.C1261]-6.75;2)" office:value-type="float" office:value="0.0103781203945128" calcext:value-type="float">
            <text:p>0.0103781204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6.537568" calcext:value-type="float">
            <text:p>6.537568</text:p>
          </table:table-cell>
          <table:table-cell office:value-type="float" office:value="6.6483998645" calcext:value-type="float">
            <text:p>6.6483998645</text:p>
          </table:table-cell>
          <table:table-cell table:formula="of:=POWER([.C1262]-6.75;2)" office:value-type="float" office:value="0.0103225875336184" calcext:value-type="float">
            <text:p>0.0103225875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6.548461" calcext:value-type="float">
            <text:p>6.548461</text:p>
          </table:table-cell>
          <table:table-cell office:value-type="float" office:value="6.6486749699" calcext:value-type="float">
            <text:p>6.6486749699</text:p>
          </table:table-cell>
          <table:table-cell table:formula="of:=POWER([.C1263]-6.75;2)" office:value-type="float" office:value="0.0102667617247659" calcext:value-type="float">
            <text:p>0.0102667617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6.558303" calcext:value-type="float">
            <text:p>6.558303</text:p>
          </table:table-cell>
          <table:table-cell office:value-type="float" office:value="6.6489527849" calcext:value-type="float">
            <text:p>6.6489527849</text:p>
          </table:table-cell>
          <table:table-cell table:formula="of:=POWER([.C1264]-6.75;2)" office:value-type="float" office:value="0.0102105396794657" calcext:value-type="float">
            <text:p>0.0102105397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6.567127" calcext:value-type="float">
            <text:p>6.567127</text:p>
          </table:table-cell>
          <table:table-cell office:value-type="float" office:value="6.6492335226" calcext:value-type="float">
            <text:p>6.6492335226</text:p>
          </table:table-cell>
          <table:table-cell table:formula="of:=POWER([.C1265]-6.75;2)" office:value-type="float" office:value="0.0101538829676046" calcext:value-type="float">
            <text:p>0.010153883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6.574981" calcext:value-type="float">
            <text:p>6.574981</text:p>
          </table:table-cell>
          <table:table-cell office:value-type="float" office:value="6.6495170774" calcext:value-type="float">
            <text:p>6.6495170774</text:p>
          </table:table-cell>
          <table:table-cell table:formula="of:=POWER([.C1266]-6.75;2)" office:value-type="float" office:value="0.0100968177342377" calcext:value-type="float">
            <text:p>0.0100968177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.58193" calcext:value-type="float">
            <text:p>6.58193</text:p>
          </table:table-cell>
          <table:table-cell office:value-type="float" office:value="6.6498030366" calcext:value-type="float">
            <text:p>6.6498030366</text:p>
          </table:table-cell>
          <table:table-cell table:formula="of:=POWER([.C1267]-6.75;2)" office:value-type="float" office:value="0.010039431474581" calcext:value-type="float">
            <text:p>0.0100394315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6.588048" calcext:value-type="float">
            <text:p>6.588048</text:p>
          </table:table-cell>
          <table:table-cell office:value-type="float" office:value="6.6500906903" calcext:value-type="float">
            <text:p>6.6500906903</text:p>
          </table:table-cell>
          <table:table-cell table:formula="of:=POWER([.C1268]-6.75;2)" office:value-type="float" office:value="0.00998187016473054" calcext:value-type="float">
            <text:p>0.0099818702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.593421" calcext:value-type="float">
            <text:p>6.593421</text:p>
          </table:table-cell>
          <table:table-cell office:value-type="float" office:value="6.6503790559" calcext:value-type="float">
            <text:p>6.6503790559</text:p>
          </table:table-cell>
          <table:table-cell table:formula="of:=POWER([.C1269]-6.75;2)" office:value-type="float" office:value="0.00992433250337528" calcext:value-type="float">
            <text:p>0.0099243325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6.598136" calcext:value-type="float">
            <text:p>6.598136</text:p>
          </table:table-cell>
          <table:table-cell office:value-type="float" office:value="6.6506669011" calcext:value-type="float">
            <text:p>6.6506669011</text:p>
          </table:table-cell>
          <table:table-cell table:formula="of:=POWER([.C1270]-6.75;2)" office:value-type="float" office:value="0.00986706453707715" calcext:value-type="float">
            <text:p>0.0098670645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.602289" calcext:value-type="float">
            <text:p>6.602289</text:p>
          </table:table-cell>
          <table:table-cell office:value-type="float" office:value="6.6509527914" calcext:value-type="float">
            <text:p>6.6509527914</text:p>
          </table:table-cell>
          <table:table-cell table:formula="of:=POWER([.C1271]-6.75;2)" office:value-type="float" office:value="0.00981034953145192" calcext:value-type="float">
            <text:p>0.0098103495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6.605975" calcext:value-type="float">
            <text:p>6.605975</text:p>
          </table:table-cell>
          <table:table-cell office:value-type="float" office:value="6.6512351075" calcext:value-type="float">
            <text:p>6.6512351075</text:p>
          </table:table-cell>
          <table:table-cell table:formula="of:=POWER([.C1272]-6.75;2)" office:value-type="float" office:value="0.0097545039905366" calcext:value-type="float">
            <text:p>0.009754504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6.609289" calcext:value-type="float">
            <text:p>6.609289</text:p>
          </table:table-cell>
          <table:table-cell office:value-type="float" office:value="6.6515120989" calcext:value-type="float">
            <text:p>6.6515120989</text:p>
          </table:table-cell>
          <table:table-cell table:formula="of:=POWER([.C1273]-6.75;2)" office:value-type="float" office:value="0.00969986666308346" calcext:value-type="float">
            <text:p>0.0096998667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.612323" calcext:value-type="float">
            <text:p>6.612323</text:p>
          </table:table-cell>
          <table:table-cell office:value-type="float" office:value="6.651781914" calcext:value-type="float">
            <text:p>6.651781914</text:p>
          </table:table-cell>
          <table:table-cell table:formula="of:=POWER([.C1274]-6.75;2)" office:value-type="float" office:value="0.00964679241750343" calcext:value-type="float">
            <text:p>0.0096467924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.615165" calcext:value-type="float">
            <text:p>6.615165</text:p>
          </table:table-cell>
          <table:table-cell office:value-type="float" office:value="6.652042643" calcext:value-type="float">
            <text:p>6.652042643</text:p>
          </table:table-cell>
          <table:table-cell table:formula="of:=POWER([.C1275]-6.75;2)" office:value-type="float" office:value="0.00959564379042551" calcext:value-type="float">
            <text:p>0.0095956438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.617897" calcext:value-type="float">
            <text:p>6.617897</text:p>
          </table:table-cell>
          <table:table-cell office:value-type="float" office:value="6.652292357" calcext:value-type="float">
            <text:p>6.652292357</text:p>
          </table:table-cell>
          <table:table-cell table:formula="of:=POWER([.C1276]-6.75;2)" office:value-type="float" office:value="0.00954678350061539" calcext:value-type="float">
            <text:p>0.0095467835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6.620594" calcext:value-type="float">
            <text:p>6.620594</text:p>
          </table:table-cell>
          <table:table-cell office:value-type="float" office:value="6.6525291398" calcext:value-type="float">
            <text:p>6.6525291398</text:p>
          </table:table-cell>
          <table:table-cell table:formula="of:=POWER([.C1277]-6.75;2)" office:value-type="float" office:value="0.00950056858812787" calcext:value-type="float">
            <text:p>0.0095005686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6.623323" calcext:value-type="float">
            <text:p>6.623323</text:p>
          </table:table-cell>
          <table:table-cell office:value-type="float" office:value="6.6527511312" calcext:value-type="float">
            <text:p>6.6527511312</text:p>
          </table:table-cell>
          <table:table-cell table:formula="of:=POWER([.C1278]-6.75;2)" office:value-type="float" office:value="0.00945734248287952" calcext:value-type="float">
            <text:p>0.0094573425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6.62614" calcext:value-type="float">
            <text:p>6.62614</text:p>
          </table:table-cell>
          <table:table-cell office:value-type="float" office:value="6.6529565462" calcext:value-type="float">
            <text:p>6.6529565462</text:p>
          </table:table-cell>
          <table:table-cell table:formula="of:=POWER([.C1279]-6.75;2)" office:value-type="float" office:value="0.00941743192543265" calcext:value-type="float">
            <text:p>0.0094174319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6.629094" calcext:value-type="float">
            <text:p>6.629094</text:p>
          </table:table-cell>
          <table:table-cell office:value-type="float" office:value="6.6531437183" calcext:value-type="float">
            <text:p>6.6531437183</text:p>
          </table:table-cell>
          <table:table-cell table:formula="of:=POWER([.C1280]-6.75;2)" office:value-type="float" office:value="0.00938113930474976" calcext:value-type="float">
            <text:p>0.0093811393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.632222" calcext:value-type="float">
            <text:p>6.632222</text:p>
          </table:table-cell>
          <table:table-cell office:value-type="float" office:value="6.6533111118" calcext:value-type="float">
            <text:p>6.6533111118</text:p>
          </table:table-cell>
          <table:table-cell table:formula="of:=POWER([.C1281]-6.75;2)" office:value-type="float" office:value="0.00934874110135212" calcext:value-type="float">
            <text:p>0.0093487411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6.635549" calcext:value-type="float">
            <text:p>6.635549</text:p>
          </table:table-cell>
          <table:table-cell office:value-type="float" office:value="6.6534573505" calcext:value-type="float">
            <text:p>6.6534573505</text:p>
          </table:table-cell>
          <table:table-cell table:formula="of:=POWER([.C1282]-6.75;2)" office:value-type="float" office:value="0.00932048317247983" calcext:value-type="float">
            <text:p>0.0093204832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6.639094" calcext:value-type="float">
            <text:p>6.639094</text:p>
          </table:table-cell>
          <table:table-cell office:value-type="float" office:value="6.6535812409" calcext:value-type="float">
            <text:p>6.6535812409</text:p>
          </table:table-cell>
          <table:table-cell table:formula="of:=POWER([.C1283]-6.75;2)" office:value-type="float" office:value="0.00929657710638376" calcext:value-type="float">
            <text:p>0.0092965771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6.642862" calcext:value-type="float">
            <text:p>6.642862</text:p>
          </table:table-cell>
          <table:table-cell office:value-type="float" office:value="6.6536817785" calcext:value-type="float">
            <text:p>6.6536817785</text:p>
          </table:table-cell>
          <table:table-cell table:formula="of:=POWER([.C1284]-6.75;2)" office:value-type="float" office:value="0.00927719979292302" calcext:value-type="float">
            <text:p>0.0092771998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6.646851" calcext:value-type="float">
            <text:p>6.646851</text:p>
          </table:table-cell>
          <table:table-cell office:value-type="float" office:value="6.653758172" calcext:value-type="float">
            <text:p>6.653758172</text:p>
          </table:table-cell>
          <table:table-cell table:formula="of:=POWER([.C1285]-6.75;2)" office:value-type="float" office:value="0.00926248945678161" calcext:value-type="float">
            <text:p>0.0092624895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6.651049" calcext:value-type="float">
            <text:p>6.651049</text:p>
          </table:table-cell>
          <table:table-cell office:value-type="float" office:value="6.6538098452" calcext:value-type="float">
            <text:p>6.6538098452</text:p>
          </table:table-cell>
          <table:table-cell table:formula="of:=POWER([.C1286]-6.75;2)" office:value-type="float" office:value="0.00925254588044803" calcext:value-type="float">
            <text:p>0.0092525459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6.655437" calcext:value-type="float">
            <text:p>6.655437</text:p>
          </table:table-cell>
          <table:table-cell office:value-type="float" office:value="6.6538364495" calcext:value-type="float">
            <text:p>6.6538364495</text:p>
          </table:table-cell>
          <table:table-cell table:formula="of:=POWER([.C1287]-6.75;2)" office:value-type="float" office:value="0.00924742844476606" calcext:value-type="float">
            <text:p>0.0092474284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6.659989" calcext:value-type="float">
            <text:p>6.659989</text:p>
          </table:table-cell>
          <table:table-cell office:value-type="float" office:value="6.6538378624" calcext:value-type="float">
            <text:p>6.6538378624</text:p>
          </table:table-cell>
          <table:table-cell table:formula="of:=POWER([.C1288]-6.75;2)" office:value-type="float" office:value="0.0092471567078014" calcext:value-type="float">
            <text:p>0.0092471567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6.664674" calcext:value-type="float">
            <text:p>6.664674</text:p>
          </table:table-cell>
          <table:table-cell office:value-type="float" office:value="6.6538141935" calcext:value-type="float">
            <text:p>6.6538141935</text:p>
          </table:table-cell>
          <table:table-cell table:formula="of:=POWER([.C1289]-6.75;2)" office:value-type="float" office:value="0.0092517093720555" calcext:value-type="float">
            <text:p>0.0092517094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6.669455" calcext:value-type="float">
            <text:p>6.669455</text:p>
          </table:table-cell>
          <table:table-cell office:value-type="float" office:value="6.6537657871" calcext:value-type="float">
            <text:p>6.6537657871</text:p>
          </table:table-cell>
          <table:table-cell table:formula="of:=POWER([.C1290]-6.75;2)" office:value-type="float" office:value="0.00926102373248249" calcext:value-type="float">
            <text:p>0.0092610237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.674295" calcext:value-type="float">
            <text:p>6.674295</text:p>
          </table:table-cell>
          <table:table-cell office:value-type="float" office:value="6.6536932108" calcext:value-type="float">
            <text:p>6.6536932108</text:p>
          </table:table-cell>
          <table:table-cell table:formula="of:=POWER([.C1291]-6.75;2)" office:value-type="float" office:value="0.0092749976460132" calcext:value-type="float">
            <text:p>0.0092749976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6.679152" calcext:value-type="float">
            <text:p>6.679152</text:p>
          </table:table-cell>
          <table:table-cell office:value-type="float" office:value="6.6535972538" calcext:value-type="float">
            <text:p>6.6535972538</text:p>
          </table:table-cell>
          <table:table-cell table:formula="of:=POWER([.C1292]-6.75;2)" office:value-type="float" office:value="0.00929348947490159" calcext:value-type="float">
            <text:p>0.0092934895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6.683986" calcext:value-type="float">
            <text:p>6.683986</text:p>
          </table:table-cell>
          <table:table-cell office:value-type="float" office:value="6.6534789226" calcext:value-type="float">
            <text:p>6.6534789226</text:p>
          </table:table-cell>
          <table:table-cell table:formula="of:=POWER([.C1293]-6.75;2)" office:value-type="float" office:value="0.00931631838245684" calcext:value-type="float">
            <text:p>0.0093163184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6.688755" calcext:value-type="float">
            <text:p>6.688755</text:p>
          </table:table-cell>
          <table:table-cell office:value-type="float" office:value="6.6533394194" calcext:value-type="float">
            <text:p>6.6533394194</text:p>
          </table:table-cell>
          <table:table-cell table:formula="of:=POWER([.C1294]-6.75;2)" office:value-type="float" office:value="0.00934326784192911" calcext:value-type="float">
            <text:p>0.0093432678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6.693421" calcext:value-type="float">
            <text:p>6.693421</text:p>
          </table:table-cell>
          <table:table-cell office:value-type="float" office:value="6.6531801441" calcext:value-type="float">
            <text:p>6.6531801441</text:p>
          </table:table-cell>
          <table:table-cell table:formula="of:=POWER([.C1295]-6.75;2)" office:value-type="float" office:value="0.00937408449649672" calcext:value-type="float">
            <text:p>0.0093740845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.697947" calcext:value-type="float">
            <text:p>6.697947</text:p>
          </table:table-cell>
          <table:table-cell office:value-type="float" office:value="6.6530026667" calcext:value-type="float">
            <text:p>6.6530026667</text:p>
          </table:table-cell>
          <table:table-cell table:formula="of:=POWER([.C1296]-6.75;2)" office:value-type="float" office:value="0.0094084826673113" calcext:value-type="float">
            <text:p>0.0094084827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.7023" calcext:value-type="float">
            <text:p>6.7023</text:p>
          </table:table-cell>
          <table:table-cell office:value-type="float" office:value="6.6528087161" calcext:value-type="float">
            <text:p>6.6528087161</text:p>
          </table:table-cell>
          <table:table-cell table:formula="of:=POWER([.C1297]-6.75;2)" office:value-type="float" office:value="0.0094461456661304" calcext:value-type="float">
            <text:p>0.0094461457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.706453" calcext:value-type="float">
            <text:p>6.706453</text:p>
          </table:table-cell>
          <table:table-cell office:value-type="float" office:value="6.6526001613" calcext:value-type="float">
            <text:p>6.6526001613</text:p>
          </table:table-cell>
          <table:table-cell table:formula="of:=POWER([.C1298]-6.75;2)" office:value-type="float" office:value="0.00948672857878609" calcext:value-type="float">
            <text:p>0.0094867286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6.710382" calcext:value-type="float">
            <text:p>6.710382</text:p>
          </table:table-cell>
          <table:table-cell office:value-type="float" office:value="6.6523789806" calcext:value-type="float">
            <text:p>6.6523789806</text:p>
          </table:table-cell>
          <table:table-cell table:formula="of:=POWER([.C1299]-6.75;2)" office:value-type="float" office:value="0.00952986342869518" calcext:value-type="float">
            <text:p>0.0095298634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6.714067" calcext:value-type="float">
            <text:p>6.714067</text:p>
          </table:table-cell>
          <table:table-cell office:value-type="float" office:value="6.6521472452" calcext:value-type="float">
            <text:p>6.6521472452</text:p>
          </table:table-cell>
          <table:table-cell table:formula="of:=POWER([.C1300]-6.75;2)" office:value-type="float" office:value="0.0095751616219489" calcext:value-type="float">
            <text:p>0.0095751616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.717496" calcext:value-type="float">
            <text:p>6.717496</text:p>
          </table:table-cell>
          <table:table-cell office:value-type="float" office:value="6.6519070989" calcext:value-type="float">
            <text:p>6.6519070989</text:p>
          </table:table-cell>
          <table:table-cell table:formula="of:=POWER([.C1301]-6.75;2)" office:value-type="float" office:value="0.00962221724621443" calcext:value-type="float">
            <text:p>0.0096222172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.720661" calcext:value-type="float">
            <text:p>6.720661</text:p>
          </table:table-cell>
          <table:table-cell office:value-type="float" office:value="6.6516607226" calcext:value-type="float">
            <text:p>6.6516607226</text:p>
          </table:table-cell>
          <table:table-cell table:formula="of:=POWER([.C1302]-6.75;2)" office:value-type="float" office:value="0.00967061347955416" calcext:value-type="float">
            <text:p>0.0096706135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6.723561" calcext:value-type="float">
            <text:p>6.723561</text:p>
          </table:table-cell>
          <table:table-cell office:value-type="float" office:value="6.6514103118" calcext:value-type="float">
            <text:p>6.6514103118</text:p>
          </table:table-cell>
          <table:table-cell table:formula="of:=POWER([.C1303]-6.75;2)" office:value-type="float" office:value="0.00971992661937316" calcext:value-type="float">
            <text:p>0.0097199266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6.7262" calcext:value-type="float">
            <text:p>6.7262</text:p>
          </table:table-cell>
          <table:table-cell office:value-type="float" office:value="6.6511580473" calcext:value-type="float">
            <text:p>6.6511580473</text:p>
          </table:table-cell>
          <table:table-cell table:formula="of:=POWER([.C1304]-6.75;2)" office:value-type="float" office:value="0.00976973161354903" calcext:value-type="float">
            <text:p>0.0097697316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6.728585" calcext:value-type="float">
            <text:p>6.728585</text:p>
          </table:table-cell>
          <table:table-cell office:value-type="float" office:value="6.6509060667" calcext:value-type="float">
            <text:p>6.6509060667</text:p>
          </table:table-cell>
          <table:table-cell table:formula="of:=POWER([.C1305]-6.75;2)" office:value-type="float" office:value="0.00981960761686481" calcext:value-type="float">
            <text:p>0.0098196076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.730732" calcext:value-type="float">
            <text:p>6.730732</text:p>
          </table:table-cell>
          <table:table-cell office:value-type="float" office:value="6.6506564452" calcext:value-type="float">
            <text:p>6.6506564452</text:p>
          </table:table-cell>
          <table:table-cell table:formula="of:=POWER([.C1306]-6.75;2)" office:value-type="float" office:value="0.00986914188030058" calcext:value-type="float">
            <text:p>0.0098691419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6.732656" calcext:value-type="float">
            <text:p>6.732656</text:p>
          </table:table-cell>
          <table:table-cell office:value-type="float" office:value="6.6504111591" calcext:value-type="float">
            <text:p>6.6504111591</text:p>
          </table:table-cell>
          <table:table-cell table:formula="of:=POWER([.C1307]-6.75;2)" office:value-type="float" office:value="0.00991793723180553" calcext:value-type="float">
            <text:p>0.0099179372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6.734381" calcext:value-type="float">
            <text:p>6.734381</text:p>
          </table:table-cell>
          <table:table-cell office:value-type="float" office:value="6.6501720731" calcext:value-type="float">
            <text:p>6.6501720731</text:p>
          </table:table-cell>
          <table:table-cell table:formula="of:=POWER([.C1308]-6.75;2)" office:value-type="float" office:value="0.00996561498915169" calcext:value-type="float">
            <text:p>0.009965615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6.73593" calcext:value-type="float">
            <text:p>6.73593</text:p>
          </table:table-cell>
          <table:table-cell office:value-type="float" office:value="6.6499409097" calcext:value-type="float">
            <text:p>6.6499409097</text:p>
          </table:table-cell>
          <table:table-cell table:formula="of:=POWER([.C1309]-6.75;2)" office:value-type="float" office:value="0.0100118215516636" calcext:value-type="float">
            <text:p>0.0100118216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.737329" calcext:value-type="float">
            <text:p>6.737329</text:p>
          </table:table-cell>
          <table:table-cell office:value-type="float" office:value="6.6497192366" calcext:value-type="float">
            <text:p>6.6497192366</text:p>
          </table:table-cell>
          <table:table-cell table:formula="of:=POWER([.C1310]-6.75;2)" office:value-type="float" office:value="0.0100562315080867" calcext:value-type="float">
            <text:p>0.0100562315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.738608" calcext:value-type="float">
            <text:p>6.738608</text:p>
          </table:table-cell>
          <table:table-cell office:value-type="float" office:value="6.6495084516" calcext:value-type="float">
            <text:p>6.6495084516</text:p>
          </table:table-cell>
          <table:table-cell table:formula="of:=POWER([.C1311]-6.75;2)" office:value-type="float" office:value="0.0100985512998295" calcext:value-type="float">
            <text:p>0.0100985513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6.739793" calcext:value-type="float">
            <text:p>6.739793</text:p>
          </table:table-cell>
          <table:table-cell office:value-type="float" office:value="6.6493097656" calcext:value-type="float">
            <text:p>6.6493097656</text:p>
          </table:table-cell>
          <table:table-cell table:formula="of:=POWER([.C1312]-6.75;2)" office:value-type="float" office:value="0.0101385233035269" calcext:value-type="float">
            <text:p>0.0101385233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.740914" calcext:value-type="float">
            <text:p>6.740914</text:p>
          </table:table-cell>
          <table:table-cell office:value-type="float" office:value="6.6491242043" calcext:value-type="float">
            <text:p>6.6491242043</text:p>
          </table:table-cell>
          <table:table-cell table:formula="of:=POWER([.C1313]-6.75;2)" office:value-type="float" office:value="0.0101759261581082" calcext:value-type="float">
            <text:p>0.0101759262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.741998" calcext:value-type="float">
            <text:p>6.741998</text:p>
          </table:table-cell>
          <table:table-cell office:value-type="float" office:value="6.6489525957" calcext:value-type="float">
            <text:p>6.6489525957</text:p>
          </table:table-cell>
          <table:table-cell table:formula="of:=POWER([.C1314]-6.75;2)" office:value-type="float" office:value="0.0102105779157677" calcext:value-type="float">
            <text:p>0.0102105779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.743069" calcext:value-type="float">
            <text:p>6.743069</text:p>
          </table:table-cell>
          <table:table-cell office:value-type="float" office:value="6.6487955763" calcext:value-type="float">
            <text:p>6.6487955763</text:p>
          </table:table-cell>
          <table:table-cell table:formula="of:=POWER([.C1315]-6.75;2)" office:value-type="float" office:value="0.010242335376449" calcext:value-type="float">
            <text:p>0.0102423354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.744152" calcext:value-type="float">
            <text:p>6.744152</text:p>
          </table:table-cell>
          <table:table-cell office:value-type="float" office:value="6.6486536" calcext:value-type="float">
            <text:p>6.6486536</text:p>
          </table:table-cell>
          <table:table-cell table:formula="of:=POWER([.C1316]-6.75;2)" office:value-type="float" office:value="0.0102710927929599" calcext:value-type="float">
            <text:p>0.0102710928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.745265" calcext:value-type="float">
            <text:p>6.745265</text:p>
          </table:table-cell>
          <table:table-cell office:value-type="float" office:value="6.6485269355" calcext:value-type="float">
            <text:p>6.6485269355</text:p>
          </table:table-cell>
          <table:table-cell table:formula="of:=POWER([.C1317]-6.75;2)" office:value-type="float" office:value="0.0102967828190212" calcext:value-type="float">
            <text:p>0.0102967828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.746424" calcext:value-type="float">
            <text:p>6.746424</text:p>
          </table:table-cell>
          <table:table-cell office:value-type="float" office:value="6.6484156903" calcext:value-type="float">
            <text:p>6.6484156903</text:p>
          </table:table-cell>
          <table:table-cell table:formula="of:=POWER([.C1318]-6.75;2)" office:value-type="float" office:value="0.0103193719772255" calcext:value-type="float">
            <text:p>0.010319372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.74764" calcext:value-type="float">
            <text:p>6.74764</text:p>
          </table:table-cell>
          <table:table-cell office:value-type="float" office:value="6.6483198215" calcext:value-type="float">
            <text:p>6.6483198215</text:p>
          </table:table-cell>
          <table:table-cell table:formula="of:=POWER([.C1319]-6.75;2)" office:value-type="float" office:value="0.0103388586997918" calcext:value-type="float">
            <text:p>0.0103388587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6.748921" calcext:value-type="float">
            <text:p>6.748921</text:p>
          </table:table-cell>
          <table:table-cell office:value-type="float" office:value="6.6482391548" calcext:value-type="float">
            <text:p>6.6482391548</text:p>
          </table:table-cell>
          <table:table-cell table:formula="of:=POWER([.C1320]-6.75;2)" office:value-type="float" office:value="0.0103552696158184" calcext:value-type="float">
            <text:p>0.0103552696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.750269" calcext:value-type="float">
            <text:p>6.750269</text:p>
          </table:table-cell>
          <table:table-cell office:value-type="float" office:value="6.6481734022" calcext:value-type="float">
            <text:p>6.6481734022</text:p>
          </table:table-cell>
          <table:table-cell table:formula="of:=POWER([.C1321]-6.75;2)" office:value-type="float" office:value="0.0103686560195229" calcext:value-type="float">
            <text:p>0.010368656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6.751682" calcext:value-type="float">
            <text:p>6.751682</text:p>
          </table:table-cell>
          <table:table-cell office:value-type="float" office:value="6.6481221828" calcext:value-type="float">
            <text:p>6.6481221828</text:p>
          </table:table-cell>
          <table:table-cell table:formula="of:=POWER([.C1322]-6.75;2)" office:value-type="float" office:value="0.0103790896374366" calcext:value-type="float">
            <text:p>0.0103790896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6.753154" calcext:value-type="float">
            <text:p>6.753154</text:p>
          </table:table-cell>
          <table:table-cell office:value-type="float" office:value="6.6480850473" calcext:value-type="float">
            <text:p>6.6480850473</text:p>
          </table:table-cell>
          <table:table-cell table:formula="of:=POWER([.C1323]-6.75;2)" office:value-type="float" office:value="0.0103866575838432" calcext:value-type="float">
            <text:p>0.0103866576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.754674" calcext:value-type="float">
            <text:p>6.754674</text:p>
          </table:table-cell>
          <table:table-cell office:value-type="float" office:value="6.6480614946" calcext:value-type="float">
            <text:p>6.6480614946</text:p>
          </table:table-cell>
          <table:table-cell table:formula="of:=POWER([.C1324]-6.75;2)" office:value-type="float" office:value="0.0103914588831858" calcext:value-type="float">
            <text:p>0.0103914589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.756229" calcext:value-type="float">
            <text:p>6.756229</text:p>
          </table:table-cell>
          <table:table-cell office:value-type="float" office:value="6.6480509978" calcext:value-type="float">
            <text:p>6.6480509978</text:p>
          </table:table-cell>
          <table:table-cell table:formula="of:=POWER([.C1325]-6.75;2)" office:value-type="float" office:value="0.0103935990495755" calcext:value-type="float">
            <text:p>0.010393599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.757802" calcext:value-type="float">
            <text:p>6.757802</text:p>
          </table:table-cell>
          <table:table-cell office:value-type="float" office:value="6.6480530151" calcext:value-type="float">
            <text:p>6.6480530151</text:p>
          </table:table-cell>
          <table:table-cell table:formula="of:=POWER([.C1326]-6.75;2)" office:value-type="float" office:value="0.0103931877302008" calcext:value-type="float">
            <text:p>0.0103931877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6.759374" calcext:value-type="float">
            <text:p>6.759374</text:p>
          </table:table-cell>
          <table:table-cell office:value-type="float" office:value="6.6480670086" calcext:value-type="float">
            <text:p>6.6480670086</text:p>
          </table:table-cell>
          <table:table-cell table:formula="of:=POWER([.C1327]-6.75;2)" office:value-type="float" office:value="0.0103903347357525" calcext:value-type="float">
            <text:p>0.0103903347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6.760928" calcext:value-type="float">
            <text:p>6.760928</text:p>
          </table:table-cell>
          <table:table-cell office:value-type="float" office:value="6.6480924602" calcext:value-type="float">
            <text:p>6.6480924602</text:p>
          </table:table-cell>
          <table:table-cell table:formula="of:=POWER([.C1328]-6.75;2)" office:value-type="float" office:value="0.0103851466680886" calcext:value-type="float">
            <text:p>0.0103851467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6.762443" calcext:value-type="float">
            <text:p>6.762443</text:p>
          </table:table-cell>
          <table:table-cell office:value-type="float" office:value="6.6481288688" calcext:value-type="float">
            <text:p>6.6481288688</text:p>
          </table:table-cell>
          <table:table-cell table:formula="of:=POWER([.C1329]-6.75;2)" office:value-type="float" office:value="0.0103777273719677" calcext:value-type="float">
            <text:p>0.0103777274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6.763901" calcext:value-type="float">
            <text:p>6.763901</text:p>
          </table:table-cell>
          <table:table-cell office:value-type="float" office:value="6.6481757699" calcext:value-type="float">
            <text:p>6.6481757699</text:p>
          </table:table-cell>
          <table:table-cell table:formula="of:=POWER([.C1330]-6.75;2)" office:value-type="float" office:value="0.0103681738354578" calcext:value-type="float">
            <text:p>0.0103681738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.765287" calcext:value-type="float">
            <text:p>6.765287</text:p>
          </table:table-cell>
          <table:table-cell office:value-type="float" office:value="6.6482327312" calcext:value-type="float">
            <text:p>6.6482327312</text:p>
          </table:table-cell>
          <table:table-cell table:formula="of:=POWER([.C1331]-6.75;2)" office:value-type="float" office:value="0.0103565769990114" calcext:value-type="float">
            <text:p>0.010356577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6.766587" calcext:value-type="float">
            <text:p>6.766587</text:p>
          </table:table-cell>
          <table:table-cell office:value-type="float" office:value="6.6482993505" calcext:value-type="float">
            <text:p>6.6482993505</text:p>
          </table:table-cell>
          <table:table-cell table:formula="of:=POWER([.C1332]-6.75;2)" office:value-type="float" office:value="0.0103430221087218" calcext:value-type="float">
            <text:p>0.0103430221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.767791" calcext:value-type="float">
            <text:p>6.767791</text:p>
          </table:table-cell>
          <table:table-cell office:value-type="float" office:value="6.6483752538" calcext:value-type="float">
            <text:p>6.6483752538</text:p>
          </table:table-cell>
          <table:table-cell table:formula="of:=POWER([.C1333]-6.75;2)" office:value-type="float" office:value="0.0103275890402144" calcext:value-type="float">
            <text:p>0.010327589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.768894" calcext:value-type="float">
            <text:p>6.768894</text:p>
          </table:table-cell>
          <table:table-cell office:value-type="float" office:value="6.6484600882" calcext:value-type="float">
            <text:p>6.6484600882</text:p>
          </table:table-cell>
          <table:table-cell table:formula="of:=POWER([.C1334]-6.75;2)" office:value-type="float" office:value="0.0103103536883517" calcext:value-type="float">
            <text:p>0.0103103537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6.769896" calcext:value-type="float">
            <text:p>6.769896</text:p>
          </table:table-cell>
          <table:table-cell office:value-type="float" office:value="6.6485535161" calcext:value-type="float">
            <text:p>6.6485535161</text:p>
          </table:table-cell>
          <table:table-cell table:formula="of:=POWER([.C1335]-6.75;2)" office:value-type="float" office:value="0.010291389095673" calcext:value-type="float">
            <text:p>0.0102913891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6.770803" calcext:value-type="float">
            <text:p>6.770803</text:p>
          </table:table-cell>
          <table:table-cell office:value-type="float" office:value="6.6486551957" calcext:value-type="float">
            <text:p>6.6486551957</text:p>
          </table:table-cell>
          <table:table-cell table:formula="of:=POWER([.C1336]-6.75;2)" office:value-type="float" office:value="0.0102707693586053" calcext:value-type="float">
            <text:p>0.0102707694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6.771623" calcext:value-type="float">
            <text:p>6.771623</text:p>
          </table:table-cell>
          <table:table-cell office:value-type="float" office:value="6.6487647763" calcext:value-type="float">
            <text:p>6.6487647763</text:p>
          </table:table-cell>
          <table:table-cell table:formula="of:=POWER([.C1337]-6.75;2)" office:value-type="float" office:value="0.010248570517589" calcext:value-type="float">
            <text:p>0.0102485705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.772374" calcext:value-type="float">
            <text:p>6.772374</text:p>
          </table:table-cell>
          <table:table-cell office:value-type="float" office:value="6.6488818882" calcext:value-type="float">
            <text:p>6.6488818882</text:p>
          </table:table-cell>
          <table:table-cell table:formula="of:=POWER([.C1338]-6.75;2)" office:value-type="float" office:value="0.0102248725339973" calcext:value-type="float">
            <text:p>0.0102248725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6.773075" calcext:value-type="float">
            <text:p>6.773075</text:p>
          </table:table-cell>
          <table:table-cell office:value-type="float" office:value="6.6490061226" calcext:value-type="float">
            <text:p>6.6490061226</text:p>
          </table:table-cell>
          <table:table-cell table:formula="of:=POWER([.C1339]-6.75;2)" office:value-type="float" office:value="0.0101997632722862" calcext:value-type="float">
            <text:p>0.0101997633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.773752" calcext:value-type="float">
            <text:p>6.773752</text:p>
          </table:table-cell>
          <table:table-cell office:value-type="float" office:value="6.6491370301" calcext:value-type="float">
            <text:p>6.6491370301</text:p>
          </table:table-cell>
          <table:table-cell table:formula="of:=POWER([.C1340]-6.75;2)" office:value-type="float" office:value="0.0101733386970482" calcext:value-type="float">
            <text:p>0.0101733387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.774432" calcext:value-type="float">
            <text:p>6.774432</text:p>
          </table:table-cell>
          <table:table-cell office:value-type="float" office:value="6.6492741075" calcext:value-type="float">
            <text:p>6.6492741075</text:p>
          </table:table-cell>
          <table:table-cell table:formula="of:=POWER([.C1341]-6.75;2)" office:value-type="float" office:value="0.0101457054199215" calcext:value-type="float">
            <text:p>0.0101457054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.775148" calcext:value-type="float">
            <text:p>6.775148</text:p>
          </table:table-cell>
          <table:table-cell office:value-type="float" office:value="6.6494168" calcext:value-type="float">
            <text:p>6.6494168</text:p>
          </table:table-cell>
          <table:table-cell table:formula="of:=POWER([.C1342]-6.75;2)" office:value-type="float" office:value="0.01011698012224" calcext:value-type="float">
            <text:p>0.0101169801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6.775932" calcext:value-type="float">
            <text:p>6.775932</text:p>
          </table:table-cell>
          <table:table-cell office:value-type="float" office:value="6.6495644839" calcext:value-type="float">
            <text:p>6.6495644839</text:p>
          </table:table-cell>
          <table:table-cell table:formula="of:=POWER([.C1343]-6.75;2)" office:value-type="float" office:value="0.0100872928942734" calcext:value-type="float">
            <text:p>0.0100872929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6.776819" calcext:value-type="float">
            <text:p>6.776819</text:p>
          </table:table-cell>
          <table:table-cell office:value-type="float" office:value="6.6497164817" calcext:value-type="float">
            <text:p>6.6497164817</text:p>
          </table:table-cell>
          <table:table-cell table:formula="of:=POWER([.C1344]-6.75;2)" office:value-type="float" office:value="0.0100567840426263" calcext:value-type="float">
            <text:p>0.010056784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6.777842" calcext:value-type="float">
            <text:p>6.777842</text:p>
          </table:table-cell>
          <table:table-cell office:value-type="float" office:value="6.6498720559" calcext:value-type="float">
            <text:p>6.6498720559</text:p>
          </table:table-cell>
          <table:table-cell table:formula="of:=POWER([.C1345]-6.75;2)" office:value-type="float" office:value="0.0100256051896926" calcext:value-type="float">
            <text:p>0.0100256052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6.779032" calcext:value-type="float">
            <text:p>6.779032</text:p>
          </table:table-cell>
          <table:table-cell office:value-type="float" office:value="6.6500304172" calcext:value-type="float">
            <text:p>6.6500304172</text:p>
          </table:table-cell>
          <table:table-cell table:formula="of:=POWER([.C1346]-6.75;2)" office:value-type="float" office:value="0.00999391748520606" calcext:value-type="float">
            <text:p>0.0099939175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6.780419" calcext:value-type="float">
            <text:p>6.780419</text:p>
          </table:table-cell>
          <table:table-cell office:value-type="float" office:value="6.6501907376" calcext:value-type="float">
            <text:p>6.6501907376</text:p>
          </table:table-cell>
          <table:table-cell table:formula="of:=POWER([.C1347]-6.75;2)" office:value-type="float" office:value="0.00996188886083205" calcext:value-type="float">
            <text:p>0.0099618889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6.782028" calcext:value-type="float">
            <text:p>6.782028</text:p>
          </table:table-cell>
          <table:table-cell office:value-type="float" office:value="6.650352157" calcext:value-type="float">
            <text:p>6.650352157</text:p>
          </table:table-cell>
          <table:table-cell table:formula="of:=POWER([.C1348]-6.75;2)" office:value-type="float" office:value="0.00992969261455257" calcext:value-type="float">
            <text:p>0.0099296926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6.783881" calcext:value-type="float">
            <text:p>6.783881</text:p>
          </table:table-cell>
          <table:table-cell office:value-type="float" office:value="6.6505138043" calcext:value-type="float">
            <text:p>6.6505138043</text:p>
          </table:table-cell>
          <table:table-cell table:formula="of:=POWER([.C1349]-6.75;2)" office:value-type="float" office:value="0.00989750313485869" calcext:value-type="float">
            <text:p>0.0098975031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6.785993" calcext:value-type="float">
            <text:p>6.785993</text:p>
          </table:table-cell>
          <table:table-cell office:value-type="float" office:value="6.6506748022" calcext:value-type="float">
            <text:p>6.6506748022</text:p>
          </table:table-cell>
          <table:table-cell table:formula="of:=POWER([.C1350]-6.75;2)" office:value-type="float" office:value="0.00986549491800909" calcext:value-type="float">
            <text:p>0.0098654949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.788374" calcext:value-type="float">
            <text:p>6.788374</text:p>
          </table:table-cell>
          <table:table-cell office:value-type="float" office:value="6.6508342925" calcext:value-type="float">
            <text:p>6.6508342925</text:p>
          </table:table-cell>
          <table:table-cell table:formula="of:=POWER([.C1351]-6.75;2)" office:value-type="float" office:value="0.00983383754397558" calcext:value-type="float">
            <text:p>0.0098338375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6.79103" calcext:value-type="float">
            <text:p>6.79103</text:p>
          </table:table-cell>
          <table:table-cell office:value-type="float" office:value="6.6509914495" calcext:value-type="float">
            <text:p>6.6509914495</text:p>
          </table:table-cell>
          <table:table-cell table:formula="of:=POWER([.C1352]-6.75;2)" office:value-type="float" office:value="0.00980269307211101" calcext:value-type="float">
            <text:p>0.0098026931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6.793956" calcext:value-type="float">
            <text:p>6.793956</text:p>
          </table:table-cell>
          <table:table-cell office:value-type="float" office:value="6.6511454925" calcext:value-type="float">
            <text:p>6.6511454925</text:p>
          </table:table-cell>
          <table:table-cell table:formula="of:=POWER([.C1353]-6.75;2)" office:value-type="float" office:value="0.00977221365306765" calcext:value-type="float">
            <text:p>0.0097722137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6.797146" calcext:value-type="float">
            <text:p>6.797146</text:p>
          </table:table-cell>
          <table:table-cell office:value-type="float" office:value="6.6512957075" calcext:value-type="float">
            <text:p>6.6512957075</text:p>
          </table:table-cell>
          <table:table-cell table:formula="of:=POWER([.C1354]-6.75;2)" office:value-type="float" office:value="0.00974253735792554" calcext:value-type="float">
            <text:p>0.0097425374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6.800586" calcext:value-type="float">
            <text:p>6.800586</text:p>
          </table:table-cell>
          <table:table-cell office:value-type="float" office:value="6.6514414473" calcext:value-type="float">
            <text:p>6.6514414473</text:p>
          </table:table-cell>
          <table:table-cell table:formula="of:=POWER([.C1355]-6.75;2)" office:value-type="float" office:value="0.0097137883103187" calcext:value-type="float">
            <text:p>0.0097137883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6.804255" calcext:value-type="float">
            <text:p>6.804255</text:p>
          </table:table-cell>
          <table:table-cell office:value-type="float" office:value="6.6515821505" calcext:value-type="float">
            <text:p>6.6515821505</text:p>
          </table:table-cell>
          <table:table-cell table:formula="of:=POWER([.C1356]-6.75;2)" office:value-type="float" office:value="0.00968607310020458" calcext:value-type="float">
            <text:p>0.0096860731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6.808129" calcext:value-type="float">
            <text:p>6.808129</text:p>
          </table:table-cell>
          <table:table-cell office:value-type="float" office:value="6.6517173462" calcext:value-type="float">
            <text:p>6.6517173462</text:p>
          </table:table-cell>
          <table:table-cell table:formula="of:=POWER([.C1357]-6.75;2)" office:value-type="float" office:value="0.00965948003797068" calcext:value-type="float">
            <text:p>0.00965948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6.812178" calcext:value-type="float">
            <text:p>6.812178</text:p>
          </table:table-cell>
          <table:table-cell office:value-type="float" office:value="6.6518466538" calcext:value-type="float">
            <text:p>6.6518466538</text:p>
          </table:table-cell>
          <table:table-cell table:formula="of:=POWER([.C1358]-6.75;2)" office:value-type="float" office:value="0.00963407937025709" calcext:value-type="float">
            <text:p>0.0096340794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6.816371" calcext:value-type="float">
            <text:p>6.816371</text:p>
          </table:table-cell>
          <table:table-cell office:value-type="float" office:value="6.6519697871" calcext:value-type="float">
            <text:p>6.6519697871</text:p>
          </table:table-cell>
          <table:table-cell table:formula="of:=POWER([.C1359]-6.75;2)" office:value-type="float" office:value="0.0096099226412194" calcext:value-type="float">
            <text:p>0.0096099226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6.820672" calcext:value-type="float">
            <text:p>6.820672</text:p>
          </table:table-cell>
          <table:table-cell office:value-type="float" office:value="6.6520865441" calcext:value-type="float">
            <text:p>6.6520865441</text:p>
          </table:table-cell>
          <table:table-cell table:formula="of:=POWER([.C1360]-6.75;2)" office:value-type="float" office:value="0.00958704484628118" calcext:value-type="float">
            <text:p>0.0095870448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.825041" calcext:value-type="float">
            <text:p>6.825041</text:p>
          </table:table-cell>
          <table:table-cell office:value-type="float" office:value="6.6521968043" calcext:value-type="float">
            <text:p>6.6521968043</text:p>
          </table:table-cell>
          <table:table-cell table:formula="of:=POWER([.C1361]-6.75;2)" office:value-type="float" office:value="0.00956546508913251" calcext:value-type="float">
            <text:p>0.0095654651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6.829438" calcext:value-type="float">
            <text:p>6.829438</text:p>
          </table:table-cell>
          <table:table-cell office:value-type="float" office:value="6.6523005226" calcext:value-type="float">
            <text:p>6.6523005226</text:p>
          </table:table-cell>
          <table:table-cell table:formula="of:=POWER([.C1362]-6.75;2)" office:value-type="float" office:value="0.0095451878842331" calcext:value-type="float">
            <text:p>0.0095451879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6.833824" calcext:value-type="float">
            <text:p>6.833824</text:p>
          </table:table-cell>
          <table:table-cell office:value-type="float" office:value="6.6523977097" calcext:value-type="float">
            <text:p>6.6523977097</text:p>
          </table:table-cell>
          <table:table-cell table:formula="of:=POWER([.C1363]-6.75;2)" office:value-type="float" office:value="0.00952620707180552" calcext:value-type="float">
            <text:p>0.0095262071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6.838155" calcext:value-type="float">
            <text:p>6.838155</text:p>
          </table:table-cell>
          <table:table-cell office:value-type="float" office:value="6.6524884237" calcext:value-type="float">
            <text:p>6.6524884237</text:p>
          </table:table-cell>
          <table:table-cell table:formula="of:=POWER([.C1364]-6.75;2)" office:value-type="float" office:value="0.00950850751251065" calcext:value-type="float">
            <text:p>0.0095085075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6.842391" calcext:value-type="float">
            <text:p>6.842391</text:p>
          </table:table-cell>
          <table:table-cell office:value-type="float" office:value="6.652572757" calcext:value-type="float">
            <text:p>6.652572757</text:p>
          </table:table-cell>
          <table:table-cell table:formula="of:=POWER([.C1365]-6.75;2)" office:value-type="float" office:value="0.0094920676785811" calcext:value-type="float">
            <text:p>0.0094920677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.846488" calcext:value-type="float">
            <text:p>6.846488</text:p>
          </table:table-cell>
          <table:table-cell office:value-type="float" office:value="6.6526508151" calcext:value-type="float">
            <text:p>6.6526508151</text:p>
          </table:table-cell>
          <table:table-cell table:formula="of:=POWER([.C1366]-6.75;2)" office:value-type="float" office:value="0.00947686380069432" calcext:value-type="float">
            <text:p>0.0094768638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6.850405" calcext:value-type="float">
            <text:p>6.850405</text:p>
          </table:table-cell>
          <table:table-cell office:value-type="float" office:value="6.6527227161" calcext:value-type="float">
            <text:p>6.6527227161</text:p>
          </table:table-cell>
          <table:table-cell table:formula="of:=POWER([.C1367]-6.75;2)" office:value-type="float" office:value="0.00946286996296129" calcext:value-type="float">
            <text:p>0.00946287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6.854103" calcext:value-type="float">
            <text:p>6.854103</text:p>
          </table:table-cell>
          <table:table-cell office:value-type="float" office:value="6.652788572" calcext:value-type="float">
            <text:p>6.652788572</text:p>
          </table:table-cell>
          <table:table-cell table:formula="of:=POWER([.C1368]-6.75;2)" office:value-type="float" office:value="0.00945006173379911" calcext:value-type="float">
            <text:p>0.0094500617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6.857541" calcext:value-type="float">
            <text:p>6.857541</text:p>
          </table:table-cell>
          <table:table-cell office:value-type="float" office:value="6.6528484731" calcext:value-type="float">
            <text:p>6.6528484731</text:p>
          </table:table-cell>
          <table:table-cell table:formula="of:=POWER([.C1369]-6.75;2)" office:value-type="float" office:value="0.00943841917900148" calcext:value-type="float">
            <text:p>0.0094384192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6.86068" calcext:value-type="float">
            <text:p>6.86068</text:p>
          </table:table-cell>
          <table:table-cell office:value-type="float" office:value="6.6529024946" calcext:value-type="float">
            <text:p>6.6529024946</text:p>
          </table:table-cell>
          <table:table-cell table:formula="of:=POWER([.C1370]-6.75;2)" office:value-type="float" office:value="0.009427925554903" calcext:value-type="float">
            <text:p>0.0094279256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.863484" calcext:value-type="float">
            <text:p>6.863484</text:p>
          </table:table-cell>
          <table:table-cell office:value-type="float" office:value="6.652950686" calcext:value-type="float">
            <text:p>6.652950686</text:p>
          </table:table-cell>
          <table:table-cell table:formula="of:=POWER([.C1371]-6.75;2)" office:value-type="float" office:value="0.0094185693478705" calcext:value-type="float">
            <text:p>0.0094185693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6.865917" calcext:value-type="float">
            <text:p>6.865917</text:p>
          </table:table-cell>
          <table:table-cell office:value-type="float" office:value="6.6529930688" calcext:value-type="float">
            <text:p>6.6529930688</text:p>
          </table:table-cell>
          <table:table-cell table:formula="of:=POWER([.C1372]-6.75;2)" office:value-type="float" office:value="0.00941034470084156" calcext:value-type="float">
            <text:p>0.0094103447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6.867944" calcext:value-type="float">
            <text:p>6.867944</text:p>
          </table:table-cell>
          <table:table-cell office:value-type="float" office:value="6.6530296495" calcext:value-type="float">
            <text:p>6.6530296495</text:p>
          </table:table-cell>
          <table:table-cell table:formula="of:=POWER([.C1373]-6.75;2)" office:value-type="float" office:value="0.00940324887609292" calcext:value-type="float">
            <text:p>0.0094032489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6.869535" calcext:value-type="float">
            <text:p>6.869535</text:p>
          </table:table-cell>
          <table:table-cell office:value-type="float" office:value="6.6530604237" calcext:value-type="float">
            <text:p>6.6530604237</text:p>
          </table:table-cell>
          <table:table-cell table:formula="of:=POWER([.C1374]-6.75;2)" office:value-type="float" office:value="0.00939728145322345" calcext:value-type="float">
            <text:p>0.0093972815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.87066" calcext:value-type="float">
            <text:p>6.87066</text:p>
          </table:table-cell>
          <table:table-cell office:value-type="float" office:value="6.6530853806" calcext:value-type="float">
            <text:p>6.6530853806</text:p>
          </table:table-cell>
          <table:table-cell table:formula="of:=POWER([.C1375]-6.75;2)" office:value-type="float" office:value="0.0093924434534468" calcext:value-type="float">
            <text:p>0.0093924435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.871294" calcext:value-type="float">
            <text:p>6.871294</text:p>
          </table:table-cell>
          <table:table-cell office:value-type="float" office:value="6.6531045247" calcext:value-type="float">
            <text:p>6.6531045247</text:p>
          </table:table-cell>
          <table:table-cell table:formula="of:=POWER([.C1376]-6.75;2)" office:value-type="float" office:value="0.00938873313361295" calcext:value-type="float">
            <text:p>0.0093887331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6.871415" calcext:value-type="float">
            <text:p>6.871415</text:p>
          </table:table-cell>
          <table:table-cell office:value-type="float" office:value="6.653117886" calcext:value-type="float">
            <text:p>6.653117886</text:p>
          </table:table-cell>
          <table:table-cell table:formula="of:=POWER([.C1377]-6.75;2)" office:value-type="float" office:value="0.00938614401310891" calcext:value-type="float">
            <text:p>0.009386144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6.871006" calcext:value-type="float">
            <text:p>6.871006</text:p>
          </table:table-cell>
          <table:table-cell office:value-type="float" office:value="6.6531255398" calcext:value-type="float">
            <text:p>6.6531255398</text:p>
          </table:table-cell>
          <table:table-cell table:formula="of:=POWER([.C1378]-6.75;2)" office:value-type="float" office:value="0.00938466103904147" calcext:value-type="float">
            <text:p>0.009384661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6.870055" calcext:value-type="float">
            <text:p>6.870055</text:p>
          </table:table-cell>
          <table:table-cell office:value-type="float" office:value="6.6531276215" calcext:value-type="float">
            <text:p>6.6531276215</text:p>
          </table:table-cell>
          <table:table-cell table:formula="of:=POWER([.C1379]-6.75;2)" office:value-type="float" office:value="0.00938425771624719" calcext:value-type="float">
            <text:p>0.0093842577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.868556" calcext:value-type="float">
            <text:p>6.868556</text:p>
          </table:table-cell>
          <table:table-cell office:value-type="float" office:value="6.6531243441" calcext:value-type="float">
            <text:p>6.6531243441</text:p>
          </table:table-cell>
          <table:table-cell table:formula="of:=POWER([.C1380]-6.75;2)" office:value-type="float" office:value="0.00938489270605519" calcext:value-type="float">
            <text:p>0.0093848927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.86651" calcext:value-type="float">
            <text:p>6.86651</text:p>
          </table:table-cell>
          <table:table-cell office:value-type="float" office:value="6.6531160129" calcext:value-type="float">
            <text:p>6.6531160129</text:p>
          </table:table-cell>
          <table:table-cell table:formula="of:=POWER([.C1381]-6.75;2)" office:value-type="float" office:value="0.00938650695639297" calcext:value-type="float">
            <text:p>0.009386507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.863927" calcext:value-type="float">
            <text:p>6.863927</text:p>
          </table:table-cell>
          <table:table-cell office:value-type="float" office:value="6.6531030387" calcext:value-type="float">
            <text:p>6.6531030387</text:p>
          </table:table-cell>
          <table:table-cell table:formula="of:=POWER([.C1382]-6.75;2)" office:value-type="float" office:value="0.00938902110917364" calcext:value-type="float">
            <text:p>0.0093890211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6.860823" calcext:value-type="float">
            <text:p>6.860823</text:p>
          </table:table-cell>
          <table:table-cell office:value-type="float" office:value="6.6530859462" calcext:value-type="float">
            <text:p>6.6530859462</text:p>
          </table:table-cell>
          <table:table-cell table:formula="of:=POWER([.C1383]-6.75;2)" office:value-type="float" office:value="0.00939233382394929" calcext:value-type="float">
            <text:p>0.0093923338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6.857225" calcext:value-type="float">
            <text:p>6.857225</text:p>
          </table:table-cell>
          <table:table-cell office:value-type="float" office:value="6.6530653806" calcext:value-type="float">
            <text:p>6.6530653806</text:p>
          </table:table-cell>
          <table:table-cell table:formula="of:=POWER([.C1384]-6.75;2)" office:value-type="float" office:value="0.00939632043822282" calcext:value-type="float">
            <text:p>0.0093963204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6.85317" calcext:value-type="float">
            <text:p>6.85317</text:p>
          </table:table-cell>
          <table:table-cell office:value-type="float" office:value="6.6530421075" calcext:value-type="float">
            <text:p>6.6530421075</text:p>
          </table:table-cell>
          <table:table-cell table:formula="of:=POWER([.C1385]-6.75;2)" office:value-type="float" office:value="0.00940083291804153" calcext:value-type="float">
            <text:p>0.0094008329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6.848701" calcext:value-type="float">
            <text:p>6.848701</text:p>
          </table:table-cell>
          <table:table-cell office:value-type="float" office:value="6.6530170022" calcext:value-type="float">
            <text:p>6.6530170022</text:p>
          </table:table-cell>
          <table:table-cell table:formula="of:=POWER([.C1386]-6.75;2)" office:value-type="float" office:value="0.00940570186227473" calcext:value-type="float">
            <text:p>0.0094057019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6.843876" calcext:value-type="float">
            <text:p>6.843876</text:p>
          </table:table-cell>
          <table:table-cell office:value-type="float" office:value="6.6529910495" calcext:value-type="float">
            <text:p>6.6529910495</text:p>
          </table:table-cell>
          <table:table-cell table:formula="of:=POWER([.C1387]-6.75;2)" office:value-type="float" office:value="0.0094107364771115" calcext:value-type="float">
            <text:p>0.0094107365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6.838759" calcext:value-type="float">
            <text:p>6.838759</text:p>
          </table:table-cell>
          <table:table-cell office:value-type="float" office:value="6.6529653161" calcext:value-type="float">
            <text:p>6.6529653161</text:p>
          </table:table-cell>
          <table:table-cell table:formula="of:=POWER([.C1388]-6.75;2)" office:value-type="float" office:value="0.00941572987957301" calcext:value-type="float">
            <text:p>0.0094157299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6.833423" calcext:value-type="float">
            <text:p>6.833423</text:p>
          </table:table-cell>
          <table:table-cell office:value-type="float" office:value="6.6529409398" calcext:value-type="float">
            <text:p>6.6529409398</text:p>
          </table:table-cell>
          <table:table-cell table:formula="of:=POWER([.C1389]-6.75;2)" office:value-type="float" office:value="0.00942046116690729" calcext:value-type="float">
            <text:p>0.0094204612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.82795" calcext:value-type="float">
            <text:p>6.82795</text:p>
          </table:table-cell>
          <table:table-cell office:value-type="float" office:value="6.6529190968" calcext:value-type="float">
            <text:p>6.6529190968</text:p>
          </table:table-cell>
          <table:table-cell table:formula="of:=POWER([.C1390]-6.75;2)" office:value-type="float" office:value="0.00942470176612781" calcext:value-type="float">
            <text:p>0.0094247018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.822428" calcext:value-type="float">
            <text:p>6.822428</text:p>
          </table:table-cell>
          <table:table-cell office:value-type="float" office:value="6.6529009699" calcext:value-type="float">
            <text:p>6.6529009699</text:p>
          </table:table-cell>
          <table:table-cell table:formula="of:=POWER([.C1391]-6.75;2)" office:value-type="float" office:value="0.00942822164636068" calcext:value-type="float">
            <text:p>0.0094282216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6.816952" calcext:value-type="float">
            <text:p>6.816952</text:p>
          </table:table-cell>
          <table:table-cell office:value-type="float" office:value="6.6528877247" calcext:value-type="float">
            <text:p>6.6528877247</text:p>
          </table:table-cell>
          <table:table-cell table:formula="of:=POWER([.C1392]-6.75;2)" office:value-type="float" office:value="0.00943079401394295" calcext:value-type="float">
            <text:p>0.009430794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6.811617" calcext:value-type="float">
            <text:p>6.811617</text:p>
          </table:table-cell>
          <table:table-cell office:value-type="float" office:value="6.6528804581" calcext:value-type="float">
            <text:p>6.6528804581</text:p>
          </table:table-cell>
          <table:table-cell table:formula="of:=POWER([.C1393]-6.75;2)" office:value-type="float" office:value="0.0094322054188658" calcext:value-type="float">
            <text:p>0.0094322054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6.806525" calcext:value-type="float">
            <text:p>6.806525</text:p>
          </table:table-cell>
          <table:table-cell office:value-type="float" office:value="6.6528801806" calcext:value-type="float">
            <text:p>6.6528801806</text:p>
          </table:table-cell>
          <table:table-cell table:formula="of:=POWER([.C1394]-6.75;2)" office:value-type="float" office:value="0.00943225932028854" calcext:value-type="float">
            <text:p>0.0094322593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6.801772" calcext:value-type="float">
            <text:p>6.801772</text:p>
          </table:table-cell>
          <table:table-cell office:value-type="float" office:value="6.6528877613" calcext:value-type="float">
            <text:p>6.6528877613</text:p>
          </table:table-cell>
          <table:table-cell table:formula="of:=POWER([.C1395]-6.75;2)" office:value-type="float" office:value="0.00943078690532584" calcext:value-type="float">
            <text:p>0.0094307869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6.797454" calcext:value-type="float">
            <text:p>6.797454</text:p>
          </table:table-cell>
          <table:table-cell office:value-type="float" office:value="6.6529039118" calcext:value-type="float">
            <text:p>6.6529039118</text:p>
          </table:table-cell>
          <table:table-cell table:formula="of:=POWER([.C1396]-6.75;2)" office:value-type="float" office:value="0.00942765034374214" calcext:value-type="float">
            <text:p>0.0094276503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.793662" calcext:value-type="float">
            <text:p>6.793662</text:p>
          </table:table-cell>
          <table:table-cell office:value-type="float" office:value="6.6529291484" calcext:value-type="float">
            <text:p>6.6529291484</text:p>
          </table:table-cell>
          <table:table-cell table:formula="of:=POWER([.C1397]-6.75;2)" office:value-type="float" office:value="0.00942275023034919" calcext:value-type="float">
            <text:p>0.0094227502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6.790478" calcext:value-type="float">
            <text:p>6.790478</text:p>
          </table:table-cell>
          <table:table-cell office:value-type="float" office:value="6.6529637634" calcext:value-type="float">
            <text:p>6.6529637634</text:p>
          </table:table-cell>
          <table:table-cell table:formula="of:=POWER([.C1398]-6.75;2)" office:value-type="float" office:value="0.00941603121349121" calcext:value-type="float">
            <text:p>0.0094160312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6.787976" calcext:value-type="float">
            <text:p>6.787976</text:p>
          </table:table-cell>
          <table:table-cell office:value-type="float" office:value="6.6530078108" calcext:value-type="float">
            <text:p>6.6530078108</text:p>
          </table:table-cell>
          <table:table-cell table:formula="of:=POWER([.C1399]-6.75;2)" office:value-type="float" office:value="0.00940748476580857" calcext:value-type="float">
            <text:p>0.0094074848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6.786217" calcext:value-type="float">
            <text:p>6.786217</text:p>
          </table:table-cell>
          <table:table-cell office:value-type="float" office:value="6.6530610968" calcext:value-type="float">
            <text:p>6.6530610968</text:p>
          </table:table-cell>
          <table:table-cell table:formula="of:=POWER([.C1400]-6.75;2)" office:value-type="float" office:value="0.00939715095361895" calcext:value-type="float">
            <text:p>0.009397151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.785249" calcext:value-type="float">
            <text:p>6.785249</text:p>
          </table:table-cell>
          <table:table-cell office:value-type="float" office:value="6.6531231677" calcext:value-type="float">
            <text:p>6.6531231677</text:p>
          </table:table-cell>
          <table:table-cell table:formula="of:=POWER([.C1401]-6.75;2)" office:value-type="float" office:value="0.00938512063648223" calcext:value-type="float">
            <text:p>0.0093851206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6.785104" calcext:value-type="float">
            <text:p>6.785104</text:p>
          </table:table-cell>
          <table:table-cell office:value-type="float" office:value="6.6531933226" calcext:value-type="float">
            <text:p>6.6531933226</text:p>
          </table:table-cell>
          <table:table-cell table:formula="of:=POWER([.C1402]-6.75;2)" office:value-type="float" office:value="0.00937153278922768" calcext:value-type="float">
            <text:p>0.0093715328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6.785799" calcext:value-type="float">
            <text:p>6.785799</text:p>
          </table:table-cell>
          <table:table-cell office:value-type="float" office:value="6.6532706215" calcext:value-type="float">
            <text:p>6.6532706215</text:p>
          </table:table-cell>
          <table:table-cell table:formula="of:=POWER([.C1403]-6.75;2)" office:value-type="float" office:value="0.00935657266499628" calcext:value-type="float">
            <text:p>0.0093565727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6.787335" calcext:value-type="float">
            <text:p>6.787335</text:p>
          </table:table-cell>
          <table:table-cell office:value-type="float" office:value="6.6533539032" calcext:value-type="float">
            <text:p>6.6533539032</text:p>
          </table:table-cell>
          <table:table-cell table:formula="of:=POWER([.C1404]-6.75;2)" office:value-type="float" office:value="0.00934046802667493" calcext:value-type="float">
            <text:p>0.009340468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6.789695" calcext:value-type="float">
            <text:p>6.789695</text:p>
          </table:table-cell>
          <table:table-cell office:value-type="float" office:value="6.6534418172" calcext:value-type="float">
            <text:p>6.6534418172</text:p>
          </table:table-cell>
          <table:table-cell table:formula="of:=POWER([.C1405]-6.75;2)" office:value-type="float" office:value="0.0093234826656382" calcext:value-type="float">
            <text:p>0.0093234827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6.792843" calcext:value-type="float">
            <text:p>6.792843</text:p>
          </table:table-cell>
          <table:table-cell office:value-type="float" office:value="6.6535328538" calcext:value-type="float">
            <text:p>6.6535328538</text:p>
          </table:table-cell>
          <table:table-cell table:formula="of:=POWER([.C1406]-6.75;2)" office:value-type="float" office:value="0.00930591029597221" calcext:value-type="float">
            <text:p>0.0093059103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6.796732" calcext:value-type="float">
            <text:p>6.796732</text:p>
          </table:table-cell>
          <table:table-cell office:value-type="float" office:value="6.6536253914" calcext:value-type="float">
            <text:p>6.6536253914</text:p>
          </table:table-cell>
          <table:table-cell table:formula="of:=POWER([.C1407]-6.75;2)" office:value-type="float" office:value="0.00928806518280313" calcext:value-type="float">
            <text:p>0.0092880652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6.801297" calcext:value-type="float">
            <text:p>6.801297</text:p>
          </table:table-cell>
          <table:table-cell office:value-type="float" office:value="6.653717729" calcext:value-type="float">
            <text:p>6.653717729</text:p>
          </table:table-cell>
          <table:table-cell table:formula="of:=POWER([.C1408]-6.75;2)" office:value-type="float" office:value="0.00927027570891739" calcext:value-type="float">
            <text:p>0.0092702757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6.806459" calcext:value-type="float">
            <text:p>6.806459</text:p>
          </table:table-cell>
          <table:table-cell office:value-type="float" office:value="6.6538081419" calcext:value-type="float">
            <text:p>6.6538081419</text:p>
          </table:table-cell>
          <table:table-cell table:formula="of:=POWER([.C1409]-6.75;2)" office:value-type="float" office:value="0.00925287356473055" calcext:value-type="float">
            <text:p>0.0092528736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.81213" calcext:value-type="float">
            <text:p>6.81213</text:p>
          </table:table-cell>
          <table:table-cell office:value-type="float" office:value="6.653894929" calcext:value-type="float">
            <text:p>6.653894929</text:p>
          </table:table-cell>
          <table:table-cell table:formula="of:=POWER([.C1410]-6.75;2)" office:value-type="float" office:value="0.00923618467191508" calcext:value-type="float">
            <text:p>0.0092361847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.818212" calcext:value-type="float">
            <text:p>6.818212</text:p>
          </table:table-cell>
          <table:table-cell office:value-type="float" office:value="6.6539764538" calcext:value-type="float">
            <text:p>6.6539764538</text:p>
          </table:table-cell>
          <table:table-cell table:formula="of:=POWER([.C1411]-6.75;2)" office:value-type="float" office:value="0.00922052142482347" calcext:value-type="float">
            <text:p>0.0092205214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6.824599" calcext:value-type="float">
            <text:p>6.824599</text:p>
          </table:table-cell>
          <table:table-cell office:value-type="float" office:value="6.6540511892" calcext:value-type="float">
            <text:p>6.6540511892</text:p>
          </table:table-cell>
          <table:table-cell table:formula="of:=POWER([.C1412]-6.75;2)" office:value-type="float" office:value="0.0092061742939341" calcext:value-type="float">
            <text:p>0.0092061743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6.831182" calcext:value-type="float">
            <text:p>6.831182</text:p>
          </table:table-cell>
          <table:table-cell office:value-type="float" office:value="6.6541177677" calcext:value-type="float">
            <text:p>6.6541177677</text:p>
          </table:table-cell>
          <table:table-cell table:formula="of:=POWER([.C1413]-6.75;2)" office:value-type="float" office:value="0.00919340247083119" calcext:value-type="float">
            <text:p>0.0091934025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6.837851" calcext:value-type="float">
            <text:p>6.837851</text:p>
          </table:table-cell>
          <table:table-cell office:value-type="float" office:value="6.6541750043" calcext:value-type="float">
            <text:p>6.6541750043</text:p>
          </table:table-cell>
          <table:table-cell table:formula="of:=POWER([.C1414]-6.75;2)" office:value-type="float" office:value="0.00918242980090504" calcext:value-type="float">
            <text:p>0.0091824298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6.844494" calcext:value-type="float">
            <text:p>6.844494</text:p>
          </table:table-cell>
          <table:table-cell office:value-type="float" office:value="6.6542219333" calcext:value-type="float">
            <text:p>6.6542219333</text:p>
          </table:table-cell>
          <table:table-cell table:formula="of:=POWER([.C1415]-6.75;2)" office:value-type="float" office:value="0.00917343806078971" calcext:value-type="float">
            <text:p>0.0091734381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6.851005" calcext:value-type="float">
            <text:p>6.851005</text:p>
          </table:table-cell>
          <table:table-cell office:value-type="float" office:value="6.6542578323" calcext:value-type="float">
            <text:p>6.6542578323</text:p>
          </table:table-cell>
          <table:table-cell table:formula="of:=POWER([.C1416]-6.75;2)" office:value-type="float" office:value="0.00916656267589494" calcext:value-type="float">
            <text:p>0.0091665627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6.857282" calcext:value-type="float">
            <text:p>6.857282</text:p>
          </table:table-cell>
          <table:table-cell office:value-type="float" office:value="6.6542822323" calcext:value-type="float">
            <text:p>6.6542822323</text:p>
          </table:table-cell>
          <table:table-cell table:formula="of:=POWER([.C1417]-6.75;2)" office:value-type="float" office:value="0.00916189105347118" calcext:value-type="float">
            <text:p>0.0091618911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6.86323" calcext:value-type="float">
            <text:p>6.86323</text:p>
          </table:table-cell>
          <table:table-cell office:value-type="float" office:value="6.6542949269" calcext:value-type="float">
            <text:p>6.6542949269</text:p>
          </table:table-cell>
          <table:table-cell table:formula="of:=POWER([.C1418]-6.75;2)" office:value-type="float" office:value="0.00915946101707626" calcext:value-type="float">
            <text:p>0.009159461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6.868764" calcext:value-type="float">
            <text:p>6.868764</text:p>
          </table:table-cell>
          <table:table-cell office:value-type="float" office:value="6.6542959699" calcext:value-type="float">
            <text:p>6.6542959699</text:p>
          </table:table-cell>
          <table:table-cell table:formula="of:=POWER([.C1419]-6.75;2)" office:value-type="float" office:value="0.00915926137738176" calcext:value-type="float">
            <text:p>0.0091592614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6.873809" calcext:value-type="float">
            <text:p>6.873809</text:p>
          </table:table-cell>
          <table:table-cell office:value-type="float" office:value="6.6542856667" calcext:value-type="float">
            <text:p>6.6542856667</text:p>
          </table:table-cell>
          <table:table-cell table:formula="of:=POWER([.C1420]-6.75;2)" office:value-type="float" office:value="0.00916123359906351" calcext:value-type="float">
            <text:p>0.0091612336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.878301" calcext:value-type="float">
            <text:p>6.878301</text:p>
          </table:table-cell>
          <table:table-cell office:value-type="float" office:value="6.6542645548" calcext:value-type="float">
            <text:p>6.6542645548</text:p>
          </table:table-cell>
          <table:table-cell table:formula="of:=POWER([.C1421]-6.75;2)" office:value-type="float" office:value="0.00916527546764218" calcext:value-type="float">
            <text:p>0.0091652755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6.88219" calcext:value-type="float">
            <text:p>6.88219</text:p>
          </table:table-cell>
          <table:table-cell office:value-type="float" office:value="6.6542333849" calcext:value-type="float">
            <text:p>6.6542333849</text:p>
          </table:table-cell>
          <table:table-cell table:formula="of:=POWER([.C1422]-6.75;2)" office:value-type="float" office:value="0.00917124456771148" calcext:value-type="float">
            <text:p>0.0091712446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6.885437" calcext:value-type="float">
            <text:p>6.885437</text:p>
          </table:table-cell>
          <table:table-cell office:value-type="float" office:value="6.6541930839" calcext:value-type="float">
            <text:p>6.6541930839</text:p>
          </table:table-cell>
          <table:table-cell table:formula="of:=POWER([.C1423]-6.75;2)" office:value-type="float" office:value="0.00917896517259242" calcext:value-type="float">
            <text:p>0.0091789652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6.888015" calcext:value-type="float">
            <text:p>6.888015</text:p>
          </table:table-cell>
          <table:table-cell office:value-type="float" office:value="6.6541447247" calcext:value-type="float">
            <text:p>6.6541447247</text:p>
          </table:table-cell>
          <table:table-cell table:formula="of:=POWER([.C1424]-6.75;2)" office:value-type="float" office:value="0.00918823380283878" calcext:value-type="float">
            <text:p>0.0091882338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6.889912" calcext:value-type="float">
            <text:p>6.889912</text:p>
          </table:table-cell>
          <table:table-cell office:value-type="float" office:value="6.6540894946" calcext:value-type="float">
            <text:p>6.6540894946</text:p>
          </table:table-cell>
          <table:table-cell table:formula="of:=POWER([.C1425]-6.75;2)" office:value-type="float" office:value="0.00919882504608343" calcext:value-type="float">
            <text:p>0.009198825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6.891124" calcext:value-type="float">
            <text:p>6.891124</text:p>
          </table:table-cell>
          <table:table-cell office:value-type="float" office:value="6.654028643" calcext:value-type="float">
            <text:p>6.654028643</text:p>
          </table:table-cell>
          <table:table-cell table:formula="of:=POWER([.C1426]-6.75;2)" office:value-type="float" office:value="0.00921050136442141" calcext:value-type="float">
            <text:p>0.0092105014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6.89166" calcext:value-type="float">
            <text:p>6.89166</text:p>
          </table:table-cell>
          <table:table-cell office:value-type="float" office:value="6.6539634538" calcext:value-type="float">
            <text:p>6.6539634538</text:p>
          </table:table-cell>
          <table:table-cell table:formula="of:=POWER([.C1427]-6.75;2)" office:value-type="float" office:value="0.00922301820602467" calcext:value-type="float">
            <text:p>0.0092230182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6.891538" calcext:value-type="float">
            <text:p>6.891538</text:p>
          </table:table-cell>
          <table:table-cell office:value-type="float" office:value="6.6538952" calcext:value-type="float">
            <text:p>6.6538952</text:p>
          </table:table-cell>
          <table:table-cell table:formula="of:=POWER([.C1428]-6.75;2)" office:value-type="float" office:value="0.00923613258304" calcext:value-type="float">
            <text:p>0.0092361326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6.890786" calcext:value-type="float">
            <text:p>6.890786</text:p>
          </table:table-cell>
          <table:table-cell office:value-type="float" office:value="6.6538251075" calcext:value-type="float">
            <text:p>6.6538251075</text:p>
          </table:table-cell>
          <table:table-cell table:formula="of:=POWER([.C1429]-6.75;2)" office:value-type="float" office:value="0.00924960994738649" calcext:value-type="float">
            <text:p>0.0092496099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6.889435" calcext:value-type="float">
            <text:p>6.889435</text:p>
          </table:table-cell>
          <table:table-cell office:value-type="float" office:value="6.6537543183" calcext:value-type="float">
            <text:p>6.6537543183</text:p>
          </table:table-cell>
          <table:table-cell table:formula="of:=POWER([.C1430]-6.75;2)" office:value-type="float" office:value="0.00926323124589774" calcext:value-type="float">
            <text:p>0.0092632312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.887526" calcext:value-type="float">
            <text:p>6.887526</text:p>
          </table:table-cell>
          <table:table-cell office:value-type="float" office:value="6.6536838753" calcext:value-type="float">
            <text:p>6.6536838753</text:p>
          </table:table-cell>
          <table:table-cell table:formula="of:=POWER([.C1431]-6.75;2)" office:value-type="float" office:value="0.00927679587722585" calcext:value-type="float">
            <text:p>0.0092767959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6.885102" calcext:value-type="float">
            <text:p>6.885102</text:p>
          </table:table-cell>
          <table:table-cell office:value-type="float" office:value="6.653614686" calcext:value-type="float">
            <text:p>6.653614686</text:p>
          </table:table-cell>
          <table:table-cell table:formula="of:=POWER([.C1432]-6.75;2)" office:value-type="float" office:value="0.00929012875487859" calcext:value-type="float">
            <text:p>0.0092901288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6.882208" calcext:value-type="float">
            <text:p>6.882208</text:p>
          </table:table-cell>
          <table:table-cell office:value-type="float" office:value="6.6535475075" calcext:value-type="float">
            <text:p>6.6535475075</text:p>
          </table:table-cell>
          <table:table-cell table:formula="of:=POWER([.C1433]-6.75;2)" office:value-type="float" office:value="0.00930308330946258" calcext:value-type="float">
            <text:p>0.0093030833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6.878892" calcext:value-type="float">
            <text:p>6.878892</text:p>
          </table:table-cell>
          <table:table-cell office:value-type="float" office:value="6.6534829419" calcext:value-type="float">
            <text:p>6.6534829419</text:p>
          </table:table-cell>
          <table:table-cell table:formula="of:=POWER([.C1434]-6.75;2)" office:value-type="float" office:value="0.00931554250427875" calcext:value-type="float">
            <text:p>0.0093155425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6.875199" calcext:value-type="float">
            <text:p>6.875199</text:p>
          </table:table-cell>
          <table:table-cell office:value-type="float" office:value="6.653421428" calcext:value-type="float">
            <text:p>6.653421428</text:p>
          </table:table-cell>
          <table:table-cell table:formula="of:=POWER([.C1435]-6.75;2)" office:value-type="float" office:value="0.00932742056955924" calcext:value-type="float">
            <text:p>0.0093274206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6.871176" calcext:value-type="float">
            <text:p>6.871176</text:p>
          </table:table-cell>
          <table:table-cell office:value-type="float" office:value="6.6533632495" calcext:value-type="float">
            <text:p>6.6533632495</text:p>
          </table:table-cell>
          <table:table-cell table:formula="of:=POWER([.C1436]-6.75;2)" office:value-type="float" office:value="0.00933866154719927" calcext:value-type="float">
            <text:p>0.0093386615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6.866866" calcext:value-type="float">
            <text:p>6.866866</text:p>
          </table:table-cell>
          <table:table-cell office:value-type="float" office:value="6.6533085398" calcext:value-type="float">
            <text:p>6.6533085398</text:p>
          </table:table-cell>
          <table:table-cell table:formula="of:=POWER([.C1437]-6.75;2)" office:value-type="float" office:value="0.00934923847560814" calcext:value-type="float">
            <text:p>0.0093492385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6.862308" calcext:value-type="float">
            <text:p>6.862308</text:p>
          </table:table-cell>
          <table:table-cell office:value-type="float" office:value="6.6532572946" calcext:value-type="float">
            <text:p>6.6532572946</text:p>
          </table:table-cell>
          <table:table-cell table:formula="of:=POWER([.C1438]-6.75;2)" office:value-type="float" office:value="0.00935915104811112" calcext:value-type="float">
            <text:p>0.009359151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6.857538" calcext:value-type="float">
            <text:p>6.857538</text:p>
          </table:table-cell>
          <table:table-cell office:value-type="float" office:value="6.6532094022" calcext:value-type="float">
            <text:p>6.6532094022</text:p>
          </table:table-cell>
          <table:table-cell table:formula="of:=POWER([.C1439]-6.75;2)" office:value-type="float" office:value="0.00936841982248138" calcext:value-type="float">
            <text:p>0.0093684198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6.852588" calcext:value-type="float">
            <text:p>6.852588</text:p>
          </table:table-cell>
          <table:table-cell office:value-type="float" office:value="6.6531646559" calcext:value-type="float">
            <text:p>6.6531646559</text:p>
          </table:table-cell>
          <table:table-cell table:formula="of:=POWER([.C1440]-6.75;2)" office:value-type="float" office:value="0.00937708386696533" calcext:value-type="float">
            <text:p>0.0093770839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.847485" calcext:value-type="float">
            <text:p>6.847485</text:p>
          </table:table-cell>
          <table:table-cell office:value-type="float" office:value="6.6531227914" calcext:value-type="float">
            <text:p>6.6531227914</text:p>
          </table:table-cell>
          <table:table-cell table:formula="of:=POWER([.C1441]-6.75;2)" office:value-type="float" office:value="0.00938519354612784" calcext:value-type="float">
            <text:p>0.0093851935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6.842252" calcext:value-type="float">
            <text:p>6.842252</text:p>
          </table:table-cell>
          <table:table-cell office:value-type="float" office:value="6.6530835054" calcext:value-type="float">
            <text:p>6.6530835054</text:p>
          </table:table-cell>
          <table:table-cell table:formula="of:=POWER([.C1442]-6.75;2)" office:value-type="float" office:value="0.00939280692555188" calcext:value-type="float">
            <text:p>0.0093928069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6.836906" calcext:value-type="float">
            <text:p>6.836906</text:p>
          </table:table-cell>
          <table:table-cell office:value-type="float" office:value="6.6530464882" calcext:value-type="float">
            <text:p>6.6530464882</text:p>
          </table:table-cell>
          <table:table-cell table:formula="of:=POWER([.C1443]-6.75;2)" office:value-type="float" office:value="0.0093999834503527" calcext:value-type="float">
            <text:p>0.0093999835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6.831462" calcext:value-type="float">
            <text:p>6.831462</text:p>
          </table:table-cell>
          <table:table-cell office:value-type="float" office:value="6.6530114559" calcext:value-type="float">
            <text:p>6.6530114559</text:p>
          </table:table-cell>
          <table:table-cell table:formula="of:=POWER([.C1444]-6.75;2)" office:value-type="float" office:value="0.00940677768663769" calcext:value-type="float">
            <text:p>0.0094067777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6.825929" calcext:value-type="float">
            <text:p>6.825929</text:p>
          </table:table-cell>
          <table:table-cell office:value-type="float" office:value="6.652978172" calcext:value-type="float">
            <text:p>6.652978172</text:p>
          </table:table-cell>
          <table:table-cell table:formula="of:=POWER([.C1445]-6.75;2)" office:value-type="float" office:value="0.00941323510846157" calcext:value-type="float">
            <text:p>0.0094132351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6.820316" calcext:value-type="float">
            <text:p>6.820316</text:p>
          </table:table-cell>
          <table:table-cell office:value-type="float" office:value="6.6529464731" calcext:value-type="float">
            <text:p>6.6529464731</text:p>
          </table:table-cell>
          <table:table-cell table:formula="of:=POWER([.C1446]-6.75;2)" office:value-type="float" office:value="0.00941938708372901" calcext:value-type="float">
            <text:p>0.0094193871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6.814628" calcext:value-type="float">
            <text:p>6.814628</text:p>
          </table:table-cell>
          <table:table-cell office:value-type="float" office:value="6.6529162839" calcext:value-type="float">
            <text:p>6.6529162839</text:p>
          </table:table-cell>
          <table:table-cell table:formula="of:=POWER([.C1447]-6.75;2)" office:value-type="float" office:value="0.00942524793178544" calcext:value-type="float">
            <text:p>0.0094252479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6.808868" calcext:value-type="float">
            <text:p>6.808868</text:p>
          </table:table-cell>
          <table:table-cell office:value-type="float" office:value="6.6528876323" calcext:value-type="float">
            <text:p>6.6528876323</text:p>
          </table:table-cell>
          <table:table-cell table:formula="of:=POWER([.C1448]-6.75;2)" office:value-type="float" office:value="0.00943081196030006" calcext:value-type="float">
            <text:p>0.009430812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6.80304" calcext:value-type="float">
            <text:p>6.80304</text:p>
          </table:table-cell>
          <table:table-cell office:value-type="float" office:value="6.6528606688" calcext:value-type="float">
            <text:p>6.6528606688</text:p>
          </table:table-cell>
          <table:table-cell table:formula="of:=POWER([.C1449]-6.75;2)" office:value-type="float" office:value="0.00943604966598333" calcext:value-type="float">
            <text:p>0.0094360497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6.797148" calcext:value-type="float">
            <text:p>6.797148</text:p>
          </table:table-cell>
          <table:table-cell office:value-type="float" office:value="6.6528356581" calcext:value-type="float">
            <text:p>6.6528356581</text:p>
          </table:table-cell>
          <table:table-cell table:formula="of:=POWER([.C1450]-6.75;2)" office:value-type="float" office:value="0.00944090933686012" calcext:value-type="float">
            <text:p>0.0094409093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.791197" calcext:value-type="float">
            <text:p>6.791197</text:p>
          </table:table-cell>
          <table:table-cell office:value-type="float" office:value="6.6528129849" calcext:value-type="float">
            <text:p>6.6528129849</text:p>
          </table:table-cell>
          <table:table-cell table:formula="of:=POWER([.C1451]-6.75;2)" office:value-type="float" office:value="0.00944531590404768" calcext:value-type="float">
            <text:p>0.0094453159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6.785194" calcext:value-type="float">
            <text:p>6.785194</text:p>
          </table:table-cell>
          <table:table-cell office:value-type="float" office:value="6.6527931398" calcext:value-type="float">
            <text:p>6.6527931398</text:p>
          </table:table-cell>
          <table:table-cell table:formula="of:=POWER([.C1452]-6.75;2)" office:value-type="float" office:value="0.00944917366994235" calcext:value-type="float">
            <text:p>0.0094491737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6.77915" calcext:value-type="float">
            <text:p>6.77915</text:p>
          </table:table-cell>
          <table:table-cell office:value-type="float" office:value="6.6527767161" calcext:value-type="float">
            <text:p>6.6527767161</text:p>
          </table:table-cell>
          <table:table-cell table:formula="of:=POWER([.C1453]-6.75;2)" office:value-type="float" office:value="0.0094523669323" calcext:value-type="float">
            <text:p>0.0094523669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6.773077" calcext:value-type="float">
            <text:p>6.773077</text:p>
          </table:table-cell>
          <table:table-cell office:value-type="float" office:value="6.6527643871" calcext:value-type="float">
            <text:p>6.6527643871</text:p>
          </table:table-cell>
          <table:table-cell table:formula="of:=POWER([.C1454]-6.75;2)" office:value-type="float" office:value="0.00945476441603857" calcext:value-type="float">
            <text:p>0.0094547644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6.766993" calcext:value-type="float">
            <text:p>6.766993</text:p>
          </table:table-cell>
          <table:table-cell office:value-type="float" office:value="6.652756886" calcext:value-type="float">
            <text:p>6.652756886</text:p>
          </table:table-cell>
          <table:table-cell table:formula="of:=POWER([.C1455]-6.75;2)" office:value-type="float" office:value="0.00945622322041705" calcext:value-type="float">
            <text:p>0.0094562232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6.760919" calcext:value-type="float">
            <text:p>6.760919</text:p>
          </table:table-cell>
          <table:table-cell office:value-type="float" office:value="6.6527549828" calcext:value-type="float">
            <text:p>6.6527549828</text:p>
          </table:table-cell>
          <table:table-cell table:formula="of:=POWER([.C1456]-6.75;2)" office:value-type="float" office:value="0.00945659337022823" calcext:value-type="float">
            <text:p>0.0094565934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6.754882" calcext:value-type="float">
            <text:p>6.754882</text:p>
          </table:table-cell>
          <table:table-cell office:value-type="float" office:value="6.6527594602" calcext:value-type="float">
            <text:p>6.6527594602</text:p>
          </table:table-cell>
          <table:table-cell table:formula="of:=POWER([.C1457]-6.75;2)" office:value-type="float" office:value="0.0094557225805953" calcext:value-type="float">
            <text:p>0.0094557226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6.748909" calcext:value-type="float">
            <text:p>6.748909</text:p>
          </table:table-cell>
          <table:table-cell office:value-type="float" office:value="6.6527710817" calcext:value-type="float">
            <text:p>6.6527710817</text:p>
          </table:table-cell>
          <table:table-cell table:formula="of:=POWER([.C1458]-6.75;2)" office:value-type="float" office:value="0.00945346255378806" calcext:value-type="float">
            <text:p>0.0094534626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6.743035" calcext:value-type="float">
            <text:p>6.743035</text:p>
          </table:table-cell>
          <table:table-cell office:value-type="float" office:value="6.6527905742" calcext:value-type="float">
            <text:p>6.6527905742</text:p>
          </table:table-cell>
          <table:table-cell table:formula="of:=POWER([.C1459]-6.75;2)" office:value-type="float" office:value="0.00944967246436571" calcext:value-type="float">
            <text:p>0.0094496725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6.737296" calcext:value-type="float">
            <text:p>6.737296</text:p>
          </table:table-cell>
          <table:table-cell office:value-type="float" office:value="6.6528185957" calcext:value-type="float">
            <text:p>6.6528185957</text:p>
          </table:table-cell>
          <table:table-cell table:formula="of:=POWER([.C1460]-6.75;2)" office:value-type="float" office:value="0.00944422534171999" calcext:value-type="float">
            <text:p>0.0094442253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6.73173" calcext:value-type="float">
            <text:p>6.73173</text:p>
          </table:table-cell>
          <table:table-cell office:value-type="float" office:value="6.6528557097" calcext:value-type="float">
            <text:p>6.6528557097</text:p>
          </table:table-cell>
          <table:table-cell table:formula="of:=POWER([.C1461]-6.75;2)" office:value-type="float" office:value="0.00943701313789071" calcext:value-type="float">
            <text:p>0.0094370131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6.72638" calcext:value-type="float">
            <text:p>6.72638</text:p>
          </table:table-cell>
          <table:table-cell office:value-type="float" office:value="6.6529023742" calcext:value-type="float">
            <text:p>6.6529023742</text:p>
          </table:table-cell>
          <table:table-cell table:formula="of:=POWER([.C1462]-6.75;2)" office:value-type="float" office:value="0.00942794893599683" calcext:value-type="float">
            <text:p>0.0094279489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6.721285" calcext:value-type="float">
            <text:p>6.721285</text:p>
          </table:table-cell>
          <table:table-cell office:value-type="float" office:value="6.6529589118" calcext:value-type="float">
            <text:p>6.6529589118</text:p>
          </table:table-cell>
          <table:table-cell table:formula="of:=POWER([.C1463]-6.75;2)" office:value-type="float" office:value="0.0094169727990402" calcext:value-type="float">
            <text:p>0.0094169728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6.716486" calcext:value-type="float">
            <text:p>6.716486</text:p>
          </table:table-cell>
          <table:table-cell office:value-type="float" office:value="6.6530255097" calcext:value-type="float">
            <text:p>6.6530255097</text:p>
          </table:table-cell>
          <table:table-cell table:formula="of:=POWER([.C1464]-6.75;2)" office:value-type="float" office:value="0.0094040517689448" calcext:value-type="float">
            <text:p>0.0094040518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6.712023" calcext:value-type="float">
            <text:p>6.712023</text:p>
          </table:table-cell>
          <table:table-cell office:value-type="float" office:value="6.6531022043" calcext:value-type="float">
            <text:p>6.6531022043</text:p>
          </table:table-cell>
          <table:table-cell table:formula="of:=POWER([.C1465]-6.75;2)" office:value-type="float" office:value="0.00938918281151901" calcext:value-type="float">
            <text:p>0.0093891828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6.707932" calcext:value-type="float">
            <text:p>6.707932</text:p>
          </table:table-cell>
          <table:table-cell office:value-type="float" office:value="6.6531888796" calcext:value-type="float">
            <text:p>6.6531888796</text:p>
          </table:table-cell>
          <table:table-cell table:formula="of:=POWER([.C1466]-6.75;2)" office:value-type="float" office:value="0.00937239303310329" calcext:value-type="float">
            <text:p>0.009372393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6.704243" calcext:value-type="float">
            <text:p>6.704243</text:p>
          </table:table-cell>
          <table:table-cell office:value-type="float" office:value="6.6532852667" calcext:value-type="float">
            <text:p>6.6532852667</text:p>
          </table:table-cell>
          <table:table-cell table:formula="of:=POWER([.C1467]-6.75;2)" office:value-type="float" office:value="0.00935373963729009" calcext:value-type="float">
            <text:p>0.0093537396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6.700985" calcext:value-type="float">
            <text:p>6.700985</text:p>
          </table:table-cell>
          <table:table-cell office:value-type="float" office:value="6.653390957" calcext:value-type="float">
            <text:p>6.653390957</text:p>
          </table:table-cell>
          <table:table-cell table:formula="of:=POWER([.C1468]-6.75;2)" office:value-type="float" office:value="0.00933330718937584" calcext:value-type="float">
            <text:p>0.0093333072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6.698177" calcext:value-type="float">
            <text:p>6.698177</text:p>
          </table:table-cell>
          <table:table-cell office:value-type="float" office:value="6.6535054043" calcext:value-type="float">
            <text:p>6.6535054043</text:p>
          </table:table-cell>
          <table:table-cell table:formula="of:=POWER([.C1469]-6.75;2)" office:value-type="float" office:value="0.00931120699930652" calcext:value-type="float">
            <text:p>0.009311207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6.695834" calcext:value-type="float">
            <text:p>6.695834</text:p>
          </table:table-cell>
          <table:table-cell office:value-type="float" office:value="6.6536279398" calcext:value-type="float">
            <text:p>6.6536279398</text:p>
          </table:table-cell>
          <table:table-cell table:formula="of:=POWER([.C1470]-6.75;2)" office:value-type="float" office:value="0.00928757398719247" calcext:value-type="float">
            <text:p>0.009287574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.69396" calcext:value-type="float">
            <text:p>6.69396</text:p>
          </table:table-cell>
          <table:table-cell office:value-type="float" office:value="6.6537577914" calcext:value-type="float">
            <text:p>6.6537577914</text:p>
          </table:table-cell>
          <table:table-cell table:formula="of:=POWER([.C1471]-6.75;2)" office:value-type="float" office:value="0.00926256271620585" calcext:value-type="float">
            <text:p>0.0092625627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6.692552" calcext:value-type="float">
            <text:p>6.692552</text:p>
          </table:table-cell>
          <table:table-cell office:value-type="float" office:value="6.6538941054" calcext:value-type="float">
            <text:p>6.6538941054</text:p>
          </table:table-cell>
          <table:table-cell table:formula="of:=POWER([.C1472]-6.75;2)" office:value-type="float" office:value="0.0092363429768663" calcext:value-type="float">
            <text:p>0.009236343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6.691601" calcext:value-type="float">
            <text:p>6.691601</text:p>
          </table:table-cell>
          <table:table-cell office:value-type="float" office:value="6.6540359613" calcext:value-type="float">
            <text:p>6.6540359613</text:p>
          </table:table-cell>
          <table:table-cell table:formula="of:=POWER([.C1473]-6.75;2)" office:value-type="float" office:value="0.0092090967236151" calcext:value-type="float">
            <text:p>0.0092090967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.691087" calcext:value-type="float">
            <text:p>6.691087</text:p>
          </table:table-cell>
          <table:table-cell office:value-type="float" office:value="6.6541823914" calcext:value-type="float">
            <text:p>6.6541823914</text:p>
          </table:table-cell>
          <table:table-cell table:formula="of:=POWER([.C1474]-6.75;2)" office:value-type="float" office:value="0.00918101411782279" calcext:value-type="float">
            <text:p>0.0091810141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6.690982" calcext:value-type="float">
            <text:p>6.690982</text:p>
          </table:table-cell>
          <table:table-cell office:value-type="float" office:value="6.6543324065" calcext:value-type="float">
            <text:p>6.6543324065</text:p>
          </table:table-cell>
          <table:table-cell table:formula="of:=POWER([.C1475]-6.75;2)" office:value-type="float" office:value="0.00915228844608124" calcext:value-type="float">
            <text:p>0.0091522884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6.691251" calcext:value-type="float">
            <text:p>6.691251</text:p>
          </table:table-cell>
          <table:table-cell office:value-type="float" office:value="6.6544850151" calcext:value-type="float">
            <text:p>6.6544850151</text:p>
          </table:table-cell>
          <table:table-cell table:formula="of:=POWER([.C1476]-6.75;2)" office:value-type="float" office:value="0.00912311234044729" calcext:value-type="float">
            <text:p>0.0091231123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6.691854" calcext:value-type="float">
            <text:p>6.691854</text:p>
          </table:table-cell>
          <table:table-cell office:value-type="float" office:value="6.6546392409" calcext:value-type="float">
            <text:p>6.6546392409</text:p>
          </table:table-cell>
          <table:table-cell table:formula="of:=POWER([.C1477]-6.75;2)" office:value-type="float" office:value="0.00909367437612825" calcext:value-type="float">
            <text:p>0.0090936744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6.692743" calcext:value-type="float">
            <text:p>6.692743</text:p>
          </table:table-cell>
          <table:table-cell office:value-type="float" office:value="6.6547941312" calcext:value-type="float">
            <text:p>6.6547941312</text:p>
          </table:table-cell>
          <table:table-cell table:formula="of:=POWER([.C1478]-6.75;2)" office:value-type="float" office:value="0.0090641574539628" calcext:value-type="float">
            <text:p>0.0090641575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6.693866" calcext:value-type="float">
            <text:p>6.693866</text:p>
          </table:table-cell>
          <table:table-cell office:value-type="float" office:value="6.6549487806" calcext:value-type="float">
            <text:p>6.6549487806</text:p>
          </table:table-cell>
          <table:table-cell table:formula="of:=POWER([.C1479]-6.75;2)" office:value-type="float" office:value="0.00903473430942697" calcext:value-type="float">
            <text:p>0.0090347343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6.695167" calcext:value-type="float">
            <text:p>6.695167</text:p>
          </table:table-cell>
          <table:table-cell office:value-type="float" office:value="6.6551023333" calcext:value-type="float">
            <text:p>6.6551023333</text:p>
          </table:table-cell>
          <table:table-cell table:formula="of:=POWER([.C1480]-6.75;2)" office:value-type="float" office:value="0.00900556714510423" calcext:value-type="float">
            <text:p>0.0090055671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.696589" calcext:value-type="float">
            <text:p>6.696589</text:p>
          </table:table-cell>
          <table:table-cell office:value-type="float" office:value="6.6552539978" calcext:value-type="float">
            <text:p>6.6552539978</text:p>
          </table:table-cell>
          <table:table-cell table:formula="of:=POWER([.C1481]-6.75;2)" office:value-type="float" office:value="0.0089768049328824" calcext:value-type="float">
            <text:p>0.0089768049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6.698073" calcext:value-type="float">
            <text:p>6.698073</text:p>
          </table:table-cell>
          <table:table-cell office:value-type="float" office:value="6.6554030452" calcext:value-type="float">
            <text:p>6.6554030452</text:p>
          </table:table-cell>
          <table:table-cell table:formula="of:=POWER([.C1482]-6.75;2)" office:value-type="float" office:value="0.00894858385743326" calcext:value-type="float">
            <text:p>0.0089485839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6.69956" calcext:value-type="float">
            <text:p>6.69956</text:p>
          </table:table-cell>
          <table:table-cell office:value-type="float" office:value="6.6555488108" calcext:value-type="float">
            <text:p>6.6555488108</text:p>
          </table:table-cell>
          <table:table-cell table:formula="of:=POWER([.C1483]-6.75;2)" office:value-type="float" office:value="0.00892102714129419" calcext:value-type="float">
            <text:p>0.0089210271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6.700994" calcext:value-type="float">
            <text:p>6.700994</text:p>
          </table:table-cell>
          <table:table-cell office:value-type="float" office:value="6.6556906968" calcext:value-type="float">
            <text:p>6.6556906968</text:p>
          </table:table-cell>
          <table:table-cell table:formula="of:=POWER([.C1484]-6.75;2)" office:value-type="float" office:value="0.00889424467006957" calcext:value-type="float">
            <text:p>0.0088942447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6.702319" calcext:value-type="float">
            <text:p>6.702319</text:p>
          </table:table-cell>
          <table:table-cell office:value-type="float" office:value="6.6558281656" calcext:value-type="float">
            <text:p>6.6558281656</text:p>
          </table:table-cell>
          <table:table-cell table:formula="of:=POWER([.C1485]-6.75;2)" office:value-type="float" office:value="0.00886833439426102" calcext:value-type="float">
            <text:p>0.0088683344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6.703485" calcext:value-type="float">
            <text:p>6.703485</text:p>
          </table:table-cell>
          <table:table-cell office:value-type="float" office:value="6.6559607398" calcext:value-type="float">
            <text:p>6.6559607398</text:p>
          </table:table-cell>
          <table:table-cell table:formula="of:=POWER([.C1486]-6.75;2)" office:value-type="float" office:value="0.00884338245896326" calcext:value-type="float">
            <text:p>0.0088433825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6.704445" calcext:value-type="float">
            <text:p>6.704445</text:p>
          </table:table-cell>
          <table:table-cell office:value-type="float" office:value="6.6560879914" calcext:value-type="float">
            <text:p>6.6560879914</text:p>
          </table:table-cell>
          <table:table-cell table:formula="of:=POWER([.C1487]-6.75;2)" office:value-type="float" office:value="0.00881946535928652" calcext:value-type="float">
            <text:p>0.0088194654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6.705156" calcext:value-type="float">
            <text:p>6.705156</text:p>
          </table:table-cell>
          <table:table-cell office:value-type="float" office:value="6.6562095376" calcext:value-type="float">
            <text:p>6.6562095376</text:p>
          </table:table-cell>
          <table:table-cell table:formula="of:=POWER([.C1488]-6.75;2)" office:value-type="float" office:value="0.00879665083720588" calcext:value-type="float">
            <text:p>0.0087966508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6.705582" calcext:value-type="float">
            <text:p>6.705582</text:p>
          </table:table-cell>
          <table:table-cell office:value-type="float" office:value="6.6563250366" calcext:value-type="float">
            <text:p>6.6563250366</text:p>
          </table:table-cell>
          <table:table-cell table:formula="of:=POWER([.C1489]-6.75;2)" office:value-type="float" office:value="0.0087749987679913" calcext:value-type="float">
            <text:p>0.0087749988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6.705692" calcext:value-type="float">
            <text:p>6.705692</text:p>
          </table:table-cell>
          <table:table-cell office:value-type="float" office:value="6.6564341785" calcext:value-type="float">
            <text:p>6.6564341785</text:p>
          </table:table-cell>
          <table:table-cell table:formula="of:=POWER([.C1490]-6.75;2)" office:value-type="float" office:value="0.00875456295296993" calcext:value-type="float">
            <text:p>0.008754563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.705461" calcext:value-type="float">
            <text:p>6.705461</text:p>
          </table:table-cell>
          <table:table-cell office:value-type="float" office:value="6.6565366817" calcext:value-type="float">
            <text:p>6.6565366817</text:p>
          </table:table-cell>
          <table:table-cell table:formula="of:=POWER([.C1491]-6.75;2)" office:value-type="float" office:value="0.00873539186764703" calcext:value-type="float">
            <text:p>0.0087353919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6.704868" calcext:value-type="float">
            <text:p>6.704868</text:p>
          </table:table-cell>
          <table:table-cell office:value-type="float" office:value="6.6566322882" calcext:value-type="float">
            <text:p>6.6566322882</text:p>
          </table:table-cell>
          <table:table-cell table:formula="of:=POWER([.C1492]-6.75;2)" office:value-type="float" office:value="0.00871752960676787" calcext:value-type="float">
            <text:p>0.0087175296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6.703901" calcext:value-type="float">
            <text:p>6.703901</text:p>
          </table:table-cell>
          <table:table-cell office:value-type="float" office:value="6.6567207613" calcext:value-type="float">
            <text:p>6.6567207613</text:p>
          </table:table-cell>
          <table:table-cell table:formula="of:=POWER([.C1493]-6.75;2)" office:value-type="float" office:value="0.0087010163724516" calcext:value-type="float">
            <text:p>0.0087010164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6.70255" calcext:value-type="float">
            <text:p>6.70255</text:p>
          </table:table-cell>
          <table:table-cell office:value-type="float" office:value="6.656801886" calcext:value-type="float">
            <text:p>6.656801886</text:p>
          </table:table-cell>
          <table:table-cell table:formula="of:=POWER([.C1494]-6.75;2)" office:value-type="float" office:value="0.00868588845315695" calcext:value-type="float">
            <text:p>0.0086858885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6.700814" calcext:value-type="float">
            <text:p>6.700814</text:p>
          </table:table-cell>
          <table:table-cell office:value-type="float" office:value="6.6568754688" calcext:value-type="float">
            <text:p>6.6568754688</text:p>
          </table:table-cell>
          <table:table-cell table:formula="of:=POWER([.C1495]-6.75;2)" office:value-type="float" office:value="0.00867217831121977" calcext:value-type="float">
            <text:p>0.0086721783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6.698693" calcext:value-type="float">
            <text:p>6.698693</text:p>
          </table:table-cell>
          <table:table-cell office:value-type="float" office:value="6.6569413355" calcext:value-type="float">
            <text:p>6.6569413355</text:p>
          </table:table-cell>
          <table:table-cell table:formula="of:=POWER([.C1496]-6.75;2)" office:value-type="float" office:value="0.00865991503852356" calcext:value-type="float">
            <text:p>0.008659915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6.696194" calcext:value-type="float">
            <text:p>6.696194</text:p>
          </table:table-cell>
          <table:table-cell office:value-type="float" office:value="6.6569993398" calcext:value-type="float">
            <text:p>6.6569993398</text:p>
          </table:table-cell>
          <table:table-cell table:formula="of:=POWER([.C1497]-6.75;2)" office:value-type="float" office:value="0.00864912279763578" calcext:value-type="float">
            <text:p>0.0086491228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6.693327" calcext:value-type="float">
            <text:p>6.693327</text:p>
          </table:table-cell>
          <table:table-cell office:value-type="float" office:value="6.6570493634" calcext:value-type="float">
            <text:p>6.6570493634</text:p>
          </table:table-cell>
          <table:table-cell table:formula="of:=POWER([.C1498]-6.75;2)" office:value-type="float" office:value="0.00863982084434533" calcext:value-type="float">
            <text:p>0.0086398208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6.690106" calcext:value-type="float">
            <text:p>6.690106</text:p>
          </table:table-cell>
          <table:table-cell office:value-type="float" office:value="6.657091329" calcext:value-type="float">
            <text:p>6.657091329</text:p>
          </table:table-cell>
          <table:table-cell table:formula="of:=POWER([.C1499]-6.75;2)" office:value-type="float" office:value="0.00863202114698624" calcext:value-type="float">
            <text:p>0.0086320211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6.68655" calcext:value-type="float">
            <text:p>6.68655</text:p>
          </table:table-cell>
          <table:table-cell office:value-type="float" office:value="6.6571251978" calcext:value-type="float">
            <text:p>6.6571251978</text:p>
          </table:table-cell>
          <table:table-cell table:formula="of:=POWER([.C1500]-6.75;2)" office:value-type="float" office:value="0.0086257288836891" calcext:value-type="float">
            <text:p>0.0086257289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.682678" calcext:value-type="float">
            <text:p>6.682678</text:p>
          </table:table-cell>
          <table:table-cell office:value-type="float" office:value="6.6571509742" calcext:value-type="float">
            <text:p>6.6571509742</text:p>
          </table:table-cell>
          <table:table-cell table:formula="of:=POWER([.C1501]-6.75;2)" office:value-type="float" office:value="0.008620941592009" calcext:value-type="float">
            <text:p>0.0086209416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6.678513" calcext:value-type="float">
            <text:p>6.678513</text:p>
          </table:table-cell>
          <table:table-cell office:value-type="float" office:value="6.6571687204" calcext:value-type="float">
            <text:p>6.6571687204</text:p>
          </table:table-cell>
          <table:table-cell table:formula="of:=POWER([.C1502]-6.75;2)" office:value-type="float" office:value="0.00861764647217345" calcext:value-type="float">
            <text:p>0.0086176465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6.674079" calcext:value-type="float">
            <text:p>6.674079</text:p>
          </table:table-cell>
          <table:table-cell office:value-type="float" office:value="6.6571785548" calcext:value-type="float">
            <text:p>6.6571785548</text:p>
          </table:table-cell>
          <table:table-cell table:formula="of:=POWER([.C1503]-6.75;2)" office:value-type="float" office:value="0.00861582068901665" calcext:value-type="float">
            <text:p>0.0086158207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6.669405" calcext:value-type="float">
            <text:p>6.669405</text:p>
          </table:table-cell>
          <table:table-cell office:value-type="float" office:value="6.6571806645" calcext:value-type="float">
            <text:p>6.6571806645</text:p>
          </table:table-cell>
          <table:table-cell table:formula="of:=POWER([.C1504]-6.75;2)" office:value-type="float" office:value="0.00861542904266152" calcext:value-type="float">
            <text:p>0.008615429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6.664517" calcext:value-type="float">
            <text:p>6.664517</text:p>
          </table:table-cell>
          <table:table-cell office:value-type="float" office:value="6.6571752946" calcext:value-type="float">
            <text:p>6.6571752946</text:p>
          </table:table-cell>
          <table:table-cell table:formula="of:=POWER([.C1505]-6.75;2)" office:value-type="float" office:value="0.00861642593259679" calcext:value-type="float">
            <text:p>0.0086164259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6.659445" calcext:value-type="float">
            <text:p>6.659445</text:p>
          </table:table-cell>
          <table:table-cell office:value-type="float" office:value="6.6571627656" calcext:value-type="float">
            <text:p>6.6571627656</text:p>
          </table:table-cell>
          <table:table-cell table:formula="of:=POWER([.C1506]-6.75;2)" office:value-type="float" office:value="0.00861875209104057" calcext:value-type="float">
            <text:p>0.0086187521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6.654218" calcext:value-type="float">
            <text:p>6.654218</text:p>
          </table:table-cell>
          <table:table-cell office:value-type="float" office:value="6.6571434645" calcext:value-type="float">
            <text:p>6.6571434645</text:p>
          </table:table-cell>
          <table:table-cell table:formula="of:=POWER([.C1507]-6.75;2)" office:value-type="float" office:value="0.00862233618506279" calcext:value-type="float">
            <text:p>0.0086223362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6.648867" calcext:value-type="float">
            <text:p>6.648867</text:p>
          </table:table-cell>
          <table:table-cell office:value-type="float" office:value="6.6571178473" calcext:value-type="float">
            <text:p>6.6571178473</text:p>
          </table:table-cell>
          <table:table-cell table:formula="of:=POWER([.C1508]-6.75;2)" office:value-type="float" office:value="0.00862709429018606" calcext:value-type="float">
            <text:p>0.0086270943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6.643421" calcext:value-type="float">
            <text:p>6.643421</text:p>
          </table:table-cell>
          <table:table-cell office:value-type="float" office:value="6.6570864344" calcext:value-type="float">
            <text:p>6.6570864344</text:p>
          </table:table-cell>
          <table:table-cell table:formula="of:=POWER([.C1509]-6.75;2)" office:value-type="float" office:value="0.0086329306725055" calcext:value-type="float">
            <text:p>0.0086329307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6.637909" calcext:value-type="float">
            <text:p>6.637909</text:p>
          </table:table-cell>
          <table:table-cell office:value-type="float" office:value="6.6570498086" calcext:value-type="float">
            <text:p>6.6570498086</text:p>
          </table:table-cell>
          <table:table-cell table:formula="of:=POWER([.C1510]-6.75;2)" office:value-type="float" office:value="0.00863973808129662" calcext:value-type="float">
            <text:p>0.0086397381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.632357" calcext:value-type="float">
            <text:p>6.632357</text:p>
          </table:table-cell>
          <table:table-cell office:value-type="float" office:value="6.6570086086" calcext:value-type="float">
            <text:p>6.6570086086</text:p>
          </table:table-cell>
          <table:table-cell table:formula="of:=POWER([.C1511]-6.75;2)" office:value-type="float" office:value="0.008647398874508" calcext:value-type="float">
            <text:p>0.0086473989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6.626793" calcext:value-type="float">
            <text:p>6.626793</text:p>
          </table:table-cell>
          <table:table-cell office:value-type="float" office:value="6.6569635247" calcext:value-type="float">
            <text:p>6.6569635247</text:p>
          </table:table-cell>
          <table:table-cell table:formula="of:=POWER([.C1512]-6.75;2)" office:value-type="float" office:value="0.0086557857362475" calcext:value-type="float">
            <text:p>0.0086557857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6.621238" calcext:value-type="float">
            <text:p>6.621238</text:p>
          </table:table-cell>
          <table:table-cell office:value-type="float" office:value="6.656915286" calcext:value-type="float">
            <text:p>6.656915286</text:p>
          </table:table-cell>
          <table:table-cell table:formula="of:=POWER([.C1513]-6.75;2)" office:value-type="float" office:value="0.00866476398046175" calcext:value-type="float">
            <text:p>0.008664764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6.615715" calcext:value-type="float">
            <text:p>6.615715</text:p>
          </table:table-cell>
          <table:table-cell office:value-type="float" office:value="6.6568646602" calcext:value-type="float">
            <text:p>6.6568646602</text:p>
          </table:table-cell>
          <table:table-cell table:formula="of:=POWER([.C1514]-6.75;2)" office:value-type="float" office:value="0.00867419151966144" calcext:value-type="float">
            <text:p>0.0086741915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6.610241" calcext:value-type="float">
            <text:p>6.610241</text:p>
          </table:table-cell>
          <table:table-cell office:value-type="float" office:value="6.6568124344" calcext:value-type="float">
            <text:p>6.6568124344</text:p>
          </table:table-cell>
          <table:table-cell table:formula="of:=POWER([.C1515]-6.75;2)" office:value-type="float" office:value="0.00868392238245432" calcext:value-type="float">
            <text:p>0.0086839224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6.604829" calcext:value-type="float">
            <text:p>6.604829</text:p>
          </table:table-cell>
          <table:table-cell office:value-type="float" office:value="6.6567594151" calcext:value-type="float">
            <text:p>6.6567594151</text:p>
          </table:table-cell>
          <table:table-cell table:formula="of:=POWER([.C1516]-6.75;2)" office:value-type="float" office:value="0.00869380667249415" calcext:value-type="float">
            <text:p>0.0086938067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6.599489" calcext:value-type="float">
            <text:p>6.599489</text:p>
          </table:table-cell>
          <table:table-cell office:value-type="float" office:value="6.6567064172" calcext:value-type="float">
            <text:p>6.6567064172</text:p>
          </table:table-cell>
          <table:table-cell table:formula="of:=POWER([.C1517]-6.75;2)" office:value-type="float" office:value="0.00870369259166052" calcext:value-type="float">
            <text:p>0.0087036926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6.594227" calcext:value-type="float">
            <text:p>6.594227</text:p>
          </table:table-cell>
          <table:table-cell office:value-type="float" office:value="6.6566542559" calcext:value-type="float">
            <text:p>6.6566542559</text:p>
          </table:table-cell>
          <table:table-cell table:formula="of:=POWER([.C1518]-6.75;2)" office:value-type="float" office:value="0.00871342794158261" calcext:value-type="float">
            <text:p>0.0087134279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6.589043" calcext:value-type="float">
            <text:p>6.589043</text:p>
          </table:table-cell>
          <table:table-cell office:value-type="float" office:value="6.6566037398" calcext:value-type="float">
            <text:p>6.6566037398</text:p>
          </table:table-cell>
          <table:table-cell table:formula="of:=POWER([.C1519]-6.75;2)" office:value-type="float" office:value="0.00872286141934619" calcext:value-type="float">
            <text:p>0.0087228614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6.583933" calcext:value-type="float">
            <text:p>6.583933</text:p>
          </table:table-cell>
          <table:table-cell office:value-type="float" office:value="6.6565556667" calcext:value-type="float">
            <text:p>6.6565556667</text:p>
          </table:table-cell>
          <table:table-cell table:formula="of:=POWER([.C1520]-6.75;2)" office:value-type="float" office:value="0.00873184342588147" calcext:value-type="float">
            <text:p>0.0087318434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.578887" calcext:value-type="float">
            <text:p>6.578887</text:p>
          </table:table-cell>
          <table:table-cell office:value-type="float" office:value="6.6565108172" calcext:value-type="float">
            <text:p>6.6565108172</text:p>
          </table:table-cell>
          <table:table-cell table:formula="of:=POWER([.C1521]-6.75;2)" office:value-type="float" office:value="0.00874022730061181" calcext:value-type="float">
            <text:p>0.0087402273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6.573892" calcext:value-type="float">
            <text:p>6.573892</text:p>
          </table:table-cell>
          <table:table-cell office:value-type="float" office:value="6.6564699548" calcext:value-type="float">
            <text:p>6.6564699548</text:p>
          </table:table-cell>
          <table:table-cell table:formula="of:=POWER([.C1522]-6.75;2)" office:value-type="float" office:value="0.00874786935511398" calcext:value-type="float">
            <text:p>0.0087478694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6.568929" calcext:value-type="float">
            <text:p>6.568929</text:p>
          </table:table-cell>
          <table:table-cell office:value-type="float" office:value="6.6564338194" calcext:value-type="float">
            <text:p>6.6564338194</text:p>
          </table:table-cell>
          <table:table-cell table:formula="of:=POWER([.C1523]-6.75;2)" office:value-type="float" office:value="0.00875463015207179" calcext:value-type="float">
            <text:p>0.0087546302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6.563975" calcext:value-type="float">
            <text:p>6.563975</text:p>
          </table:table-cell>
          <table:table-cell office:value-type="float" office:value="6.6564031355" calcext:value-type="float">
            <text:p>6.6564031355</text:p>
          </table:table-cell>
          <table:table-cell table:formula="of:=POWER([.C1524]-6.75;2)" office:value-type="float" office:value="0.00876037304423141" calcext:value-type="float">
            <text:p>0.008760373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6.559002" calcext:value-type="float">
            <text:p>6.559002</text:p>
          </table:table-cell>
          <table:table-cell office:value-type="float" office:value="6.6563786065" calcext:value-type="float">
            <text:p>6.6563786065</text:p>
          </table:table-cell>
          <table:table-cell table:formula="of:=POWER([.C1525]-6.75;2)" office:value-type="float" office:value="0.0087649653208819" calcext:value-type="float">
            <text:p>0.0087649653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6.55398" calcext:value-type="float">
            <text:p>6.55398</text:p>
          </table:table-cell>
          <table:table-cell office:value-type="float" office:value="6.6563609226" calcext:value-type="float">
            <text:p>6.6563609226</text:p>
          </table:table-cell>
          <table:table-cell table:formula="of:=POWER([.C1526]-6.75;2)" office:value-type="float" office:value="0.00876827681632315" calcext:value-type="float">
            <text:p>0.0087682768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6.548875" calcext:value-type="float">
            <text:p>6.548875</text:p>
          </table:table-cell>
          <table:table-cell office:value-type="float" office:value="6.6563507613" calcext:value-type="float">
            <text:p>6.6563507613</text:p>
          </table:table-cell>
          <table:table-cell table:formula="of:=POWER([.C1527]-6.75;2)" office:value-type="float" office:value="0.00877017990908963" calcext:value-type="float">
            <text:p>0.0087701799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6.543653" calcext:value-type="float">
            <text:p>6.543653</text:p>
          </table:table-cell>
          <table:table-cell office:value-type="float" office:value="6.6563487957" calcext:value-type="float">
            <text:p>6.6563487957</text:p>
          </table:table-cell>
          <table:table-cell table:formula="of:=POWER([.C1528]-6.75;2)" office:value-type="float" office:value="0.00877054806684041" calcext:value-type="float">
            <text:p>0.0087705481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6.538276" calcext:value-type="float">
            <text:p>6.538276</text:p>
          </table:table-cell>
          <table:table-cell office:value-type="float" office:value="6.6563556946" calcext:value-type="float">
            <text:p>6.6563556946</text:p>
          </table:table-cell>
          <table:table-cell table:formula="of:=POWER([.C1529]-6.75;2)" office:value-type="float" office:value="0.00876925593384843" calcext:value-type="float">
            <text:p>0.0087692559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6.532711" calcext:value-type="float">
            <text:p>6.532711</text:p>
          </table:table-cell>
          <table:table-cell office:value-type="float" office:value="6.6563721312" calcext:value-type="float">
            <text:p>6.6563721312</text:p>
          </table:table-cell>
          <table:table-cell table:formula="of:=POWER([.C1530]-6.75;2)" office:value-type="float" office:value="0.00876617781602994" calcext:value-type="float">
            <text:p>0.0087661778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.526921" calcext:value-type="float">
            <text:p>6.526921</text:p>
          </table:table-cell>
          <table:table-cell office:value-type="float" office:value="6.6563987806" calcext:value-type="float">
            <text:p>6.6563987806</text:p>
          </table:table-cell>
          <table:table-cell table:formula="of:=POWER([.C1531]-6.75;2)" office:value-type="float" office:value="0.00876118827316694" calcext:value-type="float">
            <text:p>0.0087611883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6.520877" calcext:value-type="float">
            <text:p>6.520877</text:p>
          </table:table-cell>
          <table:table-cell office:value-type="float" office:value="6.656436329" calcext:value-type="float">
            <text:p>6.656436329</text:p>
          </table:table-cell>
          <table:table-cell table:formula="of:=POWER([.C1532]-6.75;2)" office:value-type="float" office:value="0.00875416053099625" calcext:value-type="float">
            <text:p>0.0087541605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6.514552" calcext:value-type="float">
            <text:p>6.514552</text:p>
          </table:table-cell>
          <table:table-cell office:value-type="float" office:value="6.6564854688" calcext:value-type="float">
            <text:p>6.6564854688</text:p>
          </table:table-cell>
          <table:table-cell table:formula="of:=POWER([.C1533]-6.75;2)" office:value-type="float" office:value="0.00874496754555583" calcext:value-type="float">
            <text:p>0.0087449675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6.507925" calcext:value-type="float">
            <text:p>6.507925</text:p>
          </table:table-cell>
          <table:table-cell office:value-type="float" office:value="6.6565468946" calcext:value-type="float">
            <text:p>6.6565468946</text:p>
          </table:table-cell>
          <table:table-cell table:formula="of:=POWER([.C1534]-6.75;2)" office:value-type="float" office:value="0.00873348290890352" calcext:value-type="float">
            <text:p>0.0087334829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6.500984" calcext:value-type="float">
            <text:p>6.500984</text:p>
          </table:table-cell>
          <table:table-cell office:value-type="float" office:value="6.6566213032" calcext:value-type="float">
            <text:p>6.6566213032</text:p>
          </table:table-cell>
          <table:table-cell table:formula="of:=POWER([.C1535]-6.75;2)" office:value-type="float" office:value="0.00871958101606639" calcext:value-type="float">
            <text:p>0.008719581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6.493728" calcext:value-type="float">
            <text:p>6.493728</text:p>
          </table:table-cell>
          <table:table-cell office:value-type="float" office:value="6.6567093828" calcext:value-type="float">
            <text:p>6.6567093828</text:p>
          </table:table-cell>
          <table:table-cell table:formula="of:=POWER([.C1536]-6.75;2)" office:value-type="float" office:value="0.00870313925755695" calcext:value-type="float">
            <text:p>0.0087031393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6.486164" calcext:value-type="float">
            <text:p>6.486164</text:p>
          </table:table-cell>
          <table:table-cell office:value-type="float" office:value="6.6568117957" calcext:value-type="float">
            <text:p>6.6568117957</text:p>
          </table:table-cell>
          <table:table-cell table:formula="of:=POWER([.C1537]-6.75;2)" office:value-type="float" office:value="0.00868404142065847" calcext:value-type="float">
            <text:p>0.0086840414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6.478314" calcext:value-type="float">
            <text:p>6.478314</text:p>
          </table:table-cell>
          <table:table-cell office:value-type="float" office:value="6.6569291656" calcext:value-type="float">
            <text:p>6.6569291656</text:p>
          </table:table-cell>
          <table:table-cell table:formula="of:=POWER([.C1538]-6.75;2)" office:value-type="float" office:value="0.00866218021591217" calcext:value-type="float">
            <text:p>0.0086621802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6.470216" calcext:value-type="float">
            <text:p>6.470216</text:p>
          </table:table-cell>
          <table:table-cell office:value-type="float" office:value="6.6570620559" calcext:value-type="float">
            <text:p>6.6570620559</text:p>
          </table:table-cell>
          <table:table-cell table:formula="of:=POWER([.C1539]-6.75;2)" office:value-type="float" office:value="0.00863746145353473" calcext:value-type="float">
            <text:p>0.0086374615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6.46192" calcext:value-type="float">
            <text:p>6.46192</text:p>
          </table:table-cell>
          <table:table-cell office:value-type="float" office:value="6.6572109462" calcext:value-type="float">
            <text:p>6.6572109462</text:p>
          </table:table-cell>
          <table:table-cell table:formula="of:=POWER([.C1540]-6.75;2)" office:value-type="float" office:value="0.00860980850509926" calcext:value-type="float">
            <text:p>0.0086098085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.453497" calcext:value-type="float">
            <text:p>6.453497</text:p>
          </table:table-cell>
          <table:table-cell office:value-type="float" office:value="6.6573762065" calcext:value-type="float">
            <text:p>6.6573762065</text:p>
          </table:table-cell>
          <table:table-cell table:formula="of:=POWER([.C1541]-6.75;2)" office:value-type="float" office:value="0.00857916712233057" calcext:value-type="float">
            <text:p>0.0085791671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6.445032" calcext:value-type="float">
            <text:p>6.445032</text:p>
          </table:table-cell>
          <table:table-cell office:value-type="float" office:value="6.6575580602" calcext:value-type="float">
            <text:p>6.6575580602</text:p>
          </table:table-cell>
          <table:table-cell table:formula="of:=POWER([.C1542]-6.75;2)" office:value-type="float" office:value="0.00854551223398675" calcext:value-type="float">
            <text:p>0.0085455122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6.436628" calcext:value-type="float">
            <text:p>6.436628</text:p>
          </table:table-cell>
          <table:table-cell office:value-type="float" office:value="6.6577565591" calcext:value-type="float">
            <text:p>6.6577565591</text:p>
          </table:table-cell>
          <table:table-cell table:formula="of:=POWER([.C1543]-6.75;2)" office:value-type="float" office:value="0.00850885238907178" calcext:value-type="float">
            <text:p>0.0085088524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6.428406" calcext:value-type="float">
            <text:p>6.428406</text:p>
          </table:table-cell>
          <table:table-cell office:value-type="float" office:value="6.6579715484" calcext:value-type="float">
            <text:p>6.6579715484</text:p>
          </table:table-cell>
          <table:table-cell table:formula="of:=POWER([.C1544]-6.75;2)" office:value-type="float" office:value="0.00846923590389355" calcext:value-type="float">
            <text:p>0.0084692359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6.420502" calcext:value-type="float">
            <text:p>6.420502</text:p>
          </table:table-cell>
          <table:table-cell office:value-type="float" office:value="6.6582026323" calcext:value-type="float">
            <text:p>6.6582026323</text:p>
          </table:table-cell>
          <table:table-cell table:formula="of:=POWER([.C1545]-6.75;2)" office:value-type="float" office:value="0.00842675671664899" calcext:value-type="float">
            <text:p>0.0084267567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6.413065" calcext:value-type="float">
            <text:p>6.413065</text:p>
          </table:table-cell>
          <table:table-cell office:value-type="float" office:value="6.6584491441" calcext:value-type="float">
            <text:p>6.6584491441</text:p>
          </table:table-cell>
          <table:table-cell table:formula="of:=POWER([.C1546]-6.75;2)" office:value-type="float" office:value="0.00838155921602248" calcext:value-type="float">
            <text:p>0.0083815592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6.406255" calcext:value-type="float">
            <text:p>6.406255</text:p>
          </table:table-cell>
          <table:table-cell office:value-type="float" office:value="6.6587101226" calcext:value-type="float">
            <text:p>6.6587101226</text:p>
          </table:table-cell>
          <table:table-cell table:formula="of:=POWER([.C1547]-6.75;2)" office:value-type="float" office:value="0.00833384171570694" calcext:value-type="float">
            <text:p>0.0083338417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6.400242" calcext:value-type="float">
            <text:p>6.400242</text:p>
          </table:table-cell>
          <table:table-cell office:value-type="float" office:value="6.658984286" calcext:value-type="float">
            <text:p>6.658984286</text:p>
          </table:table-cell>
          <table:table-cell table:formula="of:=POWER([.C1548]-6.75;2)" office:value-type="float" office:value="0.00828386019492981" calcext:value-type="float">
            <text:p>0.0082838602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6.395196" calcext:value-type="float">
            <text:p>6.395196</text:p>
          </table:table-cell>
          <table:table-cell office:value-type="float" office:value="6.6592700129" calcext:value-type="float">
            <text:p>6.6592700129</text:p>
          </table:table-cell>
          <table:table-cell table:formula="of:=POWER([.C1549]-6.75;2)" office:value-type="float" office:value="0.00823193055916609" calcext:value-type="float">
            <text:p>0.0082319306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6.39129" calcext:value-type="float">
            <text:p>6.39129</text:p>
          </table:table-cell>
          <table:table-cell office:value-type="float" office:value="6.6595653462" calcext:value-type="float">
            <text:p>6.6595653462</text:p>
          </table:table-cell>
          <table:table-cell table:formula="of:=POWER([.C1550]-6.75;2)" office:value-type="float" office:value="0.00817842660792586" calcext:value-type="float">
            <text:p>0.0081784266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.388688" calcext:value-type="float">
            <text:p>6.388688</text:p>
          </table:table-cell>
          <table:table-cell office:value-type="float" office:value="6.6598679828" calcext:value-type="float">
            <text:p>6.6598679828</text:p>
          </table:table-cell>
          <table:table-cell table:formula="of:=POWER([.C1551]-6.75;2)" office:value-type="float" office:value="0.00812378052454113" calcext:value-type="float">
            <text:p>0.0081237805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6.387544" calcext:value-type="float">
            <text:p>6.387544</text:p>
          </table:table-cell>
          <table:table-cell office:value-type="float" office:value="6.6601752882" calcext:value-type="float">
            <text:p>6.6601752882</text:p>
          </table:table-cell>
          <table:table-cell table:formula="of:=POWER([.C1552]-6.75;2)" office:value-type="float" office:value="0.00806847884995313" calcext:value-type="float">
            <text:p>0.0080684788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6.387993" calcext:value-type="float">
            <text:p>6.387993</text:p>
          </table:table-cell>
          <table:table-cell office:value-type="float" office:value="6.6604843226" calcext:value-type="float">
            <text:p>6.6604843226</text:p>
          </table:table-cell>
          <table:table-cell table:formula="of:=POWER([.C1553]-6.75;2)" office:value-type="float" office:value="0.00801305650038081" calcext:value-type="float">
            <text:p>0.0080130565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6.390148" calcext:value-type="float">
            <text:p>6.390148</text:p>
          </table:table-cell>
          <table:table-cell office:value-type="float" office:value="6.6607918753" calcext:value-type="float">
            <text:p>6.6607918753</text:p>
          </table:table-cell>
          <table:table-cell table:formula="of:=POWER([.C1554]-6.75;2)" office:value-type="float" office:value="0.00795808951249072" calcext:value-type="float">
            <text:p>0.0079580895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6.394094" calcext:value-type="float">
            <text:p>6.394094</text:p>
          </table:table-cell>
          <table:table-cell office:value-type="float" office:value="6.6610945032" calcext:value-type="float">
            <text:p>6.6610945032</text:p>
          </table:table-cell>
          <table:table-cell table:formula="of:=POWER([.C1555]-6.75;2)" office:value-type="float" office:value="0.00790418736125478" calcext:value-type="float">
            <text:p>0.0079041874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6.399882" calcext:value-type="float">
            <text:p>6.399882</text:p>
          </table:table-cell>
          <table:table-cell office:value-type="float" office:value="6.6613885892" calcext:value-type="float">
            <text:p>6.6613885892</text:p>
          </table:table-cell>
          <table:table-cell table:formula="of:=POWER([.C1556]-6.75;2)" office:value-type="float" office:value="0.00785198212396644" calcext:value-type="float">
            <text:p>0.0078519821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6.407524" calcext:value-type="float">
            <text:p>6.407524</text:p>
          </table:table-cell>
          <table:table-cell office:value-type="float" office:value="6.6616704086" calcext:value-type="float">
            <text:p>6.6616704086</text:p>
          </table:table-cell>
          <table:table-cell table:formula="of:=POWER([.C1557]-6.75;2)" office:value-type="float" office:value="0.00780211671689095" calcext:value-type="float">
            <text:p>0.0078021167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6.416993" calcext:value-type="float">
            <text:p>6.416993</text:p>
          </table:table-cell>
          <table:table-cell office:value-type="float" office:value="6.6619361978" calcext:value-type="float">
            <text:p>6.6619361978</text:p>
          </table:table-cell>
          <table:table-cell table:formula="of:=POWER([.C1558]-6.75;2)" office:value-type="float" office:value="0.00775523325792068" calcext:value-type="float">
            <text:p>0.0077552333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6.428219" calcext:value-type="float">
            <text:p>6.428219</text:p>
          </table:table-cell>
          <table:table-cell office:value-type="float" office:value="6.6621822344" calcext:value-type="float">
            <text:p>6.6621822344</text:p>
          </table:table-cell>
          <table:table-cell table:formula="of:=POWER([.C1559]-6.75;2)" office:value-type="float" office:value="0.00771195995497648" calcext:value-type="float">
            <text:p>0.00771196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6.441087" calcext:value-type="float">
            <text:p>6.441087</text:p>
          </table:table-cell>
          <table:table-cell office:value-type="float" office:value="6.662404914" calcext:value-type="float">
            <text:p>6.662404914</text:p>
          </table:table-cell>
          <table:table-cell table:formula="of:=POWER([.C1560]-6.75;2)" office:value-type="float" office:value="0.00767289909134745" calcext:value-type="float">
            <text:p>0.0076728991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.455441" calcext:value-type="float">
            <text:p>6.455441</text:p>
          </table:table-cell>
          <table:table-cell office:value-type="float" office:value="6.6626008323" calcext:value-type="float">
            <text:p>6.6626008323</text:p>
          </table:table-cell>
          <table:table-cell table:formula="of:=POWER([.C1561]-6.75;2)" office:value-type="float" office:value="0.00763861451465274" calcext:value-type="float">
            <text:p>0.0076386145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6.471082" calcext:value-type="float">
            <text:p>6.471082</text:p>
          </table:table-cell>
          <table:table-cell office:value-type="float" office:value="6.6627668688" calcext:value-type="float">
            <text:p>6.6627668688</text:p>
          </table:table-cell>
          <table:table-cell table:formula="of:=POWER([.C1562]-6.75;2)" office:value-type="float" office:value="0.00760961917895635" calcext:value-type="float">
            <text:p>0.0076096192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6.487774" calcext:value-type="float">
            <text:p>6.487774</text:p>
          </table:table-cell>
          <table:table-cell office:value-type="float" office:value="6.6629002538" calcext:value-type="float">
            <text:p>6.6629002538</text:p>
          </table:table-cell>
          <table:table-cell table:formula="of:=POWER([.C1563]-6.75;2)" office:value-type="float" office:value="0.00758636578810438" calcext:value-type="float">
            <text:p>0.0075863658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6.505249" calcext:value-type="float">
            <text:p>6.505249</text:p>
          </table:table-cell>
          <table:table-cell office:value-type="float" office:value="6.6629986409" calcext:value-type="float">
            <text:p>6.6629986409</text:p>
          </table:table-cell>
          <table:table-cell table:formula="of:=POWER([.C1564]-6.75;2)" office:value-type="float" office:value="0.0075692364852472" calcext:value-type="float">
            <text:p>0.0075692365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6.523207" calcext:value-type="float">
            <text:p>6.523207</text:p>
          </table:table-cell>
          <table:table-cell office:value-type="float" office:value="6.6630601591" calcext:value-type="float">
            <text:p>6.6630601591</text:p>
          </table:table-cell>
          <table:table-cell table:formula="of:=POWER([.C1565]-6.75;2)" office:value-type="float" office:value="0.00755853593571723" calcext:value-type="float">
            <text:p>0.0075585359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6.541332" calcext:value-type="float">
            <text:p>6.541332</text:p>
          </table:table-cell>
          <table:table-cell office:value-type="float" office:value="6.6630834774" calcext:value-type="float">
            <text:p>6.6630834774</text:p>
          </table:table-cell>
          <table:table-cell table:formula="of:=POWER([.C1566]-6.75;2)" office:value-type="float" office:value="0.00755448190087634" calcext:value-type="float">
            <text:p>0.0075544819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6.559289" calcext:value-type="float">
            <text:p>6.559289</text:p>
          </table:table-cell>
          <table:table-cell office:value-type="float" office:value="6.6630678172" calcext:value-type="float">
            <text:p>6.6630678172</text:p>
          </table:table-cell>
          <table:table-cell table:formula="of:=POWER([.C1567]-6.75;2)" office:value-type="float" office:value="0.00755720440637262" calcext:value-type="float">
            <text:p>0.0075572044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6.576737" calcext:value-type="float">
            <text:p>6.576737</text:p>
          </table:table-cell>
          <table:table-cell office:value-type="float" office:value="6.6630129935" calcext:value-type="float">
            <text:p>6.6630129935</text:p>
          </table:table-cell>
          <table:table-cell table:formula="of:=POWER([.C1568]-6.75;2)" office:value-type="float" office:value="0.00756673929983108" calcext:value-type="float">
            <text:p>0.0075667393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6.593336" calcext:value-type="float">
            <text:p>6.593336</text:p>
          </table:table-cell>
          <table:table-cell office:value-type="float" office:value="6.6629194215" calcext:value-type="float">
            <text:p>6.6629194215</text:p>
          </table:table-cell>
          <table:table-cell table:formula="of:=POWER([.C1569]-6.75;2)" office:value-type="float" office:value="0.00758302715189469" calcext:value-type="float">
            <text:p>0.0075830272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6.608751" calcext:value-type="float">
            <text:p>6.608751</text:p>
          </table:table-cell>
          <table:table-cell office:value-type="float" office:value="6.6627881118" calcext:value-type="float">
            <text:p>6.6627881118</text:p>
          </table:table-cell>
          <table:table-cell table:formula="of:=POWER([.C1570]-6.75;2)" office:value-type="float" office:value="0.00760591344340925" calcext:value-type="float">
            <text:p>0.0076059134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.622664" calcext:value-type="float">
            <text:p>6.622664</text:p>
          </table:table-cell>
          <table:table-cell office:value-type="float" office:value="6.6626206645" calcext:value-type="float">
            <text:p>6.6626206645</text:p>
          </table:table-cell>
          <table:table-cell table:formula="of:=POWER([.C1571]-6.75;2)" office:value-type="float" office:value="0.0076351482724215" calcext:value-type="float">
            <text:p>0.0076351483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6.634776" calcext:value-type="float">
            <text:p>6.634776</text:p>
          </table:table-cell>
          <table:table-cell office:value-type="float" office:value="6.6624192387" calcext:value-type="float">
            <text:p>6.6624192387</text:p>
          </table:table-cell>
          <table:table-cell table:formula="of:=POWER([.C1572]-6.75;2)" office:value-type="float" office:value="0.00767038974988756" calcext:value-type="float">
            <text:p>0.0076703897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6.644815" calcext:value-type="float">
            <text:p>6.644815</text:p>
          </table:table-cell>
          <table:table-cell office:value-type="float" office:value="6.6621865204" calcext:value-type="float">
            <text:p>6.6621865204</text:p>
          </table:table-cell>
          <table:table-cell table:formula="of:=POWER([.C1573]-6.75;2)" office:value-type="float" office:value="0.00771120719945967" calcext:value-type="float">
            <text:p>0.0077112072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6.652541" calcext:value-type="float">
            <text:p>6.652541</text:p>
          </table:table-cell>
          <table:table-cell office:value-type="float" office:value="6.661925686" calcext:value-type="float">
            <text:p>6.661925686</text:p>
          </table:table-cell>
          <table:table-cell table:formula="of:=POWER([.C1574]-6.75;2)" office:value-type="float" office:value="0.00775708478657059" calcext:value-type="float">
            <text:p>0.0077570848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6.65775" calcext:value-type="float">
            <text:p>6.65775</text:p>
          </table:table-cell>
          <table:table-cell office:value-type="float" office:value="6.6616403484" calcext:value-type="float">
            <text:p>6.6616403484</text:p>
          </table:table-cell>
          <table:table-cell table:formula="of:=POWER([.C1575]-6.75;2)" office:value-type="float" office:value="0.00780742803087343" calcext:value-type="float">
            <text:p>0.007807428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6.660276" calcext:value-type="float">
            <text:p>6.660276</text:p>
          </table:table-cell>
          <table:table-cell office:value-type="float" office:value="6.6613345118" calcext:value-type="float">
            <text:p>6.6613345118</text:p>
          </table:table-cell>
          <table:table-cell table:formula="of:=POWER([.C1576]-6.75;2)" office:value-type="float" office:value="0.00786156879774437" calcext:value-type="float">
            <text:p>0.0078615688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6.659998" calcext:value-type="float">
            <text:p>6.659998</text:p>
          </table:table-cell>
          <table:table-cell office:value-type="float" office:value="6.6610125097" calcext:value-type="float">
            <text:p>6.6610125097</text:p>
          </table:table-cell>
          <table:table-cell table:formula="of:=POWER([.C1577]-6.75;2)" office:value-type="float" office:value="0.00791877342989261" calcext:value-type="float">
            <text:p>0.0079187734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6.656836" calcext:value-type="float">
            <text:p>6.656836</text:p>
          </table:table-cell>
          <table:table-cell office:value-type="float" office:value="6.6606789441" calcext:value-type="float">
            <text:p>6.6606789441</text:p>
          </table:table-cell>
          <table:table-cell table:formula="of:=POWER([.C1578]-6.75;2)" office:value-type="float" office:value="0.00797825102709095" calcext:value-type="float">
            <text:p>0.007978251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6.650756" calcext:value-type="float">
            <text:p>6.650756</text:p>
          </table:table-cell>
          <table:table-cell office:value-type="float" office:value="6.6603386344" calcext:value-type="float">
            <text:p>6.6603386344</text:p>
          </table:table-cell>
          <table:table-cell table:formula="of:=POWER([.C1579]-6.75;2)" office:value-type="float" office:value="0.00803916048125679" calcext:value-type="float">
            <text:p>0.0080391605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6.641769" calcext:value-type="float">
            <text:p>6.641769</text:p>
          </table:table-cell>
          <table:table-cell office:value-type="float" office:value="6.6599965484" calcext:value-type="float">
            <text:p>6.6599965484</text:p>
          </table:table-cell>
          <table:table-cell table:formula="of:=POWER([.C1580]-6.75;2)" office:value-type="float" office:value="0.0081006212999136" calcext:value-type="float">
            <text:p>0.0081006213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.629928" calcext:value-type="float">
            <text:p>6.629928</text:p>
          </table:table-cell>
          <table:table-cell office:value-type="float" office:value="6.6596577441" calcext:value-type="float">
            <text:p>6.6596577441</text:p>
          </table:table-cell>
          <table:table-cell table:formula="of:=POWER([.C1581]-6.75;2)" office:value-type="float" office:value="0.008161723201101" calcext:value-type="float">
            <text:p>0.0081617232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6.615332" calcext:value-type="float">
            <text:p>6.615332</text:p>
          </table:table-cell>
          <table:table-cell office:value-type="float" office:value="6.6593273161" calcext:value-type="float">
            <text:p>6.6593273161</text:p>
          </table:table-cell>
          <table:table-cell table:formula="of:=POWER([.C1582]-6.75;2)" office:value-type="float" office:value="0.00822153560562937" calcext:value-type="float">
            <text:p>0.0082215356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6.598119" calcext:value-type="float">
            <text:p>6.598119</text:p>
          </table:table-cell>
          <table:table-cell office:value-type="float" office:value="6.6590103226" calcext:value-type="float">
            <text:p>6.6590103226</text:p>
          </table:table-cell>
          <table:table-cell table:formula="of:=POWER([.C1583]-6.75;2)" office:value-type="float" office:value="0.008279121393356" calcext:value-type="float">
            <text:p>0.0082791214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6.578466" calcext:value-type="float">
            <text:p>6.578466</text:p>
          </table:table-cell>
          <table:table-cell office:value-type="float" office:value="6.6587117398" calcext:value-type="float">
            <text:p>6.6587117398</text:p>
          </table:table-cell>
          <table:table-cell table:formula="of:=POWER([.C1584]-6.75;2)" office:value-type="float" office:value="0.00833354645034287" calcext:value-type="float">
            <text:p>0.0083335465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6.556585" calcext:value-type="float">
            <text:p>6.556585</text:p>
          </table:table-cell>
          <table:table-cell office:value-type="float" office:value="6.6584364" calcext:value-type="float">
            <text:p>6.6584364</text:p>
          </table:table-cell>
          <table:table-cell table:formula="of:=POWER([.C1585]-6.75;2)" office:value-type="float" office:value="0.00838389284495995" calcext:value-type="float">
            <text:p>0.0083838928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6.532723" calcext:value-type="float">
            <text:p>6.532723</text:p>
          </table:table-cell>
          <table:table-cell office:value-type="float" office:value="6.6581889355" calcext:value-type="float">
            <text:p>6.6581889355</text:p>
          </table:table-cell>
          <table:table-cell table:formula="of:=POWER([.C1586]-6.75;2)" office:value-type="float" office:value="0.00842927156462314" calcext:value-type="float">
            <text:p>0.0084292716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6.507154" calcext:value-type="float">
            <text:p>6.507154</text:p>
          </table:table-cell>
          <table:table-cell office:value-type="float" office:value="6.6579737204" calcext:value-type="float">
            <text:p>6.6579737204</text:p>
          </table:table-cell>
          <table:table-cell table:formula="of:=POWER([.C1587]-6.75;2)" office:value-type="float" office:value="0.00846883613701733" calcext:value-type="float">
            <text:p>0.0084688361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6.480178" calcext:value-type="float">
            <text:p>6.480178</text:p>
          </table:table-cell>
          <table:table-cell office:value-type="float" office:value="6.6577948172" calcext:value-type="float">
            <text:p>6.6577948172</text:p>
          </table:table-cell>
          <table:table-cell table:formula="of:=POWER([.C1588]-6.75;2)" office:value-type="float" office:value="0.0085017957351814" calcext:value-type="float">
            <text:p>0.0085017957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6.452116" calcext:value-type="float">
            <text:p>6.452116</text:p>
          </table:table-cell>
          <table:table-cell office:value-type="float" office:value="6.6576559183" calcext:value-type="float">
            <text:p>6.6576559183</text:p>
          </table:table-cell>
          <table:table-cell table:formula="of:=POWER([.C1589]-6.75;2)" office:value-type="float" office:value="0.00852742942501633" calcext:value-type="float">
            <text:p>0.0085274294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6.423307" calcext:value-type="float">
            <text:p>6.423307</text:p>
          </table:table-cell>
          <table:table-cell office:value-type="float" office:value="6.6575602946" calcext:value-type="float">
            <text:p>6.6575602946</text:p>
          </table:table-cell>
          <table:table-cell table:formula="of:=POWER([.C1590]-6.75;2)" office:value-type="float" office:value="0.00854509913443886" calcext:value-type="float">
            <text:p>0.0085450991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.394101" calcext:value-type="float">
            <text:p>6.394101</text:p>
          </table:table-cell>
          <table:table-cell office:value-type="float" office:value="6.6575107398" calcext:value-type="float">
            <text:p>6.6575107398</text:p>
          </table:table-cell>
          <table:table-cell table:formula="of:=POWER([.C1591]-6.75;2)" office:value-type="float" office:value="0.00855426325234327" calcext:value-type="float">
            <text:p>0.0085542633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6.364857" calcext:value-type="float">
            <text:p>6.364857</text:p>
          </table:table-cell>
          <table:table-cell office:value-type="float" office:value="6.6575095226" calcext:value-type="float">
            <text:p>6.6575095226</text:p>
          </table:table-cell>
          <table:table-cell table:formula="of:=POWER([.C1592]-6.75;2)" office:value-type="float" office:value="0.00855448840967994" calcext:value-type="float">
            <text:p>0.0085544884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6.335939" calcext:value-type="float">
            <text:p>6.335939</text:p>
          </table:table-cell>
          <table:table-cell office:value-type="float" office:value="6.6575583355" calcext:value-type="float">
            <text:p>6.6575583355</text:p>
          </table:table-cell>
          <table:table-cell table:formula="of:=POWER([.C1593]-6.75;2)" office:value-type="float" office:value="0.00854546133553054" calcext:value-type="float">
            <text:p>0.0085454613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6.307707" calcext:value-type="float">
            <text:p>6.307707</text:p>
          </table:table-cell>
          <table:table-cell office:value-type="float" office:value="6.657658243" calcext:value-type="float">
            <text:p>6.657658243</text:p>
          </table:table-cell>
          <table:table-cell table:formula="of:=POWER([.C1594]-6.75;2)" office:value-type="float" office:value="0.00852700008584701" calcext:value-type="float">
            <text:p>0.0085270001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6.280519" calcext:value-type="float">
            <text:p>6.280519</text:p>
          </table:table-cell>
          <table:table-cell office:value-type="float" office:value="6.6578096559" calcext:value-type="float">
            <text:p>6.6578096559</text:p>
          </table:table-cell>
          <table:table-cell table:formula="of:=POWER([.C1595]-6.75;2)" office:value-type="float" office:value="0.00849905954527633" calcext:value-type="float">
            <text:p>0.0084990595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.25472" calcext:value-type="float">
            <text:p>6.25472</text:p>
          </table:table-cell>
          <table:table-cell office:value-type="float" office:value="6.658012286" calcext:value-type="float">
            <text:p>6.658012286</text:p>
          </table:table-cell>
          <table:table-cell table:formula="of:=POWER([.C1596]-6.75;2)" office:value-type="float" office:value="0.00846173952694581" calcext:value-type="float">
            <text:p>0.0084617395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6.230641" calcext:value-type="float">
            <text:p>6.230641</text:p>
          </table:table-cell>
          <table:table-cell office:value-type="float" office:value="6.6582651247" calcext:value-type="float">
            <text:p>6.6582651247</text:p>
          </table:table-cell>
          <table:table-cell table:formula="of:=POWER([.C1597]-6.75;2)" office:value-type="float" office:value="0.0084152873463066" calcext:value-type="float">
            <text:p>0.0084152873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6.208596" calcext:value-type="float">
            <text:p>6.208596</text:p>
          </table:table-cell>
          <table:table-cell office:value-type="float" office:value="6.6585664366" calcext:value-type="float">
            <text:p>6.6585664366</text:p>
          </table:table-cell>
          <table:table-cell table:formula="of:=POWER([.C1598]-6.75;2)" office:value-type="float" office:value="0.00836009651602179" calcext:value-type="float">
            <text:p>0.0083600965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6.188877" calcext:value-type="float">
            <text:p>6.188877</text:p>
          </table:table-cell>
          <table:table-cell office:value-type="float" office:value="6.6589137441" calcext:value-type="float">
            <text:p>6.6589137441</text:p>
          </table:table-cell>
          <table:table-cell table:formula="of:=POWER([.C1599]-6.75;2)" office:value-type="float" office:value="0.00829670601388022" calcext:value-type="float">
            <text:p>0.008296706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6.171747" calcext:value-type="float">
            <text:p>6.171747</text:p>
          </table:table-cell>
          <table:table-cell office:value-type="float" office:value="6.659303843" calcext:value-type="float">
            <text:p>6.659303843</text:p>
          </table:table-cell>
          <table:table-cell table:formula="of:=POWER([.C1600]-6.75;2)" office:value-type="float" office:value="0.00822579289456865" calcext:value-type="float">
            <text:p>0.0082257929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.157445" calcext:value-type="float">
            <text:p>6.157445</text:p>
          </table:table-cell>
          <table:table-cell office:value-type="float" office:value="6.6597328344" calcext:value-type="float">
            <text:p>6.6597328344</text:p>
          </table:table-cell>
          <table:table-cell table:formula="of:=POWER([.C1601]-6.75;2)" office:value-type="float" office:value="0.00814816118545787" calcext:value-type="float">
            <text:p>0.0081481612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6.146175" calcext:value-type="float">
            <text:p>6.146175</text:p>
          </table:table-cell>
          <table:table-cell office:value-type="float" office:value="6.6601961505" calcext:value-type="float">
            <text:p>6.6601961505</text:p>
          </table:table-cell>
          <table:table-cell table:formula="of:=POWER([.C1602]-6.75;2)" office:value-type="float" office:value="0.00806473138501865" calcext:value-type="float">
            <text:p>0.0080647314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6.138111" calcext:value-type="float">
            <text:p>6.138111</text:p>
          </table:table-cell>
          <table:table-cell office:value-type="float" office:value="6.6606886215" calcext:value-type="float">
            <text:p>6.6606886215</text:p>
          </table:table-cell>
          <table:table-cell table:formula="of:=POWER([.C1603]-6.75;2)" office:value-type="float" office:value="0.00797652232957021" calcext:value-type="float">
            <text:p>0.0079765223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6.133392" calcext:value-type="float">
            <text:p>6.133392</text:p>
          </table:table-cell>
          <table:table-cell office:value-type="float" office:value="6.6612045419" calcext:value-type="float">
            <text:p>6.6612045419</text:p>
          </table:table-cell>
          <table:table-cell table:formula="of:=POWER([.C1604]-6.75;2)" office:value-type="float" office:value="0.00788463337918884" calcext:value-type="float">
            <text:p>0.0078846334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6.132124" calcext:value-type="float">
            <text:p>6.132124</text:p>
          </table:table-cell>
          <table:table-cell office:value-type="float" office:value="6.661737757" calcext:value-type="float">
            <text:p>6.661737757</text:p>
          </table:table-cell>
          <table:table-cell table:formula="of:=POWER([.C1605]-6.75;2)" office:value-type="float" office:value="0.00779022353939104" calcext:value-type="float">
            <text:p>0.0077902235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6.134379" calcext:value-type="float">
            <text:p>6.134379</text:p>
          </table:table-cell>
          <table:table-cell office:value-type="float" office:value="6.6622817613" calcext:value-type="float">
            <text:p>6.6622817613</text:p>
          </table:table-cell>
          <table:table-cell table:formula="of:=POWER([.C1606]-6.75;2)" office:value-type="float" office:value="0.00769448940063017" calcext:value-type="float">
            <text:p>0.0076944894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6.140196" calcext:value-type="float">
            <text:p>6.140196</text:p>
          </table:table-cell>
          <table:table-cell office:value-type="float" office:value="6.6628298129" calcext:value-type="float">
            <text:p>6.6628298129</text:p>
          </table:table-cell>
          <table:table-cell table:formula="of:=POWER([.C1607]-6.75;2)" office:value-type="float" office:value="0.00759864151904899" calcext:value-type="float">
            <text:p>0.0075986415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6.149585" calcext:value-type="float">
            <text:p>6.149585</text:p>
          </table:table-cell>
          <table:table-cell office:value-type="float" office:value="6.6633750667" calcext:value-type="float">
            <text:p>6.6633750667</text:p>
          </table:table-cell>
          <table:table-cell table:formula="of:=POWER([.C1608]-6.75;2)" office:value-type="float" office:value="0.00750387906922937" calcext:value-type="float">
            <text:p>0.0075038791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6.16253" calcext:value-type="float">
            <text:p>6.16253</text:p>
          </table:table-cell>
          <table:table-cell office:value-type="float" office:value="6.6639106968" calcext:value-type="float">
            <text:p>6.6639106968</text:p>
          </table:table-cell>
          <table:table-cell table:formula="of:=POWER([.C1609]-6.75;2)" office:value-type="float" office:value="0.00741136812546147" calcext:value-type="float">
            <text:p>0.0074113681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6.178989" calcext:value-type="float">
            <text:p>6.178989</text:p>
          </table:table-cell>
          <table:table-cell office:value-type="float" office:value="6.6644300473" calcext:value-type="float">
            <text:p>6.6644300473</text:p>
          </table:table-cell>
          <table:table-cell table:formula="of:=POWER([.C1610]-6.75;2)" office:value-type="float" office:value="0.00732221680508028" calcext:value-type="float">
            <text:p>0.0073222168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.198904" calcext:value-type="float">
            <text:p>6.198904</text:p>
          </table:table-cell>
          <table:table-cell office:value-type="float" office:value="6.6649267763" calcext:value-type="float">
            <text:p>6.6649267763</text:p>
          </table:table-cell>
          <table:table-cell table:formula="of:=POWER([.C1611]-6.75;2)" office:value-type="float" office:value="0.00723745339071029" calcext:value-type="float">
            <text:p>0.0072374534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6.222203" calcext:value-type="float">
            <text:p>6.222203</text:p>
          </table:table-cell>
          <table:table-cell office:value-type="float" office:value="6.6653950172" calcext:value-type="float">
            <text:p>6.6653950172</text:p>
          </table:table-cell>
          <table:table-cell table:formula="of:=POWER([.C1612]-6.75;2)" office:value-type="float" office:value="0.00715800311458833" calcext:value-type="float">
            <text:p>0.0071580031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6.248809" calcext:value-type="float">
            <text:p>6.248809</text:p>
          </table:table-cell>
          <table:table-cell office:value-type="float" office:value="6.6658295226" calcext:value-type="float">
            <text:p>6.6658295226</text:p>
          </table:table-cell>
          <table:table-cell table:formula="of:=POWER([.C1613]-6.75;2)" office:value-type="float" office:value="0.00708466926574388" calcext:value-type="float">
            <text:p>0.0070846693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6.278647" calcext:value-type="float">
            <text:p>6.278647</text:p>
          </table:table-cell>
          <table:table-cell office:value-type="float" office:value="6.666225828" calcext:value-type="float">
            <text:p>6.666225828</text:p>
          </table:table-cell>
          <table:table-cell table:formula="of:=POWER([.C1614]-6.75;2)" office:value-type="float" office:value="0.00701811189428559" calcext:value-type="float">
            <text:p>0.0070181119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6.311658" calcext:value-type="float">
            <text:p>6.311658</text:p>
          </table:table-cell>
          <table:table-cell office:value-type="float" office:value="6.6665804129" calcext:value-type="float">
            <text:p>6.6665804129</text:p>
          </table:table-cell>
          <table:table-cell table:formula="of:=POWER([.C1615]-6.75;2)" office:value-type="float" office:value="0.00695882751193446" calcext:value-type="float">
            <text:p>0.0069588275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6.34781" calcext:value-type="float">
            <text:p>6.34781</text:p>
          </table:table-cell>
          <table:table-cell office:value-type="float" office:value="6.6668908581" calcext:value-type="float">
            <text:p>6.6668908581</text:p>
          </table:table-cell>
          <table:table-cell table:formula="of:=POWER([.C1616]-6.75;2)" office:value-type="float" office:value="0.00690712946735427" calcext:value-type="float">
            <text:p>0.0069071295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6.387121" calcext:value-type="float">
            <text:p>6.387121</text:p>
          </table:table-cell>
          <table:table-cell office:value-type="float" office:value="6.6671560129" calcext:value-type="float">
            <text:p>6.6671560129</text:p>
          </table:table-cell>
          <table:table-cell table:formula="of:=POWER([.C1617]-6.75;2)" office:value-type="float" office:value="0.00686312619862503" calcext:value-type="float">
            <text:p>0.0068631262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6.429686" calcext:value-type="float">
            <text:p>6.429686</text:p>
          </table:table-cell>
          <table:table-cell office:value-type="float" office:value="6.6673761763" calcext:value-type="float">
            <text:p>6.6673761763</text:p>
          </table:table-cell>
          <table:table-cell table:formula="of:=POWER([.C1618]-6.75;2)" office:value-type="float" office:value="0.00682669624280863" calcext:value-type="float">
            <text:p>0.0068266962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6.475714" calcext:value-type="float">
            <text:p>6.475714</text:p>
          </table:table-cell>
          <table:table-cell office:value-type="float" office:value="6.6675532946" calcext:value-type="float">
            <text:p>6.6675532946</text:p>
          </table:table-cell>
          <table:table-cell table:formula="of:=POWER([.C1619]-6.75;2)" office:value-type="float" office:value="0.00679745923131435" calcext:value-type="float">
            <text:p>0.0067974592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6.525598" calcext:value-type="float">
            <text:p>6.525598</text:p>
          </table:table-cell>
          <table:table-cell office:value-type="float" office:value="6.6676912108" calcext:value-type="float">
            <text:p>6.6676912108</text:p>
          </table:table-cell>
          <table:table-cell table:formula="of:=POWER([.C1620]-6.75;2)" office:value-type="float" office:value="0.00677473677957001" calcext:value-type="float">
            <text:p>0.0067747368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.580015" calcext:value-type="float">
            <text:p>6.580015</text:p>
          </table:table-cell>
          <table:table-cell office:value-type="float" office:value="6.6677959785" calcext:value-type="float">
            <text:p>6.6677959785</text:p>
          </table:table-cell>
          <table:table-cell table:formula="of:=POWER([.C1621]-6.75;2)" office:value-type="float" office:value="0.00675750115077245" calcext:value-type="float">
            <text:p>0.0067575012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6.640098" calcext:value-type="float">
            <text:p>6.640098</text:p>
          </table:table-cell>
          <table:table-cell office:value-type="float" office:value="6.6678762925" calcext:value-type="float">
            <text:p>6.6678762925</text:p>
          </table:table-cell>
          <table:table-cell table:formula="of:=POWER([.C1622]-6.75;2)" office:value-type="float" office:value="0.00674430333354557" calcext:value-type="float">
            <text:p>0.0067443033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6.707758" calcext:value-type="float">
            <text:p>6.707758</text:p>
          </table:table-cell>
          <table:table-cell office:value-type="float" office:value="6.6679441613" calcext:value-type="float">
            <text:p>6.6679441613</text:p>
          </table:table-cell>
          <table:table-cell table:formula="of:=POWER([.C1623]-6.75;2)" office:value-type="float" office:value="0.00673316066476036" calcext:value-type="float">
            <text:p>0.0067331607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6.786302" calcext:value-type="float">
            <text:p>6.786302</text:p>
          </table:table-cell>
          <table:table-cell office:value-type="float" office:value="6.6680159312" calcext:value-type="float">
            <text:p>6.6680159312</text:p>
          </table:table-cell>
          <table:table-cell table:formula="of:=POWER([.C1624]-6.75;2)" office:value-type="float" office:value="0.00672138753700309" calcext:value-type="float">
            <text:p>0.0067213875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6.881741" calcext:value-type="float">
            <text:p>6.881741</text:p>
          </table:table-cell>
          <table:table-cell office:value-type="float" office:value="6.6681140237" calcext:value-type="float">
            <text:p>6.6681140237</text:p>
          </table:table-cell>
          <table:table-cell table:formula="of:=POWER([.C1625]-6.75;2)" office:value-type="float" office:value="0.00670531311460412" calcext:value-type="float">
            <text:p>0.0067053131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7.005942" calcext:value-type="float">
            <text:p>7.005942</text:p>
          </table:table-cell>
          <table:table-cell office:value-type="float" office:value="6.6682700129" calcext:value-type="float">
            <text:p>6.6682700129</text:p>
          </table:table-cell>
          <table:table-cell table:formula="of:=POWER([.C1626]-6.75;2)" office:value-type="float" office:value="0.00667979079136619" calcext:value-type="float">
            <text:p>0.0066797908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7.185492" calcext:value-type="float">
            <text:p>7.185492</text:p>
          </table:table-cell>
          <table:table-cell office:value-type="float" office:value="6.6685303742" calcext:value-type="float">
            <text:p>6.6685303742</text:p>
          </table:table-cell>
          <table:table-cell table:formula="of:=POWER([.C1627]-6.75;2)" office:value-type="float" office:value="0.00663729992799196" calcext:value-type="float">
            <text:p>0.0066372999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7.493836" calcext:value-type="float">
            <text:p>7.493836</text:p>
          </table:table-cell>
          <table:table-cell office:value-type="float" office:value="6.6689679032" calcext:value-type="float">
            <text:p>6.6689679032</text:p>
          </table:table-cell>
          <table:table-cell table:formula="of:=POWER([.C1628]-6.75;2)" office:value-type="float" office:value="0.0065662007118045" calcext:value-type="float">
            <text:p>0.0065662007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8.234497" calcext:value-type="float">
            <text:p>8.234497</text:p>
          </table:table-cell>
          <table:table-cell office:value-type="float" office:value="6.6697038151" calcext:value-type="float">
            <text:p>6.6697038151</text:p>
          </table:table-cell>
          <table:table-cell table:formula="of:=POWER([.C1629]-6.75;2)" office:value-type="float" office:value="0.00644747730949497" calcext:value-type="float">
            <text:p>0.0064474773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4.809719" calcext:value-type="float">
            <text:p>14.809719</text:p>
          </table:table-cell>
          <table:table-cell office:value-type="float" office:value="6.6709027613" calcext:value-type="float">
            <text:p>6.6709027613</text:p>
          </table:table-cell>
          <table:table-cell table:formula="of:=POWER([.C1630]-6.75;2)" office:value-type="float" office:value="0.00625637316996481" calcext:value-type="float">
            <text:p>0.0062563732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3.20599" calcext:value-type="float">
            <text:p>3.20599</text:p>
          </table:table-cell>
          <table:table-cell office:value-type="float" office:value="6.6662721806" calcext:value-type="float">
            <text:p>6.6662721806</text:p>
          </table:table-cell>
          <table:table-cell table:formula="of:=POWER([.C1631]-6.75;2)" office:value-type="float" office:value="0.00701034774147901" calcext:value-type="float">
            <text:p>0.0070103477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5.380015" calcext:value-type="float">
            <text:p>5.380015</text:p>
          </table:table-cell>
          <table:table-cell office:value-type="float" office:value="6.6865958559" calcext:value-type="float">
            <text:p>6.6865958559</text:p>
          </table:table-cell>
          <table:table-cell table:formula="of:=POWER([.C1632]-6.75;2)" office:value-type="float" office:value="0.00402008548905353" calcext:value-type="float">
            <text:p>0.0040200855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5.885101" calcext:value-type="float">
            <text:p>5.885101</text:p>
          </table:table-cell>
          <table:table-cell office:value-type="float" office:value="6.6778934667" calcext:value-type="float">
            <text:p>6.6778934667</text:p>
          </table:table-cell>
          <table:table-cell table:formula="of:=POWER([.C1633]-6.75;2)" office:value-type="float" office:value="0.00519935214454394" calcext:value-type="float">
            <text:p>0.0051993521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6.120865" calcext:value-type="float">
            <text:p>6.120865</text:p>
          </table:table-cell>
          <table:table-cell office:value-type="float" office:value="6.6740427935" calcext:value-type="float">
            <text:p>6.6740427935</text:p>
          </table:table-cell>
          <table:table-cell table:formula="of:=POWER([.C1634]-6.75;2)" office:value-type="float" office:value="0.00576949721928365" calcext:value-type="float">
            <text:p>0.0057694972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6.260082" calcext:value-type="float">
            <text:p>6.260082</text:p>
          </table:table-cell>
          <table:table-cell office:value-type="float" office:value="6.6712853935" calcext:value-type="float">
            <text:p>6.6712853935</text:p>
          </table:table-cell>
          <table:table-cell table:formula="of:=POWER([.C1635]-6.75;2)" office:value-type="float" office:value="0.00619598927644987" calcext:value-type="float">
            <text:p>0.0061959893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6.352687" calcext:value-type="float">
            <text:p>6.352687</text:p>
          </table:table-cell>
          <table:table-cell office:value-type="float" office:value="6.6690487269" calcext:value-type="float">
            <text:p>6.6690487269</text:p>
          </table:table-cell>
          <table:table-cell table:formula="of:=POWER([.C1636]-6.75;2)" office:value-type="float" office:value="0.00655310861651081" calcext:value-type="float">
            <text:p>0.0065531086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6.41855" calcext:value-type="float">
            <text:p>6.41855</text:p>
          </table:table-cell>
          <table:table-cell office:value-type="float" office:value="6.6671267914" calcext:value-type="float">
            <text:p>6.6671267914</text:p>
          </table:table-cell>
          <table:table-cell table:formula="of:=POWER([.C1637]-6.75;2)" office:value-type="float" office:value="0.00686796870365906" calcext:value-type="float">
            <text:p>0.0068679687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6.467176" calcext:value-type="float">
            <text:p>6.467176</text:p>
          </table:table-cell>
          <table:table-cell office:value-type="float" office:value="6.6654235677" calcext:value-type="float">
            <text:p>6.6654235677</text:p>
          </table:table-cell>
          <table:table-cell table:formula="of:=POWER([.C1638]-6.75;2)" office:value-type="float" office:value="0.00715317290059656" calcext:value-type="float">
            <text:p>0.0071531729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6.503718" calcext:value-type="float">
            <text:p>6.503718</text:p>
          </table:table-cell>
          <table:table-cell office:value-type="float" office:value="6.6638875634" calcext:value-type="float">
            <text:p>6.6638875634</text:p>
          </table:table-cell>
          <table:table-cell table:formula="of:=POWER([.C1639]-6.75;2)" office:value-type="float" office:value="0.00741535173718896" calcext:value-type="float">
            <text:p>0.0074153517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6.531254" calcext:value-type="float">
            <text:p>6.531254</text:p>
          </table:table-cell>
          <table:table-cell office:value-type="float" office:value="6.6624885548" calcext:value-type="float">
            <text:p>6.6624885548</text:p>
          </table:table-cell>
          <table:table-cell table:formula="of:=POWER([.C1640]-6.75;2)" office:value-type="float" office:value="0.00765825304099254" calcext:value-type="float">
            <text:p>0.007658253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.551772" calcext:value-type="float">
            <text:p>6.551772</text:p>
          </table:table-cell>
          <table:table-cell office:value-type="float" office:value="6.6612075742" calcext:value-type="float">
            <text:p>6.6612075742</text:p>
          </table:table-cell>
          <table:table-cell table:formula="of:=POWER([.C1641]-6.75;2)" office:value-type="float" office:value="0.00788409487944857" calcext:value-type="float">
            <text:p>0.0078840949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6.566653" calcext:value-type="float">
            <text:p>6.566653</text:p>
          </table:table-cell>
          <table:table-cell office:value-type="float" office:value="6.6600320258" calcext:value-type="float">
            <text:p>6.6600320258</text:p>
          </table:table-cell>
          <table:table-cell table:formula="of:=POWER([.C1642]-6.75;2)" office:value-type="float" office:value="0.00809423638165193" calcext:value-type="float">
            <text:p>0.0080942364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6.576921" calcext:value-type="float">
            <text:p>6.576921</text:p>
          </table:table-cell>
          <table:table-cell office:value-type="float" office:value="6.6589530559" calcext:value-type="float">
            <text:p>6.6589530559</text:p>
          </table:table-cell>
          <table:table-cell table:formula="of:=POWER([.C1643]-6.75;2)" office:value-type="float" office:value="0.00828954602994859" calcext:value-type="float">
            <text:p>0.008289546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6.583382" calcext:value-type="float">
            <text:p>6.583382</text:p>
          </table:table-cell>
          <table:table-cell office:value-type="float" office:value="6.6579640538" calcext:value-type="float">
            <text:p>6.6579640538</text:p>
          </table:table-cell>
          <table:table-cell table:formula="of:=POWER([.C1644]-6.75;2)" office:value-type="float" office:value="0.00847061539292933" calcext:value-type="float">
            <text:p>0.0084706154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6.586701" calcext:value-type="float">
            <text:p>6.586701</text:p>
          </table:table-cell>
          <table:table-cell office:value-type="float" office:value="6.6570597419" calcext:value-type="float">
            <text:p>6.6570597419</text:p>
          </table:table-cell>
          <table:table-cell table:formula="of:=POWER([.C1645]-6.75;2)" office:value-type="float" office:value="0.00863789157569454" calcext:value-type="float">
            <text:p>0.0086378916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6.587456" calcext:value-type="float">
            <text:p>6.587456</text:p>
          </table:table-cell>
          <table:table-cell office:value-type="float" office:value="6.6562356194" calcext:value-type="float">
            <text:p>6.6562356194</text:p>
          </table:table-cell>
          <table:table-cell table:formula="of:=POWER([.C1646]-6.75;2)" office:value-type="float" office:value="0.0087917590693016" calcext:value-type="float">
            <text:p>0.0087917591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6.586159" calcext:value-type="float">
            <text:p>6.586159</text:p>
          </table:table-cell>
          <table:table-cell office:value-type="float" office:value="6.6554875892" calcext:value-type="float">
            <text:p>6.6554875892</text:p>
          </table:table-cell>
          <table:table-cell table:formula="of:=POWER([.C1647]-6.75;2)" office:value-type="float" office:value="0.00893259579522799" calcext:value-type="float">
            <text:p>0.0089325958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6.583273" calcext:value-type="float">
            <text:p>6.583273</text:p>
          </table:table-cell>
          <table:table-cell office:value-type="float" office:value="6.6548117355" calcext:value-type="float">
            <text:p>6.6548117355</text:p>
          </table:table-cell>
          <table:table-cell table:formula="of:=POWER([.C1648]-6.75;2)" office:value-type="float" office:value="0.00906080569852195" calcext:value-type="float">
            <text:p>0.0090608057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6.579224" calcext:value-type="float">
            <text:p>6.579224</text:p>
          </table:table-cell>
          <table:table-cell office:value-type="float" office:value="6.6542041763" calcext:value-type="float">
            <text:p>6.6542041763</text:p>
          </table:table-cell>
          <table:table-cell table:formula="of:=POWER([.C1649]-6.75;2)" office:value-type="float" office:value="0.00917683983836141" calcext:value-type="float">
            <text:p>0.0091768398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6.574404" calcext:value-type="float">
            <text:p>6.574404</text:p>
          </table:table-cell>
          <table:table-cell office:value-type="float" office:value="6.6536609828" calcext:value-type="float">
            <text:p>6.6536609828</text:p>
          </table:table-cell>
          <table:table-cell table:formula="of:=POWER([.C1650]-6.75;2)" office:value-type="float" office:value="0.0092812062350619" calcext:value-type="float">
            <text:p>0.0092812062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.569166" calcext:value-type="float">
            <text:p>6.569166</text:p>
          </table:table-cell>
          <table:table-cell office:value-type="float" office:value="6.6531781247" calcext:value-type="float">
            <text:p>6.6531781247</text:p>
          </table:table-cell>
          <table:table-cell table:formula="of:=POWER([.C1651]-6.75;2)" office:value-type="float" office:value="0.00937447553660872" calcext:value-type="float">
            <text:p>0.0093744755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6.563831" calcext:value-type="float">
            <text:p>6.563831</text:p>
          </table:table-cell>
          <table:table-cell office:value-type="float" office:value="6.6527514688" calcext:value-type="float">
            <text:p>6.6527514688</text:p>
          </table:table-cell>
          <table:table-cell table:formula="of:=POWER([.C1652]-6.75;2)" office:value-type="float" office:value="0.00945727682055737" calcext:value-type="float">
            <text:p>0.0094572768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6.55868" calcext:value-type="float">
            <text:p>6.55868</text:p>
          </table:table-cell>
          <table:table-cell office:value-type="float" office:value="6.6523767828" calcext:value-type="float">
            <text:p>6.6523767828</text:p>
          </table:table-cell>
          <table:table-cell table:formula="of:=POWER([.C1653]-6.75;2)" office:value-type="float" office:value="0.00953029253647833" calcext:value-type="float">
            <text:p>0.0095302925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6.553956" calcext:value-type="float">
            <text:p>6.553956</text:p>
          </table:table-cell>
          <table:table-cell office:value-type="float" office:value="6.6520497656" calcext:value-type="float">
            <text:p>6.6520497656</text:p>
          </table:table-cell>
          <table:table-cell table:formula="of:=POWER([.C1654]-6.75;2)" office:value-type="float" office:value="0.00959424841901491" calcext:value-type="float">
            <text:p>0.0095942484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6.549855" calcext:value-type="float">
            <text:p>6.549855</text:p>
          </table:table-cell>
          <table:table-cell office:value-type="float" office:value="6.6517660817" calcext:value-type="float">
            <text:p>6.6517660817</text:p>
          </table:table-cell>
          <table:table-cell table:formula="of:=POWER([.C1655]-6.75;2)" office:value-type="float" office:value="0.00964990270457109" calcext:value-type="float">
            <text:p>0.0096499027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6.546532" calcext:value-type="float">
            <text:p>6.546532</text:p>
          </table:table-cell>
          <table:table-cell office:value-type="float" office:value="6.651521428" calcext:value-type="float">
            <text:p>6.651521428</text:p>
          </table:table-cell>
          <table:table-cell table:formula="of:=POWER([.C1656]-6.75;2)" office:value-type="float" office:value="0.00969802914315925" calcext:value-type="float">
            <text:p>0.0096980291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6.544094" calcext:value-type="float">
            <text:p>6.544094</text:p>
          </table:table-cell>
          <table:table-cell office:value-type="float" office:value="6.6513115742" calcext:value-type="float">
            <text:p>6.6513115742</text:p>
          </table:table-cell>
          <table:table-cell table:formula="of:=POWER([.C1657]-6.75;2)" office:value-type="float" office:value="0.00973940538688207" calcext:value-type="float">
            <text:p>0.0097394054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6.542603" calcext:value-type="float">
            <text:p>6.542603</text:p>
          </table:table-cell>
          <table:table-cell office:value-type="float" office:value="6.6511324366" calcext:value-type="float">
            <text:p>6.6511324366</text:p>
          </table:table-cell>
          <table:table-cell table:formula="of:=POWER([.C1658]-6.75;2)" office:value-type="float" office:value="0.00977479509265298" calcext:value-type="float">
            <text:p>0.0097747951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6.542075" calcext:value-type="float">
            <text:p>6.542075</text:p>
          </table:table-cell>
          <table:table-cell office:value-type="float" office:value="6.6509801376" calcext:value-type="float">
            <text:p>6.6509801376</text:p>
          </table:table-cell>
          <table:table-cell table:formula="of:=POWER([.C1659]-6.75;2)" office:value-type="float" office:value="0.00980493314971486" calcext:value-type="float">
            <text:p>0.0098049331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6.542486" calcext:value-type="float">
            <text:p>6.542486</text:p>
          </table:table-cell>
          <table:table-cell office:value-type="float" office:value="6.6508510774" calcext:value-type="float">
            <text:p>6.6508510774</text:p>
          </table:table-cell>
          <table:table-cell table:formula="of:=POWER([.C1660]-6.75;2)" office:value-type="float" office:value="0.0098305088527407" calcext:value-type="float">
            <text:p>0.0098305089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.543769" calcext:value-type="float">
            <text:p>6.543769</text:p>
          </table:table-cell>
          <table:table-cell office:value-type="float" office:value="6.6507419806" calcext:value-type="float">
            <text:p>6.6507419806</text:p>
          </table:table-cell>
          <table:table-cell table:formula="of:=POWER([.C1661]-6.75;2)" office:value-type="float" office:value="0.00985215441521071" calcext:value-type="float">
            <text:p>0.0098521544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6.545826" calcext:value-type="float">
            <text:p>6.545826</text:p>
          </table:table-cell>
          <table:table-cell office:value-type="float" office:value="6.6506499656" calcext:value-type="float">
            <text:p>6.6506499656</text:p>
          </table:table-cell>
          <table:table-cell table:formula="of:=POWER([.C1662]-6.75;2)" office:value-type="float" office:value="0.00987042933528127" calcext:value-type="float">
            <text:p>0.0098704293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6.548527" calcext:value-type="float">
            <text:p>6.548527</text:p>
          </table:table-cell>
          <table:table-cell office:value-type="float" office:value="6.6505725849" calcext:value-type="float">
            <text:p>6.6505725849</text:p>
          </table:table-cell>
          <table:table-cell table:formula="of:=POWER([.C1663]-6.75;2)" office:value-type="float" office:value="0.00988581087346773" calcext:value-type="float">
            <text:p>0.0098858109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6.551722" calcext:value-type="float">
            <text:p>6.551722</text:p>
          </table:table-cell>
          <table:table-cell office:value-type="float" office:value="6.6505078688" calcext:value-type="float">
            <text:p>6.6505078688</text:p>
          </table:table-cell>
          <table:table-cell table:formula="of:=POWER([.C1664]-6.75;2)" office:value-type="float" office:value="0.00989868417071799" calcext:value-type="float">
            <text:p>0.0098986842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6.555242" calcext:value-type="float">
            <text:p>6.555242</text:p>
          </table:table-cell>
          <table:table-cell office:value-type="float" office:value="6.6504543419" calcext:value-type="float">
            <text:p>6.6504543419</text:p>
          </table:table-cell>
          <table:table-cell table:formula="of:=POWER([.C1665]-6.75;2)" office:value-type="float" office:value="0.00990933804656215" calcext:value-type="float">
            <text:p>0.009909338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6.55891" calcext:value-type="float">
            <text:p>6.55891</text:p>
          </table:table-cell>
          <table:table-cell office:value-type="float" office:value="6.6504110516" calcext:value-type="float">
            <text:p>6.6504110516</text:p>
          </table:table-cell>
          <table:table-cell table:formula="of:=POWER([.C1666]-6.75;2)" office:value-type="float" office:value="0.00991795864341788" calcext:value-type="float">
            <text:p>0.0099179586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6.562546" calcext:value-type="float">
            <text:p>6.562546</text:p>
          </table:table-cell>
          <table:table-cell office:value-type="float" office:value="6.6503775591" calcext:value-type="float">
            <text:p>6.6503775591</text:p>
          </table:table-cell>
          <table:table-cell table:formula="of:=POWER([.C1667]-6.75;2)" office:value-type="float" office:value="0.00992463073087403" calcext:value-type="float">
            <text:p>0.0099246307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6.565976" calcext:value-type="float">
            <text:p>6.565976</text:p>
          </table:table-cell>
          <table:table-cell office:value-type="float" office:value="6.650353929" calcext:value-type="float">
            <text:p>6.650353929</text:p>
          </table:table-cell>
          <table:table-cell table:formula="of:=POWER([.C1668]-6.75;2)" office:value-type="float" office:value="0.00992933946573713" calcext:value-type="float">
            <text:p>0.0099293395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.569033" calcext:value-type="float">
            <text:p>6.569033</text:p>
          </table:table-cell>
          <table:table-cell office:value-type="float" office:value="6.6503406989" calcext:value-type="float">
            <text:p>6.6503406989</text:p>
          </table:table-cell>
          <table:table-cell table:formula="of:=POWER([.C1669]-6.75;2)" office:value-type="float" office:value="0.00993197629574046" calcext:value-type="float">
            <text:p>0.0099319763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6.571569" calcext:value-type="float">
            <text:p>6.571569</text:p>
          </table:table-cell>
          <table:table-cell office:value-type="float" office:value="6.6503388387" calcext:value-type="float">
            <text:p>6.6503388387</text:p>
          </table:table-cell>
          <table:table-cell table:formula="of:=POWER([.C1670]-6.75;2)" office:value-type="float" office:value="0.00993234707166467" calcext:value-type="float">
            <text:p>0.0099323471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.573454" calcext:value-type="float">
            <text:p>6.573454</text:p>
          </table:table-cell>
          <table:table-cell office:value-type="float" office:value="6.6503496946" calcext:value-type="float">
            <text:p>6.6503496946</text:p>
          </table:table-cell>
          <table:table-cell table:formula="of:=POWER([.C1671]-6.75;2)" office:value-type="float" office:value="0.00993018336631326" calcext:value-type="float">
            <text:p>0.0099301834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6.574585" calcext:value-type="float">
            <text:p>6.574585</text:p>
          </table:table-cell>
          <table:table-cell office:value-type="float" office:value="6.6503749161" calcext:value-type="float">
            <text:p>6.6503749161</text:p>
          </table:table-cell>
          <table:table-cell table:formula="of:=POWER([.C1672]-6.75;2)" office:value-type="float" office:value="0.00992515734208211" calcext:value-type="float">
            <text:p>0.0099251573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6.574884" calcext:value-type="float">
            <text:p>6.574884</text:p>
          </table:table-cell>
          <table:table-cell office:value-type="float" office:value="6.6504163785" calcext:value-type="float">
            <text:p>6.6504163785</text:p>
          </table:table-cell>
          <table:table-cell table:formula="of:=POWER([.C1673]-6.75;2)" office:value-type="float" office:value="0.00991689767105524" calcext:value-type="float">
            <text:p>0.0099168977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6.574302" calcext:value-type="float">
            <text:p>6.574302</text:p>
          </table:table-cell>
          <table:table-cell office:value-type="float" office:value="6.6504760925" calcext:value-type="float">
            <text:p>6.6504760925</text:p>
          </table:table-cell>
          <table:table-cell table:formula="of:=POWER([.C1674]-6.75;2)" office:value-type="float" office:value="0.00990500816406857" calcext:value-type="float">
            <text:p>0.0099050082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6.572817" calcext:value-type="float">
            <text:p>6.572817</text:p>
          </table:table-cell>
          <table:table-cell office:value-type="float" office:value="6.6505561032" calcext:value-type="float">
            <text:p>6.6505561032</text:p>
          </table:table-cell>
          <table:table-cell table:formula="of:=POWER([.C1675]-6.75;2)" office:value-type="float" office:value="0.00988908861076914" calcext:value-type="float">
            <text:p>0.0098890886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6.570436" calcext:value-type="float">
            <text:p>6.570436</text:p>
          </table:table-cell>
          <table:table-cell office:value-type="float" office:value="6.6506584" calcext:value-type="float">
            <text:p>6.6506584</text:p>
          </table:table-cell>
          <table:table-cell table:formula="of:=POWER([.C1676]-6.75;2)" office:value-type="float" office:value="0.00986875349055996" calcext:value-type="float">
            <text:p>0.0098687535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6.567194" calcext:value-type="float">
            <text:p>6.567194</text:p>
          </table:table-cell>
          <table:table-cell office:value-type="float" office:value="6.6507848065" calcext:value-type="float">
            <text:p>6.6507848065</text:p>
          </table:table-cell>
          <table:table-cell table:formula="of:=POWER([.C1677]-6.75;2)" office:value-type="float" office:value="0.00984365462124246" calcext:value-type="float">
            <text:p>0.0098436546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6.563148" calcext:value-type="float">
            <text:p>6.563148</text:p>
          </table:table-cell>
          <table:table-cell office:value-type="float" office:value="6.6509368774" calcext:value-type="float">
            <text:p>6.6509368774</text:p>
          </table:table-cell>
          <table:table-cell table:formula="of:=POWER([.C1678]-6.75;2)" office:value-type="float" office:value="0.00981350225926255" calcext:value-type="float">
            <text:p>0.0098135023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6.558373" calcext:value-type="float">
            <text:p>6.558373</text:p>
          </table:table-cell>
          <table:table-cell office:value-type="float" office:value="6.6511158129" calcext:value-type="float">
            <text:p>6.6511158129</text:p>
          </table:table-cell>
          <table:table-cell table:formula="of:=POWER([.C1679]-6.75;2)" office:value-type="float" office:value="0.00977808245842788" calcext:value-type="float">
            <text:p>0.0097780825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6.552965" calcext:value-type="float">
            <text:p>6.552965</text:p>
          </table:table-cell>
          <table:table-cell office:value-type="float" office:value="6.6513223742" calcext:value-type="float">
            <text:p>6.6513223742</text:p>
          </table:table-cell>
          <table:table-cell table:formula="of:=POWER([.C1680]-6.75;2)" office:value-type="float" office:value="0.00973727383352477" calcext:value-type="float">
            <text:p>0.0097372738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.547029" calcext:value-type="float">
            <text:p>6.547029</text:p>
          </table:table-cell>
          <table:table-cell office:value-type="float" office:value="6.6515568" calcext:value-type="float">
            <text:p>6.6515568</text:p>
          </table:table-cell>
          <table:table-cell table:formula="of:=POWER([.C1681]-6.75;2)" office:value-type="float" office:value="0.00969106362624004" calcext:value-type="float">
            <text:p>0.0096910636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6.540677" calcext:value-type="float">
            <text:p>6.540677</text:p>
          </table:table-cell>
          <table:table-cell office:value-type="float" office:value="6.6518187505" calcext:value-type="float">
            <text:p>6.6518187505</text:p>
          </table:table-cell>
          <table:table-cell table:formula="of:=POWER([.C1682]-6.75;2)" office:value-type="float" office:value="0.00963955775338118" calcext:value-type="float">
            <text:p>0.0096395578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6.534026" calcext:value-type="float">
            <text:p>6.534026</text:p>
          </table:table-cell>
          <table:table-cell office:value-type="float" office:value="6.6521072688" calcext:value-type="float">
            <text:p>6.6521072688</text:p>
          </table:table-cell>
          <table:table-cell table:formula="of:=POWER([.C1683]-6.75;2)" office:value-type="float" office:value="0.00958298682179545" calcext:value-type="float">
            <text:p>0.0095829868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6.527192" calcext:value-type="float">
            <text:p>6.527192</text:p>
          </table:table-cell>
          <table:table-cell office:value-type="float" office:value="6.6524207527" calcext:value-type="float">
            <text:p>6.6524207527</text:p>
          </table:table-cell>
          <table:table-cell table:formula="of:=POWER([.C1684]-6.75;2)" office:value-type="float" office:value="0.00952170950363449" calcext:value-type="float">
            <text:p>0.0095217095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6.520282" calcext:value-type="float">
            <text:p>6.520282</text:p>
          </table:table-cell>
          <table:table-cell office:value-type="float" office:value="6.6527569441" calcext:value-type="float">
            <text:p>6.6527569441</text:p>
          </table:table-cell>
          <table:table-cell table:formula="of:=POWER([.C1685]-6.75;2)" office:value-type="float" office:value="0.00945621192077051" calcext:value-type="float">
            <text:p>0.0094562119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6.5134" calcext:value-type="float">
            <text:p>6.5134</text:p>
          </table:table-cell>
          <table:table-cell office:value-type="float" office:value="6.6531129548" calcext:value-type="float">
            <text:p>6.6531129548</text:p>
          </table:table-cell>
          <table:table-cell table:formula="of:=POWER([.C1686]-6.75;2)" office:value-type="float" office:value="0.00938709952758683" calcext:value-type="float">
            <text:p>0.0093870995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6.506634" calcext:value-type="float">
            <text:p>6.506634</text:p>
          </table:table-cell>
          <table:table-cell office:value-type="float" office:value="6.6534852925" calcext:value-type="float">
            <text:p>6.6534852925</text:p>
          </table:table-cell>
          <table:table-cell table:formula="of:=POWER([.C1687]-6.75;2)" office:value-type="float" office:value="0.00931508876381054" calcext:value-type="float">
            <text:p>0.0093150888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6.500062" calcext:value-type="float">
            <text:p>6.500062</text:p>
          </table:table-cell>
          <table:table-cell office:value-type="float" office:value="6.6538699183" calcext:value-type="float">
            <text:p>6.6538699183</text:p>
          </table:table-cell>
          <table:table-cell table:formula="of:=POWER([.C1688]-6.75;2)" office:value-type="float" office:value="0.0092409926076487" calcext:value-type="float">
            <text:p>0.0092409926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6.493746" calcext:value-type="float">
            <text:p>6.493746</text:p>
          </table:table-cell>
          <table:table-cell office:value-type="float" office:value="6.6542623204" calcext:value-type="float">
            <text:p>6.6542623204</text:p>
          </table:table-cell>
          <table:table-cell table:formula="of:=POWER([.C1689]-6.75;2)" office:value-type="float" office:value="0.00916570329519226" calcext:value-type="float">
            <text:p>0.0091657033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6.487737" calcext:value-type="float">
            <text:p>6.487737</text:p>
          </table:table-cell>
          <table:table-cell office:value-type="float" office:value="6.6546575978" calcext:value-type="float">
            <text:p>6.6546575978</text:p>
          </table:table-cell>
          <table:table-cell table:formula="of:=POWER([.C1690]-6.75;2)" office:value-type="float" office:value="0.00909017365726657" calcext:value-type="float">
            <text:p>0.0090901737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.482068" calcext:value-type="float">
            <text:p>6.482068</text:p>
          </table:table-cell>
          <table:table-cell office:value-type="float" office:value="6.6550505591" calcext:value-type="float">
            <text:p>6.6550505591</text:p>
          </table:table-cell>
          <table:table-cell table:formula="of:=POWER([.C1691]-6.75;2)" office:value-type="float" office:value="0.00901539632722255" calcext:value-type="float">
            <text:p>0.0090153963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6.476764" calcext:value-type="float">
            <text:p>6.476764</text:p>
          </table:table-cell>
          <table:table-cell office:value-type="float" office:value="6.655435843" calcext:value-type="float">
            <text:p>6.655435843</text:p>
          </table:table-cell>
          <table:table-cell table:formula="of:=POWER([.C1692]-6.75;2)" office:value-type="float" office:value="0.0089423797891206" calcext:value-type="float">
            <text:p>0.0089423798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6.471838" calcext:value-type="float">
            <text:p>6.471838</text:p>
          </table:table-cell>
          <table:table-cell office:value-type="float" office:value="6.6558080215" calcext:value-type="float">
            <text:p>6.6558080215</text:p>
          </table:table-cell>
          <table:table-cell table:formula="of:=POWER([.C1693]-6.75;2)" office:value-type="float" office:value="0.00887212881374439" calcext:value-type="float">
            <text:p>0.0088721288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6.467296" calcext:value-type="float">
            <text:p>6.467296</text:p>
          </table:table-cell>
          <table:table-cell office:value-type="float" office:value="6.656161729" calcext:value-type="float">
            <text:p>6.656161729</text:p>
          </table:table-cell>
          <table:table-cell table:formula="of:=POWER([.C1694]-6.75;2)" office:value-type="float" office:value="0.00880562110426946" calcext:value-type="float">
            <text:p>0.0088056211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6.463141" calcext:value-type="float">
            <text:p>6.463141</text:p>
          </table:table-cell>
          <table:table-cell office:value-type="float" office:value="6.6564917763" calcext:value-type="float">
            <text:p>6.6564917763</text:p>
          </table:table-cell>
          <table:table-cell table:formula="of:=POWER([.C1695]-6.75;2)" office:value-type="float" office:value="0.0087437878995292" calcext:value-type="float">
            <text:p>0.0087437879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6.459373" calcext:value-type="float">
            <text:p>6.459373</text:p>
          </table:table-cell>
          <table:table-cell office:value-type="float" office:value="6.6567932688" calcext:value-type="float">
            <text:p>6.6567932688</text:p>
          </table:table-cell>
          <table:table-cell table:formula="of:=POWER([.C1696]-6.75;2)" office:value-type="float" office:value="0.00868749474098914" calcext:value-type="float">
            <text:p>0.0086874947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6.455993" calcext:value-type="float">
            <text:p>6.455993</text:p>
          </table:table-cell>
          <table:table-cell office:value-type="float" office:value="6.6570617161" calcext:value-type="float">
            <text:p>6.6570617161</text:p>
          </table:table-cell>
          <table:table-cell table:formula="of:=POWER([.C1697]-6.75;2)" office:value-type="float" office:value="0.00863752461427694" calcext:value-type="float">
            <text:p>0.0086375246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6.453009" calcext:value-type="float">
            <text:p>6.453009</text:p>
          </table:table-cell>
          <table:table-cell office:value-type="float" office:value="6.6572931247" calcext:value-type="float">
            <text:p>6.6572931247</text:p>
          </table:table-cell>
          <table:table-cell table:formula="of:=POWER([.C1698]-6.75;2)" office:value-type="float" office:value="0.00859456472788979" calcext:value-type="float">
            <text:p>0.0085945647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6.450432" calcext:value-type="float">
            <text:p>6.450432</text:p>
          </table:table-cell>
          <table:table-cell office:value-type="float" office:value="6.6574840882" calcext:value-type="float">
            <text:p>6.6574840882</text:p>
          </table:table-cell>
          <table:table-cell table:formula="of:=POWER([.C1699]-6.75;2)" office:value-type="float" office:value="0.00855919393618531" calcext:value-type="float">
            <text:p>0.0085591939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6.448285" calcext:value-type="float">
            <text:p>6.448285</text:p>
          </table:table-cell>
          <table:table-cell office:value-type="float" office:value="6.6576318538" calcext:value-type="float">
            <text:p>6.6576318538</text:p>
          </table:table-cell>
          <table:table-cell table:formula="of:=POWER([.C1700]-6.75;2)" office:value-type="float" office:value="0.00853187443242459" calcext:value-type="float">
            <text:p>0.0085318744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.446597" calcext:value-type="float">
            <text:p>6.446597</text:p>
          </table:table-cell>
          <table:table-cell office:value-type="float" office:value="6.6577343742" calcext:value-type="float">
            <text:p>6.6577343742</text:p>
          </table:table-cell>
          <table:table-cell table:formula="of:=POWER([.C1701]-6.75;2)" office:value-type="float" office:value="0.00851294570426556" calcext:value-type="float">
            <text:p>0.0085129457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6.445411" calcext:value-type="float">
            <text:p>6.445411</text:p>
          </table:table-cell>
          <table:table-cell office:value-type="float" office:value="6.6577903441" calcext:value-type="float">
            <text:p>6.6577903441</text:p>
          </table:table-cell>
          <table:table-cell table:formula="of:=POWER([.C1702]-6.75;2)" office:value-type="float" office:value="0.00850262064119634" calcext:value-type="float">
            <text:p>0.0085026206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6.444775" calcext:value-type="float">
            <text:p>6.444775</text:p>
          </table:table-cell>
          <table:table-cell office:value-type="float" office:value="6.6577992043" calcext:value-type="float">
            <text:p>6.6577992043</text:p>
          </table:table-cell>
          <table:table-cell table:formula="of:=POWER([.C1703]-6.75;2)" office:value-type="float" office:value="0.00850098672771317" calcext:value-type="float">
            <text:p>0.0085009867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6.44475" calcext:value-type="float">
            <text:p>6.44475</text:p>
          </table:table-cell>
          <table:table-cell office:value-type="float" office:value="6.6577611484" calcext:value-type="float">
            <text:p>6.6577611484</text:p>
          </table:table-cell>
          <table:table-cell table:formula="of:=POWER([.C1704]-6.75;2)" office:value-type="float" office:value="0.00850800574448688" calcext:value-type="float">
            <text:p>0.0085080057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6.445402" calcext:value-type="float">
            <text:p>6.445402</text:p>
          </table:table-cell>
          <table:table-cell office:value-type="float" office:value="6.6576770839" calcext:value-type="float">
            <text:p>6.6576770839</text:p>
          </table:table-cell>
          <table:table-cell table:formula="of:=POWER([.C1705]-6.75;2)" office:value-type="float" office:value="0.00852352083720758" calcext:value-type="float">
            <text:p>0.0085235208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6.446799" calcext:value-type="float">
            <text:p>6.446799</text:p>
          </table:table-cell>
          <table:table-cell office:value-type="float" office:value="6.6575485914" calcext:value-type="float">
            <text:p>6.6575485914</text:p>
          </table:table-cell>
          <table:table-cell table:formula="of:=POWER([.C1706]-6.75;2)" office:value-type="float" office:value="0.00854726295212409" calcext:value-type="float">
            <text:p>0.008547263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6.449013" calcext:value-type="float">
            <text:p>6.449013</text:p>
          </table:table-cell>
          <table:table-cell office:value-type="float" office:value="6.6573778688" calcext:value-type="float">
            <text:p>6.6573778688</text:p>
          </table:table-cell>
          <table:table-cell table:formula="of:=POWER([.C1707]-6.75;2)" office:value-type="float" office:value="0.00857885918802996" calcext:value-type="float">
            <text:p>0.0085788592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6.452114" calcext:value-type="float">
            <text:p>6.452114</text:p>
          </table:table-cell>
          <table:table-cell office:value-type="float" office:value="6.6571676495" calcext:value-type="float">
            <text:p>6.6571676495</text:p>
          </table:table-cell>
          <table:table-cell table:formula="of:=POWER([.C1708]-6.75;2)" office:value-type="float" office:value="0.00861784529935488" calcext:value-type="float">
            <text:p>0.0086178453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6.456164" calcext:value-type="float">
            <text:p>6.456164</text:p>
          </table:table-cell>
          <table:table-cell office:value-type="float" office:value="6.6569211118" calcext:value-type="float">
            <text:p>6.6569211118</text:p>
          </table:table-cell>
          <table:table-cell table:formula="of:=POWER([.C1709]-6.75;2)" office:value-type="float" office:value="0.0086636794285481" calcext:value-type="float">
            <text:p>0.0086636794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6.461217" calcext:value-type="float">
            <text:p>6.461217</text:p>
          </table:table-cell>
          <table:table-cell office:value-type="float" office:value="6.6566417871" calcext:value-type="float">
            <text:p>6.6566417871</text:p>
          </table:table-cell>
          <table:table-cell table:formula="of:=POWER([.C1710]-6.75;2)" office:value-type="float" office:value="0.00871575591588175" calcext:value-type="float">
            <text:p>0.0087157559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.467315" calcext:value-type="float">
            <text:p>6.467315</text:p>
          </table:table-cell>
          <table:table-cell office:value-type="float" office:value="6.6563334602" calcext:value-type="float">
            <text:p>6.6563334602</text:p>
          </table:table-cell>
          <table:table-cell table:formula="of:=POWER([.C1711]-6.75;2)" office:value-type="float" office:value="0.00877342067810499" calcext:value-type="float">
            <text:p>0.0087734207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6.474483" calcext:value-type="float">
            <text:p>6.474483</text:p>
          </table:table-cell>
          <table:table-cell office:value-type="float" office:value="6.6560000602" calcext:value-type="float">
            <text:p>6.6560000602</text:p>
          </table:table-cell>
          <table:table-cell table:formula="of:=POWER([.C1712]-6.75;2)" office:value-type="float" office:value="0.00883598868240358" calcext:value-type="float">
            <text:p>0.0088359887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6.482725" calcext:value-type="float">
            <text:p>6.482725</text:p>
          </table:table-cell>
          <table:table-cell office:value-type="float" office:value="6.6556455656" calcext:value-type="float">
            <text:p>6.6556455656</text:p>
          </table:table-cell>
          <table:table-cell table:formula="of:=POWER([.C1713]-6.75;2)" office:value-type="float" office:value="0.00890275929094382" calcext:value-type="float">
            <text:p>0.0089027593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6.492029" calcext:value-type="float">
            <text:p>6.492029</text:p>
          </table:table-cell>
          <table:table-cell office:value-type="float" office:value="6.6552739161" calcext:value-type="float">
            <text:p>6.6552739161</text:p>
          </table:table-cell>
          <table:table-cell table:formula="of:=POWER([.C1714]-6.75;2)" office:value-type="float" office:value="0.00897303097102974" calcext:value-type="float">
            <text:p>0.008973031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6.502355" calcext:value-type="float">
            <text:p>6.502355</text:p>
          </table:table-cell>
          <table:table-cell office:value-type="float" office:value="6.654888914" calcext:value-type="float">
            <text:p>6.654888914</text:p>
          </table:table-cell>
          <table:table-cell table:formula="of:=POWER([.C1715]-6.75;2)" office:value-type="float" office:value="0.00904611868009943" calcext:value-type="float">
            <text:p>0.0090461187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6.513646" calcext:value-type="float">
            <text:p>6.513646</text:p>
          </table:table-cell>
          <table:table-cell office:value-type="float" office:value="6.6544941677" calcext:value-type="float">
            <text:p>6.6544941677</text:p>
          </table:table-cell>
          <table:table-cell table:formula="of:=POWER([.C1716]-6.75;2)" office:value-type="float" office:value="0.00912136400331568" calcext:value-type="float">
            <text:p>0.009121364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6.525816" calcext:value-type="float">
            <text:p>6.525816</text:p>
          </table:table-cell>
          <table:table-cell office:value-type="float" office:value="6.6540930215" calcext:value-type="float">
            <text:p>6.6540930215</text:p>
          </table:table-cell>
          <table:table-cell table:formula="of:=POWER([.C1717]-6.75;2)" office:value-type="float" office:value="0.00919814852499954" calcext:value-type="float">
            <text:p>0.0091981485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6.538763" calcext:value-type="float">
            <text:p>6.538763</text:p>
          </table:table-cell>
          <table:table-cell office:value-type="float" office:value="6.6536885269" calcext:value-type="float">
            <text:p>6.6536885269</text:p>
          </table:table-cell>
          <table:table-cell table:formula="of:=POWER([.C1718]-6.75;2)" office:value-type="float" office:value="0.00927589985069204" calcext:value-type="float">
            <text:p>0.0092758999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6.55236" calcext:value-type="float">
            <text:p>6.55236</text:p>
          </table:table-cell>
          <table:table-cell office:value-type="float" office:value="6.6532834" calcext:value-type="float">
            <text:p>6.6532834</text:p>
          </table:table-cell>
          <table:table-cell table:formula="of:=POWER([.C1719]-6.75;2)" office:value-type="float" office:value="0.00935410071555994" calcext:value-type="float">
            <text:p>0.0093541007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6.566467" calcext:value-type="float">
            <text:p>6.566467</text:p>
          </table:table-cell>
          <table:table-cell office:value-type="float" office:value="6.6528800215" calcext:value-type="float">
            <text:p>6.6528800215</text:p>
          </table:table-cell>
          <table:table-cell table:formula="of:=POWER([.C1720]-6.75;2)" office:value-type="float" office:value="0.00943229022384052" calcext:value-type="float">
            <text:p>0.0094322902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.580927" calcext:value-type="float">
            <text:p>6.580927</text:p>
          </table:table-cell>
          <table:table-cell office:value-type="float" office:value="6.652480428" calcext:value-type="float">
            <text:p>6.652480428</text:p>
          </table:table-cell>
          <table:table-cell table:formula="of:=POWER([.C1721]-6.75;2)" office:value-type="float" office:value="0.00951006692306309" calcext:value-type="float">
            <text:p>0.0095100669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6.595573" calcext:value-type="float">
            <text:p>6.595573</text:p>
          </table:table-cell>
          <table:table-cell office:value-type="float" office:value="6.6520863312" calcext:value-type="float">
            <text:p>6.6520863312</text:p>
          </table:table-cell>
          <table:table-cell table:formula="of:=POWER([.C1722]-6.75;2)" office:value-type="float" office:value="0.00958708653787617" calcext:value-type="float">
            <text:p>0.0095870865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6.61023" calcext:value-type="float">
            <text:p>6.61023</text:p>
          </table:table-cell>
          <table:table-cell office:value-type="float" office:value="6.6516991398" calcext:value-type="float">
            <text:p>6.6516991398</text:p>
          </table:table-cell>
          <table:table-cell table:formula="of:=POWER([.C1723]-6.75;2)" office:value-type="float" office:value="0.00966305911605998" calcext:value-type="float">
            <text:p>0.0096630591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6.624724" calcext:value-type="float">
            <text:p>6.624724</text:p>
          </table:table-cell>
          <table:table-cell office:value-type="float" office:value="6.6513199978" calcext:value-type="float">
            <text:p>6.6513199978</text:p>
          </table:table-cell>
          <table:table-cell table:formula="of:=POWER([.C1724]-6.75;2)" office:value-type="float" office:value="0.00973774283419202" calcext:value-type="float">
            <text:p>0.0097377428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6.638877" calcext:value-type="float">
            <text:p>6.638877</text:p>
          </table:table-cell>
          <table:table-cell office:value-type="float" office:value="6.6509498086" calcext:value-type="float">
            <text:p>6.6509498086</text:p>
          </table:table-cell>
          <table:table-cell table:formula="of:=POWER([.C1725]-6.75;2)" office:value-type="float" office:value="0.00981094041637662" calcext:value-type="float">
            <text:p>0.0098109404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6.65252" calcext:value-type="float">
            <text:p>6.65252</text:p>
          </table:table-cell>
          <table:table-cell office:value-type="float" office:value="6.6505892925" calcext:value-type="float">
            <text:p>6.6505892925</text:p>
          </table:table-cell>
          <table:table-cell table:formula="of:=POWER([.C1726]-6.75;2)" office:value-type="float" office:value="0.0098824887656505" calcext:value-type="float">
            <text:p>0.0098824888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6.665492" calcext:value-type="float">
            <text:p>6.665492</text:p>
          </table:table-cell>
          <table:table-cell office:value-type="float" office:value="6.6502390151" calcext:value-type="float">
            <text:p>6.6502390151</text:p>
          </table:table-cell>
          <table:table-cell table:formula="of:=POWER([.C1727]-6.75;2)" office:value-type="float" office:value="0.00995225410821795" calcext:value-type="float">
            <text:p>0.0099522541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6.677645" calcext:value-type="float">
            <text:p>6.677645</text:p>
          </table:table-cell>
          <table:table-cell office:value-type="float" office:value="6.6498994323" calcext:value-type="float">
            <text:p>6.6498994323</text:p>
          </table:table-cell>
          <table:table-cell table:formula="of:=POWER([.C1728]-6.75;2)" office:value-type="float" office:value="0.0100201236538623" calcext:value-type="float">
            <text:p>0.0100201237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6.688846" calcext:value-type="float">
            <text:p>6.688846</text:p>
          </table:table-cell>
          <table:table-cell office:value-type="float" office:value="6.649570929" calcext:value-type="float">
            <text:p>6.649570929</text:p>
          </table:table-cell>
          <table:table-cell table:formula="of:=POWER([.C1729]-6.75;2)" office:value-type="float" office:value="0.010085998301923" calcext:value-type="float">
            <text:p>0.0100859983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6.69898" calcext:value-type="float">
            <text:p>6.69898</text:p>
          </table:table-cell>
          <table:table-cell office:value-type="float" office:value="6.6492538516" calcext:value-type="float">
            <text:p>6.6492538516</text:p>
          </table:table-cell>
          <table:table-cell table:formula="of:=POWER([.C1730]-6.75;2)" office:value-type="float" office:value="0.0101497864174348" calcext:value-type="float">
            <text:p>0.0101497864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.707952" calcext:value-type="float">
            <text:p>6.707952</text:p>
          </table:table-cell>
          <table:table-cell office:value-type="float" office:value="6.6489485355" calcext:value-type="float">
            <text:p>6.6489485355</text:p>
          </table:table-cell>
          <table:table-cell table:formula="of:=POWER([.C1731]-6.75;2)" office:value-type="float" office:value="0.0102113984775948" calcext:value-type="float">
            <text:p>0.0102113985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6.715689" calcext:value-type="float">
            <text:p>6.715689</text:p>
          </table:table-cell>
          <table:table-cell office:value-type="float" office:value="6.6486553247" calcext:value-type="float">
            <text:p>6.6486553247</text:p>
          </table:table-cell>
          <table:table-cell table:formula="of:=POWER([.C1732]-6.75;2)" office:value-type="float" office:value="0.0102707432116624" calcext:value-type="float">
            <text:p>0.0102707432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6.722138" calcext:value-type="float">
            <text:p>6.722138</text:p>
          </table:table-cell>
          <table:table-cell office:value-type="float" office:value="6.6483745849" calcext:value-type="float">
            <text:p>6.6483745849</text:p>
          </table:table-cell>
          <table:table-cell table:formula="of:=POWER([.C1733]-6.75;2)" office:value-type="float" office:value="0.0103277249942473" calcext:value-type="float">
            <text:p>0.010327725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6.727269" calcext:value-type="float">
            <text:p>6.727269</text:p>
          </table:table-cell>
          <table:table-cell office:value-type="float" office:value="6.6481067204" calcext:value-type="float">
            <text:p>6.6481067204</text:p>
          </table:table-cell>
          <table:table-cell table:formula="of:=POWER([.C1734]-6.75;2)" office:value-type="float" office:value="0.0103822404276437" calcext:value-type="float">
            <text:p>0.0103822404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6.731075" calcext:value-type="float">
            <text:p>6.731075</text:p>
          </table:table-cell>
          <table:table-cell office:value-type="float" office:value="6.6478521677" calcext:value-type="float">
            <text:p>6.6478521677</text:p>
          </table:table-cell>
          <table:table-cell table:formula="of:=POWER([.C1735]-6.75;2)" office:value-type="float" office:value="0.0104341796435889" calcext:value-type="float">
            <text:p>0.0104341796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6.733566" calcext:value-type="float">
            <text:p>6.733566</text:p>
          </table:table-cell>
          <table:table-cell office:value-type="float" office:value="6.6476113935" calcext:value-type="float">
            <text:p>6.6476113935</text:p>
          </table:table-cell>
          <table:table-cell table:formula="of:=POWER([.C1736]-6.75;2)" office:value-type="float" office:value="0.0104834267410118" calcext:value-type="float">
            <text:p>0.0104834267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6.734776" calcext:value-type="float">
            <text:p>6.734776</text:p>
          </table:table-cell>
          <table:table-cell office:value-type="float" office:value="6.6473848882" calcext:value-type="float">
            <text:p>6.6473848882</text:p>
          </table:table-cell>
          <table:table-cell table:formula="of:=POWER([.C1737]-6.75;2)" office:value-type="float" office:value="0.0105298611697264" calcext:value-type="float">
            <text:p>0.0105298612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6.734753" calcext:value-type="float">
            <text:p>6.734753</text:p>
          </table:table-cell>
          <table:table-cell office:value-type="float" office:value="6.6471731505" calcext:value-type="float">
            <text:p>6.6471731505</text:p>
          </table:table-cell>
          <table:table-cell table:formula="of:=POWER([.C1738]-6.75;2)" office:value-type="float" office:value="0.0105733609780956" calcext:value-type="float">
            <text:p>0.010573361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6.733562" calcext:value-type="float">
            <text:p>6.733562</text:p>
          </table:table-cell>
          <table:table-cell office:value-type="float" office:value="6.6469766688" calcext:value-type="float">
            <text:p>6.6469766688</text:p>
          </table:table-cell>
          <table:table-cell table:formula="of:=POWER([.C1739]-6.75;2)" office:value-type="float" office:value="0.0106138067715449" calcext:value-type="float">
            <text:p>0.0106138068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6.731282" calcext:value-type="float">
            <text:p>6.731282</text:p>
          </table:table-cell>
          <table:table-cell office:value-type="float" office:value="6.6467959097" calcext:value-type="float">
            <text:p>6.6467959097</text:p>
          </table:table-cell>
          <table:table-cell table:formula="of:=POWER([.C1740]-6.75;2)" office:value-type="float" office:value="0.0106510842546506" calcext:value-type="float">
            <text:p>0.0106510843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6.728001" calcext:value-type="float">
            <text:p>6.728001</text:p>
          </table:table-cell>
          <table:table-cell office:value-type="float" office:value="6.6466312903" calcext:value-type="float">
            <text:p>6.6466312903</text:p>
          </table:table-cell>
          <table:table-cell table:formula="of:=POWER([.C1741]-6.75;2)" office:value-type="float" office:value="0.0106850901450428" calcext:value-type="float">
            <text:p>0.0106850901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6.72382" calcext:value-type="float">
            <text:p>6.72382</text:p>
          </table:table-cell>
          <table:table-cell office:value-type="float" office:value="6.6464831677" calcext:value-type="float">
            <text:p>6.6464831677</text:p>
          </table:table-cell>
          <table:table-cell table:formula="of:=POWER([.C1742]-6.75;2)" office:value-type="float" office:value="0.0107157345694264" calcext:value-type="float">
            <text:p>0.0107157346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6.718841" calcext:value-type="float">
            <text:p>6.718841</text:p>
          </table:table-cell>
          <table:table-cell office:value-type="float" office:value="6.6463518086" calcext:value-type="float">
            <text:p>6.6463518086</text:p>
          </table:table-cell>
          <table:table-cell table:formula="of:=POWER([.C1743]-6.75;2)" office:value-type="float" office:value="0.010742947580491" calcext:value-type="float">
            <text:p>0.0107429476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6.713175" calcext:value-type="float">
            <text:p>6.713175</text:p>
          </table:table-cell>
          <table:table-cell office:value-type="float" office:value="6.6462373892" calcext:value-type="float">
            <text:p>6.6462373892</text:p>
          </table:table-cell>
          <table:table-cell table:formula="of:=POWER([.C1744]-6.75;2)" office:value-type="float" office:value="0.0107666794000322" calcext:value-type="float">
            <text:p>0.0107666794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6.706932" calcext:value-type="float">
            <text:p>6.706932</text:p>
          </table:table-cell>
          <table:table-cell office:value-type="float" office:value="6.6461399699" calcext:value-type="float">
            <text:p>6.6461399699</text:p>
          </table:table-cell>
          <table:table-cell table:formula="of:=POWER([.C1745]-6.75;2)" office:value-type="float" office:value="0.0107869058523729" calcext:value-type="float">
            <text:p>0.0107869059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6.700223" calcext:value-type="float">
            <text:p>6.700223</text:p>
          </table:table-cell>
          <table:table-cell office:value-type="float" office:value="6.6460594903" calcext:value-type="float">
            <text:p>6.6460594903</text:p>
          </table:table-cell>
          <table:table-cell table:formula="of:=POWER([.C1746]-6.75;2)" office:value-type="float" office:value="0.0108036295566958" calcext:value-type="float">
            <text:p>0.0108036296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6.693158" calcext:value-type="float">
            <text:p>6.693158</text:p>
          </table:table-cell>
          <table:table-cell office:value-type="float" office:value="6.6459957677" calcext:value-type="float">
            <text:p>6.6459957677</text:p>
          </table:table-cell>
          <table:table-cell table:formula="of:=POWER([.C1747]-6.75;2)" office:value-type="float" office:value="0.0108168803363124" calcext:value-type="float">
            <text:p>0.0108168803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6.685844" calcext:value-type="float">
            <text:p>6.685844</text:p>
          </table:table-cell>
          <table:table-cell office:value-type="float" office:value="6.6459484903" calcext:value-type="float">
            <text:p>6.6459484903</text:p>
          </table:table-cell>
          <table:table-cell table:formula="of:=POWER([.C1748]-6.75;2)" office:value-type="float" office:value="0.0108267166708491" calcext:value-type="float">
            <text:p>0.0108267167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6.678385" calcext:value-type="float">
            <text:p>6.678385</text:p>
          </table:table-cell>
          <table:table-cell office:value-type="float" office:value="6.6459172237" calcext:value-type="float">
            <text:p>6.6459172237</text:p>
          </table:table-cell>
          <table:table-cell table:formula="of:=POWER([.C1749]-6.75;2)" office:value-type="float" office:value="0.0108332243223159" calcext:value-type="float">
            <text:p>0.0108332243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6.670879" calcext:value-type="float">
            <text:p>6.670879</text:p>
          </table:table-cell>
          <table:table-cell office:value-type="float" office:value="6.6459014151" calcext:value-type="float">
            <text:p>6.6459014151</text:p>
          </table:table-cell>
          <table:table-cell table:formula="of:=POWER([.C1750]-6.75;2)" office:value-type="float" office:value="0.0108365153781825" calcext:value-type="float">
            <text:p>0.0108365154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.66342" calcext:value-type="float">
            <text:p>6.66342</text:p>
          </table:table-cell>
          <table:table-cell office:value-type="float" office:value="6.6459004086" calcext:value-type="float">
            <text:p>6.6459004086</text:p>
          </table:table-cell>
          <table:table-cell table:formula="of:=POWER([.C1751]-6.75;2)" office:value-type="float" office:value="0.0108367249296469" calcext:value-type="float">
            <text:p>0.0108367249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6.656094" calcext:value-type="float">
            <text:p>6.656094</text:p>
          </table:table-cell>
          <table:table-cell office:value-type="float" office:value="6.6459134538" calcext:value-type="float">
            <text:p>6.6459134538</text:p>
          </table:table-cell>
          <table:table-cell table:formula="of:=POWER([.C1752]-6.75;2)" office:value-type="float" office:value="0.0108340090998446" calcext:value-type="float">
            <text:p>0.0108340091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6.648983" calcext:value-type="float">
            <text:p>6.648983</text:p>
          </table:table-cell>
          <table:table-cell office:value-type="float" office:value="6.645939729" calcext:value-type="float">
            <text:p>6.645939729</text:p>
          </table:table-cell>
          <table:table-cell table:formula="of:=POWER([.C1753]-6.75;2)" office:value-type="float" office:value="0.0108285400005934" calcext:value-type="float">
            <text:p>0.01082854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6.642165" calcext:value-type="float">
            <text:p>6.642165</text:p>
          </table:table-cell>
          <table:table-cell office:value-type="float" office:value="6.645978357" calcext:value-type="float">
            <text:p>6.645978357</text:p>
          </table:table-cell>
          <table:table-cell table:formula="of:=POWER([.C1754]-6.75;2)" office:value-type="float" office:value="0.0108205022124195" calcext:value-type="float">
            <text:p>0.0108205022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6.635707" calcext:value-type="float">
            <text:p>6.635707</text:p>
          </table:table-cell>
          <table:table-cell office:value-type="float" office:value="6.6460284172" calcext:value-type="float">
            <text:p>6.6460284172</text:p>
          </table:table-cell>
          <table:table-cell table:formula="of:=POWER([.C1755]-6.75;2)" office:value-type="float" office:value="0.0108100900299372" calcext:value-type="float">
            <text:p>0.01081009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6.629675" calcext:value-type="float">
            <text:p>6.629675</text:p>
          </table:table-cell>
          <table:table-cell office:value-type="float" office:value="6.6460889763" calcext:value-type="float">
            <text:p>6.6460889763</text:p>
          </table:table-cell>
          <table:table-cell table:formula="of:=POWER([.C1756]-6.75;2)" office:value-type="float" office:value="0.010797500846382" calcext:value-type="float">
            <text:p>0.0107975008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6.624128" calcext:value-type="float">
            <text:p>6.624128</text:p>
          </table:table-cell>
          <table:table-cell office:value-type="float" office:value="6.6461590968" calcext:value-type="float">
            <text:p>6.6461590968</text:p>
          </table:table-cell>
          <table:table-cell table:formula="of:=POWER([.C1757]-6.75;2)" office:value-type="float" office:value="0.0107829331773918" calcext:value-type="float">
            <text:p>0.0107829332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6.619117" calcext:value-type="float">
            <text:p>6.619117</text:p>
          </table:table-cell>
          <table:table-cell office:value-type="float" office:value="6.6462378581" calcext:value-type="float">
            <text:p>6.6462378581</text:p>
          </table:table-cell>
          <table:table-cell table:formula="of:=POWER([.C1758]-6.75;2)" office:value-type="float" office:value="0.0107665820916757" calcext:value-type="float">
            <text:p>0.0107665821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6.614692" calcext:value-type="float">
            <text:p>6.614692</text:p>
          </table:table-cell>
          <table:table-cell office:value-type="float" office:value="6.6463243742" calcext:value-type="float">
            <text:p>6.6463243742</text:p>
          </table:table-cell>
          <table:table-cell table:formula="of:=POWER([.C1759]-6.75;2)" office:value-type="float" office:value="0.0107486353850217" calcext:value-type="float">
            <text:p>0.0107486354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6.610894" calcext:value-type="float">
            <text:p>6.610894</text:p>
          </table:table-cell>
          <table:table-cell office:value-type="float" office:value="6.6464177957" calcext:value-type="float">
            <text:p>6.6464177957</text:p>
          </table:table-cell>
          <table:table-cell table:formula="of:=POWER([.C1760]-6.75;2)" office:value-type="float" office:value="0.010729273047647" calcext:value-type="float">
            <text:p>0.010729273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.60776" calcext:value-type="float">
            <text:p>6.60776</text:p>
          </table:table-cell>
          <table:table-cell office:value-type="float" office:value="6.646517329" calcext:value-type="float">
            <text:p>6.646517329</text:p>
          </table:table-cell>
          <table:table-cell table:formula="of:=POWER([.C1761]-6.75;2)" office:value-type="float" office:value="0.0107086631972943" calcext:value-type="float">
            <text:p>0.0107086632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6.605322" calcext:value-type="float">
            <text:p>6.605322</text:p>
          </table:table-cell>
          <table:table-cell office:value-type="float" office:value="6.6466222344" calcext:value-type="float">
            <text:p>6.6466222344</text:p>
          </table:table-cell>
          <table:table-cell table:formula="of:=POWER([.C1762]-6.75;2)" office:value-type="float" office:value="0.0106869624204486" calcext:value-type="float">
            <text:p>0.0106869624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6.603604" calcext:value-type="float">
            <text:p>6.603604</text:p>
          </table:table-cell>
          <table:table-cell office:value-type="float" office:value="6.6467318301" calcext:value-type="float">
            <text:p>6.6467318301</text:p>
          </table:table-cell>
          <table:table-cell table:formula="of:=POWER([.C1763]-6.75;2)" office:value-type="float" office:value="0.0106643149144952" calcext:value-type="float">
            <text:p>0.0106643149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6.602625" calcext:value-type="float">
            <text:p>6.602625</text:p>
          </table:table-cell>
          <table:table-cell office:value-type="float" office:value="6.6468454903" calcext:value-type="float">
            <text:p>6.6468454903</text:p>
          </table:table-cell>
          <table:table-cell table:formula="of:=POWER([.C1764]-6.75;2)" office:value-type="float" office:value="0.0106408528714473" calcext:value-type="float">
            <text:p>0.0106408529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6.602399" calcext:value-type="float">
            <text:p>6.602399</text:p>
          </table:table-cell>
          <table:table-cell office:value-type="float" office:value="6.6469626409" calcext:value-type="float">
            <text:p>6.6469626409</text:p>
          </table:table-cell>
          <table:table-cell table:formula="of:=POWER([.C1765]-6.75;2)" office:value-type="float" office:value="0.0106166973703024" calcext:value-type="float">
            <text:p>0.0106166974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6.602931" calcext:value-type="float">
            <text:p>6.602931</text:p>
          </table:table-cell>
          <table:table-cell office:value-type="float" office:value="6.6470827462" calcext:value-type="float">
            <text:p>6.6470827462</text:p>
          </table:table-cell>
          <table:table-cell table:formula="of:=POWER([.C1766]-6.75;2)" office:value-type="float" office:value="0.0105919611297337" calcext:value-type="float">
            <text:p>0.0105919611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6.60422" calcext:value-type="float">
            <text:p>6.60422</text:p>
          </table:table-cell>
          <table:table-cell office:value-type="float" office:value="6.6472053097" calcext:value-type="float">
            <text:p>6.6472053097</text:p>
          </table:table-cell>
          <table:table-cell table:formula="of:=POWER([.C1767]-6.75;2)" office:value-type="float" office:value="0.0105667483538728" calcext:value-type="float">
            <text:p>0.0105667484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6.606258" calcext:value-type="float">
            <text:p>6.606258</text:p>
          </table:table-cell>
          <table:table-cell office:value-type="float" office:value="6.6473298559" calcext:value-type="float">
            <text:p>6.6473298559</text:p>
          </table:table-cell>
          <table:table-cell table:formula="of:=POWER([.C1768]-6.75;2)" office:value-type="float" office:value="0.0105411584895148" calcext:value-type="float">
            <text:p>0.0105411585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6.609029" calcext:value-type="float">
            <text:p>6.609029</text:p>
          </table:table-cell>
          <table:table-cell office:value-type="float" office:value="6.6474559183" calcext:value-type="float">
            <text:p>6.6474559183</text:p>
          </table:table-cell>
          <table:table-cell table:formula="of:=POWER([.C1769]-6.75;2)" office:value-type="float" office:value="0.0105152886916962" calcext:value-type="float">
            <text:p>0.0105152887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6.612511" calcext:value-type="float">
            <text:p>6.612511</text:p>
          </table:table-cell>
          <table:table-cell office:value-type="float" office:value="6.6475830301" calcext:value-type="float">
            <text:p>6.6475830301</text:p>
          </table:table-cell>
          <table:table-cell table:formula="of:=POWER([.C1770]-6.75;2)" office:value-type="float" office:value="0.0104892357234975" calcext:value-type="float">
            <text:p>0.0104892357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.616674" calcext:value-type="float">
            <text:p>6.616674</text:p>
          </table:table-cell>
          <table:table-cell office:value-type="float" office:value="6.6477107097" calcext:value-type="float">
            <text:p>6.6477107097</text:p>
          </table:table-cell>
          <table:table-cell table:formula="of:=POWER([.C1771]-6.75;2)" office:value-type="float" office:value="0.0104630989100777" calcext:value-type="float">
            <text:p>0.0104630989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6.621481" calcext:value-type="float">
            <text:p>6.621481</text:p>
          </table:table-cell>
          <table:table-cell office:value-type="float" office:value="6.6478384559" calcext:value-type="float">
            <text:p>6.6478384559</text:p>
          </table:table-cell>
          <table:table-cell table:formula="of:=POWER([.C1772]-6.75;2)" office:value-type="float" office:value="0.0104369810928963" calcext:value-type="float">
            <text:p>0.0104369811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6.62689" calcext:value-type="float">
            <text:p>6.62689</text:p>
          </table:table-cell>
          <table:table-cell office:value-type="float" office:value="6.6479657398" calcext:value-type="float">
            <text:p>6.6479657398</text:p>
          </table:table-cell>
          <table:table-cell table:formula="of:=POWER([.C1773]-6.75;2)" office:value-type="float" office:value="0.0104109902545613" calcext:value-type="float">
            <text:p>0.0104109903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6.632852" calcext:value-type="float">
            <text:p>6.632852</text:p>
          </table:table-cell>
          <table:table-cell office:value-type="float" office:value="6.6480919914" calcext:value-type="float">
            <text:p>6.6480919914</text:p>
          </table:table-cell>
          <table:table-cell table:formula="of:=POWER([.C1774]-6.75;2)" office:value-type="float" office:value="0.0103852422168176" calcext:value-type="float">
            <text:p>0.0103852422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6.639314" calcext:value-type="float">
            <text:p>6.639314</text:p>
          </table:table-cell>
          <table:table-cell office:value-type="float" office:value="6.6482166043" calcext:value-type="float">
            <text:p>6.6482166043</text:p>
          </table:table-cell>
          <table:table-cell table:formula="of:=POWER([.C1775]-6.75;2)" office:value-type="float" office:value="0.0103598596402228" calcext:value-type="float">
            <text:p>0.0103598596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6.646219" calcext:value-type="float">
            <text:p>6.646219</text:p>
          </table:table-cell>
          <table:table-cell office:value-type="float" office:value="6.6483389376" calcext:value-type="float">
            <text:p>6.6483389376</text:p>
          </table:table-cell>
          <table:table-cell table:formula="of:=POWER([.C1776]-6.75;2)" office:value-type="float" office:value="0.0103349716082967" calcext:value-type="float">
            <text:p>0.0103349716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6.653507" calcext:value-type="float">
            <text:p>6.653507</text:p>
          </table:table-cell>
          <table:table-cell office:value-type="float" office:value="6.648458314" calcext:value-type="float">
            <text:p>6.648458314</text:p>
          </table:table-cell>
          <table:table-cell table:formula="of:=POWER([.C1777]-6.75;2)" office:value-type="float" office:value="0.0103107139957226" calcext:value-type="float">
            <text:p>0.010310714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6.661116" calcext:value-type="float">
            <text:p>6.661116</text:p>
          </table:table-cell>
          <table:table-cell office:value-type="float" office:value="6.648574028" calcext:value-type="float">
            <text:p>6.648574028</text:p>
          </table:table-cell>
          <table:table-cell table:formula="of:=POWER([.C1778]-6.75;2)" office:value-type="float" office:value="0.0102872277961447" calcext:value-type="float">
            <text:p>0.0102872278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6.668984" calcext:value-type="float">
            <text:p>6.668984</text:p>
          </table:table-cell>
          <table:table-cell office:value-type="float" office:value="6.6486853548" calcext:value-type="float">
            <text:p>6.6486853548</text:p>
          </table:table-cell>
          <table:table-cell table:formula="of:=POWER([.C1779]-6.75;2)" office:value-type="float" office:value="0.010264657332002" calcext:value-type="float">
            <text:p>0.0102646573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6.67705" calcext:value-type="float">
            <text:p>6.67705</text:p>
          </table:table-cell>
          <table:table-cell office:value-type="float" office:value="6.6487915613" calcext:value-type="float">
            <text:p>6.6487915613</text:p>
          </table:table-cell>
          <table:table-cell table:formula="of:=POWER([.C1780]-6.75;2)" office:value-type="float" office:value="0.0102431480640916" calcext:value-type="float">
            <text:p>0.0102431481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.685253" calcext:value-type="float">
            <text:p>6.685253</text:p>
          </table:table-cell>
          <table:table-cell office:value-type="float" office:value="6.648891914" calcext:value-type="float">
            <text:p>6.648891914</text:p>
          </table:table-cell>
          <table:table-cell table:formula="of:=POWER([.C1781]-6.75;2)" office:value-type="float" office:value="0.0102228450545834" calcext:value-type="float">
            <text:p>0.0102228451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6.693536" calcext:value-type="float">
            <text:p>6.693536</text:p>
          </table:table-cell>
          <table:table-cell office:value-type="float" office:value="6.6489857011" calcext:value-type="float">
            <text:p>6.6489857011</text:p>
          </table:table-cell>
          <table:table-cell table:formula="of:=POWER([.C1782]-6.75;2)" office:value-type="float" office:value="0.0102038885822585" calcext:value-type="float">
            <text:p>0.0102038886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6.701845" calcext:value-type="float">
            <text:p>6.701845</text:p>
          </table:table-cell>
          <table:table-cell office:value-type="float" office:value="6.6490722366" calcext:value-type="float">
            <text:p>6.6490722366</text:p>
          </table:table-cell>
          <table:table-cell table:formula="of:=POWER([.C1783]-6.75;2)" office:value-type="float" office:value="0.0101864134249263" calcext:value-type="float">
            <text:p>0.0101864134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6.71013" calcext:value-type="float">
            <text:p>6.71013</text:p>
          </table:table-cell>
          <table:table-cell office:value-type="float" office:value="6.6491508817" calcext:value-type="float">
            <text:p>6.6491508817</text:p>
          </table:table-cell>
          <table:table-cell table:formula="of:=POWER([.C1784]-6.75;2)" office:value-type="float" office:value="0.0101705446618874" calcext:value-type="float">
            <text:p>0.0101705447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6.718346" calcext:value-type="float">
            <text:p>6.718346</text:p>
          </table:table-cell>
          <table:table-cell office:value-type="float" office:value="6.6492210538" calcext:value-type="float">
            <text:p>6.6492210538</text:p>
          </table:table-cell>
          <table:table-cell table:formula="of:=POWER([.C1785]-6.75;2)" office:value-type="float" office:value="0.0101563959971825" calcext:value-type="float">
            <text:p>0.010156396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6.726452" calcext:value-type="float">
            <text:p>6.726452</text:p>
          </table:table-cell>
          <table:table-cell office:value-type="float" office:value="6.6492822387" calcext:value-type="float">
            <text:p>6.6492822387</text:p>
          </table:table-cell>
          <table:table-cell table:formula="of:=POWER([.C1786]-6.75;2)" office:value-type="float" office:value="0.0101440674412838" calcext:value-type="float">
            <text:p>0.0101440674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6.734414" calcext:value-type="float">
            <text:p>6.734414</text:p>
          </table:table-cell>
          <table:table-cell office:value-type="float" office:value="6.6493340065" calcext:value-type="float">
            <text:p>6.6493340065</text:p>
          </table:table-cell>
          <table:table-cell table:formula="of:=POWER([.C1787]-6.75;2)" office:value-type="float" office:value="0.010133642247342" calcext:value-type="float">
            <text:p>0.0101336422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6.742202" calcext:value-type="float">
            <text:p>6.742202</text:p>
          </table:table-cell>
          <table:table-cell office:value-type="float" office:value="6.6493760108" calcext:value-type="float">
            <text:p>6.6493760108</text:p>
          </table:table-cell>
          <table:table-cell table:formula="of:=POWER([.C1788]-6.75;2)" office:value-type="float" office:value="0.0101251872025217" calcext:value-type="float">
            <text:p>0.0101251872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6.749793" calcext:value-type="float">
            <text:p>6.749793</text:p>
          </table:table-cell>
          <table:table-cell office:value-type="float" office:value="6.6494080043" calcext:value-type="float">
            <text:p>6.6494080043</text:p>
          </table:table-cell>
          <table:table-cell table:formula="of:=POWER([.C1789]-6.75;2)" office:value-type="float" office:value="0.0101187495989089" calcext:value-type="float">
            <text:p>0.0101187496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6.757167" calcext:value-type="float">
            <text:p>6.757167</text:p>
          </table:table-cell>
          <table:table-cell office:value-type="float" office:value="6.6494298301" calcext:value-type="float">
            <text:p>6.6494298301</text:p>
          </table:table-cell>
          <table:table-cell table:formula="of:=POWER([.C1790]-6.75;2)" office:value-type="float" office:value="0.0101143590737149" calcext:value-type="float">
            <text:p>0.0101143591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.764309" calcext:value-type="float">
            <text:p>6.764309</text:p>
          </table:table-cell>
          <table:table-cell office:value-type="float" office:value="6.6494414344" calcext:value-type="float">
            <text:p>6.6494414344</text:p>
          </table:table-cell>
          <table:table-cell table:formula="of:=POWER([.C1791]-6.75;2)" office:value-type="float" office:value="0.0101120251155295" calcext:value-type="float">
            <text:p>0.0101120251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6.771209" calcext:value-type="float">
            <text:p>6.771209</text:p>
          </table:table-cell>
          <table:table-cell office:value-type="float" office:value="6.6494428624" calcext:value-type="float">
            <text:p>6.6494428624</text:p>
          </table:table-cell>
          <table:table-cell table:formula="of:=POWER([.C1792]-6.75;2)" office:value-type="float" office:value="0.0101117379223053" calcext:value-type="float">
            <text:p>0.0101117379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6.777858" calcext:value-type="float">
            <text:p>6.777858</text:p>
          </table:table-cell>
          <table:table-cell office:value-type="float" office:value="6.6494342473" calcext:value-type="float">
            <text:p>6.6494342473</text:p>
          </table:table-cell>
          <table:table-cell table:formula="of:=POWER([.C1793]-6.75;2)" office:value-type="float" office:value="0.0101134706161175" calcext:value-type="float">
            <text:p>0.0101134706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6.784252" calcext:value-type="float">
            <text:p>6.784252</text:p>
          </table:table-cell>
          <table:table-cell office:value-type="float" office:value="6.6494158172" calcext:value-type="float">
            <text:p>6.6494158172</text:p>
          </table:table-cell>
          <table:table-cell table:formula="of:=POWER([.C1794]-6.75;2)" office:value-type="float" office:value="0.0101171778295437" calcext:value-type="float">
            <text:p>0.0101171778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6.790388" calcext:value-type="float">
            <text:p>6.790388</text:p>
          </table:table-cell>
          <table:table-cell office:value-type="float" office:value="6.6493878796" calcext:value-type="float">
            <text:p>6.6493878796</text:p>
          </table:table-cell>
          <table:table-cell table:formula="of:=POWER([.C1795]-6.75;2)" office:value-type="float" office:value="0.0101227987713841" calcext:value-type="float">
            <text:p>0.0101227988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6.796265" calcext:value-type="float">
            <text:p>6.796265</text:p>
          </table:table-cell>
          <table:table-cell office:value-type="float" office:value="6.6493508129" calcext:value-type="float">
            <text:p>6.6493508129</text:p>
          </table:table-cell>
          <table:table-cell table:formula="of:=POWER([.C1796]-6.75;2)" office:value-type="float" office:value="0.0101302588638908" calcext:value-type="float">
            <text:p>0.0101302589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6.801882" calcext:value-type="float">
            <text:p>6.801882</text:p>
          </table:table-cell>
          <table:table-cell office:value-type="float" office:value="6.6493050602" calcext:value-type="float">
            <text:p>6.6493050602</text:p>
          </table:table-cell>
          <table:table-cell table:formula="of:=POWER([.C1797]-6.75;2)" office:value-type="float" office:value="0.0101394709013257" calcext:value-type="float">
            <text:p>0.0101394709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6.807239" calcext:value-type="float">
            <text:p>6.807239</text:p>
          </table:table-cell>
          <table:table-cell office:value-type="float" office:value="6.6492511183" calcext:value-type="float">
            <text:p>6.6492511183</text:p>
          </table:table-cell>
          <table:table-cell table:formula="of:=POWER([.C1798]-6.75;2)" office:value-type="float" office:value="0.0101503371638005" calcext:value-type="float">
            <text:p>0.0101503372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6.812338" calcext:value-type="float">
            <text:p>6.812338</text:p>
          </table:table-cell>
          <table:table-cell office:value-type="float" office:value="6.649189529" calcext:value-type="float">
            <text:p>6.649189529</text:p>
          </table:table-cell>
          <table:table-cell table:formula="of:=POWER([.C1799]-6.75;2)" office:value-type="float" office:value="0.0101627510632418" calcext:value-type="float">
            <text:p>0.0101627511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6.817177" calcext:value-type="float">
            <text:p>6.817177</text:p>
          </table:table-cell>
          <table:table-cell office:value-type="float" office:value="6.6491208645" calcext:value-type="float">
            <text:p>6.6491208645</text:p>
          </table:table-cell>
          <table:table-cell table:formula="of:=POWER([.C1800]-6.75;2)" office:value-type="float" office:value="0.0101765999792273" calcext:value-type="float">
            <text:p>0.0101766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.821758" calcext:value-type="float">
            <text:p>6.821758</text:p>
          </table:table-cell>
          <table:table-cell office:value-type="float" office:value="6.6490457247" calcext:value-type="float">
            <text:p>6.6490457247</text:p>
          </table:table-cell>
          <table:table-cell table:formula="of:=POWER([.C1801]-6.75;2)" office:value-type="float" office:value="0.0101917657013483" calcext:value-type="float">
            <text:p>0.0101917657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6.82608" calcext:value-type="float">
            <text:p>6.82608</text:p>
          </table:table-cell>
          <table:table-cell office:value-type="float" office:value="6.6489647247" calcext:value-type="float">
            <text:p>6.6489647247</text:p>
          </table:table-cell>
          <table:table-cell table:formula="of:=POWER([.C1802]-6.75;2)" office:value-type="float" office:value="0.0102081268549468" calcext:value-type="float">
            <text:p>0.0102081269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6.830143" calcext:value-type="float">
            <text:p>6.830143</text:p>
          </table:table-cell>
          <table:table-cell office:value-type="float" office:value="6.648878486" calcext:value-type="float">
            <text:p>6.648878486</text:p>
          </table:table-cell>
          <table:table-cell table:formula="of:=POWER([.C1803]-6.75;2)" office:value-type="float" office:value="0.0102255605936522" calcext:value-type="float">
            <text:p>0.0102255606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6.833947" calcext:value-type="float">
            <text:p>6.833947</text:p>
          </table:table-cell>
          <table:table-cell office:value-type="float" office:value="6.6487876323" calcext:value-type="float">
            <text:p>6.6487876323</text:p>
          </table:table-cell>
          <table:table-cell table:formula="of:=POWER([.C1804]-6.75;2)" office:value-type="float" office:value="0.0102439433754399" calcext:value-type="float">
            <text:p>0.0102439434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6.837493" calcext:value-type="float">
            <text:p>6.837493</text:p>
          </table:table-cell>
          <table:table-cell office:value-type="float" office:value="6.6486927849" calcext:value-type="float">
            <text:p>6.6486927849</text:p>
          </table:table-cell>
          <table:table-cell table:formula="of:=POWER([.C1805]-6.75;2)" office:value-type="float" office:value="0.0102631518313177" calcext:value-type="float">
            <text:p>0.0102631518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6.840784" calcext:value-type="float">
            <text:p>6.840784</text:p>
          </table:table-cell>
          <table:table-cell office:value-type="float" office:value="6.6485945548" calcext:value-type="float">
            <text:p>6.6485945548</text:p>
          </table:table-cell>
          <table:table-cell table:formula="of:=POWER([.C1806]-6.75;2)" office:value-type="float" office:value="0.0102830643162102" calcext:value-type="float">
            <text:p>0.0102830643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6.843821" calcext:value-type="float">
            <text:p>6.843821</text:p>
          </table:table-cell>
          <table:table-cell office:value-type="float" office:value="6.6484935333" calcext:value-type="float">
            <text:p>6.6484935333</text:p>
          </table:table-cell>
          <table:table-cell table:formula="of:=POWER([.C1807]-6.75;2)" office:value-type="float" office:value="0.0103035627819182" calcext:value-type="float">
            <text:p>0.0103035628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6.846611" calcext:value-type="float">
            <text:p>6.846611</text:p>
          </table:table-cell>
          <table:table-cell office:value-type="float" office:value="6.6483903032" calcext:value-type="float">
            <text:p>6.6483903032</text:p>
          </table:table-cell>
          <table:table-cell table:formula="of:=POWER([.C1808]-6.75;2)" office:value-type="float" office:value="0.0103245304837879" calcext:value-type="float">
            <text:p>0.0103245305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6.849161" calcext:value-type="float">
            <text:p>6.849161</text:p>
          </table:table-cell>
          <table:table-cell office:value-type="float" office:value="6.6482854172" calcext:value-type="float">
            <text:p>6.6482854172</text:p>
          </table:table-cell>
          <table:table-cell table:formula="of:=POWER([.C1809]-6.75;2)" office:value-type="float" office:value="0.010345856354178" calcext:value-type="float">
            <text:p>0.0103458564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6.85148" calcext:value-type="float">
            <text:p>6.85148</text:p>
          </table:table-cell>
          <table:table-cell office:value-type="float" office:value="6.6481794086" calcext:value-type="float">
            <text:p>6.6481794086</text:p>
          </table:table-cell>
          <table:table-cell table:formula="of:=POWER([.C1810]-6.75;2)" office:value-type="float" office:value="0.0103674328330458" calcext:value-type="float">
            <text:p>0.0103674328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.853581" calcext:value-type="float">
            <text:p>6.853581</text:p>
          </table:table-cell>
          <table:table-cell office:value-type="float" office:value="6.6480727806" calcext:value-type="float">
            <text:p>6.6480727806</text:p>
          </table:table-cell>
          <table:table-cell table:formula="of:=POWER([.C1811]-6.75;2)" office:value-type="float" office:value="0.0103891580546158" calcext:value-type="float">
            <text:p>0.0103891581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6.855479" calcext:value-type="float">
            <text:p>6.855479</text:p>
          </table:table-cell>
          <table:table-cell office:value-type="float" office:value="6.6479660086" calcext:value-type="float">
            <text:p>6.6479660086</text:p>
          </table:table-cell>
          <table:table-cell table:formula="of:=POWER([.C1812]-6.75;2)" office:value-type="float" office:value="0.0104109354010153" calcext:value-type="float">
            <text:p>0.0104109354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6.857194" calcext:value-type="float">
            <text:p>6.857194</text:p>
          </table:table-cell>
          <table:table-cell office:value-type="float" office:value="6.6478595312" calcext:value-type="float">
            <text:p>6.6478595312</text:p>
          </table:table-cell>
          <table:table-cell table:formula="of:=POWER([.C1813]-6.75;2)" office:value-type="float" office:value="0.0104326753666838" calcext:value-type="float">
            <text:p>0.0104326754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6.858745" calcext:value-type="float">
            <text:p>6.858745</text:p>
          </table:table-cell>
          <table:table-cell office:value-type="float" office:value="6.6477537462" calcext:value-type="float">
            <text:p>6.6477537462</text:p>
          </table:table-cell>
          <table:table-cell table:formula="of:=POWER([.C1814]-6.75;2)" office:value-type="float" office:value="0.010454296416134" calcext:value-type="float">
            <text:p>0.0104542964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6.860156" calcext:value-type="float">
            <text:p>6.860156</text:p>
          </table:table-cell>
          <table:table-cell office:value-type="float" office:value="6.6476490151" calcext:value-type="float">
            <text:p>6.6476490151</text:p>
          </table:table-cell>
          <table:table-cell table:formula="of:=POWER([.C1815]-6.75;2)" office:value-type="float" office:value="0.0104757241100001" calcext:value-type="float">
            <text:p>0.0104757241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6.861452" calcext:value-type="float">
            <text:p>6.861452</text:p>
          </table:table-cell>
          <table:table-cell office:value-type="float" office:value="6.6475456495" calcext:value-type="float">
            <text:p>6.6475456495</text:p>
          </table:table-cell>
          <table:table-cell table:formula="of:=POWER([.C1816]-6.75;2)" office:value-type="float" office:value="0.0104968939363769" calcext:value-type="float">
            <text:p>0.0104968939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6.86266" calcext:value-type="float">
            <text:p>6.86266</text:p>
          </table:table-cell>
          <table:table-cell office:value-type="float" office:value="6.6474439161" calcext:value-type="float">
            <text:p>6.6474439161</text:p>
          </table:table-cell>
          <table:table-cell table:formula="of:=POWER([.C1817]-6.75;2)" office:value-type="float" office:value="0.0105177503449038" calcext:value-type="float">
            <text:p>0.0105177503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6.863806" calcext:value-type="float">
            <text:p>6.863806</text:p>
          </table:table-cell>
          <table:table-cell office:value-type="float" office:value="6.6473440258" calcext:value-type="float">
            <text:p>6.6473440258</text:p>
          </table:table-cell>
          <table:table-cell table:formula="of:=POWER([.C1818]-6.75;2)" office:value-type="float" office:value="0.0105382490389511" calcext:value-type="float">
            <text:p>0.010538249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6.864915" calcext:value-type="float">
            <text:p>6.864915</text:p>
          </table:table-cell>
          <table:table-cell office:value-type="float" office:value="6.6472461333" calcext:value-type="float">
            <text:p>6.6472461333</text:p>
          </table:table-cell>
          <table:table-cell table:formula="of:=POWER([.C1819]-6.75;2)" office:value-type="float" office:value="0.0105583571218013" calcext:value-type="float">
            <text:p>0.0105583571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6.866013" calcext:value-type="float">
            <text:p>6.866013</text:p>
          </table:table-cell>
          <table:table-cell office:value-type="float" office:value="6.6471503376" calcext:value-type="float">
            <text:p>6.6471503376</text:p>
          </table:table-cell>
          <table:table-cell table:formula="of:=POWER([.C1820]-6.75;2)" office:value-type="float" office:value="0.0105780530557939" calcext:value-type="float">
            <text:p>0.0105780531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.867121" calcext:value-type="float">
            <text:p>6.867121</text:p>
          </table:table-cell>
          <table:table-cell office:value-type="float" office:value="6.6470566753" calcext:value-type="float">
            <text:p>6.6470566753</text:p>
          </table:table-cell>
          <table:table-cell table:formula="of:=POWER([.C1821]-6.75;2)" office:value-type="float" office:value="0.0105973281002896" calcext:value-type="float">
            <text:p>0.0105973281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6.868257" calcext:value-type="float">
            <text:p>6.868257</text:p>
          </table:table-cell>
          <table:table-cell office:value-type="float" office:value="6.646965129" calcext:value-type="float">
            <text:p>6.646965129</text:p>
          </table:table-cell>
          <table:table-cell table:formula="of:=POWER([.C1822]-6.75;2)" office:value-type="float" office:value="0.0106161846419867" calcext:value-type="float">
            <text:p>0.0106161846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6.869435" calcext:value-type="float">
            <text:p>6.869435</text:p>
          </table:table-cell>
          <table:table-cell office:value-type="float" office:value="6.6468756194" calcext:value-type="float">
            <text:p>6.6468756194</text:p>
          </table:table-cell>
          <table:table-cell table:formula="of:=POWER([.C1823]-6.75;2)" office:value-type="float" office:value="0.0106346378741336" calcext:value-type="float">
            <text:p>0.0106346379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6.870663" calcext:value-type="float">
            <text:p>6.870663</text:p>
          </table:table-cell>
          <table:table-cell office:value-type="float" office:value="6.6467880151" calcext:value-type="float">
            <text:p>6.6467880151</text:p>
          </table:table-cell>
          <table:table-cell table:formula="of:=POWER([.C1824]-6.75;2)" office:value-type="float" office:value="0.0106527138269978" calcext:value-type="float">
            <text:p>0.0106527138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6.871943" calcext:value-type="float">
            <text:p>6.871943</text:p>
          </table:table-cell>
          <table:table-cell office:value-type="float" office:value="6.6467021355" calcext:value-type="float">
            <text:p>6.6467021355</text:p>
          </table:table-cell>
          <table:table-cell table:formula="of:=POWER([.C1825]-6.75;2)" office:value-type="float" office:value="0.0106704488102604" calcext:value-type="float">
            <text:p>0.0106704488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6.87327" calcext:value-type="float">
            <text:p>6.87327</text:p>
          </table:table-cell>
          <table:table-cell office:value-type="float" office:value="6.6466177591" calcext:value-type="float">
            <text:p>6.6466177591</text:p>
          </table:table-cell>
          <table:table-cell table:formula="of:=POWER([.C1826]-6.75;2)" office:value-type="float" office:value="0.0106878877335057" calcext:value-type="float">
            <text:p>0.0106878877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6.87463" calcext:value-type="float">
            <text:p>6.87463</text:p>
          </table:table-cell>
          <table:table-cell office:value-type="float" office:value="6.646534628" calcext:value-type="float">
            <text:p>6.646534628</text:p>
          </table:table-cell>
          <table:table-cell table:formula="of:=POWER([.C1827]-6.75;2)" office:value-type="float" office:value="0.0107050832030983" calcext:value-type="float">
            <text:p>0.0107050832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6.876006" calcext:value-type="float">
            <text:p>6.876006</text:p>
          </table:table-cell>
          <table:table-cell office:value-type="float" office:value="6.6464524667" calcext:value-type="float">
            <text:p>6.6464524667</text:p>
          </table:table-cell>
          <table:table-cell table:formula="of:=POWER([.C1828]-6.75;2)" office:value-type="float" office:value="0.0107220916525147" calcext:value-type="float">
            <text:p>0.0107220917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6.87737" calcext:value-type="float">
            <text:p>6.87737</text:p>
          </table:table-cell>
          <table:table-cell office:value-type="float" office:value="6.6463709849" calcext:value-type="float">
            <text:p>6.6463709849</text:p>
          </table:table-cell>
          <table:table-cell table:formula="of:=POWER([.C1829]-6.75;2)" office:value-type="float" office:value="0.0107389727705961" calcext:value-type="float">
            <text:p>0.0107389728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6.878688" calcext:value-type="float">
            <text:p>6.878688</text:p>
          </table:table-cell>
          <table:table-cell office:value-type="float" office:value="6.6462898925" calcext:value-type="float">
            <text:p>6.6462898925</text:p>
          </table:table-cell>
          <table:table-cell table:formula="of:=POWER([.C1830]-6.75;2)" office:value-type="float" office:value="0.0107557863976615" calcext:value-type="float">
            <text:p>0.0107557864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.879922" calcext:value-type="float">
            <text:p>6.879922</text:p>
          </table:table-cell>
          <table:table-cell office:value-type="float" office:value="6.6462089183" calcext:value-type="float">
            <text:p>6.6462089183</text:p>
          </table:table-cell>
          <table:table-cell table:formula="of:=POWER([.C1831]-6.75;2)" office:value-type="float" office:value="0.010772588640456" calcext:value-type="float">
            <text:p>0.0107725886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6.881028" calcext:value-type="float">
            <text:p>6.881028</text:p>
          </table:table-cell>
          <table:table-cell office:value-type="float" office:value="6.6461278129" calcext:value-type="float">
            <text:p>6.6461278129</text:p>
          </table:table-cell>
          <table:table-cell table:formula="of:=POWER([.C1832]-6.75;2)" office:value-type="float" office:value="0.0107894312529375" calcext:value-type="float">
            <text:p>0.0107894313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6.881957" calcext:value-type="float">
            <text:p>6.881957</text:p>
          </table:table-cell>
          <table:table-cell office:value-type="float" office:value="6.6460463677" calcext:value-type="float">
            <text:p>6.6460463677</text:p>
          </table:table-cell>
          <table:table-cell table:formula="of:=POWER([.C1833]-6.75;2)" office:value-type="float" office:value="0.0108063576683635" calcext:value-type="float">
            <text:p>0.0108063577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6.882661" calcext:value-type="float">
            <text:p>6.882661</text:p>
          </table:table-cell>
          <table:table-cell office:value-type="float" office:value="6.6459644258" calcext:value-type="float">
            <text:p>6.6459644258</text:p>
          </table:table-cell>
          <table:table-cell table:formula="of:=POWER([.C1834]-6.75;2)" office:value-type="float" office:value="0.0108234006991237" calcext:value-type="float">
            <text:p>0.0108234007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6.883089" calcext:value-type="float">
            <text:p>6.883089</text:p>
          </table:table-cell>
          <table:table-cell office:value-type="float" office:value="6.6458818903" calcext:value-type="float">
            <text:p>6.6458818903</text:p>
          </table:table-cell>
          <table:table-cell table:formula="of:=POWER([.C1835]-6.75;2)" office:value-type="float" office:value="0.0108405807675012" calcext:value-type="float">
            <text:p>0.0108405808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6.883192" calcext:value-type="float">
            <text:p>6.883192</text:p>
          </table:table-cell>
          <table:table-cell office:value-type="float" office:value="6.6457987355" calcext:value-type="float">
            <text:p>6.6457987355</text:p>
          </table:table-cell>
          <table:table-cell table:formula="of:=POWER([.C1836]-6.75;2)" office:value-type="float" office:value="0.010857903523399" calcext:value-type="float">
            <text:p>0.0108579035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6.882927" calcext:value-type="float">
            <text:p>6.882927</text:p>
          </table:table-cell>
          <table:table-cell office:value-type="float" office:value="6.6457150065" calcext:value-type="float">
            <text:p>6.6457150065</text:p>
          </table:table-cell>
          <table:table-cell table:formula="of:=POWER([.C1837]-6.75;2)" office:value-type="float" office:value="0.0108753598692951" calcext:value-type="float">
            <text:p>0.0108753599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6.882254" calcext:value-type="float">
            <text:p>6.882254</text:p>
          </table:table-cell>
          <table:table-cell office:value-type="float" office:value="6.6456308258" calcext:value-type="float">
            <text:p>6.6456308258</text:p>
          </table:table-cell>
          <table:table-cell table:formula="of:=POWER([.C1838]-6.75;2)" office:value-type="float" office:value="0.01089292452319" calcext:value-type="float">
            <text:p>0.0108929245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6.88114" calcext:value-type="float">
            <text:p>6.88114</text:p>
          </table:table-cell>
          <table:table-cell office:value-type="float" office:value="6.6455463892" calcext:value-type="float">
            <text:p>6.6455463892</text:p>
          </table:table-cell>
          <table:table-cell table:formula="of:=POWER([.C1839]-6.75;2)" office:value-type="float" office:value="0.0109105568091579" calcext:value-type="float">
            <text:p>0.0109105568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6.879562" calcext:value-type="float">
            <text:p>6.879562</text:p>
          </table:table-cell>
          <table:table-cell office:value-type="float" office:value="6.6454619656" calcext:value-type="float">
            <text:p>6.6454619656</text:p>
          </table:table-cell>
          <table:table-cell table:formula="of:=POWER([.C1840]-6.75;2)" office:value-type="float" office:value="0.0109282006362156" calcext:value-type="float">
            <text:p>0.0109282006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.877507" calcext:value-type="float">
            <text:p>6.877507</text:p>
          </table:table-cell>
          <table:table-cell office:value-type="float" office:value="6.6453778882" calcext:value-type="float">
            <text:p>6.6453778882</text:p>
          </table:table-cell>
          <table:table-cell table:formula="of:=POWER([.C1841]-6.75;2)" office:value-type="float" office:value="0.0109457862774918" calcext:value-type="float">
            <text:p>0.0109457863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6.874974" calcext:value-type="float">
            <text:p>6.874974</text:p>
          </table:table-cell>
          <table:table-cell office:value-type="float" office:value="6.6452945441" calcext:value-type="float">
            <text:p>6.6452945441</text:p>
          </table:table-cell>
          <table:table-cell table:formula="of:=POWER([.C1842]-6.75;2)" office:value-type="float" office:value="0.0109632324952268" calcext:value-type="float">
            <text:p>0.0109632325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6.871974" calcext:value-type="float">
            <text:p>6.871974</text:p>
          </table:table-cell>
          <table:table-cell office:value-type="float" office:value="6.6452123634" calcext:value-type="float">
            <text:p>6.6452123634</text:p>
          </table:table-cell>
          <table:table-cell table:formula="of:=POWER([.C1843]-6.75;2)" office:value-type="float" office:value="0.0109804487842137" calcext:value-type="float">
            <text:p>0.0109804488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6.868531" calcext:value-type="float">
            <text:p>6.868531</text:p>
          </table:table-cell>
          <table:table-cell office:value-type="float" office:value="6.6451318" calcext:value-type="float">
            <text:p>6.6451318</text:p>
          </table:table-cell>
          <table:table-cell table:formula="of:=POWER([.C1844]-6.75;2)" office:value-type="float" office:value="0.0109973393712401" calcext:value-type="float">
            <text:p>0.0109973394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6.864682" calcext:value-type="float">
            <text:p>6.864682</text:p>
          </table:table-cell>
          <table:table-cell office:value-type="float" office:value="6.6450533226" calcext:value-type="float">
            <text:p>6.6450533226</text:p>
          </table:table-cell>
          <table:table-cell table:formula="of:=POWER([.C1845]-6.75;2)" office:value-type="float" office:value="0.0110138050972997" calcext:value-type="float">
            <text:p>0.0110138051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6.860477" calcext:value-type="float">
            <text:p>6.860477</text:p>
          </table:table-cell>
          <table:table-cell office:value-type="float" office:value="6.6449773892" calcext:value-type="float">
            <text:p>6.6449773892</text:p>
          </table:table-cell>
          <table:table-cell table:formula="of:=POWER([.C1846]-6.75;2)" office:value-type="float" office:value="0.0110297487792482" calcext:value-type="float">
            <text:p>0.0110297488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6.855979" calcext:value-type="float">
            <text:p>6.855979</text:p>
          </table:table-cell>
          <table:table-cell office:value-type="float" office:value="6.6449044366" calcext:value-type="float">
            <text:p>6.6449044366</text:p>
          </table:table-cell>
          <table:table-cell table:formula="of:=POWER([.C1847]-6.75;2)" office:value-type="float" office:value="0.0110450774463634" calcext:value-type="float">
            <text:p>0.0110450774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6.85126" calcext:value-type="float">
            <text:p>6.85126</text:p>
          </table:table-cell>
          <table:table-cell office:value-type="float" office:value="6.6448348538" calcext:value-type="float">
            <text:p>6.6448348538</text:p>
          </table:table-cell>
          <table:table-cell table:formula="of:=POWER([.C1848]-6.75;2)" office:value-type="float" office:value="0.0110597079752674" calcext:value-type="float">
            <text:p>0.011059708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6.846403" calcext:value-type="float">
            <text:p>6.846403</text:p>
          </table:table-cell>
          <table:table-cell office:value-type="float" office:value="6.644768972" calcext:value-type="float">
            <text:p>6.644768972</text:p>
          </table:table-cell>
          <table:table-cell table:formula="of:=POWER([.C1849]-6.75;2)" office:value-type="float" office:value="0.0110735692539369" calcext:value-type="float">
            <text:p>0.0110735693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6.841496" calcext:value-type="float">
            <text:p>6.841496</text:p>
          </table:table-cell>
          <table:table-cell office:value-type="float" office:value="6.6447070473" calcext:value-type="float">
            <text:p>6.6447070473</text:p>
          </table:table-cell>
          <table:table-cell table:formula="of:=POWER([.C1850]-6.75;2)" office:value-type="float" office:value="0.0110866058882845" calcext:value-type="float">
            <text:p>0.0110866059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.836633" calcext:value-type="float">
            <text:p>6.836633</text:p>
          </table:table-cell>
          <table:table-cell office:value-type="float" office:value="6.6446492538" calcext:value-type="float">
            <text:p>6.6446492538</text:p>
          </table:table-cell>
          <table:table-cell table:formula="of:=POWER([.C1851]-6.75;2)" office:value-type="float" office:value="0.0110987797248968" calcext:value-type="float">
            <text:p>0.0110987797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6.83191" calcext:value-type="float">
            <text:p>6.83191</text:p>
          </table:table-cell>
          <table:table-cell office:value-type="float" office:value="6.6445956731" calcext:value-type="float">
            <text:p>6.6445956731</text:p>
          </table:table-cell>
          <table:table-cell table:formula="of:=POWER([.C1852]-6.75;2)" office:value-type="float" office:value="0.0111100721292422" calcext:value-type="float">
            <text:p>0.0111100721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6.827424" calcext:value-type="float">
            <text:p>6.827424</text:p>
          </table:table-cell>
          <table:table-cell office:value-type="float" office:value="6.6445462882" calcext:value-type="float">
            <text:p>6.6445462882</text:p>
          </table:table-cell>
          <table:table-cell table:formula="of:=POWER([.C1853]-6.75;2)" office:value-type="float" office:value="0.0111204853323975" calcext:value-type="float">
            <text:p>0.0111204853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6.823266" calcext:value-type="float">
            <text:p>6.823266</text:p>
          </table:table-cell>
          <table:table-cell office:value-type="float" office:value="6.6445009806" calcext:value-type="float">
            <text:p>6.6445009806</text:p>
          </table:table-cell>
          <table:table-cell table:formula="of:=POWER([.C1854]-6.75;2)" office:value-type="float" office:value="0.0111300430943615" calcext:value-type="float">
            <text:p>0.0111300431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6.819521" calcext:value-type="float">
            <text:p>6.819521</text:p>
          </table:table-cell>
          <table:table-cell office:value-type="float" office:value="6.6444595398" calcext:value-type="float">
            <text:p>6.6444595398</text:p>
          </table:table-cell>
          <table:table-cell table:formula="of:=POWER([.C1855]-6.75;2)" office:value-type="float" office:value="0.0111387887392278" calcext:value-type="float">
            <text:p>0.0111387887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6.816269" calcext:value-type="float">
            <text:p>6.816269</text:p>
          </table:table-cell>
          <table:table-cell office:value-type="float" office:value="6.644421671" calcext:value-type="float">
            <text:p>6.644421671</text:p>
          </table:table-cell>
          <table:table-cell table:formula="of:=POWER([.C1856]-6.75;2)" office:value-type="float" office:value="0.0111467835544323" calcext:value-type="float">
            <text:p>0.0111467836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6.813573" calcext:value-type="float">
            <text:p>6.813573</text:p>
          </table:table-cell>
          <table:table-cell office:value-type="float" office:value="6.6443870043" calcext:value-type="float">
            <text:p>6.6443870043</text:p>
          </table:table-cell>
          <table:table-cell table:formula="of:=POWER([.C1857]-6.75;2)" office:value-type="float" office:value="0.0111541048607281" calcext:value-type="float">
            <text:p>0.0111541049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6.811488" calcext:value-type="float">
            <text:p>6.811488</text:p>
          </table:table-cell>
          <table:table-cell office:value-type="float" office:value="6.6443551118" calcext:value-type="float">
            <text:p>6.6443551118</text:p>
          </table:table-cell>
          <table:table-cell table:formula="of:=POWER([.C1858]-6.75;2)" office:value-type="float" office:value="0.0111608424027904" calcext:value-type="float">
            <text:p>0.0111608424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6.81005" calcext:value-type="float">
            <text:p>6.81005</text:p>
          </table:table-cell>
          <table:table-cell office:value-type="float" office:value="6.6443255269" calcext:value-type="float">
            <text:p>6.6443255269</text:p>
          </table:table-cell>
          <table:table-cell table:formula="of:=POWER([.C1859]-6.75;2)" office:value-type="float" office:value="0.0111670942649626" calcext:value-type="float">
            <text:p>0.0111670943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6.809282" calcext:value-type="float">
            <text:p>6.809282</text:p>
          </table:table-cell>
          <table:table-cell office:value-type="float" office:value="6.6442977656" calcext:value-type="float">
            <text:p>6.6442977656</text:p>
          </table:table-cell>
          <table:table-cell table:formula="of:=POWER([.C1860]-6.75;2)" office:value-type="float" office:value="0.0111729623571525" calcext:value-type="float">
            <text:p>0.0111729624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.809189" calcext:value-type="float">
            <text:p>6.809189</text:p>
          </table:table-cell>
          <table:table-cell office:value-type="float" office:value="6.6442713462" calcext:value-type="float">
            <text:p>6.6442713462</text:p>
          </table:table-cell>
          <table:table-cell table:formula="of:=POWER([.C1861]-6.75;2)" office:value-type="float" office:value="0.0111785482343602" calcext:value-type="float">
            <text:p>0.0111785482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6.809758" calcext:value-type="float">
            <text:p>6.809758</text:p>
          </table:table-cell>
          <table:table-cell office:value-type="float" office:value="6.6442458108" calcext:value-type="float">
            <text:p>6.6442458108</text:p>
          </table:table-cell>
          <table:table-cell table:formula="of:=POWER([.C1862]-6.75;2)" office:value-type="float" office:value="0.0111839485333494" calcext:value-type="float">
            <text:p>0.0111839485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6.81096" calcext:value-type="float">
            <text:p>6.81096</text:p>
          </table:table-cell>
          <table:table-cell office:value-type="float" office:value="6.644220757" calcext:value-type="float">
            <text:p>6.644220757</text:p>
          </table:table-cell>
          <table:table-cell table:formula="of:=POWER([.C1863]-6.75;2)" office:value-type="float" office:value="0.011189248249653" calcext:value-type="float">
            <text:p>0.0111892482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6.812754" calcext:value-type="float">
            <text:p>6.812754</text:p>
          </table:table-cell>
          <table:table-cell office:value-type="float" office:value="6.6441958473" calcext:value-type="float">
            <text:p>6.6441958473</text:p>
          </table:table-cell>
          <table:table-cell table:formula="of:=POWER([.C1864]-6.75;2)" office:value-type="float" office:value="0.011194518728565" calcext:value-type="float">
            <text:p>0.0111945187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6.81508" calcext:value-type="float">
            <text:p>6.81508</text:p>
          </table:table-cell>
          <table:table-cell office:value-type="float" office:value="6.6441708301" calcext:value-type="float">
            <text:p>6.6441708301</text:p>
          </table:table-cell>
          <table:table-cell table:formula="of:=POWER([.C1865]-6.75;2)" office:value-type="float" office:value="0.011199813201723" calcext:value-type="float">
            <text:p>0.0111998132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6.817871" calcext:value-type="float">
            <text:p>6.817871</text:p>
          </table:table-cell>
          <table:table-cell office:value-type="float" office:value="6.644145557" calcext:value-type="float">
            <text:p>6.644145557</text:p>
          </table:table-cell>
          <table:table-cell table:formula="of:=POWER([.C1866]-6.75;2)" office:value-type="float" office:value="0.0112051631028403" calcext:value-type="float">
            <text:p>0.0112051631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6.821048" calcext:value-type="float">
            <text:p>6.821048</text:p>
          </table:table-cell>
          <table:table-cell office:value-type="float" office:value="6.6441199849" calcext:value-type="float">
            <text:p>6.6441199849</text:p>
          </table:table-cell>
          <table:table-cell table:formula="of:=POWER([.C1867]-6.75;2)" office:value-type="float" office:value="0.0112105775975763" calcext:value-type="float">
            <text:p>0.0112105776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6.824525" calcext:value-type="float">
            <text:p>6.824525</text:p>
          </table:table-cell>
          <table:table-cell office:value-type="float" office:value="6.6440941914" calcext:value-type="float">
            <text:p>6.6440941914</text:p>
          </table:table-cell>
          <table:table-cell table:formula="of:=POWER([.C1868]-6.75;2)" office:value-type="float" office:value="0.0112160402952199" calcext:value-type="float">
            <text:p>0.0112160403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6.828215" calcext:value-type="float">
            <text:p>6.828215</text:p>
          </table:table-cell>
          <table:table-cell office:value-type="float" office:value="6.6440683742" calcext:value-type="float">
            <text:p>6.6440683742</text:p>
          </table:table-cell>
          <table:table-cell table:formula="of:=POWER([.C1869]-6.75;2)" office:value-type="float" office:value="0.0112215093446313" calcext:value-type="float">
            <text:p>0.0112215093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6.832027" calcext:value-type="float">
            <text:p>6.832027</text:p>
          </table:table-cell>
          <table:table-cell office:value-type="float" office:value="6.6440428344" calcext:value-type="float">
            <text:p>6.6440428344</text:p>
          </table:table-cell>
          <table:table-cell table:formula="of:=POWER([.C1870]-6.75;2)" office:value-type="float" office:value="0.0112269209419857" calcext:value-type="float">
            <text:p>0.0112269209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.835873" calcext:value-type="float">
            <text:p>6.835873</text:p>
          </table:table-cell>
          <table:table-cell office:value-type="float" office:value="6.6440179849" calcext:value-type="float">
            <text:p>6.6440179849</text:p>
          </table:table-cell>
          <table:table-cell table:formula="of:=POWER([.C1871]-6.75;2)" office:value-type="float" office:value="0.0112321875246567" calcext:value-type="float">
            <text:p>0.0112321875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6.839669" calcext:value-type="float">
            <text:p>6.839669</text:p>
          </table:table-cell>
          <table:table-cell office:value-type="float" office:value="6.6439943226" calcext:value-type="float">
            <text:p>6.6439943226</text:p>
          </table:table-cell>
          <table:table-cell table:formula="of:=POWER([.C1872]-6.75;2)" office:value-type="float" office:value="0.0112372036410328" calcext:value-type="float">
            <text:p>0.0112372036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6.843339" calcext:value-type="float">
            <text:p>6.843339</text:p>
          </table:table-cell>
          <table:table-cell office:value-type="float" office:value="6.6439724194" calcext:value-type="float">
            <text:p>6.6439724194</text:p>
          </table:table-cell>
          <table:table-cell table:formula="of:=POWER([.C1873]-6.75;2)" office:value-type="float" office:value="0.0112418478478895" calcext:value-type="float">
            <text:p>0.0112418478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6.846815" calcext:value-type="float">
            <text:p>6.846815</text:p>
          </table:table-cell>
          <table:table-cell office:value-type="float" office:value="6.6439528946" calcext:value-type="float">
            <text:p>6.6439528946</text:p>
          </table:table-cell>
          <table:table-cell table:formula="of:=POWER([.C1874]-6.75;2)" office:value-type="float" office:value="0.0112459885637187" calcext:value-type="float">
            <text:p>0.0112459886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6.850039" calcext:value-type="float">
            <text:p>6.850039</text:p>
          </table:table-cell>
          <table:table-cell office:value-type="float" office:value="6.6439363957" calcext:value-type="float">
            <text:p>6.6439363957</text:p>
          </table:table-cell>
          <table:table-cell table:formula="of:=POWER([.C1875]-6.75;2)" office:value-type="float" office:value="0.011249488157107" calcext:value-type="float">
            <text:p>0.0112494882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6.852964" calcext:value-type="float">
            <text:p>6.852964</text:p>
          </table:table-cell>
          <table:table-cell office:value-type="float" office:value="6.6439235699" calcext:value-type="float">
            <text:p>6.6439235699</text:p>
          </table:table-cell>
          <table:table-cell table:formula="of:=POWER([.C1876]-6.75;2)" office:value-type="float" office:value="0.0112522090227602" calcext:value-type="float">
            <text:p>0.011252209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6.855558" calcext:value-type="float">
            <text:p>6.855558</text:p>
          </table:table-cell>
          <table:table-cell office:value-type="float" office:value="6.6439150409" calcext:value-type="float">
            <text:p>6.6439150409</text:p>
          </table:table-cell>
          <table:table-cell table:formula="of:=POWER([.C1877]-6.75;2)" office:value-type="float" office:value="0.0112540185472488" calcext:value-type="float">
            <text:p>0.0112540185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6.857797" calcext:value-type="float">
            <text:p>6.857797</text:p>
          </table:table-cell>
          <table:table-cell office:value-type="float" office:value="6.6439113785" calcext:value-type="float">
            <text:p>6.6439113785</text:p>
          </table:table-cell>
          <table:table-cell table:formula="of:=POWER([.C1878]-6.75;2)" office:value-type="float" office:value="0.0112547956117702" calcext:value-type="float">
            <text:p>0.0112547956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6.859673" calcext:value-type="float">
            <text:p>6.859673</text:p>
          </table:table-cell>
          <table:table-cell office:value-type="float" office:value="6.6439130817" calcext:value-type="float">
            <text:p>6.6439130817</text:p>
          </table:table-cell>
          <table:table-cell table:formula="of:=POWER([.C1879]-6.75;2)" office:value-type="float" office:value="0.0112544342343909" calcext:value-type="float">
            <text:p>0.0112544342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6.861187" calcext:value-type="float">
            <text:p>6.861187</text:p>
          </table:table-cell>
          <table:table-cell office:value-type="float" office:value="6.6439205505" calcext:value-type="float">
            <text:p>6.6439205505</text:p>
          </table:table-cell>
          <table:table-cell table:formula="of:=POWER([.C1880]-6.75;2)" office:value-type="float" office:value="0.0112528496062231" calcext:value-type="float">
            <text:p>0.0112528496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.862351" calcext:value-type="float">
            <text:p>6.862351</text:p>
          </table:table-cell>
          <table:table-cell office:value-type="float" office:value="6.643934071" calcext:value-type="float">
            <text:p>6.643934071</text:p>
          </table:table-cell>
          <table:table-cell table:formula="of:=POWER([.C1881]-6.75;2)" office:value-type="float" office:value="0.011249981294633" calcext:value-type="float">
            <text:p>0.0112499813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6.863185" calcext:value-type="float">
            <text:p>6.863185</text:p>
          </table:table-cell>
          <table:table-cell office:value-type="float" office:value="6.6439537957" calcext:value-type="float">
            <text:p>6.6439537957</text:p>
          </table:table-cell>
          <table:table-cell table:formula="of:=POWER([.C1882]-6.75;2)" office:value-type="float" office:value="0.0112457974464374" calcext:value-type="float">
            <text:p>0.0112457974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6.863715" calcext:value-type="float">
            <text:p>6.863715</text:p>
          </table:table-cell>
          <table:table-cell office:value-type="float" office:value="6.6439797376" calcext:value-type="float">
            <text:p>6.6439797376</text:p>
          </table:table-cell>
          <table:table-cell table:formula="of:=POWER([.C1883]-6.75;2)" office:value-type="float" office:value="0.0112402960393648" calcext:value-type="float">
            <text:p>0.011240296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6.863973" calcext:value-type="float">
            <text:p>6.863973</text:p>
          </table:table-cell>
          <table:table-cell office:value-type="float" office:value="6.6440117634" calcext:value-type="float">
            <text:p>6.6440117634</text:p>
          </table:table-cell>
          <table:table-cell table:formula="of:=POWER([.C1884]-6.75;2)" office:value-type="float" office:value="0.0112335062975776" calcext:value-type="float">
            <text:p>0.0112335063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6.863992" calcext:value-type="float">
            <text:p>6.863992</text:p>
          </table:table-cell>
          <table:table-cell office:value-type="float" office:value="6.6440495914" calcext:value-type="float">
            <text:p>6.6440495914</text:p>
          </table:table-cell>
          <table:table-cell table:formula="of:=POWER([.C1885]-6.75;2)" office:value-type="float" office:value="0.011225489082507" calcext:value-type="float">
            <text:p>0.0112254891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6.863807" calcext:value-type="float">
            <text:p>6.863807</text:p>
          </table:table-cell>
          <table:table-cell office:value-type="float" office:value="6.6440928022" calcext:value-type="float">
            <text:p>6.6440928022</text:p>
          </table:table-cell>
          <table:table-cell table:formula="of:=POWER([.C1886]-6.75;2)" office:value-type="float" office:value="0.0112163345458483" calcext:value-type="float">
            <text:p>0.0112163345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6.86345" calcext:value-type="float">
            <text:p>6.86345</text:p>
          </table:table-cell>
          <table:table-cell office:value-type="float" office:value="6.6441408387" calcext:value-type="float">
            <text:p>6.6441408387</text:p>
          </table:table-cell>
          <table:table-cell table:formula="of:=POWER([.C1887]-6.75;2)" office:value-type="float" office:value="0.0112061620311394" calcext:value-type="float">
            <text:p>0.011206162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6.86295" calcext:value-type="float">
            <text:p>6.86295</text:p>
          </table:table-cell>
          <table:table-cell office:value-type="float" office:value="6.6441930258" calcext:value-type="float">
            <text:p>6.6441930258</text:p>
          </table:table-cell>
          <table:table-cell table:formula="of:=POWER([.C1888]-6.75;2)" office:value-type="float" office:value="0.0111951157893595" calcext:value-type="float">
            <text:p>0.0111951158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6.862333" calcext:value-type="float">
            <text:p>6.862333</text:p>
          </table:table-cell>
          <table:table-cell office:value-type="float" office:value="6.6442485914" calcext:value-type="float">
            <text:p>6.6442485914</text:p>
          </table:table-cell>
          <table:table-cell table:formula="of:=POWER([.C1889]-6.75;2)" office:value-type="float" office:value="0.0111833604208841" calcext:value-type="float">
            <text:p>0.0111833604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6.861616" calcext:value-type="float">
            <text:p>6.861616</text:p>
          </table:table-cell>
          <table:table-cell office:value-type="float" office:value="6.6443066796" calcext:value-type="float">
            <text:p>6.6443066796</text:p>
          </table:table-cell>
          <table:table-cell table:formula="of:=POWER([.C1890]-6.75;2)" office:value-type="float" office:value="0.0111710779771771" calcext:value-type="float">
            <text:p>0.011171078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6.860811" calcext:value-type="float">
            <text:p>6.860811</text:p>
          </table:table-cell>
          <table:table-cell office:value-type="float" office:value="6.6443663828" calcext:value-type="float">
            <text:p>6.6443663828</text:p>
          </table:table-cell>
          <table:table-cell table:formula="of:=POWER([.C1891]-6.75;2)" office:value-type="float" office:value="0.0111584610827561" calcext:value-type="float">
            <text:p>0.0111584611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6.859922" calcext:value-type="float">
            <text:p>6.859922</text:p>
          </table:table-cell>
          <table:table-cell office:value-type="float" office:value="6.6444267613" calcext:value-type="float">
            <text:p>6.6444267613</text:p>
          </table:table-cell>
          <table:table-cell table:formula="of:=POWER([.C1892]-6.75;2)" office:value-type="float" office:value="0.0111457087296072" calcext:value-type="float">
            <text:p>0.0111457087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6.858945" calcext:value-type="float">
            <text:p>6.858945</text:p>
          </table:table-cell>
          <table:table-cell office:value-type="float" office:value="6.6444868731" calcext:value-type="float">
            <text:p>6.6444868731</text:p>
          </table:table-cell>
          <table:table-cell table:formula="of:=POWER([.C1893]-6.75;2)" office:value-type="float" office:value="0.0111330199482155" calcext:value-type="float">
            <text:p>0.0111330199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6.857869" calcext:value-type="float">
            <text:p>6.857869</text:p>
          </table:table-cell>
          <table:table-cell office:value-type="float" office:value="6.6445458022" calcext:value-type="float">
            <text:p>6.6445458022</text:p>
          </table:table-cell>
          <table:table-cell table:formula="of:=POWER([.C1894]-6.75;2)" office:value-type="float" office:value="0.0111205878336416" calcext:value-type="float">
            <text:p>0.0111205878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6.856679" calcext:value-type="float">
            <text:p>6.856679</text:p>
          </table:table-cell>
          <table:table-cell office:value-type="float" office:value="6.6446026774" calcext:value-type="float">
            <text:p>6.6446026774</text:p>
          </table:table-cell>
          <table:table-cell table:formula="of:=POWER([.C1895]-6.75;2)" office:value-type="float" office:value="0.0111085956112485" calcext:value-type="float">
            <text:p>0.0111085956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6.855353" calcext:value-type="float">
            <text:p>6.855353</text:p>
          </table:table-cell>
          <table:table-cell office:value-type="float" office:value="6.6446566989" calcext:value-type="float">
            <text:p>6.6446566989</text:p>
          </table:table-cell>
          <table:table-cell table:formula="of:=POWER([.C1896]-6.75;2)" office:value-type="float" office:value="0.0110972110866452" calcext:value-type="float">
            <text:p>0.0110972111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6.853864" calcext:value-type="float">
            <text:p>6.853864</text:p>
          </table:table-cell>
          <table:table-cell office:value-type="float" office:value="6.6447071527" calcext:value-type="float">
            <text:p>6.6447071527</text:p>
          </table:table-cell>
          <table:table-cell table:formula="of:=POWER([.C1897]-6.75;2)" office:value-type="float" office:value="0.0110865836925412" calcext:value-type="float">
            <text:p>0.0110865837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6.852185" calcext:value-type="float">
            <text:p>6.852185</text:p>
          </table:table-cell>
          <table:table-cell office:value-type="float" office:value="6.6447534344" calcext:value-type="float">
            <text:p>6.6447534344</text:p>
          </table:table-cell>
          <table:table-cell table:formula="of:=POWER([.C1898]-6.75;2)" office:value-type="float" office:value="0.0110768395705951" calcext:value-type="float">
            <text:p>0.0110768396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6.850288" calcext:value-type="float">
            <text:p>6.850288</text:p>
          </table:table-cell>
          <table:table-cell office:value-type="float" office:value="6.6447950538" calcext:value-type="float">
            <text:p>6.6447950538</text:p>
          </table:table-cell>
          <table:table-cell table:formula="of:=POWER([.C1899]-6.75;2)" office:value-type="float" office:value="0.0110680807049448" calcext:value-type="float">
            <text:p>0.0110680807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6.848146" calcext:value-type="float">
            <text:p>6.848146</text:p>
          </table:table-cell>
          <table:table-cell office:value-type="float" office:value="6.6448316473" calcext:value-type="float">
            <text:p>6.6448316473</text:p>
          </table:table-cell>
          <table:table-cell table:formula="of:=POWER([.C1900]-6.75;2)" office:value-type="float" office:value="0.0110603824096316" calcext:value-type="float">
            <text:p>0.0110603824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.845736" calcext:value-type="float">
            <text:p>6.845736</text:p>
          </table:table-cell>
          <table:table-cell office:value-type="float" office:value="6.6448629763" calcext:value-type="float">
            <text:p>6.6448629763</text:p>
          </table:table-cell>
          <table:table-cell table:formula="of:=POWER([.C1901]-6.75;2)" office:value-type="float" office:value="0.0110537937524944" calcext:value-type="float">
            <text:p>0.0110537938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6.843037" calcext:value-type="float">
            <text:p>6.843037</text:p>
          </table:table-cell>
          <table:table-cell office:value-type="float" office:value="6.6448889247" calcext:value-type="float">
            <text:p>6.6448889247</text:p>
          </table:table-cell>
          <table:table-cell table:formula="of:=POWER([.C1902]-6.75;2)" office:value-type="float" office:value="0.0110483381507223" calcext:value-type="float">
            <text:p>0.0110483382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6.840038" calcext:value-type="float">
            <text:p>6.840038</text:p>
          </table:table-cell>
          <table:table-cell office:value-type="float" office:value="6.6449095032" calcext:value-type="float">
            <text:p>6.6449095032</text:p>
          </table:table-cell>
          <table:table-cell table:formula="of:=POWER([.C1903]-6.75;2)" office:value-type="float" office:value="0.0110440125176708" calcext:value-type="float">
            <text:p>0.0110440125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6.836731" calcext:value-type="float">
            <text:p>6.836731</text:p>
          </table:table-cell>
          <table:table-cell office:value-type="float" office:value="6.6449248237" calcext:value-type="float">
            <text:p>6.6449248237</text:p>
          </table:table-cell>
          <table:table-cell table:formula="of:=POWER([.C1904]-6.75;2)" office:value-type="float" office:value="0.011040792674476" calcext:value-type="float">
            <text:p>0.0110407927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6.833121" calcext:value-type="float">
            <text:p>6.833121</text:p>
          </table:table-cell>
          <table:table-cell office:value-type="float" office:value="6.6449351011" calcext:value-type="float">
            <text:p>6.6449351011</text:p>
          </table:table-cell>
          <table:table-cell table:formula="of:=POWER([.C1905]-6.75;2)" office:value-type="float" office:value="0.0110386329808673" calcext:value-type="float">
            <text:p>0.011038633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6.829217" calcext:value-type="float">
            <text:p>6.829217</text:p>
          </table:table-cell>
          <table:table-cell office:value-type="float" office:value="6.6449406237" calcext:value-type="float">
            <text:p>6.6449406237</text:p>
          </table:table-cell>
          <table:table-cell table:formula="of:=POWER([.C1906]-6.75;2)" office:value-type="float" office:value="0.011037472548545" calcext:value-type="float">
            <text:p>0.0110374725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6.825039" calcext:value-type="float">
            <text:p>6.825039</text:p>
          </table:table-cell>
          <table:table-cell office:value-type="float" office:value="6.6449417462" calcext:value-type="float">
            <text:p>6.6449417462</text:p>
          </table:table-cell>
          <table:table-cell table:formula="of:=POWER([.C1907]-6.75;2)" office:value-type="float" office:value="0.0110372366915053" calcext:value-type="float">
            <text:p>0.0110372367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6.820616" calcext:value-type="float">
            <text:p>6.820616</text:p>
          </table:table-cell>
          <table:table-cell office:value-type="float" office:value="6.6449388688" calcext:value-type="float">
            <text:p>6.6449388688</text:p>
          </table:table-cell>
          <table:table-cell table:formula="of:=POWER([.C1908]-6.75;2)" office:value-type="float" office:value="0.0110378412890237" calcext:value-type="float">
            <text:p>0.0110378413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6.815985" calcext:value-type="float">
            <text:p>6.815985</text:p>
          </table:table-cell>
          <table:table-cell office:value-type="float" office:value="6.6449324172" calcext:value-type="float">
            <text:p>6.6449324172</text:p>
          </table:table-cell>
          <table:table-cell table:formula="of:=POWER([.C1909]-6.75;2)" office:value-type="float" office:value="0.0110391969554349" calcext:value-type="float">
            <text:p>0.011039197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6.811189" calcext:value-type="float">
            <text:p>6.811189</text:p>
          </table:table-cell>
          <table:table-cell office:value-type="float" office:value="6.6449228215" calcext:value-type="float">
            <text:p>6.6449228215</text:p>
          </table:table-cell>
          <table:table-cell table:formula="of:=POWER([.C1910]-6.75;2)" office:value-type="float" office:value="0.0110412134415209" calcext:value-type="float">
            <text:p>0.0110412134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.806278" calcext:value-type="float">
            <text:p>6.806278</text:p>
          </table:table-cell>
          <table:table-cell office:value-type="float" office:value="6.6449105075" calcext:value-type="float">
            <text:p>6.6449105075</text:p>
          </table:table-cell>
          <table:table-cell table:formula="of:=POWER([.C1911]-6.75;2)" office:value-type="float" office:value="0.0110438014339076" calcext:value-type="float">
            <text:p>0.0110438014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6.801305" calcext:value-type="float">
            <text:p>6.801305</text:p>
          </table:table-cell>
          <table:table-cell office:value-type="float" office:value="6.6448958753" calcext:value-type="float">
            <text:p>6.6448958753</text:p>
          </table:table-cell>
          <table:table-cell table:formula="of:=POWER([.C1912]-6.75;2)" office:value-type="float" office:value="0.0110468770289532" calcext:value-type="float">
            <text:p>0.011046877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6.79633" calcext:value-type="float">
            <text:p>6.79633</text:p>
          </table:table-cell>
          <table:table-cell office:value-type="float" office:value="6.6448792946" calcext:value-type="float">
            <text:p>6.6448792946</text:p>
          </table:table-cell>
          <table:table-cell table:formula="of:=POWER([.C1913]-6.75;2)" office:value-type="float" office:value="0.0110503627037936" calcext:value-type="float">
            <text:p>0.0110503627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6.79141" calcext:value-type="float">
            <text:p>6.79141</text:p>
          </table:table-cell>
          <table:table-cell office:value-type="float" office:value="6.6448610882" calcext:value-type="float">
            <text:p>6.6448610882</text:p>
          </table:table-cell>
          <table:table-cell table:formula="of:=POWER([.C1914]-6.75;2)" office:value-type="float" office:value="0.0110541907744882" calcext:value-type="float">
            <text:p>0.0110541908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6.786605" calcext:value-type="float">
            <text:p>6.786605</text:p>
          </table:table-cell>
          <table:table-cell office:value-type="float" office:value="6.6448415312" calcext:value-type="float">
            <text:p>6.6448415312</text:p>
          </table:table-cell>
          <table:table-cell table:formula="of:=POWER([.C1915]-6.75;2)" office:value-type="float" office:value="0.0110583035603606" calcext:value-type="float">
            <text:p>0.0110583036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6.781969" calcext:value-type="float">
            <text:p>6.781969</text:p>
          </table:table-cell>
          <table:table-cell office:value-type="float" office:value="6.6448208452" calcext:value-type="float">
            <text:p>6.6448208452</text:p>
          </table:table-cell>
          <table:table-cell table:formula="of:=POWER([.C1916]-6.75;2)" office:value-type="float" office:value="0.0110626546044424" calcext:value-type="float">
            <text:p>0.0110626546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6.777557" calcext:value-type="float">
            <text:p>6.777557</text:p>
          </table:table-cell>
          <table:table-cell office:value-type="float" office:value="6.6447992065" calcext:value-type="float">
            <text:p>6.6447992065</text:p>
          </table:table-cell>
          <table:table-cell table:formula="of:=POWER([.C1917]-6.75;2)" office:value-type="float" office:value="0.0110672069530296" calcext:value-type="float">
            <text:p>0.011067207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6.773417" calcext:value-type="float">
            <text:p>6.773417</text:p>
          </table:table-cell>
          <table:table-cell office:value-type="float" office:value="6.6447767376" calcext:value-type="float">
            <text:p>6.6447767376</text:p>
          </table:table-cell>
          <table:table-cell table:formula="of:=POWER([.C1918]-6.75;2)" office:value-type="float" office:value="0.0110719349500993" calcext:value-type="float">
            <text:p>0.011071935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6.769589" calcext:value-type="float">
            <text:p>6.769589</text:p>
          </table:table-cell>
          <table:table-cell office:value-type="float" office:value="6.6447535204" calcext:value-type="float">
            <text:p>6.6447535204</text:p>
          </table:table-cell>
          <table:table-cell table:formula="of:=POWER([.C1919]-6.75;2)" office:value-type="float" office:value="0.0110768214681932" calcext:value-type="float">
            <text:p>0.0110768215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6.766108" calcext:value-type="float">
            <text:p>6.766108</text:p>
          </table:table-cell>
          <table:table-cell office:value-type="float" office:value="6.6447296022" calcext:value-type="float">
            <text:p>6.6447296022</text:p>
          </table:table-cell>
          <table:table-cell table:formula="of:=POWER([.C1920]-6.75;2)" office:value-type="float" office:value="0.0110818566529703" calcext:value-type="float">
            <text:p>0.0110818567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.763001" calcext:value-type="float">
            <text:p>6.763001</text:p>
          </table:table-cell>
          <table:table-cell office:value-type="float" office:value="6.6447050043" calcext:value-type="float">
            <text:p>6.6447050043</text:p>
          </table:table-cell>
          <table:table-cell table:formula="of:=POWER([.C1921]-6.75;2)" office:value-type="float" office:value="0.0110870361194629" calcext:value-type="float">
            <text:p>0.0110870361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6.760286" calcext:value-type="float">
            <text:p>6.760286</text:p>
          </table:table-cell>
          <table:table-cell office:value-type="float" office:value="6.6446797247" calcext:value-type="float">
            <text:p>6.6446797247</text:p>
          </table:table-cell>
          <table:table-cell table:formula="of:=POWER([.C1922]-6.75;2)" office:value-type="float" office:value="0.0110923603892679" calcext:value-type="float">
            <text:p>0.0110923604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6.757973" calcext:value-type="float">
            <text:p>6.757973</text:p>
          </table:table-cell>
          <table:table-cell office:value-type="float" office:value="6.6446537527" calcext:value-type="float">
            <text:p>6.6446537527</text:p>
          </table:table-cell>
          <table:table-cell table:formula="of:=POWER([.C1923]-6.75;2)" office:value-type="float" office:value="0.0110978318201928" calcext:value-type="float">
            <text:p>0.0110978318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6.756065" calcext:value-type="float">
            <text:p>6.756065</text:p>
          </table:table-cell>
          <table:table-cell office:value-type="float" office:value="6.6446270753" calcext:value-type="float">
            <text:p>6.6446270753</text:p>
          </table:table-cell>
          <table:table-cell table:formula="of:=POWER([.C1924]-6.75;2)" office:value-type="float" office:value="0.0111034532598319" calcext:value-type="float">
            <text:p>0.0111034533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6.754554" calcext:value-type="float">
            <text:p>6.754554</text:p>
          </table:table-cell>
          <table:table-cell office:value-type="float" office:value="6.6445996731" calcext:value-type="float">
            <text:p>6.6445996731</text:p>
          </table:table-cell>
          <table:table-cell table:formula="of:=POWER([.C1925]-6.75;2)" office:value-type="float" office:value="0.0111092289106268" calcext:value-type="float">
            <text:p>0.0111092289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6.753429" calcext:value-type="float">
            <text:p>6.753429</text:p>
          </table:table-cell>
          <table:table-cell office:value-type="float" office:value="6.6445715419" calcext:value-type="float">
            <text:p>6.6445715419</text:p>
          </table:table-cell>
          <table:table-cell table:formula="of:=POWER([.C1926]-6.75;2)" office:value-type="float" office:value="0.0111151597773436" calcext:value-type="float">
            <text:p>0.0111151598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6.75267" calcext:value-type="float">
            <text:p>6.75267</text:p>
          </table:table-cell>
          <table:table-cell office:value-type="float" office:value="6.6445426753" calcext:value-type="float">
            <text:p>6.6445426753</text:p>
          </table:table-cell>
          <table:table-cell table:formula="of:=POWER([.C1927]-6.75;2)" office:value-type="float" office:value="0.0111212473328812" calcext:value-type="float">
            <text:p>0.0111212473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6.752253" calcext:value-type="float">
            <text:p>6.752253</text:p>
          </table:table-cell>
          <table:table-cell office:value-type="float" office:value="6.6445130731" calcext:value-type="float">
            <text:p>6.6445130731</text:p>
          </table:table-cell>
          <table:table-cell table:formula="of:=POWER([.C1928]-6.75;2)" office:value-type="float" office:value="0.011127491746806" calcext:value-type="float">
            <text:p>0.0111274917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6.752149" calcext:value-type="float">
            <text:p>6.752149</text:p>
          </table:table-cell>
          <table:table-cell office:value-type="float" office:value="6.6444827355" calcext:value-type="float">
            <text:p>6.6444827355</text:p>
          </table:table-cell>
          <table:table-cell table:formula="of:=POWER([.C1929]-6.75;2)" office:value-type="float" office:value="0.0111338931075629" calcext:value-type="float">
            <text:p>0.0111338931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6.752327" calcext:value-type="float">
            <text:p>6.752327</text:p>
          </table:table-cell>
          <table:table-cell office:value-type="float" office:value="6.6444516602" calcext:value-type="float">
            <text:p>6.6444516602</text:p>
          </table:table-cell>
          <table:table-cell table:formula="of:=POWER([.C1930]-6.75;2)" office:value-type="float" office:value="0.0111404520345363" calcext:value-type="float">
            <text:p>0.011140452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.752752" calcext:value-type="float">
            <text:p>6.752752</text:p>
          </table:table-cell>
          <table:table-cell office:value-type="float" office:value="6.644419828" calcext:value-type="float">
            <text:p>6.644419828</text:p>
          </table:table-cell>
          <table:table-cell table:formula="of:=POWER([.C1931]-6.75;2)" office:value-type="float" office:value="0.0111471727195495" calcext:value-type="float">
            <text:p>0.0111471727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6.753389" calcext:value-type="float">
            <text:p>6.753389</text:p>
          </table:table-cell>
          <table:table-cell office:value-type="float" office:value="6.6443872022" calcext:value-type="float">
            <text:p>6.6443872022</text:p>
          </table:table-cell>
          <table:table-cell table:formula="of:=POWER([.C1932]-6.75;2)" office:value-type="float" office:value="0.0111540630591437" calcext:value-type="float">
            <text:p>0.0111540631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6.754203" calcext:value-type="float">
            <text:p>6.754203</text:p>
          </table:table-cell>
          <table:table-cell office:value-type="float" office:value="6.6443537097" calcext:value-type="float">
            <text:p>6.6443537097</text:p>
          </table:table-cell>
          <table:table-cell table:formula="of:=POWER([.C1933]-6.75;2)" office:value-type="float" office:value="0.0111611386541519" calcext:value-type="float">
            <text:p>0.0111611387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6.755156" calcext:value-type="float">
            <text:p>6.755156</text:p>
          </table:table-cell>
          <table:table-cell office:value-type="float" office:value="6.6443192387" calcext:value-type="float">
            <text:p>6.6443192387</text:p>
          </table:table-cell>
          <table:table-cell table:formula="of:=POWER([.C1934]-6.75;2)" office:value-type="float" office:value="0.0111684233089477" calcext:value-type="float">
            <text:p>0.0111684233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6.756215" calcext:value-type="float">
            <text:p>6.756215</text:p>
          </table:table-cell>
          <table:table-cell office:value-type="float" office:value="6.644283628" calcext:value-type="float">
            <text:p>6.644283628</text:p>
          </table:table-cell>
          <table:table-cell table:formula="of:=POWER([.C1935]-6.75;2)" office:value-type="float" office:value="0.0111759513088424" calcext:value-type="float">
            <text:p>0.0111759513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6.757346" calcext:value-type="float">
            <text:p>6.757346</text:p>
          </table:table-cell>
          <table:table-cell office:value-type="float" office:value="6.6442466581" calcext:value-type="float">
            <text:p>6.6442466581</text:p>
          </table:table-cell>
          <table:table-cell table:formula="of:=POWER([.C1936]-6.75;2)" office:value-type="float" office:value="0.0111837693230183" calcext:value-type="float">
            <text:p>0.0111837693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6.758515" calcext:value-type="float">
            <text:p>6.758515</text:p>
          </table:table-cell>
          <table:table-cell office:value-type="float" office:value="6.6442080452" calcext:value-type="float">
            <text:p>6.6442080452</text:p>
          </table:table-cell>
          <table:table-cell table:formula="of:=POWER([.C1937]-6.75;2)" office:value-type="float" office:value="0.0111919377004052" calcext:value-type="float">
            <text:p>0.0111919377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6.759691" calcext:value-type="float">
            <text:p>6.759691</text:p>
          </table:table-cell>
          <table:table-cell office:value-type="float" office:value="6.6441674452" calcext:value-type="float">
            <text:p>6.6441674452</text:p>
          </table:table-cell>
          <table:table-cell table:formula="of:=POWER([.C1938]-6.75;2)" office:value-type="float" office:value="0.011200529655495" calcext:value-type="float">
            <text:p>0.0112005297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6.760844" calcext:value-type="float">
            <text:p>6.760844</text:p>
          </table:table-cell>
          <table:table-cell office:value-type="float" office:value="6.6441244473" calcext:value-type="float">
            <text:p>6.6441244473</text:p>
          </table:table-cell>
          <table:table-cell table:formula="of:=POWER([.C1939]-6.75;2)" office:value-type="float" office:value="0.0112096326595304" calcext:value-type="float">
            <text:p>0.0112096327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6.761945" calcext:value-type="float">
            <text:p>6.761945</text:p>
          </table:table-cell>
          <table:table-cell office:value-type="float" office:value="6.6440785806" calcext:value-type="float">
            <text:p>6.6440785806</text:p>
          </table:table-cell>
          <table:table-cell table:formula="of:=POWER([.C1940]-6.75;2)" office:value-type="float" office:value="0.0112193470877106" calcext:value-type="float">
            <text:p>0.0112193471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.762966" calcext:value-type="float">
            <text:p>6.762966</text:p>
          </table:table-cell>
          <table:table-cell office:value-type="float" office:value="6.6440293247" calcext:value-type="float">
            <text:p>6.6440293247</text:p>
          </table:table-cell>
          <table:table-cell table:formula="of:=POWER([.C1941]-6.75;2)" office:value-type="float" office:value="0.011229784023538" calcext:value-type="float">
            <text:p>0.011229784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6.763878" calcext:value-type="float">
            <text:p>6.763878</text:p>
          </table:table-cell>
          <table:table-cell office:value-type="float" office:value="6.6439761183" calcext:value-type="float">
            <text:p>6.6439761183</text:p>
          </table:table-cell>
          <table:table-cell table:formula="of:=POWER([.C1942]-6.75;2)" office:value-type="float" office:value="0.0112410634907355" calcext:value-type="float">
            <text:p>0.0112410635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6.764655" calcext:value-type="float">
            <text:p>6.764655</text:p>
          </table:table-cell>
          <table:table-cell office:value-type="float" office:value="6.6439183785" calcext:value-type="float">
            <text:p>6.6439183785</text:p>
          </table:table-cell>
          <table:table-cell table:formula="of:=POWER([.C1943]-6.75;2)" office:value-type="float" office:value="0.0112533104200692" calcext:value-type="float">
            <text:p>0.0112533104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6.765268" calcext:value-type="float">
            <text:p>6.765268</text:p>
          </table:table-cell>
          <table:table-cell office:value-type="float" office:value="6.6438555161" calcext:value-type="float">
            <text:p>6.6438555161</text:p>
          </table:table-cell>
          <table:table-cell table:formula="of:=POWER([.C1944]-6.75;2)" office:value-type="float" office:value="0.0112666514623973" calcext:value-type="float">
            <text:p>0.0112666515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6.765691" calcext:value-type="float">
            <text:p>6.765691</text:p>
          </table:table-cell>
          <table:table-cell office:value-type="float" office:value="6.6437869591" calcext:value-type="float">
            <text:p>6.6437869591</text:p>
          </table:table-cell>
          <table:table-cell table:formula="of:=POWER([.C1945]-6.75;2)" office:value-type="float" office:value="0.0112812100572251" calcext:value-type="float">
            <text:p>0.0112812101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6.765896" calcext:value-type="float">
            <text:p>6.765896</text:p>
          </table:table-cell>
          <table:table-cell office:value-type="float" office:value="6.6437121742" calcext:value-type="float">
            <text:p>6.6437121742</text:p>
          </table:table-cell>
          <table:table-cell table:formula="of:=POWER([.C1946]-6.75;2)" office:value-type="float" office:value="0.0112971019132911" calcext:value-type="float">
            <text:p>0.0112971019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6.765854" calcext:value-type="float">
            <text:p>6.765854</text:p>
          </table:table-cell>
          <table:table-cell office:value-type="float" office:value="6.6436306882" calcext:value-type="float">
            <text:p>6.6436306882</text:p>
          </table:table-cell>
          <table:table-cell table:formula="of:=POWER([.C1947]-6.75;2)" office:value-type="float" office:value="0.0113144304928056" calcext:value-type="float">
            <text:p>0.0113144305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6.765537" calcext:value-type="float">
            <text:p>6.765537</text:p>
          </table:table-cell>
          <table:table-cell office:value-type="float" office:value="6.6435421161" calcext:value-type="float">
            <text:p>6.6435421161</text:p>
          </table:table-cell>
          <table:table-cell table:formula="of:=POWER([.C1948]-6.75;2)" office:value-type="float" office:value="0.0113332810444659" calcext:value-type="float">
            <text:p>0.011333281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6.764917" calcext:value-type="float">
            <text:p>6.764917</text:p>
          </table:table-cell>
          <table:table-cell office:value-type="float" office:value="6.6434461828" calcext:value-type="float">
            <text:p>6.6434461828</text:p>
          </table:table-cell>
          <table:table-cell table:formula="of:=POWER([.C1949]-6.75;2)" office:value-type="float" office:value="0.011353715959891" calcext:value-type="float">
            <text:p>0.011353716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6.763966" calcext:value-type="float">
            <text:p>6.763966</text:p>
          </table:table-cell>
          <table:table-cell office:value-type="float" office:value="6.6433427376" calcext:value-type="float">
            <text:p>6.6433427376</text:p>
          </table:table-cell>
          <table:table-cell table:formula="of:=POWER([.C1950]-6.75;2)" office:value-type="float" office:value="0.0113757716226624" calcext:value-type="float">
            <text:p>0.0113757716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.762657" calcext:value-type="float">
            <text:p>6.762657</text:p>
          </table:table-cell>
          <table:table-cell office:value-type="float" office:value="6.6432317806" calcext:value-type="float">
            <text:p>6.6432317806</text:p>
          </table:table-cell>
          <table:table-cell table:formula="of:=POWER([.C1951]-6.75;2)" office:value-type="float" office:value="0.0113994526738466" calcext:value-type="float">
            <text:p>0.0113994527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6.760964" calcext:value-type="float">
            <text:p>6.760964</text:p>
          </table:table-cell>
          <table:table-cell office:value-type="float" office:value="6.6431134688" calcext:value-type="float">
            <text:p>6.6431134688</text:p>
          </table:table-cell>
          <table:table-cell table:formula="of:=POWER([.C1952]-6.75;2)" office:value-type="float" office:value="0.0114247305519685" calcext:value-type="float">
            <text:p>0.0114247306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6.758863" calcext:value-type="float">
            <text:p>6.758863</text:p>
          </table:table-cell>
          <table:table-cell office:value-type="float" office:value="6.6429881312" calcext:value-type="float">
            <text:p>6.6429881312</text:p>
          </table:table-cell>
          <table:table-cell table:formula="of:=POWER([.C1953]-6.75;2)" office:value-type="float" office:value="0.0114515400640684" calcext:value-type="float">
            <text:p>0.0114515401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6.756333" calcext:value-type="float">
            <text:p>6.756333</text:p>
          </table:table-cell>
          <table:table-cell office:value-type="float" office:value="6.6428562731" calcext:value-type="float">
            <text:p>6.6428562731</text:p>
          </table:table-cell>
          <table:table-cell table:formula="of:=POWER([.C1954]-6.75;2)" office:value-type="float" office:value="0.0114797782140219" calcext:value-type="float">
            <text:p>0.0114797782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6.753356" calcext:value-type="float">
            <text:p>6.753356</text:p>
          </table:table-cell>
          <table:table-cell office:value-type="float" office:value="6.6427185699" calcext:value-type="float">
            <text:p>6.6427185699</text:p>
          </table:table-cell>
          <table:table-cell table:formula="of:=POWER([.C1955]-6.75;2)" office:value-type="float" office:value="0.0115093052443013" calcext:value-type="float">
            <text:p>0.0115093052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6.749918" calcext:value-type="float">
            <text:p>6.749918</text:p>
          </table:table-cell>
          <table:table-cell office:value-type="float" office:value="6.6425758645" calcext:value-type="float">
            <text:p>6.6425758645</text:p>
          </table:table-cell>
          <table:table-cell table:formula="of:=POWER([.C1956]-6.75;2)" office:value-type="float" office:value="0.0115399448879223" calcext:value-type="float">
            <text:p>0.0115399449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6.746008" calcext:value-type="float">
            <text:p>6.746008</text:p>
          </table:table-cell>
          <table:table-cell office:value-type="float" office:value="6.642429157" calcext:value-type="float">
            <text:p>6.642429157</text:p>
          </table:table-cell>
          <table:table-cell table:formula="of:=POWER([.C1957]-6.75;2)" office:value-type="float" office:value="0.0115714862637305" calcext:value-type="float">
            <text:p>0.0115714863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6.741624" calcext:value-type="float">
            <text:p>6.741624</text:p>
          </table:table-cell>
          <table:table-cell office:value-type="float" office:value="6.6422795871" calcext:value-type="float">
            <text:p>6.6422795871</text:p>
          </table:table-cell>
          <table:table-cell table:formula="of:=POWER([.C1958]-6.75;2)" office:value-type="float" office:value="0.0116036873553465" calcext:value-type="float">
            <text:p>0.0116036874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6.736766" calcext:value-type="float">
            <text:p>6.736766</text:p>
          </table:table-cell>
          <table:table-cell office:value-type="float" office:value="6.6421284129" calcext:value-type="float">
            <text:p>6.6421284129</text:p>
          </table:table-cell>
          <table:table-cell table:formula="of:=POWER([.C1959]-6.75;2)" office:value-type="float" office:value="0.0116362793034729" calcext:value-type="float">
            <text:p>0.0116362793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6.731442" calcext:value-type="float">
            <text:p>6.731442</text:p>
          </table:table-cell>
          <table:table-cell office:value-type="float" office:value="6.6419769849" calcext:value-type="float">
            <text:p>6.6419769849</text:p>
          </table:table-cell>
          <table:table-cell table:formula="of:=POWER([.C1960]-6.75;2)" office:value-type="float" office:value="0.0116689717912948" calcext:value-type="float">
            <text:p>0.0116689718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.725665" calcext:value-type="float">
            <text:p>6.725665</text:p>
          </table:table-cell>
          <table:table-cell office:value-type="float" office:value="6.6418267226" calcext:value-type="float">
            <text:p>6.6418267226</text:p>
          </table:table-cell>
          <table:table-cell table:formula="of:=POWER([.C1961]-6.75;2)" office:value-type="float" office:value="0.0117014579434573" calcext:value-type="float">
            <text:p>0.0117014579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6.719455" calcext:value-type="float">
            <text:p>6.719455</text:p>
          </table:table-cell>
          <table:table-cell office:value-type="float" office:value="6.6416790839" calcext:value-type="float">
            <text:p>6.6416790839</text:p>
          </table:table-cell>
          <table:table-cell table:formula="of:=POWER([.C1962]-6.75;2)" office:value-type="float" office:value="0.0117334208647433" calcext:value-type="float">
            <text:p>0.0117334209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6.712841" calcext:value-type="float">
            <text:p>6.712841</text:p>
          </table:table-cell>
          <table:table-cell office:value-type="float" office:value="6.6415355376" calcext:value-type="float">
            <text:p>6.6415355376</text:p>
          </table:table-cell>
          <table:table-cell table:formula="of:=POWER([.C1963]-6.75;2)" office:value-type="float" office:value="0.011764539603721" calcext:value-type="float">
            <text:p>0.0117645396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6.705855" calcext:value-type="float">
            <text:p>6.705855</text:p>
          </table:table-cell>
          <table:table-cell office:value-type="float" office:value="6.6413975247" calcext:value-type="float">
            <text:p>6.6413975247</text:p>
          </table:table-cell>
          <table:table-cell table:formula="of:=POWER([.C1964]-6.75;2)" office:value-type="float" office:value="0.011794497641287" calcext:value-type="float">
            <text:p>0.0117944976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6.698536" calcext:value-type="float">
            <text:p>6.698536</text:p>
          </table:table-cell>
          <table:table-cell office:value-type="float" office:value="6.641266443" calcext:value-type="float">
            <text:p>6.641266443</text:p>
          </table:table-cell>
          <table:table-cell table:formula="of:=POWER([.C1965]-6.75;2)" office:value-type="float" office:value="0.0118229864178722" calcext:value-type="float">
            <text:p>0.0118229864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6.69093" calcext:value-type="float">
            <text:p>6.69093</text:p>
          </table:table-cell>
          <table:table-cell office:value-type="float" office:value="6.6411436151" calcext:value-type="float">
            <text:p>6.6411436151</text:p>
          </table:table-cell>
          <table:table-cell table:formula="of:=POWER([.C1966]-6.75;2)" office:value-type="float" office:value="0.011849712533497" calcext:value-type="float">
            <text:p>0.0118497125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6.683086" calcext:value-type="float">
            <text:p>6.683086</text:p>
          </table:table-cell>
          <table:table-cell office:value-type="float" office:value="6.6410302667" calcext:value-type="float">
            <text:p>6.6410302667</text:p>
          </table:table-cell>
          <table:table-cell table:formula="of:=POWER([.C1967]-6.75;2)" office:value-type="float" office:value="0.0118744027754732" calcext:value-type="float">
            <text:p>0.0118744028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.67506" calcext:value-type="float">
            <text:p>6.67506</text:p>
          </table:table-cell>
          <table:table-cell office:value-type="float" office:value="6.6409275075" calcext:value-type="float">
            <text:p>6.6409275075</text:p>
          </table:table-cell>
          <table:table-cell table:formula="of:=POWER([.C1968]-6.75;2)" office:value-type="float" office:value="0.0118968086201626" calcext:value-type="float">
            <text:p>0.0118968086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6.666908" calcext:value-type="float">
            <text:p>6.666908</text:p>
          </table:table-cell>
          <table:table-cell office:value-type="float" office:value="6.640836314" calcext:value-type="float">
            <text:p>6.640836314</text:p>
          </table:table-cell>
          <table:table-cell table:formula="of:=POWER([.C1969]-6.75;2)" office:value-type="float" office:value="0.0119167103411065" calcext:value-type="float">
            <text:p>0.0119167103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6.658691" calcext:value-type="float">
            <text:p>6.658691</text:p>
          </table:table-cell>
          <table:table-cell office:value-type="float" office:value="6.6407575269" calcext:value-type="float">
            <text:p>6.6407575269</text:p>
          </table:table-cell>
          <table:table-cell table:formula="of:=POWER([.C1970]-6.75;2)" office:value-type="float" office:value="0.0119339179290043" calcext:value-type="float">
            <text:p>0.0119339179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.65047" calcext:value-type="float">
            <text:p>6.65047</text:p>
          </table:table-cell>
          <table:table-cell office:value-type="float" office:value="6.6406918366" calcext:value-type="float">
            <text:p>6.6406918366</text:p>
          </table:table-cell>
          <table:table-cell table:formula="of:=POWER([.C1971]-6.75;2)" office:value-type="float" office:value="0.011948274585881" calcext:value-type="float">
            <text:p>0.0119482746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.642306" calcext:value-type="float">
            <text:p>6.642306</text:p>
          </table:table-cell>
          <table:table-cell office:value-type="float" office:value="6.6406397871" calcext:value-type="float">
            <text:p>6.6406397871</text:p>
          </table:table-cell>
          <table:table-cell table:formula="of:=POWER([.C1972]-6.75;2)" office:value-type="float" office:value="0.0119596561655334" calcext:value-type="float">
            <text:p>0.0119596562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6.63426" calcext:value-type="float">
            <text:p>6.63426</text:p>
          </table:table-cell>
          <table:table-cell office:value-type="float" office:value="6.6406017806" calcext:value-type="float">
            <text:p>6.6406017806</text:p>
          </table:table-cell>
          <table:table-cell table:formula="of:=POWER([.C1973]-6.75;2)" office:value-type="float" office:value="0.0119679704078905" calcext:value-type="float">
            <text:p>0.0119679704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6.62639" calcext:value-type="float">
            <text:p>6.62639</text:p>
          </table:table-cell>
          <table:table-cell office:value-type="float" office:value="6.6405780796" calcext:value-type="float">
            <text:p>6.6405780796</text:p>
          </table:table-cell>
          <table:table-cell table:formula="of:=POWER([.C1974]-6.75;2)" office:value-type="float" office:value="0.0119731566640239" calcext:value-type="float">
            <text:p>0.0119731567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6.618751" calcext:value-type="float">
            <text:p>6.618751</text:p>
          </table:table-cell>
          <table:table-cell office:value-type="float" office:value="6.6405688172" calcext:value-type="float">
            <text:p>6.6405688172</text:p>
          </table:table-cell>
          <table:table-cell table:formula="of:=POWER([.C1975]-6.75;2)" office:value-type="float" office:value="0.011975183769007" calcext:value-type="float">
            <text:p>0.0119751838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6.611393" calcext:value-type="float">
            <text:p>6.611393</text:p>
          </table:table-cell>
          <table:table-cell office:value-type="float" office:value="6.6405740043" calcext:value-type="float">
            <text:p>6.6405740043</text:p>
          </table:table-cell>
          <table:table-cell table:formula="of:=POWER([.C1976]-6.75;2)" office:value-type="float" office:value="0.0119740485349363" calcext:value-type="float">
            <text:p>0.0119740485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.604362" calcext:value-type="float">
            <text:p>6.604362</text:p>
          </table:table-cell>
          <table:table-cell office:value-type="float" office:value="6.6405935484" calcext:value-type="float">
            <text:p>6.6405935484</text:p>
          </table:table-cell>
          <table:table-cell table:formula="of:=POWER([.C1977]-6.75;2)" office:value-type="float" office:value="0.0119697716517031" calcext:value-type="float">
            <text:p>0.0119697717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.597697" calcext:value-type="float">
            <text:p>6.597697</text:p>
          </table:table-cell>
          <table:table-cell office:value-type="float" office:value="6.6406272602" calcext:value-type="float">
            <text:p>6.6406272602</text:p>
          </table:table-cell>
          <table:table-cell table:formula="of:=POWER([.C1978]-6.75;2)" office:value-type="float" office:value="0.0119623962113584" calcext:value-type="float">
            <text:p>0.0119623962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6.59143" calcext:value-type="float">
            <text:p>6.59143</text:p>
          </table:table-cell>
          <table:table-cell office:value-type="float" office:value="6.6406748602" calcext:value-type="float">
            <text:p>6.6406748602</text:p>
          </table:table-cell>
          <table:table-cell table:formula="of:=POWER([.C1979]-6.75;2)" office:value-type="float" office:value="0.0119519861922896" calcext:value-type="float">
            <text:p>0.0119519862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6.585587" calcext:value-type="float">
            <text:p>6.585587</text:p>
          </table:table-cell>
          <table:table-cell office:value-type="float" office:value="6.6407359957" calcext:value-type="float">
            <text:p>6.6407359957</text:p>
          </table:table-cell>
          <table:table-cell table:formula="of:=POWER([.C1980]-6.75;2)" office:value-type="float" office:value="0.0119386226356704" calcext:value-type="float">
            <text:p>0.0119386226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.580185" calcext:value-type="float">
            <text:p>6.580185</text:p>
          </table:table-cell>
          <table:table-cell office:value-type="float" office:value="6.640810243" calcext:value-type="float">
            <text:p>6.640810243</text:p>
          </table:table-cell>
          <table:table-cell table:formula="of:=POWER([.C1981]-6.75;2)" office:value-type="float" office:value="0.0119224030337191" calcext:value-type="float">
            <text:p>0.011922403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.575234" calcext:value-type="float">
            <text:p>6.575234</text:p>
          </table:table-cell>
          <table:table-cell office:value-type="float" office:value="6.6408971097" calcext:value-type="float">
            <text:p>6.6408971097</text:p>
          </table:table-cell>
          <table:table-cell table:formula="of:=POWER([.C1982]-6.75;2)" office:value-type="float" office:value="0.0119034406718138" calcext:value-type="float">
            <text:p>0.0119034407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.570737" calcext:value-type="float">
            <text:p>6.570737</text:p>
          </table:table-cell>
          <table:table-cell office:value-type="float" office:value="6.6409960387" calcext:value-type="float">
            <text:p>6.6409960387</text:p>
          </table:table-cell>
          <table:table-cell table:formula="of:=POWER([.C1983]-6.75;2)" office:value-type="float" office:value="0.0118818635790919" calcext:value-type="float">
            <text:p>0.0118818636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6.566689" calcext:value-type="float">
            <text:p>6.566689</text:p>
          </table:table-cell>
          <table:table-cell office:value-type="float" office:value="6.6411064043" calcext:value-type="float">
            <text:p>6.6411064043</text:p>
          </table:table-cell>
          <table:table-cell table:formula="of:=POWER([.C1984]-6.75;2)" office:value-type="float" office:value="0.011857815184475" calcext:value-type="float">
            <text:p>0.0118578152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.563078" calcext:value-type="float">
            <text:p>6.563078</text:p>
          </table:table-cell>
          <table:table-cell office:value-type="float" office:value="6.6412275032" calcext:value-type="float">
            <text:p>6.6412275032</text:p>
          </table:table-cell>
          <table:table-cell table:formula="of:=POWER([.C1985]-6.75;2)" office:value-type="float" office:value="0.0118314560601061" calcext:value-type="float">
            <text:p>0.0118314561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.559886" calcext:value-type="float">
            <text:p>6.559886</text:p>
          </table:table-cell>
          <table:table-cell office:value-type="float" office:value="6.6413585505" calcext:value-type="float">
            <text:p>6.6413585505</text:p>
          </table:table-cell>
          <table:table-cell table:formula="of:=POWER([.C1986]-6.75;2)" office:value-type="float" office:value="0.0118029645494611" calcext:value-type="float">
            <text:p>0.0118029645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6.557089" calcext:value-type="float">
            <text:p>6.557089</text:p>
          </table:table-cell>
          <table:table-cell office:value-type="float" office:value="6.6414986688" calcext:value-type="float">
            <text:p>6.6414986688</text:p>
          </table:table-cell>
          <table:table-cell table:formula="of:=POWER([.C1987]-6.75;2)" office:value-type="float" office:value="0.0117725388721722" calcext:value-type="float">
            <text:p>0.0117725389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.554661" calcext:value-type="float">
            <text:p>6.554661</text:p>
          </table:table-cell>
          <table:table-cell office:value-type="float" office:value="6.6416468731" calcext:value-type="float">
            <text:p>6.6416468731</text:p>
          </table:table-cell>
          <table:table-cell table:formula="of:=POWER([.C1988]-6.75;2)" office:value-type="float" office:value="0.0117404001090075" calcext:value-type="float">
            <text:p>0.0117404001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.552569" calcext:value-type="float">
            <text:p>6.552569</text:p>
          </table:table-cell>
          <table:table-cell office:value-type="float" office:value="6.6418020559" calcext:value-type="float">
            <text:p>6.6418020559</text:p>
          </table:table-cell>
          <table:table-cell table:formula="of:=POWER([.C1989]-6.75;2)" office:value-type="float" office:value="0.0117067951074666" calcext:value-type="float">
            <text:p>0.0117067951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.550779" calcext:value-type="float">
            <text:p>6.550779</text:p>
          </table:table-cell>
          <table:table-cell office:value-type="float" office:value="6.6419629785" calcext:value-type="float">
            <text:p>6.6419629785</text:p>
          </table:table-cell>
          <table:table-cell table:formula="of:=POWER([.C1990]-6.75;2)" office:value-type="float" office:value="0.0116719980145914" calcext:value-type="float">
            <text:p>0.011671998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.549255" calcext:value-type="float">
            <text:p>6.549255</text:p>
          </table:table-cell>
          <table:table-cell office:value-type="float" office:value="6.6421282602" calcext:value-type="float">
            <text:p>6.6421282602</text:p>
          </table:table-cell>
          <table:table-cell table:formula="of:=POWER([.C1991]-6.75;2)" office:value-type="float" office:value="0.0116363122474789" calcext:value-type="float">
            <text:p>0.0116363122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.547961" calcext:value-type="float">
            <text:p>6.547961</text:p>
          </table:table-cell>
          <table:table-cell office:value-type="float" office:value="6.6422963677" calcext:value-type="float">
            <text:p>6.6422963677</text:p>
          </table:table-cell>
          <table:table-cell table:formula="of:=POWER([.C1992]-6.75;2)" office:value-type="float" office:value="0.0116000724106136" calcext:value-type="float">
            <text:p>0.0116000724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.546861" calcext:value-type="float">
            <text:p>6.546861</text:p>
          </table:table-cell>
          <table:table-cell office:value-type="float" office:value="6.6424656065" calcext:value-type="float">
            <text:p>6.6424656065</text:p>
          </table:table-cell>
          <table:table-cell table:formula="of:=POWER([.C1993]-6.75;2)" office:value-type="float" office:value="0.0115636457854128" calcext:value-type="float">
            <text:p>0.0115636458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.545919" calcext:value-type="float">
            <text:p>6.545919</text:p>
          </table:table-cell>
          <table:table-cell office:value-type="float" office:value="6.6426341226" calcext:value-type="float">
            <text:p>6.6426341226</text:p>
          </table:table-cell>
          <table:table-cell table:formula="of:=POWER([.C1994]-6.75;2)" office:value-type="float" office:value="0.0115274316298719" calcext:value-type="float">
            <text:p>0.0115274316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.545103" calcext:value-type="float">
            <text:p>6.545103</text:p>
          </table:table-cell>
          <table:table-cell office:value-type="float" office:value="6.6427999054" calcext:value-type="float">
            <text:p>6.6427999054</text:p>
          </table:table-cell>
          <table:table-cell table:formula="of:=POWER([.C1995]-6.75;2)" office:value-type="float" office:value="0.0114918602822489" calcext:value-type="float">
            <text:p>0.0114918603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.544381" calcext:value-type="float">
            <text:p>6.544381</text:p>
          </table:table-cell>
          <table:table-cell office:value-type="float" office:value="6.6429607978" calcext:value-type="float">
            <text:p>6.6429607978</text:p>
          </table:table-cell>
          <table:table-cell table:formula="of:=POWER([.C1996]-6.75;2)" office:value-type="float" office:value="0.0114573908076125" calcext:value-type="float">
            <text:p>0.0114573908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.543727" calcext:value-type="float">
            <text:p>6.543727</text:p>
          </table:table-cell>
          <table:table-cell office:value-type="float" office:value="6.643114514" calcext:value-type="float">
            <text:p>6.643114514</text:p>
          </table:table-cell>
          <table:table-cell table:formula="of:=POWER([.C1997]-6.75;2)" office:value-type="float" office:value="0.0114245071174561" calcext:value-type="float">
            <text:p>0.0114245071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.543115" calcext:value-type="float">
            <text:p>6.543115</text:p>
          </table:table-cell>
          <table:table-cell office:value-type="float" office:value="6.6432586581" calcext:value-type="float">
            <text:p>6.6432586581</text:p>
          </table:table-cell>
          <table:table-cell table:formula="of:=POWER([.C1998]-6.75;2)" office:value-type="float" office:value="0.0113937140706128" calcext:value-type="float">
            <text:p>0.0113937141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.542525" calcext:value-type="float">
            <text:p>6.542525</text:p>
          </table:table-cell>
          <table:table-cell office:value-type="float" office:value="6.643390757" calcext:value-type="float">
            <text:p>6.643390757</text:p>
          </table:table-cell>
          <table:table-cell table:formula="of:=POWER([.C1999]-6.75;2)" office:value-type="float" office:value="0.0113655306930331" calcext:value-type="float">
            <text:p>0.0113655307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.541941" calcext:value-type="float">
            <text:p>6.541941</text:p>
          </table:table-cell>
          <table:table-cell office:value-type="float" office:value="6.6435082968" calcext:value-type="float">
            <text:p>6.6435082968</text:p>
          </table:table-cell>
          <table:table-cell table:formula="of:=POWER([.C2000]-6.75;2)" office:value-type="float" office:value="0.0113404828504368" calcext:value-type="float">
            <text:p>0.0113404829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54135" calcext:value-type="float">
            <text:p>6.54135</text:p>
          </table:table-cell>
          <table:table-cell office:value-type="float" office:value="6.643608757" calcext:value-type="float">
            <text:p>6.643608757</text:p>
          </table:table-cell>
          <table:table-cell table:formula="of:=POWER([.C2001]-6.75;2)" office:value-type="float" office:value="0.0113190965870851" calcext:value-type="float">
            <text:p>0.0113190966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.540741" calcext:value-type="float">
            <text:p>6.540741</text:p>
          </table:table-cell>
          <table:table-cell office:value-type="float" office:value="6.6436896688" calcext:value-type="float">
            <text:p>6.6436896688</text:p>
          </table:table-cell>
          <table:table-cell table:formula="of:=POWER([.C2002]-6.75;2)" office:value-type="float" office:value="0.0113018865198536" calcext:value-type="float">
            <text:p>0.0113018865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.540108" calcext:value-type="float">
            <text:p>6.540108</text:p>
          </table:table-cell>
          <table:table-cell office:value-type="float" office:value="6.6437486667" calcext:value-type="float">
            <text:p>6.6437486667</text:p>
          </table:table-cell>
          <table:table-cell table:formula="of:=POWER([.C2003]-6.75;2)" office:value-type="float" office:value="0.0112893458280278" calcext:value-type="float">
            <text:p>0.0112893458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.53945" calcext:value-type="float">
            <text:p>6.53945</text:p>
          </table:table-cell>
          <table:table-cell office:value-type="float" office:value="6.6437835376" calcext:value-type="float">
            <text:p>6.6437835376</text:p>
          </table:table-cell>
          <table:table-cell table:formula="of:=POWER([.C2004]-6.75;2)" office:value-type="float" office:value="0.0112819368847706" calcext:value-type="float">
            <text:p>0.0112819369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.538766" calcext:value-type="float">
            <text:p>6.538766</text:p>
          </table:table-cell>
          <table:table-cell office:value-type="float" office:value="6.6437922817" calcext:value-type="float">
            <text:p>6.6437922817</text:p>
          </table:table-cell>
          <table:table-cell table:formula="of:=POWER([.C2005]-6.75;2)" office:value-type="float" office:value="0.0112800794264922" calcext:value-type="float">
            <text:p>0.0112800794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.538059" calcext:value-type="float">
            <text:p>6.538059</text:p>
          </table:table-cell>
          <table:table-cell office:value-type="float" office:value="6.6437731763" calcext:value-type="float">
            <text:p>6.6437731763</text:p>
          </table:table-cell>
          <table:table-cell table:formula="of:=POWER([.C2006]-6.75;2)" office:value-type="float" office:value="0.0112841380733909" calcext:value-type="float">
            <text:p>0.011284138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.537334" calcext:value-type="float">
            <text:p>6.537334</text:p>
          </table:table-cell>
          <table:table-cell office:value-type="float" office:value="6.6437248258" calcext:value-type="float">
            <text:p>6.6437248258</text:p>
          </table:table-cell>
          <table:table-cell table:formula="of:=POWER([.C2007]-6.75;2)" office:value-type="float" office:value="0.0112944126512404" calcext:value-type="float">
            <text:p>0.0112944127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.536598" calcext:value-type="float">
            <text:p>6.536598</text:p>
          </table:table-cell>
          <table:table-cell office:value-type="float" office:value="6.6436462237" calcext:value-type="float">
            <text:p>6.6436462237</text:p>
          </table:table-cell>
          <table:table-cell table:formula="of:=POWER([.C2008]-6.75;2)" office:value-type="float" office:value="0.0113111257332704" calcext:value-type="float">
            <text:p>0.0113111257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.53586" calcext:value-type="float">
            <text:p>6.53586</text:p>
          </table:table-cell>
          <table:table-cell office:value-type="float" office:value="6.6435368022" calcext:value-type="float">
            <text:p>6.6435368022</text:p>
          </table:table-cell>
          <table:table-cell table:formula="of:=POWER([.C2009]-6.75;2)" office:value-type="float" office:value="0.011334412485802" calcext:value-type="float">
            <text:p>0.0113344125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.53513" calcext:value-type="float">
            <text:p>6.53513</text:p>
          </table:table-cell>
          <table:table-cell office:value-type="float" office:value="6.6433964731" calcext:value-type="float">
            <text:p>6.6433964731</text:p>
          </table:table-cell>
          <table:table-cell table:formula="of:=POWER([.C2010]-6.75;2)" office:value-type="float" office:value="0.011364311947519" calcext:value-type="float">
            <text:p>0.0113643119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.53442" calcext:value-type="float">
            <text:p>6.53442</text:p>
          </table:table-cell>
          <table:table-cell office:value-type="float" office:value="6.6432256688" calcext:value-type="float">
            <text:p>6.6432256688</text:p>
          </table:table-cell>
          <table:table-cell table:formula="of:=POWER([.C2011]-6.75;2)" office:value-type="float" office:value="0.0114007578032074" calcext:value-type="float">
            <text:p>0.0114007578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.533741" calcext:value-type="float">
            <text:p>6.533741</text:p>
          </table:table-cell>
          <table:table-cell office:value-type="float" office:value="6.6430253613" calcext:value-type="float">
            <text:p>6.6430253613</text:p>
          </table:table-cell>
          <table:table-cell table:formula="of:=POWER([.C2012]-6.75;2)" office:value-type="float" office:value="0.0114435733249955" calcext:value-type="float">
            <text:p>0.0114435733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.533105" calcext:value-type="float">
            <text:p>6.533105</text:p>
          </table:table-cell>
          <table:table-cell office:value-type="float" office:value="6.6427970817" calcext:value-type="float">
            <text:p>6.6427970817</text:p>
          </table:table-cell>
          <table:table-cell table:formula="of:=POWER([.C2013]-6.75;2)" office:value-type="float" office:value="0.0114924656920364" calcext:value-type="float">
            <text:p>0.0114924657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.532526" calcext:value-type="float">
            <text:p>6.532526</text:p>
          </table:table-cell>
          <table:table-cell office:value-type="float" office:value="6.6425429247" calcext:value-type="float">
            <text:p>6.6425429247</text:p>
          </table:table-cell>
          <table:table-cell table:formula="of:=POWER([.C2014]-6.75;2)" office:value-type="float" office:value="0.0115470230320299" calcext:value-type="float">
            <text:p>0.011547023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.532016" calcext:value-type="float">
            <text:p>6.532016</text:p>
          </table:table-cell>
          <table:table-cell office:value-type="float" office:value="6.6422655269" calcext:value-type="float">
            <text:p>6.6422655269</text:p>
          </table:table-cell>
          <table:table-cell table:formula="of:=POWER([.C2015]-6.75;2)" office:value-type="float" office:value="0.0116067166941346" calcext:value-type="float">
            <text:p>0.0116067167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.531585" calcext:value-type="float">
            <text:p>6.531585</text:p>
          </table:table-cell>
          <table:table-cell office:value-type="float" office:value="6.6419680473" calcext:value-type="float">
            <text:p>6.6419680473</text:p>
          </table:table-cell>
          <table:table-cell table:formula="of:=POWER([.C2016]-6.75;2)" office:value-type="float" office:value="0.0116709028041751" calcext:value-type="float">
            <text:p>0.0116709028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.531245" calcext:value-type="float">
            <text:p>6.531245</text:p>
          </table:table-cell>
          <table:table-cell office:value-type="float" office:value="6.641654129" calcext:value-type="float">
            <text:p>6.641654129</text:p>
          </table:table-cell>
          <table:table-cell table:formula="of:=POWER([.C2017]-6.75;2)" office:value-type="float" office:value="0.0117388277627487" calcext:value-type="float">
            <text:p>0.0117388278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.531005" calcext:value-type="float">
            <text:p>6.531005</text:p>
          </table:table-cell>
          <table:table-cell office:value-type="float" office:value="6.6413278323" calcext:value-type="float">
            <text:p>6.6413278323</text:p>
          </table:table-cell>
          <table:table-cell table:formula="of:=POWER([.C2018]-6.75;2)" office:value-type="float" office:value="0.0118096400326169" calcext:value-type="float">
            <text:p>0.01180964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.53087" calcext:value-type="float">
            <text:p>6.53087</text:p>
          </table:table-cell>
          <table:table-cell office:value-type="float" office:value="6.6409935763" calcext:value-type="float">
            <text:p>6.6409935763</text:p>
          </table:table-cell>
          <table:table-cell table:formula="of:=POWER([.C2019]-6.75;2)" office:value-type="float" office:value="0.011882400407864" calcext:value-type="float">
            <text:p>0.0118824004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.530844" calcext:value-type="float">
            <text:p>6.530844</text:p>
          </table:table-cell>
          <table:table-cell office:value-type="float" office:value="6.6406560602" calcext:value-type="float">
            <text:p>6.6406560602</text:p>
          </table:table-cell>
          <table:table-cell table:formula="of:=POWER([.C2020]-6.75;2)" office:value-type="float" office:value="0.0119560971709861" calcext:value-type="float">
            <text:p>0.0119560972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.530928" calcext:value-type="float">
            <text:p>6.530928</text:p>
          </table:table-cell>
          <table:table-cell office:value-type="float" office:value="6.6403201677" calcext:value-type="float">
            <text:p>6.6403201677</text:p>
          </table:table-cell>
          <table:table-cell table:formula="of:=POWER([.C2021]-6.75;2)" office:value-type="float" office:value="0.0120296656133562" calcext:value-type="float">
            <text:p>0.0120296656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6.531116" calcext:value-type="float">
            <text:p>6.531116</text:p>
          </table:table-cell>
          <table:table-cell office:value-type="float" office:value="6.6399908753" calcext:value-type="float">
            <text:p>6.6399908753</text:p>
          </table:table-cell>
          <table:table-cell table:formula="of:=POWER([.C2022]-6.75;2)" office:value-type="float" office:value="0.0121020075172602" calcext:value-type="float">
            <text:p>0.0121020075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.5314" calcext:value-type="float">
            <text:p>6.5314</text:p>
          </table:table-cell>
          <table:table-cell office:value-type="float" office:value="6.6396731505" calcext:value-type="float">
            <text:p>6.6396731505</text:p>
          </table:table-cell>
          <table:table-cell table:formula="of:=POWER([.C2023]-6.75;2)" office:value-type="float" office:value="0.0121720137205956" calcext:value-type="float">
            <text:p>0.0121720137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.531765" calcext:value-type="float">
            <text:p>6.531765</text:p>
          </table:table-cell>
          <table:table-cell office:value-type="float" office:value="6.6393718516" calcext:value-type="float">
            <text:p>6.6393718516</text:p>
          </table:table-cell>
          <table:table-cell table:formula="of:=POWER([.C2024]-6.75;2)" office:value-type="float" office:value="0.0122385872184124" calcext:value-type="float">
            <text:p>0.0122385872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6.532189" calcext:value-type="float">
            <text:p>6.532189</text:p>
          </table:table-cell>
          <table:table-cell office:value-type="float" office:value="6.6390916215" calcext:value-type="float">
            <text:p>6.6390916215</text:p>
          </table:table-cell>
          <table:table-cell table:formula="of:=POWER([.C2025]-6.75;2)" office:value-type="float" office:value="0.0123006684214992" calcext:value-type="float">
            <text:p>0.0123006684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.532648" calcext:value-type="float">
            <text:p>6.532648</text:p>
          </table:table-cell>
          <table:table-cell office:value-type="float" office:value="6.6388368" calcext:value-type="float">
            <text:p>6.6388368</text:p>
          </table:table-cell>
          <table:table-cell table:formula="of:=POWER([.C2026]-6.75;2)" office:value-type="float" office:value="0.01235725703424" calcext:value-type="float">
            <text:p>0.012357257</text:p>
          </table:table-cell>
          <table:table-cell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6.533106" calcext:value-type="float">
            <text:p>6.533106</text:p>
          </table:table-cell>
          <table:table-cell office:value-type="float" office:value="6.6386113226" calcext:value-type="float">
            <text:p>6.6386113226</text:p>
          </table:table-cell>
          <table:table-cell table:formula="of:=POWER([.C2027]-6.75;2)" office:value-type="float" office:value="0.0124074374529213" calcext:value-type="float">
            <text:p>0.0124074375</text:p>
          </table:table-cell>
          <table:table-cell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6.533524" calcext:value-type="float">
            <text:p>6.533524</text:p>
          </table:table-cell>
          <table:table-cell office:value-type="float" office:value="6.6384186516" calcext:value-type="float">
            <text:p>6.6384186516</text:p>
          </table:table-cell>
          <table:table-cell table:formula="of:=POWER([.C2028]-6.75;2)" office:value-type="float" office:value="0.0124503973107621" calcext:value-type="float">
            <text:p>0.0124503973</text:p>
          </table:table-cell>
          <table:table-cell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6.533855" calcext:value-type="float">
            <text:p>6.533855</text:p>
          </table:table-cell>
          <table:table-cell office:value-type="float" office:value="6.6382617032" calcext:value-type="float">
            <text:p>6.6382617032</text:p>
          </table:table-cell>
          <table:table-cell table:formula="of:=POWER([.C2029]-6.75;2)" office:value-type="float" office:value="0.012485446971765" calcext:value-type="float">
            <text:p>0.012485447</text:p>
          </table:table-cell>
          <table:table-cell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6.53405" calcext:value-type="float">
            <text:p>6.53405</text:p>
          </table:table-cell>
          <table:table-cell office:value-type="float" office:value="6.6381427871" calcext:value-type="float">
            <text:p>6.6381427871</text:p>
          </table:table-cell>
          <table:table-cell table:formula="of:=POWER([.C2030]-6.75;2)" office:value-type="float" office:value="0.012512036077756" calcext:value-type="float">
            <text:p>0.0125120361</text:p>
          </table:table-cell>
          <table:table-cell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6.53405" calcext:value-type="float">
            <text:p>6.53405</text:p>
          </table:table-cell>
          <table:table-cell office:value-type="float" office:value="6.6380635656" calcext:value-type="float">
            <text:p>6.6380635656</text:p>
          </table:table-cell>
          <table:table-cell table:formula="of:=POWER([.C2031]-6.75;2)" office:value-type="float" office:value="0.0125297653461856" calcext:value-type="float">
            <text:p>0.0125297653</text:p>
          </table:table-cell>
          <table:table-cell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6.533796" calcext:value-type="float">
            <text:p>6.533796</text:p>
          </table:table-cell>
          <table:table-cell office:value-type="float" office:value="6.638025028" calcext:value-type="float">
            <text:p>6.638025028</text:p>
          </table:table-cell>
          <table:table-cell table:formula="of:=POWER([.C2032]-6.75;2)" office:value-type="float" office:value="0.0125383943544007" calcext:value-type="float">
            <text:p>0.0125383944</text:p>
          </table:table-cell>
          <table:table-cell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6.533226" calcext:value-type="float">
            <text:p>6.533226</text:p>
          </table:table-cell>
          <table:table-cell office:value-type="float" office:value="6.6380274731" calcext:value-type="float">
            <text:p>6.6380274731</text:p>
          </table:table-cell>
          <table:table-cell table:formula="of:=POWER([.C2033]-6.75;2)" office:value-type="float" office:value="0.0125378467803712" calcext:value-type="float">
            <text:p>0.0125378468</text:p>
          </table:table-cell>
          <table:table-cell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6.532277" calcext:value-type="float">
            <text:p>6.532277</text:p>
          </table:table-cell>
          <table:table-cell office:value-type="float" office:value="6.6380705011" calcext:value-type="float">
            <text:p>6.6380705011</text:p>
          </table:table-cell>
          <table:table-cell table:formula="of:=POWER([.C2034]-6.75;2)" office:value-type="float" office:value="0.0125282127240052" calcext:value-type="float">
            <text:p>0.0125282127</text:p>
          </table:table-cell>
          <table:table-cell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6.530888" calcext:value-type="float">
            <text:p>6.530888</text:p>
          </table:table-cell>
          <table:table-cell office:value-type="float" office:value="6.6381530301" calcext:value-type="float">
            <text:p>6.6381530301</text:p>
          </table:table-cell>
          <table:table-cell table:formula="of:=POWER([.C2035]-6.75;2)" office:value-type="float" office:value="0.0125097446758116" calcext:value-type="float">
            <text:p>0.0125097447</text:p>
          </table:table-cell>
          <table:table-cell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6.529001" calcext:value-type="float">
            <text:p>6.529001</text:p>
          </table:table-cell>
          <table:table-cell office:value-type="float" office:value="6.6382733183" calcext:value-type="float">
            <text:p>6.6382733183</text:p>
          </table:table-cell>
          <table:table-cell table:formula="of:=POWER([.C2036]-6.75;2)" office:value-type="float" office:value="0.0124828514036932" calcext:value-type="float">
            <text:p>0.0124828514</text:p>
          </table:table-cell>
          <table:table-cell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6.526562" calcext:value-type="float">
            <text:p>6.526562</text:p>
          </table:table-cell>
          <table:table-cell office:value-type="float" office:value="6.6384289914" calcext:value-type="float">
            <text:p>6.6384289914</text:p>
          </table:table-cell>
          <table:table-cell table:formula="of:=POWER([.C2037]-6.75;2)" office:value-type="float" office:value="0.0124480899600214" calcext:value-type="float">
            <text:p>0.01244809</text:p>
          </table:table-cell>
          <table:table-cell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6.523527" calcext:value-type="float">
            <text:p>6.523527</text:p>
          </table:table-cell>
          <table:table-cell office:value-type="float" office:value="6.6386170882" calcext:value-type="float">
            <text:p>6.6386170882</text:p>
          </table:table-cell>
          <table:table-cell table:formula="of:=POWER([.C2038]-6.75;2)" office:value-type="float" office:value="0.0124061530410465" calcext:value-type="float">
            <text:p>0.012406153</text:p>
          </table:table-cell>
          <table:table-cell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6.519859" calcext:value-type="float">
            <text:p>6.519859</text:p>
          </table:table-cell>
          <table:table-cell office:value-type="float" office:value="6.6388341032" calcext:value-type="float">
            <text:p>6.6388341032</text:p>
          </table:table-cell>
          <table:table-cell table:formula="of:=POWER([.C2039]-6.75;2)" office:value-type="float" office:value="0.0123578566113483" calcext:value-type="float">
            <text:p>0.0123578566</text:p>
          </table:table-cell>
          <table:table-cell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6.515536" calcext:value-type="float">
            <text:p>6.515536</text:p>
          </table:table-cell>
          <table:table-cell office:value-type="float" office:value="6.6390760452" calcext:value-type="float">
            <text:p>6.6390760452</text:p>
          </table:table-cell>
          <table:table-cell table:formula="of:=POWER([.C2040]-6.75;2)" office:value-type="float" office:value="0.0123041237484724" calcext:value-type="float">
            <text:p>0.0123041237</text:p>
          </table:table-cell>
          <table:table-cell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6.510545" calcext:value-type="float">
            <text:p>6.510545</text:p>
          </table:table-cell>
          <table:table-cell office:value-type="float" office:value="6.6393384925" calcext:value-type="float">
            <text:p>6.6393384925</text:p>
          </table:table-cell>
          <table:table-cell table:formula="of:=POWER([.C2041]-6.75;2)" office:value-type="float" office:value="0.0122459692421725" calcext:value-type="float">
            <text:p>0.0122459692</text:p>
          </table:table-cell>
          <table:table-cell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6.50489" calcext:value-type="float">
            <text:p>6.50489</text:p>
          </table:table-cell>
          <table:table-cell office:value-type="float" office:value="6.6396166645" calcext:value-type="float">
            <text:p>6.6396166645</text:p>
          </table:table-cell>
          <table:table-cell table:formula="of:=POWER([.C2042]-6.75;2)" office:value-type="float" office:value="0.0121844807561055" calcext:value-type="float">
            <text:p>0.0121844808</text:p>
          </table:table-cell>
          <table:table-cell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6.498592" calcext:value-type="float">
            <text:p>6.498592</text:p>
          </table:table-cell>
          <table:table-cell office:value-type="float" office:value="6.639905486" calcext:value-type="float">
            <text:p>6.639905486</text:p>
          </table:table-cell>
          <table:table-cell table:formula="of:=POWER([.C2043]-6.75;2)" office:value-type="float" office:value="0.0121208020128962" calcext:value-type="float">
            <text:p>0.012120802</text:p>
          </table:table-cell>
          <table:table-cell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6.491686" calcext:value-type="float">
            <text:p>6.491686</text:p>
          </table:table-cell>
          <table:table-cell office:value-type="float" office:value="6.6401996516" calcext:value-type="float">
            <text:p>6.6401996516</text:p>
          </table:table-cell>
          <table:table-cell table:formula="of:=POWER([.C2044]-6.75;2)" office:value-type="float" office:value="0.0120561165087614" calcext:value-type="float">
            <text:p>0.0120561165</text:p>
          </table:table-cell>
          <table:table-cell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6.484225" calcext:value-type="float">
            <text:p>6.484225</text:p>
          </table:table-cell>
          <table:table-cell office:value-type="float" office:value="6.6404937118" calcext:value-type="float">
            <text:p>6.6404937118</text:p>
          </table:table-cell>
          <table:table-cell table:formula="of:=POWER([.C2045]-6.75;2)" office:value-type="float" office:value="0.0119916271553415" calcext:value-type="float">
            <text:p>0.0119916272</text:p>
          </table:table-cell>
          <table:table-cell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6.476279" calcext:value-type="float">
            <text:p>6.476279</text:p>
          </table:table-cell>
          <table:table-cell office:value-type="float" office:value="6.6407821398" calcext:value-type="float">
            <text:p>6.6407821398</text:p>
          </table:table-cell>
          <table:table-cell table:formula="of:=POWER([.C2046]-6.75;2)" office:value-type="float" office:value="0.0119285409866668" calcext:value-type="float">
            <text:p>0.011928541</text:p>
          </table:table-cell>
          <table:table-cell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6.46793" calcext:value-type="float">
            <text:p>6.46793</text:p>
          </table:table-cell>
          <table:table-cell office:value-type="float" office:value="6.6410594108" calcext:value-type="float">
            <text:p>6.6410594108</text:p>
          </table:table-cell>
          <table:table-cell table:formula="of:=POWER([.C2047]-6.75;2)" office:value-type="float" office:value="0.011868051975243" calcext:value-type="float">
            <text:p>0.011868052</text:p>
          </table:table-cell>
          <table:table-cell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6.459278" calcext:value-type="float">
            <text:p>6.459278</text:p>
          </table:table-cell>
          <table:table-cell office:value-type="float" office:value="6.6413200839" calcext:value-type="float">
            <text:p>6.6413200839</text:p>
          </table:table-cell>
          <table:table-cell table:formula="of:=POWER([.C2048]-6.75;2)" office:value-type="float" office:value="0.011811324163503" calcext:value-type="float">
            <text:p>0.0118113242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.450433" calcext:value-type="float">
            <text:p>6.450433</text:p>
          </table:table-cell>
          <table:table-cell office:value-type="float" office:value="6.6415588839" calcext:value-type="float">
            <text:p>6.6415588839</text:p>
          </table:table-cell>
          <table:table-cell table:formula="of:=POWER([.C2049]-6.75;2)" office:value-type="float" office:value="0.0117594756610136" calcext:value-type="float">
            <text:p>0.0117594757</text:p>
          </table:table-cell>
          <table:table-cell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6.441514" calcext:value-type="float">
            <text:p>6.441514</text:p>
          </table:table-cell>
          <table:table-cell office:value-type="float" office:value="6.6417707785" calcext:value-type="float">
            <text:p>6.6417707785</text:p>
          </table:table-cell>
          <table:table-cell table:formula="of:=POWER([.C2050]-6.75;2)" office:value-type="float" office:value="0.0117135643864961" calcext:value-type="float">
            <text:p>0.0117135644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6.432648" calcext:value-type="float">
            <text:p>6.432648</text:p>
          </table:table-cell>
          <table:table-cell office:value-type="float" office:value="6.6419510667" calcext:value-type="float">
            <text:p>6.6419510667</text:p>
          </table:table-cell>
          <table:table-cell table:formula="of:=POWER([.C2051]-6.75;2)" office:value-type="float" office:value="0.0116745719872679" calcext:value-type="float">
            <text:p>0.011674572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6.423964" calcext:value-type="float">
            <text:p>6.423964</text:p>
          </table:table-cell>
          <table:table-cell office:value-type="float" office:value="6.6420954516" calcext:value-type="float">
            <text:p>6.6420954516</text:p>
          </table:table-cell>
          <table:table-cell table:formula="of:=POWER([.C2052]-6.75;2)" office:value-type="float" office:value="0.0116433915654079" calcext:value-type="float">
            <text:p>0.0116433916</text:p>
          </table:table-cell>
          <table:table-cell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6.41559" calcext:value-type="float">
            <text:p>6.41559</text:p>
          </table:table-cell>
          <table:table-cell office:value-type="float" office:value="6.6422001269" calcext:value-type="float">
            <text:p>6.6422001269</text:p>
          </table:table-cell>
          <table:table-cell table:formula="of:=POWER([.C2053]-6.75;2)" office:value-type="float" office:value="0.0116208126403762" calcext:value-type="float">
            <text:p>0.0116208126</text:p>
          </table:table-cell>
          <table:table-cell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6.407651" calcext:value-type="float">
            <text:p>6.407651</text:p>
          </table:table-cell>
          <table:table-cell office:value-type="float" office:value="6.6422618559" calcext:value-type="float">
            <text:p>6.6422618559</text:p>
          </table:table-cell>
          <table:table-cell table:formula="of:=POWER([.C2054]-6.75;2)" office:value-type="float" office:value="0.0116075076941123" calcext:value-type="float">
            <text:p>0.0116075077</text:p>
          </table:table-cell>
          <table:table-cell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6.400264" calcext:value-type="float">
            <text:p>6.400264</text:p>
          </table:table-cell>
          <table:table-cell office:value-type="float" office:value="6.6422780344" calcext:value-type="float">
            <text:p>6.6422780344</text:p>
          </table:table-cell>
          <table:table-cell table:formula="of:=POWER([.C2055]-6.75;2)" office:value-type="float" office:value="0.0116040218727275" calcext:value-type="float">
            <text:p>0.0116040219</text:p>
          </table:table-cell>
          <table:table-cell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6.393535" calcext:value-type="float">
            <text:p>6.393535</text:p>
          </table:table-cell>
          <table:table-cell office:value-type="float" office:value="6.6422467613" calcext:value-type="float">
            <text:p>6.6422467613</text:p>
          </table:table-cell>
          <table:table-cell table:formula="of:=POWER([.C2056]-6.75;2)" office:value-type="float" office:value="0.0116107604503392" calcext:value-type="float">
            <text:p>0.0116107605</text:p>
          </table:table-cell>
          <table:table-cell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6.387555" calcext:value-type="float">
            <text:p>6.387555</text:p>
          </table:table-cell>
          <table:table-cell office:value-type="float" office:value="6.6421668882" calcext:value-type="float">
            <text:p>6.6421668882</text:p>
          </table:table-cell>
          <table:table-cell table:formula="of:=POWER([.C2057]-6.75;2)" office:value-type="float" office:value="0.0116279800004713" calcext:value-type="float">
            <text:p>0.01162798</text:p>
          </table:table-cell>
          <table:table-cell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6.382396" calcext:value-type="float">
            <text:p>6.382396</text:p>
          </table:table-cell>
          <table:table-cell office:value-type="float" office:value="6.6420380645" calcext:value-type="float">
            <text:p>6.6420380645</text:p>
          </table:table-cell>
          <table:table-cell table:formula="of:=POWER([.C2058]-6.75;2)" office:value-type="float" office:value="0.0116557795169061" calcext:value-type="float">
            <text:p>0.0116557795</text:p>
          </table:table-cell>
          <table:table-cell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6.378114" calcext:value-type="float">
            <text:p>6.378114</text:p>
          </table:table-cell>
          <table:table-cell office:value-type="float" office:value="6.6418607699" calcext:value-type="float">
            <text:p>6.6418607699</text:p>
          </table:table-cell>
          <table:table-cell table:formula="of:=POWER([.C2059]-6.75;2)" office:value-type="float" office:value="0.0116940930866207" calcext:value-type="float">
            <text:p>0.0116940931</text:p>
          </table:table-cell>
          <table:table-cell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6.374742" calcext:value-type="float">
            <text:p>6.374742</text:p>
          </table:table-cell>
          <table:table-cell office:value-type="float" office:value="6.6416363183" calcext:value-type="float">
            <text:p>6.6416363183</text:p>
          </table:table-cell>
          <table:table-cell table:formula="of:=POWER([.C2060]-6.75;2)" office:value-type="float" office:value="0.011742687511579" calcext:value-type="float">
            <text:p>0.0117426875</text:p>
          </table:table-cell>
          <table: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6.37229" calcext:value-type="float">
            <text:p>6.37229</text:p>
          </table:table-cell>
          <table:table-cell office:value-type="float" office:value="6.6413668581" calcext:value-type="float">
            <text:p>6.6413668581</text:p>
          </table:table-cell>
          <table:table-cell table:formula="of:=POWER([.C2061]-6.75;2)" office:value-type="float" office:value="0.0118011595190656" calcext:value-type="float">
            <text:p>0.0118011595</text:p>
          </table:table-cell>
          <table:table-cell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6.370751" calcext:value-type="float">
            <text:p>6.370751</text:p>
          </table:table-cell>
          <table:table-cell office:value-type="float" office:value="6.6410553419" calcext:value-type="float">
            <text:p>6.6410553419</text:p>
          </table:table-cell>
          <table:table-cell table:formula="of:=POWER([.C2062]-6.75;2)" office:value-type="float" office:value="0.011868938528526" calcext:value-type="float">
            <text:p>0.0118689385</text:p>
          </table:table-cell>
          <table:table-cell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6.370094" calcext:value-type="float">
            <text:p>6.370094</text:p>
          </table:table-cell>
          <table:table-cell office:value-type="float" office:value="6.6407054796" calcext:value-type="float">
            <text:p>6.6407054796</text:p>
          </table:table-cell>
          <table:table-cell table:formula="of:=POWER([.C2063]-6.75;2)" office:value-type="float" office:value="0.011945292189466" calcext:value-type="float">
            <text:p>0.0119452922</text:p>
          </table:table-cell>
          <table:table-cell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6.370273" calcext:value-type="float">
            <text:p>6.370273</text:p>
          </table:table-cell>
          <table:table-cell office:value-type="float" office:value="6.640321671" calcext:value-type="float">
            <text:p>6.640321671</text:p>
          </table:table-cell>
          <table:table-cell table:formula="of:=POWER([.C2064]-6.75;2)" office:value-type="float" office:value="0.0120293358522323" calcext:value-type="float">
            <text:p>0.0120293359</text:p>
          </table:table-cell>
          <table:table-cell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6.371228" calcext:value-type="float">
            <text:p>6.371228</text:p>
          </table:table-cell>
          <table:table-cell office:value-type="float" office:value="6.6399089204" calcext:value-type="float">
            <text:p>6.6399089204</text:p>
          </table:table-cell>
          <table:table-cell table:formula="of:=POWER([.C2065]-6.75;2)" office:value-type="float" office:value="0.0121200458074936" calcext:value-type="float">
            <text:p>0.0121200458</text:p>
          </table:table-cell>
          <table:table-cell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6.372887" calcext:value-type="float">
            <text:p>6.372887</text:p>
          </table:table-cell>
          <table:table-cell office:value-type="float" office:value="6.6394727247" calcext:value-type="float">
            <text:p>6.6394727247</text:p>
          </table:table-cell>
          <table:table-cell table:formula="of:=POWER([.C2066]-6.75;2)" office:value-type="float" office:value="0.012216278585242" calcext:value-type="float">
            <text:p>0.0122162786</text:p>
          </table:table-cell>
          <table:table-cell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6.375174" calcext:value-type="float">
            <text:p>6.375174</text:p>
          </table:table-cell>
          <table:table-cell office:value-type="float" office:value="6.6390189527" calcext:value-type="float">
            <text:p>6.6390189527</text:p>
          </table:table-cell>
          <table:table-cell table:formula="of:=POWER([.C2067]-6.75;2)" office:value-type="float" office:value="0.0123167928598049" calcext:value-type="float">
            <text:p>0.0123167929</text:p>
          </table:table-cell>
          <table:table-cell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6.378014" calcext:value-type="float">
            <text:p>6.378014</text:p>
          </table:table-cell>
          <table:table-cell office:value-type="float" office:value="6.638553714" calcext:value-type="float">
            <text:p>6.638553714</text:p>
          </table:table-cell>
          <table:table-cell table:formula="of:=POWER([.C2068]-6.75;2)" office:value-type="float" office:value="0.0124202746631937" calcext:value-type="float">
            <text:p>0.0124202747</text:p>
          </table:table-cell>
          <table:table-cell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6.381337" calcext:value-type="float">
            <text:p>6.381337</text:p>
          </table:table-cell>
          <table:table-cell office:value-type="float" office:value="6.6380832043" calcext:value-type="float">
            <text:p>6.6380832043</text:p>
          </table:table-cell>
          <table:table-cell table:formula="of:=POWER([.C2069]-6.75;2)" office:value-type="float" office:value="0.0125253691597555" calcext:value-type="float">
            <text:p>0.0125253692</text:p>
          </table:table-cell>
          <table:table-cell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6.385086" calcext:value-type="float">
            <text:p>6.385086</text:p>
          </table:table-cell>
          <table:table-cell office:value-type="float" office:value="6.6376135613" calcext:value-type="float">
            <text:p>6.6376135613</text:p>
          </table:table-cell>
          <table:table-cell table:formula="of:=POWER([.C2070]-6.75;2)" office:value-type="float" office:value="0.0126307116036688" calcext:value-type="float">
            <text:p>0.0126307116</text:p>
          </table:table-cell>
          <table:table-cell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6.389223" calcext:value-type="float">
            <text:p>6.389223</text:p>
          </table:table-cell>
          <table:table-cell office:value-type="float" office:value="6.6371507118" calcext:value-type="float">
            <text:p>6.6371507118</text:p>
          </table:table-cell>
          <table:table-cell table:formula="of:=POWER([.C2071]-6.75;2)" office:value-type="float" office:value="0.0127349618472466" calcext:value-type="float">
            <text:p>0.0127349618</text:p>
          </table:table-cell>
          <table:table-cell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6.393739" calcext:value-type="float">
            <text:p>6.393739</text:p>
          </table:table-cell>
          <table:table-cell office:value-type="float" office:value="6.6367002194" calcext:value-type="float">
            <text:p>6.6367002194</text:p>
          </table:table-cell>
          <table:table-cell table:formula="of:=POWER([.C2072]-6.75;2)" office:value-type="float" office:value="0.0128368402840082" calcext:value-type="float">
            <text:p>0.0128368403</text:p>
          </table:table-cell>
          <table:table-cell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6.398653" calcext:value-type="float">
            <text:p>6.398653</text:p>
          </table:table-cell>
          <table:table-cell office:value-type="float" office:value="6.6362671312" calcext:value-type="float">
            <text:p>6.6362671312</text:p>
          </table:table-cell>
          <table:table-cell table:formula="of:=POWER([.C2073]-6.75;2)" office:value-type="float" office:value="0.0129351654454779" calcext:value-type="float">
            <text:p>0.0129351654</text:p>
          </table:table-cell>
          <table:table-cell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6.404028" calcext:value-type="float">
            <text:p>6.404028</text:p>
          </table:table-cell>
          <table:table-cell office:value-type="float" office:value="6.6358558516" calcext:value-type="float">
            <text:p>6.6358558516</text:p>
          </table:table-cell>
          <table:table-cell table:formula="of:=POWER([.C2074]-6.75;2)" office:value-type="float" office:value="0.0130288866139613" calcext:value-type="float">
            <text:p>0.0130288866</text:p>
          </table:table-cell>
          <table:table-cell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6.409968" calcext:value-type="float">
            <text:p>6.409968</text:p>
          </table:table-cell>
          <table:table-cell office:value-type="float" office:value="6.63547" calcext:value-type="float">
            <text:p>6.63547</text:p>
          </table:table-cell>
          <table:table-cell table:formula="of:=POWER([.C2075]-6.75;2)" office:value-type="float" office:value="0.0131171209000001" calcext:value-type="float">
            <text:p>0.0131171209</text:p>
          </table:table-cell>
          <table:table-cell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6.416636" calcext:value-type="float">
            <text:p>6.416636</text:p>
          </table:table-cell>
          <table:table-cell office:value-type="float" office:value="6.6351122968" calcext:value-type="float">
            <text:p>6.6351122968</text:p>
          </table:table-cell>
          <table:table-cell table:formula="of:=POWER([.C2076]-6.75;2)" office:value-type="float" office:value="0.0131991843465713" calcext:value-type="float">
            <text:p>0.0131991843</text:p>
          </table:table-cell>
          <table:table-cell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6.424248" calcext:value-type="float">
            <text:p>6.424248</text:p>
          </table:table-cell>
          <table:table-cell office:value-type="float" office:value="6.6347844409" calcext:value-type="float">
            <text:p>6.6347844409</text:p>
          </table:table-cell>
          <table:table-cell table:formula="of:=POWER([.C2077]-6.75;2)" office:value-type="float" office:value="0.0132746250587256" calcext:value-type="float">
            <text:p>0.0132746251</text:p>
          </table:table-cell>
          <table:table-cell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6.433091" calcext:value-type="float">
            <text:p>6.433091</text:p>
          </table:table-cell>
          <table:table-cell office:value-type="float" office:value="6.6344870172" calcext:value-type="float">
            <text:p>6.6344870172</text:p>
          </table:table-cell>
          <table:table-cell table:formula="of:=POWER([.C2078]-6.75;2)" office:value-type="float" office:value="0.0133432491953532" calcext:value-type="float">
            <text:p>0.0133432492</text:p>
          </table:table-cell>
          <table:table-cell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6.443529" calcext:value-type="float">
            <text:p>6.443529</text:p>
          </table:table-cell>
          <table:table-cell office:value-type="float" office:value="6.6342193806" calcext:value-type="float">
            <text:p>6.6342193806</text:p>
          </table:table-cell>
          <table:table-cell table:formula="of:=POWER([.C2079]-6.75;2)" office:value-type="float" office:value="0.0134051518286476" calcext:value-type="float">
            <text:p>0.0134051518</text:p>
          </table:table-cell>
          <table:table-cell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6.456015" calcext:value-type="float">
            <text:p>6.456015</text:p>
          </table:table-cell>
          <table:table-cell office:value-type="float" office:value="6.6339795484" calcext:value-type="float">
            <text:p>6.6339795484</text:p>
          </table:table-cell>
          <table:table-cell table:formula="of:=POWER([.C2080]-6.75;2)" office:value-type="float" office:value="0.0134607451894679" calcext:value-type="float">
            <text:p>0.0134607452</text:p>
          </table:table-cell>
          <table:table-cell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6.471107" calcext:value-type="float">
            <text:p>6.471107</text:p>
          </table:table-cell>
          <table:table-cell office:value-type="float" office:value="6.6337640817" calcext:value-type="float">
            <text:p>6.6337640817</text:p>
          </table:table-cell>
          <table:table-cell table:formula="of:=POWER([.C2081]-6.75;2)" office:value-type="float" office:value="0.0135107887030443" calcext:value-type="float">
            <text:p>0.0135107887</text:p>
          </table:table-cell>
          <table:table-cell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6.489497" calcext:value-type="float">
            <text:p>6.489497</text:p>
          </table:table-cell>
          <table:table-cell office:value-type="float" office:value="6.633567929" calcext:value-type="float">
            <text:p>6.633567929</text:p>
          </table:table-cell>
          <table:table-cell table:formula="of:=POWER([.C2082]-6.75;2)" office:value-type="float" office:value="0.0135564271573491" calcext:value-type="float">
            <text:p>0.0135564272</text:p>
          </table:table-cell>
          <table:table-cell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6.512046" calcext:value-type="float">
            <text:p>6.512046</text:p>
          </table:table-cell>
          <table:table-cell office:value-type="float" office:value="6.6333842323" calcext:value-type="float">
            <text:p>6.6333842323</text:p>
          </table:table-cell>
          <table:table-cell table:formula="of:=POWER([.C2083]-6.75;2)" office:value-type="float" office:value="0.0135992372762603" calcext:value-type="float">
            <text:p>0.0135992373</text:p>
          </table:table-cell>
          <table:table-cell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6.539845" calcext:value-type="float">
            <text:p>6.539845</text:p>
          </table:table-cell>
          <table:table-cell office:value-type="float" office:value="6.633204043" calcext:value-type="float">
            <text:p>6.633204043</text:p>
          </table:table-cell>
          <table:table-cell table:formula="of:=POWER([.C2084]-6.75;2)" office:value-type="float" office:value="0.0136412955715458" calcext:value-type="float">
            <text:p>0.0136412956</text:p>
          </table:table-cell>
          <table:table-cell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6.574315" calcext:value-type="float">
            <text:p>6.574315</text:p>
          </table:table-cell>
          <table:table-cell office:value-type="float" office:value="6.6330159161" calcext:value-type="float">
            <text:p>6.6330159161</text:p>
          </table:table-cell>
          <table:table-cell table:formula="of:=POWER([.C2085]-6.75;2)" office:value-type="float" office:value="0.0136852758859223" calcext:value-type="float">
            <text:p>0.0136852759</text:p>
          </table:table-cell>
          <table:table-cell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6.617361" calcext:value-type="float">
            <text:p>6.617361</text:p>
          </table:table-cell>
          <table:table-cell office:value-type="float" office:value="6.6328052882" calcext:value-type="float">
            <text:p>6.6328052882</text:p>
          </table:table-cell>
          <table:table-cell table:formula="of:=POWER([.C2086]-6.75;2)" office:value-type="float" office:value="0.013734600473885" calcext:value-type="float">
            <text:p>0.0137346005</text:p>
          </table:table-cell>
          <table:table-cell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6.671657" calcext:value-type="float">
            <text:p>6.671657</text:p>
          </table:table-cell>
          <table:table-cell office:value-type="float" office:value="6.6325535161" calcext:value-type="float">
            <text:p>6.6325535161</text:p>
          </table:table-cell>
          <table:table-cell table:formula="of:=POWER([.C2087]-6.75;2)" office:value-type="float" office:value="0.013793676580473" calcext:value-type="float">
            <text:p>0.0137936766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6.741131" calcext:value-type="float">
            <text:p>6.741131</text:p>
          </table:table-cell>
          <table:table-cell office:value-type="float" office:value="6.6322363118" calcext:value-type="float">
            <text:p>6.6322363118</text:p>
          </table:table-cell>
          <table:table-cell table:formula="of:=POWER([.C2088]-6.75;2)" office:value-type="float" office:value="0.0138682862584669" calcext:value-type="float">
            <text:p>0.0138682863</text:p>
          </table:table-cell>
          <table:table-cell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6.831915" calcext:value-type="float">
            <text:p>6.831915</text:p>
          </table:table-cell>
          <table:table-cell office:value-type="float" office:value="6.6318211355" calcext:value-type="float">
            <text:p>6.6318211355</text:p>
          </table:table-cell>
          <table:table-cell table:formula="of:=POWER([.C2089]-6.75;2)" office:value-type="float" office:value="0.0139662440145093" calcext:value-type="float">
            <text:p>0.013966244</text:p>
          </table:table-cell>
          <table:table-cell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6.954276" calcext:value-type="float">
            <text:p>6.954276</text:p>
          </table:table-cell>
          <table:table-cell office:value-type="float" office:value="6.6312625742" calcext:value-type="float">
            <text:p>6.6312625742</text:p>
          </table:table-cell>
          <table:table-cell table:formula="of:=POWER([.C2090]-6.75;2)" office:value-type="float" office:value="0.0140985762856105" calcext:value-type="float">
            <text:p>0.0140985763</text:p>
          </table:table-cell>
          <table:table-cell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7.12701" calcext:value-type="float">
            <text:p>7.12701</text:p>
          </table:table-cell>
          <table:table-cell office:value-type="float" office:value="6.6304936323" calcext:value-type="float">
            <text:p>6.6304936323</text:p>
          </table:table-cell>
          <table:table-cell table:formula="of:=POWER([.C2091]-6.75;2)" office:value-type="float" office:value="0.0142817719208475" calcext:value-type="float">
            <text:p>0.0142817719</text:p>
          </table:table-cell>
          <table:table-cell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7.388943" calcext:value-type="float">
            <text:p>7.388943</text:p>
          </table:table-cell>
          <table:table-cell office:value-type="float" office:value="6.6294076968" calcext:value-type="float">
            <text:p>6.6294076968</text:p>
          </table:table-cell>
          <table:table-cell table:formula="of:=POWER([.C2092]-6.75;2)" office:value-type="float" office:value="0.0145425035910808" calcext:value-type="float">
            <text:p>0.0145425036</text:p>
          </table:table-cell>
          <table:table-cell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7.836035" calcext:value-type="float">
            <text:p>7.836035</text:p>
          </table:table-cell>
          <table:table-cell office:value-type="float" office:value="6.6278161075" calcext:value-type="float">
            <text:p>6.6278161075</text:p>
          </table:table-cell>
          <table:table-cell table:formula="of:=POWER([.C2093]-6.75;2)" office:value-type="float" office:value="0.0149289035864515" calcext:value-type="float">
            <text:p>0.0149289036</text:p>
          </table:table-cell>
          <table:table-cell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8.792007" calcext:value-type="float">
            <text:p>8.792007</text:p>
          </table:table-cell>
          <table:table-cell office:value-type="float" office:value="6.6253267699" calcext:value-type="float">
            <text:p>6.6253267699</text:p>
          </table:table-cell>
          <table:table-cell table:formula="of:=POWER([.C2094]-6.75;2)" office:value-type="float" office:value="0.0155434143035675" calcext:value-type="float">
            <text:p>0.0155434143</text:p>
          </table:table-cell>
          <table:table-cell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12.656499" calcext:value-type="float">
            <text:p>12.656499</text:p>
          </table:table-cell>
          <table:table-cell office:value-type="float" office:value="6.6208584602" calcext:value-type="float">
            <text:p>6.6208584602</text:p>
          </table:table-cell>
          <table:table-cell table:formula="of:=POWER([.C2095]-6.75;2)" office:value-type="float" office:value="0.016677537301915" calcext:value-type="float">
            <text:p>0.0166775373</text:p>
          </table:table-cell>
          <table:table-cell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12.656499" calcext:value-type="float">
            <text:p>12.656499</text:p>
          </table:table-cell>
          <table:table-cell office:value-type="float" office:value="6.6081915441" calcext:value-type="float">
            <text:p>6.6081915441</text:p>
          </table:table-cell>
          <table:table-cell table:formula="of:=POWER([.C2096]-6.75;2)" office:value-type="float" office:value="0.0201096381647422" calcext:value-type="float">
            <text:p>0.0201096382</text:p>
          </table:table-cell>
          <table:table-cell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1.333404" calcext:value-type="float">
            <text:p>1.333404</text:p>
          </table:table-cell>
          <table:table-cell office:value-type="float" office:value="6.5957934108" calcext:value-type="float">
            <text:p>6.5957934108</text:p>
          </table:table-cell>
          <table:table-cell table:formula="of:=POWER([.C2097]-6.75;2)" office:value-type="float" office:value="0.0237796721526976" calcext:value-type="float">
            <text:p>0.0237796722</text:p>
          </table:table-cell>
          <table:table-cell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4.094538" calcext:value-type="float">
            <text:p>4.094538</text:p>
          </table:table-cell>
          <table:table-cell office:value-type="float" office:value="6.6034468129" calcext:value-type="float">
            <text:p>6.6034468129</text:p>
          </table:table-cell>
          <table:table-cell table:formula="of:=POWER([.C2098]-6.75;2)" office:value-type="float" office:value="0.0214778366491677" calcext:value-type="float">
            <text:p>0.0214778366</text:p>
          </table:table-cell>
          <table:table-cell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4.838674" calcext:value-type="float">
            <text:p>4.838674</text:p>
          </table:table-cell>
          <table:table-cell office:value-type="float" office:value="6.6087472" calcext:value-type="float">
            <text:p>6.6087472</text:p>
          </table:table-cell>
          <table:table-cell table:formula="of:=POWER([.C2099]-6.75;2)" office:value-type="float" office:value="0.0199523535078401" calcext:value-type="float">
            <text:p>0.0199523535</text:p>
          </table:table-cell>
          <table:table-cell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5.220032" calcext:value-type="float">
            <text:p>5.220032</text:p>
          </table:table-cell>
          <table:table-cell office:value-type="float" office:value="6.612649372" calcext:value-type="float">
            <text:p>6.612649372</text:p>
          </table:table-cell>
          <table:table-cell table:formula="of:=POWER([.C2100]-6.75;2)" office:value-type="float" office:value="0.0188651950119944" calcext:value-type="float">
            <text:p>0.018865195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.458987" calcext:value-type="float">
            <text:p>5.458987</text:p>
          </table:table-cell>
          <table:table-cell office:value-type="float" office:value="6.6158220387" calcext:value-type="float">
            <text:p>6.6158220387</text:p>
          </table:table-cell>
          <table:table-cell table:formula="of:=POWER([.C2101]-6.75;2)" office:value-type="float" office:value="0.0180037252986242" calcext:value-type="float">
            <text:p>0.0180037253</text:p>
          </table:table-cell>
          <table:table-cell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5.626551" calcext:value-type="float">
            <text:p>5.626551</text:p>
          </table:table-cell>
          <table:table-cell office:value-type="float" office:value="6.618538972" calcext:value-type="float">
            <text:p>6.618538972</text:p>
          </table:table-cell>
          <table:table-cell table:formula="of:=POWER([.C2102]-6.75;2)" office:value-type="float" office:value="0.0172820018828169" calcext:value-type="float">
            <text:p>0.0172820019</text:p>
          </table:table-cell>
          <table:table-cell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5.752934" calcext:value-type="float">
            <text:p>5.752934</text:p>
          </table:table-cell>
          <table:table-cell office:value-type="float" office:value="6.6209379398" calcext:value-type="float">
            <text:p>6.6209379398</text:p>
          </table:table-cell>
          <table:table-cell table:formula="of:=POWER([.C2103]-6.75;2)" office:value-type="float" office:value="0.0166570153830684" calcext:value-type="float">
            <text:p>0.0166570154</text:p>
          </table:table-cell>
          <table:table-cell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5.853179" calcext:value-type="float">
            <text:p>5.853179</text:p>
          </table:table-cell>
          <table:table-cell office:value-type="float" office:value="6.6230972194" calcext:value-type="float">
            <text:p>6.6230972194</text:p>
          </table:table-cell>
          <table:table-cell table:formula="of:=POWER([.C2104]-6.75;2)" office:value-type="float" office:value="0.0161043157240117" calcext:value-type="float">
            <text:p>0.0161043157</text:p>
          </table:table-cell>
          <table:table-cell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5.935598" calcext:value-type="float">
            <text:p>5.935598</text:p>
          </table:table-cell>
          <table:table-cell office:value-type="float" office:value="6.6250649247" calcext:value-type="float">
            <text:p>6.6250649247</text:p>
          </table:table-cell>
          <table:table-cell table:formula="of:=POWER([.C2105]-6.75;2)" office:value-type="float" office:value="0.0156087730402166" calcext:value-type="float">
            <text:p>0.015608773</text:p>
          </table:table-cell>
          <table:table-cell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6.005142" calcext:value-type="float">
            <text:p>6.005142</text:p>
          </table:table-cell>
          <table:table-cell office:value-type="float" office:value="6.6268722538" calcext:value-type="float">
            <text:p>6.6268722538</text:p>
          </table:table-cell>
          <table:table-cell table:formula="of:=POWER([.C2106]-6.75;2)" office:value-type="float" office:value="0.0151604418842916" calcext:value-type="float">
            <text:p>0.0151604419</text:p>
          </table:table-cell>
          <table:table-cell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6.064932" calcext:value-type="float">
            <text:p>6.064932</text:p>
          </table:table-cell>
          <table:table-cell office:value-type="float" office:value="6.6285402065" calcext:value-type="float">
            <text:p>6.6285402065</text:p>
          </table:table-cell>
          <table:table-cell table:formula="of:=POWER([.C2107]-6.75;2)" office:value-type="float" office:value="0.0147524814370626" calcext:value-type="float">
            <text:p>0.0147524814</text:p>
          </table:table-cell>
          <table:table-cell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6.117035" calcext:value-type="float">
            <text:p>6.117035</text:p>
          </table:table-cell>
          <table:table-cell office:value-type="float" office:value="6.6300833161" calcext:value-type="float">
            <text:p>6.6300833161</text:p>
          </table:table-cell>
          <table:table-cell table:formula="of:=POWER([.C2108]-6.75;2)" office:value-type="float" office:value="0.0143800110775724" calcext:value-type="float">
            <text:p>0.0143800111</text:p>
          </table:table-cell>
          <table:table-cell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6.162877" calcext:value-type="float">
            <text:p>6.162877</text:p>
          </table:table-cell>
          <table:table-cell office:value-type="float" office:value="6.6315118473" calcext:value-type="float">
            <text:p>6.6315118473</text:p>
          </table:table-cell>
          <table:table-cell table:formula="of:=POWER([.C2109]-6.75;2)" office:value-type="float" office:value="0.0140394423302586" calcext:value-type="float">
            <text:p>0.0140394423</text:p>
          </table:table-cell>
          <table:table-cell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6.203484" calcext:value-type="float">
            <text:p>6.203484</text:p>
          </table:table-cell>
          <table:table-cell office:value-type="float" office:value="6.6328331849" calcext:value-type="float">
            <text:p>6.6328331849</text:p>
          </table:table-cell>
          <table:table-cell table:formula="of:=POWER([.C2110]-6.75;2)" office:value-type="float" office:value="0.0137280625606776" calcext:value-type="float">
            <text:p>0.0137280626</text:p>
          </table:table-cell>
          <table:table-cell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6.239622" calcext:value-type="float">
            <text:p>6.239622</text:p>
          </table:table-cell>
          <table:table-cell office:value-type="float" office:value="6.6340527484" calcext:value-type="float">
            <text:p>6.6340527484</text:p>
          </table:table-cell>
          <table:table-cell table:formula="of:=POWER([.C2111]-6.75;2)" office:value-type="float" office:value="0.0134437651535936" calcext:value-type="float">
            <text:p>0.0134437652</text:p>
          </table:table-cell>
          <table:table-cell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6.271887" calcext:value-type="float">
            <text:p>6.271887</text:p>
          </table:table-cell>
          <table:table-cell office:value-type="float" office:value="6.6351746237" calcext:value-type="float">
            <text:p>6.6351746237</text:p>
          </table:table-cell>
          <table:table-cell table:formula="of:=POWER([.C2112]-6.75;2)" office:value-type="float" office:value="0.0131848670424366" calcext:value-type="float">
            <text:p>0.013184867</text:p>
          </table:table-cell>
          <table:table-cell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6.300758" calcext:value-type="float">
            <text:p>6.300758</text:p>
          </table:table-cell>
          <table:table-cell office:value-type="float" office:value="6.6362020151" calcext:value-type="float">
            <text:p>6.6362020151</text:p>
          </table:table-cell>
          <table:table-cell table:formula="of:=POWER([.C2113]-6.75;2)" office:value-type="float" office:value="0.0129499813673006" calcext:value-type="float">
            <text:p>0.0129499814</text:p>
          </table:table-cell>
          <table:table-cell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6.326639" calcext:value-type="float">
            <text:p>6.326639</text:p>
          </table:table-cell>
          <table:table-cell office:value-type="float" office:value="6.6371375935" calcext:value-type="float">
            <text:p>6.6371375935</text:p>
          </table:table-cell>
          <table:table-cell table:formula="of:=POWER([.C2114]-6.75;2)" office:value-type="float" office:value="0.0127379228009712" calcext:value-type="float">
            <text:p>0.0127379228</text:p>
          </table:table-cell>
          <table:table-cell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6.349875" calcext:value-type="float">
            <text:p>6.349875</text:p>
          </table:table-cell>
          <table:table-cell office:value-type="float" office:value="6.6379837398" calcext:value-type="float">
            <text:p>6.6379837398</text:p>
          </table:table-cell>
          <table:table-cell table:formula="of:=POWER([.C2115]-6.75;2)" office:value-type="float" office:value="0.0125476425491941" calcext:value-type="float">
            <text:p>0.0125476425</text:p>
          </table:table-cell>
          <table:table-cell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6.370771" calcext:value-type="float">
            <text:p>6.370771</text:p>
          </table:table-cell>
          <table:table-cell office:value-type="float" office:value="6.6387427548" calcext:value-type="float">
            <text:p>6.6387427548</text:p>
          </table:table-cell>
          <table:table-cell table:formula="of:=POWER([.C2116]-6.75;2)" office:value-type="float" office:value="0.0123781746094929" calcext:value-type="float">
            <text:p>0.0123781746</text:p>
          </table:table-cell>
          <table:table-cell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6.389602" calcext:value-type="float">
            <text:p>6.389602</text:p>
          </table:table-cell>
          <table:table-cell office:value-type="float" office:value="6.6394170151" calcext:value-type="float">
            <text:p>6.6394170151</text:p>
          </table:table-cell>
          <table:table-cell table:formula="of:=POWER([.C2117]-6.75;2)" office:value-type="float" office:value="0.0122285965493936" calcext:value-type="float">
            <text:p>0.0122285965</text:p>
          </table:table-cell>
          <table:table-cell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6.406617" calcext:value-type="float">
            <text:p>6.406617</text:p>
          </table:table-cell>
          <table:table-cell office:value-type="float" office:value="6.6400090796" calcext:value-type="float">
            <text:p>6.6400090796</text:p>
          </table:table-cell>
          <table:table-cell table:formula="of:=POWER([.C2118]-6.75;2)" office:value-type="float" office:value="0.012098002570439" calcext:value-type="float">
            <text:p>0.0120980026</text:p>
          </table:table-cell>
          <table:table-cell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6.422043" calcext:value-type="float">
            <text:p>6.422043</text:p>
          </table:table-cell>
          <table:table-cell office:value-type="float" office:value="6.6405217849" calcext:value-type="float">
            <text:p>6.6405217849</text:p>
          </table:table-cell>
          <table:table-cell table:formula="of:=POWER([.C2119]-6.75;2)" office:value-type="float" office:value="0.0119854795814819" calcext:value-type="float">
            <text:p>0.0119854796</text:p>
          </table:table-cell>
          <table:table-cell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6.436091" calcext:value-type="float">
            <text:p>6.436091</text:p>
          </table:table-cell>
          <table:table-cell office:value-type="float" office:value="6.6409583011" calcext:value-type="float">
            <text:p>6.6409583011</text:p>
          </table:table-cell>
          <table:table-cell table:formula="of:=POWER([.C2120]-6.75;2)" office:value-type="float" office:value="0.0118900920989982" calcext:value-type="float">
            <text:p>0.0118900921</text:p>
          </table:table-cell>
          <table:table-cell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6.44895" calcext:value-type="float">
            <text:p>6.44895</text:p>
          </table:table-cell>
          <table:table-cell office:value-type="float" office:value="6.6413221527" calcext:value-type="float">
            <text:p>6.6413221527</text:p>
          </table:table-cell>
          <table:table-cell table:formula="of:=POWER([.C2121]-6.75;2)" office:value-type="float" office:value="0.0118108744937621" calcext:value-type="float">
            <text:p>0.0118108745</text:p>
          </table:table-cell>
          <table:table-cell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6.460795" calcext:value-type="float">
            <text:p>6.460795</text:p>
          </table:table-cell>
          <table:table-cell office:value-type="float" office:value="6.6416172344" calcext:value-type="float">
            <text:p>6.6416172344</text:p>
          </table:table-cell>
          <table:table-cell table:formula="of:=POWER([.C2122]-6.75;2)" office:value-type="float" office:value="0.0117468238791046" calcext:value-type="float">
            <text:p>0.0117468239</text:p>
          </table:table-cell>
          <table:table-cell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6.471784" calcext:value-type="float">
            <text:p>6.471784</text:p>
          </table:table-cell>
          <table:table-cell office:value-type="float" office:value="6.6418477849" calcext:value-type="float">
            <text:p>6.6418477849</text:p>
          </table:table-cell>
          <table:table-cell table:formula="of:=POWER([.C2123]-6.75;2)" office:value-type="float" office:value="0.0116969016310366" calcext:value-type="float">
            <text:p>0.0116969016</text:p>
          </table:table-cell>
          <table:table-cell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6.482062" calcext:value-type="float">
            <text:p>6.482062</text:p>
          </table:table-cell>
          <table:table-cell office:value-type="float" office:value="6.6420183419" calcext:value-type="float">
            <text:p>6.6420183419</text:p>
          </table:table-cell>
          <table:table-cell table:formula="of:=POWER([.C2124]-6.75;2)" office:value-type="float" office:value="0.0116600384860253" calcext:value-type="float">
            <text:p>0.0116600385</text:p>
          </table:table-cell>
          <table:table-cell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6.491756" calcext:value-type="float">
            <text:p>6.491756</text:p>
          </table:table-cell>
          <table:table-cell office:value-type="float" office:value="6.6421336839" calcext:value-type="float">
            <text:p>6.6421336839</text:p>
          </table:table-cell>
          <table:table-cell table:formula="of:=POWER([.C2125]-6.75;2)" office:value-type="float" office:value="0.0116351421489851" calcext:value-type="float">
            <text:p>0.0116351421</text:p>
          </table:table-cell>
          <table:table-cell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6.500982" calcext:value-type="float">
            <text:p>6.500982</text:p>
          </table:table-cell>
          <table:table-cell office:value-type="float" office:value="6.6421987505" calcext:value-type="float">
            <text:p>6.6421987505</text:p>
          </table:table-cell>
          <table:table-cell table:formula="of:=POWER([.C2126]-6.75;2)" office:value-type="float" office:value="0.0116211093937612" calcext:value-type="float">
            <text:p>0.0116211094</text:p>
          </table:table-cell>
          <table:table-cell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6.509844" calcext:value-type="float">
            <text:p>6.509844</text:p>
          </table:table-cell>
          <table:table-cell office:value-type="float" office:value="6.642218557" calcext:value-type="float">
            <text:p>6.642218557</text:p>
          </table:table-cell>
          <table:table-cell table:formula="of:=POWER([.C2127]-6.75;2)" office:value-type="float" office:value="0.0116168394551623" calcext:value-type="float">
            <text:p>0.0116168395</text:p>
          </table:table-cell>
          <table:table-cell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6.518434" calcext:value-type="float">
            <text:p>6.518434</text:p>
          </table:table-cell>
          <table:table-cell office:value-type="float" office:value="6.6421980839" calcext:value-type="float">
            <text:p>6.6421980839</text:p>
          </table:table-cell>
          <table:table-cell table:formula="of:=POWER([.C2128]-6.75;2)" office:value-type="float" office:value="0.0116212531148314" calcext:value-type="float">
            <text:p>0.0116212531</text:p>
          </table:table-cell>
          <table:table-cell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6.526832" calcext:value-type="float">
            <text:p>6.526832</text:p>
          </table:table-cell>
          <table:table-cell office:value-type="float" office:value="6.6421421785" calcext:value-type="float">
            <text:p>6.6421421785</text:p>
          </table:table-cell>
          <table:table-cell table:formula="of:=POWER([.C2129]-6.75;2)" office:value-type="float" office:value="0.0116333096587258" calcext:value-type="float">
            <text:p>0.0116333097</text:p>
          </table:table-cell>
          <table:table-cell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6.535112" calcext:value-type="float">
            <text:p>6.535112</text:p>
          </table:table-cell>
          <table:table-cell office:value-type="float" office:value="6.6420554602" calcext:value-type="float">
            <text:p>6.6420554602</text:p>
          </table:table-cell>
          <table:table-cell table:formula="of:=POWER([.C2130]-6.75;2)" office:value-type="float" office:value="0.0116520236726338" calcext:value-type="float">
            <text:p>0.0116520237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6.543336" calcext:value-type="float">
            <text:p>6.543336</text:p>
          </table:table-cell>
          <table:table-cell office:value-type="float" office:value="6.6419422043" calcext:value-type="float">
            <text:p>6.6419422043</text:p>
          </table:table-cell>
          <table:table-cell table:formula="of:=POWER([.C2131]-6.75;2)" office:value-type="float" office:value="0.0116764872115429" calcext:value-type="float">
            <text:p>0.0116764872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6.551558" calcext:value-type="float">
            <text:p>6.551558</text:p>
          </table:table-cell>
          <table:table-cell office:value-type="float" office:value="6.641806271" calcext:value-type="float">
            <text:p>6.641806271</text:p>
          </table:table-cell>
          <table:table-cell table:formula="of:=POWER([.C2132]-6.75;2)" office:value-type="float" office:value="0.0117058829949254" calcext:value-type="float">
            <text:p>0.011705883</text:p>
          </table:table-cell>
          <table:table-cell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6.559824" calcext:value-type="float">
            <text:p>6.559824</text:p>
          </table:table-cell>
          <table:table-cell office:value-type="float" office:value="6.6416510237" calcext:value-type="float">
            <text:p>6.6416510237</text:p>
          </table:table-cell>
          <table:table-cell table:formula="of:=POWER([.C2133]-6.75;2)" office:value-type="float" office:value="0.011739500665258" calcext:value-type="float">
            <text:p>0.0117395007</text:p>
          </table:table-cell>
          <table:table-cell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6.568168" calcext:value-type="float">
            <text:p>6.568168</text:p>
          </table:table-cell>
          <table:table-cell office:value-type="float" office:value="6.6414792688" calcext:value-type="float">
            <text:p>6.6414792688</text:p>
          </table:table-cell>
          <table:table-cell table:formula="of:=POWER([.C2134]-6.75;2)" office:value-type="float" office:value="0.0117767491001826" calcext:value-type="float">
            <text:p>0.0117767491</text:p>
          </table:table-cell>
          <table:table-cell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6.576617" calcext:value-type="float">
            <text:p>6.576617</text:p>
          </table:table-cell>
          <table:table-cell office:value-type="float" office:value="6.6412932323" calcext:value-type="float">
            <text:p>6.6412932323</text:p>
          </table:table-cell>
          <table:table-cell table:formula="of:=POWER([.C2135]-6.75;2)" office:value-type="float" office:value="0.0118171613437818" calcext:value-type="float">
            <text:p>0.0118171613</text:p>
          </table:table-cell>
          <table:table-cell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6.585182" calcext:value-type="float">
            <text:p>6.585182</text:p>
          </table:table-cell>
          <table:table-cell office:value-type="float" office:value="6.6410945312" calcext:value-type="float">
            <text:p>6.6410945312</text:p>
          </table:table-cell>
          <table:table-cell table:formula="of:=POWER([.C2136]-6.75;2)" office:value-type="float" office:value="0.0118604011345477" calcext:value-type="float">
            <text:p>0.0118604011</text:p>
          </table:table-cell>
          <table:table-cell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6.593865" calcext:value-type="float">
            <text:p>6.593865</text:p>
          </table:table-cell>
          <table:table-cell office:value-type="float" office:value="6.6408841892" calcext:value-type="float">
            <text:p>6.6408841892</text:p>
          </table:table-cell>
          <table:table-cell table:formula="of:=POWER([.C2137]-6.75;2)" office:value-type="float" office:value="0.0119062601665413" calcext:value-type="float">
            <text:p>0.0119062602</text:p>
          </table:table-cell>
          <table:table-cell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6.602651" calcext:value-type="float">
            <text:p>6.602651</text:p>
          </table:table-cell>
          <table:table-cell office:value-type="float" office:value="6.6406626624" calcext:value-type="float">
            <text:p>6.6406626624</text:p>
          </table:table-cell>
          <table:table-cell table:formula="of:=POWER([.C2138]-6.75;2)" office:value-type="float" office:value="0.0119546533934563" calcext:value-type="float">
            <text:p>0.0119546534</text:p>
          </table:table-cell>
          <table:table-cell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6.611507" calcext:value-type="float">
            <text:p>6.611507</text:p>
          </table:table-cell>
          <table:table-cell office:value-type="float" office:value="6.6404298925" calcext:value-type="float">
            <text:p>6.6404298925</text:p>
          </table:table-cell>
          <table:table-cell table:formula="of:=POWER([.C2139]-6.75;2)" office:value-type="float" office:value="0.0120056084575615" calcext:value-type="float">
            <text:p>0.0120056085</text:p>
          </table:table-cell>
          <table:table-cell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6.620385" calcext:value-type="float">
            <text:p>6.620385</text:p>
          </table:table-cell>
          <table:table-cell office:value-type="float" office:value="6.6401853871" calcext:value-type="float">
            <text:p>6.6401853871</text:p>
          </table:table-cell>
          <table:table-cell table:formula="of:=POWER([.C2140]-6.75;2)" office:value-type="float" office:value="0.0120592492063769" calcext:value-type="float">
            <text:p>0.0120592492</text:p>
          </table:table-cell>
          <table:table-cell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6.629215" calcext:value-type="float">
            <text:p>6.629215</text:p>
          </table:table-cell>
          <table:table-cell office:value-type="float" office:value="6.6399282989" calcext:value-type="float">
            <text:p>6.6399282989</text:p>
          </table:table-cell>
          <table:table-cell table:formula="of:=POWER([.C2141]-6.75;2)" office:value-type="float" office:value="0.0121157793830477" calcext:value-type="float">
            <text:p>0.0121157794</text:p>
          </table:table-cell>
          <table:table-cell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6.637907" calcext:value-type="float">
            <text:p>6.637907</text:p>
          </table:table-cell>
          <table:table-cell office:value-type="float" office:value="6.6396575398" calcext:value-type="float">
            <text:p>6.6396575398</text:p>
          </table:table-cell>
          <table:table-cell table:formula="of:=POWER([.C2142]-6.75;2)" office:value-type="float" office:value="0.0121754585229886" calcext:value-type="float">
            <text:p>0.0121754585</text:p>
          </table:table-cell>
          <table:table-cell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6.646353" calcext:value-type="float">
            <text:p>6.646353</text:p>
          </table:table-cell>
          <table:table-cell office:value-type="float" office:value="6.6393718903" calcext:value-type="float">
            <text:p>6.6393718903</text:p>
          </table:table-cell>
          <table:table-cell table:formula="of:=POWER([.C2143]-6.75;2)" office:value-type="float" office:value="0.0122385786557953" calcext:value-type="float">
            <text:p>0.0122385787</text:p>
          </table:table-cell>
          <table:table-cell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6.654424" calcext:value-type="float">
            <text:p>6.654424</text:p>
          </table:table-cell>
          <table:table-cell office:value-type="float" office:value="6.6390701247" calcext:value-type="float">
            <text:p>6.6390701247</text:p>
          </table:table-cell>
          <table:table-cell table:formula="of:=POWER([.C2144]-6.75;2)" office:value-type="float" office:value="0.0123054372340736" calcext:value-type="float">
            <text:p>0.0123054372</text:p>
          </table:table-cell>
          <table:table-cell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6.661973" calcext:value-type="float">
            <text:p>6.661973</text:p>
          </table:table-cell>
          <table:table-cell office:value-type="float" office:value="6.6387511376" calcext:value-type="float">
            <text:p>6.6387511376</text:p>
          </table:table-cell>
          <table:table-cell table:formula="of:=POWER([.C2145]-6.75;2)" office:value-type="float" office:value="0.0123763093852942" calcext:value-type="float">
            <text:p>0.0123763094</text:p>
          </table:table-cell>
          <table:table-cell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6.668836" calcext:value-type="float">
            <text:p>6.668836</text:p>
          </table:table-cell>
          <table:table-cell office:value-type="float" office:value="6.6384140645" calcext:value-type="float">
            <text:p>6.6384140645</text:p>
          </table:table-cell>
          <table:table-cell table:formula="of:=POWER([.C2146]-6.75;2)" office:value-type="float" office:value="0.0124514210014102" calcext:value-type="float">
            <text:p>0.012451421</text:p>
          </table:table-cell>
          <table:table-cell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6.674838" calcext:value-type="float">
            <text:p>6.674838</text:p>
          </table:table-cell>
          <table:table-cell office:value-type="float" office:value="6.6380584086" calcext:value-type="float">
            <text:p>6.6380584086</text:p>
          </table:table-cell>
          <table:table-cell table:formula="of:=POWER([.C2147]-6.75;2)" office:value-type="float" office:value="0.0125309198851645" calcext:value-type="float">
            <text:p>0.0125309199</text:p>
          </table:table-cell>
          <table:table-cell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6.679796" calcext:value-type="float">
            <text:p>6.679796</text:p>
          </table:table-cell>
          <table:table-cell office:value-type="float" office:value="6.6376841398" calcext:value-type="float">
            <text:p>6.6376841398</text:p>
          </table:table-cell>
          <table:table-cell table:formula="of:=POWER([.C2148]-6.75;2)" office:value-type="float" office:value="0.0126148524524659" calcext:value-type="float">
            <text:p>0.0126148525</text:p>
          </table:table-cell>
          <table:table-cell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6.683521" calcext:value-type="float">
            <text:p>6.683521</text:p>
          </table:table-cell>
          <table:table-cell office:value-type="float" office:value="6.6372917935" calcext:value-type="float">
            <text:p>6.6372917935</text:p>
          </table:table-cell>
          <table:table-cell table:formula="of:=POWER([.C2149]-6.75;2)" office:value-type="float" office:value="0.0127031398124466" calcext:value-type="float">
            <text:p>0.0127031398</text:p>
          </table:table-cell>
          <table:table-cell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6.685827" calcext:value-type="float">
            <text:p>6.685827</text:p>
          </table:table-cell>
          <table:table-cell office:value-type="float" office:value="6.6368825484" calcext:value-type="float">
            <text:p>6.6368825484</text:p>
          </table:table-cell>
          <table:table-cell table:formula="of:=POWER([.C2150]-6.75;2)" office:value-type="float" office:value="0.0127955578564783" calcext:value-type="float">
            <text:p>0.0127955579</text:p>
          </table:table-cell>
          <table:table-cell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6.686537" calcext:value-type="float">
            <text:p>6.686537</text:p>
          </table:table-cell>
          <table:table-cell office:value-type="float" office:value="6.636458286" calcext:value-type="float">
            <text:p>6.636458286</text:p>
          </table:table-cell>
          <table:table-cell table:formula="of:=POWER([.C2151]-6.75;2)" office:value-type="float" office:value="0.0128917208180578" calcext:value-type="float">
            <text:p>0.0128917208</text:p>
          </table:table-cell>
          <table:table-cell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6.685485" calcext:value-type="float">
            <text:p>6.685485</text:p>
          </table:table-cell>
          <table:table-cell office:value-type="float" office:value="6.6360216172" calcext:value-type="float">
            <text:p>6.6360216172</text:p>
          </table:table-cell>
          <table:table-cell table:formula="of:=POWER([.C2152]-6.75;2)" office:value-type="float" office:value="0.0129910717457033" calcext:value-type="float">
            <text:p>0.0129910717</text:p>
          </table:table-cell>
          <table:table-cell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6.682529" calcext:value-type="float">
            <text:p>6.682529</text:p>
          </table:table-cell>
          <table:table-cell office:value-type="float" office:value="6.6355759011" calcext:value-type="float">
            <text:p>6.6355759011</text:p>
          </table:table-cell>
          <table:table-cell table:formula="of:=POWER([.C2153]-6.75;2)" office:value-type="float" office:value="0.0130928744090769" calcext:value-type="float">
            <text:p>0.0130928744</text:p>
          </table:table-cell>
          <table:table-cell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6.67755" calcext:value-type="float">
            <text:p>6.67755</text:p>
          </table:table-cell>
          <table:table-cell office:value-type="float" office:value="6.6351252215" calcext:value-type="float">
            <text:p>6.6351252215</text:p>
          </table:table-cell>
          <table:table-cell table:formula="of:=POWER([.C2154]-6.75;2)" office:value-type="float" office:value="0.0131962147354241" calcext:value-type="float">
            <text:p>0.0131962147</text:p>
          </table:table-cell>
          <table:table-cell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6.670464" calcext:value-type="float">
            <text:p>6.670464</text:p>
          </table:table-cell>
          <table:table-cell office:value-type="float" office:value="6.6346743548" calcext:value-type="float">
            <text:p>6.6346743548</text:p>
          </table:table-cell>
          <table:table-cell table:formula="of:=POWER([.C2155]-6.75;2)" office:value-type="float" office:value="0.0133000044407964" calcext:value-type="float">
            <text:p>0.0133000044</text:p>
          </table:table-cell>
          <table:table-cell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6.661225" calcext:value-type="float">
            <text:p>6.661225</text:p>
          </table:table-cell>
          <table:table-cell office:value-type="float" office:value="6.6342286946" calcext:value-type="float">
            <text:p>6.6342286946</text:p>
          </table:table-cell>
          <table:table-cell table:formula="of:=POWER([.C2156]-6.75;2)" office:value-type="float" office:value="0.0134029951540201" calcext:value-type="float">
            <text:p>0.0134029952</text:p>
          </table:table-cell>
          <table:table-cell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6.649827" calcext:value-type="float">
            <text:p>6.649827</text:p>
          </table:table-cell>
          <table:table-cell office:value-type="float" office:value="6.6337941613" calcext:value-type="float">
            <text:p>6.6337941613</text:p>
          </table:table-cell>
          <table:table-cell table:formula="of:=POWER([.C2157]-6.75;2)" office:value-type="float" office:value="0.0135037969479704" calcext:value-type="float">
            <text:p>0.0135037969</text:p>
          </table:table-cell>
          <table:table-cell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6.636312" calcext:value-type="float">
            <text:p>6.636312</text:p>
          </table:table-cell>
          <table:table-cell office:value-type="float" office:value="6.6333770946" calcext:value-type="float">
            <text:p>6.6333770946</text:p>
          </table:table-cell>
          <table:table-cell table:formula="of:=POWER([.C2158]-6.75;2)" office:value-type="float" office:value="0.0136009020639373" calcext:value-type="float">
            <text:p>0.0136009021</text:p>
          </table:table-cell>
          <table:table-cell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6.620768" calcext:value-type="float">
            <text:p>6.620768</text:p>
          </table:table-cell>
          <table:table-cell office:value-type="float" office:value="6.6329841161" calcext:value-type="float">
            <text:p>6.6329841161</text:p>
          </table:table-cell>
          <table:table-cell table:formula="of:=POWER([.C2159]-6.75;2)" office:value-type="float" office:value="0.0136927170848982" calcext:value-type="float">
            <text:p>0.0136927171</text:p>
          </table:table-cell>
          <table:table-cell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6.603335" calcext:value-type="float">
            <text:p>6.603335</text:p>
          </table:table-cell>
          <table:table-cell office:value-type="float" office:value="6.6326219828" calcext:value-type="float">
            <text:p>6.6326219828</text:p>
          </table:table-cell>
          <table:table-cell table:formula="of:=POWER([.C2160]-6.75;2)" office:value-type="float" office:value="0.0137775989218035" calcext:value-type="float">
            <text:p>0.0137775989</text:p>
          </table:table-cell>
          <table:table-cell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6.584201" calcext:value-type="float">
            <text:p>6.584201</text:p>
          </table:table-cell>
          <table:table-cell office:value-type="float" office:value="6.6322974194" calcext:value-type="float">
            <text:p>6.6322974194</text:p>
          </table:table-cell>
          <table:table-cell table:formula="of:=POWER([.C2161]-6.75;2)" office:value-type="float" office:value="0.0138538974798994" calcext:value-type="float">
            <text:p>0.0138538975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6.563598" calcext:value-type="float">
            <text:p>6.563598</text:p>
          </table:table-cell>
          <table:table-cell office:value-type="float" office:value="6.6320169591" calcext:value-type="float">
            <text:p>6.6320169591</text:p>
          </table:table-cell>
          <table:table-cell table:formula="of:=POWER([.C2162]-6.75;2)" office:value-type="float" office:value="0.0139199979400112" calcext:value-type="float">
            <text:p>0.0139199979</text:p>
          </table:table-cell>
          <table:table-cell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6.541807" calcext:value-type="float">
            <text:p>6.541807</text:p>
          </table:table-cell>
          <table:table-cell office:value-type="float" office:value="6.6317867677" calcext:value-type="float">
            <text:p>6.6317867677</text:p>
          </table:table-cell>
          <table:table-cell table:formula="of:=POWER([.C2163]-6.75;2)" office:value-type="float" office:value="0.0139743682908139" calcext:value-type="float">
            <text:p>0.0139743683</text:p>
          </table:table-cell>
          <table:table-cell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6.519143" calcext:value-type="float">
            <text:p>6.519143</text:p>
          </table:table-cell>
          <table:table-cell office:value-type="float" office:value="6.6316124731" calcext:value-type="float">
            <text:p>6.6316124731</text:p>
          </table:table-cell>
          <table:table-cell table:formula="of:=POWER([.C2164]-6.75;2)" office:value-type="float" office:value="0.0140156065254983" calcext:value-type="float">
            <text:p>0.0140156065</text:p>
          </table:table-cell>
          <table:table-cell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6.495957" calcext:value-type="float">
            <text:p>6.495957</text:p>
          </table:table-cell>
          <table:table-cell office:value-type="float" office:value="6.6314990086" calcext:value-type="float">
            <text:p>6.6314990086</text:p>
          </table:table-cell>
          <table:table-cell table:formula="of:=POWER([.C2165]-6.75;2)" office:value-type="float" office:value="0.0140424849627828" calcext:value-type="float">
            <text:p>0.014042485</text:p>
          </table:table-cell>
          <table:table-cell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6.472623" calcext:value-type="float">
            <text:p>6.472623</text:p>
          </table:table-cell>
          <table:table-cell office:value-type="float" office:value="6.6314504602" calcext:value-type="float">
            <text:p>6.6314504602</text:p>
          </table:table-cell>
          <table:table-cell table:formula="of:=POWER([.C2166]-6.75;2)" office:value-type="float" office:value="0.0140539933867918" calcext:value-type="float">
            <text:p>0.0140539934</text:p>
          </table:table-cell>
          <table:table-cell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6.449531" calcext:value-type="float">
            <text:p>6.449531</text:p>
          </table:table-cell>
          <table:table-cell office:value-type="float" office:value="6.6314699398" calcext:value-type="float">
            <text:p>6.6314699398</text:p>
          </table:table-cell>
          <table:table-cell table:formula="of:=POWER([.C2167]-6.75;2)" office:value-type="float" office:value="0.0140493751710157" calcext:value-type="float">
            <text:p>0.0140493752</text:p>
          </table:table-cell>
          <table:table-cell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6.427079" calcext:value-type="float">
            <text:p>6.427079</text:p>
          </table:table-cell>
          <table:table-cell office:value-type="float" office:value="6.6315594796" calcext:value-type="float">
            <text:p>6.6315594796</text:p>
          </table:table-cell>
          <table:table-cell table:formula="of:=POWER([.C2168]-6.75;2)" office:value-type="float" office:value="0.0140281568726228" calcext:value-type="float">
            <text:p>0.0140281569</text:p>
          </table:table-cell>
          <table:table-cell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6.40566" calcext:value-type="float">
            <text:p>6.40566</text:p>
          </table:table-cell>
          <table:table-cell office:value-type="float" office:value="6.6317199505" calcext:value-type="float">
            <text:p>6.6317199505</text:p>
          </table:table-cell>
          <table:table-cell table:formula="of:=POWER([.C2169]-6.75;2)" office:value-type="float" office:value="0.0139901701097225" calcext:value-type="float">
            <text:p>0.0139901701</text:p>
          </table:table-cell>
          <table:table-cell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6.385653" calcext:value-type="float">
            <text:p>6.385653</text:p>
          </table:table-cell>
          <table:table-cell office:value-type="float" office:value="6.6319510129" calcext:value-type="float">
            <text:p>6.6319510129</text:p>
          </table:table-cell>
          <table:table-cell table:formula="of:=POWER([.C2170]-6.75;2)" office:value-type="float" office:value="0.0139355633553359" calcext:value-type="float">
            <text:p>0.0139355634</text:p>
          </table:table-cell>
          <table:table-cell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6.367413" calcext:value-type="float">
            <text:p>6.367413</text:p>
          </table:table-cell>
          <table:table-cell office:value-type="float" office:value="6.6322510989" calcext:value-type="float">
            <text:p>6.6322510989</text:p>
          </table:table-cell>
          <table:table-cell table:formula="of:=POWER([.C2171]-6.75;2)" office:value-type="float" office:value="0.0138648037102575" calcext:value-type="float">
            <text:p>0.0138648037</text:p>
          </table:table-cell>
          <table:table-cell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6.351261" calcext:value-type="float">
            <text:p>6.351261</text:p>
          </table:table-cell>
          <table:table-cell office:value-type="float" office:value="6.6326174258" calcext:value-type="float">
            <text:p>6.6326174258</text:p>
          </table:table-cell>
          <table:table-cell table:formula="of:=POWER([.C2172]-6.75;2)" office:value-type="float" office:value="0.0137786687258184" calcext:value-type="float">
            <text:p>0.0137786687</text:p>
          </table:table-cell>
          <table:table-cell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6.337474" calcext:value-type="float">
            <text:p>6.337474</text:p>
          </table:table-cell>
          <table:table-cell office:value-type="float" office:value="6.6330460452" calcext:value-type="float">
            <text:p>6.6330460452</text:p>
          </table:table-cell>
          <table:table-cell table:formula="of:=POWER([.C2173]-6.75;2)" office:value-type="float" office:value="0.0136782275433603" calcext:value-type="float">
            <text:p>0.0136782275</text:p>
          </table:table-cell>
          <table:table-cell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6.326278" calcext:value-type="float">
            <text:p>6.326278</text:p>
          </table:table-cell>
          <table:table-cell office:value-type="float" office:value="6.6335319183" calcext:value-type="float">
            <text:p>6.6335319183</text:p>
          </table:table-cell>
          <table:table-cell table:formula="of:=POWER([.C2174]-6.75;2)" office:value-type="float" office:value="0.0135648140548779" calcext:value-type="float">
            <text:p>0.0135648141</text:p>
          </table:table-cell>
          <table:table-cell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6.317845" calcext:value-type="float">
            <text:p>6.317845</text:p>
          </table:table-cell>
          <table:table-cell office:value-type="float" office:value="6.6340690301" calcext:value-type="float">
            <text:p>6.6340690301</text:p>
          </table:table-cell>
          <table:table-cell table:formula="of:=POWER([.C2175]-6.75;2)" office:value-type="float" office:value="0.0134399897819547" calcext:value-type="float">
            <text:p>0.0134399898</text:p>
          </table:table-cell>
          <table:table-cell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6.312284" calcext:value-type="float">
            <text:p>6.312284</text:p>
          </table:table-cell>
          <table:table-cell office:value-type="float" office:value="6.634650514" calcext:value-type="float">
            <text:p>6.634650514</text:p>
          </table:table-cell>
          <table:table-cell table:formula="of:=POWER([.C2176]-6.75;2)" office:value-type="float" office:value="0.0133055039204641" calcext:value-type="float">
            <text:p>0.0133055039</text:p>
          </table:table-cell>
          <table:table-cell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6.309643" calcext:value-type="float">
            <text:p>6.309643</text:p>
          </table:table-cell>
          <table:table-cell office:value-type="float" office:value="6.6352688043" calcext:value-type="float">
            <text:p>6.6352688043</text:p>
          </table:table-cell>
          <table:table-cell table:formula="of:=POWER([.C2177]-6.75;2)" office:value-type="float" office:value="0.0131632472667517" calcext:value-type="float">
            <text:p>0.0131632473</text:p>
          </table:table-cell>
          <table:table-cell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6.309908" calcext:value-type="float">
            <text:p>6.309908</text:p>
          </table:table-cell>
          <table:table-cell office:value-type="float" office:value="6.6359158108" calcext:value-type="float">
            <text:p>6.6359158108</text:p>
          </table:table-cell>
          <table:table-cell table:formula="of:=POWER([.C2178]-6.75;2)" office:value-type="float" office:value="0.0130152022254213" calcext:value-type="float">
            <text:p>0.0130152022</text:p>
          </table:table-cell>
          <table:table-cell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6.313003" calcext:value-type="float">
            <text:p>6.313003</text:p>
          </table:table-cell>
          <table:table-cell office:value-type="float" office:value="6.6365830817" calcext:value-type="float">
            <text:p>6.6365830817</text:p>
          </table:table-cell>
          <table:table-cell table:formula="of:=POWER([.C2179]-6.75;2)" office:value-type="float" office:value="0.012863397356669" calcext:value-type="float">
            <text:p>0.0128633974</text:p>
          </table:table-cell>
          <table:table-cell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6.318798" calcext:value-type="float">
            <text:p>6.318798</text:p>
          </table:table-cell>
          <table:table-cell office:value-type="float" office:value="6.6372619978" calcext:value-type="float">
            <text:p>6.6372619978</text:p>
          </table:table-cell>
          <table:table-cell table:formula="of:=POWER([.C2180]-6.75;2)" office:value-type="float" office:value="0.0127098571400473" calcext:value-type="float">
            <text:p>0.0127098571</text:p>
          </table:table-cell>
          <table:table-cell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6.327113" calcext:value-type="float">
            <text:p>6.327113</text:p>
          </table:table-cell>
          <table:table-cell office:value-type="float" office:value="6.6379439441" calcext:value-type="float">
            <text:p>6.6379439441</text:p>
          </table:table-cell>
          <table:table-cell table:formula="of:=POWER([.C2181]-6.75;2)" office:value-type="float" office:value="0.012556559663864" calcext:value-type="float">
            <text:p>0.0125565597</text:p>
          </table:table-cell>
          <table:table-cell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6.337726" calcext:value-type="float">
            <text:p>6.337726</text:p>
          </table:table-cell>
          <table:table-cell office:value-type="float" office:value="6.6386204796" calcext:value-type="float">
            <text:p>6.6386204796</text:p>
          </table:table-cell>
          <table:table-cell table:formula="of:=POWER([.C2182]-6.75;2)" office:value-type="float" office:value="0.012405397564534" calcext:value-type="float">
            <text:p>0.0124053976</text:p>
          </table:table-cell>
          <table:table-cell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6.350379" calcext:value-type="float">
            <text:p>6.350379</text:p>
          </table:table-cell>
          <table:table-cell office:value-type="float" office:value="6.6392834903" calcext:value-type="float">
            <text:p>6.6392834903</text:p>
          </table:table-cell>
          <table:table-cell table:formula="of:=POWER([.C2183]-6.75;2)" office:value-type="float" office:value="0.0122581455201501" calcext:value-type="float">
            <text:p>0.0122581455</text:p>
          </table:table-cell>
          <table:table-cell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6.364789" calcext:value-type="float">
            <text:p>6.364789</text:p>
          </table:table-cell>
          <table:table-cell office:value-type="float" office:value="6.6399253462" calcext:value-type="float">
            <text:p>6.6399253462</text:p>
          </table:table-cell>
          <table:table-cell table:formula="of:=POWER([.C2184]-6.75;2)" office:value-type="float" office:value="0.0121164294091898" calcext:value-type="float">
            <text:p>0.0121164294</text:p>
          </table:table-cell>
          <table:table-cell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6.380656" calcext:value-type="float">
            <text:p>6.380656</text:p>
          </table:table-cell>
          <table:table-cell office:value-type="float" office:value="6.6405390129" calcext:value-type="float">
            <text:p>6.6405390129</text:p>
          </table:table-cell>
          <table:table-cell table:formula="of:=POWER([.C2185]-6.75;2)" office:value-type="float" office:value="0.0119817076969064" calcext:value-type="float">
            <text:p>0.0119817077</text:p>
          </table:table-cell>
          <table:table-cell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6.397672" calcext:value-type="float">
            <text:p>6.397672</text:p>
          </table:table-cell>
          <table:table-cell office:value-type="float" office:value="6.6411181634" calcext:value-type="float">
            <text:p>6.6411181634</text:p>
          </table:table-cell>
          <table:table-cell table:formula="of:=POWER([.C2186]-6.75;2)" office:value-type="float" office:value="0.0118552543413891" calcext:value-type="float">
            <text:p>0.0118552543</text:p>
          </table:table-cell>
          <table:table-cell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6.415529" calcext:value-type="float">
            <text:p>6.415529</text:p>
          </table:table-cell>
          <table:table-cell office:value-type="float" office:value="6.6416572559" calcext:value-type="float">
            <text:p>6.6416572559</text:p>
          </table:table-cell>
          <table:table-cell table:formula="of:=POWER([.C2187]-6.75;2)" office:value-type="float" office:value="0.011738150199118" calcext:value-type="float">
            <text:p>0.0117381502</text:p>
          </table:table-cell>
          <table:table-cell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6.433929" calcext:value-type="float">
            <text:p>6.433929</text:p>
          </table:table-cell>
          <table:table-cell office:value-type="float" office:value="6.6421516" calcext:value-type="float">
            <text:p>6.6421516</text:p>
          </table:table-cell>
          <table:table-cell table:formula="of:=POWER([.C2188]-6.75;2)" office:value-type="float" office:value="0.01163127738256" calcext:value-type="float">
            <text:p>0.0116312774</text:p>
          </table:table-cell>
          <table:table-cell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6.452586" calcext:value-type="float">
            <text:p>6.452586</text:p>
          </table:table-cell>
          <table:table-cell office:value-type="float" office:value="6.6425973828" calcext:value-type="float">
            <text:p>6.6425973828</text:p>
          </table:table-cell>
          <table:table-cell table:formula="of:=POWER([.C2189]-6.75;2)" office:value-type="float" office:value="0.0115353221814097" calcext:value-type="float">
            <text:p>0.0115353222</text:p>
          </table:table-cell>
          <table:table-cell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6.471237" calcext:value-type="float">
            <text:p>6.471237</text:p>
          </table:table-cell>
          <table:table-cell office:value-type="float" office:value="6.6429916989" calcext:value-type="float">
            <text:p>6.6429916989</text:p>
          </table:table-cell>
          <table:table-cell table:formula="of:=POWER([.C2190]-6.75;2)" office:value-type="float" office:value="0.0114507765043082" calcext:value-type="float">
            <text:p>0.0114507765</text:p>
          </table:table-cell>
          <table:table-cell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6.489641" calcext:value-type="float">
            <text:p>6.489641</text:p>
          </table:table-cell>
          <table:table-cell office:value-type="float" office:value="6.6433325376" calcext:value-type="float">
            <text:p>6.6433325376</text:p>
          </table:table-cell>
          <table:table-cell table:formula="of:=POWER([.C2191]-6.75;2)" office:value-type="float" office:value="0.0113779475348554" calcext:value-type="float">
            <text:p>0.0113779475</text:p>
          </table:table-cell>
          <table:table-cell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6.507586" calcext:value-type="float">
            <text:p>6.507586</text:p>
          </table:table-cell>
          <table:table-cell office:value-type="float" office:value="6.6436187699" calcext:value-type="float">
            <text:p>6.6436187699</text:p>
          </table:table-cell>
          <table:table-cell table:formula="of:=POWER([.C2192]-6.75;2)" office:value-type="float" office:value="0.0113169661175892" calcext:value-type="float">
            <text:p>0.0113169661</text:p>
          </table:table-cell>
          <table:table-cell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6.524891" calcext:value-type="float">
            <text:p>6.524891</text:p>
          </table:table-cell>
          <table:table-cell office:value-type="float" office:value="6.6438501161" calcext:value-type="float">
            <text:p>6.6438501161</text:p>
          </table:table-cell>
          <table:table-cell table:formula="of:=POWER([.C2193]-6.75;2)" office:value-type="float" office:value="0.0112677978519834" calcext:value-type="float">
            <text:p>0.0112677979</text:p>
          </table:table-cell>
          <table:table-cell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6.541405" calcext:value-type="float">
            <text:p>6.541405</text:p>
          </table:table-cell>
          <table:table-cell office:value-type="float" office:value="6.6440270882" calcext:value-type="float">
            <text:p>6.6440270882</text:p>
          </table:table-cell>
          <table:table-cell table:formula="of:=POWER([.C2194]-6.75;2)" office:value-type="float" office:value="0.0112302580353707" calcext:value-type="float">
            <text:p>0.011230258</text:p>
          </table:table-cell>
          <table:table-cell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6.557008" calcext:value-type="float">
            <text:p>6.557008</text:p>
          </table:table-cell>
          <table:table-cell office:value-type="float" office:value="6.6441509376" calcext:value-type="float">
            <text:p>6.6441509376</text:p>
          </table:table-cell>
          <table:table-cell table:formula="of:=POWER([.C2195]-6.75;2)" office:value-type="float" office:value="0.0112040240109591" calcext:value-type="float">
            <text:p>0.011204024</text:p>
          </table:table-cell>
          <table:table-cell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6.571609" calcext:value-type="float">
            <text:p>6.571609</text:p>
          </table:table-cell>
          <table:table-cell office:value-type="float" office:value="6.6442235849" calcext:value-type="float">
            <text:p>6.6442235849</text:p>
          </table:table-cell>
          <table:table-cell table:formula="of:=POWER([.C2196]-6.75;2)" office:value-type="float" office:value="0.0111886499914076" calcext:value-type="float">
            <text:p>0.01118865</text:p>
          </table:table-cell>
          <table:table-cell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6.585145" calcext:value-type="float">
            <text:p>6.585145</text:p>
          </table:table-cell>
          <table:table-cell office:value-type="float" office:value="6.6442475462" calcext:value-type="float">
            <text:p>6.6442475462</text:p>
          </table:table-cell>
          <table:table-cell table:formula="of:=POWER([.C2197]-6.75;2)" office:value-type="float" office:value="0.0111835814847212" calcext:value-type="float">
            <text:p>0.0111835815</text:p>
          </table:table-cell>
          <table:table-cell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6.597581" calcext:value-type="float">
            <text:p>6.597581</text:p>
          </table:table-cell>
          <table:table-cell office:value-type="float" office:value="6.6442258624" calcext:value-type="float">
            <text:p>6.6442258624</text:p>
          </table:table-cell>
          <table:table-cell table:formula="of:=POWER([.C2198]-6.75;2)" office:value-type="float" office:value="0.0111881681850238" calcext:value-type="float">
            <text:p>0.0111881682</text:p>
          </table:table-cell>
          <table:table-cell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6.608902" calcext:value-type="float">
            <text:p>6.608902</text:p>
          </table:table-cell>
          <table:table-cell office:value-type="float" office:value="6.6441620086" calcext:value-type="float">
            <text:p>6.6441620086</text:p>
          </table:table-cell>
          <table:table-cell table:formula="of:=POWER([.C2199]-6.75;2)" office:value-type="float" office:value="0.0112016804235864" calcext:value-type="float">
            <text:p>0.0112016804</text:p>
          </table:table-cell>
          <table:table-cell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6.619115" calcext:value-type="float">
            <text:p>6.619115</text:p>
          </table:table-cell>
          <table:table-cell office:value-type="float" office:value="6.6440598237" calcext:value-type="float">
            <text:p>6.6440598237</text:p>
          </table:table-cell>
          <table:table-cell table:formula="of:=POWER([.C2200]-6.75;2)" office:value-type="float" office:value="0.0112233209544751" calcext:value-type="float">
            <text:p>0.011223321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.628241" calcext:value-type="float">
            <text:p>6.628241</text:p>
          </table:table-cell>
          <table:table-cell office:value-type="float" office:value="6.6439234258" calcext:value-type="float">
            <text:p>6.6439234258</text:p>
          </table:table-cell>
          <table:table-cell table:formula="of:=POWER([.C2201]-6.75;2)" office:value-type="float" office:value="0.0112522395940082" calcext:value-type="float">
            <text:p>0.0112522396</text:p>
          </table:table-cell>
          <table:table-cell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6.636318" calcext:value-type="float">
            <text:p>6.636318</text:p>
          </table:table-cell>
          <table:table-cell office:value-type="float" office:value="6.6437571419" calcext:value-type="float">
            <text:p>6.6437571419</text:p>
          </table:table-cell>
          <table:table-cell table:formula="of:=POWER([.C2202]-6.75;2)" office:value-type="float" office:value="0.0112875448972567" calcext:value-type="float">
            <text:p>0.0112875449</text:p>
          </table:table-cell>
          <table:table-cell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6.643389" calcext:value-type="float">
            <text:p>6.643389</text:p>
          </table:table-cell>
          <table:table-cell office:value-type="float" office:value="6.6435654301" calcext:value-type="float">
            <text:p>6.6435654301</text:p>
          </table:table-cell>
          <table:table-cell table:formula="of:=POWER([.C2203]-6.75;2)" office:value-type="float" office:value="0.011328317669798" calcext:value-type="float">
            <text:p>0.0113283177</text:p>
          </table:table-cell>
          <table:table-cell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6.649509" calcext:value-type="float">
            <text:p>6.649509</text:p>
          </table:table-cell>
          <table:table-cell office:value-type="float" office:value="6.6433528172" calcext:value-type="float">
            <text:p>6.6433528172</text:p>
          </table:table-cell>
          <table:table-cell table:formula="of:=POWER([.C2204]-6.75;2)" office:value-type="float" office:value="0.0113736215991766" calcext:value-type="float">
            <text:p>0.0113736216</text:p>
          </table:table-cell>
          <table:table-cell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6.654734" calcext:value-type="float">
            <text:p>6.654734</text:p>
          </table:table-cell>
          <table:table-cell office:value-type="float" office:value="6.643123828" calcext:value-type="float">
            <text:p>6.643123828</text:p>
          </table:table-cell>
          <table:table-cell table:formula="of:=POWER([.C2205]-6.75;2)" office:value-type="float" office:value="0.0114225161413735" calcext:value-type="float">
            <text:p>0.0114225161</text:p>
          </table:table-cell>
          <table:table-cell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6.659124" calcext:value-type="float">
            <text:p>6.659124</text:p>
          </table:table-cell>
          <table:table-cell office:value-type="float" office:value="6.6428829376" calcext:value-type="float">
            <text:p>6.6428829376</text:p>
          </table:table-cell>
          <table:table-cell table:formula="of:=POWER([.C2206]-6.75;2)" office:value-type="float" office:value="0.0114740650572056" calcext:value-type="float">
            <text:p>0.0114740651</text:p>
          </table:table-cell>
          <table:table-cell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6.662738" calcext:value-type="float">
            <text:p>6.662738</text:p>
          </table:table-cell>
          <table:table-cell office:value-type="float" office:value="6.6426345075" calcext:value-type="float">
            <text:p>6.6426345075</text:p>
          </table:table-cell>
          <table:table-cell table:formula="of:=POWER([.C2207]-6.75;2)" office:value-type="float" office:value="0.0115273489797675" calcext:value-type="float">
            <text:p>0.011527349</text:p>
          </table:table-cell>
          <table:table-cell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6.665636" calcext:value-type="float">
            <text:p>6.665636</text:p>
          </table:table-cell>
          <table:table-cell office:value-type="float" office:value="6.6423827505" calcext:value-type="float">
            <text:p>6.6423827505</text:p>
          </table:table-cell>
          <table:table-cell table:formula="of:=POWER([.C2208]-6.75;2)" office:value-type="float" office:value="0.0115814723899452" calcext:value-type="float">
            <text:p>0.0115814724</text:p>
          </table:table-cell>
          <table:table-cell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6.667875" calcext:value-type="float">
            <text:p>6.667875</text:p>
          </table:table-cell>
          <table:table-cell office:value-type="float" office:value="6.6421316774" calcext:value-type="float">
            <text:p>6.6421316774</text:p>
          </table:table-cell>
          <table:table-cell table:formula="of:=POWER([.C2209]-6.75;2)" office:value-type="float" office:value="0.0116355750205376" calcext:value-type="float">
            <text:p>0.011635575</text:p>
          </table:table-cell>
          <table:table-cell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6.669509" calcext:value-type="float">
            <text:p>6.669509</text:p>
          </table:table-cell>
          <table:table-cell office:value-type="float" office:value="6.6418850667" calcext:value-type="float">
            <text:p>6.6418850667</text:p>
          </table:table-cell>
          <table:table-cell table:formula="of:=POWER([.C2210]-6.75;2)" office:value-type="float" office:value="0.0116888388024634" calcext:value-type="float">
            <text:p>0.0116888388</text:p>
          </table:table-cell>
          <table:table-cell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6.670592" calcext:value-type="float">
            <text:p>6.670592</text:p>
          </table:table-cell>
          <table:table-cell office:value-type="float" office:value="6.641646428" calcext:value-type="float">
            <text:p>6.641646428</text:p>
          </table:table-cell>
          <table:table-cell table:formula="of:=POWER([.C2211]-6.75;2)" office:value-type="float" office:value="0.0117404965651593" calcext:value-type="float">
            <text:p>0.0117404966</text:p>
          </table:table-cell>
          <table:table-cell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6.671174" calcext:value-type="float">
            <text:p>6.671174</text:p>
          </table:table-cell>
          <table:table-cell office:value-type="float" office:value="6.6414189742" calcext:value-type="float">
            <text:p>6.6414189742</text:p>
          </table:table-cell>
          <table:table-cell table:formula="of:=POWER([.C2212]-6.75;2)" office:value-type="float" office:value="0.0117898391637802" calcext:value-type="float">
            <text:p>0.0117898392</text:p>
          </table:table-cell>
          <table:table-cell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6.671305" calcext:value-type="float">
            <text:p>6.671305</text:p>
          </table:table-cell>
          <table:table-cell office:value-type="float" office:value="6.6412055978" calcext:value-type="float">
            <text:p>6.6412055978</text:p>
          </table:table-cell>
          <table:table-cell table:formula="of:=POWER([.C2213]-6.75;2)" office:value-type="float" office:value="0.0118362219500554" calcext:value-type="float">
            <text:p>0.011836222</text:p>
          </table:table-cell>
          <table:table-cell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6.671034" calcext:value-type="float">
            <text:p>6.671034</text:p>
          </table:table-cell>
          <table:table-cell office:value-type="float" office:value="6.6410088538" calcext:value-type="float">
            <text:p>6.6410088538</text:p>
          </table:table-cell>
          <table:table-cell table:formula="of:=POWER([.C2214]-6.75;2)" office:value-type="float" office:value="0.0118790699499898" calcext:value-type="float">
            <text:p>0.0118790699</text:p>
          </table:table-cell>
          <table:table-cell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6.670411" calcext:value-type="float">
            <text:p>6.670411</text:p>
          </table:table-cell>
          <table:table-cell office:value-type="float" office:value="6.6408309355" calcext:value-type="float">
            <text:p>6.6408309355</text:p>
          </table:table-cell>
          <table:table-cell table:formula="of:=POWER([.C2215]-6.75;2)" office:value-type="float" office:value="0.0119178846438051" calcext:value-type="float">
            <text:p>0.0119178846</text:p>
          </table:table-cell>
          <table:table-cell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6.669486" calcext:value-type="float">
            <text:p>6.669486</text:p>
          </table:table-cell>
          <table:table-cell office:value-type="float" office:value="6.6406736667" calcext:value-type="float">
            <text:p>6.6406736667</text:p>
          </table:table-cell>
          <table:table-cell table:formula="of:=POWER([.C2216]-6.75;2)" office:value-type="float" office:value="0.0119522471528228" calcext:value-type="float">
            <text:p>0.0119522472</text:p>
          </table:table-cell>
          <table:table-cell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6.668312" calcext:value-type="float">
            <text:p>6.668312</text:p>
          </table:table-cell>
          <table:table-cell office:value-type="float" office:value="6.6405384946" calcext:value-type="float">
            <text:p>6.6405384946</text:p>
          </table:table-cell>
          <table:table-cell table:formula="of:=POWER([.C2217]-6.75;2)" office:value-type="float" office:value="0.0119818211644342" calcext:value-type="float">
            <text:p>0.0119818212</text:p>
          </table:table-cell>
          <table:table-cell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6.666945" calcext:value-type="float">
            <text:p>6.666945</text:p>
          </table:table-cell>
          <table:table-cell office:value-type="float" office:value="6.6404264817" calcext:value-type="float">
            <text:p>6.6404264817</text:p>
          </table:table-cell>
          <table:table-cell table:formula="of:=POWER([.C2218]-6.75;2)" office:value-type="float" office:value="0.0120063559126403" calcext:value-type="float">
            <text:p>0.0120063559</text:p>
          </table:table-cell>
          <table:table-cell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6.665443" calcext:value-type="float">
            <text:p>6.665443</text:p>
          </table:table-cell>
          <table:table-cell office:value-type="float" office:value="6.6403383032" calcext:value-type="float">
            <text:p>6.6403383032</text:p>
          </table:table-cell>
          <table:table-cell table:formula="of:=POWER([.C2219]-6.75;2)" office:value-type="float" office:value="0.0120256877450551" calcext:value-type="float">
            <text:p>0.0120256877</text:p>
          </table:table-cell>
          <table:table-cell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6.663867" calcext:value-type="float">
            <text:p>6.663867</text:p>
          </table:table-cell>
          <table:table-cell office:value-type="float" office:value="6.6402742538" calcext:value-type="float">
            <text:p>6.6402742538</text:p>
          </table:table-cell>
          <table:table-cell table:formula="of:=POWER([.C2220]-6.75;2)" office:value-type="float" office:value="0.0120397393791467" calcext:value-type="float">
            <text:p>0.0120397394</text:p>
          </table:table-cell>
          <table:table-cell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6.662281" calcext:value-type="float">
            <text:p>6.662281</text:p>
          </table:table-cell>
          <table:table-cell office:value-type="float" office:value="6.6402342538" calcext:value-type="float">
            <text:p>6.6402342538</text:p>
          </table:table-cell>
          <table:table-cell table:formula="of:=POWER([.C2221]-6.75;2)" office:value-type="float" office:value="0.0120485190388428" calcext:value-type="float">
            <text:p>0.012048519</text:p>
          </table:table-cell>
          <table:table-cell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6.660752" calcext:value-type="float">
            <text:p>6.660752</text:p>
          </table:table-cell>
          <table:table-cell office:value-type="float" office:value="6.6402178688" calcext:value-type="float">
            <text:p>6.6402178688</text:p>
          </table:table-cell>
          <table:table-cell table:formula="of:=POWER([.C2222]-6.75;2)" office:value-type="float" office:value="0.0120521163308141" calcext:value-type="float">
            <text:p>0.0120521163</text:p>
          </table:table-cell>
          <table:table-cell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6.659347" calcext:value-type="float">
            <text:p>6.659347</text:p>
          </table:table-cell>
          <table:table-cell office:value-type="float" office:value="6.6402243161" calcext:value-type="float">
            <text:p>6.6402243161</text:p>
          </table:table-cell>
          <table:table-cell table:formula="of:=POWER([.C2223]-6.75;2)" office:value-type="float" office:value="0.0120507007757127" calcext:value-type="float">
            <text:p>0.0120507008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6.658133" calcext:value-type="float">
            <text:p>6.658133</text:p>
          </table:table-cell>
          <table:table-cell office:value-type="float" office:value="6.6402524989" calcext:value-type="float">
            <text:p>6.6402524989</text:p>
          </table:table-cell>
          <table:table-cell table:formula="of:=POWER([.C2224]-6.75;2)" office:value-type="float" office:value="0.0120445139976945" calcext:value-type="float">
            <text:p>0.012044514</text:p>
          </table:table-cell>
          <table:table-cell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6.657177" calcext:value-type="float">
            <text:p>6.657177</text:p>
          </table:table-cell>
          <table:table-cell office:value-type="float" office:value="6.6403010301" calcext:value-type="float">
            <text:p>6.6403010301</text:p>
          </table:table-cell>
          <table:table-cell table:formula="of:=POWER([.C2225]-6.75;2)" office:value-type="float" office:value="0.0120338639971211" calcext:value-type="float">
            <text:p>0.012033864</text:p>
          </table:table-cell>
          <table:table-cell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6.656541" calcext:value-type="float">
            <text:p>6.656541</text:p>
          </table:table-cell>
          <table:table-cell office:value-type="float" office:value="6.6403682602" calcext:value-type="float">
            <text:p>6.6403682602</text:p>
          </table:table-cell>
          <table:table-cell table:formula="of:=POWER([.C2226]-6.75;2)" office:value-type="float" office:value="0.0120191183715749" calcext:value-type="float">
            <text:p>0.0120191184</text:p>
          </table:table-cell>
          <table:table-cell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6.656284" calcext:value-type="float">
            <text:p>6.656284</text:p>
          </table:table-cell>
          <table:table-cell office:value-type="float" office:value="6.6404523226" calcext:value-type="float">
            <text:p>6.6404523226</text:p>
          </table:table-cell>
          <table:table-cell table:formula="of:=POWER([.C2227]-6.75;2)" office:value-type="float" office:value="0.0120006936237345" calcext:value-type="float">
            <text:p>0.0120006936</text:p>
          </table:table-cell>
          <table:table-cell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6.656456" calcext:value-type="float">
            <text:p>6.656456</text:p>
          </table:table-cell>
          <table:table-cell office:value-type="float" office:value="6.6405511656" calcext:value-type="float">
            <text:p>6.6405511656</text:p>
          </table:table-cell>
          <table:table-cell table:formula="of:=POWER([.C2228]-6.75;2)" office:value-type="float" office:value="0.0119790473515187" calcext:value-type="float">
            <text:p>0.0119790474</text:p>
          </table:table-cell>
          <table:table-cell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6.6571" calcext:value-type="float">
            <text:p>6.6571</text:p>
          </table:table-cell>
          <table:table-cell office:value-type="float" office:value="6.6406626086" calcext:value-type="float">
            <text:p>6.6406626086</text:p>
          </table:table-cell>
          <table:table-cell table:formula="of:=POWER([.C2229]-6.75;2)" office:value-type="float" office:value="0.0119546651581569" calcext:value-type="float">
            <text:p>0.0119546652</text:p>
          </table:table-cell>
          <table:table-cell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6.658248" calcext:value-type="float">
            <text:p>6.658248</text:p>
          </table:table-cell>
          <table:table-cell office:value-type="float" office:value="6.6407843763" calcext:value-type="float">
            <text:p>6.6407843763</text:p>
          </table:table-cell>
          <table:table-cell table:formula="of:=POWER([.C2230]-6.75;2)" office:value-type="float" office:value="0.01192805246018" calcext:value-type="float">
            <text:p>0.0119280525</text:p>
          </table:table-cell>
          <table:table-cell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6.659923" calcext:value-type="float">
            <text:p>6.659923</text:p>
          </table:table-cell>
          <table:table-cell office:value-type="float" office:value="6.6409141548" calcext:value-type="float">
            <text:p>6.6409141548</text:p>
          </table:table-cell>
          <table:table-cell table:formula="of:=POWER([.C2231]-6.75;2)" office:value-type="float" office:value="0.0118997216229984" calcext:value-type="float">
            <text:p>0.0118997216</text:p>
          </table:table-cell>
          <table:table-cell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6.662134" calcext:value-type="float">
            <text:p>6.662134</text:p>
          </table:table-cell>
          <table:table-cell office:value-type="float" office:value="6.6410496301" calcext:value-type="float">
            <text:p>6.6410496301</text:p>
          </table:table-cell>
          <table:table-cell table:formula="of:=POWER([.C2232]-6.75;2)" office:value-type="float" office:value="0.0118701831013467" calcext:value-type="float">
            <text:p>0.0118701831</text:p>
          </table:table-cell>
          <table:table-cell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6.664877" calcext:value-type="float">
            <text:p>6.664877</text:p>
          </table:table-cell>
          <table:table-cell office:value-type="float" office:value="6.6411885376" calcext:value-type="float">
            <text:p>6.6411885376</text:p>
          </table:table-cell>
          <table:table-cell table:formula="of:=POWER([.C2233]-6.75;2)" office:value-type="float" office:value="0.0118399343496267" calcext:value-type="float">
            <text:p>0.0118399343</text:p>
          </table:table-cell>
          <table:table-cell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6.668136" calcext:value-type="float">
            <text:p>6.668136</text:p>
          </table:table-cell>
          <table:table-cell office:value-type="float" office:value="6.6413287097" calcext:value-type="float">
            <text:p>6.6413287097</text:p>
          </table:table-cell>
          <table:table-cell table:formula="of:=POWER([.C2234]-6.75;2)" office:value-type="float" office:value="0.0118094493354669" calcext:value-type="float">
            <text:p>0.0118094493</text:p>
          </table:table-cell>
          <table:table-cell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6.671882" calcext:value-type="float">
            <text:p>6.671882</text:p>
          </table:table-cell>
          <table:table-cell office:value-type="float" office:value="6.6414681118" calcext:value-type="float">
            <text:p>6.6414681118</text:p>
          </table:table-cell>
          <table:table-cell table:formula="of:=POWER([.C2235]-6.75;2)" office:value-type="float" office:value="0.0117791707562573" calcext:value-type="float">
            <text:p>0.0117791708</text:p>
          </table:table-cell>
          <table:table-cell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6.676076" calcext:value-type="float">
            <text:p>6.676076</text:p>
          </table:table-cell>
          <table:table-cell office:value-type="float" office:value="6.6416048774" calcext:value-type="float">
            <text:p>6.6416048774</text:p>
          </table:table-cell>
          <table:table-cell table:formula="of:=POWER([.C2236]-6.75;2)" office:value-type="float" office:value="0.0117495026034691" calcext:value-type="float">
            <text:p>0.0117495026</text:p>
          </table:table-cell>
          <table:table-cell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6.680668" calcext:value-type="float">
            <text:p>6.680668</text:p>
          </table:table-cell>
          <table:table-cell office:value-type="float" office:value="6.6417373355" calcext:value-type="float">
            <text:p>6.6417373355</text:p>
          </table:table-cell>
          <table:table-cell table:formula="of:=POWER([.C2237]-6.75;2)" office:value-type="float" office:value="0.0117208045246395" calcext:value-type="float">
            <text:p>0.0117208045</text:p>
          </table:table-cell>
          <table:table-cell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6.685597" calcext:value-type="float">
            <text:p>6.685597</text:p>
          </table:table-cell>
          <table:table-cell office:value-type="float" office:value="6.6418640323" calcext:value-type="float">
            <text:p>6.6418640323</text:p>
          </table:table-cell>
          <table:table-cell table:formula="of:=POWER([.C2238]-6.75;2)" office:value-type="float" office:value="0.0116933875104154" calcext:value-type="float">
            <text:p>0.0116933875</text:p>
          </table:table-cell>
          <table:table-cell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6.690797" calcext:value-type="float">
            <text:p>6.690797</text:p>
          </table:table-cell>
          <table:table-cell office:value-type="float" office:value="6.6419837591" calcext:value-type="float">
            <text:p>6.6419837591</text:p>
          </table:table-cell>
          <table:table-cell table:formula="of:=POWER([.C2239]-6.75;2)" office:value-type="float" office:value="0.0116675082981667" calcext:value-type="float">
            <text:p>0.0116675083</text:p>
          </table:table-cell>
          <table:table-cell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6.696199" calcext:value-type="float">
            <text:p>6.696199</text:p>
          </table:table-cell>
          <table:table-cell office:value-type="float" office:value="6.6420955484" calcext:value-type="float">
            <text:p>6.6420955484</text:p>
          </table:table-cell>
          <table:table-cell table:formula="of:=POWER([.C2240]-6.75;2)" office:value-type="float" office:value="0.0116433706750967" calcext:value-type="float">
            <text:p>0.0116433707</text:p>
          </table:table-cell>
          <table:table-cell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6.701729" calcext:value-type="float">
            <text:p>6.701729</text:p>
          </table:table-cell>
          <table:table-cell office:value-type="float" office:value="6.6421986774" calcext:value-type="float">
            <text:p>6.6421986774</text:p>
          </table:table-cell>
          <table:table-cell table:formula="of:=POWER([.C2241]-6.75;2)" office:value-type="float" office:value="0.0116211251543093" calcext:value-type="float">
            <text:p>0.0116211252</text:p>
          </table:table-cell>
          <table:table-cell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6.707314" calcext:value-type="float">
            <text:p>6.707314</text:p>
          </table:table-cell>
          <table:table-cell office:value-type="float" office:value="6.6422926645" calcext:value-type="float">
            <text:p>6.6422926645</text:p>
          </table:table-cell>
          <table:table-cell table:formula="of:=POWER([.C2242]-6.75;2)" office:value-type="float" office:value="0.0116008701205095" calcext:value-type="float">
            <text:p>0.0116008701</text:p>
          </table:table-cell>
          <table:table-cell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6.712883" calcext:value-type="float">
            <text:p>6.712883</text:p>
          </table:table-cell>
          <table:table-cell office:value-type="float" office:value="6.6423772581" calcext:value-type="float">
            <text:p>6.6423772581</text:p>
          </table:table-cell>
          <table:table-cell table:formula="of:=POWER([.C2243]-6.75;2)" office:value-type="float" office:value="0.0115826545740741" calcext:value-type="float">
            <text:p>0.0115826546</text:p>
          </table:table-cell>
          <table:table-cell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6.71837" calcext:value-type="float">
            <text:p>6.71837</text:p>
          </table:table-cell>
          <table:table-cell office:value-type="float" office:value="6.6424524151" calcext:value-type="float">
            <text:p>6.6424524151</text:p>
          </table:table-cell>
          <table:table-cell table:formula="of:=POWER([.C2244]-6.75;2)" office:value-type="float" office:value="0.0115664830178227" calcext:value-type="float">
            <text:p>0.011566483</text:p>
          </table:table-cell>
          <table:table-cell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6.723714" calcext:value-type="float">
            <text:p>6.723714</text:p>
          </table:table-cell>
          <table:table-cell office:value-type="float" office:value="6.6425182774" calcext:value-type="float">
            <text:p>6.6425182774</text:p>
          </table:table-cell>
          <table:table-cell table:formula="of:=POWER([.C2245]-6.75;2)" office:value-type="float" office:value="0.0115523206930634" calcext:value-type="float">
            <text:p>0.0115523207</text:p>
          </table:table-cell>
          <table:table-cell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6.728864" calcext:value-type="float">
            <text:p>6.728864</text:p>
          </table:table-cell>
          <table:table-cell office:value-type="float" office:value="6.6425751527" calcext:value-type="float">
            <text:p>6.6425751527</text:p>
          </table:table-cell>
          <table:table-cell table:formula="of:=POWER([.C2246]-6.75;2)" office:value-type="float" office:value="0.0115400978174283" calcext:value-type="float">
            <text:p>0.0115400978</text:p>
          </table:table-cell>
          <table:table-cell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6.733775" calcext:value-type="float">
            <text:p>6.733775</text:p>
          </table:table-cell>
          <table:table-cell office:value-type="float" office:value="6.6426234731" calcext:value-type="float">
            <text:p>6.6426234731</text:p>
          </table:table-cell>
          <table:table-cell table:formula="of:=POWER([.C2247]-6.75;2)" office:value-type="float" office:value="0.0115297185291063" calcext:value-type="float">
            <text:p>0.0115297185</text:p>
          </table:table-cell>
          <table:table-cell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6.738415" calcext:value-type="float">
            <text:p>6.738415</text:p>
          </table:table-cell>
          <table:table-cell office:value-type="float" office:value="6.6426637785" calcext:value-type="float">
            <text:p>6.6426637785</text:p>
          </table:table-cell>
          <table:table-cell table:formula="of:=POWER([.C2248]-6.75;2)" office:value-type="float" office:value="0.011521064445897" calcext:value-type="float">
            <text:p>0.0115210644</text:p>
          </table:table-cell>
          <table:table-cell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6.74276" calcext:value-type="float">
            <text:p>6.74276</text:p>
          </table:table-cell>
          <table:table-cell office:value-type="float" office:value="6.642696671" calcext:value-type="float">
            <text:p>6.642696671</text:p>
          </table:table-cell>
          <table:table-cell table:formula="of:=POWER([.C2249]-6.75;2)" office:value-type="float" office:value="0.0115140044144822" calcext:value-type="float">
            <text:p>0.0115140044</text:p>
          </table:table-cell>
          <table:table-cell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6.746797" calcext:value-type="float">
            <text:p>6.746797</text:p>
          </table:table-cell>
          <table:table-cell office:value-type="float" office:value="6.6427227957" calcext:value-type="float">
            <text:p>6.6427227957</text:p>
          </table:table-cell>
          <table:table-cell table:formula="of:=POWER([.C2250]-6.75;2)" office:value-type="float" office:value="0.0115083985624239" calcext:value-type="float">
            <text:p>0.0115083986</text:p>
          </table:table-cell>
          <table:table-cell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.750524" calcext:value-type="float">
            <text:p>6.750524</text:p>
          </table:table-cell>
          <table:table-cell office:value-type="float" office:value="6.6427428108" calcext:value-type="float">
            <text:p>6.6427428108</text:p>
          </table:table-cell>
          <table:table-cell table:formula="of:=POWER([.C2251]-6.75;2)" office:value-type="float" office:value="0.0115041046350847" calcext:value-type="float">
            <text:p>0.0115041046</text:p>
          </table:table-cell>
          <table:table-cell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6.753946" calcext:value-type="float">
            <text:p>6.753946</text:p>
          </table:table-cell>
          <table:table-cell office:value-type="float" office:value="6.6427573591" calcext:value-type="float">
            <text:p>6.6427573591</text:p>
          </table:table-cell>
          <table:table-cell table:formula="of:=POWER([.C2252]-6.75;2)" office:value-type="float" office:value="0.0115009840272064" calcext:value-type="float">
            <text:p>0.011500984</text:p>
          </table:table-cell>
          <table:table-cell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6.757079" calcext:value-type="float">
            <text:p>6.757079</text:p>
          </table:table-cell>
          <table:table-cell office:value-type="float" office:value="6.6427670581" calcext:value-type="float">
            <text:p>6.6427670581</text:p>
          </table:table-cell>
          <table:table-cell table:formula="of:=POWER([.C2253]-6.75;2)" office:value-type="float" office:value="0.0114989038285287" calcext:value-type="float">
            <text:p>0.0114989038</text:p>
          </table:table-cell>
          <table:table-cell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6.759942" calcext:value-type="float">
            <text:p>6.759942</text:p>
          </table:table-cell>
          <table:table-cell office:value-type="float" office:value="6.642772471" calcext:value-type="float">
            <text:p>6.642772471</text:p>
          </table:table-cell>
          <table:table-cell table:formula="of:=POWER([.C2254]-6.75;2)" office:value-type="float" office:value="0.0114977429754459" calcext:value-type="float">
            <text:p>0.011497743</text:p>
          </table:table-cell>
          <table:table-cell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6.762563" calcext:value-type="float">
            <text:p>6.762563</text:p>
          </table:table-cell>
          <table:table-cell office:value-type="float" office:value="6.6427741075" calcext:value-type="float">
            <text:p>6.6427741075</text:p>
          </table:table-cell>
          <table:table-cell table:formula="of:=POWER([.C2255]-6.75;2)" office:value-type="float" office:value="0.0114973920224215" calcext:value-type="float">
            <text:p>0.011497392</text:p>
          </table:table-cell>
          <table:table-cell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6.764973" calcext:value-type="float">
            <text:p>6.764973</text:p>
          </table:table-cell>
          <table:table-cell office:value-type="float" office:value="6.6427724108" calcext:value-type="float">
            <text:p>6.6427724108</text:p>
          </table:table-cell>
          <table:table-cell table:formula="of:=POWER([.C2256]-6.75;2)" office:value-type="float" office:value="0.0114977558856439" calcext:value-type="float">
            <text:p>0.0114977559</text:p>
          </table:table-cell>
          <table:table-cell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6.767203" calcext:value-type="float">
            <text:p>6.767203</text:p>
          </table:table-cell>
          <table:table-cell office:value-type="float" office:value="6.6427677548" calcext:value-type="float">
            <text:p>6.6427677548</text:p>
          </table:table-cell>
          <table:table-cell table:formula="of:=POWER([.C2257]-6.75;2)" office:value-type="float" office:value="0.0114987544106328" calcext:value-type="float">
            <text:p>0.0114987544</text:p>
          </table:table-cell>
          <table:table-cell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6.769288" calcext:value-type="float">
            <text:p>6.769288</text:p>
          </table:table-cell>
          <table:table-cell office:value-type="float" office:value="6.6427604538" calcext:value-type="float">
            <text:p>6.6427604538</text:p>
          </table:table-cell>
          <table:table-cell table:formula="of:=POWER([.C2258]-6.75;2)" office:value-type="float" office:value="0.0115003202691819" calcext:value-type="float">
            <text:p>0.0115003203</text:p>
          </table:table-cell>
          <table:table-cell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6.771261" calcext:value-type="float">
            <text:p>6.771261</text:p>
          </table:table-cell>
          <table:table-cell office:value-type="float" office:value="6.6427507634" calcext:value-type="float">
            <text:p>6.6427507634</text:p>
          </table:table-cell>
          <table:table-cell table:formula="of:=POWER([.C2259]-6.75;2)" office:value-type="float" office:value="0.0115023987512827" calcext:value-type="float">
            <text:p>0.0115023988</text:p>
          </table:table-cell>
          <table:table-cell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6.773152" calcext:value-type="float">
            <text:p>6.773152</text:p>
          </table:table-cell>
          <table:table-cell office:value-type="float" office:value="6.6427388903" calcext:value-type="float">
            <text:p>6.6427388903</text:p>
          </table:table-cell>
          <table:table-cell table:formula="of:=POWER([.C2260]-6.75;2)" office:value-type="float" office:value="0.0115049456540753" calcext:value-type="float">
            <text:p>0.0115049457</text:p>
          </table:table-cell>
          <table:table-cell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6.77499" calcext:value-type="float">
            <text:p>6.77499</text:p>
          </table:table-cell>
          <table:table-cell office:value-type="float" office:value="6.6427250043" calcext:value-type="float">
            <text:p>6.6427250043</text:p>
          </table:table-cell>
          <table:table-cell table:formula="of:=POWER([.C2261]-6.75;2)" office:value-type="float" office:value="0.011507924702435" calcext:value-type="float">
            <text:p>0.0115079247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6.776799" calcext:value-type="float">
            <text:p>6.776799</text:p>
          </table:table-cell>
          <table:table-cell office:value-type="float" office:value="6.6427092559" calcext:value-type="float">
            <text:p>6.6427092559</text:p>
          </table:table-cell>
          <table:table-cell table:formula="of:=POWER([.C2262]-6.75;2)" office:value-type="float" office:value="0.0115113037695317" calcext:value-type="float">
            <text:p>0.0115113038</text:p>
          </table:table-cell>
          <table:table-cell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6.7786" calcext:value-type="float">
            <text:p>6.7786</text:p>
          </table:table-cell>
          <table:table-cell office:value-type="float" office:value="6.6426917828" calcext:value-type="float">
            <text:p>6.6426917828</text:p>
          </table:table-cell>
          <table:table-cell table:formula="of:=POWER([.C2263]-6.75;2)" office:value-type="float" office:value="0.0115150534786424" calcext:value-type="float">
            <text:p>0.0115150535</text:p>
          </table:table-cell>
          <table:table-cell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6.780409" calcext:value-type="float">
            <text:p>6.780409</text:p>
          </table:table-cell>
          <table:table-cell office:value-type="float" office:value="6.6426727269" calcext:value-type="float">
            <text:p>6.6426727269</text:p>
          </table:table-cell>
          <table:table-cell table:formula="of:=POWER([.C2264]-6.75;2)" office:value-type="float" office:value="0.011519143551082" calcext:value-type="float">
            <text:p>0.0115191436</text:p>
          </table:table-cell>
          <table:table-cell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6.782237" calcext:value-type="float">
            <text:p>6.782237</text:p>
          </table:table-cell>
          <table:table-cell office:value-type="float" office:value="6.642652243" calcext:value-type="float">
            <text:p>6.642652243</text:p>
          </table:table-cell>
          <table:table-cell table:formula="of:=POWER([.C2265]-6.75;2)" office:value-type="float" office:value="0.0115235409329311" calcext:value-type="float">
            <text:p>0.0115235409</text:p>
          </table:table-cell>
          <table:table-cell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6.784093" calcext:value-type="float">
            <text:p>6.784093</text:p>
          </table:table-cell>
          <table:table-cell office:value-type="float" office:value="6.6426305097" calcext:value-type="float">
            <text:p>6.6426305097</text:p>
          </table:table-cell>
          <table:table-cell table:formula="of:=POWER([.C2266]-6.75;2)" office:value-type="float" office:value="0.0115282074472818" calcext:value-type="float">
            <text:p>0.0115282074</text:p>
          </table:table-cell>
          <table:table-cell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6.785979" calcext:value-type="float">
            <text:p>6.785979</text:p>
          </table:table-cell>
          <table:table-cell office:value-type="float" office:value="6.6426077355" calcext:value-type="float">
            <text:p>6.6426077355</text:p>
          </table:table-cell>
          <table:table-cell table:formula="of:=POWER([.C2267]-6.75;2)" office:value-type="float" office:value="0.0115330984744379" calcext:value-type="float">
            <text:p>0.0115330985</text:p>
          </table:table-cell>
          <table:table-cell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6.787896" calcext:value-type="float">
            <text:p>6.787896</text:p>
          </table:table-cell>
          <table:table-cell office:value-type="float" office:value="6.6425841634" calcext:value-type="float">
            <text:p>6.6425841634</text:p>
          </table:table-cell>
          <table:table-cell table:formula="of:=POWER([.C2268]-6.75;2)" office:value-type="float" office:value="0.0115381619524778" calcext:value-type="float">
            <text:p>0.011538162</text:p>
          </table:table-cell>
          <table:table-cell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6.789843" calcext:value-type="float">
            <text:p>6.789843</text:p>
          </table:table-cell>
          <table:table-cell office:value-type="float" office:value="6.642560071" calcext:value-type="float">
            <text:p>6.642560071</text:p>
          </table:table-cell>
          <table:table-cell table:formula="of:=POWER([.C2269]-6.75;2)" office:value-type="float" office:value="0.011543338343525" calcext:value-type="float">
            <text:p>0.0115433383</text:p>
          </table:table-cell>
          <table:table-cell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6.791816" calcext:value-type="float">
            <text:p>6.791816</text:p>
          </table:table-cell>
          <table:table-cell office:value-type="float" office:value="6.6425357677" calcext:value-type="float">
            <text:p>6.6425357677</text:p>
          </table:table-cell>
          <table:table-cell table:formula="of:=POWER([.C2270]-6.75;2)" office:value-type="float" office:value="0.0115485612238283" calcext:value-type="float">
            <text:p>0.0115485612</text:p>
          </table:table-cell>
          <table:table-cell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6.793809" calcext:value-type="float">
            <text:p>6.793809</text:p>
          </table:table-cell>
          <table:table-cell office:value-type="float" office:value="6.6425115892" calcext:value-type="float">
            <text:p>6.6425115892</text:p>
          </table:table-cell>
          <table:table-cell table:formula="of:=POWER([.C2271]-6.75;2)" office:value-type="float" office:value="0.0115537584563096" calcext:value-type="float">
            <text:p>0.0115537585</text:p>
          </table:table-cell>
          <table:table-cell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6.795819" calcext:value-type="float">
            <text:p>6.795819</text:p>
          </table:table-cell>
          <table:table-cell office:value-type="float" office:value="6.6424878946" calcext:value-type="float">
            <text:p>6.6424878946</text:p>
          </table:table-cell>
          <table:table-cell table:formula="of:=POWER([.C2272]-6.75;2)" office:value-type="float" office:value="0.0115588528075406" calcext:value-type="float">
            <text:p>0.0115588528</text:p>
          </table:table-cell>
          <table:table-cell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6.797839" calcext:value-type="float">
            <text:p>6.797839</text:p>
          </table:table-cell>
          <table:table-cell office:value-type="float" office:value="6.642465043" calcext:value-type="float">
            <text:p>6.642465043</text:p>
          </table:table-cell>
          <table:table-cell table:formula="of:=POWER([.C2273]-6.75;2)" office:value-type="float" office:value="0.0115637669769919" calcext:value-type="float">
            <text:p>0.011563767</text:p>
          </table:table-cell>
          <table:table-cell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6.799867" calcext:value-type="float">
            <text:p>6.799867</text:p>
          </table:table-cell>
          <table:table-cell office:value-type="float" office:value="6.6424433978" calcext:value-type="float">
            <text:p>6.6424433978</text:p>
          </table:table-cell>
          <table:table-cell table:formula="of:=POWER([.C2274]-6.75;2)" office:value-type="float" office:value="0.011568422676809" calcext:value-type="float">
            <text:p>0.0115684227</text:p>
          </table:table-cell>
          <table:table-cell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6.801898" calcext:value-type="float">
            <text:p>6.801898</text:p>
          </table:table-cell>
          <table:table-cell office:value-type="float" office:value="6.6424233011" calcext:value-type="float">
            <text:p>6.6424233011</text:p>
          </table:table-cell>
          <table:table-cell table:formula="of:=POWER([.C2275]-6.75;2)" office:value-type="float" office:value="0.0115727461462213" calcext:value-type="float">
            <text:p>0.0115727461</text:p>
          </table:table-cell>
          <table:table-cell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6.803932" calcext:value-type="float">
            <text:p>6.803932</text:p>
          </table:table-cell>
          <table:table-cell office:value-type="float" office:value="6.6424050731" calcext:value-type="float">
            <text:p>6.6424050731</text:p>
          </table:table-cell>
          <table:table-cell table:formula="of:=POWER([.C2276]-6.75;2)" office:value-type="float" office:value="0.0115766682946164" calcext:value-type="float">
            <text:p>0.0115766683</text:p>
          </table:table-cell>
          <table:table-cell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6.805967" calcext:value-type="float">
            <text:p>6.805967</text:p>
          </table:table-cell>
          <table:table-cell office:value-type="float" office:value="6.6423889892" calcext:value-type="float">
            <text:p>6.6423889892</text:p>
          </table:table-cell>
          <table:table-cell table:formula="of:=POWER([.C2277]-6.75;2)" office:value-type="float" office:value="0.0115801296453978" calcext:value-type="float">
            <text:p>0.0115801296</text:p>
          </table:table-cell>
          <table:table-cell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6.808004" calcext:value-type="float">
            <text:p>6.808004</text:p>
          </table:table-cell>
          <table:table-cell office:value-type="float" office:value="6.6423752796" calcext:value-type="float">
            <text:p>6.6423752796</text:p>
          </table:table-cell>
          <table:table-cell table:formula="of:=POWER([.C2278]-6.75;2)" office:value-type="float" office:value="0.0115830804411781" calcext:value-type="float">
            <text:p>0.0115830804</text:p>
          </table:table-cell>
          <table:table-cell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6.810045" calcext:value-type="float">
            <text:p>6.810045</text:p>
          </table:table-cell>
          <table:table-cell office:value-type="float" office:value="6.6423641161" calcext:value-type="float">
            <text:p>6.6423641161</text:p>
          </table:table-cell>
          <table:table-cell table:formula="of:=POWER([.C2279]-6.75;2)" office:value-type="float" office:value="0.0115854835029344" calcext:value-type="float">
            <text:p>0.0115854835</text:p>
          </table:table-cell>
          <table:table-cell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6.812091" calcext:value-type="float">
            <text:p>6.812091</text:p>
          </table:table-cell>
          <table:table-cell office:value-type="float" office:value="6.6423556065" calcext:value-type="float">
            <text:p>6.6423556065</text:p>
          </table:table-cell>
          <table:table-cell table:formula="of:=POWER([.C2280]-6.75;2)" office:value-type="float" office:value="0.0115873154519829" calcext:value-type="float">
            <text:p>0.0115873155</text:p>
          </table:table-cell>
          <table:table-cell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6.814146" calcext:value-type="float">
            <text:p>6.814146</text:p>
          </table:table-cell>
          <table:table-cell office:value-type="float" office:value="6.6423497978" calcext:value-type="float">
            <text:p>6.6423497978</text:p>
          </table:table-cell>
          <table:table-cell table:formula="of:=POWER([.C2281]-6.75;2)" office:value-type="float" office:value="0.011588566033701" calcext:value-type="float">
            <text:p>0.011588566</text:p>
          </table:table-cell>
          <table:table-cell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6.816211" calcext:value-type="float">
            <text:p>6.816211</text:p>
          </table:table-cell>
          <table:table-cell office:value-type="float" office:value="6.6423466667" calcext:value-type="float">
            <text:p>6.6423466667</text:p>
          </table:table-cell>
          <table:table-cell table:formula="of:=POWER([.C2282]-6.75;2)" office:value-type="float" office:value="0.0115892401706009" calcext:value-type="float">
            <text:p>0.0115892402</text:p>
          </table:table-cell>
          <table:table-cell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6.818286" calcext:value-type="float">
            <text:p>6.818286</text:p>
          </table:table-cell>
          <table:table-cell office:value-type="float" office:value="6.6423461312" calcext:value-type="float">
            <text:p>6.6423461312</text:p>
          </table:table-cell>
          <table:table-cell table:formula="of:=POWER([.C2283]-6.75;2)" office:value-type="float" office:value="0.0115893554676076" calcext:value-type="float">
            <text:p>0.0115893555</text:p>
          </table:table-cell>
          <table:table-cell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6.82037" calcext:value-type="float">
            <text:p>6.82037</text:p>
          </table:table-cell>
          <table:table-cell office:value-type="float" office:value="6.6423480602" calcext:value-type="float">
            <text:p>6.6423480602</text:p>
          </table:table-cell>
          <table:table-cell table:formula="of:=POWER([.C2284]-6.75;2)" office:value-type="float" office:value="0.0115889401427029" calcext:value-type="float">
            <text:p>0.0115889401</text:p>
          </table:table-cell>
          <table:table-cell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6.82246" calcext:value-type="float">
            <text:p>6.82246</text:p>
          </table:table-cell>
          <table:table-cell office:value-type="float" office:value="6.6423522753" calcext:value-type="float">
            <text:p>6.6423522753</text:p>
          </table:table-cell>
          <table:table-cell table:formula="of:=POWER([.C2285]-6.75;2)" office:value-type="float" office:value="0.0115880326330869" calcext:value-type="float">
            <text:p>0.0115880326</text:p>
          </table:table-cell>
          <table:table-cell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6.824552" calcext:value-type="float">
            <text:p>6.824552</text:p>
          </table:table-cell>
          <table:table-cell office:value-type="float" office:value="6.6423585742" calcext:value-type="float">
            <text:p>6.6423585742</text:p>
          </table:table-cell>
          <table:table-cell table:formula="of:=POWER([.C2286]-6.75;2)" office:value-type="float" office:value="0.0115866765482569" calcext:value-type="float">
            <text:p>0.0115866765</text:p>
          </table:table-cell>
          <table:table-cell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6.826635" calcext:value-type="float">
            <text:p>6.826635</text:p>
          </table:table-cell>
          <table:table-cell office:value-type="float" office:value="6.6423667312" calcext:value-type="float">
            <text:p>6.6423667312</text:p>
          </table:table-cell>
          <table:table-cell table:formula="of:=POWER([.C2287]-6.75;2)" office:value-type="float" office:value="0.011584920552573" calcext:value-type="float">
            <text:p>0.0115849206</text:p>
          </table:table-cell>
          <table:table-cell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6.828699" calcext:value-type="float">
            <text:p>6.828699</text:p>
          </table:table-cell>
          <table:table-cell office:value-type="float" office:value="6.642376529" calcext:value-type="float">
            <text:p>6.642376529</text:p>
          </table:table-cell>
          <table:table-cell table:formula="of:=POWER([.C2288]-6.75;2)" office:value-type="float" office:value="0.0115828115100879" calcext:value-type="float">
            <text:p>0.0115828115</text:p>
          </table:table-cell>
          <table:table-cell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6.830729" calcext:value-type="float">
            <text:p>6.830729</text:p>
          </table:table-cell>
          <table:table-cell office:value-type="float" office:value="6.6423877677" calcext:value-type="float">
            <text:p>6.6423877677</text:p>
          </table:table-cell>
          <table:table-cell table:formula="of:=POWER([.C2289]-6.75;2)" office:value-type="float" office:value="0.0115803925405892" calcext:value-type="float">
            <text:p>0.0115803925</text:p>
          </table:table-cell>
          <table:table-cell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6.832708" calcext:value-type="float">
            <text:p>6.832708</text:p>
          </table:table-cell>
          <table:table-cell office:value-type="float" office:value="6.6424002796" calcext:value-type="float">
            <text:p>6.6424002796</text:p>
          </table:table-cell>
          <table:table-cell table:formula="of:=POWER([.C2290]-6.75;2)" office:value-type="float" office:value="0.0115776998301581" calcext:value-type="float">
            <text:p>0.0115776998</text:p>
          </table:table-cell>
          <table:table-cell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6.834614" calcext:value-type="float">
            <text:p>6.834614</text:p>
          </table:table-cell>
          <table:table-cell office:value-type="float" office:value="6.6424139441" calcext:value-type="float">
            <text:p>6.6424139441</text:p>
          </table:table-cell>
          <table:table-cell table:formula="of:=POWER([.C2291]-6.75;2)" office:value-type="float" office:value="0.0115747594241179" calcext:value-type="float">
            <text:p>0.0115747594</text:p>
          </table:table-cell>
          <table:table-cell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6.836425" calcext:value-type="float">
            <text:p>6.836425</text:p>
          </table:table-cell>
          <table:table-cell office:value-type="float" office:value="6.642428714" calcext:value-type="float">
            <text:p>6.642428714</text:p>
          </table:table-cell>
          <table:table-cell table:formula="of:=POWER([.C2292]-6.75;2)" office:value-type="float" office:value="0.0115715815716937" calcext:value-type="float">
            <text:p>0.0115715816</text:p>
          </table:table-cell>
          <table:table-cell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6.838117" calcext:value-type="float">
            <text:p>6.838117</text:p>
          </table:table-cell>
          <table:table-cell office:value-type="float" office:value="6.6424446129" calcext:value-type="float">
            <text:p>6.6424446129</text:p>
          </table:table-cell>
          <table:table-cell table:formula="of:=POWER([.C2293]-6.75;2)" office:value-type="float" office:value="0.0115681612942308" calcext:value-type="float">
            <text:p>0.0115681613</text:p>
          </table:table-cell>
          <table:table-cell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6.839662" calcext:value-type="float">
            <text:p>6.839662</text:p>
          </table:table-cell>
          <table:table-cell office:value-type="float" office:value="6.6424617505" calcext:value-type="float">
            <text:p>6.6424617505</text:p>
          </table:table-cell>
          <table:table-cell table:formula="of:=POWER([.C2294]-6.75;2)" office:value-type="float" office:value="0.0115644751055243" calcext:value-type="float">
            <text:p>0.0115644751</text:p>
          </table:table-cell>
          <table:table-cell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6.841035" calcext:value-type="float">
            <text:p>6.841035</text:p>
          </table:table-cell>
          <table:table-cell office:value-type="float" office:value="6.6424803333" calcext:value-type="float">
            <text:p>6.6424803333</text:p>
          </table:table-cell>
          <table:table-cell table:formula="of:=POWER([.C2295]-6.75;2)" office:value-type="float" office:value="0.0115604787272791" calcext:value-type="float">
            <text:p>0.0115604787</text:p>
          </table:table-cell>
          <table:table-cell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6.842208" calcext:value-type="float">
            <text:p>6.842208</text:p>
          </table:table-cell>
          <table:table-cell office:value-type="float" office:value="6.6425006538" calcext:value-type="float">
            <text:p>6.6425006538</text:p>
          </table:table-cell>
          <table:table-cell table:formula="of:=POWER([.C2296]-6.75;2)" office:value-type="float" office:value="0.0115561094334275" calcext:value-type="float">
            <text:p>0.0115561094</text:p>
          </table:table-cell>
          <table:table-cell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6.843156" calcext:value-type="float">
            <text:p>6.843156</text:p>
          </table:table-cell>
          <table:table-cell office:value-type="float" office:value="6.6425231032" calcext:value-type="float">
            <text:p>6.6425231032</text:p>
          </table:table-cell>
          <table:table-cell table:formula="of:=POWER([.C2297]-6.75;2)" office:value-type="float" office:value="0.0115512833457578" calcext:value-type="float">
            <text:p>0.0115512833</text:p>
          </table:table-cell>
          <table:table-cell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6.843854" calcext:value-type="float">
            <text:p>6.843854</text:p>
          </table:table-cell>
          <table:table-cell office:value-type="float" office:value="6.6425481548" calcext:value-type="float">
            <text:p>6.6425481548</text:p>
          </table:table-cell>
          <table:table-cell table:formula="of:=POWER([.C2298]-6.75;2)" office:value-type="float" office:value="0.0115458990368848" calcext:value-type="float">
            <text:p>0.011545899</text:p>
          </table:table-cell>
          <table:table-cell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6.844282" calcext:value-type="float">
            <text:p>6.844282</text:p>
          </table:table-cell>
          <table:table-cell office:value-type="float" office:value="6.6425763634" calcext:value-type="float">
            <text:p>6.6425763634</text:p>
          </table:table-cell>
          <table:table-cell table:formula="of:=POWER([.C2299]-6.75;2)" office:value-type="float" office:value="0.0115398377003689" calcext:value-type="float">
            <text:p>0.0115398377</text:p>
          </table:table-cell>
          <table:table-cell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6.844422" calcext:value-type="float">
            <text:p>6.844422</text:p>
          </table:table-cell>
          <table:table-cell office:value-type="float" office:value="6.6426083462" calcext:value-type="float">
            <text:p>6.6426083462</text:p>
          </table:table-cell>
          <table:table-cell table:formula="of:=POWER([.C2300]-6.75;2)" office:value-type="float" office:value="0.011532967305899" calcext:value-type="float">
            <text:p>0.0115329673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.844258" calcext:value-type="float">
            <text:p>6.844258</text:p>
          </table:table-cell>
          <table:table-cell office:value-type="float" office:value="6.6426447634" calcext:value-type="float">
            <text:p>6.6426447634</text:p>
          </table:table-cell>
          <table:table-cell table:formula="of:=POWER([.C2301]-6.75;2)" office:value-type="float" office:value="0.011525146825442" calcext:value-type="float">
            <text:p>0.0115251468</text:p>
          </table:table-cell>
          <table:table-cell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6.843783" calcext:value-type="float">
            <text:p>6.843783</text:p>
          </table:table-cell>
          <table:table-cell office:value-type="float" office:value="6.6426863118" calcext:value-type="float">
            <text:p>6.6426863118</text:p>
          </table:table-cell>
          <table:table-cell table:formula="of:=POWER([.C2302]-6.75;2)" office:value-type="float" office:value="0.0115162276750867" calcext:value-type="float">
            <text:p>0.0115162277</text:p>
          </table:table-cell>
          <table:table-cell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6.842991" calcext:value-type="float">
            <text:p>6.842991</text:p>
          </table:table-cell>
          <table:table-cell office:value-type="float" office:value="6.6427336903" calcext:value-type="float">
            <text:p>6.6427336903</text:p>
          </table:table-cell>
          <table:table-cell table:formula="of:=POWER([.C2303]-6.75;2)" office:value-type="float" office:value="0.0115060611966563" calcext:value-type="float">
            <text:p>0.0115060612</text:p>
          </table:table-cell>
          <table:table-cell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6.841883" calcext:value-type="float">
            <text:p>6.841883</text:p>
          </table:table-cell>
          <table:table-cell office:value-type="float" office:value="6.6427875806" calcext:value-type="float">
            <text:p>6.6427875806</text:p>
          </table:table-cell>
          <table:table-cell table:formula="of:=POWER([.C2304]-6.75;2)" office:value-type="float" office:value="0.0114945028736014" calcext:value-type="float">
            <text:p>0.0114945029</text:p>
          </table:table-cell>
          <table:table-cell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6.840466" calcext:value-type="float">
            <text:p>6.840466</text:p>
          </table:table-cell>
          <table:table-cell office:value-type="float" office:value="6.6428486301" calcext:value-type="float">
            <text:p>6.6428486301</text:p>
          </table:table-cell>
          <table:table-cell table:formula="of:=POWER([.C2305]-6.75;2)" office:value-type="float" office:value="0.0114814160714467" calcext:value-type="float">
            <text:p>0.0114814161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6.838752" calcext:value-type="float">
            <text:p>6.838752</text:p>
          </table:table-cell>
          <table:table-cell office:value-type="float" office:value="6.6429174194" calcext:value-type="float">
            <text:p>6.6429174194</text:p>
          </table:table-cell>
          <table:table-cell table:formula="of:=POWER([.C2306]-6.75;2)" office:value-type="float" office:value="0.0114666790679555" calcext:value-type="float">
            <text:p>0.0114666791</text:p>
          </table:table-cell>
          <table:table-cell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6.83676" calcext:value-type="float">
            <text:p>6.83676</text:p>
          </table:table-cell>
          <table:table-cell office:value-type="float" office:value="6.6429944473" calcext:value-type="float">
            <text:p>6.6429944473</text:p>
          </table:table-cell>
          <table:table-cell table:formula="of:=POWER([.C2307]-6.75;2)" office:value-type="float" office:value="0.0114501883086326" calcext:value-type="float">
            <text:p>0.0114501883</text:p>
          </table:table-cell>
          <table:table-cell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6.834512" calcext:value-type="float">
            <text:p>6.834512</text:p>
          </table:table-cell>
          <table:table-cell office:value-type="float" office:value="6.6430801011" calcext:value-type="float">
            <text:p>6.6430801011</text:p>
          </table:table-cell>
          <table:table-cell table:formula="of:=POWER([.C2308]-6.75;2)" office:value-type="float" office:value="0.0114318647807863" calcext:value-type="float">
            <text:p>0.0114318648</text:p>
          </table:table-cell>
          <table:table-cell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6.832039" calcext:value-type="float">
            <text:p>6.832039</text:p>
          </table:table-cell>
          <table:table-cell office:value-type="float" office:value="6.6431746473" calcext:value-type="float">
            <text:p>6.6431746473</text:p>
          </table:table-cell>
          <table:table-cell table:formula="of:=POWER([.C2309]-6.75;2)" office:value-type="float" office:value="0.0114116559794793" calcext:value-type="float">
            <text:p>0.011411656</text:p>
          </table:table-cell>
          <table:table-cell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6.829373" calcext:value-type="float">
            <text:p>6.829373</text:p>
          </table:table-cell>
          <table:table-cell office:value-type="float" office:value="6.6432782065" calcext:value-type="float">
            <text:p>6.6432782065</text:p>
          </table:table-cell>
          <table:table-cell table:formula="of:=POWER([.C2310]-6.75;2)" office:value-type="float" office:value="0.0113895412078567" calcext:value-type="float">
            <text:p>0.0113895412</text:p>
          </table:table-cell>
          <table:table-cell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6.826554" calcext:value-type="float">
            <text:p>6.826554</text:p>
          </table:table-cell>
          <table:table-cell office:value-type="float" office:value="6.6433907462" calcext:value-type="float">
            <text:p>6.6433907462</text:p>
          </table:table-cell>
          <table:table-cell table:formula="of:=POWER([.C2311]-6.75;2)" office:value-type="float" office:value="0.0113655329957929" calcext:value-type="float">
            <text:p>0.011365533</text:p>
          </table:table-cell>
          <table:table-cell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6.823623" calcext:value-type="float">
            <text:p>6.823623</text:p>
          </table:table-cell>
          <table:table-cell office:value-type="float" office:value="6.6435120667" calcext:value-type="float">
            <text:p>6.6435120667</text:p>
          </table:table-cell>
          <table:table-cell table:formula="of:=POWER([.C2312]-6.75;2)" office:value-type="float" office:value="0.0113396799385053" calcext:value-type="float">
            <text:p>0.0113396799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6.820625" calcext:value-type="float">
            <text:p>6.820625</text:p>
          </table:table-cell>
          <table:table-cell office:value-type="float" office:value="6.6436418" calcext:value-type="float">
            <text:p>6.6436418</text:p>
          </table:table-cell>
          <table:table-cell table:formula="of:=POWER([.C2313]-6.75;2)" office:value-type="float" office:value="0.01131206670724" calcext:value-type="float">
            <text:p>0.0113120667</text:p>
          </table:table-cell>
          <table:table-cell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6.817608" calcext:value-type="float">
            <text:p>6.817608</text:p>
          </table:table-cell>
          <table:table-cell office:value-type="float" office:value="6.6437794086" calcext:value-type="float">
            <text:p>6.6437794086</text:p>
          </table:table-cell>
          <table:table-cell table:formula="of:=POWER([.C2314]-6.75;2)" office:value-type="float" office:value="0.0112828140373657" calcext:value-type="float">
            <text:p>0.011282814</text:p>
          </table:table-cell>
          <table:table-cell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6.814622" calcext:value-type="float">
            <text:p>6.814622</text:p>
          </table:table-cell>
          <table:table-cell office:value-type="float" office:value="6.6439241849" calcext:value-type="float">
            <text:p>6.6439241849</text:p>
          </table:table-cell>
          <table:table-cell table:formula="of:=POWER([.C2315]-6.75;2)" office:value-type="float" office:value="0.0112520785491293" calcext:value-type="float">
            <text:p>0.0112520785</text:p>
          </table:table-cell>
          <table:table-cell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6.811718" calcext:value-type="float">
            <text:p>6.811718</text:p>
          </table:table-cell>
          <table:table-cell office:value-type="float" office:value="6.6440752624" calcext:value-type="float">
            <text:p>6.6440752624</text:p>
          </table:table-cell>
          <table:table-cell table:formula="of:=POWER([.C2316]-6.75;2)" office:value-type="float" office:value="0.0112200500356288" calcext:value-type="float">
            <text:p>0.01122005</text:p>
          </table:table-cell>
          <table:table-cell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6.808946" calcext:value-type="float">
            <text:p>6.808946</text:p>
          </table:table-cell>
          <table:table-cell office:value-type="float" office:value="6.6442316215" calcext:value-type="float">
            <text:p>6.6442316215</text:p>
          </table:table-cell>
          <table:table-cell table:formula="of:=POWER([.C2317]-6.75;2)" office:value-type="float" office:value="0.0111869498905192" calcext:value-type="float">
            <text:p>0.0111869499</text:p>
          </table:table-cell>
          <table:table-cell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6.806356" calcext:value-type="float">
            <text:p>6.806356</text:p>
          </table:table-cell>
          <table:table-cell office:value-type="float" office:value="6.644392114" calcext:value-type="float">
            <text:p>6.644392114</text:p>
          </table:table-cell>
          <table:table-cell table:formula="of:=POWER([.C2318]-6.75;2)" office:value-type="float" office:value="0.0111530255853889" calcext:value-type="float">
            <text:p>0.0111530256</text:p>
          </table:table-cell>
          <table:table-cell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6.803996" calcext:value-type="float">
            <text:p>6.803996</text:p>
          </table:table-cell>
          <table:table-cell office:value-type="float" office:value="6.6445554731" calcext:value-type="float">
            <text:p>6.6445554731</text:p>
          </table:table-cell>
          <table:table-cell table:formula="of:=POWER([.C2319]-6.75;2)" office:value-type="float" office:value="0.0111185482531647" calcext:value-type="float">
            <text:p>0.0111185483</text:p>
          </table:table-cell>
          <table:table-cell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6.801912" calcext:value-type="float">
            <text:p>6.801912</text:p>
          </table:table-cell>
          <table:table-cell office:value-type="float" office:value="6.6447203398" calcext:value-type="float">
            <text:p>6.6447203398</text:p>
          </table:table-cell>
          <table:table-cell table:formula="of:=POWER([.C2320]-6.75;2)" office:value-type="float" office:value="0.0110838068518274" calcext:value-type="float">
            <text:p>0.0110838069</text:p>
          </table:table-cell>
          <table:table-cell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6.800149" calcext:value-type="float">
            <text:p>6.800149</text:p>
          </table:table-cell>
          <table:table-cell office:value-type="float" office:value="6.6448852839" calcext:value-type="float">
            <text:p>6.6448852839</text:p>
          </table:table-cell>
          <table:table-cell table:formula="of:=POWER([.C2321]-6.75;2)" office:value-type="float" office:value="0.0110491035407836" calcext:value-type="float">
            <text:p>0.0110491035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6.798743" calcext:value-type="float">
            <text:p>6.798743</text:p>
          </table:table-cell>
          <table:table-cell office:value-type="float" office:value="6.645048828" calcext:value-type="float">
            <text:p>6.645048828</text:p>
          </table:table-cell>
          <table:table-cell table:formula="of:=POWER([.C2322]-6.75;2)" office:value-type="float" office:value="0.0110147485041735" calcext:value-type="float">
            <text:p>0.0110147485</text:p>
          </table:table-cell>
          <table:table-cell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6.797731" calcext:value-type="float">
            <text:p>6.797731</text:p>
          </table:table-cell>
          <table:table-cell office:value-type="float" office:value="6.6452094817" calcext:value-type="float">
            <text:p>6.6452094817</text:p>
          </table:table-cell>
          <table:table-cell table:formula="of:=POWER([.C2323]-6.75;2)" office:value-type="float" office:value="0.0109810527255826" calcext:value-type="float">
            <text:p>0.0109810527</text:p>
          </table:table-cell>
          <table:table-cell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6.797141" calcext:value-type="float">
            <text:p>6.797141</text:p>
          </table:table-cell>
          <table:table-cell office:value-type="float" office:value="6.6453657591" calcext:value-type="float">
            <text:p>6.6453657591</text:p>
          </table:table-cell>
          <table:table-cell table:formula="of:=POWER([.C2324]-6.75;2)" office:value-type="float" office:value="0.0109483243687193" calcext:value-type="float">
            <text:p>0.0109483244</text:p>
          </table:table-cell>
          <table:table-cell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6.796997" calcext:value-type="float">
            <text:p>6.796997</text:p>
          </table:table-cell>
          <table:table-cell office:value-type="float" office:value="6.6455162108" calcext:value-type="float">
            <text:p>6.6455162108</text:p>
          </table:table-cell>
          <table:table-cell table:formula="of:=POWER([.C2325]-6.75;2)" office:value-type="float" office:value="0.01091686220559" calcext:value-type="float">
            <text:p>0.0109168622</text:p>
          </table:table-cell>
          <table:table-cell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6.797315" calcext:value-type="float">
            <text:p>6.797315</text:p>
          </table:table-cell>
          <table:table-cell office:value-type="float" office:value="6.6456594495" calcext:value-type="float">
            <text:p>6.6456594495</text:p>
          </table:table-cell>
          <table:table-cell table:formula="of:=POWER([.C2326]-6.75;2)" office:value-type="float" office:value="0.010886950478643" calcext:value-type="float">
            <text:p>0.0108869505</text:p>
          </table:table-cell>
          <table:table-cell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6.798108" calcext:value-type="float">
            <text:p>6.798108</text:p>
          </table:table-cell>
          <table:table-cell office:value-type="float" office:value="6.645794172" calcext:value-type="float">
            <text:p>6.645794172</text:p>
          </table:table-cell>
          <table:table-cell table:formula="of:=POWER([.C2327]-6.75;2)" office:value-type="float" office:value="0.0108588545891655" calcext:value-type="float">
            <text:p>0.0108588546</text:p>
          </table:table-cell>
          <table:table-cell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6.799377" calcext:value-type="float">
            <text:p>6.799377</text:p>
          </table:table-cell>
          <table:table-cell office:value-type="float" office:value="6.6459191806" calcext:value-type="float">
            <text:p>6.6459191806</text:p>
          </table:table-cell>
          <table:table-cell table:formula="of:=POWER([.C2328]-6.75;2)" office:value-type="float" office:value="0.0108328169669754" calcext:value-type="float">
            <text:p>0.010832817</text:p>
          </table:table-cell>
          <table:table-cell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6.801121" calcext:value-type="float">
            <text:p>6.801121</text:p>
          </table:table-cell>
          <table:table-cell office:value-type="float" office:value="6.6460334086" calcext:value-type="float">
            <text:p>6.6460334086</text:p>
          </table:table-cell>
          <table:table-cell table:formula="of:=POWER([.C2329]-6.75;2)" office:value-type="float" office:value="0.0108090521273345" calcext:value-type="float">
            <text:p>0.0108090521</text:p>
          </table:table-cell>
          <table:table-cell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6.803328" calcext:value-type="float">
            <text:p>6.803328</text:p>
          </table:table-cell>
          <table:table-cell office:value-type="float" office:value="6.6461359269" calcext:value-type="float">
            <text:p>6.6461359269</text:p>
          </table:table-cell>
          <table:table-cell table:formula="of:=POWER([.C2330]-6.75;2)" office:value-type="float" office:value="0.0107877456809222" calcext:value-type="float">
            <text:p>0.0107877457</text:p>
          </table:table-cell>
          <table:table-cell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6.80598" calcext:value-type="float">
            <text:p>6.80598</text:p>
          </table:table-cell>
          <table:table-cell office:value-type="float" office:value="6.6462259656" calcext:value-type="float">
            <text:p>6.6462259656</text:p>
          </table:table-cell>
          <table:table-cell table:formula="of:=POWER([.C2331]-6.75;2)" office:value-type="float" office:value="0.0107690502156523" calcext:value-type="float">
            <text:p>0.0107690502</text:p>
          </table:table-cell>
          <table:table-cell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6.809054" calcext:value-type="float">
            <text:p>6.809054</text:p>
          </table:table-cell>
          <table:table-cell office:value-type="float" office:value="6.6463029247" calcext:value-type="float">
            <text:p>6.6463029247</text:p>
          </table:table-cell>
          <table:table-cell table:formula="of:=POWER([.C2332]-6.75;2)" office:value-type="float" office:value="0.0107530834257738" calcext:value-type="float">
            <text:p>0.0107530834</text:p>
          </table:table-cell>
          <table:table-cell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6.81252" calcext:value-type="float">
            <text:p>6.81252</text:p>
          </table:table-cell>
          <table:table-cell office:value-type="float" office:value="6.6463663677" calcext:value-type="float">
            <text:p>6.6463663677</text:p>
          </table:table-cell>
          <table:table-cell table:formula="of:=POWER([.C2333]-6.75;2)" office:value-type="float" office:value="0.0107399297436916" calcext:value-type="float">
            <text:p>0.0107399297</text:p>
          </table:table-cell>
          <table:table-cell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6.816339" calcext:value-type="float">
            <text:p>6.816339</text:p>
          </table:table-cell>
          <table:table-cell office:value-type="float" office:value="6.6464160366" calcext:value-type="float">
            <text:p>6.6464160366</text:p>
          </table:table-cell>
          <table:table-cell table:formula="of:=POWER([.C2334]-6.75;2)" office:value-type="float" office:value="0.0107296374736526" calcext:value-type="float">
            <text:p>0.0107296375</text:p>
          </table:table-cell>
          <table:table-cell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6.820472" calcext:value-type="float">
            <text:p>6.820472</text:p>
          </table:table-cell>
          <table:table-cell office:value-type="float" office:value="6.6464518473" calcext:value-type="float">
            <text:p>6.6464518473</text:p>
          </table:table-cell>
          <table:table-cell table:formula="of:=POWER([.C2335]-6.75;2)" office:value-type="float" office:value="0.0107222199275826" calcext:value-type="float">
            <text:p>0.0107222199</text:p>
          </table:table-cell>
          <table:table-cell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6.82487" calcext:value-type="float">
            <text:p>6.82487</text:p>
          </table:table-cell>
          <table:table-cell office:value-type="float" office:value="6.6464738796" calcext:value-type="float">
            <text:p>6.6464738796</text:p>
          </table:table-cell>
          <table:table-cell table:formula="of:=POWER([.C2336]-6.75;2)" office:value-type="float" office:value="0.0107176576050752" calcext:value-type="float">
            <text:p>0.0107176576</text:p>
          </table:table-cell>
          <table:table-cell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6.829484" calcext:value-type="float">
            <text:p>6.829484</text:p>
          </table:table-cell>
          <table:table-cell office:value-type="float" office:value="6.6464823785" calcext:value-type="float">
            <text:p>6.6464823785</text:p>
          </table:table-cell>
          <table:table-cell table:formula="of:=POWER([.C2337]-6.75;2)" office:value-type="float" office:value="0.0107158979610173" calcext:value-type="float">
            <text:p>0.010715898</text:p>
          </table:table-cell>
          <table:table-cell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6.83426" calcext:value-type="float">
            <text:p>6.83426</text:p>
          </table:table-cell>
          <table:table-cell office:value-type="float" office:value="6.6464777355" calcext:value-type="float">
            <text:p>6.6464777355</text:p>
          </table:table-cell>
          <table:table-cell table:formula="of:=POWER([.C2338]-6.75;2)" office:value-type="float" office:value="0.0107168592472081" calcext:value-type="float">
            <text:p>0.0107168592</text:p>
          </table:table-cell>
          <table:table-cell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6.839143" calcext:value-type="float">
            <text:p>6.839143</text:p>
          </table:table-cell>
          <table:table-cell office:value-type="float" office:value="6.646460486" calcext:value-type="float">
            <text:p>6.646460486</text:p>
          </table:table-cell>
          <table:table-cell table:formula="of:=POWER([.C2339]-6.75;2)" office:value-type="float" office:value="0.0107204309593561" calcext:value-type="float">
            <text:p>0.010720431</text:p>
          </table:table-cell>
          <table:table-cell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6.844075" calcext:value-type="float">
            <text:p>6.844075</text:p>
          </table:table-cell>
          <table:table-cell office:value-type="float" office:value="6.6464312839" calcext:value-type="float">
            <text:p>6.6464312839</text:p>
          </table:table-cell>
          <table:table-cell table:formula="of:=POWER([.C2340]-6.75;2)" office:value-type="float" office:value="0.0107264789546024" calcext:value-type="float">
            <text:p>0.010726479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6.848998" calcext:value-type="float">
            <text:p>6.848998</text:p>
          </table:table-cell>
          <table:table-cell office:value-type="float" office:value="6.6463908989" calcext:value-type="float">
            <text:p>6.6463908989</text:p>
          </table:table-cell>
          <table:table-cell table:formula="of:=POWER([.C2341]-6.75;2)" office:value-type="float" office:value="0.01073484583075" calcext:value-type="float">
            <text:p>0.0107348458</text:p>
          </table:table-cell>
          <table:table-cell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6.853855" calcext:value-type="float">
            <text:p>6.853855</text:p>
          </table:table-cell>
          <table:table-cell office:value-type="float" office:value="6.6463401935" calcext:value-type="float">
            <text:p>6.6463401935</text:p>
          </table:table-cell>
          <table:table-cell table:formula="of:=POWER([.C2342]-6.75;2)" office:value-type="float" office:value="0.0107453554836174" calcext:value-type="float">
            <text:p>0.0107453555</text:p>
          </table:table-cell>
          <table:table-cell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6.858589" calcext:value-type="float">
            <text:p>6.858589</text:p>
          </table:table-cell>
          <table:table-cell office:value-type="float" office:value="6.6462801118" calcext:value-type="float">
            <text:p>6.6462801118</text:p>
          </table:table-cell>
          <table:table-cell table:formula="of:=POWER([.C2343]-6.75;2)" office:value-type="float" office:value="0.0107578152082204" calcext:value-type="float">
            <text:p>0.0107578152</text:p>
          </table:table-cell>
          <table:table-cell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6.863146" calcext:value-type="float">
            <text:p>6.863146</text:p>
          </table:table-cell>
          <table:table-cell office:value-type="float" office:value="6.6462116581" calcext:value-type="float">
            <text:p>6.6462116581</text:p>
          </table:table-cell>
          <table:table-cell table:formula="of:=POWER([.C2344]-6.75;2)" office:value-type="float" office:value="0.0107720199143512" calcext:value-type="float">
            <text:p>0.0107720199</text:p>
          </table:table-cell>
          <table:table-cell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6.867474" calcext:value-type="float">
            <text:p>6.867474</text:p>
          </table:table-cell>
          <table:table-cell office:value-type="float" office:value="6.6461358903" calcext:value-type="float">
            <text:p>6.6461358903</text:p>
          </table:table-cell>
          <table:table-cell table:formula="of:=POWER([.C2345]-6.75;2)" office:value-type="float" office:value="0.0107877532837736" calcext:value-type="float">
            <text:p>0.0107877533</text:p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6.871523" calcext:value-type="float">
            <text:p>6.871523</text:p>
          </table:table-cell>
          <table:table-cell office:value-type="float" office:value="6.6460538968" calcext:value-type="float">
            <text:p>6.6460538968</text:p>
          </table:table-cell>
          <table:table-cell table:formula="of:=POWER([.C2346]-6.75;2)" office:value-type="float" office:value="0.0108047923704651" calcext:value-type="float">
            <text:p>0.0108047924</text:p>
          </table:table-cell>
          <table:table-cell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6.875248" calcext:value-type="float">
            <text:p>6.875248</text:p>
          </table:table-cell>
          <table:table-cell office:value-type="float" office:value="6.6459667914" calcext:value-type="float">
            <text:p>6.6459667914</text:p>
          </table:table-cell>
          <table:table-cell table:formula="of:=POWER([.C2347]-6.75;2)" office:value-type="float" office:value="0.0108229084916111" calcext:value-type="float">
            <text:p>0.0108229085</text:p>
          </table:table-cell>
          <table:table-cell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6.878607" calcext:value-type="float">
            <text:p>6.878607</text:p>
          </table:table-cell>
          <table:table-cell office:value-type="float" office:value="6.6458756946" calcext:value-type="float">
            <text:p>6.6458756946</text:p>
          </table:table-cell>
          <table:table-cell table:formula="of:=POWER([.C2348]-6.75;2)" office:value-type="float" office:value="0.0108418709750325" calcext:value-type="float">
            <text:p>0.010841871</text:p>
          </table:table-cell>
          <table:table-cell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6.881563" calcext:value-type="float">
            <text:p>6.881563</text:p>
          </table:table-cell>
          <table:table-cell office:value-type="float" office:value="6.645781729" calcext:value-type="float">
            <text:p>6.645781729</text:p>
          </table:table-cell>
          <table:table-cell table:formula="of:=POWER([.C2349]-6.75;2)" office:value-type="float" office:value="0.0108614480102294" calcext:value-type="float">
            <text:p>0.010861448</text:p>
          </table:table-cell>
          <table:table-cell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6.884085" calcext:value-type="float">
            <text:p>6.884085</text:p>
          </table:table-cell>
          <table:table-cell office:value-type="float" office:value="6.6456860022" calcext:value-type="float">
            <text:p>6.6456860022</text:p>
          </table:table-cell>
          <table:table-cell table:formula="of:=POWER([.C2350]-6.75;2)" office:value-type="float" office:value="0.0108814101370185" calcext:value-type="float">
            <text:p>0.0108814101</text:p>
          </table:table-cell>
          <table:table-cell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6.886144" calcext:value-type="float">
            <text:p>6.886144</text:p>
          </table:table-cell>
          <table:table-cell office:value-type="float" office:value="6.6455896" calcext:value-type="float">
            <text:p>6.6455896</text:p>
          </table:table-cell>
          <table:table-cell table:formula="of:=POWER([.C2351]-6.75;2)" office:value-type="float" office:value="0.01090153162816" calcext:value-type="float">
            <text:p>0.0109015316</text:p>
          </table:table-cell>
          <table:table-cell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6.887717" calcext:value-type="float">
            <text:p>6.887717</text:p>
          </table:table-cell>
          <table:table-cell office:value-type="float" office:value="6.6454935785" calcext:value-type="float">
            <text:p>6.6454935785</text:p>
          </table:table-cell>
          <table:table-cell table:formula="of:=POWER([.C2352]-6.75;2)" office:value-type="float" office:value="0.0109215921347357" calcext:value-type="float">
            <text:p>0.0109215921</text:p>
          </table:table-cell>
          <table:table-cell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6.888788" calcext:value-type="float">
            <text:p>6.888788</text:p>
          </table:table-cell>
          <table:table-cell office:value-type="float" office:value="6.645398957" calcext:value-type="float">
            <text:p>6.645398957</text:p>
          </table:table-cell>
          <table:table-cell table:formula="of:=POWER([.C2353]-6.75;2)" office:value-type="float" office:value="0.0109413781966878" calcext:value-type="float">
            <text:p>0.0109413782</text:p>
          </table:table-cell>
          <table:table-cell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6.889344" calcext:value-type="float">
            <text:p>6.889344</text:p>
          </table:table-cell>
          <table:table-cell office:value-type="float" office:value="6.6453067054" calcext:value-type="float">
            <text:p>6.6453067054</text:p>
          </table:table-cell>
          <table:table-cell table:formula="of:=POWER([.C2354]-6.75;2)" office:value-type="float" office:value="0.0109606859342023" calcext:value-type="float">
            <text:p>0.0109606859</text:p>
          </table:table-cell>
          <table:table-cell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6.889378" calcext:value-type="float">
            <text:p>6.889378</text:p>
          </table:table-cell>
          <table:table-cell office:value-type="float" office:value="6.6452177419" calcext:value-type="float">
            <text:p>6.6452177419</text:p>
          </table:table-cell>
          <table:table-cell table:formula="of:=POWER([.C2355]-6.75;2)" office:value-type="float" office:value="0.0109793216125351" calcext:value-type="float">
            <text:p>0.0109793216</text:p>
          </table:table-cell>
          <table:table-cell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6.888887" calcext:value-type="float">
            <text:p>6.888887</text:p>
          </table:table-cell>
          <table:table-cell office:value-type="float" office:value="6.6451329226" calcext:value-type="float">
            <text:p>6.6451329226</text:p>
          </table:table-cell>
          <table:table-cell table:formula="of:=POWER([.C2356]-6.75;2)" office:value-type="float" office:value="0.0109971039224175" calcext:value-type="float">
            <text:p>0.0109971039</text:p>
          </table:table-cell>
          <table:table-cell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6.887874" calcext:value-type="float">
            <text:p>6.887874</text:p>
          </table:table-cell>
          <table:table-cell office:value-type="float" office:value="6.6450530366" calcext:value-type="float">
            <text:p>6.6450530366</text:p>
          </table:table-cell>
          <table:table-cell table:formula="of:=POWER([.C2357]-6.75;2)" office:value-type="float" office:value="0.0110138651268809" calcext:value-type="float">
            <text:p>0.0110138651</text:p>
          </table:table-cell>
          <table:table-cell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6.886347" calcext:value-type="float">
            <text:p>6.886347</text:p>
          </table:table-cell>
          <table:table-cell office:value-type="float" office:value="6.6449787978" calcext:value-type="float">
            <text:p>6.6449787978</text:p>
          </table:table-cell>
          <table:table-cell table:formula="of:=POWER([.C2358]-6.75;2)" office:value-type="float" office:value="0.0110294529115332" calcext:value-type="float">
            <text:p>0.0110294529</text:p>
          </table:table-cell>
          <table:table-cell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6.884316" calcext:value-type="float">
            <text:p>6.884316</text:p>
          </table:table-cell>
          <table:table-cell office:value-type="float" office:value="6.6449108409" calcext:value-type="float">
            <text:p>6.6449108409</text:p>
          </table:table-cell>
          <table:table-cell table:formula="of:=POWER([.C2359]-6.75;2)" office:value-type="float" office:value="0.0110437313603452" calcext:value-type="float">
            <text:p>0.0110437314</text:p>
          </table:table-cell>
          <table:table-cell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6.881799" calcext:value-type="float">
            <text:p>6.881799</text:p>
          </table:table-cell>
          <table:table-cell office:value-type="float" office:value="6.6448497161" calcext:value-type="float">
            <text:p>6.6448497161</text:p>
          </table:table-cell>
          <table:table-cell table:formula="of:=POWER([.C2360]-6.75;2)" office:value-type="float" office:value="0.0110565822042507" calcext:value-type="float">
            <text:p>0.0110565822</text:p>
          </table:table-cell>
          <table:table-cell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6.878814" calcext:value-type="float">
            <text:p>6.878814</text:p>
          </table:table-cell>
          <table:table-cell office:value-type="float" office:value="6.6447958817" calcext:value-type="float">
            <text:p>6.6447958817</text:p>
          </table:table-cell>
          <table:table-cell table:formula="of:=POWER([.C2361]-6.75;2)" office:value-type="float" office:value="0.0110679065072803" calcext:value-type="float">
            <text:p>0.0110679065</text:p>
          </table:table-cell>
          <table:table-cell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6.875385" calcext:value-type="float">
            <text:p>6.875385</text:p>
          </table:table-cell>
          <table:table-cell office:value-type="float" office:value="6.6447497032" calcext:value-type="float">
            <text:p>6.6447497032</text:p>
          </table:table-cell>
          <table:table-cell table:formula="of:=POWER([.C2362]-6.75;2)" office:value-type="float" office:value="0.011077624976488" calcext:value-type="float">
            <text:p>0.011077625</text:p>
          </table:table-cell>
          <table:table-cell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6.871538" calcext:value-type="float">
            <text:p>6.871538</text:p>
          </table:table-cell>
          <table:table-cell office:value-type="float" office:value="6.6447114495" calcext:value-type="float">
            <text:p>6.6447114495</text:p>
          </table:table-cell>
          <table:table-cell table:formula="of:=POWER([.C2363]-6.75;2)" office:value-type="float" office:value="0.0110856788663911" calcext:value-type="float">
            <text:p>0.0110856789</text:p>
          </table:table-cell>
          <table:table-cell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6.867304" calcext:value-type="float">
            <text:p>6.867304</text:p>
          </table:table-cell>
          <table:table-cell office:value-type="float" office:value="6.6446812946" calcext:value-type="float">
            <text:p>6.6446812946</text:p>
          </table:table-cell>
          <table:table-cell table:formula="of:=POWER([.C2364]-6.75;2)" office:value-type="float" office:value="0.011092029707132" calcext:value-type="float">
            <text:p>0.0110920297</text:p>
          </table:table-cell>
          <table:table-cell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6.862714" calcext:value-type="float">
            <text:p>6.862714</text:p>
          </table:table-cell>
          <table:table-cell office:value-type="float" office:value="6.6446593161" calcext:value-type="float">
            <text:p>6.6446593161</text:p>
          </table:table-cell>
          <table:table-cell table:formula="of:=POWER([.C2365]-6.75;2)" office:value-type="float" office:value="0.0110966596845197" calcext:value-type="float">
            <text:p>0.0110966597</text:p>
          </table:table-cell>
          <table:table-cell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6.857802" calcext:value-type="float">
            <text:p>6.857802</text:p>
          </table:table-cell>
          <table:table-cell office:value-type="float" office:value="6.6446454946" calcext:value-type="float">
            <text:p>6.6446454946</text:p>
          </table:table-cell>
          <table:table-cell table:formula="of:=POWER([.C2366]-6.75;2)" office:value-type="float" office:value="0.0110995718080787" calcext:value-type="float">
            <text:p>0.0110995718</text:p>
          </table:table-cell>
          <table:table-cell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6.852606" calcext:value-type="float">
            <text:p>6.852606</text:p>
          </table:table-cell>
          <table:table-cell office:value-type="float" office:value="6.644639729" calcext:value-type="float">
            <text:p>6.644639729</text:p>
          </table:table-cell>
          <table:table-cell table:formula="of:=POWER([.C2367]-6.75;2)" office:value-type="float" office:value="0.0111007867051935" calcext:value-type="float">
            <text:p>0.0111007867</text:p>
          </table:table-cell>
          <table:table-cell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6.847162" calcext:value-type="float">
            <text:p>6.847162</text:p>
          </table:table-cell>
          <table:table-cell office:value-type="float" office:value="6.644641828" calcext:value-type="float">
            <text:p>6.644641828</text:p>
          </table:table-cell>
          <table:table-cell table:formula="of:=POWER([.C2368]-6.75;2)" office:value-type="float" office:value="0.0111003444071816" calcext:value-type="float">
            <text:p>0.0111003444</text:p>
          </table:table-cell>
          <table:table-cell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6.84151" calcext:value-type="float">
            <text:p>6.84151</text:p>
          </table:table-cell>
          <table:table-cell office:value-type="float" office:value="6.6446515312" calcext:value-type="float">
            <text:p>6.6446515312</text:p>
          </table:table-cell>
          <table:table-cell table:formula="of:=POWER([.C2369]-6.75;2)" office:value-type="float" office:value="0.0110982998785046" calcext:value-type="float">
            <text:p>0.0110982999</text:p>
          </table:table-cell>
          <table:table-cell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6.835689" calcext:value-type="float">
            <text:p>6.835689</text:p>
          </table:table-cell>
          <table:table-cell office:value-type="float" office:value="6.6446685097" calcext:value-type="float">
            <text:p>6.6446685097</text:p>
          </table:table-cell>
          <table:table-cell table:formula="of:=POWER([.C2370]-6.75;2)" office:value-type="float" office:value="0.011094722848819" calcext:value-type="float">
            <text:p>0.0110947228</text:p>
          </table:table-cell>
          <table:table-cell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6.829739" calcext:value-type="float">
            <text:p>6.829739</text:p>
          </table:table-cell>
          <table:table-cell office:value-type="float" office:value="6.6446923849" calcext:value-type="float">
            <text:p>6.6446923849</text:p>
          </table:table-cell>
          <table:table-cell table:formula="of:=POWER([.C2371]-6.75;2)" office:value-type="float" office:value="0.0110896937980498" calcext:value-type="float">
            <text:p>0.0110896938</text:p>
          </table:table-cell>
          <table:table-cell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6.823701" calcext:value-type="float">
            <text:p>6.823701</text:p>
          </table:table-cell>
          <table:table-cell office:value-type="float" office:value="6.6447227355" calcext:value-type="float">
            <text:p>6.6447227355</text:p>
          </table:table-cell>
          <table:table-cell table:formula="of:=POWER([.C2372]-6.75;2)" office:value-type="float" office:value="0.0110833024206029" calcext:value-type="float">
            <text:p>0.0110833024</text:p>
          </table:table-cell>
          <table:table-cell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6.817616" calcext:value-type="float">
            <text:p>6.817616</text:p>
          </table:table-cell>
          <table:table-cell office:value-type="float" office:value="6.6447591118" calcext:value-type="float">
            <text:p>6.6447591118</text:p>
          </table:table-cell>
          <table:table-cell table:formula="of:=POWER([.C2373]-6.75;2)" office:value-type="float" office:value="0.0110756445491249" calcext:value-type="float">
            <text:p>0.0110756445</text:p>
          </table:table-cell>
          <table:table-cell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6.811523" calcext:value-type="float">
            <text:p>6.811523</text:p>
          </table:table-cell>
          <table:table-cell office:value-type="float" office:value="6.644801043" calcext:value-type="float">
            <text:p>6.644801043</text:p>
          </table:table-cell>
          <table:table-cell table:formula="of:=POWER([.C2374]-6.75;2)" office:value-type="float" office:value="0.0110668205538878" calcext:value-type="float">
            <text:p>0.0110668206</text:p>
          </table:table-cell>
          <table:table-cell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6.805463" calcext:value-type="float">
            <text:p>6.805463</text:p>
          </table:table-cell>
          <table:table-cell office:value-type="float" office:value="6.6448480624" calcext:value-type="float">
            <text:p>6.6448480624</text:p>
          </table:table-cell>
          <table:table-cell table:formula="of:=POWER([.C2375]-6.75;2)" office:value-type="float" office:value="0.0110569299810342" calcext:value-type="float">
            <text:p>0.01105693</text:p>
          </table:table-cell>
          <table:table-cell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6.799474" calcext:value-type="float">
            <text:p>6.799474</text:p>
          </table:table-cell>
          <table:table-cell office:value-type="float" office:value="6.6448997011" calcext:value-type="float">
            <text:p>6.6448997011</text:p>
          </table:table-cell>
          <table:table-cell table:formula="of:=POWER([.C2376]-6.75;2)" office:value-type="float" office:value="0.0110460728288694" calcext:value-type="float">
            <text:p>0.0110460728</text:p>
          </table:table-cell>
          <table:table-cell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6.793595" calcext:value-type="float">
            <text:p>6.793595</text:p>
          </table:table-cell>
          <table:table-cell office:value-type="float" office:value="6.6449555161" calcext:value-type="float">
            <text:p>6.6449555161</text:p>
          </table:table-cell>
          <table:table-cell table:formula="of:=POWER([.C2377]-6.75;2)" office:value-type="float" office:value="0.0110343435978174" calcext:value-type="float">
            <text:p>0.0110343436</text:p>
          </table:table-cell>
          <table:table-cell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6.787864" calcext:value-type="float">
            <text:p>6.787864</text:p>
          </table:table-cell>
          <table:table-cell office:value-type="float" office:value="6.6450150839" calcext:value-type="float">
            <text:p>6.6450150839</text:p>
          </table:table-cell>
          <table:table-cell table:formula="of:=POWER([.C2378]-6.75;2)" office:value-type="float" office:value="0.0110218326085241" calcext:value-type="float">
            <text:p>0.0110218326</text:p>
          </table:table-cell>
          <table:table-cell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6.782316" calcext:value-type="float">
            <text:p>6.782316</text:p>
          </table:table-cell>
          <table:table-cell office:value-type="float" office:value="6.6450780129" calcext:value-type="float">
            <text:p>6.6450780129</text:p>
          </table:table-cell>
          <table:table-cell table:formula="of:=POWER([.C2379]-6.75;2)" office:value-type="float" office:value="0.0110086233770126" calcext:value-type="float">
            <text:p>0.0110086234</text:p>
          </table:table-cell>
          <table:table-cell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6.776986" calcext:value-type="float">
            <text:p>6.776986</text:p>
          </table:table-cell>
          <table:table-cell office:value-type="float" office:value="6.6451439484" calcext:value-type="float">
            <text:p>6.6451439484</text:p>
          </table:table-cell>
          <table:table-cell table:formula="of:=POWER([.C2380]-6.75;2)" office:value-type="float" office:value="0.0109947915571418" calcext:value-type="float">
            <text:p>0.0109947916</text:p>
          </table:table-cell>
          <table:table-cell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6.771907" calcext:value-type="float">
            <text:p>6.771907</text:p>
          </table:table-cell>
          <table:table-cell office:value-type="float" office:value="6.6452125677" calcext:value-type="float">
            <text:p>6.6452125677</text:p>
          </table:table-cell>
          <table:table-cell table:formula="of:=POWER([.C2381]-6.75;2)" office:value-type="float" office:value="0.0109804059680271" calcext:value-type="float">
            <text:p>0.010980406</text:p>
          </table:table-cell>
          <table:table-cell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6.767109" calcext:value-type="float">
            <text:p>6.767109</text:p>
          </table:table-cell>
          <table:table-cell office:value-type="float" office:value="6.6452835871" calcext:value-type="float">
            <text:p>6.6452835871</text:p>
          </table:table-cell>
          <table:table-cell table:formula="of:=POWER([.C2382]-6.75;2)" office:value-type="float" office:value="0.0109655271306433" calcext:value-type="float">
            <text:p>0.0109655271</text:p>
          </table:table-cell>
          <table:table-cell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6.762621" calcext:value-type="float">
            <text:p>6.762621</text:p>
          </table:table-cell>
          <table:table-cell office:value-type="float" office:value="6.6453567527" calcext:value-type="float">
            <text:p>6.6453567527</text:p>
          </table:table-cell>
          <table:table-cell table:formula="of:=POWER([.C2383]-6.75;2)" office:value-type="float" office:value="0.010950209205489" calcext:value-type="float">
            <text:p>0.0109502092</text:p>
          </table:table-cell>
          <table:table-cell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6.758467" calcext:value-type="float">
            <text:p>6.758467</text:p>
          </table:table-cell>
          <table:table-cell office:value-type="float" office:value="6.6454318344" calcext:value-type="float">
            <text:p>6.6454318344</text:p>
          </table:table-cell>
          <table:table-cell table:formula="of:=POWER([.C2384]-6.75;2)" office:value-type="float" office:value="0.010934501256949" calcext:value-type="float">
            <text:p>0.0109345013</text:p>
          </table:table-cell>
          <table:table-cell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6.75467" calcext:value-type="float">
            <text:p>6.75467</text:p>
          </table:table-cell>
          <table:table-cell office:value-type="float" office:value="6.6455086258" calcext:value-type="float">
            <text:p>6.6455086258</text:p>
          </table:table-cell>
          <table:table-cell table:formula="of:=POWER([.C2385]-6.75;2)" office:value-type="float" office:value="0.0109184472822045" calcext:value-type="float">
            <text:p>0.0109184473</text:p>
          </table:table-cell>
          <table:table-cell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6.751246" calcext:value-type="float">
            <text:p>6.751246</text:p>
          </table:table-cell>
          <table:table-cell office:value-type="float" office:value="6.645586929" calcext:value-type="float">
            <text:p>6.645586929</text:p>
          </table:table-cell>
          <table:table-cell table:formula="of:=POWER([.C2386]-6.75;2)" office:value-type="float" office:value="0.010902089395651" calcext:value-type="float">
            <text:p>0.0109020894</text:p>
          </table:table-cell>
          <table:table-cell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6.748209" calcext:value-type="float">
            <text:p>6.748209</text:p>
          </table:table-cell>
          <table:table-cell office:value-type="float" office:value="6.6456665484" calcext:value-type="float">
            <text:p>6.6456665484</text:p>
          </table:table-cell>
          <table:table-cell table:formula="of:=POWER([.C2387]-6.75;2)" office:value-type="float" office:value="0.0108854691227695" calcext:value-type="float">
            <text:p>0.0108854691</text:p>
          </table:table-cell>
          <table:table-cell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6.745568" calcext:value-type="float">
            <text:p>6.745568</text:p>
          </table:table-cell>
          <table:table-cell office:value-type="float" office:value="6.6457472817" calcext:value-type="float">
            <text:p>6.6457472817</text:p>
          </table:table-cell>
          <table:table-cell table:formula="of:=POWER([.C2388]-6.75;2)" office:value-type="float" office:value="0.0108686292729391" calcext:value-type="float">
            <text:p>0.0108686293</text:p>
          </table:table-cell>
          <table:table-cell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6.743323" calcext:value-type="float">
            <text:p>6.743323</text:p>
          </table:table-cell>
          <table:table-cell office:value-type="float" office:value="6.6458289118" calcext:value-type="float">
            <text:p>6.6458289118</text:p>
          </table:table-cell>
          <table:table-cell table:formula="of:=POWER([.C2389]-6.75;2)" office:value-type="float" office:value="0.0108516156167722" calcext:value-type="float">
            <text:p>0.0108516156</text:p>
          </table:table-cell>
          <table:table-cell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6.741473" calcext:value-type="float">
            <text:p>6.741473</text:p>
          </table:table-cell>
          <table:table-cell office:value-type="float" office:value="6.6459112022" calcext:value-type="float">
            <text:p>6.6459112022</text:p>
          </table:table-cell>
          <table:table-cell table:formula="of:=POWER([.C2390]-6.75;2)" office:value-type="float" office:value="0.0108344778274493" calcext:value-type="float">
            <text:p>0.0108344778</text:p>
          </table:table-cell>
          <table:table-cell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6.740006" calcext:value-type="float">
            <text:p>6.740006</text:p>
          </table:table-cell>
          <table:table-cell office:value-type="float" office:value="6.6459938839" calcext:value-type="float">
            <text:p>6.6459938839</text:p>
          </table:table-cell>
          <table:table-cell table:formula="of:=POWER([.C2391]-6.75;2)" office:value-type="float" office:value="0.0108172721862067" calcext:value-type="float">
            <text:p>0.0108172722</text:p>
          </table:table-cell>
          <table:table-cell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6.738905" calcext:value-type="float">
            <text:p>6.738905</text:p>
          </table:table-cell>
          <table:table-cell office:value-type="float" office:value="6.6460766602" calcext:value-type="float">
            <text:p>6.6460766602</text:p>
          </table:table-cell>
          <table:table-cell table:formula="of:=POWER([.C2392]-6.75;2)" office:value-type="float" office:value="0.0108000605551862" calcext:value-type="float">
            <text:p>0.0108000606</text:p>
          </table:table-cell>
          <table:table-cell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6.738146" calcext:value-type="float">
            <text:p>6.738146</text:p>
          </table:table-cell>
          <table:table-cell office:value-type="float" office:value="6.6461592043" calcext:value-type="float">
            <text:p>6.6461592043</text:p>
          </table:table-cell>
          <table:table-cell table:formula="of:=POWER([.C2393]-6.75;2)" office:value-type="float" office:value="0.0107829108516091" calcext:value-type="float">
            <text:p>0.0107829109</text:p>
          </table:table-cell>
          <table:table-cell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6.737699" calcext:value-type="float">
            <text:p>6.737699</text:p>
          </table:table-cell>
          <table:table-cell office:value-type="float" office:value="6.6462411548" calcext:value-type="float">
            <text:p>6.6462411548</text:p>
          </table:table-cell>
          <table:table-cell table:formula="of:=POWER([.C2394]-6.75;2)" office:value-type="float" office:value="0.0107658979572375" calcext:value-type="float">
            <text:p>0.010765898</text:p>
          </table:table-cell>
          <table:table-cell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6.737525" calcext:value-type="float">
            <text:p>6.737525</text:p>
          </table:table-cell>
          <table:table-cell office:value-type="float" office:value="6.6463221204" calcext:value-type="float">
            <text:p>6.6463221204</text:p>
          </table:table-cell>
          <table:table-cell table:formula="of:=POWER([.C2395]-6.75;2)" office:value-type="float" office:value="0.0107491027183521" calcext:value-type="float">
            <text:p>0.0107491027</text:p>
          </table:table-cell>
          <table:table-cell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6.737581" calcext:value-type="float">
            <text:p>6.737581</text:p>
          </table:table-cell>
          <table:table-cell office:value-type="float" office:value="6.6464016946" calcext:value-type="float">
            <text:p>6.6464016946</text:p>
          </table:table-cell>
          <table:table-cell table:formula="of:=POWER([.C2396]-6.75;2)" office:value-type="float" office:value="0.0107326088817517" calcext:value-type="float">
            <text:p>0.0107326089</text:p>
          </table:table-cell>
          <table:table-cell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6.737815" calcext:value-type="float">
            <text:p>6.737815</text:p>
          </table:table-cell>
          <table:table-cell office:value-type="float" office:value="6.6464794516" calcext:value-type="float">
            <text:p>6.6464794516</text:p>
          </table:table-cell>
          <table:table-cell table:formula="of:=POWER([.C2397]-6.75;2)" office:value-type="float" office:value="0.0107165039410367" calcext:value-type="float">
            <text:p>0.0107165039</text:p>
          </table:table-cell>
          <table:table-cell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6.738174" calcext:value-type="float">
            <text:p>6.738174</text:p>
          </table:table-cell>
          <table:table-cell office:value-type="float" office:value="6.6465549699" calcext:value-type="float">
            <text:p>6.6465549699</text:p>
          </table:table-cell>
          <table:table-cell table:formula="of:=POWER([.C2398]-6.75;2)" office:value-type="float" office:value="0.0107008742523898" calcext:value-type="float">
            <text:p>0.0107008743</text:p>
          </table:table-cell>
          <table:table-cell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6.738597" calcext:value-type="float">
            <text:p>6.738597</text:p>
          </table:table-cell>
          <table:table-cell office:value-type="float" office:value="6.6466278301" calcext:value-type="float">
            <text:p>6.6466278301</text:p>
          </table:table-cell>
          <table:table-cell table:formula="of:=POWER([.C2399]-6.75;2)" office:value-type="float" office:value="0.0106858055098345" calcext:value-type="float">
            <text:p>0.0106858055</text:p>
          </table:table-cell>
          <table:table-cell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6.739024" calcext:value-type="float">
            <text:p>6.739024</text:p>
          </table:table-cell>
          <table:table-cell office:value-type="float" office:value="6.6466976409" calcext:value-type="float">
            <text:p>6.6466976409</text:p>
          </table:table-cell>
          <table:table-cell table:formula="of:=POWER([.C2400]-6.75;2)" office:value-type="float" office:value="0.0106713773956253" calcext:value-type="float">
            <text:p>0.0106713774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.739391" calcext:value-type="float">
            <text:p>6.739391</text:p>
          </table:table-cell>
          <table:table-cell office:value-type="float" office:value="6.6467640366" calcext:value-type="float">
            <text:p>6.6467640366</text:p>
          </table:table-cell>
          <table:table-cell table:formula="of:=POWER([.C2401]-6.75;2)" office:value-type="float" office:value="0.010657664139126" calcext:value-type="float">
            <text:p>0.0106576641</text:p>
          </table:table-cell>
          <table:table-cell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6.739636" calcext:value-type="float">
            <text:p>6.739636</text:p>
          </table:table-cell>
          <table:table-cell office:value-type="float" office:value="6.6468267054" calcext:value-type="float">
            <text:p>6.6468267054</text:p>
          </table:table-cell>
          <table:table-cell table:formula="of:=POWER([.C2402]-6.75;2)" office:value-type="float" office:value="0.0106447287186185" calcext:value-type="float">
            <text:p>0.0106447287</text:p>
          </table:table-cell>
          <table:table-cell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6.739697" calcext:value-type="float">
            <text:p>6.739697</text:p>
          </table:table-cell>
          <table:table-cell office:value-type="float" office:value="6.6468853892" calcext:value-type="float">
            <text:p>6.6468853892</text:p>
          </table:table-cell>
          <table:table-cell table:formula="of:=POWER([.C2403]-6.75;2)" office:value-type="float" office:value="0.0106326229604354" calcext:value-type="float">
            <text:p>0.010632623</text:p>
          </table:table-cell>
          <table:table-cell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6.739516" calcext:value-type="float">
            <text:p>6.739516</text:p>
          </table:table-cell>
          <table:table-cell office:value-type="float" office:value="6.6469399011" calcext:value-type="float">
            <text:p>6.6469399011</text:p>
          </table:table-cell>
          <table:table-cell table:formula="of:=POWER([.C2404]-6.75;2)" office:value-type="float" office:value="0.0106213839852779" calcext:value-type="float">
            <text:p>0.010621384</text:p>
          </table:table-cell>
          <table:table-cell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6.739041" calcext:value-type="float">
            <text:p>6.739041</text:p>
          </table:table-cell>
          <table:table-cell office:value-type="float" office:value="6.6469901312" calcext:value-type="float">
            <text:p>6.6469901312</text:p>
          </table:table-cell>
          <table:table-cell table:formula="of:=POWER([.C2405]-6.75;2)" office:value-type="float" office:value="0.0106110330701932" calcext:value-type="float">
            <text:p>0.0106110331</text:p>
          </table:table-cell>
          <table:table-cell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6.738225" calcext:value-type="float">
            <text:p>6.738225</text:p>
          </table:table-cell>
          <table:table-cell office:value-type="float" office:value="6.6470360495" calcext:value-type="float">
            <text:p>6.6470360495</text:p>
          </table:table-cell>
          <table:table-cell table:formula="of:=POWER([.C2406]-6.75;2)" office:value-type="float" office:value="0.0106015751025664" calcext:value-type="float">
            <text:p>0.0106015751</text:p>
          </table:table-cell>
          <table:table-cell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6.737029" calcext:value-type="float">
            <text:p>6.737029</text:p>
          </table:table-cell>
          <table:table-cell office:value-type="float" office:value="6.6470777161" calcext:value-type="float">
            <text:p>6.6470777161</text:p>
          </table:table-cell>
          <table:table-cell table:formula="of:=POWER([.C2407]-6.75;2)" office:value-type="float" office:value="0.0105929965231922" calcext:value-type="float">
            <text:p>0.0105929965</text:p>
          </table:table-cell>
          <table:table-cell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6.735424" calcext:value-type="float">
            <text:p>6.735424</text:p>
          </table:table-cell>
          <table:table-cell office:value-type="float" office:value="6.6471152796" calcext:value-type="float">
            <text:p>6.6471152796</text:p>
          </table:table-cell>
          <table:table-cell table:formula="of:=POWER([.C2408]-6.75;2)" office:value-type="float" office:value="0.0105852656917861" calcext:value-type="float">
            <text:p>0.0105852657</text:p>
          </table:table-cell>
          <table:table-cell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6.733389" calcext:value-type="float">
            <text:p>6.733389</text:p>
          </table:table-cell>
          <table:table-cell office:value-type="float" office:value="6.6471489742" calcext:value-type="float">
            <text:p>6.6471489742</text:p>
          </table:table-cell>
          <table:table-cell table:formula="of:=POWER([.C2409]-6.75;2)" office:value-type="float" office:value="0.0105783335081122" calcext:value-type="float">
            <text:p>0.0105783335</text:p>
          </table:table-cell>
          <table:table-cell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6.730916" calcext:value-type="float">
            <text:p>6.730916</text:p>
          </table:table-cell>
          <table:table-cell office:value-type="float" office:value="6.6471791183" calcext:value-type="float">
            <text:p>6.6471791183</text:p>
          </table:table-cell>
          <table:table-cell table:formula="of:=POWER([.C2410]-6.75;2)" office:value-type="float" office:value="0.0105721337135653" calcext:value-type="float">
            <text:p>0.0105721337</text:p>
          </table:table-cell>
          <table:table-cell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6.728005" calcext:value-type="float">
            <text:p>6.728005</text:p>
          </table:table-cell>
          <table:table-cell office:value-type="float" office:value="6.6472061011" calcext:value-type="float">
            <text:p>6.6472061011</text:p>
          </table:table-cell>
          <table:table-cell table:formula="of:=POWER([.C2411]-6.75;2)" office:value-type="float" office:value="0.0105665856510634" calcext:value-type="float">
            <text:p>0.0105665857</text:p>
          </table:table-cell>
          <table:table-cell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6.724668" calcext:value-type="float">
            <text:p>6.724668</text:p>
          </table:table-cell>
          <table:table-cell office:value-type="float" office:value="6.6472303849" calcext:value-type="float">
            <text:p>6.6472303849</text:p>
          </table:table-cell>
          <table:table-cell table:formula="of:=POWER([.C2412]-6.75;2)" office:value-type="float" office:value="0.0105615937878021" calcext:value-type="float">
            <text:p>0.0105615938</text:p>
          </table:table-cell>
          <table:table-cell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6.720928" calcext:value-type="float">
            <text:p>6.720928</text:p>
          </table:table-cell>
          <table:table-cell office:value-type="float" office:value="6.647252486" calcext:value-type="float">
            <text:p>6.647252486</text:p>
          </table:table-cell>
          <table:table-cell table:formula="of:=POWER([.C2413]-6.75;2)" office:value-type="float" office:value="0.0105570516331802" calcext:value-type="float">
            <text:p>0.0105570516</text:p>
          </table:table-cell>
          <table:table-cell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6.716815" calcext:value-type="float">
            <text:p>6.716815</text:p>
          </table:table-cell>
          <table:table-cell office:value-type="float" office:value="6.6472729656" calcext:value-type="float">
            <text:p>6.6472729656</text:p>
          </table:table-cell>
          <table:table-cell table:formula="of:=POWER([.C2414]-6.75;2)" office:value-type="float" office:value="0.0105528435966188" calcext:value-type="float">
            <text:p>0.0105528436</text:p>
          </table:table-cell>
          <table:table-cell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6.712371" calcext:value-type="float">
            <text:p>6.712371</text:p>
          </table:table-cell>
          <table:table-cell office:value-type="float" office:value="6.6472924215" calcext:value-type="float">
            <text:p>6.6472924215</text:p>
          </table:table-cell>
          <table:table-cell table:formula="of:=POWER([.C2415]-6.75;2)" office:value-type="float" office:value="0.0105488466813338" calcext:value-type="float">
            <text:p>0.0105488467</text:p>
          </table:table-cell>
          <table:table-cell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6.707642" calcext:value-type="float">
            <text:p>6.707642</text:p>
          </table:table-cell>
          <table:table-cell office:value-type="float" office:value="6.6473114667" calcext:value-type="float">
            <text:p>6.6473114667</text:p>
          </table:table-cell>
          <table:table-cell table:formula="of:=POWER([.C2416]-6.75;2)" office:value-type="float" office:value="0.0105449348713053" calcext:value-type="float">
            <text:p>0.0105449349</text:p>
          </table:table-cell>
          <table:table-cell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6.702682" calcext:value-type="float">
            <text:p>6.702682</text:p>
          </table:table-cell>
          <table:table-cell office:value-type="float" office:value="6.6473307226" calcext:value-type="float">
            <text:p>6.6473307226</text:p>
          </table:table-cell>
          <table:table-cell table:formula="of:=POWER([.C2417]-6.75;2)" office:value-type="float" office:value="0.0105409805218382" calcext:value-type="float">
            <text:p>0.0105409805</text:p>
          </table:table-cell>
          <table:table-cell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6.697549" calcext:value-type="float">
            <text:p>6.697549</text:p>
          </table:table-cell>
          <table:table-cell office:value-type="float" office:value="6.6473508043" calcext:value-type="float">
            <text:p>6.6473508043</text:p>
          </table:table-cell>
          <table:table-cell table:formula="of:=POWER([.C2418]-6.75;2)" office:value-type="float" office:value="0.0105368573778568" calcext:value-type="float">
            <text:p>0.0105368574</text:p>
          </table:table-cell>
          <table:table-cell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6.692301" calcext:value-type="float">
            <text:p>6.692301</text:p>
          </table:table-cell>
          <table:table-cell office:value-type="float" office:value="6.6473723054" calcext:value-type="float">
            <text:p>6.6473723054</text:p>
          </table:table-cell>
          <table:table-cell table:formula="of:=POWER([.C2419]-6.75;2)" office:value-type="float" office:value="0.0105324436989108" calcext:value-type="float">
            <text:p>0.0105324437</text:p>
          </table:table-cell>
          <table:table-cell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6.686998" calcext:value-type="float">
            <text:p>6.686998</text:p>
          </table:table-cell>
          <table:table-cell office:value-type="float" office:value="6.6473957935" calcext:value-type="float">
            <text:p>6.6473957935</text:p>
          </table:table-cell>
          <table:table-cell table:formula="of:=POWER([.C2420]-6.75;2)" office:value-type="float" office:value="0.0105276231914946" calcext:value-type="float">
            <text:p>0.0105276232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6.681699" calcext:value-type="float">
            <text:p>6.681699</text:p>
          </table:table-cell>
          <table:table-cell office:value-type="float" office:value="6.6474217978" calcext:value-type="float">
            <text:p>6.6474217978</text:p>
          </table:table-cell>
          <table:table-cell table:formula="of:=POWER([.C2421]-6.75;2)" office:value-type="float" office:value="0.0105222875665841" calcext:value-type="float">
            <text:p>0.0105222876</text:p>
          </table:table-cell>
          <table:table-cell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6.676458" calcext:value-type="float">
            <text:p>6.676458</text:p>
          </table:table-cell>
          <table:table-cell office:value-type="float" office:value="6.6474507978" calcext:value-type="float">
            <text:p>6.6474507978</text:p>
          </table:table-cell>
          <table:table-cell table:formula="of:=POWER([.C2422]-6.75;2)" office:value-type="float" office:value="0.0105163388718564" calcext:value-type="float">
            <text:p>0.0105163389</text:p>
          </table:table-cell>
          <table:table-cell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6.671328" calcext:value-type="float">
            <text:p>6.671328</text:p>
          </table:table-cell>
          <table:table-cell office:value-type="float" office:value="6.6474832194" calcext:value-type="float">
            <text:p>6.6474832194</text:p>
          </table:table-cell>
          <table:table-cell table:formula="of:=POWER([.C2423]-6.75;2)" office:value-type="float" office:value="0.0105096903045886" calcext:value-type="float">
            <text:p>0.0105096903</text:p>
          </table:table-cell>
          <table:table-cell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6.666352" calcext:value-type="float">
            <text:p>6.666352</text:p>
          </table:table-cell>
          <table:table-cell office:value-type="float" office:value="6.6475194215" calcext:value-type="float">
            <text:p>6.6475194215</text:p>
          </table:table-cell>
          <table:table-cell table:formula="of:=POWER([.C2424]-6.75;2)" office:value-type="float" office:value="0.0105022689696946" calcext:value-type="float">
            <text:p>0.010502269</text:p>
          </table:table-cell>
          <table:table-cell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6.66157" calcext:value-type="float">
            <text:p>6.66157</text:p>
          </table:table-cell>
          <table:table-cell office:value-type="float" office:value="6.6475597011" calcext:value-type="float">
            <text:p>6.6475597011</text:p>
          </table:table-cell>
          <table:table-cell table:formula="of:=POWER([.C2425]-6.75;2)" office:value-type="float" office:value="0.0104940148387212" calcext:value-type="float">
            <text:p>0.0104940148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6.657013" calcext:value-type="float">
            <text:p>6.657013</text:p>
          </table:table-cell>
          <table:table-cell office:value-type="float" office:value="6.6476042839" calcext:value-type="float">
            <text:p>6.6476042839</text:p>
          </table:table-cell>
          <table:table-cell table:formula="of:=POWER([.C2426]-6.75;2)" office:value-type="float" office:value="0.0104848826756318" calcext:value-type="float">
            <text:p>0.0104848827</text:p>
          </table:table-cell>
          <table:table-cell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6.652706" calcext:value-type="float">
            <text:p>6.652706</text:p>
          </table:table-cell>
          <table:table-cell office:value-type="float" office:value="6.6476533204" calcext:value-type="float">
            <text:p>6.6476533204</text:p>
          </table:table-cell>
          <table:table-cell table:formula="of:=POWER([.C2427]-6.75;2)" office:value-type="float" office:value="0.0104748428251451" calcext:value-type="float">
            <text:p>0.0104748428</text:p>
          </table:table-cell>
          <table:table-cell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6.648665" calcext:value-type="float">
            <text:p>6.648665</text:p>
          </table:table-cell>
          <table:table-cell office:value-type="float" office:value="6.6477068817" calcext:value-type="float">
            <text:p>6.6477068817</text:p>
          </table:table-cell>
          <table:table-cell table:formula="of:=POWER([.C2428]-6.75;2)" office:value-type="float" office:value="0.0104638820515379" calcext:value-type="float">
            <text:p>0.0104638821</text:p>
          </table:table-cell>
          <table:table-cell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6.644902" calcext:value-type="float">
            <text:p>6.644902</text:p>
          </table:table-cell>
          <table:table-cell office:value-type="float" office:value="6.6477649613" calcext:value-type="float">
            <text:p>6.6477649613</text:p>
          </table:table-cell>
          <table:table-cell table:formula="of:=POWER([.C2429]-6.75;2)" office:value-type="float" office:value="0.0104520031379905" calcext:value-type="float">
            <text:p>0.0104520031</text:p>
          </table:table-cell>
          <table:table-cell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6.641421" calcext:value-type="float">
            <text:p>6.641421</text:p>
          </table:table-cell>
          <table:table-cell office:value-type="float" office:value="6.6478274645" calcext:value-type="float">
            <text:p>6.6478274645</text:p>
          </table:table-cell>
          <table:table-cell table:formula="of:=POWER([.C2430]-6.75;2)" office:value-type="float" office:value="0.0104392270104988" calcext:value-type="float">
            <text:p>0.010439227</text:p>
          </table:table-cell>
          <table:table-cell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6.638223" calcext:value-type="float">
            <text:p>6.638223</text:p>
          </table:table-cell>
          <table:table-cell office:value-type="float" office:value="6.6478942129" calcext:value-type="float">
            <text:p>6.6478942129</text:p>
          </table:table-cell>
          <table:table-cell table:formula="of:=POWER([.C2431]-6.75;2)" office:value-type="float" office:value="0.0104255917593106" calcext:value-type="float">
            <text:p>0.0104255918</text:p>
          </table:table-cell>
          <table:table-cell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6.635303" calcext:value-type="float">
            <text:p>6.635303</text:p>
          </table:table-cell>
          <table:table-cell office:value-type="float" office:value="6.6479649355" calcext:value-type="float">
            <text:p>6.6479649355</text:p>
          </table:table-cell>
          <table:table-cell table:formula="of:=POWER([.C2432]-6.75;2)" office:value-type="float" office:value="0.0104111543875191" calcext:value-type="float">
            <text:p>0.0104111544</text:p>
          </table:table-cell>
          <table:table-cell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6.632655" calcext:value-type="float">
            <text:p>6.632655</text:p>
          </table:table-cell>
          <table:table-cell office:value-type="float" office:value="6.6480392753" calcext:value-type="float">
            <text:p>6.6480392753</text:p>
          </table:table-cell>
          <table:table-cell table:formula="of:=POWER([.C2433]-6.75;2)" office:value-type="float" office:value="0.0103959893813491" calcext:value-type="float">
            <text:p>0.0103959894</text:p>
          </table:table-cell>
          <table:table-cell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6.630272" calcext:value-type="float">
            <text:p>6.630272</text:p>
          </table:table-cell>
          <table:table-cell office:value-type="float" office:value="6.6481167828" calcext:value-type="float">
            <text:p>6.6481167828</text:p>
          </table:table-cell>
          <table:table-cell table:formula="of:=POWER([.C2434]-6.75;2)" office:value-type="float" office:value="0.0103801899470224" calcext:value-type="float">
            <text:p>0.0103801899</text:p>
          </table:table-cell>
          <table:table-cell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6.628145" calcext:value-type="float">
            <text:p>6.628145</text:p>
          </table:table-cell>
          <table:table-cell office:value-type="float" office:value="6.6481969097" calcext:value-type="float">
            <text:p>6.6481969097</text:p>
          </table:table-cell>
          <table:table-cell table:formula="of:=POWER([.C2435]-6.75;2)" office:value-type="float" office:value="0.0103638691946299" calcext:value-type="float">
            <text:p>0.0103638692</text:p>
          </table:table-cell>
          <table:table-cell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6.626267" calcext:value-type="float">
            <text:p>6.626267</text:p>
          </table:table-cell>
          <table:table-cell office:value-type="float" office:value="6.6482790172" calcext:value-type="float">
            <text:p>6.6482790172</text:p>
          </table:table-cell>
          <table:table-cell table:formula="of:=POWER([.C2436]-6.75;2)" office:value-type="float" office:value="0.0103471583417979" calcext:value-type="float">
            <text:p>0.0103471583</text:p>
          </table:table-cell>
          <table:table-cell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6.624633" calcext:value-type="float">
            <text:p>6.624633</text:p>
          </table:table-cell>
          <table:table-cell office:value-type="float" office:value="6.6483623785" calcext:value-type="float">
            <text:p>6.6483623785</text:p>
          </table:table-cell>
          <table:table-cell table:formula="of:=POWER([.C2437]-6.75;2)" office:value-type="float" office:value="0.0103302061041773" calcext:value-type="float">
            <text:p>0.0103302061</text:p>
          </table:table-cell>
          <table:table-cell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6.623239" calcext:value-type="float">
            <text:p>6.623239</text:p>
          </table:table-cell>
          <table:table-cell office:value-type="float" office:value="6.6484461742" calcext:value-type="float">
            <text:p>6.6484461742</text:p>
          </table:table-cell>
          <table:table-cell table:formula="of:=POWER([.C2438]-6.75;2)" office:value-type="float" office:value="0.0103131795346167" calcext:value-type="float">
            <text:p>0.0103131795</text:p>
          </table:table-cell>
          <table:table-cell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6.622083" calcext:value-type="float">
            <text:p>6.622083</text:p>
          </table:table-cell>
          <table:table-cell office:value-type="float" office:value="6.6485295054" calcext:value-type="float">
            <text:p>6.6485295054</text:p>
          </table:table-cell>
          <table:table-cell table:formula="of:=POWER([.C2439]-6.75;2)" office:value-type="float" office:value="0.0102962612743686" calcext:value-type="float">
            <text:p>0.0102962613</text:p>
          </table:table-cell>
          <table:table-cell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6.621163" calcext:value-type="float">
            <text:p>6.621163</text:p>
          </table:table-cell>
          <table:table-cell office:value-type="float" office:value="6.6486114022" calcext:value-type="float">
            <text:p>6.6486114022</text:p>
          </table:table-cell>
          <table:table-cell table:formula="of:=POWER([.C2440]-6.75;2)" office:value-type="float" office:value="0.0102796477638501" calcext:value-type="float">
            <text:p>0.0102796478</text:p>
          </table:table-cell>
          <table:table-cell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6.620481" calcext:value-type="float">
            <text:p>6.620481</text:p>
          </table:table-cell>
          <table:table-cell office:value-type="float" office:value="6.6486908387" calcext:value-type="float">
            <text:p>6.6486908387</text:p>
          </table:table-cell>
          <table:table-cell table:formula="of:=POWER([.C2441]-6.75;2)" office:value-type="float" office:value="0.0102635461633094" calcext:value-type="float">
            <text:p>0.0102635462</text:p>
          </table:table-cell>
          <table:table-cell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6.620038" calcext:value-type="float">
            <text:p>6.620038</text:p>
          </table:table-cell>
          <table:table-cell office:value-type="float" office:value="6.6487667419" calcext:value-type="float">
            <text:p>6.6487667419</text:p>
          </table:table-cell>
          <table:table-cell table:formula="of:=POWER([.C2442]-6.75;2)" office:value-type="float" office:value="0.0102481725455412" calcext:value-type="float">
            <text:p>0.0102481725</text:p>
          </table:table-cell>
          <table:table-cell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6.619831" calcext:value-type="float">
            <text:p>6.619831</text:p>
          </table:table-cell>
          <table:table-cell office:value-type="float" office:value="6.6488380151" calcext:value-type="float">
            <text:p>6.6488380151</text:p>
          </table:table-cell>
          <table:table-cell table:formula="of:=POWER([.C2443]-6.75;2)" office:value-type="float" office:value="0.0102337471889078" calcext:value-type="float">
            <text:p>0.0102337472</text:p>
          </table:table-cell>
          <table:table-cell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6.619858" calcext:value-type="float">
            <text:p>6.619858</text:p>
          </table:table-cell>
          <table:table-cell office:value-type="float" office:value="6.6489035656" calcext:value-type="float">
            <text:p>6.6489035656</text:p>
          </table:table-cell>
          <table:table-cell table:formula="of:=POWER([.C2444]-6.75;2)" office:value-type="float" office:value="0.0102204890483934" calcext:value-type="float">
            <text:p>0.010220489</text:p>
          </table:table-cell>
          <table:table-cell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6.620112" calcext:value-type="float">
            <text:p>6.620112</text:p>
          </table:table-cell>
          <table:table-cell office:value-type="float" office:value="6.6489623247" calcext:value-type="float">
            <text:p>6.6489623247</text:p>
          </table:table-cell>
          <table:table-cell table:formula="of:=POWER([.C2445]-6.75;2)" office:value-type="float" office:value="0.0102086118300282" calcext:value-type="float">
            <text:p>0.0102086118</text:p>
          </table:table-cell>
          <table:table-cell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6.620578" calcext:value-type="float">
            <text:p>6.620578</text:p>
          </table:table-cell>
          <table:table-cell office:value-type="float" office:value="6.6490132753" calcext:value-type="float">
            <text:p>6.6490132753</text:p>
          </table:table-cell>
          <table:table-cell table:formula="of:=POWER([.C2446]-6.75;2)" office:value-type="float" office:value="0.0101983185656336" calcext:value-type="float">
            <text:p>0.0101983186</text:p>
          </table:table-cell>
          <table:table-cell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6.621236" calcext:value-type="float">
            <text:p>6.621236</text:p>
          </table:table-cell>
          <table:table-cell office:value-type="float" office:value="6.6490554882" calcext:value-type="float">
            <text:p>6.6490554882</text:p>
          </table:table-cell>
          <table:table-cell table:formula="of:=POWER([.C2447]-6.75;2)" office:value-type="float" office:value="0.0101897944625403" calcext:value-type="float">
            <text:p>0.0101897945</text:p>
          </table:table-cell>
          <table:table-cell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6.622057" calcext:value-type="float">
            <text:p>6.622057</text:p>
          </table:table-cell>
          <table:table-cell office:value-type="float" office:value="6.6490881505" calcext:value-type="float">
            <text:p>6.6490881505</text:p>
          </table:table-cell>
          <table:table-cell table:formula="of:=POWER([.C2448]-6.75;2)" office:value-type="float" office:value="0.0101832013695107" calcext:value-type="float">
            <text:p>0.0101832014</text:p>
          </table:table-cell>
          <table:table-cell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6.623" calcext:value-type="float">
            <text:p>6.623</text:p>
          </table:table-cell>
          <table:table-cell office:value-type="float" office:value="6.6491105957" calcext:value-type="float">
            <text:p>6.6491105957</text:p>
          </table:table-cell>
          <table:table-cell table:formula="of:=POWER([.C2449]-6.75;2)" office:value-type="float" office:value="0.0101786719000089" calcext:value-type="float">
            <text:p>0.0101786719</text:p>
          </table:table-cell>
          <table:table-cell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6.624015" calcext:value-type="float">
            <text:p>6.624015</text:p>
          </table:table-cell>
          <table:table-cell office:value-type="float" office:value="6.6491223398" calcext:value-type="float">
            <text:p>6.6491223398</text:p>
          </table:table-cell>
          <table:table-cell table:formula="of:=POWER([.C2450]-6.75;2)" office:value-type="float" office:value="0.0101763023274267" calcext:value-type="float">
            <text:p>0.0101763023</text:p>
          </table:table-cell>
          <table:table-cell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6.625041" calcext:value-type="float">
            <text:p>6.625041</text:p>
          </table:table-cell>
          <table:table-cell office:value-type="float" office:value="6.6491231097" calcext:value-type="float">
            <text:p>6.6491231097</text:p>
          </table:table-cell>
          <table:table-cell table:formula="of:=POWER([.C2451]-6.75;2)" office:value-type="float" office:value="0.0101761469965983" calcext:value-type="float">
            <text:p>0.010176147</text:p>
          </table:table-cell>
          <table:table-cell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6.626004" calcext:value-type="float">
            <text:p>6.626004</text:p>
          </table:table-cell>
          <table:table-cell office:value-type="float" office:value="6.6491128645" calcext:value-type="float">
            <text:p>6.6491128645</text:p>
          </table:table-cell>
          <table:table-cell table:formula="of:=POWER([.C2452]-6.75;2)" office:value-type="float" office:value="0.0101782141093953" calcext:value-type="float">
            <text:p>0.0101782141</text:p>
          </table:table-cell>
          <table:table-cell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6.626821" calcext:value-type="float">
            <text:p>6.626821</text:p>
          </table:table-cell>
          <table:table-cell office:value-type="float" office:value="6.6490918258" calcext:value-type="float">
            <text:p>6.6490918258</text:p>
          </table:table-cell>
          <table:table-cell table:formula="of:=POWER([.C2453]-6.75;2)" office:value-type="float" office:value="0.0101824596203775" calcext:value-type="float">
            <text:p>0.0101824596</text:p>
          </table:table-cell>
          <table:table-cell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6.627398" calcext:value-type="float">
            <text:p>6.627398</text:p>
          </table:table-cell>
          <table:table-cell office:value-type="float" office:value="6.6490604903" calcext:value-type="float">
            <text:p>6.6490604903</text:p>
          </table:table-cell>
          <table:table-cell table:formula="of:=POWER([.C2454]-6.75;2)" office:value-type="float" office:value="0.0101887846184764" calcext:value-type="float">
            <text:p>0.0101887846</text:p>
          </table:table-cell>
          <table:table-cell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6.627635" calcext:value-type="float">
            <text:p>6.627635</text:p>
          </table:table-cell>
          <table:table-cell office:value-type="float" office:value="6.6490196409" calcext:value-type="float">
            <text:p>6.6490196409</text:p>
          </table:table-cell>
          <table:table-cell table:formula="of:=POWER([.C2455]-6.75;2)" office:value-type="float" office:value="0.010197032923965" calcext:value-type="float">
            <text:p>0.0101970329</text:p>
          </table:table-cell>
          <table:table-cell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6.627425" calcext:value-type="float">
            <text:p>6.627425</text:p>
          </table:table-cell>
          <table:table-cell office:value-type="float" office:value="6.6489703505" calcext:value-type="float">
            <text:p>6.6489703505</text:p>
          </table:table-cell>
          <table:table-cell table:formula="of:=POWER([.C2456]-6.75;2)" office:value-type="float" office:value="0.0102069900780929" calcext:value-type="float">
            <text:p>0.0102069901</text:p>
          </table:table-cell>
          <table:table-cell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6.626657" calcext:value-type="float">
            <text:p>6.626657</text:p>
          </table:table-cell>
          <table:table-cell office:value-type="float" office:value="6.6489139785" calcext:value-type="float">
            <text:p>6.6489139785</text:p>
          </table:table-cell>
          <table:table-cell table:formula="of:=POWER([.C2457]-6.75;2)" office:value-type="float" office:value="0.0102183837426986" calcext:value-type="float">
            <text:p>0.0102183837</text:p>
          </table:table-cell>
          <table:table-cell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6.625221" calcext:value-type="float">
            <text:p>6.625221</text:p>
          </table:table-cell>
          <table:table-cell office:value-type="float" office:value="6.6488521634" calcext:value-type="float">
            <text:p>6.6488521634</text:p>
          </table:table-cell>
          <table:table-cell table:formula="of:=POWER([.C2458]-6.75;2)" office:value-type="float" office:value="0.0102308848488603" calcext:value-type="float">
            <text:p>0.0102308848</text:p>
          </table:table-cell>
          <table:table-cell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6.623008" calcext:value-type="float">
            <text:p>6.623008</text:p>
          </table:table-cell>
          <table:table-cell office:value-type="float" office:value="6.6487867957" calcext:value-type="float">
            <text:p>6.6487867957</text:p>
          </table:table-cell>
          <table:table-cell table:formula="of:=POWER([.C2459]-6.75;2)" office:value-type="float" office:value="0.0102441127246736" calcext:value-type="float">
            <text:p>0.0102441127</text:p>
          </table:table-cell>
          <table:table-cell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6.619918" calcext:value-type="float">
            <text:p>6.619918</text:p>
          </table:table-cell>
          <table:table-cell office:value-type="float" office:value="6.6487200022" calcext:value-type="float">
            <text:p>6.6487200022</text:p>
          </table:table-cell>
          <table:table-cell table:formula="of:=POWER([.C2460]-6.75;2)" office:value-type="float" office:value="0.010257637954368" calcext:value-type="float">
            <text:p>0.010257638</text:p>
          </table:table-cell>
          <table:table-cell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6.615859" calcext:value-type="float">
            <text:p>6.615859</text:p>
          </table:table-cell>
          <table:table-cell office:value-type="float" office:value="6.6486541032" calcext:value-type="float">
            <text:p>6.6486541032</text:p>
          </table:table-cell>
          <table:table-cell table:formula="of:=POWER([.C2461]-6.75;2)" office:value-type="float" office:value="0.0102709907981962" calcext:value-type="float">
            <text:p>0.0102709908</text:p>
          </table:table-cell>
          <table:table-cell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6.610754" calcext:value-type="float">
            <text:p>6.610754</text:p>
          </table:table-cell>
          <table:table-cell office:value-type="float" office:value="6.6485915763" calcext:value-type="float">
            <text:p>6.6485915763</text:p>
          </table:table-cell>
          <table:table-cell table:formula="of:=POWER([.C2462]-6.75;2)" office:value-type="float" office:value="0.0102836683973187" calcext:value-type="float">
            <text:p>0.0102836684</text:p>
          </table:table-cell>
          <table:table-cell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6.604541" calcext:value-type="float">
            <text:p>6.604541</text:p>
          </table:table-cell>
          <table:table-cell office:value-type="float" office:value="6.6485350086" calcext:value-type="float">
            <text:p>6.6485350086</text:p>
          </table:table-cell>
          <table:table-cell table:formula="of:=POWER([.C2463]-6.75;2)" office:value-type="float" office:value="0.0102951444798021" calcext:value-type="float">
            <text:p>0.0102951445</text:p>
          </table:table-cell>
          <table:table-cell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6.597181" calcext:value-type="float">
            <text:p>6.597181</text:p>
          </table:table-cell>
          <table:table-cell office:value-type="float" office:value="6.6484870495" calcext:value-type="float">
            <text:p>6.6484870495</text:p>
          </table:table-cell>
          <table:table-cell table:formula="of:=POWER([.C2464]-6.75;2)" office:value-type="float" office:value="0.0103048791192155" calcext:value-type="float">
            <text:p>0.0103048791</text:p>
          </table:table-cell>
          <table:table-cell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6.588655" calcext:value-type="float">
            <text:p>6.588655</text:p>
          </table:table-cell>
          <table:table-cell office:value-type="float" office:value="6.6484503505" calcext:value-type="float">
            <text:p>6.6484503505</text:p>
          </table:table-cell>
          <table:table-cell table:formula="of:=POWER([.C2465]-6.75;2)" office:value-type="float" office:value="0.0103123313135728" calcext:value-type="float">
            <text:p>0.0103123313</text:p>
          </table:table-cell>
          <table:table-cell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6.578974" calcext:value-type="float">
            <text:p>6.578974</text:p>
          </table:table-cell>
          <table:table-cell office:value-type="float" office:value="6.6484275161" calcext:value-type="float">
            <text:p>6.6484275161</text:p>
          </table:table-cell>
          <table:table-cell table:formula="of:=POWER([.C2466]-6.75;2)" office:value-type="float" office:value="0.0103169694856158" calcext:value-type="float">
            <text:p>0.0103169695</text:p>
          </table:table-cell>
          <table:table-cell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6.568175" calcext:value-type="float">
            <text:p>6.568175</text:p>
          </table:table-cell>
          <table:table-cell office:value-type="float" office:value="6.6484210387" calcext:value-type="float">
            <text:p>6.6484210387</text:p>
          </table:table-cell>
          <table:table-cell table:formula="of:=POWER([.C2467]-6.75;2)" office:value-type="float" office:value="0.0103182853787868" calcext:value-type="float">
            <text:p>0.0103182854</text:p>
          </table:table-cell>
          <table:table-cell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6.556323" calcext:value-type="float">
            <text:p>6.556323</text:p>
          </table:table-cell>
          <table:table-cell office:value-type="float" office:value="6.648433243" calcext:value-type="float">
            <text:p>6.648433243</text:p>
          </table:table-cell>
          <table:table-cell table:formula="of:=POWER([.C2468]-6.75;2)" office:value-type="float" office:value="0.010315806127497" calcext:value-type="float">
            <text:p>0.0103158061</text:p>
          </table:table-cell>
          <table:table-cell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6.543516" calcext:value-type="float">
            <text:p>6.543516</text:p>
          </table:table-cell>
          <table:table-cell office:value-type="float" office:value="6.6484662387" calcext:value-type="float">
            <text:p>6.6484662387</text:p>
          </table:table-cell>
          <table:table-cell table:formula="of:=POWER([.C2469]-6.75;2)" office:value-type="float" office:value="0.0103091046837253" calcext:value-type="float">
            <text:p>0.0103091047</text:p>
          </table:table-cell>
          <table:table-cell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6.529882" calcext:value-type="float">
            <text:p>6.529882</text:p>
          </table:table-cell>
          <table:table-cell office:value-type="float" office:value="6.6485218559" calcext:value-type="float">
            <text:p>6.6485218559</text:p>
          </table:table-cell>
          <table:table-cell table:formula="of:=POWER([.C2470]-6.75;2)" office:value-type="float" office:value="0.0102978137299803" calcext:value-type="float">
            <text:p>0.0102978137</text:p>
          </table:table-cell>
          <table:table-cell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6.515576" calcext:value-type="float">
            <text:p>6.515576</text:p>
          </table:table-cell>
          <table:table-cell office:value-type="float" office:value="6.6486016" calcext:value-type="float">
            <text:p>6.6486016</text:p>
          </table:table-cell>
          <table:table-cell table:formula="of:=POWER([.C2471]-6.75;2)" office:value-type="float" office:value="0.01028163552256" calcext:value-type="float">
            <text:p>0.0102816355</text:p>
          </table:table-cell>
          <table:table-cell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6.500784" calcext:value-type="float">
            <text:p>6.500784</text:p>
          </table:table-cell>
          <table:table-cell office:value-type="float" office:value="6.6487066108" calcext:value-type="float">
            <text:p>6.6487066108</text:p>
          </table:table-cell>
          <table:table-cell table:formula="of:=POWER([.C2472]-6.75;2)" office:value-type="float" office:value="0.0102603506956227" calcext:value-type="float">
            <text:p>0.0102603507</text:p>
          </table:table-cell>
          <table:table-cell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6.485717" calcext:value-type="float">
            <text:p>6.485717</text:p>
          </table:table-cell>
          <table:table-cell office:value-type="float" office:value="6.6488376237" calcext:value-type="float">
            <text:p>6.6488376237</text:p>
          </table:table-cell>
          <table:table-cell table:formula="of:=POWER([.C2473]-6.75;2)" office:value-type="float" office:value="0.0102338263786627" calcext:value-type="float">
            <text:p>0.0102338264</text:p>
          </table:table-cell>
          <table:table-cell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6.470607" calcext:value-type="float">
            <text:p>6.470607</text:p>
          </table:table-cell>
          <table:table-cell office:value-type="float" office:value="6.6489949333" calcext:value-type="float">
            <text:p>6.6489949333</text:p>
          </table:table-cell>
          <table:table-cell table:formula="of:=POWER([.C2474]-6.75;2)" office:value-type="float" office:value="0.0102020234990714" calcext:value-type="float">
            <text:p>0.0102020235</text:p>
          </table:table-cell>
          <table:table-cell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6.455706" calcext:value-type="float">
            <text:p>6.455706</text:p>
          </table:table-cell>
          <table:table-cell office:value-type="float" office:value="6.6491783806" calcext:value-type="float">
            <text:p>6.6491783806</text:p>
          </table:table-cell>
          <table:table-cell table:formula="of:=POWER([.C2475]-6.75;2)" office:value-type="float" office:value="0.0101649989384384" calcext:value-type="float">
            <text:p>0.0101649989</text:p>
          </table:table-cell>
          <table:table-cell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6.441277" calcext:value-type="float">
            <text:p>6.441277</text:p>
          </table:table-cell>
          <table:table-cell office:value-type="float" office:value="6.6493873312" calcext:value-type="float">
            <text:p>6.6493873312</text:p>
          </table:table-cell>
          <table:table-cell table:formula="of:=POWER([.C2476]-6.75;2)" office:value-type="float" office:value="0.0101229091230585" calcext:value-type="float">
            <text:p>0.0101229091</text:p>
          </table:table-cell>
          <table:table-cell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6.427591" calcext:value-type="float">
            <text:p>6.427591</text:p>
          </table:table-cell>
          <table:table-cell office:value-type="float" office:value="6.649620671" calcext:value-type="float">
            <text:p>6.649620671</text:p>
          </table:table-cell>
          <table:table-cell table:formula="of:=POWER([.C2477]-6.75;2)" office:value-type="float" office:value="0.0100760096904902" calcext:value-type="float">
            <text:p>0.0100760097</text:p>
          </table:table-cell>
          <table:table-cell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6.414922" calcext:value-type="float">
            <text:p>6.414922</text:p>
          </table:table-cell>
          <table:table-cell office:value-type="float" office:value="6.6498768172" calcext:value-type="float">
            <text:p>6.6498768172</text:p>
          </table:table-cell>
          <table:table-cell table:formula="of:=POWER([.C2478]-6.75;2)" office:value-type="float" office:value="0.0100246517340022" calcext:value-type="float">
            <text:p>0.0100246517</text:p>
          </table:table-cell>
          <table:table-cell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6.403536" calcext:value-type="float">
            <text:p>6.403536</text:p>
          </table:table-cell>
          <table:table-cell office:value-type="float" office:value="6.6501537247" calcext:value-type="float">
            <text:p>6.6501537247</text:p>
          </table:table-cell>
          <table:table-cell table:formula="of:=POWER([.C2479]-6.75;2)" office:value-type="float" office:value="0.00996927869128339" calcext:value-type="float">
            <text:p>0.0099692787</text:p>
          </table:table-cell>
          <table:table-cell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6.393688" calcext:value-type="float">
            <text:p>6.393688</text:p>
          </table:table-cell>
          <table:table-cell office:value-type="float" office:value="6.6504489161" calcext:value-type="float">
            <text:p>6.6504489161</text:p>
          </table:table-cell>
          <table:table-cell table:formula="of:=POWER([.C2480]-6.75;2)" office:value-type="float" office:value="0.0099104183056648" calcext:value-type="float">
            <text:p>0.0099104183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6.385613" calcext:value-type="float">
            <text:p>6.385613</text:p>
          </table:table-cell>
          <table:table-cell office:value-type="float" office:value="6.6507595097" calcext:value-type="float">
            <text:p>6.6507595097</text:p>
          </table:table-cell>
          <table:table-cell table:formula="of:=POWER([.C2481]-6.75;2)" office:value-type="float" office:value="0.00984867491498434" calcext:value-type="float">
            <text:p>0.0098486749</text:p>
          </table:table-cell>
          <table:table-cell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6.379517" calcext:value-type="float">
            <text:p>6.379517</text:p>
          </table:table-cell>
          <table:table-cell office:value-type="float" office:value="6.6510822667" calcext:value-type="float">
            <text:p>6.6510822667</text:p>
          </table:table-cell>
          <table:table-cell table:formula="of:=POWER([.C2482]-6.75;2)" office:value-type="float" office:value="0.00978471796121001" calcext:value-type="float">
            <text:p>0.009784718</text:p>
          </table:table-cell>
          <table:table-cell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6.375576" calcext:value-type="float">
            <text:p>6.375576</text:p>
          </table:table-cell>
          <table:table-cell office:value-type="float" office:value="6.6514136387" calcext:value-type="float">
            <text:p>6.6514136387</text:p>
          </table:table-cell>
          <table:table-cell table:formula="of:=POWER([.C2483]-6.75;2)" office:value-type="float" office:value="0.00971927063437409" calcext:value-type="float">
            <text:p>0.0097192706</text:p>
          </table:table-cell>
          <table:table-cell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6.373925" calcext:value-type="float">
            <text:p>6.373925</text:p>
          </table:table-cell>
          <table:table-cell office:value-type="float" office:value="6.6517498301" calcext:value-type="float">
            <text:p>6.6517498301</text:p>
          </table:table-cell>
          <table:table-cell table:formula="of:=POWER([.C2484]-6.75;2)" office:value-type="float" office:value="0.00965309588537887" calcext:value-type="float">
            <text:p>0.0096530959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6.374654" calcext:value-type="float">
            <text:p>6.374654</text:p>
          </table:table-cell>
          <table:table-cell office:value-type="float" office:value="6.6520868559" calcext:value-type="float">
            <text:p>6.6520868559</text:p>
          </table:table-cell>
          <table:table-cell table:formula="of:=POWER([.C2485]-6.75;2)" office:value-type="float" office:value="0.00958698378754729" calcext:value-type="float">
            <text:p>0.0095869838</text:p>
          </table:table-cell>
          <table:table-cell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6.377807" calcext:value-type="float">
            <text:p>6.377807</text:p>
          </table:table-cell>
          <table:table-cell office:value-type="float" office:value="6.6524206172" calcext:value-type="float">
            <text:p>6.6524206172</text:p>
          </table:table-cell>
          <table:table-cell table:formula="of:=POWER([.C2486]-6.75;2)" office:value-type="float" office:value="0.00952173594762898" calcext:value-type="float">
            <text:p>0.0095217359</text:p>
          </table:table-cell>
          <table:table-cell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6.383374" calcext:value-type="float">
            <text:p>6.383374</text:p>
          </table:table-cell>
          <table:table-cell office:value-type="float" office:value="6.6527469699" calcext:value-type="float">
            <text:p>6.6527469699</text:p>
          </table:table-cell>
          <table:table-cell table:formula="of:=POWER([.C2487]-6.75;2)" office:value-type="float" office:value="0.00945815186363152" calcext:value-type="float">
            <text:p>0.0094581519</text:p>
          </table:table-cell>
          <table:table-cell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6.391296" calcext:value-type="float">
            <text:p>6.391296</text:p>
          </table:table-cell>
          <table:table-cell office:value-type="float" office:value="6.6530618022" calcext:value-type="float">
            <text:p>6.6530618022</text:p>
          </table:table-cell>
          <table:table-cell table:formula="of:=POWER([.C2488]-6.75;2)" office:value-type="float" office:value="0.00939701419271195" calcext:value-type="float">
            <text:p>0.0093970142</text:p>
          </table:table-cell>
          <table:table-cell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6.401458" calcext:value-type="float">
            <text:p>6.401458</text:p>
          </table:table-cell>
          <table:table-cell office:value-type="float" office:value="6.6533611011" calcext:value-type="float">
            <text:p>6.6533611011</text:p>
          </table:table-cell>
          <table:table-cell table:formula="of:=POWER([.C2489]-6.75;2)" office:value-type="float" office:value="0.00933907678060446" calcext:value-type="float">
            <text:p>0.0093390768</text:p>
          </table:table-cell>
          <table:table-cell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6.413697" calcext:value-type="float">
            <text:p>6.413697</text:p>
          </table:table-cell>
          <table:table-cell office:value-type="float" office:value="6.6536410344" calcext:value-type="float">
            <text:p>6.6536410344</text:p>
          </table:table-cell>
          <table:table-cell table:formula="of:=POWER([.C2490]-6.75;2)" office:value-type="float" office:value="0.00928505025150205" calcext:value-type="float">
            <text:p>0.0092850503</text:p>
          </table:table-cell>
          <table:table-cell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6.427801" calcext:value-type="float">
            <text:p>6.427801</text:p>
          </table:table-cell>
          <table:table-cell office:value-type="float" office:value="6.6538980129" calcext:value-type="float">
            <text:p>6.6538980129</text:p>
          </table:table-cell>
          <table:table-cell table:formula="of:=POWER([.C2491]-6.75;2)" office:value-type="float" office:value="0.00923559192456856" calcext:value-type="float">
            <text:p>0.0092355919</text:p>
          </table:table-cell>
          <table:table-cell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6.443514" calcext:value-type="float">
            <text:p>6.443514</text:p>
          </table:table-cell>
          <table:table-cell office:value-type="float" office:value="6.6541287591" calcext:value-type="float">
            <text:p>6.6541287591</text:p>
          </table:table-cell>
          <table:table-cell table:formula="of:=POWER([.C2492]-6.75;2)" office:value-type="float" office:value="0.00919129483170587" calcext:value-type="float">
            <text:p>0.0091912948</text:p>
          </table:table-cell>
          <table:table-cell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6.460543" calcext:value-type="float">
            <text:p>6.460543</text:p>
          </table:table-cell>
          <table:table-cell office:value-type="float" office:value="6.6543303656" calcext:value-type="float">
            <text:p>6.6543303656</text:p>
          </table:table-cell>
          <table:table-cell table:formula="of:=POWER([.C2493]-6.75;2)" office:value-type="float" office:value="0.00915267894622968" calcext:value-type="float">
            <text:p>0.0091526789</text:p>
          </table:table-cell>
          <table:table-cell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6.478559" calcext:value-type="float">
            <text:p>6.478559</text:p>
          </table:table-cell>
          <table:table-cell office:value-type="float" office:value="6.6545003484" calcext:value-type="float">
            <text:p>6.6545003484</text:p>
          </table:table-cell>
          <table:table-cell table:formula="of:=POWER([.C2494]-6.75;2)" office:value-type="float" office:value="0.00912018345572137" calcext:value-type="float">
            <text:p>0.0091201835</text:p>
          </table:table-cell>
          <table:table-cell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6.497212" calcext:value-type="float">
            <text:p>6.497212</text:p>
          </table:table-cell>
          <table:table-cell office:value-type="float" office:value="6.6546366968" calcext:value-type="float">
            <text:p>6.6546366968</text:p>
          </table:table-cell>
          <table:table-cell table:formula="of:=POWER([.C2495]-6.75;2)" office:value-type="float" office:value="0.00909415959721515" calcext:value-type="float">
            <text:p>0.0090941596</text:p>
          </table:table-cell>
          <table:table-cell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6.51613" calcext:value-type="float">
            <text:p>6.51613</text:p>
          </table:table-cell>
          <table:table-cell office:value-type="float" office:value="6.6547379075" calcext:value-type="float">
            <text:p>6.6547379075</text:p>
          </table:table-cell>
          <table:table-cell table:formula="of:=POWER([.C2496]-6.75;2)" office:value-type="float" office:value="0.00907486626747848" calcext:value-type="float">
            <text:p>0.0090748663</text:p>
          </table:table-cell>
          <table:table-cell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6.534933" calcext:value-type="float">
            <text:p>6.534933</text:p>
          </table:table-cell>
          <table:table-cell office:value-type="float" office:value="6.6548030215" calcext:value-type="float">
            <text:p>6.6548030215</text:p>
          </table:table-cell>
          <table:table-cell table:formula="of:=POWER([.C2497]-6.75;2)" office:value-type="float" office:value="0.00906246471552941" calcext:value-type="float">
            <text:p>0.0090624647</text:p>
          </table:table-cell>
          <table:table-cell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6.553234" calcext:value-type="float">
            <text:p>6.553234</text:p>
          </table:table-cell>
          <table:table-cell office:value-type="float" office:value="6.6548316473" calcext:value-type="float">
            <text:p>6.6548316473</text:p>
          </table:table-cell>
          <table:table-cell table:formula="of:=POWER([.C2498]-6.75;2)" office:value-type="float" office:value="0.0090570153556316" calcext:value-type="float">
            <text:p>0.0090570154</text:p>
          </table:table-cell>
          <table:table-cell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6.570653" calcext:value-type="float">
            <text:p>6.570653</text:p>
          </table:table-cell>
          <table:table-cell office:value-type="float" office:value="6.6548239828" calcext:value-type="float">
            <text:p>6.6548239828</text:p>
          </table:table-cell>
          <table:table-cell table:formula="of:=POWER([.C2499]-6.75;2)" office:value-type="float" office:value="0.0090584742500547" calcext:value-type="float">
            <text:p>0.0090584743</text:p>
          </table:table-cell>
          <table:table-cell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6.586822" calcext:value-type="float">
            <text:p>6.586822</text:p>
          </table:table-cell>
          <table:table-cell office:value-type="float" office:value="6.6547808258" calcext:value-type="float">
            <text:p>6.6547808258</text:p>
          </table:table-cell>
          <table:table-cell table:formula="of:=POWER([.C2500]-6.75;2)" office:value-type="float" office:value="0.00906669113533002" calcext:value-type="float">
            <text:p>0.0090666911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.601389" calcext:value-type="float">
            <text:p>6.601389</text:p>
          </table:table-cell>
          <table:table-cell office:value-type="float" office:value="6.654703572" calcext:value-type="float">
            <text:p>6.654703572</text:p>
          </table:table-cell>
          <table:table-cell table:formula="of:=POWER([.C2501]-6.75;2)" office:value-type="float" office:value="0.00908140918955921" calcext:value-type="float">
            <text:p>0.0090814092</text:p>
          </table:table-cell>
          <table:table-cell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6.614027" calcext:value-type="float">
            <text:p>6.614027</text:p>
          </table:table-cell>
          <table:table-cell office:value-type="float" office:value="6.6545942194" calcext:value-type="float">
            <text:p>6.6545942194</text:p>
          </table:table-cell>
          <table:table-cell table:formula="of:=POWER([.C2502]-6.75;2)" office:value-type="float" office:value="0.00910226297189537" calcext:value-type="float">
            <text:p>0.009102263</text:p>
          </table:table-cell>
          <table:table-cell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6.624439" calcext:value-type="float">
            <text:p>6.624439</text:p>
          </table:table-cell>
          <table:table-cell office:value-type="float" office:value="6.6544553591" calcext:value-type="float">
            <text:p>6.6544553591</text:p>
          </table:table-cell>
          <table:table-cell table:formula="of:=POWER([.C2503]-6.75;2)" office:value-type="float" office:value="0.00912877840470996" calcext:value-type="float">
            <text:p>0.0091287784</text:p>
          </table:table-cell>
          <table:table-cell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6.632362" calcext:value-type="float">
            <text:p>6.632362</text:p>
          </table:table-cell>
          <table:table-cell office:value-type="float" office:value="6.654290157" calcext:value-type="float">
            <text:p>6.654290157</text:p>
          </table:table-cell>
          <table:table-cell table:formula="of:=POWER([.C2504]-6.75;2)" office:value-type="float" office:value="0.00916037404708462" calcext:value-type="float">
            <text:p>0.009160374</text:p>
          </table:table-cell>
          <table:table-cell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6.637574" calcext:value-type="float">
            <text:p>6.637574</text:p>
          </table:table-cell>
          <table:table-cell office:value-type="float" office:value="6.6541023333" calcext:value-type="float">
            <text:p>6.6541023333</text:p>
          </table:table-cell>
          <table:table-cell table:formula="of:=POWER([.C2505]-6.75;2)" office:value-type="float" office:value="0.00919636247850429" calcext:value-type="float">
            <text:p>0.0091963625</text:p>
          </table:table-cell>
          <table:table-cell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6.639895" calcext:value-type="float">
            <text:p>6.639895</text:p>
          </table:table-cell>
          <table:table-cell office:value-type="float" office:value="6.6538961226" calcext:value-type="float">
            <text:p>6.6538961226</text:p>
          </table:table-cell>
          <table:table-cell table:formula="of:=POWER([.C2506]-6.75;2)" office:value-type="float" office:value="0.00923595525131424" calcext:value-type="float">
            <text:p>0.0092359553</text:p>
          </table:table-cell>
          <table:table-cell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6.639192" calcext:value-type="float">
            <text:p>6.639192</text:p>
          </table:table-cell>
          <table:table-cell office:value-type="float" office:value="6.653676243" calcext:value-type="float">
            <text:p>6.653676243</text:p>
          </table:table-cell>
          <table:table-cell table:formula="of:=POWER([.C2507]-6.75;2)" office:value-type="float" office:value="0.00927826616259513" calcext:value-type="float">
            <text:p>0.0092782662</text:p>
          </table:table-cell>
          <table:table-cell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6.635379" calcext:value-type="float">
            <text:p>6.635379</text:p>
          </table:table-cell>
          <table:table-cell office:value-type="float" office:value="6.6534478409" calcext:value-type="float">
            <text:p>6.6534478409</text:p>
          </table:table-cell>
          <table:table-cell table:formula="of:=POWER([.C2508]-6.75;2)" office:value-type="float" office:value="0.00932231942687168" calcext:value-type="float">
            <text:p>0.0093223194</text:p>
          </table:table-cell>
          <table:table-cell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6.628424" calcext:value-type="float">
            <text:p>6.628424</text:p>
          </table:table-cell>
          <table:table-cell office:value-type="float" office:value="6.6532164301" calcext:value-type="float">
            <text:p>6.6532164301</text:p>
          </table:table-cell>
          <table:table-cell table:formula="of:=POWER([.C2509]-6.75;2)" office:value-type="float" office:value="0.00936705940258809" calcext:value-type="float">
            <text:p>0.0093670594</text:p>
          </table:table-cell>
          <table:table-cell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6.618344" calcext:value-type="float">
            <text:p>6.618344</text:p>
          </table:table-cell>
          <table:table-cell office:value-type="float" office:value="6.6529878258" calcext:value-type="float">
            <text:p>6.6529878258</text:p>
          </table:table-cell>
          <table:table-cell table:formula="of:=POWER([.C2510]-6.75;2)" office:value-type="float" office:value="0.00941136194301108" calcext:value-type="float">
            <text:p>0.0094113619</text:p>
          </table:table-cell>
          <table:table-cell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6.60521" calcext:value-type="float">
            <text:p>6.60521</text:p>
          </table:table-cell>
          <table:table-cell office:value-type="float" office:value="6.6527680559" calcext:value-type="float">
            <text:p>6.6527680559</text:p>
          </table:table-cell>
          <table:table-cell table:formula="of:=POWER([.C2511]-6.75;2)" office:value-type="float" office:value="0.00945405095346549" calcext:value-type="float">
            <text:p>0.009454051</text:p>
          </table:table-cell>
          <table:table-cell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6.589143" calcext:value-type="float">
            <text:p>6.589143</text:p>
          </table:table-cell>
          <table:table-cell office:value-type="float" office:value="6.6525632731" calcext:value-type="float">
            <text:p>6.6525632731</text:p>
          </table:table-cell>
          <table:table-cell table:formula="of:=POWER([.C2512]-6.75;2)" office:value-type="float" office:value="0.00949391574898515" calcext:value-type="float">
            <text:p>0.0094939157</text:p>
          </table:table-cell>
          <table:table-cell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6.57032" calcext:value-type="float">
            <text:p>6.57032</text:p>
          </table:table-cell>
          <table:table-cell office:value-type="float" office:value="6.6523796538" calcext:value-type="float">
            <text:p>6.6523796538</text:p>
          </table:table-cell>
          <table:table-cell table:formula="of:=POWER([.C2513]-6.75;2)" office:value-type="float" office:value="0.00952973199220791" calcext:value-type="float">
            <text:p>0.009529732</text:p>
          </table:table-cell>
          <table:table-cell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6.548964" calcext:value-type="float">
            <text:p>6.548964</text:p>
          </table:table-cell>
          <table:table-cell office:value-type="float" office:value="6.652223271" calcext:value-type="float">
            <text:p>6.652223271</text:p>
          </table:table-cell>
          <table:table-cell table:formula="of:=POWER([.C2514]-6.75;2)" office:value-type="float" office:value="0.00956028873393936" calcext:value-type="float">
            <text:p>0.0095602887</text:p>
          </table:table-cell>
          <table:table-cell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6.525348" calcext:value-type="float">
            <text:p>6.525348</text:p>
          </table:table-cell>
          <table:table-cell office:value-type="float" office:value="6.6520999806" calcext:value-type="float">
            <text:p>6.6520999806</text:p>
          </table:table-cell>
          <table:table-cell table:formula="of:=POWER([.C2515]-6.75;2)" office:value-type="float" office:value="0.00958441379852036" calcext:value-type="float">
            <text:p>0.0095844138</text:p>
          </table:table-cell>
          <table:table-cell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6.499787" calcext:value-type="float">
            <text:p>6.499787</text:p>
          </table:table-cell>
          <table:table-cell office:value-type="float" office:value="6.6520152839" calcext:value-type="float">
            <text:p>6.6520152839</text:p>
          </table:table-cell>
          <table:table-cell table:formula="of:=POWER([.C2516]-6.75;2)" office:value-type="float" office:value="0.00960100458919761" calcext:value-type="float">
            <text:p>0.0096010046</text:p>
          </table:table-cell>
          <table:table-cell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6.472638" calcext:value-type="float">
            <text:p>6.472638</text:p>
          </table:table-cell>
          <table:table-cell office:value-type="float" office:value="6.6519741935" calcext:value-type="float">
            <text:p>6.6519741935</text:p>
          </table:table-cell>
          <table:table-cell table:formula="of:=POWER([.C2517]-6.75;2)" office:value-type="float" office:value="0.00960905873997543" calcext:value-type="float">
            <text:p>0.0096090587</text:p>
          </table:table-cell>
          <table:table-cell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6.444294" calcext:value-type="float">
            <text:p>6.444294</text:p>
          </table:table-cell>
          <table:table-cell office:value-type="float" office:value="6.651981086" calcext:value-type="float">
            <text:p>6.651981086</text:p>
          </table:table-cell>
          <table:table-cell table:formula="of:=POWER([.C2518]-6.75;2)" office:value-type="float" office:value="0.00960770750173937" calcext:value-type="float">
            <text:p>0.0096077075</text:p>
          </table:table-cell>
          <table:table-cell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6.415174" calcext:value-type="float">
            <text:p>6.415174</text:p>
          </table:table-cell>
          <table:table-cell office:value-type="float" office:value="6.6520395634" calcext:value-type="float">
            <text:p>6.6520395634</text:p>
          </table:table-cell>
          <table:table-cell table:formula="of:=POWER([.C2519]-6.75;2)" office:value-type="float" office:value="0.00959624713886266" calcext:value-type="float">
            <text:p>0.0095962471</text:p>
          </table:table-cell>
          <table:table-cell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6.385722" calcext:value-type="float">
            <text:p>6.385722</text:p>
          </table:table-cell>
          <table:table-cell office:value-type="float" office:value="6.6521523161" calcext:value-type="float">
            <text:p>6.6521523161</text:p>
          </table:table-cell>
          <table:table-cell table:formula="of:=POWER([.C2520]-6.75;2)" office:value-type="float" office:value="0.00957416924459423" calcext:value-type="float">
            <text:p>0.0095741692</text:p>
          </table:table-cell>
          <table:table-cell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6.356394" calcext:value-type="float">
            <text:p>6.356394</text:p>
          </table:table-cell>
          <table:table-cell office:value-type="float" office:value="6.6523209914" calcext:value-type="float">
            <text:p>6.6523209914</text:p>
          </table:table-cell>
          <table:table-cell table:formula="of:=POWER([.C2521]-6.75;2)" office:value-type="float" office:value="0.0095411887210789" calcext:value-type="float">
            <text:p>0.0095411887</text:p>
          </table:table-cell>
          <table:table-cell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6.327652" calcext:value-type="float">
            <text:p>6.327652</text:p>
          </table:table-cell>
          <table:table-cell office:value-type="float" office:value="6.6525460817" calcext:value-type="float">
            <text:p>6.6525460817</text:p>
          </table:table-cell>
          <table:table-cell table:formula="of:=POWER([.C2522]-6.75;2)" office:value-type="float" office:value="0.00949726619202313" calcext:value-type="float">
            <text:p>0.0094972662</text:p>
          </table:table-cell>
          <table:table-cell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6.299954" calcext:value-type="float">
            <text:p>6.299954</text:p>
          </table:table-cell>
          <table:table-cell office:value-type="float" office:value="6.6528268172" calcext:value-type="float">
            <text:p>6.6528268172</text:p>
          </table:table-cell>
          <table:table-cell table:formula="of:=POWER([.C2523]-6.75;2)" office:value-type="float" office:value="0.00944262745548217" calcext:value-type="float">
            <text:p>0.0094426275</text:p>
          </table:table-cell>
          <table:table-cell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6.273744" calcext:value-type="float">
            <text:p>6.273744</text:p>
          </table:table-cell>
          <table:table-cell office:value-type="float" office:value="6.6531610946" calcext:value-type="float">
            <text:p>6.6531610946</text:p>
          </table:table-cell>
          <table:table-cell table:formula="of:=POWER([.C2524]-6.75;2)" office:value-type="float" office:value="0.0093777735990702" calcext:value-type="float">
            <text:p>0.0093777736</text:p>
          </table:table-cell>
          <table:table-cell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6.249443" calcext:value-type="float">
            <text:p>6.249443</text:p>
          </table:table-cell>
          <table:table-cell office:value-type="float" office:value="6.6535454194" calcext:value-type="float">
            <text:p>6.6535454194</text:p>
          </table:table-cell>
          <table:table-cell table:formula="of:=POWER([.C2525]-6.75;2)" office:value-type="float" office:value="0.00930348611872183" calcext:value-type="float">
            <text:p>0.0093034861</text:p>
          </table:table-cell>
          <table:table-cell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6.227435" calcext:value-type="float">
            <text:p>6.227435</text:p>
          </table:table-cell>
          <table:table-cell office:value-type="float" office:value="6.6539748731" calcext:value-type="float">
            <text:p>6.6539748731</text:p>
          </table:table-cell>
          <table:table-cell table:formula="of:=POWER([.C2526]-6.75;2)" office:value-type="float" office:value="0.00922082499616108" calcext:value-type="float">
            <text:p>0.009220825</text:p>
          </table:table-cell>
          <table:table-cell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6.208065" calcext:value-type="float">
            <text:p>6.208065</text:p>
          </table:table-cell>
          <table:table-cell office:value-type="float" office:value="6.6544431333" calcext:value-type="float">
            <text:p>6.6544431333</text:p>
          </table:table-cell>
          <table:table-cell table:formula="of:=POWER([.C2527]-6.75;2)" office:value-type="float" office:value="0.00913111477352156" calcext:value-type="float">
            <text:p>0.0091311148</text:p>
          </table:table-cell>
          <table:table-cell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6.191623" calcext:value-type="float">
            <text:p>6.191623</text:p>
          </table:table-cell>
          <table:table-cell office:value-type="float" office:value="6.6549424882" calcext:value-type="float">
            <text:p>6.6549424882</text:p>
          </table:table-cell>
          <table:table-cell table:formula="of:=POWER([.C2528]-6.75;2)" office:value-type="float" office:value="0.0090359305496072" calcext:value-type="float">
            <text:p>0.0090359305</text:p>
          </table:table-cell>
          <table:table-cell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6.178344" calcext:value-type="float">
            <text:p>6.178344</text:p>
          </table:table-cell>
          <table:table-cell office:value-type="float" office:value="6.6554639204" calcext:value-type="float">
            <text:p>6.6554639204</text:p>
          </table:table-cell>
          <table:table-cell table:formula="of:=POWER([.C2529]-6.75;2)" office:value-type="float" office:value="0.00893707034613755" calcext:value-type="float">
            <text:p>0.0089370703</text:p>
          </table:table-cell>
          <table:table-cell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6.168397" calcext:value-type="float">
            <text:p>6.168397</text:p>
          </table:table-cell>
          <table:table-cell office:value-type="float" office:value="6.6559971871" calcext:value-type="float">
            <text:p>6.6559971871</text:p>
          </table:table-cell>
          <table:table-cell table:formula="of:=POWER([.C2530]-6.75;2)" office:value-type="float" office:value="0.00883652883311247" calcext:value-type="float">
            <text:p>0.0088365288</text:p>
          </table:table-cell>
          <table:table-cell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6.161883" calcext:value-type="float">
            <text:p>6.161883</text:p>
          </table:table-cell>
          <table:table-cell office:value-type="float" office:value="6.6565309462" calcext:value-type="float">
            <text:p>6.6565309462</text:p>
          </table:table-cell>
          <table:table-cell table:formula="of:=POWER([.C2531]-6.75;2)" office:value-type="float" office:value="0.00873646401826726" calcext:value-type="float">
            <text:p>0.008736464</text:p>
          </table:table-cell>
          <table:table-cell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6.158838" calcext:value-type="float">
            <text:p>6.158838</text:p>
          </table:table-cell>
          <table:table-cell office:value-type="float" office:value="6.6570529118" calcext:value-type="float">
            <text:p>6.6570529118</text:p>
          </table:table-cell>
          <table:table-cell table:formula="of:=POWER([.C2532]-6.75;2)" office:value-type="float" office:value="0.00863916120485855" calcext:value-type="float">
            <text:p>0.0086391612</text:p>
          </table:table-cell>
          <table:table-cell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6.159227" calcext:value-type="float">
            <text:p>6.159227</text:p>
          </table:table-cell>
          <table:table-cell office:value-type="float" office:value="6.65755" calcext:value-type="float">
            <text:p>6.65755</text:p>
          </table:table-cell>
          <table:table-cell table:formula="of:=POWER([.C2533]-6.75;2)" office:value-type="float" office:value="0.0085470024999999" calcext:value-type="float">
            <text:p>0.0085470025</text:p>
          </table:table-cell>
          <table:table-cell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6.162953" calcext:value-type="float">
            <text:p>6.162953</text:p>
          </table:table-cell>
          <table:table-cell office:value-type="float" office:value="6.6580085204" calcext:value-type="float">
            <text:p>6.6580085204</text:p>
          </table:table-cell>
          <table:table-cell table:formula="of:=POWER([.C2534]-6.75;2)" office:value-type="float" office:value="0.00846243231899719" calcext:value-type="float">
            <text:p>0.0084624323</text:p>
          </table:table-cell>
          <table:table-cell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6.169861" calcext:value-type="float">
            <text:p>6.169861</text:p>
          </table:table-cell>
          <table:table-cell office:value-type="float" office:value="6.6584143613" calcext:value-type="float">
            <text:p>6.6584143613</text:p>
          </table:table-cell>
          <table:table-cell table:formula="of:=POWER([.C2535]-6.75;2)" office:value-type="float" office:value="0.0083879292160869" calcext:value-type="float">
            <text:p>0.0083879292</text:p>
          </table:table-cell>
          <table:table-cell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6.179744" calcext:value-type="float">
            <text:p>6.179744</text:p>
          </table:table-cell>
          <table:table-cell office:value-type="float" office:value="6.6587531677" calcext:value-type="float">
            <text:p>6.6587531677</text:p>
          </table:table-cell>
          <table:table-cell table:formula="of:=POWER([.C2536]-6.75;2)" office:value-type="float" office:value="0.00832598440478424" calcext:value-type="float">
            <text:p>0.0083259844</text:p>
          </table:table-cell>
          <table:table-cell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6.192353" calcext:value-type="float">
            <text:p>6.192353</text:p>
          </table:table-cell>
          <table:table-cell office:value-type="float" office:value="6.6597855151" calcext:value-type="float">
            <text:p>6.6597855151</text:p>
          </table:table-cell>
          <table:table-cell table:formula="of:=POWER([.C2537]-6.75;2)" office:value-type="float" office:value="0.00813865328577228" calcext:value-type="float">
            <text:p>0.0081386533</text:p>
          </table:table-cell>
          <table:table-cell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6.207408" calcext:value-type="float">
            <text:p>6.207408</text:p>
          </table:table-cell>
          <table:table-cell office:value-type="float" office:value="6.6607950886" calcext:value-type="float">
            <text:p>6.6607950886</text:p>
          </table:table-cell>
          <table:table-cell table:formula="of:=POWER([.C2538]-6.75;2)" office:value-type="float" office:value="0.00795751621788177" calcext:value-type="float">
            <text:p>0.0079575162</text:p>
          </table:table-cell>
          <table:table-cell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6.224607" calcext:value-type="float">
            <text:p>6.224607</text:p>
          </table:table-cell>
          <table:table-cell office:value-type="float" office:value="6.6617764459" calcext:value-type="float">
            <text:p>6.6617764459</text:p>
          </table:table-cell>
          <table:table-cell table:formula="of:=POWER([.C2539]-6.75;2)" office:value-type="float" office:value="0.0077833954980356" calcext:value-type="float">
            <text:p>0.0077833955</text:p>
          </table:table-cell>
          <table:table-cell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6.243636" calcext:value-type="float">
            <text:p>6.243636</text:p>
          </table:table-cell>
          <table:table-cell office:value-type="float" office:value="6.6627247527" calcext:value-type="float">
            <text:p>6.6627247527</text:p>
          </table:table-cell>
          <table:table-cell table:formula="of:=POWER([.C2540]-6.75;2)" office:value-type="float" office:value="0.00761696879127616" calcext:value-type="float">
            <text:p>0.0076169688</text:p>
          </table:table-cell>
          <table:table-cell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6.264183" calcext:value-type="float">
            <text:p>6.264183</text:p>
          </table:table-cell>
          <table:table-cell office:value-type="float" office:value="6.6636358152" calcext:value-type="float">
            <text:p>6.6636358152</text:p>
          </table:table-cell>
          <table:table-cell table:formula="of:=POWER([.C2541]-6.75;2)" office:value-type="float" office:value="0.00745877241616853" calcext:value-type="float">
            <text:p>0.0074587724</text:p>
          </table:table-cell>
          <table:table-cell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6.285946" calcext:value-type="float">
            <text:p>6.285946</text:p>
          </table:table-cell>
          <table:table-cell office:value-type="float" office:value="6.6645060828" calcext:value-type="float">
            <text:p>6.6645060828</text:p>
          </table:table-cell>
          <table:table-cell table:formula="of:=POWER([.C2542]-6.75;2)" office:value-type="float" office:value="0.00730920987820045" calcext:value-type="float">
            <text:p>0.0073092099</text:p>
          </table:table-cell>
          <table:table-cell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6.30864" calcext:value-type="float">
            <text:p>6.30864</text:p>
          </table:table-cell>
          <table:table-cell office:value-type="float" office:value="6.6653326332" calcext:value-type="float">
            <text:p>6.6653326332</text:p>
          </table:table-cell>
          <table:table-cell table:formula="of:=POWER([.C2543]-6.75;2)" office:value-type="float" office:value="0.0071685630008457" calcext:value-type="float">
            <text:p>0.007168563</text:p>
          </table:table-cell>
          <table:table-cell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6.332007" calcext:value-type="float">
            <text:p>6.332007</text:p>
          </table:table-cell>
          <table:table-cell office:value-type="float" office:value="6.6661131422" calcext:value-type="float">
            <text:p>6.6661131422</text:p>
          </table:table-cell>
          <table:table-cell table:formula="of:=POWER([.C2544]-6.75;2)" office:value-type="float" office:value="0.00703700491155735" calcext:value-type="float">
            <text:p>0.0070370049</text:p>
          </table:table-cell>
          <table:table-cell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6.355823" calcext:value-type="float">
            <text:p>6.355823</text:p>
          </table:table-cell>
          <table:table-cell office:value-type="float" office:value="6.6668458311" calcext:value-type="float">
            <text:p>6.6668458311</text:p>
          </table:table-cell>
          <table:table-cell table:formula="of:=POWER([.C2545]-6.75;2)" office:value-type="float" office:value="0.00691461580544975" calcext:value-type="float">
            <text:p>0.0069146158</text:p>
          </table:table-cell>
          <table:table-cell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6.379896" calcext:value-type="float">
            <text:p>6.379896</text:p>
          </table:table-cell>
          <table:table-cell office:value-type="float" office:value="6.6675293978" calcext:value-type="float">
            <text:p>6.6675293978</text:p>
          </table:table-cell>
          <table:table-cell table:formula="of:=POWER([.C2546]-6.75;2)" office:value-type="float" office:value="0.00680140022723063" calcext:value-type="float">
            <text:p>0.0068014002</text:p>
          </table:table-cell>
          <table:table-cell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6.404078" calcext:value-type="float">
            <text:p>6.404078</text:p>
          </table:table-cell>
          <table:table-cell office:value-type="float" office:value="6.6681629515" calcext:value-type="float">
            <text:p>6.6681629515</text:p>
          </table:table-cell>
          <table:table-cell table:formula="of:=POWER([.C2547]-6.75;2)" office:value-type="float" office:value="0.00669730250719131" calcext:value-type="float">
            <text:p>0.0066973025</text:p>
          </table:table-cell>
          <table:table-cell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6.428258" calcext:value-type="float">
            <text:p>6.428258</text:p>
          </table:table-cell>
          <table:table-cell office:value-type="float" office:value="6.6687459205" calcext:value-type="float">
            <text:p>6.6687459205</text:p>
          </table:table-cell>
          <table:table-cell table:formula="of:=POWER([.C2548]-6.75;2)" office:value-type="float" office:value="0.0066022254353923" calcext:value-type="float">
            <text:p>0.0066022254</text:p>
          </table:table-cell>
          <table:table-cell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6.452366" calcext:value-type="float">
            <text:p>6.452366</text:p>
          </table:table-cell>
          <table:table-cell office:value-type="float" office:value="6.6692779735" calcext:value-type="float">
            <text:p>6.6692779735</text:p>
          </table:table-cell>
          <table:table-cell table:formula="of:=POWER([.C2549]-6.75;2)" office:value-type="float" office:value="0.00651604556226673" calcext:value-type="float">
            <text:p>0.0065160456</text:p>
          </table:table-cell>
          <table:table-cell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6.476373" calcext:value-type="float">
            <text:p>6.476373</text:p>
          </table:table-cell>
          <table:table-cell office:value-type="float" office:value="6.6697589313" calcext:value-type="float">
            <text:p>6.6697589313</text:p>
          </table:table-cell>
          <table:table-cell table:formula="of:=POWER([.C2550]-6.75;2)" office:value-type="float" office:value="0.00643862910611818" calcext:value-type="float">
            <text:p>0.0064386291</text:p>
          </table:table-cell>
          <table:table-cell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6.500287" calcext:value-type="float">
            <text:p>6.500287</text:p>
          </table:table-cell>
          <table:table-cell office:value-type="float" office:value="6.6701886778" calcext:value-type="float">
            <text:p>6.6701886778</text:p>
          </table:table-cell>
          <table:table-cell table:formula="of:=POWER([.C2551]-6.75;2)" office:value-type="float" office:value="0.00636984715131226" calcext:value-type="float">
            <text:p>0.0063698472</text:p>
          </table:table-cell>
          <table:table-cell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6.524157" calcext:value-type="float">
            <text:p>6.524157</text:p>
          </table:table-cell>
          <table:table-cell office:value-type="float" office:value="6.670567078" calcext:value-type="float">
            <text:p>6.670567078</text:p>
          </table:table-cell>
          <table:table-cell table:formula="of:=POWER([.C2552]-6.75;2)" office:value-type="float" office:value="0.00630958909745802" calcext:value-type="float">
            <text:p>0.0063095891</text:p>
          </table:table-cell>
          <table:table-cell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6.548074" calcext:value-type="float">
            <text:p>6.548074</text:p>
          </table:table-cell>
          <table:table-cell office:value-type="float" office:value="6.6708938862" calcext:value-type="float">
            <text:p>6.6708938862</text:p>
          </table:table-cell>
          <table:table-cell table:formula="of:=POWER([.C2553]-6.75;2)" office:value-type="float" office:value="0.00625777724053855" calcext:value-type="float">
            <text:p>0.0062577772</text:p>
          </table:table-cell>
          <table:table-cell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6.572184" calcext:value-type="float">
            <text:p>6.572184</text:p>
          </table:table-cell>
          <table:table-cell office:value-type="float" office:value="6.671168651" calcext:value-type="float">
            <text:p>6.671168651</text:p>
          </table:table-cell>
          <table:table-cell table:formula="of:=POWER([.C2554]-6.75;2)" office:value-type="float" office:value="0.00621438158515975" calcext:value-type="float">
            <text:p>0.0062143816</text:p>
          </table:table-cell>
          <table:table-cell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6.596718" calcext:value-type="float">
            <text:p>6.596718</text:p>
          </table:table-cell>
          <table:table-cell office:value-type="float" office:value="6.6713905897" calcext:value-type="float">
            <text:p>6.6713905897</text:p>
          </table:table-cell>
          <table:table-cell table:formula="of:=POWER([.C2555]-6.75;2)" office:value-type="float" office:value="0.0061794393877138" calcext:value-type="float">
            <text:p>0.0061794394</text:p>
          </table:table-cell>
          <table:table-cell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6.62205" calcext:value-type="float">
            <text:p>6.62205</text:p>
          </table:table-cell>
          <table:table-cell office:value-type="float" office:value="6.6715583933" calcext:value-type="float">
            <text:p>6.6715583933</text:p>
          </table:table-cell>
          <table:table-cell table:formula="of:=POWER([.C2556]-6.75;2)" office:value-type="float" office:value="0.00615308566167752" calcext:value-type="float">
            <text:p>0.0061530857</text:p>
          </table:table-cell>
          <table:table-cell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6.648854" calcext:value-type="float">
            <text:p>6.648854</text:p>
          </table:table-cell>
          <table:table-cell office:value-type="float" office:value="6.6716698986" calcext:value-type="float">
            <text:p>6.6716698986</text:p>
          </table:table-cell>
          <table:table-cell table:formula="of:=POWER([.C2557]-6.75;2)" office:value-type="float" office:value="0.00613560478533424" calcext:value-type="float">
            <text:p>0.0061356048</text:p>
          </table:table-cell>
          <table:table-cell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6.678493" calcext:value-type="float">
            <text:p>6.678493</text:p>
          </table:table-cell>
          <table:table-cell office:value-type="float" office:value="6.6717214018" calcext:value-type="float">
            <text:p>6.6717214018</text:p>
          </table:table-cell>
          <table:table-cell table:formula="of:=POWER([.C2558]-6.75;2)" office:value-type="float" office:value="0.00612753893615702" calcext:value-type="float">
            <text:p>0.0061275389</text:p>
          </table:table-cell>
          <table:table-cell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6.714243" calcext:value-type="float">
            <text:p>6.714243</text:p>
          </table:table-cell>
          <table:table-cell office:value-type="float" office:value="6.6717060814" calcext:value-type="float">
            <text:p>6.6717060814</text:p>
          </table:table-cell>
          <table:table-cell table:formula="of:=POWER([.C2559]-6.75;2)" office:value-type="float" office:value="0.00612993768974343" calcext:value-type="float">
            <text:p>0.0061299377</text:p>
          </table:table-cell>
          <table:table-cell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6.766383" calcext:value-type="float">
            <text:p>6.766383</text:p>
          </table:table-cell>
          <table:table-cell office:value-type="float" office:value="6.6716096259" calcext:value-type="float">
            <text:p>6.6716096259</text:p>
          </table:table-cell>
          <table:table-cell table:formula="of:=POWER([.C2560]-6.75;2)" office:value-type="float" office:value="0.00614505075153789" calcext:value-type="float">
            <text:p>0.0061450508</text:p>
          </table:table-cell>
          <table:table-cell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6.891367" calcext:value-type="float">
            <text:p>6.891367</text:p>
          </table:table-cell>
          <table:table-cell office:value-type="float" office:value="6.6713942318" calcext:value-type="float">
            <text:p>6.6713942318</text:p>
          </table:table-cell>
          <table:table-cell table:formula="of:=POWER([.C2561]-6.75;2)" office:value-type="float" office:value="0.00617886679431215" calcext:value-type="float">
            <text:p>0.0061788668</text:p>
          </table:table-cell>
          <table:table-cell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4.892236" calcext:value-type="float">
            <text:p>4.892236</text:p>
          </table:table-cell>
          <table:table-cell office:value-type="float" office:value="6.6708931549" calcext:value-type="float">
            <text:p>6.6708931549</text:p>
          </table:table-cell>
          <table:table-cell table:formula="of:=POWER([.C2562]-6.75;2)" office:value-type="float" office:value="0.00625789294167541" calcext:value-type="float">
            <text:p>0.0062578929</text:p>
          </table:table-cell>
          <table:table-cell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6.559218" calcext:value-type="float">
            <text:p>6.559218</text:p>
          </table:table-cell>
          <table:table-cell office:value-type="float" office:value="6.674954016" calcext:value-type="float">
            <text:p>6.674954016</text:p>
          </table:table-cell>
          <table:table-cell table:formula="of:=POWER([.C2563]-6.75;2)" office:value-type="float" office:value="0.00563189971452825" calcext:value-type="float">
            <text:p>0.0056318997</text:p>
          </table:table-cell>
          <table:table-cell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6.653184" calcext:value-type="float">
            <text:p>6.653184</text:p>
          </table:table-cell>
          <table:table-cell office:value-type="float" office:value="6.6752188581" calcext:value-type="float">
            <text:p>6.6752188581</text:p>
          </table:table-cell>
          <table:table-cell table:formula="of:=POWER([.C2564]-6.75;2)" office:value-type="float" office:value="0.00559221918386793" calcext:value-type="float">
            <text:p>0.0055922192</text:p>
          </table:table-cell>
          <table:table-cell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6.695322" calcext:value-type="float">
            <text:p>6.695322</text:p>
          </table:table-cell>
          <table:table-cell office:value-type="float" office:value="6.6752693968" calcext:value-type="float">
            <text:p>6.6752693968</text:p>
          </table:table-cell>
          <table:table-cell table:formula="of:=POWER([.C2565]-6.75;2)" office:value-type="float" office:value="0.00558466305463584" calcext:value-type="float">
            <text:p>0.0055846631</text:p>
          </table:table-cell>
          <table:table-cell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6.722361" calcext:value-type="float">
            <text:p>6.722361</text:p>
          </table:table-cell>
          <table:table-cell office:value-type="float" office:value="6.6752232989" calcext:value-type="float">
            <text:p>6.6752232989</text:p>
          </table:table-cell>
          <table:table-cell table:formula="of:=POWER([.C2566]-6.75;2)" office:value-type="float" office:value="0.00559155502739878" calcext:value-type="float">
            <text:p>0.005591555</text:p>
          </table:table-cell>
          <table:table-cell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6.742071" calcext:value-type="float">
            <text:p>6.742071</text:p>
          </table:table-cell>
          <table:table-cell office:value-type="float" office:value="6.6751146866" calcext:value-type="float">
            <text:p>6.6751146866</text:p>
          </table:table-cell>
          <table:table-cell table:formula="of:=POWER([.C2567]-6.75;2)" office:value-type="float" office:value="0.00560781016301626" calcext:value-type="float">
            <text:p>0.0056078102</text:p>
          </table:table-cell>
          <table:table-cell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6.756999" calcext:value-type="float">
            <text:p>6.756999</text:p>
          </table:table-cell>
          <table:table-cell office:value-type="float" office:value="6.6749600531" calcext:value-type="float">
            <text:p>6.6749600531</text:p>
          </table:table-cell>
          <table:table-cell table:formula="of:=POWER([.C2568]-6.75;2)" office:value-type="float" office:value="0.00563099363075476" calcext:value-type="float">
            <text:p>0.0056309936</text:p>
          </table:table-cell>
          <table:table-cell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6.768162" calcext:value-type="float">
            <text:p>6.768162</text:p>
          </table:table-cell>
          <table:table-cell office:value-type="float" office:value="6.6747701481" calcext:value-type="float">
            <text:p>6.6747701481</text:p>
          </table:table-cell>
          <table:table-cell table:formula="of:=POWER([.C2569]-6.75;2)" office:value-type="float" office:value="0.00565953061689588" calcext:value-type="float">
            <text:p>0.0056595306</text:p>
          </table:table-cell>
          <table:table-cell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6.776006" calcext:value-type="float">
            <text:p>6.776006</text:p>
          </table:table-cell>
          <table:table-cell office:value-type="float" office:value="6.6745534617" calcext:value-type="float">
            <text:p>6.6745534617</text:p>
          </table:table-cell>
          <table:table-cell table:formula="of:=POWER([.C2570]-6.75;2)" office:value-type="float" office:value="0.0056921801414533" calcext:value-type="float">
            <text:p>0.0056921801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6.78074" calcext:value-type="float">
            <text:p>6.78074</text:p>
          </table:table-cell>
          <table:table-cell office:value-type="float" office:value="6.6743175256" calcext:value-type="float">
            <text:p>6.6743175256</text:p>
          </table:table-cell>
          <table:table-cell table:formula="of:=POWER([.C2571]-6.75;2)" office:value-type="float" office:value="0.00572783693130662" calcext:value-type="float">
            <text:p>0.0057278369</text:p>
          </table:table-cell>
          <table:table-cell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6.782478" calcext:value-type="float">
            <text:p>6.782478</text:p>
          </table:table-cell>
          <table:table-cell office:value-type="float" office:value="6.6740694545" calcext:value-type="float">
            <text:p>6.6740694545</text:p>
          </table:table-cell>
          <table:table-cell table:formula="of:=POWER([.C2572]-6.75;2)" office:value-type="float" office:value="0.00576544773992762" calcext:value-type="float">
            <text:p>0.0057654477</text:p>
          </table:table-cell>
          <table:table-cell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6.781302" calcext:value-type="float">
            <text:p>6.781302</text:p>
          </table:table-cell>
          <table:table-cell office:value-type="float" office:value="6.6738161636" calcext:value-type="float">
            <text:p>6.6738161636</text:p>
          </table:table-cell>
          <table:table-cell table:formula="of:=POWER([.C2573]-6.75;2)" office:value-type="float" office:value="0.005803976928622" calcext:value-type="float">
            <text:p>0.0058039769</text:p>
          </table:table-cell>
          <table:table-cell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6.777299" calcext:value-type="float">
            <text:p>6.777299</text:p>
          </table:table-cell>
          <table:table-cell office:value-type="float" office:value="6.6735644403" calcext:value-type="float">
            <text:p>6.6735644403</text:p>
          </table:table-cell>
          <table:table-cell table:formula="of:=POWER([.C2574]-6.75;2)" office:value-type="float" office:value="0.00584239478665229" calcext:value-type="float">
            <text:p>0.0058423948</text:p>
          </table:table-cell>
          <table:table-cell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6.770581" calcext:value-type="float">
            <text:p>6.770581</text:p>
          </table:table-cell>
          <table:table-cell office:value-type="float" office:value="6.6733209319" calcext:value-type="float">
            <text:p>6.6733209319</text:p>
          </table:table-cell>
          <table:table-cell table:formula="of:=POWER([.C2575]-6.75;2)" office:value-type="float" office:value="0.00587967948468441" calcext:value-type="float">
            <text:p>0.0058796795</text:p>
          </table:table-cell>
          <table:table-cell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6.761294" calcext:value-type="float">
            <text:p>6.761294</text:p>
          </table:table-cell>
          <table:table-cell office:value-type="float" office:value="6.6730920847" calcext:value-type="float">
            <text:p>6.6730920847</text:p>
          </table:table-cell>
          <table:table-cell table:formula="of:=POWER([.C2576]-6.75;2)" office:value-type="float" office:value="0.00591482743579192" calcext:value-type="float">
            <text:p>0.0059148274</text:p>
          </table:table-cell>
          <table:table-cell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6.749624" calcext:value-type="float">
            <text:p>6.749624</text:p>
          </table:table-cell>
          <table:table-cell office:value-type="float" office:value="6.6728840613" calcext:value-type="float">
            <text:p>6.6728840613</text:p>
          </table:table-cell>
          <table:table-cell table:formula="of:=POWER([.C2577]-6.75;2)" office:value-type="float" office:value="0.00594686800158223" calcext:value-type="float">
            <text:p>0.005946868</text:p>
          </table:table-cell>
          <table:table-cell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6.735802" calcext:value-type="float">
            <text:p>6.735802</text:p>
          </table:table-cell>
          <table:table-cell office:value-type="float" office:value="6.672702643" calcext:value-type="float">
            <text:p>6.672702643</text:p>
          </table:table-cell>
          <table:table-cell table:formula="of:=POWER([.C2578]-6.75;2)" office:value-type="float" office:value="0.00597488139918544" calcext:value-type="float">
            <text:p>0.0059748814</text:p>
          </table:table-cell>
          <table:table-cell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6.720097" calcext:value-type="float">
            <text:p>6.720097</text:p>
          </table:table-cell>
          <table:table-cell office:value-type="float" office:value="6.6725531185" calcext:value-type="float">
            <text:p>6.6725531185</text:p>
          </table:table-cell>
          <table:table-cell table:formula="of:=POWER([.C2579]-6.75;2)" office:value-type="float" office:value="0.00599801945407508" calcext:value-type="float">
            <text:p>0.0059980195</text:p>
          </table:table-cell>
          <table:table-cell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6.702817" calcext:value-type="float">
            <text:p>6.702817</text:p>
          </table:table-cell>
          <table:table-cell office:value-type="float" office:value="6.6724401876" calcext:value-type="float">
            <text:p>6.6724401876</text:p>
          </table:table-cell>
          <table:table-cell table:formula="of:=POWER([.C2580]-6.75;2)" office:value-type="float" office:value="0.00601552449952314" calcext:value-type="float">
            <text:p>0.0060155245</text:p>
          </table:table-cell>
          <table:table-cell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6.684302" calcext:value-type="float">
            <text:p>6.684302</text:p>
          </table:table-cell>
          <table:table-cell office:value-type="float" office:value="6.6723678619" calcext:value-type="float">
            <text:p>6.6723678619</text:p>
          </table:table-cell>
          <table:table-cell table:formula="of:=POWER([.C2581]-6.75;2)" office:value-type="float" office:value="0.00602674886597751" calcext:value-type="float">
            <text:p>0.0060267489</text:p>
          </table:table-cell>
          <table:table-cell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6.664912" calcext:value-type="float">
            <text:p>6.664912</text:p>
          </table:table-cell>
          <table:table-cell office:value-type="float" office:value="6.6723393795" calcext:value-type="float">
            <text:p>6.6723393795</text:p>
          </table:table-cell>
          <table:table-cell table:formula="of:=POWER([.C2582]-6.75;2)" office:value-type="float" office:value="0.00603117197644497" calcext:value-type="float">
            <text:p>0.006031172</text:p>
          </table:table-cell>
          <table:table-cell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6.645025" calcext:value-type="float">
            <text:p>6.645025</text:p>
          </table:table-cell>
          <table:table-cell office:value-type="float" office:value="6.6723571483" calcext:value-type="float">
            <text:p>6.6723571483</text:p>
          </table:table-cell>
          <table:table-cell table:formula="of:=POWER([.C2583]-6.75;2)" office:value-type="float" office:value="0.00602841242010824" calcext:value-type="float">
            <text:p>0.0060284124</text:p>
          </table:table-cell>
          <table:table-cell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6.625023" calcext:value-type="float">
            <text:p>6.625023</text:p>
          </table:table-cell>
          <table:table-cell office:value-type="float" office:value="6.672422693" calcext:value-type="float">
            <text:p>6.672422693</text:p>
          </table:table-cell>
          <table:table-cell table:formula="of:=POWER([.C2584]-6.75;2)" office:value-type="float" office:value="0.0060182385613723" calcext:value-type="float">
            <text:p>0.0060182386</text:p>
          </table:table-cell>
          <table:table-cell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6.605282" calcext:value-type="float">
            <text:p>6.605282</text:p>
          </table:table-cell>
          <table:table-cell office:value-type="float" office:value="6.6725366346" calcext:value-type="float">
            <text:p>6.6725366346</text:p>
          </table:table-cell>
          <table:table-cell table:formula="of:=POWER([.C2585]-6.75;2)" office:value-type="float" office:value="0.0060005729790939" calcext:value-type="float">
            <text:p>0.006000573</text:p>
          </table:table-cell>
          <table:table-cell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6.586163" calcext:value-type="float">
            <text:p>6.586163</text:p>
          </table:table-cell>
          <table:table-cell office:value-type="float" office:value="6.672698694" calcext:value-type="float">
            <text:p>6.672698694</text:p>
          </table:table-cell>
          <table:table-cell table:formula="of:=POWER([.C2586]-6.75;2)" office:value-type="float" office:value="0.00597549190930561" calcext:value-type="float">
            <text:p>0.0059754919</text:p>
          </table:table-cell>
          <table:table-cell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6.568001" calcext:value-type="float">
            <text:p>6.568001</text:p>
          </table:table-cell>
          <table:table-cell office:value-type="float" office:value="6.6729077174" calcext:value-type="float">
            <text:p>6.6729077174</text:p>
          </table:table-cell>
          <table:table-cell table:formula="of:=POWER([.C2587]-6.75;2)" office:value-type="float" office:value="0.00594322003647823" calcext:value-type="float">
            <text:p>0.00594322</text:p>
          </table:table-cell>
          <table:table-cell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6.551093" calcext:value-type="float">
            <text:p>6.551093</text:p>
          </table:table-cell>
          <table:table-cell office:value-type="float" office:value="6.6731617288" calcext:value-type="float">
            <text:p>6.6731617288</text:p>
          </table:table-cell>
          <table:table-cell table:formula="of:=POWER([.C2588]-6.75;2)" office:value-type="float" office:value="0.00590411992100471" calcext:value-type="float">
            <text:p>0.0059041199</text:p>
          </table:table-cell>
          <table:table-cell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6.535696" calcext:value-type="float">
            <text:p>6.535696</text:p>
          </table:table-cell>
          <table:table-cell office:value-type="float" office:value="6.6734580121" calcext:value-type="float">
            <text:p>6.6734580121</text:p>
          </table:table-cell>
          <table:table-cell table:formula="of:=POWER([.C2589]-6.75;2)" office:value-type="float" office:value="0.00585867591168371" calcext:value-type="float">
            <text:p>0.0058586759</text:p>
          </table:table-cell>
          <table:table-cell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6.522012" calcext:value-type="float">
            <text:p>6.522012</text:p>
          </table:table-cell>
          <table:table-cell office:value-type="float" office:value="6.6737931995" calcext:value-type="float">
            <text:p>6.6737931995</text:p>
          </table:table-cell>
          <table:table-cell table:formula="of:=POWER([.C2590]-6.75;2)" office:value-type="float" office:value="0.00580747644244674" calcext:value-type="float">
            <text:p>0.0058074764</text:p>
          </table:table-cell>
          <table:table-cell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6.510192" calcext:value-type="float">
            <text:p>6.510192</text:p>
          </table:table-cell>
          <table:table-cell office:value-type="float" office:value="6.6741633976" calcext:value-type="float">
            <text:p>6.6741633976</text:p>
          </table:table-cell>
          <table:table-cell table:formula="of:=POWER([.C2591]-6.75;2)" office:value-type="float" office:value="0.00575119026357567" calcext:value-type="float">
            <text:p>0.0057511903</text:p>
          </table:table-cell>
          <table:table-cell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6.500324" calcext:value-type="float">
            <text:p>6.500324</text:p>
          </table:table-cell>
          <table:table-cell office:value-type="float" office:value="6.6745643056" calcext:value-type="float">
            <text:p>6.6745643056</text:p>
          </table:table-cell>
          <table:table-cell table:formula="of:=POWER([.C2592]-6.75;2)" office:value-type="float" office:value="0.00569054398961024" calcext:value-type="float">
            <text:p>0.005690544</text:p>
          </table:table-cell>
          <table:table-cell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6.492438" calcext:value-type="float">
            <text:p>6.492438</text:p>
          </table:table-cell>
          <table:table-cell office:value-type="float" office:value="6.6749913652" calcext:value-type="float">
            <text:p>6.6749913652</text:p>
          </table:table-cell>
          <table:table-cell table:formula="of:=POWER([.C2593]-6.75;2)" office:value-type="float" office:value="0.00562629529455972" calcext:value-type="float">
            <text:p>0.0056262953</text:p>
          </table:table-cell>
          <table:table-cell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6.486508" calcext:value-type="float">
            <text:p>6.486508</text:p>
          </table:table-cell>
          <table:table-cell office:value-type="float" office:value="6.6754398993" calcext:value-type="float">
            <text:p>6.6754398993</text:p>
          </table:table-cell>
          <table:table-cell table:formula="of:=POWER([.C2594]-6.75;2)" office:value-type="float" office:value="0.00555920861639419" calcext:value-type="float">
            <text:p>0.0055592086</text:p>
          </table:table-cell>
          <table:table-cell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6.482448" calcext:value-type="float">
            <text:p>6.482448</text:p>
          </table:table-cell>
          <table:table-cell office:value-type="float" office:value="6.6759052488" calcext:value-type="float">
            <text:p>6.6759052488</text:p>
          </table:table-cell>
          <table:table-cell table:formula="of:=POWER([.C2595]-6.75;2)" office:value-type="float" office:value="0.00549003215538985" calcext:value-type="float">
            <text:p>0.0054900322</text:p>
          </table:table-cell>
          <table:table-cell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6.480127" calcext:value-type="float">
            <text:p>6.480127</text:p>
          </table:table-cell>
          <table:table-cell office:value-type="float" office:value="6.676382921" calcext:value-type="float">
            <text:p>6.676382921</text:p>
          </table:table-cell>
          <table:table-cell table:formula="of:=POWER([.C2596]-6.75;2)" office:value-type="float" office:value="0.00541947432049223" calcext:value-type="float">
            <text:p>0.0054194743</text:p>
          </table:table-cell>
          <table:table-cell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6.479368" calcext:value-type="float">
            <text:p>6.479368</text:p>
          </table:table-cell>
          <table:table-cell office:value-type="float" office:value="6.676868703" calcext:value-type="float">
            <text:p>6.676868703</text:p>
          </table:table-cell>
          <table:table-cell table:formula="of:=POWER([.C2597]-6.75;2)" office:value-type="float" office:value="0.00534818660090217" calcext:value-type="float">
            <text:p>0.0053481866</text:p>
          </table:table-cell>
          <table:table-cell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6.479958" calcext:value-type="float">
            <text:p>6.479958</text:p>
          </table:table-cell>
          <table:table-cell office:value-type="float" office:value="6.6773587792" calcext:value-type="float">
            <text:p>6.6773587792</text:p>
          </table:table-cell>
          <table:table-cell table:formula="of:=POWER([.C2598]-6.75;2)" office:value-type="float" office:value="0.00527674695931429" calcext:value-type="float">
            <text:p>0.005276747</text:p>
          </table:table-cell>
          <table:table-cell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6.481661" calcext:value-type="float">
            <text:p>6.481661</text:p>
          </table:table-cell>
          <table:table-cell office:value-type="float" office:value="6.6778498259" calcext:value-type="float">
            <text:p>6.6778498259</text:p>
          </table:table-cell>
          <table:table-cell table:formula="of:=POWER([.C2599]-6.75;2)" office:value-type="float" office:value="0.0052056476226603" calcext:value-type="float">
            <text:p>0.0052056476</text:p>
          </table:table-cell>
          <table:table-cell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6.484221" calcext:value-type="float">
            <text:p>6.484221</text:p>
          </table:table-cell>
          <table:table-cell office:value-type="float" office:value="6.6783390748" calcext:value-type="float">
            <text:p>6.6783390748</text:p>
          </table:table-cell>
          <table:table-cell table:formula="of:=POWER([.C2600]-6.75;2)" office:value-type="float" office:value="0.00513528820051996" calcext:value-type="float">
            <text:p>0.0051352882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.487373" calcext:value-type="float">
            <text:p>6.487373</text:p>
          </table:table-cell>
          <table:table-cell office:value-type="float" office:value="6.67882437" calcext:value-type="float">
            <text:p>6.67882437</text:p>
          </table:table-cell>
          <table:table-cell table:formula="of:=POWER([.C2601]-6.75;2)" office:value-type="float" office:value="0.00506597030589689" calcext:value-type="float">
            <text:p>0.0050659703</text:p>
          </table:table-cell>
          <table:table-cell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6.490855" calcext:value-type="float">
            <text:p>6.490855</text:p>
          </table:table-cell>
          <table:table-cell office:value-type="float" office:value="6.679304198" calcext:value-type="float">
            <text:p>6.679304198</text:p>
          </table:table-cell>
          <table:table-cell table:formula="of:=POWER([.C2602]-6.75;2)" office:value-type="float" office:value="0.00499789642042313" calcext:value-type="float">
            <text:p>0.0049978964</text:p>
          </table:table-cell>
          <table:table-cell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6.494413" calcext:value-type="float">
            <text:p>6.494413</text:p>
          </table:table-cell>
          <table:table-cell office:value-type="float" office:value="6.6797776884" calcext:value-type="float">
            <text:p>6.6797776884</text:p>
          </table:table-cell>
          <table:table-cell table:formula="of:=POWER([.C2603]-6.75;2)" office:value-type="float" office:value="0.00493117304644753" calcext:value-type="float">
            <text:p>0.004931173</text:p>
          </table:table-cell>
          <table:table-cell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6.497812" calcext:value-type="float">
            <text:p>6.497812</text:p>
          </table:table-cell>
          <table:table-cell office:value-type="float" office:value="6.680244602" calcext:value-type="float">
            <text:p>6.680244602</text:p>
          </table:table-cell>
          <table:table-cell table:formula="of:=POWER([.C2604]-6.75;2)" office:value-type="float" office:value="0.00486581555013838" calcext:value-type="float">
            <text:p>0.0048658156</text:p>
          </table:table-cell>
          <table:table-cell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6.500839" calcext:value-type="float">
            <text:p>6.500839</text:p>
          </table:table-cell>
          <table:table-cell office:value-type="float" office:value="6.6807052904" calcext:value-type="float">
            <text:p>6.6807052904</text:p>
          </table:table-cell>
          <table:table-cell table:formula="of:=POWER([.C2605]-6.75;2)" office:value-type="float" office:value="0.00480175677854837" calcext:value-type="float">
            <text:p>0.0048017568</text:p>
          </table:table-cell>
          <table:table-cell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6.503312" calcext:value-type="float">
            <text:p>6.503312</text:p>
          </table:table-cell>
          <table:table-cell office:value-type="float" office:value="6.6811606481" calcext:value-type="float">
            <text:p>6.6811606481</text:p>
          </table:table-cell>
          <table:table-cell table:formula="of:=POWER([.C2606]-6.75;2)" office:value-type="float" office:value="0.00473885637001208" calcext:value-type="float">
            <text:p>0.0047388564</text:p>
          </table:table-cell>
          <table:table-cell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6.50508" calcext:value-type="float">
            <text:p>6.50508</text:p>
          </table:table-cell>
          <table:table-cell office:value-type="float" office:value="6.6816120406" calcext:value-type="float">
            <text:p>6.6816120406</text:p>
          </table:table-cell>
          <table:table-cell table:formula="of:=POWER([.C2607]-6.75;2)" office:value-type="float" office:value="0.00467691299089603" calcext:value-type="float">
            <text:p>0.004676913</text:p>
          </table:table-cell>
          <table:table-cell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6.506032" calcext:value-type="float">
            <text:p>6.506032</text:p>
          </table:table-cell>
          <table:table-cell office:value-type="float" office:value="6.6820612316" calcext:value-type="float">
            <text:p>6.6820612316</text:p>
          </table:table-cell>
          <table:table-cell table:formula="of:=POWER([.C2608]-6.75;2)" office:value-type="float" office:value="0.00461567625170889" calcext:value-type="float">
            <text:p>0.0046156763</text:p>
          </table:table-cell>
          <table:table-cell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6.506095" calcext:value-type="float">
            <text:p>6.506095</text:p>
          </table:table-cell>
          <table:table-cell office:value-type="float" office:value="6.6825102857" calcext:value-type="float">
            <text:p>6.6825102857</text:p>
          </table:table-cell>
          <table:table-cell table:formula="of:=POWER([.C2609]-6.75;2)" office:value-type="float" office:value="0.00455486153629559" calcext:value-type="float">
            <text:p>0.0045548615</text:p>
          </table:table-cell>
          <table:table-cell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6.505234" calcext:value-type="float">
            <text:p>6.505234</text:p>
          </table:table-cell>
          <table:table-cell office:value-type="float" office:value="6.6829614757" calcext:value-type="float">
            <text:p>6.6829614757</text:p>
          </table:table-cell>
          <table:table-cell table:formula="of:=POWER([.C2610]-6.75;2)" office:value-type="float" office:value="0.00449416374032169" calcext:value-type="float">
            <text:p>0.0044941637</text:p>
          </table:table-cell>
          <table:table-cell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6.503456" calcext:value-type="float">
            <text:p>6.503456</text:p>
          </table:table-cell>
          <table:table-cell office:value-type="float" office:value="6.6834171872" calcext:value-type="float">
            <text:p>6.6834171872</text:p>
          </table:table-cell>
          <table:table-cell table:formula="of:=POWER([.C2611]-6.75;2)" office:value-type="float" office:value="0.00443327096035986" calcext:value-type="float">
            <text:p>0.004433271</text:p>
          </table:table-cell>
          <table:table-cell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6.500803" calcext:value-type="float">
            <text:p>6.500803</text:p>
          </table:table-cell>
          <table:table-cell office:value-type="float" office:value="6.6838798123" calcext:value-type="float">
            <text:p>6.6838798123</text:p>
          </table:table-cell>
          <table:table-cell table:formula="of:=POWER([.C2612]-6.75;2)" office:value-type="float" office:value="0.00437187922148325" calcext:value-type="float">
            <text:p>0.0043718792</text:p>
          </table:table-cell>
          <table:table-cell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6.497355" calcext:value-type="float">
            <text:p>6.497355</text:p>
          </table:table-cell>
          <table:table-cell office:value-type="float" office:value="6.6843516598" calcext:value-type="float">
            <text:p>6.6843516598</text:p>
          </table:table-cell>
          <table:table-cell table:formula="of:=POWER([.C2613]-6.75;2)" office:value-type="float" office:value="0.00430970457101495" calcext:value-type="float">
            <text:p>0.0043097046</text:p>
          </table:table-cell>
          <table:table-cell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6.493222" calcext:value-type="float">
            <text:p>6.493222</text:p>
          </table:table-cell>
          <table:table-cell office:value-type="float" office:value="6.6848348553" calcext:value-type="float">
            <text:p>6.6848348553</text:p>
          </table:table-cell>
          <table:table-cell table:formula="of:=POWER([.C2614]-6.75;2)" office:value-type="float" office:value="0.00424649608377193" calcext:value-type="float">
            <text:p>0.0042464961</text:p>
          </table:table-cell>
          <table:table-cell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6.488545" calcext:value-type="float">
            <text:p>6.488545</text:p>
          </table:table-cell>
          <table:table-cell office:value-type="float" office:value="6.6853312617" calcext:value-type="float">
            <text:p>6.6853312617</text:p>
          </table:table-cell>
          <table:table-cell table:formula="of:=POWER([.C2615]-6.75;2)" office:value-type="float" office:value="0.00418204571331388" calcext:value-type="float">
            <text:p>0.0041820457</text:p>
          </table:table-cell>
          <table:table-cell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6.483486" calcext:value-type="float">
            <text:p>6.483486</text:p>
          </table:table-cell>
          <table:table-cell office:value-type="float" office:value="6.6858423948" calcext:value-type="float">
            <text:p>6.6858423948</text:p>
          </table:table-cell>
          <table:table-cell table:formula="of:=POWER([.C2616]-6.75;2)" office:value-type="float" office:value="0.00411619830499908" calcext:value-type="float">
            <text:p>0.0041161983</text:p>
          </table:table-cell>
          <table:table-cell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6.478227" calcext:value-type="float">
            <text:p>6.478227</text:p>
          </table:table-cell>
          <table:table-cell office:value-type="float" office:value="6.6863693646" calcext:value-type="float">
            <text:p>6.6863693646</text:p>
          </table:table-cell>
          <table:table-cell table:formula="of:=POWER([.C2617]-6.75;2)" office:value-type="float" office:value="0.00404885776140774" calcext:value-type="float">
            <text:p>0.0040488578</text:p>
          </table:table-cell>
          <table:table-cell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6.472963" calcext:value-type="float">
            <text:p>6.472963</text:p>
          </table:table-cell>
          <table:table-cell office:value-type="float" office:value="6.6869128172" calcext:value-type="float">
            <text:p>6.6869128172</text:p>
          </table:table-cell>
          <table:table-cell table:formula="of:=POWER([.C2618]-6.75;2)" office:value-type="float" office:value="0.00397999263364066" calcext:value-type="float">
            <text:p>0.0039799926</text:p>
          </table:table-cell>
          <table:table-cell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6.467897" calcext:value-type="float">
            <text:p>6.467897</text:p>
          </table:table-cell>
          <table:table-cell office:value-type="float" office:value="6.6874728953" calcext:value-type="float">
            <text:p>6.6874728953</text:p>
          </table:table-cell>
          <table:table-cell table:formula="of:=POWER([.C2619]-6.75;2)" office:value-type="float" office:value="0.00390963882216476" calcext:value-type="float">
            <text:p>0.0039096388</text:p>
          </table:table-cell>
          <table:table-cell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6.463232" calcext:value-type="float">
            <text:p>6.463232</text:p>
          </table:table-cell>
          <table:table-cell office:value-type="float" office:value="6.68804921" calcext:value-type="float">
            <text:p>6.68804921</text:p>
          </table:table-cell>
          <table:table-cell table:formula="of:=POWER([.C2620]-6.75;2)" office:value-type="float" office:value="0.0038379003816241" calcext:value-type="float">
            <text:p>0.0038379004</text:p>
          </table:table-cell>
          <table:table-cell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6.459167" calcext:value-type="float">
            <text:p>6.459167</text:p>
          </table:table-cell>
          <table:table-cell office:value-type="float" office:value="6.6886408342" calcext:value-type="float">
            <text:p>6.6886408342</text:p>
          </table:table-cell>
          <table:table-cell table:formula="of:=POWER([.C2621]-6.75;2)" office:value-type="float" office:value="0.00376494722767188" calcext:value-type="float">
            <text:p>0.0037649472</text:p>
          </table:table-cell>
          <table:table-cell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6.455891" calcext:value-type="float">
            <text:p>6.455891</text:p>
          </table:table-cell>
          <table:table-cell office:value-type="float" office:value="6.6892463061" calcext:value-type="float">
            <text:p>6.6892463061</text:p>
          </table:table-cell>
          <table:table-cell table:formula="of:=POWER([.C2622]-6.75;2)" office:value-type="float" office:value="0.00369101132249487" calcext:value-type="float">
            <text:p>0.0036910113</text:p>
          </table:table-cell>
          <table:table-cell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6.453577" calcext:value-type="float">
            <text:p>6.453577</text:p>
          </table:table-cell>
          <table:table-cell office:value-type="float" office:value="6.6898636481" calcext:value-type="float">
            <text:p>6.6898636481</text:p>
          </table:table-cell>
          <table:table-cell table:formula="of:=POWER([.C2623]-6.75;2)" office:value-type="float" office:value="0.00361638081984061" calcext:value-type="float">
            <text:p>0.0036163808</text:p>
          </table:table-cell>
          <table:table-cell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6.452376" calcext:value-type="float">
            <text:p>6.452376</text:p>
          </table:table-cell>
          <table:table-cell office:value-type="float" office:value="6.6904904032" calcext:value-type="float">
            <text:p>6.6904904032</text:p>
          </table:table-cell>
          <table:table-cell table:formula="of:=POWER([.C2624]-6.75;2)" office:value-type="float" office:value="0.00354139211129856" calcext:value-type="float">
            <text:p>0.0035413921</text:p>
          </table:table-cell>
          <table:table-cell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6.452413" calcext:value-type="float">
            <text:p>6.452413</text:p>
          </table:table-cell>
          <table:table-cell office:value-type="float" office:value="6.6911236862" calcext:value-type="float">
            <text:p>6.6911236862</text:p>
          </table:table-cell>
          <table:table-cell table:formula="of:=POWER([.C2625]-6.75;2)" office:value-type="float" office:value="0.00346642032667606" calcext:value-type="float">
            <text:p>0.0034664203</text:p>
          </table:table-cell>
          <table:table-cell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6.453787" calcext:value-type="float">
            <text:p>6.453787</text:p>
          </table:table-cell>
          <table:table-cell office:value-type="float" office:value="6.691760248" calcext:value-type="float">
            <text:p>6.691760248</text:p>
          </table:table-cell>
          <table:table-cell table:formula="of:=POWER([.C2626]-6.75;2)" office:value-type="float" office:value="0.00339186871302155" calcext:value-type="float">
            <text:p>0.0033918687</text:p>
          </table:table-cell>
          <table:table-cell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6.456559" calcext:value-type="float">
            <text:p>6.456559</text:p>
          </table:table-cell>
          <table:table-cell office:value-type="float" office:value="6.6923965401" calcext:value-type="float">
            <text:p>6.6923965401</text:p>
          </table:table-cell>
          <table:table-cell table:formula="of:=POWER([.C2627]-6.75;2)" office:value-type="float" office:value="0.00331815859245093" calcext:value-type="float">
            <text:p>0.0033181586</text:p>
          </table:table-cell>
          <table:table-cell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6.46076" calcext:value-type="float">
            <text:p>6.46076</text:p>
          </table:table-cell>
          <table:table-cell office:value-type="float" office:value="6.6930288123" calcext:value-type="float">
            <text:p>6.6930288123</text:p>
          </table:table-cell>
          <table:table-cell table:formula="of:=POWER([.C2628]-6.75;2)" office:value-type="float" office:value="0.00324571622794867" calcext:value-type="float">
            <text:p>0.0032457162</text:p>
          </table:table-cell>
          <table:table-cell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6.466382" calcext:value-type="float">
            <text:p>6.466382</text:p>
          </table:table-cell>
          <table:table-cell office:value-type="float" office:value="6.6936531909" calcext:value-type="float">
            <text:p>6.6936531909</text:p>
          </table:table-cell>
          <table:table-cell table:formula="of:=POWER([.C2629]-6.75;2)" office:value-type="float" office:value="0.00317496289575183" calcext:value-type="float">
            <text:p>0.0031749629</text:p>
          </table:table-cell>
          <table:table-cell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6.473382" calcext:value-type="float">
            <text:p>6.473382</text:p>
          </table:table-cell>
          <table:table-cell office:value-type="float" office:value="6.6942657817" calcext:value-type="float">
            <text:p>6.6942657817</text:p>
          </table:table-cell>
          <table:table-cell table:formula="of:=POWER([.C2630]-6.75;2)" office:value-type="float" office:value="0.00310630308951201" calcext:value-type="float">
            <text:p>0.0031063031</text:p>
          </table:table-cell>
          <table:table-cell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6.481681" calcext:value-type="float">
            <text:p>6.481681</text:p>
          </table:table-cell>
          <table:table-cell office:value-type="float" office:value="6.6948627649" calcext:value-type="float">
            <text:p>6.6948627649</text:p>
          </table:table-cell>
          <table:table-cell table:formula="of:=POWER([.C2631]-6.75;2)" office:value-type="float" office:value="0.00304011469447269" calcext:value-type="float">
            <text:p>0.0030401147</text:p>
          </table:table-cell>
          <table:table-cell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6.491167" calcext:value-type="float">
            <text:p>6.491167</text:p>
          </table:table-cell>
          <table:table-cell office:value-type="float" office:value="6.6954404932" calcext:value-type="float">
            <text:p>6.6954404932</text:p>
          </table:table-cell>
          <table:table-cell table:formula="of:=POWER([.C2632]-6.75;2)" office:value-type="float" office:value="0.00297673978225929" calcext:value-type="float">
            <text:p>0.0029767398</text:p>
          </table:table-cell>
          <table:table-cell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6.501698" calcext:value-type="float">
            <text:p>6.501698</text:p>
          </table:table-cell>
          <table:table-cell office:value-type="float" office:value="6.6959955842" calcext:value-type="float">
            <text:p>6.6959955842</text:p>
          </table:table-cell>
          <table:table-cell table:formula="of:=POWER([.C2633]-6.75;2)" office:value-type="float" office:value="0.00291647692589926" calcext:value-type="float">
            <text:p>0.0029164769</text:p>
          </table:table-cell>
          <table:table-cell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6.513104" calcext:value-type="float">
            <text:p>6.513104</text:p>
          </table:table-cell>
          <table:table-cell office:value-type="float" office:value="6.6965250054" calcext:value-type="float">
            <text:p>6.6965250054</text:p>
          </table:table-cell>
          <table:table-cell table:formula="of:=POWER([.C2634]-6.75;2)" office:value-type="float" office:value="0.00285957504747005" calcext:value-type="float">
            <text:p>0.002859575</text:p>
          </table:table-cell>
          <table:table-cell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6.525193" calcext:value-type="float">
            <text:p>6.525193</text:p>
          </table:table-cell>
          <table:table-cell office:value-type="float" office:value="6.6970261557" calcext:value-type="float">
            <text:p>6.6970261557</text:p>
          </table:table-cell>
          <table:table-cell table:formula="of:=POWER([.C2635]-6.75;2)" office:value-type="float" office:value="0.00280622817992067" calcext:value-type="float">
            <text:p>0.0028062282</text:p>
          </table:table-cell>
          <table:table-cell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6.537755" calcext:value-type="float">
            <text:p>6.537755</text:p>
          </table:table-cell>
          <table:table-cell office:value-type="float" office:value="6.6974969315" calcext:value-type="float">
            <text:p>6.6974969315</text:p>
          </table:table-cell>
          <table:table-cell table:formula="of:=POWER([.C2636]-6.75;2)" office:value-type="float" office:value="0.0027565722019157" calcext:value-type="float">
            <text:p>0.0027565722</text:p>
          </table:table-cell>
          <table:table-cell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6.550569" calcext:value-type="float">
            <text:p>6.550569</text:p>
          </table:table-cell>
          <table:table-cell office:value-type="float" office:value="6.697935783" calcext:value-type="float">
            <text:p>6.697935783</text:p>
          </table:table-cell>
          <table:table-cell table:formula="of:=POWER([.C2637]-6.75;2)" office:value-type="float" office:value="0.00271068269182307" calcext:value-type="float">
            <text:p>0.0027106827</text:p>
          </table:table-cell>
          <table:table-cell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6.563405" calcext:value-type="float">
            <text:p>6.563405</text:p>
          </table:table-cell>
          <table:table-cell office:value-type="float" office:value="6.6983417521" calcext:value-type="float">
            <text:p>6.6983417521</text:p>
          </table:table-cell>
          <table:table-cell table:formula="of:=POWER([.C2638]-6.75;2)" office:value-type="float" office:value="0.00266857457609784" calcext:value-type="float">
            <text:p>0.0026685746</text:p>
          </table:table-cell>
          <table:table-cell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6.576035" calcext:value-type="float">
            <text:p>6.576035</text:p>
          </table:table-cell>
          <table:table-cell office:value-type="float" office:value="6.6987145055" calcext:value-type="float">
            <text:p>6.6987145055</text:p>
          </table:table-cell>
          <table:table-cell table:formula="of:=POWER([.C2639]-6.75;2)" office:value-type="float" office:value="0.00263020194610954" calcext:value-type="float">
            <text:p>0.0026302019</text:p>
          </table:table-cell>
          <table:table-cell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6.588235" calcext:value-type="float">
            <text:p>6.588235</text:p>
          </table:table-cell>
          <table:table-cell office:value-type="float" office:value="6.699054338" calcext:value-type="float">
            <text:p>6.699054338</text:p>
          </table:table-cell>
          <table:table-cell table:formula="of:=POWER([.C2640]-6.75;2)" office:value-type="float" office:value="0.00259546047661826" calcext:value-type="float">
            <text:p>0.0025954605</text:p>
          </table:table-cell>
          <table:table-cell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6.599789" calcext:value-type="float">
            <text:p>6.599789</text:p>
          </table:table-cell>
          <table:table-cell office:value-type="float" office:value="6.6993621694" calcext:value-type="float">
            <text:p>6.6993621694</text:p>
          </table:table-cell>
          <table:table-cell table:formula="of:=POWER([.C2641]-6.75;2)" office:value-type="float" office:value="0.00256418988787424" calcext:value-type="float">
            <text:p>0.0025641899</text:p>
          </table:table-cell>
          <table:table-cell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6.610501" calcext:value-type="float">
            <text:p>6.610501</text:p>
          </table:table-cell>
          <table:table-cell office:value-type="float" office:value="6.699639532" calcext:value-type="float">
            <text:p>6.699639532</text:p>
          </table:table-cell>
          <table:table-cell table:formula="of:=POWER([.C2642]-6.75;2)" office:value-type="float" office:value="0.00253617673717903" calcext:value-type="float">
            <text:p>0.0025361767</text:p>
          </table:table-cell>
          <table:table-cell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6.620189" calcext:value-type="float">
            <text:p>6.620189</text:p>
          </table:table-cell>
          <table:table-cell office:value-type="float" office:value="6.6998885223" calcext:value-type="float">
            <text:p>6.6998885223</text:p>
          </table:table-cell>
          <table:table-cell table:formula="of:=POWER([.C2643]-6.75;2)" office:value-type="float" office:value="0.00251116019727758" calcext:value-type="float">
            <text:p>0.0025111602</text:p>
          </table:table-cell>
          <table:table-cell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6.628699" calcext:value-type="float">
            <text:p>6.628699</text:p>
          </table:table-cell>
          <table:table-cell office:value-type="float" office:value="6.7001117703" calcext:value-type="float">
            <text:p>6.7001117703</text:p>
          </table:table-cell>
          <table:table-cell table:formula="of:=POWER([.C2644]-6.75;2)" office:value-type="float" office:value="0.00248883546259992" calcext:value-type="float">
            <text:p>0.0024888355</text:p>
          </table:table-cell>
          <table:table-cell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6.635903" calcext:value-type="float">
            <text:p>6.635903</text:p>
          </table:table-cell>
          <table:table-cell office:value-type="float" office:value="6.700312368" calcext:value-type="float">
            <text:p>6.700312368</text:p>
          </table:table-cell>
          <table:table-cell table:formula="of:=POWER([.C2645]-6.75;2)" office:value-type="float" office:value="0.00246886077376737" calcext:value-type="float">
            <text:p>0.0024688608</text:p>
          </table:table-cell>
          <table:table-cell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6.641702" calcext:value-type="float">
            <text:p>6.641702</text:p>
          </table:table-cell>
          <table:table-cell office:value-type="float" office:value="6.7004938028" calcext:value-type="float">
            <text:p>6.7004938028</text:p>
          </table:table-cell>
          <table:table-cell table:formula="of:=POWER([.C2646]-6.75;2)" office:value-type="float" office:value="0.00245086356120524" calcext:value-type="float">
            <text:p>0.0024508636</text:p>
          </table:table-cell>
          <table:table-cell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6.646026" calcext:value-type="float">
            <text:p>6.646026</text:p>
          </table:table-cell>
          <table:table-cell office:value-type="float" office:value="6.7006598814" calcext:value-type="float">
            <text:p>6.7006598814</text:p>
          </table:table-cell>
          <table:table-cell table:formula="of:=POWER([.C2647]-6.75;2)" office:value-type="float" office:value="0.00243444730346206" calcext:value-type="float">
            <text:p>0.0024344473</text:p>
          </table:table-cell>
          <table:table-cell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6.648842" calcext:value-type="float">
            <text:p>6.648842</text:p>
          </table:table-cell>
          <table:table-cell office:value-type="float" office:value="6.7008146516" calcext:value-type="float">
            <text:p>6.7008146516</text:p>
          </table:table-cell>
          <table:table-cell table:formula="of:=POWER([.C2648]-6.75;2)" office:value-type="float" office:value="0.00241919849722938" calcext:value-type="float">
            <text:p>0.0024191985</text:p>
          </table:table-cell>
          <table:table-cell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6.650144" calcext:value-type="float">
            <text:p>6.650144</text:p>
          </table:table-cell>
          <table:table-cell office:value-type="float" office:value="6.7009623011" calcext:value-type="float">
            <text:p>6.7009623011</text:p>
          </table:table-cell>
          <table:table-cell table:formula="of:=POWER([.C2649]-6.75;2)" office:value-type="float" office:value="0.00240469591340709" calcext:value-type="float">
            <text:p>0.0024046959</text:p>
          </table:table-cell>
          <table:table-cell/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6.649961" calcext:value-type="float">
            <text:p>6.649961</text:p>
          </table:table-cell>
          <table:table-cell office:value-type="float" office:value="6.7011070826" calcext:value-type="float">
            <text:p>6.7011070826</text:p>
          </table:table-cell>
          <table:table-cell table:formula="of:=POWER([.C2650]-6.75;2)" office:value-type="float" office:value="0.00239051737188321" calcext:value-type="float">
            <text:p>0.0023905174</text:p>
          </table:table-cell>
          <table:table-cell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6.64835" calcext:value-type="float">
            <text:p>6.64835</text:p>
          </table:table-cell>
          <table:table-cell office:value-type="float" office:value="6.7012532143" calcext:value-type="float">
            <text:p>6.7012532143</text:p>
          </table:table-cell>
          <table:table-cell table:formula="of:=POWER([.C2651]-6.75;2)" office:value-type="float" office:value="0.00237624911608169" calcext:value-type="float">
            <text:p>0.0023762491</text:p>
          </table:table-cell>
          <table:table-cell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6.645399" calcext:value-type="float">
            <text:p>6.645399</text:p>
          </table:table-cell>
          <table:table-cell office:value-type="float" office:value="6.7014047994" calcext:value-type="float">
            <text:p>6.7014047994</text:p>
          </table:table-cell>
          <table:table-cell table:formula="of:=POWER([.C2652]-6.75;2)" office:value-type="float" office:value="0.00236149352135427" calcext:value-type="float">
            <text:p>0.0023614935</text:p>
          </table:table-cell>
          <table:table-cell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6.641218" calcext:value-type="float">
            <text:p>6.641218</text:p>
          </table:table-cell>
          <table:table-cell office:value-type="float" office:value="6.7015657356" calcext:value-type="float">
            <text:p>6.7015657356</text:p>
          </table:table-cell>
          <table:table-cell table:formula="of:=POWER([.C2653]-6.75;2)" office:value-type="float" office:value="0.00234587796796911" calcext:value-type="float">
            <text:p>0.002345878</text:p>
          </table:table-cell>
          <table:table-cell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6.635943" calcext:value-type="float">
            <text:p>6.635943</text:p>
          </table:table-cell>
          <table:table-cell office:value-type="float" office:value="6.7017396484" calcext:value-type="float">
            <text:p>6.7017396484</text:p>
          </table:table-cell>
          <table:table-cell table:formula="of:=POWER([.C2654]-6.75;2)" office:value-type="float" office:value="0.0023290615365556" calcext:value-type="float">
            <text:p>0.0023290615</text:p>
          </table:table-cell>
          <table:table-cell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6.629727" calcext:value-type="float">
            <text:p>6.629727</text:p>
          </table:table-cell>
          <table:table-cell office:value-type="float" office:value="6.7019298121" calcext:value-type="float">
            <text:p>6.7019298121</text:p>
          </table:table-cell>
          <table:table-cell table:formula="of:=POWER([.C2655]-6.75;2)" office:value-type="float" office:value="0.00231074296474127" calcext:value-type="float">
            <text:p>0.002310743</text:p>
          </table:table-cell>
          <table:table-cell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6.622739" calcext:value-type="float">
            <text:p>6.622739</text:p>
          </table:table-cell>
          <table:table-cell office:value-type="float" office:value="6.7021390957" calcext:value-type="float">
            <text:p>6.7021390957</text:p>
          </table:table-cell>
          <table:table-cell table:formula="of:=POWER([.C2656]-6.75;2)" office:value-type="float" office:value="0.00229066616041378" calcext:value-type="float">
            <text:p>0.0022906662</text:p>
          </table:table-cell>
          <table:table-cell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6.615162" calcext:value-type="float">
            <text:p>6.615162</text:p>
          </table:table-cell>
          <table:table-cell office:value-type="float" office:value="6.7023699099" calcext:value-type="float">
            <text:p>6.7023699099</text:p>
          </table:table-cell>
          <table:table-cell table:formula="of:=POWER([.C2657]-6.75;2)" office:value-type="float" office:value="0.00226862548293414" calcext:value-type="float">
            <text:p>0.0022686255</text:p>
          </table:table-cell>
          <table:table-cell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6.607183" calcext:value-type="float">
            <text:p>6.607183</text:p>
          </table:table-cell>
          <table:table-cell office:value-type="float" office:value="6.7026241603" calcext:value-type="float">
            <text:p>6.7026241603</text:p>
          </table:table-cell>
          <table:table-cell table:formula="of:=POWER([.C2658]-6.75;2)" office:value-type="float" office:value="0.00224447018728009" calcext:value-type="float">
            <text:p>0.0022444702</text:p>
          </table:table-cell>
          <table:table-cell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6.598995" calcext:value-type="float">
            <text:p>6.598995</text:p>
          </table:table-cell>
          <table:table-cell office:value-type="float" office:value="6.7029032281" calcext:value-type="float">
            <text:p>6.7029032281</text:p>
          </table:table-cell>
          <table:table-cell table:formula="of:=POWER([.C2659]-6.75;2)" office:value-type="float" office:value="0.0022181059234006" calcext:value-type="float">
            <text:p>0.0022181059</text:p>
          </table:table-cell>
          <table:table-cell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6.590789" calcext:value-type="float">
            <text:p>6.590789</text:p>
          </table:table-cell>
          <table:table-cell office:value-type="float" office:value="6.7032079443" calcext:value-type="float">
            <text:p>6.7032079443</text:p>
          </table:table-cell>
          <table:table-cell table:formula="of:=POWER([.C2660]-6.75;2)" office:value-type="float" office:value="0.00218949647663191" calcext:value-type="float">
            <text:p>0.0021894965</text:p>
          </table:table-cell>
          <table:table-cell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6.582751" calcext:value-type="float">
            <text:p>6.582751</text:p>
          </table:table-cell>
          <table:table-cell office:value-type="float" office:value="6.7035385882" calcext:value-type="float">
            <text:p>6.7035385882</text:p>
          </table:table-cell>
          <table:table-cell table:formula="of:=POWER([.C2661]-6.75;2)" office:value-type="float" office:value="0.0021586627864492" calcext:value-type="float">
            <text:p>0.0021586628</text:p>
          </table:table-cell>
          <table:table-cell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6.575062" calcext:value-type="float">
            <text:p>6.575062</text:p>
          </table:table-cell>
          <table:table-cell office:value-type="float" office:value="6.7038948938" calcext:value-type="float">
            <text:p>6.7038948938</text:p>
          </table:table-cell>
          <table:table-cell table:formula="of:=POWER([.C2662]-6.75;2)" office:value-type="float" office:value="0.00212568081771326" calcext:value-type="float">
            <text:p>0.0021256808</text:p>
          </table:table-cell>
          <table:table-cell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6.567889" calcext:value-type="float">
            <text:p>6.567889</text:p>
          </table:table-cell>
          <table:table-cell office:value-type="float" office:value="6.7042760562" calcext:value-type="float">
            <text:p>6.7042760562</text:p>
          </table:table-cell>
          <table:table-cell table:formula="of:=POWER([.C2663]-6.75;2)" office:value-type="float" office:value="0.00209067903662553" calcext:value-type="float">
            <text:p>0.002090679</text:p>
          </table:table-cell>
          <table:table-cell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6.561386" calcext:value-type="float">
            <text:p>6.561386</text:p>
          </table:table-cell>
          <table:table-cell office:value-type="float" office:value="6.7046807656" calcext:value-type="float">
            <text:p>6.7046807656</text:p>
          </table:table-cell>
          <table:table-cell table:formula="of:=POWER([.C2664]-6.75;2)" office:value-type="float" office:value="0.00205383300660214" calcext:value-type="float">
            <text:p>0.002053833</text:p>
          </table:table-cell>
          <table:table-cell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6.55569" calcext:value-type="float">
            <text:p>6.55569</text:p>
          </table:table-cell>
          <table:table-cell office:value-type="float" office:value="6.7051072381" calcext:value-type="float">
            <text:p>6.7051072381</text:p>
          </table:table-cell>
          <table:table-cell table:formula="of:=POWER([.C2665]-6.75;2)" office:value-type="float" office:value="0.00201536007101008" calcext:value-type="float">
            <text:p>0.0020153601</text:p>
          </table:table-cell>
          <table:table-cell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6.550919" calcext:value-type="float">
            <text:p>6.550919</text:p>
          </table:table-cell>
          <table:table-cell office:value-type="float" office:value="6.7055532597" calcext:value-type="float">
            <text:p>6.7055532597</text:p>
          </table:table-cell>
          <table:table-cell table:formula="of:=POWER([.C2666]-6.75;2)" office:value-type="float" office:value="0.00197551272329562" calcext:value-type="float">
            <text:p>0.0019755127</text:p>
          </table:table-cell>
          <table:table-cell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6.547172" calcext:value-type="float">
            <text:p>6.547172</text:p>
          </table:table-cell>
          <table:table-cell office:value-type="float" office:value="6.7060162365" calcext:value-type="float">
            <text:p>6.7060162365</text:p>
          </table:table-cell>
          <table:table-cell table:formula="of:=POWER([.C2667]-6.75;2)" office:value-type="float" office:value="0.00193457145162393" calcext:value-type="float">
            <text:p>0.0019345715</text:p>
          </table:table-cell>
          <table:table-cell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6.544524" calcext:value-type="float">
            <text:p>6.544524</text:p>
          </table:table-cell>
          <table:table-cell office:value-type="float" office:value="6.7064932462" calcext:value-type="float">
            <text:p>6.7064932462</text:p>
          </table:table-cell>
          <table:table-cell table:formula="of:=POWER([.C2668]-6.75;2)" office:value-type="float" office:value="0.00189283762621382" calcext:value-type="float">
            <text:p>0.0018928376</text:p>
          </table:table-cell>
          <table:table-cell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6.543029" calcext:value-type="float">
            <text:p>6.543029</text:p>
          </table:table-cell>
          <table:table-cell office:value-type="float" office:value="6.7069811054" calcext:value-type="float">
            <text:p>6.7069811054</text:p>
          </table:table-cell>
          <table:table-cell table:formula="of:=POWER([.C2669]-6.75;2)" office:value-type="float" office:value="0.00185062529260594" calcext:value-type="float">
            <text:p>0.0018506253</text:p>
          </table:table-cell>
          <table:table-cell/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6.54272" calcext:value-type="float">
            <text:p>6.54272</text:p>
          </table:table-cell>
          <table:table-cell office:value-type="float" office:value="6.707476429" calcext:value-type="float">
            <text:p>6.707476429</text:p>
          </table:table-cell>
          <table:table-cell table:formula="of:=POWER([.C2670]-6.75;2)" office:value-type="float" office:value="0.00180825409059206" calcext:value-type="float">
            <text:p>0.0018082541</text:p>
          </table:table-cell>
          <table:table-cell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6.543604" calcext:value-type="float">
            <text:p>6.543604</text:p>
          </table:table-cell>
          <table:table-cell office:value-type="float" office:value="6.7079756909" calcext:value-type="float">
            <text:p>6.7079756909</text:p>
          </table:table-cell>
          <table:table-cell table:formula="of:=POWER([.C2671]-6.75;2)" office:value-type="float" office:value="0.00176604255533237" calcext:value-type="float">
            <text:p>0.0017660426</text:p>
          </table:table-cell>
          <table:table-cell/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6.545671" calcext:value-type="float">
            <text:p>6.545671</text:p>
          </table:table-cell>
          <table:table-cell office:value-type="float" office:value="6.7084753009" calcext:value-type="float">
            <text:p>6.7084753009</text:p>
          </table:table-cell>
          <table:table-cell table:formula="of:=POWER([.C2672]-6.75;2)" office:value-type="float" office:value="0.00172430063534554" calcext:value-type="float">
            <text:p>0.0017243006</text:p>
          </table:table-cell>
          <table:table-cell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6.548887" calcext:value-type="float">
            <text:p>6.548887</text:p>
          </table:table-cell>
          <table:table-cell office:value-type="float" office:value="6.7089716555" calcext:value-type="float">
            <text:p>6.7089716555</text:p>
          </table:table-cell>
          <table:table-cell table:formula="of:=POWER([.C2673]-6.75;2)" office:value-type="float" office:value="0.00168332505241067" calcext:value-type="float">
            <text:p>0.0016833251</text:p>
          </table:table-cell>
          <table:table-cell/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6.553201" calcext:value-type="float">
            <text:p>6.553201</text:p>
          </table:table-cell>
          <table:table-cell office:value-type="float" office:value="6.709461211" calcext:value-type="float">
            <text:p>6.709461211</text:p>
          </table:table-cell>
          <table:table-cell table:formula="of:=POWER([.C2674]-6.75;2)" office:value-type="float" office:value="0.00164339341358654" calcext:value-type="float">
            <text:p>0.0016433934</text:p>
          </table:table-cell>
          <table:table-cell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6.558542" calcext:value-type="float">
            <text:p>6.558542</text:p>
          </table:table-cell>
          <table:table-cell office:value-type="float" office:value="6.7099405368" calcext:value-type="float">
            <text:p>6.7099405368</text:p>
          </table:table-cell>
          <table:table-cell table:formula="of:=POWER([.C2675]-6.75;2)" office:value-type="float" office:value="0.00160476059187219" calcext:value-type="float">
            <text:p>0.0016047606</text:p>
          </table:table-cell>
          <table:table-cell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6.564826" calcext:value-type="float">
            <text:p>6.564826</text:p>
          </table:table-cell>
          <table:table-cell office:value-type="float" office:value="6.7104063785" calcext:value-type="float">
            <text:p>6.7104063785</text:p>
          </table:table-cell>
          <table:table-cell table:formula="of:=POWER([.C2676]-6.75;2)" office:value-type="float" office:value="0.00156765486348525" calcext:value-type="float">
            <text:p>0.0015676549</text:p>
          </table:table-cell>
          <table:table-cell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6.571954" calcext:value-type="float">
            <text:p>6.571954</text:p>
          </table:table-cell>
          <table:table-cell office:value-type="float" office:value="6.7108557006" calcext:value-type="float">
            <text:p>6.7108557006</text:p>
          </table:table-cell>
          <table:table-cell table:formula="of:=POWER([.C2677]-6.75;2)" office:value-type="float" office:value="0.00153227617551686" calcext:value-type="float">
            <text:p>0.0015322762</text:p>
          </table:table-cell>
          <table:table-cell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6.579819" calcext:value-type="float">
            <text:p>6.579819</text:p>
          </table:table-cell>
          <table:table-cell office:value-type="float" office:value="6.7112857368" calcext:value-type="float">
            <text:p>6.7112857368</text:p>
          </table:table-cell>
          <table:table-cell table:formula="of:=POWER([.C2678]-6.75;2)" office:value-type="float" office:value="0.00149879417511889" calcext:value-type="float">
            <text:p>0.0014987942</text:p>
          </table:table-cell>
          <table:table-cell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6.588302" calcext:value-type="float">
            <text:p>6.588302</text:p>
          </table:table-cell>
          <table:table-cell office:value-type="float" office:value="6.7116940186" calcext:value-type="float">
            <text:p>6.7116940186</text:p>
          </table:table-cell>
          <table:table-cell table:formula="of:=POWER([.C2679]-6.75;2)" office:value-type="float" office:value="0.00146734821101713" calcext:value-type="float">
            <text:p>0.0014673482</text:p>
          </table:table-cell>
          <table:table-cell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6.597281" calcext:value-type="float">
            <text:p>6.597281</text:p>
          </table:table-cell>
          <table:table-cell office:value-type="float" office:value="6.7120784174" calcext:value-type="float">
            <text:p>6.7120784174</text:p>
          </table:table-cell>
          <table:table-cell table:formula="of:=POWER([.C2680]-6.75;2)" office:value-type="float" office:value="0.00143804642688863" calcext:value-type="float">
            <text:p>0.0014380464</text:p>
          </table:table-cell>
          <table:table-cell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6.606631" calcext:value-type="float">
            <text:p>6.606631</text:p>
          </table:table-cell>
          <table:table-cell office:value-type="float" office:value="6.7124371594" calcext:value-type="float">
            <text:p>6.7124371594</text:p>
          </table:table-cell>
          <table:table-cell table:formula="of:=POWER([.C2681]-6.75;2)" office:value-type="float" office:value="0.00141096699394099" calcext:value-type="float">
            <text:p>0.001410967</text:p>
          </table:table-cell>
          <table:table-cell/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6.616226" calcext:value-type="float">
            <text:p>6.616226</text:p>
          </table:table-cell>
          <table:table-cell office:value-type="float" office:value="6.7127688401" calcext:value-type="float">
            <text:p>6.7127688401</text:p>
          </table:table-cell>
          <table:table-cell table:formula="of:=POWER([.C2682]-6.75;2)" office:value-type="float" office:value="0.00138615926749938" calcext:value-type="float">
            <text:p>0.0013861593</text:p>
          </table:table-cell>
          <table:table-cell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6.625942" calcext:value-type="float">
            <text:p>6.625942</text:p>
          </table:table-cell>
          <table:table-cell office:value-type="float" office:value="6.713072434" calcext:value-type="float">
            <text:p>6.713072434</text:p>
          </table:table-cell>
          <table:table-cell table:formula="of:=POWER([.C2683]-6.75;2)" office:value-type="float" office:value="0.00136364513068437" calcext:value-type="float">
            <text:p>0.0013636451</text:p>
          </table:table-cell>
          <table:table-cell/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6.63566" calcext:value-type="float">
            <text:p>6.63566</text:p>
          </table:table-cell>
          <table:table-cell office:value-type="float" office:value="6.7133472934" calcext:value-type="float">
            <text:p>6.7133472934</text:p>
          </table:table-cell>
          <table:table-cell table:formula="of:=POWER([.C2684]-6.75;2)" office:value-type="float" office:value="0.00134342090110568" calcext:value-type="float">
            <text:p>0.0013434209</text:p>
          </table:table-cell>
          <table:table-cell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6.645267" calcext:value-type="float">
            <text:p>6.645267</text:p>
          </table:table-cell>
          <table:table-cell office:value-type="float" office:value="6.7135931392" calcext:value-type="float">
            <text:p>6.7135931392</text:p>
          </table:table-cell>
          <table:table-cell table:formula="of:=POWER([.C2685]-6.75;2)" office:value-type="float" office:value="0.00132545951331055" calcext:value-type="float">
            <text:p>0.0013254595</text:p>
          </table:table-cell>
          <table:table-cell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6.654662" calcext:value-type="float">
            <text:p>6.654662</text:p>
          </table:table-cell>
          <table:table-cell office:value-type="float" office:value="6.7138100476" calcext:value-type="float">
            <text:p>6.7138100476</text:p>
          </table:table-cell>
          <table:table-cell table:formula="of:=POWER([.C2686]-6.75;2)" office:value-type="float" office:value="0.00130971265471427" calcext:value-type="float">
            <text:p>0.0013097127</text:p>
          </table:table-cell>
          <table:table-cell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6.66375" calcext:value-type="float">
            <text:p>6.66375</text:p>
          </table:table-cell>
          <table:table-cell office:value-type="float" office:value="6.7139984172" calcext:value-type="float">
            <text:p>6.7139984172</text:p>
          </table:table-cell>
          <table:table-cell table:formula="of:=POWER([.C2687]-6.75;2)" office:value-type="float" office:value="0.00129611396410525" calcext:value-type="float">
            <text:p>0.001296114</text:p>
          </table:table-cell>
          <table:table-cell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6.672452" calcext:value-type="float">
            <text:p>6.672452</text:p>
          </table:table-cell>
          <table:table-cell office:value-type="float" office:value="6.7141589553" calcext:value-type="float">
            <text:p>6.7141589553</text:p>
          </table:table-cell>
          <table:table-cell table:formula="of:=POWER([.C2688]-6.75;2)" office:value-type="float" office:value="0.00128458048518738" calcext:value-type="float">
            <text:p>0.0012845805</text:p>
          </table:table-cell>
          <table:table-cell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6.6807" calcext:value-type="float">
            <text:p>6.6807</text:p>
          </table:table-cell>
          <table:table-cell office:value-type="float" office:value="6.7142926314" calcext:value-type="float">
            <text:p>6.7142926314</text:p>
          </table:table-cell>
          <table:table-cell table:formula="of:=POWER([.C2689]-6.75;2)" office:value-type="float" office:value="0.00127501617233625" calcext:value-type="float">
            <text:p>0.0012750162</text:p>
          </table:table-cell>
          <table:table-cell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6.688439" calcext:value-type="float">
            <text:p>6.688439</text:p>
          </table:table-cell>
          <table:table-cell office:value-type="float" office:value="6.7144006463" calcext:value-type="float">
            <text:p>6.7144006463</text:p>
          </table:table-cell>
          <table:table-cell table:formula="of:=POWER([.C2690]-6.75;2)" office:value-type="float" office:value="0.00126731398385773" calcext:value-type="float">
            <text:p>0.001267314</text:p>
          </table:table-cell>
          <table:table-cell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6.69563" calcext:value-type="float">
            <text:p>6.69563</text:p>
          </table:table-cell>
          <table:table-cell office:value-type="float" office:value="6.7144843935" calcext:value-type="float">
            <text:p>6.7144843935</text:p>
          </table:table-cell>
          <table:table-cell table:formula="of:=POWER([.C2691]-6.75;2)" office:value-type="float" office:value="0.00126135830506282" calcext:value-type="float">
            <text:p>0.0012613583</text:p>
          </table:table-cell>
          <table:table-cell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6.702246" calcext:value-type="float">
            <text:p>6.702246</text:p>
          </table:table-cell>
          <table:table-cell office:value-type="float" office:value="6.714545411" calcext:value-type="float">
            <text:p>6.714545411</text:p>
          </table:table-cell>
          <table:table-cell table:formula="of:=POWER([.C2692]-6.75;2)" office:value-type="float" office:value="0.00125702788115895" calcext:value-type="float">
            <text:p>0.0012570279</text:p>
          </table:table-cell>
          <table:table-cell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6.708277" calcext:value-type="float">
            <text:p>6.708277</text:p>
          </table:table-cell>
          <table:table-cell office:value-type="float" office:value="6.7145853442" calcext:value-type="float">
            <text:p>6.7145853442</text:p>
          </table:table-cell>
          <table:table-cell table:formula="of:=POWER([.C2693]-6.75;2)" office:value-type="float" office:value="0.0012541978454325" calcext:value-type="float">
            <text:p>0.0012541978</text:p>
          </table:table-cell>
          <table:table-cell/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6.713722" calcext:value-type="float">
            <text:p>6.713722</text:p>
          </table:table-cell>
          <table:table-cell office:value-type="float" office:value="6.7146058925" calcext:value-type="float">
            <text:p>6.7146058925</text:p>
          </table:table-cell>
          <table:table-cell table:formula="of:=POWER([.C2694]-6.75;2)" office:value-type="float" office:value="0.00125274284572157" calcext:value-type="float">
            <text:p>0.0012527428</text:p>
          </table:table-cell>
          <table:table-cell/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6.718595" calcext:value-type="float">
            <text:p>6.718595</text:p>
          </table:table-cell>
          <table:table-cell office:value-type="float" office:value="6.714608781" calcext:value-type="float">
            <text:p>6.714608781</text:p>
          </table:table-cell>
          <table:table-cell table:formula="of:=POWER([.C2695]-6.75;2)" office:value-type="float" office:value="0.00125253838230597" calcext:value-type="float">
            <text:p>0.0012525384</text:p>
          </table:table-cell>
          <table:table-cell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6.722919" calcext:value-type="float">
            <text:p>6.722919</text:p>
          </table:table-cell>
          <table:table-cell office:value-type="float" office:value="6.7145957115" calcext:value-type="float">
            <text:p>6.7145957115</text:p>
          </table:table-cell>
          <table:table-cell table:formula="of:=POWER([.C2696]-6.75;2)" office:value-type="float" office:value="0.00125346364419121" calcext:value-type="float">
            <text:p>0.0012534636</text:p>
          </table:table-cell>
          <table:table-cell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6.726726" calcext:value-type="float">
            <text:p>6.726726</text:p>
          </table:table-cell>
          <table:table-cell office:value-type="float" office:value="6.7145683322" calcext:value-type="float">
            <text:p>6.7145683322</text:p>
          </table:table-cell>
          <table:table-cell table:formula="of:=POWER([.C2697]-6.75;2)" office:value-type="float" office:value="0.00125540308308957" calcext:value-type="float">
            <text:p>0.0012554031</text:p>
          </table:table-cell>
          <table:table-cell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6.730057" calcext:value-type="float">
            <text:p>6.730057</text:p>
          </table:table-cell>
          <table:table-cell office:value-type="float" office:value="6.7145282079" calcext:value-type="float">
            <text:p>6.7145282079</text:p>
          </table:table-cell>
          <table:table-cell table:formula="of:=POWER([.C2698]-6.75;2)" office:value-type="float" office:value="0.00125824803478563" calcext:value-type="float">
            <text:p>0.001258248</text:p>
          </table:table-cell>
          <table:table-cell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6.732958" calcext:value-type="float">
            <text:p>6.732958</text:p>
          </table:table-cell>
          <table:table-cell office:value-type="float" office:value="6.7144767881" calcext:value-type="float">
            <text:p>6.7144767881</text:p>
          </table:table-cell>
          <table:table-cell table:formula="of:=POWER([.C2699]-6.75;2)" office:value-type="float" office:value="0.00126189858369231" calcext:value-type="float">
            <text:p>0.0012618986</text:p>
          </table:table-cell>
          <table:table-cell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6.735478" calcext:value-type="float">
            <text:p>6.735478</text:p>
          </table:table-cell>
          <table:table-cell office:value-type="float" office:value="6.7144153887" calcext:value-type="float">
            <text:p>6.7144153887</text:p>
          </table:table-cell>
          <table:table-cell table:formula="of:=POWER([.C2700]-6.75;2)" office:value-type="float" office:value="0.00126626456137209" calcext:value-type="float">
            <text:p>0.0012662646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.737669" calcext:value-type="float">
            <text:p>6.737669</text:p>
          </table:table-cell>
          <table:table-cell office:value-type="float" office:value="6.71434518" calcext:value-type="float">
            <text:p>6.71434518</text:p>
          </table:table-cell>
          <table:table-cell table:formula="of:=POWER([.C2701]-6.75;2)" office:value-type="float" office:value="0.00127126618923237" calcext:value-type="float">
            <text:p>0.0012712662</text:p>
          </table:table-cell>
          <table:table-cell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6.739582" calcext:value-type="float">
            <text:p>6.739582</text:p>
          </table:table-cell>
          <table:table-cell office:value-type="float" office:value="6.7142671739" calcext:value-type="float">
            <text:p>6.7142671739</text:p>
          </table:table-cell>
          <table:table-cell table:formula="of:=POWER([.C2702]-6.75;2)" office:value-type="float" office:value="0.00127683486109286" calcext:value-type="float">
            <text:p>0.0012768349</text:p>
          </table:table-cell>
          <table:table-cell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6.74127" calcext:value-type="float">
            <text:p>6.74127</text:p>
          </table:table-cell>
          <table:table-cell office:value-type="float" office:value="6.7141822248" calcext:value-type="float">
            <text:p>6.7141822248</text:p>
          </table:table-cell>
          <table:table-cell table:formula="of:=POWER([.C2703]-6.75;2)" office:value-type="float" office:value="0.00128291302027773" calcext:value-type="float">
            <text:p>0.001282913</text:p>
          </table:table-cell>
          <table:table-cell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6.742779" calcext:value-type="float">
            <text:p>6.742779</text:p>
          </table:table-cell>
          <table:table-cell office:value-type="float" office:value="6.7140910202" calcext:value-type="float">
            <text:p>6.7140910202</text:p>
          </table:table-cell>
          <table:table-cell table:formula="of:=POWER([.C2704]-6.75;2)" office:value-type="float" office:value="0.00128945483027683" calcext:value-type="float">
            <text:p>0.0012894548</text:p>
          </table:table-cell>
          <table:table-cell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6.744154" calcext:value-type="float">
            <text:p>6.744154</text:p>
          </table:table-cell>
          <table:table-cell office:value-type="float" office:value="6.7139941014" calcext:value-type="float">
            <text:p>6.7139941014</text:p>
          </table:table-cell>
          <table:table-cell table:formula="of:=POWER([.C2705]-6.75;2)" office:value-type="float" office:value="0.00129642473399348" calcext:value-type="float">
            <text:p>0.0012964247</text:p>
          </table:table-cell>
          <table:table-cell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6.745433" calcext:value-type="float">
            <text:p>6.745433</text:p>
          </table:table-cell>
          <table:table-cell office:value-type="float" office:value="6.7138918644" calcext:value-type="float">
            <text:p>6.7138918644</text:p>
          </table:table-cell>
          <table:table-cell table:formula="of:=POWER([.C2706]-6.75;2)" office:value-type="float" office:value="0.001303797456508" calcext:value-type="float">
            <text:p>0.0013037975</text:p>
          </table:table-cell>
          <table:table-cell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6.74665" calcext:value-type="float">
            <text:p>6.74665</text:p>
          </table:table-cell>
          <table:table-cell office:value-type="float" office:value="6.7137845816" calcext:value-type="float">
            <text:p>6.7137845816</text:p>
          </table:table-cell>
          <table:table-cell table:formula="of:=POWER([.C2707]-6.75;2)" office:value-type="float" office:value="0.00131155652988708" calcext:value-type="float">
            <text:p>0.0013115565</text:p>
          </table:table-cell>
          <table:table-cell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6.747831" calcext:value-type="float">
            <text:p>6.747831</text:p>
          </table:table-cell>
          <table:table-cell office:value-type="float" office:value="6.713672413" calcext:value-type="float">
            <text:p>6.713672413</text:p>
          </table:table-cell>
          <table:table-cell table:formula="of:=POWER([.C2708]-6.75;2)" office:value-type="float" office:value="0.00131969357724255" calcext:value-type="float">
            <text:p>0.0013196936</text:p>
          </table:table-cell>
          <table:table-cell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6.748996" calcext:value-type="float">
            <text:p>6.748996</text:p>
          </table:table-cell>
          <table:table-cell office:value-type="float" office:value="6.7135554315" calcext:value-type="float">
            <text:p>6.7135554315</text:p>
          </table:table-cell>
          <table:table-cell table:formula="of:=POWER([.C2709]-6.75;2)" office:value-type="float" office:value="0.00132820657315122" calcext:value-type="float">
            <text:p>0.0013282066</text:p>
          </table:table-cell>
          <table:table-cell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6.750161" calcext:value-type="float">
            <text:p>6.750161</text:p>
          </table:table-cell>
          <table:table-cell office:value-type="float" office:value="6.7134336426" calcext:value-type="float">
            <text:p>6.7134336426</text:p>
          </table:table-cell>
          <table:table-cell table:formula="of:=POWER([.C2710]-6.75;2)" office:value-type="float" office:value="0.00133709849350453" calcext:value-type="float">
            <text:p>0.0013370985</text:p>
          </table:table-cell>
          <table:table-cell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6.751333" calcext:value-type="float">
            <text:p>6.751333</text:p>
          </table:table-cell>
          <table:table-cell office:value-type="float" office:value="6.7133069966" calcext:value-type="float">
            <text:p>6.7133069966</text:p>
          </table:table-cell>
          <table:table-cell table:formula="of:=POWER([.C2711]-6.75;2)" office:value-type="float" office:value="0.00134637649851241" calcext:value-type="float">
            <text:p>0.0013463765</text:p>
          </table:table-cell>
          <table:table-cell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6.752517" calcext:value-type="float">
            <text:p>6.752517</text:p>
          </table:table-cell>
          <table:table-cell office:value-type="float" office:value="6.7131754187" calcext:value-type="float">
            <text:p>6.7131754187</text:p>
          </table:table-cell>
          <table:table-cell table:formula="of:=POWER([.C2712]-6.75;2)" office:value-type="float" office:value="0.00135604978792033" calcext:value-type="float">
            <text:p>0.0013560498</text:p>
          </table:table-cell>
          <table:table-cell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6.75371" calcext:value-type="float">
            <text:p>6.75371</text:p>
          </table:table-cell>
          <table:table-cell office:value-type="float" office:value="6.713038816" calcext:value-type="float">
            <text:p>6.713038816</text:p>
          </table:table-cell>
          <table:table-cell table:formula="of:=POWER([.C2713]-6.75;2)" office:value-type="float" office:value="0.00136612912268185" calcext:value-type="float">
            <text:p>0.0013661291</text:p>
          </table:table-cell>
          <table:table-cell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6.754908" calcext:value-type="float">
            <text:p>6.754908</text:p>
          </table:table-cell>
          <table:table-cell office:value-type="float" office:value="6.7128971045" calcext:value-type="float">
            <text:p>6.7128971045</text:p>
          </table:table-cell>
          <table:table-cell table:formula="of:=POWER([.C2714]-6.75;2)" office:value-type="float" office:value="0.00137662485448395" calcext:value-type="float">
            <text:p>0.0013766249</text:p>
          </table:table-cell>
          <table:table-cell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6.756104" calcext:value-type="float">
            <text:p>6.756104</text:p>
          </table:table-cell>
          <table:table-cell office:value-type="float" office:value="6.7127502133" calcext:value-type="float">
            <text:p>6.7127502133</text:p>
          </table:table-cell>
          <table:table-cell table:formula="of:=POWER([.C2715]-6.75;2)" office:value-type="float" office:value="0.00138754660919552" calcext:value-type="float">
            <text:p>0.0013875466</text:p>
          </table:table-cell>
          <table:table-cell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6.757289" calcext:value-type="float">
            <text:p>6.757289</text:p>
          </table:table-cell>
          <table:table-cell office:value-type="float" office:value="6.7125980947" calcext:value-type="float">
            <text:p>6.7125980947</text:p>
          </table:table-cell>
          <table:table-cell table:formula="of:=POWER([.C2716]-6.75;2)" office:value-type="float" office:value="0.00139890252007019" calcext:value-type="float">
            <text:p>0.0013989025</text:p>
          </table:table-cell>
          <table:table-cell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6.758456" calcext:value-type="float">
            <text:p>6.758456</text:p>
          </table:table-cell>
          <table:table-cell office:value-type="float" office:value="6.7124407324" calcext:value-type="float">
            <text:p>6.7124407324</text:p>
          </table:table-cell>
          <table:table-cell table:formula="of:=POWER([.C2717]-6.75;2)" office:value-type="float" office:value="0.0014106985826484" calcext:value-type="float">
            <text:p>0.0014106986</text:p>
          </table:table-cell>
          <table:table-cell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6.759596" calcext:value-type="float">
            <text:p>6.759596</text:p>
          </table:table-cell>
          <table:table-cell office:value-type="float" office:value="6.7122781343" calcext:value-type="float">
            <text:p>6.7122781343</text:p>
          </table:table-cell>
          <table:table-cell table:formula="of:=POWER([.C2718]-6.75;2)" office:value-type="float" office:value="0.00142293915188884" calcext:value-type="float">
            <text:p>0.0014229392</text:p>
          </table:table-cell>
          <table:table-cell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6.760703" calcext:value-type="float">
            <text:p>6.760703</text:p>
          </table:table-cell>
          <table:table-cell office:value-type="float" office:value="6.7121103404" calcext:value-type="float">
            <text:p>6.7121103404</text:p>
          </table:table-cell>
          <table:table-cell table:formula="of:=POWER([.C2719]-6.75;2)" office:value-type="float" office:value="0.00143562630460389" calcext:value-type="float">
            <text:p>0.0014356263</text:p>
          </table:table-cell>
          <table:table-cell/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6.761774" calcext:value-type="float">
            <text:p>6.761774</text:p>
          </table:table-cell>
          <table:table-cell office:value-type="float" office:value="6.7119374128" calcext:value-type="float">
            <text:p>6.7119374128</text:p>
          </table:table-cell>
          <table:table-cell table:formula="of:=POWER([.C2720]-6.75;2)" office:value-type="float" office:value="0.00144876054435759" calcext:value-type="float">
            <text:p>0.0014487605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6.762808" calcext:value-type="float">
            <text:p>6.762808</text:p>
          </table:table-cell>
          <table:table-cell office:value-type="float" office:value="6.711759425" calcext:value-type="float">
            <text:p>6.711759425</text:p>
          </table:table-cell>
          <table:table-cell table:formula="of:=POWER([.C2721]-6.75;2)" office:value-type="float" office:value="0.0014623415763306" calcext:value-type="float">
            <text:p>0.0014623416</text:p>
          </table:table-cell>
          <table:table-cell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6.763808" calcext:value-type="float">
            <text:p>6.763808</text:p>
          </table:table-cell>
          <table:table-cell office:value-type="float" office:value="6.7115764552" calcext:value-type="float">
            <text:p>6.7115764552</text:p>
          </table:table-cell>
          <table:table-cell table:formula="of:=POWER([.C2722]-6.75;2)" office:value-type="float" office:value="0.00147636879499758" calcext:value-type="float">
            <text:p>0.0014763688</text:p>
          </table:table-cell>
          <table:table-cell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6.764782" calcext:value-type="float">
            <text:p>6.764782</text:p>
          </table:table-cell>
          <table:table-cell office:value-type="float" office:value="6.7113885719" calcext:value-type="float">
            <text:p>6.7113885719</text:p>
          </table:table-cell>
          <table:table-cell table:formula="of:=POWER([.C2723]-6.75;2)" office:value-type="float" office:value="0.00149084237992149" calcext:value-type="float">
            <text:p>0.0014908424</text:p>
          </table:table-cell>
          <table:table-cell/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6.76574" calcext:value-type="float">
            <text:p>6.76574</text:p>
          </table:table-cell>
          <table:table-cell office:value-type="float" office:value="6.7111958159" calcext:value-type="float">
            <text:p>6.7111958159</text:p>
          </table:table-cell>
          <table:table-cell table:formula="of:=POWER([.C2724]-6.75;2)" office:value-type="float" office:value="0.00150576470366669" calcext:value-type="float">
            <text:p>0.0015057647</text:p>
          </table:table-cell>
          <table:table-cell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6.766695" calcext:value-type="float">
            <text:p>6.766695</text:p>
          </table:table-cell>
          <table:table-cell office:value-type="float" office:value="6.710998192" calcext:value-type="float">
            <text:p>6.710998192</text:p>
          </table:table-cell>
          <table:table-cell table:formula="of:=POWER([.C2725]-6.75;2)" office:value-type="float" office:value="0.00152114102726887" calcext:value-type="float">
            <text:p>0.001521141</text:p>
          </table:table-cell>
          <table:table-cell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6.767667" calcext:value-type="float">
            <text:p>6.767667</text:p>
          </table:table-cell>
          <table:table-cell office:value-type="float" office:value="6.7107956582" calcext:value-type="float">
            <text:p>6.7107956582</text:p>
          </table:table-cell>
          <table:table-cell table:formula="of:=POWER([.C2726]-6.75;2)" office:value-type="float" office:value="0.0015369804159712" calcext:value-type="float">
            <text:p>0.0015369804</text:p>
          </table:table-cell>
          <table:table-cell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6.768674" calcext:value-type="float">
            <text:p>6.768674</text:p>
          </table:table-cell>
          <table:table-cell office:value-type="float" office:value="6.7105880985" calcext:value-type="float">
            <text:p>6.7105880985</text:p>
          </table:table-cell>
          <table:table-cell table:formula="of:=POWER([.C2727]-6.75;2)" office:value-type="float" office:value="0.00155329797984573" calcext:value-type="float">
            <text:p>0.001553298</text:p>
          </table:table-cell>
          <table:table-cell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6.769739" calcext:value-type="float">
            <text:p>6.769739</text:p>
          </table:table-cell>
          <table:table-cell office:value-type="float" office:value="6.7103753297" calcext:value-type="float">
            <text:p>6.7103753297</text:p>
          </table:table-cell>
          <table:table-cell table:formula="of:=POWER([.C2728]-6.75;2)" office:value-type="float" office:value="0.00157011449638372" calcext:value-type="float">
            <text:p>0.0015701145</text:p>
          </table:table-cell>
          <table:table-cell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6.770884" calcext:value-type="float">
            <text:p>6.770884</text:p>
          </table:table-cell>
          <table:table-cell office:value-type="float" office:value="6.7101570809" calcext:value-type="float">
            <text:p>6.7101570809</text:p>
          </table:table-cell>
          <table:table-cell table:formula="of:=POWER([.C2729]-6.75;2)" office:value-type="float" office:value="0.00158745820240913" calcext:value-type="float">
            <text:p>0.0015874582</text:p>
          </table:table-cell>
          <table:table-cell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6.772131" calcext:value-type="float">
            <text:p>6.772131</text:p>
          </table:table-cell>
          <table:table-cell office:value-type="float" office:value="6.7099329963" calcext:value-type="float">
            <text:p>6.7099329963</text:p>
          </table:table-cell>
          <table:table-cell table:formula="of:=POWER([.C2730]-6.75;2)" office:value-type="float" office:value="0.00160536478549581" calcext:value-type="float">
            <text:p>0.0016053648</text:p>
          </table:table-cell>
          <table:table-cell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6.773503" calcext:value-type="float">
            <text:p>6.773503</text:p>
          </table:table-cell>
          <table:table-cell office:value-type="float" office:value="6.7097026333" calcext:value-type="float">
            <text:p>6.7097026333</text:p>
          </table:table-cell>
          <table:table-cell table:formula="of:=POWER([.C2731]-6.75;2)" office:value-type="float" office:value="0.00162387776295426" calcext:value-type="float">
            <text:p>0.0016238778</text:p>
          </table:table-cell>
          <table:table-cell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6.775018" calcext:value-type="float">
            <text:p>6.775018</text:p>
          </table:table-cell>
          <table:table-cell office:value-type="float" office:value="6.7094654572" calcext:value-type="float">
            <text:p>6.7094654572</text:p>
          </table:table-cell>
          <table:table-cell table:formula="of:=POWER([.C2732]-6.75;2)" office:value-type="float" office:value="0.00164304916000501" calcext:value-type="float">
            <text:p>0.0016430492</text:p>
          </table:table-cell>
          <table:table-cell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6.776693" calcext:value-type="float">
            <text:p>6.776693</text:p>
          </table:table-cell>
          <table:table-cell office:value-type="float" office:value="6.7092208582" calcext:value-type="float">
            <text:p>6.7092208582</text:p>
          </table:table-cell>
          <table:table-cell table:formula="of:=POWER([.C2733]-6.75;2)" office:value-type="float" office:value="0.0016629384059445" calcext:value-type="float">
            <text:p>0.0016629384</text:p>
          </table:table-cell>
          <table:table-cell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6.778542" calcext:value-type="float">
            <text:p>6.778542</text:p>
          </table:table-cell>
          <table:table-cell office:value-type="float" office:value="6.7089681536" calcext:value-type="float">
            <text:p>6.7089681536</text:p>
          </table:table-cell>
          <table:table-cell table:formula="of:=POWER([.C2734]-6.75;2)" office:value-type="float" office:value="0.0016836124189932" calcext:value-type="float">
            <text:p>0.0016836124</text:p>
          </table:table-cell>
          <table:table-cell/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6.780573" calcext:value-type="float">
            <text:p>6.780573</text:p>
          </table:table-cell>
          <table:table-cell office:value-type="float" office:value="6.7087065977" calcext:value-type="float">
            <text:p>6.7087065977</text:p>
          </table:table-cell>
          <table:table-cell table:formula="of:=POWER([.C2735]-6.75;2)" office:value-type="float" office:value="0.00170514507350965" calcext:value-type="float">
            <text:p>0.0017051451</text:p>
          </table:table-cell>
          <table:table-cell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6.782791" calcext:value-type="float">
            <text:p>6.782791</text:p>
          </table:table-cell>
          <table:table-cell office:value-type="float" office:value="6.7084354038" calcext:value-type="float">
            <text:p>6.7084354038</text:p>
          </table:table-cell>
          <table:table-cell table:formula="of:=POWER([.C2736]-6.75;2)" office:value-type="float" office:value="0.00172761565726903" calcext:value-type="float">
            <text:p>0.0017276157</text:p>
          </table:table-cell>
          <table:table-cell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6.785193" calcext:value-type="float">
            <text:p>6.785193</text:p>
          </table:table-cell>
          <table:table-cell office:value-type="float" office:value="6.7081537538" calcext:value-type="float">
            <text:p>6.7081537538</text:p>
          </table:table-cell>
          <table:table-cell table:formula="of:=POWER([.C2737]-6.75;2)" office:value-type="float" office:value="0.00175110832103105" calcext:value-type="float">
            <text:p>0.0017511083</text:p>
          </table:table-cell>
          <table:table-cell/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6.787774" calcext:value-type="float">
            <text:p>6.787774</text:p>
          </table:table-cell>
          <table:table-cell office:value-type="float" office:value="6.7078608289" calcext:value-type="float">
            <text:p>6.7078608289</text:p>
          </table:table-cell>
          <table:table-cell table:formula="of:=POWER([.C2738]-6.75;2)" office:value-type="float" office:value="0.00177570974099505" calcext:value-type="float">
            <text:p>0.0017757097</text:p>
          </table:table-cell>
          <table:table-cell/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6.790522" calcext:value-type="float">
            <text:p>6.790522</text:p>
          </table:table-cell>
          <table:table-cell office:value-type="float" office:value="6.7075558168" calcext:value-type="float">
            <text:p>6.7075558168</text:p>
          </table:table-cell>
          <table:table-cell table:formula="of:=POWER([.C2739]-6.75;2)" office:value-type="float" office:value="0.00180150868751514" calcext:value-type="float">
            <text:p>0.0018015087</text:p>
          </table:table-cell>
          <table:table-cell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6.793422" calcext:value-type="float">
            <text:p>6.793422</text:p>
          </table:table-cell>
          <table:table-cell office:value-type="float" office:value="6.7072379387" calcext:value-type="float">
            <text:p>6.7072379387</text:p>
          </table:table-cell>
          <table:table-cell table:formula="of:=POWER([.C2740]-6.75;2)" office:value-type="float" office:value="0.00182859388662491" calcext:value-type="float">
            <text:p>0.0018285939</text:p>
          </table:table-cell>
          <table:table-cell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6.796453" calcext:value-type="float">
            <text:p>6.796453</text:p>
          </table:table-cell>
          <table:table-cell office:value-type="float" office:value="6.7069064615" calcext:value-type="float">
            <text:p>6.7069064615</text:p>
          </table:table-cell>
          <table:table-cell table:formula="of:=POWER([.C2741]-6.75;2)" office:value-type="float" office:value="0.00185705306045098" calcext:value-type="float">
            <text:p>0.0018570531</text:p>
          </table:table-cell>
          <table:table-cell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6.799592" calcext:value-type="float">
            <text:p>6.799592</text:p>
          </table:table-cell>
          <table:table-cell office:value-type="float" office:value="6.706560722" calcext:value-type="float">
            <text:p>6.706560722</text:p>
          </table:table-cell>
          <table:table-cell table:formula="of:=POWER([.C2742]-6.75;2)" office:value-type="float" office:value="0.0018869708731613" calcext:value-type="float">
            <text:p>0.0018869709</text:p>
          </table:table-cell>
          <table:table-cell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6.802813" calcext:value-type="float">
            <text:p>6.802813</text:p>
          </table:table-cell>
          <table:table-cell office:value-type="float" office:value="6.7062001357" calcext:value-type="float">
            <text:p>6.7062001357</text:p>
          </table:table-cell>
          <table:table-cell table:formula="of:=POWER([.C2743]-6.75;2)" office:value-type="float" office:value="0.00191842811269845" calcext:value-type="float">
            <text:p>0.0019184281</text:p>
          </table:table-cell>
          <table:table-cell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6.806088" calcext:value-type="float">
            <text:p>6.806088</text:p>
          </table:table-cell>
          <table:table-cell office:value-type="float" office:value="6.7058242101" calcext:value-type="float">
            <text:p>6.7058242101</text:p>
          </table:table-cell>
          <table:table-cell table:formula="of:=POWER([.C2744]-6.75;2)" office:value-type="float" office:value="0.00195150041328892" calcext:value-type="float">
            <text:p>0.0019515004</text:p>
          </table:table-cell>
          <table:table-cell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6.80939" calcext:value-type="float">
            <text:p>6.80939</text:p>
          </table:table-cell>
          <table:table-cell office:value-type="float" office:value="6.7054325547" calcext:value-type="float">
            <text:p>6.7054325547</text:p>
          </table:table-cell>
          <table:table-cell table:formula="of:=POWER([.C2745]-6.75;2)" office:value-type="float" office:value="0.00198625718056851" calcext:value-type="float">
            <text:p>0.0019862572</text:p>
          </table:table-cell>
          <table:table-cell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6.81269" calcext:value-type="float">
            <text:p>6.81269</text:p>
          </table:table-cell>
          <table:table-cell office:value-type="float" office:value="6.7050248784" calcext:value-type="float">
            <text:p>6.7050248784</text:p>
          </table:table-cell>
          <table:table-cell table:formula="of:=POWER([.C2746]-6.75;2)" office:value-type="float" office:value="0.00202276156293481" calcext:value-type="float">
            <text:p>0.0020227616</text:p>
          </table:table-cell>
          <table:table-cell/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6.815962" calcext:value-type="float">
            <text:p>6.815962</text:p>
          </table:table-cell>
          <table:table-cell office:value-type="float" office:value="6.704601" calcext:value-type="float">
            <text:p>6.704601</text:p>
          </table:table-cell>
          <table:table-cell table:formula="of:=POWER([.C2747]-6.75;2)" office:value-type="float" office:value="0.00206106920099998" calcext:value-type="float">
            <text:p>0.0020610692</text:p>
          </table:table-cell>
          <table:table-cell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6.819183" calcext:value-type="float">
            <text:p>6.819183</text:p>
          </table:table-cell>
          <table:table-cell office:value-type="float" office:value="6.7041608379" calcext:value-type="float">
            <text:p>6.7041608379</text:p>
          </table:table-cell>
          <table:table-cell table:formula="of:=POWER([.C2748]-6.75;2)" office:value-type="float" office:value="0.00210122878203008" calcext:value-type="float">
            <text:p>0.0021012288</text:p>
          </table:table-cell>
          <table:table-cell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6.82233" calcext:value-type="float">
            <text:p>6.82233</text:p>
          </table:table-cell>
          <table:table-cell office:value-type="float" office:value="6.7037044008" calcext:value-type="float">
            <text:p>6.7037044008</text:p>
          </table:table-cell>
          <table:table-cell table:formula="of:=POWER([.C2749]-6.75;2)" office:value-type="float" office:value="0.002143282505287" calcext:value-type="float">
            <text:p>0.0021432825</text:p>
          </table:table-cell>
          <table:table-cell/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6.825389" calcext:value-type="float">
            <text:p>6.825389</text:p>
          </table:table-cell>
          <table:table-cell office:value-type="float" office:value="6.7032317888" calcext:value-type="float">
            <text:p>6.7032317888</text:p>
          </table:table-cell>
          <table:table-cell table:formula="of:=POWER([.C2750]-6.75;2)" office:value-type="float" office:value="0.00218726557884779" calcext:value-type="float">
            <text:p>0.0021872656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6.828345" calcext:value-type="float">
            <text:p>6.828345</text:p>
          </table:table-cell>
          <table:table-cell office:value-type="float" office:value="6.70274316" calcext:value-type="float">
            <text:p>6.70274316</text:p>
          </table:table-cell>
          <table:table-cell table:formula="of:=POWER([.C2751]-6.75;2)" office:value-type="float" office:value="0.00223320892678562" calcext:value-type="float">
            <text:p>0.0022332089</text:p>
          </table:table-cell>
          <table:table-cell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6.831191" calcext:value-type="float">
            <text:p>6.831191</text:p>
          </table:table-cell>
          <table:table-cell office:value-type="float" office:value="6.7022387349" calcext:value-type="float">
            <text:p>6.7022387349</text:p>
          </table:table-cell>
          <table:table-cell table:formula="of:=POWER([.C2752]-6.75;2)" office:value-type="float" office:value="0.00228113844395249" calcext:value-type="float">
            <text:p>0.0022811384</text:p>
          </table:table-cell>
          <table:table-cell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6.833925" calcext:value-type="float">
            <text:p>6.833925</text:p>
          </table:table-cell>
          <table:table-cell office:value-type="float" office:value="6.7017187661" calcext:value-type="float">
            <text:p>6.7017187661</text:p>
          </table:table-cell>
          <table:table-cell table:formula="of:=POWER([.C2753]-6.75;2)" office:value-type="float" office:value="0.00233107754690651" calcext:value-type="float">
            <text:p>0.0023310775</text:p>
          </table:table-cell>
          <table:table-cell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6.836547" calcext:value-type="float">
            <text:p>6.836547</text:p>
          </table:table-cell>
          <table:table-cell office:value-type="float" office:value="6.7011835182" calcext:value-type="float">
            <text:p>6.7011835182</text:p>
          </table:table-cell>
          <table:table-cell table:formula="of:=POWER([.C2754]-6.75;2)" office:value-type="float" office:value="0.00238304889532976" calcext:value-type="float">
            <text:p>0.0023830489</text:p>
          </table:table-cell>
          <table:table-cell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6.839062" calcext:value-type="float">
            <text:p>6.839062</text:p>
          </table:table-cell>
          <table:table-cell office:value-type="float" office:value="6.7006332602" calcext:value-type="float">
            <text:p>6.7006332602</text:p>
          </table:table-cell>
          <table:table-cell table:formula="of:=POWER([.C2755]-6.75;2)" office:value-type="float" office:value="0.0024370749984809" calcext:value-type="float">
            <text:p>0.002437075</text:p>
          </table:table-cell>
          <table:table-cell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6.841482" calcext:value-type="float">
            <text:p>6.841482</text:p>
          </table:table-cell>
          <table:table-cell office:value-type="float" office:value="6.7000682449" calcext:value-type="float">
            <text:p>6.7000682449</text:p>
          </table:table-cell>
          <table:table-cell table:formula="of:=POWER([.C2756]-6.75;2)" office:value-type="float" office:value="0.0024931801673664" calcext:value-type="float">
            <text:p>0.0024931802</text:p>
          </table:table-cell>
          <table:table-cell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6.843818" calcext:value-type="float">
            <text:p>6.843818</text:p>
          </table:table-cell>
          <table:table-cell office:value-type="float" office:value="6.6994886803" calcext:value-type="float">
            <text:p>6.6994886803</text:p>
          </table:table-cell>
          <table:table-cell table:formula="of:=POWER([.C2757]-6.75;2)" office:value-type="float" office:value="0.00255139341783561" calcext:value-type="float">
            <text:p>0.0025513934</text:p>
          </table:table-cell>
          <table:table-cell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6.846086" calcext:value-type="float">
            <text:p>6.846086</text:p>
          </table:table-cell>
          <table:table-cell office:value-type="float" office:value="6.6988947325" calcext:value-type="float">
            <text:p>6.6988947325</text:p>
          </table:table-cell>
          <table:table-cell table:formula="of:=POWER([.C2758]-6.75;2)" office:value-type="float" office:value="0.00261174836624652" calcext:value-type="float">
            <text:p>0.0026117484</text:p>
          </table:table-cell>
          <table:table-cell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6.848303" calcext:value-type="float">
            <text:p>6.848303</text:p>
          </table:table-cell>
          <table:table-cell office:value-type="float" office:value="6.6982865041" calcext:value-type="float">
            <text:p>6.6982865041</text:p>
          </table:table-cell>
          <table:table-cell table:formula="of:=POWER([.C2759]-6.75;2)" office:value-type="float" office:value="0.00267428565819928" calcext:value-type="float">
            <text:p>0.0026742857</text:p>
          </table:table-cell>
          <table:table-cell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6.850484" calcext:value-type="float">
            <text:p>6.850484</text:p>
          </table:table-cell>
          <table:table-cell office:value-type="float" office:value="6.697664029" calcext:value-type="float">
            <text:p>6.697664029</text:p>
          </table:table-cell>
          <table:table-cell table:formula="of:=POWER([.C2760]-6.75;2)" office:value-type="float" office:value="0.00273905386051282" calcext:value-type="float">
            <text:p>0.0027390539</text:p>
          </table:table-cell>
          <table:table-cell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6.852647" calcext:value-type="float">
            <text:p>6.852647</text:p>
          </table:table-cell>
          <table:table-cell office:value-type="float" office:value="6.6970272792" calcext:value-type="float">
            <text:p>6.6970272792</text:p>
          </table:table-cell>
          <table:table-cell table:formula="of:=POWER([.C2761]-6.75;2)" office:value-type="float" office:value="0.00280610914895472" calcext:value-type="float">
            <text:p>0.0028061091</text:p>
          </table:table-cell>
          <table:table-cell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6.854805" calcext:value-type="float">
            <text:p>6.854805</text:p>
          </table:table-cell>
          <table:table-cell office:value-type="float" office:value="6.6963761506" calcext:value-type="float">
            <text:p>6.6963761506</text:p>
          </table:table-cell>
          <table:table-cell table:formula="of:=POWER([.C2762]-6.75;2)" office:value-type="float" office:value="0.00287551722447389" calcext:value-type="float">
            <text:p>0.0028755172</text:p>
          </table:table-cell>
          <table:table-cell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6.856971" calcext:value-type="float">
            <text:p>6.856971</text:p>
          </table:table-cell>
          <table:table-cell office:value-type="float" office:value="6.6957104832" calcext:value-type="float">
            <text:p>6.6957104832</text:p>
          </table:table-cell>
          <table:table-cell table:formula="of:=POWER([.C2763]-6.75;2)" office:value-type="float" office:value="0.00294735163437748" calcext:value-type="float">
            <text:p>0.0029473516</text:p>
          </table:table-cell>
          <table:table-cell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6.859154" calcext:value-type="float">
            <text:p>6.859154</text:p>
          </table:table-cell>
          <table:table-cell office:value-type="float" office:value="6.6950300591" calcext:value-type="float">
            <text:p>6.6950300591</text:p>
          </table:table-cell>
          <table:table-cell table:formula="of:=POWER([.C2764]-6.75;2)" office:value-type="float" office:value="0.00302169440254944" calcext:value-type="float">
            <text:p>0.0030216944</text:p>
          </table:table-cell>
          <table:table-cell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6.861356" calcext:value-type="float">
            <text:p>6.861356</text:p>
          </table:table-cell>
          <table:table-cell office:value-type="float" office:value="6.6943346186" calcext:value-type="float">
            <text:p>6.6943346186</text:p>
          </table:table-cell>
          <table:table-cell table:formula="of:=POWER([.C2765]-6.75;2)" office:value-type="float" office:value="0.00309863468640745" calcext:value-type="float">
            <text:p>0.0030986347</text:p>
          </table:table-cell>
          <table:table-cell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6.863578" calcext:value-type="float">
            <text:p>6.863578</text:p>
          </table:table-cell>
          <table:table-cell office:value-type="float" office:value="6.6936238894" calcext:value-type="float">
            <text:p>6.6936238894</text:p>
          </table:table-cell>
          <table:table-cell table:formula="of:=POWER([.C2766]-6.75;2)" office:value-type="float" office:value="0.00317826584638349" calcext:value-type="float">
            <text:p>0.0031782658</text:p>
          </table:table-cell>
          <table:table-cell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6.865814" calcext:value-type="float">
            <text:p>6.865814</text:p>
          </table:table-cell>
          <table:table-cell office:value-type="float" office:value="6.6928975897" calcext:value-type="float">
            <text:p>6.6928975897</text:p>
          </table:table-cell>
          <table:table-cell table:formula="of:=POWER([.C2767]-6.75;2)" office:value-type="float" office:value="0.00326068526206952" calcext:value-type="float">
            <text:p>0.0032606853</text:p>
          </table:table-cell>
          <table:table-cell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6.86805" calcext:value-type="float">
            <text:p>6.86805</text:p>
          </table:table-cell>
          <table:table-cell office:value-type="float" office:value="6.6921554592" calcext:value-type="float">
            <text:p>6.6921554592</text:p>
          </table:table-cell>
          <table:table-cell table:formula="of:=POWER([.C2768]-6.75;2)" office:value-type="float" office:value="0.00334599090036283" calcext:value-type="float">
            <text:p>0.0033459909</text:p>
          </table:table-cell>
          <table:table-cell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6.870271" calcext:value-type="float">
            <text:p>6.870271</text:p>
          </table:table-cell>
          <table:table-cell office:value-type="float" office:value="6.6913972931" calcext:value-type="float">
            <text:p>6.6913972931</text:p>
          </table:table-cell>
          <table:table-cell table:formula="of:=POWER([.C2769]-6.75;2)" office:value-type="float" office:value="0.00343427725600735" calcext:value-type="float">
            <text:p>0.0034342773</text:p>
          </table:table-cell>
          <table:table-cell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6.872453" calcext:value-type="float">
            <text:p>6.872453</text:p>
          </table:table-cell>
          <table:table-cell office:value-type="float" office:value="6.6906229481" calcext:value-type="float">
            <text:p>6.6906229481</text:p>
          </table:table-cell>
          <table:table-cell table:formula="of:=POWER([.C2770]-6.75;2)" office:value-type="float" office:value="0.00352563429233533" calcext:value-type="float">
            <text:p>0.0035256343</text:p>
          </table:table-cell>
          <table:table-cell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6.87457" calcext:value-type="float">
            <text:p>6.87457</text:p>
          </table:table-cell>
          <table:table-cell office:value-type="float" office:value="6.6898323826" calcext:value-type="float">
            <text:p>6.6898323826</text:p>
          </table:table-cell>
          <table:table-cell table:formula="of:=POWER([.C2771]-6.75;2)" office:value-type="float" office:value="0.00362014218359282" calcext:value-type="float">
            <text:p>0.0036201422</text:p>
          </table:table-cell>
          <table:table-cell/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6.876589" calcext:value-type="float">
            <text:p>6.876589</text:p>
          </table:table-cell>
          <table:table-cell office:value-type="float" office:value="6.6890256681" calcext:value-type="float">
            <text:p>6.6890256681</text:p>
          </table:table-cell>
          <table:table-cell table:formula="of:=POWER([.C2772]-6.75;2)" office:value-type="float" office:value="0.00371786915065133" calcext:value-type="float">
            <text:p>0.0037178692</text:p>
          </table:table-cell>
          <table:table-cell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6.878476" calcext:value-type="float">
            <text:p>6.878476</text:p>
          </table:table-cell>
          <table:table-cell office:value-type="float" office:value="6.6882030219" calcext:value-type="float">
            <text:p>6.6882030219</text:p>
          </table:table-cell>
          <table:table-cell table:formula="of:=POWER([.C2773]-6.75;2)" office:value-type="float" office:value="0.00381886650229191" calcext:value-type="float">
            <text:p>0.0038188665</text:p>
          </table:table-cell>
          <table:table-cell/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6.880194" calcext:value-type="float">
            <text:p>6.880194</text:p>
          </table:table-cell>
          <table:table-cell office:value-type="float" office:value="6.687364815" calcext:value-type="float">
            <text:p>6.687364815</text:p>
          </table:table-cell>
          <table:table-cell table:formula="of:=POWER([.C2774]-6.75;2)" office:value-type="float" office:value="0.00392316639998417" calcext:value-type="float">
            <text:p>0.0039231664</text:p>
          </table:table-cell>
          <table:table-cell/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6.881704" calcext:value-type="float">
            <text:p>6.881704</text:p>
          </table:table-cell>
          <table:table-cell office:value-type="float" office:value="6.6865115885" calcext:value-type="float">
            <text:p>6.6865115885</text:p>
          </table:table-cell>
          <table:table-cell table:formula="of:=POWER([.C2775]-6.75;2)" office:value-type="float" office:value="0.00403077839479331" calcext:value-type="float">
            <text:p>0.0040307784</text:p>
          </table:table-cell>
          <table:table-cell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6.882968" calcext:value-type="float">
            <text:p>6.882968</text:p>
          </table:table-cell>
          <table:table-cell office:value-type="float" office:value="6.6856440667" calcext:value-type="float">
            <text:p>6.6856440667</text:p>
          </table:table-cell>
          <table:table-cell table:formula="of:=POWER([.C2776]-6.75;2)" office:value-type="float" office:value="0.00414168615091404" calcext:value-type="float">
            <text:p>0.0041416862</text:p>
          </table:table-cell>
          <table:table-cell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6.883949" calcext:value-type="float">
            <text:p>6.883949</text:p>
          </table:table-cell>
          <table:table-cell office:value-type="float" office:value="6.6847631563" calcext:value-type="float">
            <text:p>6.6847631563</text:p>
          </table:table-cell>
          <table:table-cell table:formula="of:=POWER([.C2777]-6.75;2)" office:value-type="float" office:value="0.00425584577593825" calcext:value-type="float">
            <text:p>0.0042558458</text:p>
          </table:table-cell>
          <table:table-cell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6.884613" calcext:value-type="float">
            <text:p>6.884613</text:p>
          </table:table-cell>
          <table:table-cell office:value-type="float" office:value="6.6838699462" calcext:value-type="float">
            <text:p>6.6838699462</text:p>
          </table:table-cell>
          <table:table-cell table:formula="of:=POWER([.C2778]-6.75;2)" office:value-type="float" office:value="0.00437318401559093" calcext:value-type="float">
            <text:p>0.004373184</text:p>
          </table:table-cell>
          <table:table-cell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6.884929" calcext:value-type="float">
            <text:p>6.884929</text:p>
          </table:table-cell>
          <table:table-cell office:value-type="float" office:value="6.6829656982" calcext:value-type="float">
            <text:p>6.6829656982</text:p>
          </table:table-cell>
          <table:table-cell table:formula="of:=POWER([.C2779]-6.75;2)" office:value-type="float" office:value="0.00449359761781344" calcext:value-type="float">
            <text:p>0.0044935976</text:p>
          </table:table-cell>
          <table:table-cell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6.884873" calcext:value-type="float">
            <text:p>6.884873</text:p>
          </table:table-cell>
          <table:table-cell office:value-type="float" office:value="6.6820518371" calcext:value-type="float">
            <text:p>6.6820518371</text:p>
          </table:table-cell>
          <table:table-cell table:formula="of:=POWER([.C2780]-6.75;2)" office:value-type="float" office:value="0.00461695284148488" calcext:value-type="float">
            <text:p>0.0046169528</text:p>
          </table:table-cell>
          <table:table-cell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6.884425" calcext:value-type="float">
            <text:p>6.884425</text:p>
          </table:table-cell>
          <table:table-cell office:value-type="float" office:value="6.6811299227" calcext:value-type="float">
            <text:p>6.6811299227</text:p>
          </table:table-cell>
          <table:table-cell table:formula="of:=POWER([.C2781]-6.75;2)" office:value-type="float" office:value="0.00474308754730794" calcext:value-type="float">
            <text:p>0.0047430875</text:p>
          </table:table-cell>
          <table:table-cell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6.883575" calcext:value-type="float">
            <text:p>6.883575</text:p>
          </table:table-cell>
          <table:table-cell office:value-type="float" office:value="6.6802016347" calcext:value-type="float">
            <text:p>6.6802016347</text:p>
          </table:table-cell>
          <table:table-cell table:formula="of:=POWER([.C2782]-6.75;2)" office:value-type="float" office:value="0.00487181179855219" calcext:value-type="float">
            <text:p>0.0048718118</text:p>
          </table:table-cell>
          <table:table-cell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6.882318" calcext:value-type="float">
            <text:p>6.882318</text:p>
          </table:table-cell>
          <table:table-cell office:value-type="float" office:value="6.6792687294" calcext:value-type="float">
            <text:p>6.6792687294</text:p>
          </table:table-cell>
          <table:table-cell table:formula="of:=POWER([.C2783]-6.75;2)" office:value-type="float" office:value="0.00500291264069037" calcext:value-type="float">
            <text:p>0.0050029126</text:p>
          </table:table-cell>
          <table:table-cell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6.880659" calcext:value-type="float">
            <text:p>6.880659</text:p>
          </table:table-cell>
          <table:table-cell office:value-type="float" office:value="6.6783330184" calcext:value-type="float">
            <text:p>6.6783330184</text:p>
          </table:table-cell>
          <table:table-cell table:formula="of:=POWER([.C2784]-6.75;2)" office:value-type="float" office:value="0.00513615625165473" calcext:value-type="float">
            <text:p>0.0051361563</text:p>
          </table:table-cell>
          <table:table-cell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6.878611" calcext:value-type="float">
            <text:p>6.878611</text:p>
          </table:table-cell>
          <table:table-cell office:value-type="float" office:value="6.6773963241" calcext:value-type="float">
            <text:p>6.6773963241</text:p>
          </table:table-cell>
          <table:table-cell table:formula="of:=POWER([.C2785]-6.75;2)" office:value-type="float" office:value="0.00527129375419223" calcext:value-type="float">
            <text:p>0.0052712938</text:p>
          </table:table-cell>
          <table:table-cell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6.876197" calcext:value-type="float">
            <text:p>6.876197</text:p>
          </table:table-cell>
          <table:table-cell office:value-type="float" office:value="6.6764604419" calcext:value-type="float">
            <text:p>6.6764604419</text:p>
          </table:table-cell>
          <table:table-cell table:formula="of:=POWER([.C2786]-6.75;2)" office:value-type="float" office:value="0.00540806660554331" calcext:value-type="float">
            <text:p>0.0054080666</text:p>
          </table:table-cell>
          <table:table-cell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6.873447" calcext:value-type="float">
            <text:p>6.873447</text:p>
          </table:table-cell>
          <table:table-cell office:value-type="float" office:value="6.6755270935" calcext:value-type="float">
            <text:p>6.6755270935</text:p>
          </table:table-cell>
          <table:table-cell table:formula="of:=POWER([.C2787]-6.75;2)" office:value-type="float" office:value="0.00554621380255768" calcext:value-type="float">
            <text:p>0.0055462138</text:p>
          </table:table-cell>
          <table:table-cell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6.8704" calcext:value-type="float">
            <text:p>6.8704</text:p>
          </table:table-cell>
          <table:table-cell office:value-type="float" office:value="6.674597892" calcext:value-type="float">
            <text:p>6.674597892</text:p>
          </table:table-cell>
          <table:table-cell table:formula="of:=POWER([.C2788]-6.75;2)" office:value-type="float" office:value="0.0056854778908436" calcext:value-type="float">
            <text:p>0.0056854779</text:p>
          </table:table-cell>
          <table:table-cell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6.867101" calcext:value-type="float">
            <text:p>6.867101</text:p>
          </table:table-cell>
          <table:table-cell office:value-type="float" office:value="6.6736742972" calcext:value-type="float">
            <text:p>6.6736742972</text:p>
          </table:table-cell>
          <table:table-cell table:formula="of:=POWER([.C2789]-6.75;2)" office:value-type="float" office:value="0.00582561290791395" calcext:value-type="float">
            <text:p>0.0058256129</text:p>
          </table:table-cell>
          <table:table-cell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6.863603" calcext:value-type="float">
            <text:p>6.863603</text:p>
          </table:table-cell>
          <table:table-cell office:value-type="float" office:value="6.6727575829" calcext:value-type="float">
            <text:p>6.6727575829</text:p>
          </table:table-cell>
          <table:table-cell table:formula="of:=POWER([.C2790]-6.75;2)" office:value-type="float" office:value="0.00596639099945036" calcext:value-type="float">
            <text:p>0.005966391</text:p>
          </table:table-cell>
          <table:table-cell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6.859961" calcext:value-type="float">
            <text:p>6.859961</text:p>
          </table:table-cell>
          <table:table-cell office:value-type="float" office:value="6.6718487952" calcext:value-type="float">
            <text:p>6.6718487952</text:p>
          </table:table-cell>
          <table:table-cell table:formula="of:=POWER([.C2791]-6.75;2)" office:value-type="float" office:value="0.00610761081169157" calcext:value-type="float">
            <text:p>0.0061076108</text:p>
          </table:table-cell>
          <table:table-cell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6.856237" calcext:value-type="float">
            <text:p>6.856237</text:p>
          </table:table-cell>
          <table:table-cell office:value-type="float" office:value="6.6709487368" calcext:value-type="float">
            <text:p>6.6709487368</text:p>
          </table:table-cell>
          <table:table-cell table:formula="of:=POWER([.C2792]-6.75;2)" office:value-type="float" office:value="0.00624910221351571" calcext:value-type="float">
            <text:p>0.0062491022</text:p>
          </table:table-cell>
          <table:table-cell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6.852493" calcext:value-type="float">
            <text:p>6.852493</text:p>
          </table:table-cell>
          <table:table-cell office:value-type="float" office:value="6.6700579279" calcext:value-type="float">
            <text:p>6.6700579279</text:p>
          </table:table-cell>
          <table:table-cell table:formula="of:=POWER([.C2793]-6.75;2)" office:value-type="float" office:value="0.00639073489164155" calcext:value-type="float">
            <text:p>0.0063907349</text:p>
          </table:table-cell>
          <table:table-cell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6.848792" calcext:value-type="float">
            <text:p>6.848792</text:p>
          </table:table-cell>
          <table:table-cell office:value-type="float" office:value="6.669176599" calcext:value-type="float">
            <text:p>6.669176599</text:p>
          </table:table-cell>
          <table:table-cell table:formula="of:=POWER([.C2794]-6.75;2)" office:value-type="float" office:value="0.0065324221492068" calcext:value-type="float">
            <text:p>0.0065324221</text:p>
          </table:table-cell>
          <table:table-cell/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6.845196" calcext:value-type="float">
            <text:p>6.845196</text:p>
          </table:table-cell>
          <table:table-cell office:value-type="float" office:value="6.6683046796" calcext:value-type="float">
            <text:p>6.6683046796</text:p>
          </table:table-cell>
          <table:table-cell table:formula="of:=POWER([.C2795]-6.75;2)" office:value-type="float" office:value="0.00667412537525861" calcext:value-type="float">
            <text:p>0.0066741254</text:p>
          </table:table-cell>
          <table:table-cell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6.841766" calcext:value-type="float">
            <text:p>6.841766</text:p>
          </table:table-cell>
          <table:table-cell office:value-type="float" office:value="6.6674417951" calcext:value-type="float">
            <text:p>6.6674417951</text:p>
          </table:table-cell>
          <table:table-cell table:formula="of:=POWER([.C2796]-6.75;2)" office:value-type="float" office:value="0.00681585719631035" calcext:value-type="float">
            <text:p>0.0068158572</text:p>
          </table:table-cell>
          <table:table-cell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6.838555" calcext:value-type="float">
            <text:p>6.838555</text:p>
          </table:table-cell>
          <table:table-cell office:value-type="float" office:value="6.6665872647" calcext:value-type="float">
            <text:p>6.6665872647</text:p>
          </table:table-cell>
          <table:table-cell table:formula="of:=POWER([.C2797]-6.75;2)" office:value-type="float" office:value="0.0069576844102278" calcext:value-type="float">
            <text:p>0.0069576844</text:p>
          </table:table-cell>
          <table:table-cell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6.835616" calcext:value-type="float">
            <text:p>6.835616</text:p>
          </table:table-cell>
          <table:table-cell office:value-type="float" office:value="6.665740133" calcext:value-type="float">
            <text:p>6.665740133</text:p>
          </table:table-cell>
          <table:table-cell table:formula="of:=POWER([.C2798]-6.75;2)" office:value-type="float" office:value="0.00709972518685771" calcext:value-type="float">
            <text:p>0.0070997252</text:p>
          </table:table-cell>
          <table:table-cell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6.832991" calcext:value-type="float">
            <text:p>6.832991</text:p>
          </table:table-cell>
          <table:table-cell office:value-type="float" office:value="6.6648991634" calcext:value-type="float">
            <text:p>6.6648991634</text:p>
          </table:table-cell>
          <table:table-cell table:formula="of:=POWER([.C2799]-6.75;2)" office:value-type="float" office:value="0.00724215239001985" calcext:value-type="float">
            <text:p>0.0072421524</text:p>
          </table:table-cell>
          <table:table-cell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6.830717" calcext:value-type="float">
            <text:p>6.830717</text:p>
          </table:table-cell>
          <table:table-cell office:value-type="float" office:value="6.6640628856" calcext:value-type="float">
            <text:p>6.6640628856</text:p>
          </table:table-cell>
          <table:table-cell table:formula="of:=POWER([.C2800]-6.75;2)" office:value-type="float" office:value="0.0073851876313987" calcext:value-type="float">
            <text:p>0.0073851876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.828822" calcext:value-type="float">
            <text:p>6.828822</text:p>
          </table:table-cell>
          <table:table-cell office:value-type="float" office:value="6.663229615" calcext:value-type="float">
            <text:p>6.663229615</text:p>
          </table:table-cell>
          <table:table-cell table:formula="of:=POWER([.C2801]-6.75;2)" office:value-type="float" office:value="0.00752909971304828" calcext:value-type="float">
            <text:p>0.0075290997</text:p>
          </table:table-cell>
          <table:table-cell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6.827325" calcext:value-type="float">
            <text:p>6.827325</text:p>
          </table:table-cell>
          <table:table-cell office:value-type="float" office:value="6.6623974925" calcext:value-type="float">
            <text:p>6.6623974925</text:p>
          </table:table-cell>
          <table:table-cell table:formula="of:=POWER([.C2802]-6.75;2)" office:value-type="float" office:value="0.00767419932028751" calcext:value-type="float">
            <text:p>0.0076741993</text:p>
          </table:table-cell>
          <table:table-cell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6.826239" calcext:value-type="float">
            <text:p>6.826239</text:p>
          </table:table-cell>
          <table:table-cell office:value-type="float" office:value="6.6615645253" calcext:value-type="float">
            <text:p>6.6615645253</text:p>
          </table:table-cell>
          <table:table-cell table:formula="of:=POWER([.C2803]-6.75;2)" office:value-type="float" office:value="0.0078208331854143" calcext:value-type="float">
            <text:p>0.0078208332</text:p>
          </table:table-cell>
          <table:table-cell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6.825564" calcext:value-type="float">
            <text:p>6.825564</text:p>
          </table:table-cell>
          <table:table-cell office:value-type="float" office:value="6.6607286142" calcext:value-type="float">
            <text:p>6.6607286142</text:p>
          </table:table-cell>
          <table:table-cell table:formula="of:=POWER([.C2804]-6.75;2)" office:value-type="float" office:value="0.00796938032265245" calcext:value-type="float">
            <text:p>0.0079693803</text:p>
          </table:table-cell>
          <table:table-cell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6.825296" calcext:value-type="float">
            <text:p>6.825296</text:p>
          </table:table-cell>
          <table:table-cell office:value-type="float" office:value="6.6598876173" calcext:value-type="float">
            <text:p>6.6598876173</text:p>
          </table:table-cell>
          <table:table-cell table:formula="of:=POWER([.C2805]-6.75;2)" office:value-type="float" office:value="0.00812024151587128" calcext:value-type="float">
            <text:p>0.0081202415</text:p>
          </table:table-cell>
          <table:table-cell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6.82542" calcext:value-type="float">
            <text:p>6.82542</text:p>
          </table:table-cell>
          <table:table-cell office:value-type="float" office:value="6.6590393692" calcext:value-type="float">
            <text:p>6.6590393692</text:p>
          </table:table-cell>
          <table:table-cell table:formula="of:=POWER([.C2806]-6.75;2)" office:value-type="float" office:value="0.00827383635553386" calcext:value-type="float">
            <text:p>0.0082738364</text:p>
          </table:table-cell>
          <table:table-cell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6.825917" calcext:value-type="float">
            <text:p>6.825917</text:p>
          </table:table-cell>
          <table:table-cell office:value-type="float" office:value="6.6581817371" calcext:value-type="float">
            <text:p>6.6581817371</text:p>
          </table:table-cell>
          <table:table-cell table:formula="of:=POWER([.C2807]-6.75;2)" office:value-type="float" office:value="0.00843059340197359" calcext:value-type="float">
            <text:p>0.0084305934</text:p>
          </table:table-cell>
          <table:table-cell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6.826758" calcext:value-type="float">
            <text:p>6.826758</text:p>
          </table:table-cell>
          <table:table-cell office:value-type="float" office:value="6.6573126425" calcext:value-type="float">
            <text:p>6.6573126425</text:p>
          </table:table-cell>
          <table:table-cell table:formula="of:=POWER([.C2808]-6.75;2)" office:value-type="float" office:value="0.00859094624033281" calcext:value-type="float">
            <text:p>0.0085909462</text:p>
          </table:table-cell>
          <table:table-cell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6.827914" calcext:value-type="float">
            <text:p>6.827914</text:p>
          </table:table-cell>
          <table:table-cell office:value-type="float" office:value="6.6564301146" calcext:value-type="float">
            <text:p>6.6564301146</text:p>
          </table:table-cell>
          <table:table-cell table:formula="of:=POWER([.C2809]-6.75;2)" office:value-type="float" office:value="0.00875532345376913" calcext:value-type="float">
            <text:p>0.0087553235</text:p>
          </table:table-cell>
          <table:table-cell/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6.829347" calcext:value-type="float">
            <text:p>6.829347</text:p>
          </table:table-cell>
          <table:table-cell office:value-type="float" office:value="6.6555322932" calcext:value-type="float">
            <text:p>6.6555322932</text:p>
          </table:table-cell>
          <table:table-cell table:formula="of:=POWER([.C2810]-6.75;2)" office:value-type="float" office:value="0.00892414762805071" calcext:value-type="float">
            <text:p>0.0089241476</text:p>
          </table:table-cell>
          <table:table-cell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6.831019" calcext:value-type="float">
            <text:p>6.831019</text:p>
          </table:table-cell>
          <table:table-cell office:value-type="float" office:value="6.6546174789" calcext:value-type="float">
            <text:p>6.6546174789</text:p>
          </table:table-cell>
          <table:table-cell table:formula="of:=POWER([.C2811]-6.75;2)" office:value-type="float" office:value="0.00909782533139201" calcext:value-type="float">
            <text:p>0.0090978253</text:p>
          </table:table-cell>
          <table:table-cell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6.832888" calcext:value-type="float">
            <text:p>6.832888</text:p>
          </table:table-cell>
          <table:table-cell office:value-type="float" office:value="6.6536841376" calcext:value-type="float">
            <text:p>6.6536841376</text:p>
          </table:table-cell>
          <table:table-cell table:formula="of:=POWER([.C2812]-6.75;2)" office:value-type="float" office:value="0.00927674534985574" calcext:value-type="float">
            <text:p>0.0092767453</text:p>
          </table:table-cell>
          <table:table-cell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6.834913" calcext:value-type="float">
            <text:p>6.834913</text:p>
          </table:table-cell>
          <table:table-cell office:value-type="float" office:value="6.6527309255" calcext:value-type="float">
            <text:p>6.6527309255</text:p>
          </table:table-cell>
          <table:table-cell table:formula="of:=POWER([.C2813]-6.75;2)" office:value-type="float" office:value="0.00946127285408651" calcext:value-type="float">
            <text:p>0.0094612729</text:p>
          </table:table-cell>
          <table:table-cell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6.83705" calcext:value-type="float">
            <text:p>6.83705</text:p>
          </table:table-cell>
          <table:table-cell office:value-type="float" office:value="6.6517566898" calcext:value-type="float">
            <text:p>6.6517566898</text:p>
          </table:table-cell>
          <table:table-cell table:formula="of:=POWER([.C2814]-6.75;2)" office:value-type="float" office:value="0.00965174799905342" calcext:value-type="float">
            <text:p>0.009651748</text:p>
          </table:table-cell>
          <table:table-cell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6.839258" calcext:value-type="float">
            <text:p>6.839258</text:p>
          </table:table-cell>
          <table:table-cell office:value-type="float" office:value="6.6507604892" calcext:value-type="float">
            <text:p>6.6507604892</text:p>
          </table:table-cell>
          <table:table-cell table:formula="of:=POWER([.C2815]-6.75;2)" office:value-type="float" office:value="0.00984848050382339" calcext:value-type="float">
            <text:p>0.0098484805</text:p>
          </table:table-cell>
          <table:table-cell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6.841494" calcext:value-type="float">
            <text:p>6.841494</text:p>
          </table:table-cell>
          <table:table-cell office:value-type="float" office:value="6.6497415838" calcext:value-type="float">
            <text:p>6.6497415838</text:p>
          </table:table-cell>
          <table:table-cell table:formula="of:=POWER([.C2816]-6.75;2)" office:value-type="float" office:value="0.0100517500189324" calcext:value-type="float">
            <text:p>0.01005175</text:p>
          </table:table-cell>
          <table:table-cell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6.843718" calcext:value-type="float">
            <text:p>6.843718</text:p>
          </table:table-cell>
          <table:table-cell office:value-type="float" office:value="6.6486994511" calcext:value-type="float">
            <text:p>6.6486994511</text:p>
          </table:table-cell>
          <table:table-cell table:formula="of:=POWER([.C2817]-6.75;2)" office:value-type="float" office:value="0.0102618012074414" calcext:value-type="float">
            <text:p>0.0102618012</text:p>
          </table:table-cell>
          <table:table-cell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6.845891" calcext:value-type="float">
            <text:p>6.845891</text:p>
          </table:table-cell>
          <table:table-cell office:value-type="float" office:value="6.647633776" calcext:value-type="float">
            <text:p>6.647633776</text:p>
          </table:table-cell>
          <table:table-cell table:formula="of:=POWER([.C2818]-6.75;2)" office:value-type="float" office:value="0.0104788438160181" calcext:value-type="float">
            <text:p>0.0104788438</text:p>
          </table:table-cell>
          <table:table-cell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6.847976" calcext:value-type="float">
            <text:p>6.847976</text:p>
          </table:table-cell>
          <table:table-cell office:value-type="float" office:value="6.6465444505" calcext:value-type="float">
            <text:p>6.6465444505</text:p>
          </table:table-cell>
          <table:table-cell table:formula="of:=POWER([.C2819]-6.75;2)" office:value-type="float" office:value="0.0107030507223469" calcext:value-type="float">
            <text:p>0.0107030507</text:p>
          </table:table-cell>
          <table:table-cell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6.849937" calcext:value-type="float">
            <text:p>6.849937</text:p>
          </table:table-cell>
          <table:table-cell office:value-type="float" office:value="6.6454315691" calcext:value-type="float">
            <text:p>6.6454315691</text:p>
          </table:table-cell>
          <table:table-cell table:formula="of:=POWER([.C2820]-6.75;2)" office:value-type="float" office:value="0.010934556740888" calcext:value-type="float">
            <text:p>0.0109345567</text:p>
          </table:table-cell>
          <table:table-cell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6.85174" calcext:value-type="float">
            <text:p>6.85174</text:p>
          </table:table-cell>
          <table:table-cell office:value-type="float" office:value="6.6442954278" calcext:value-type="float">
            <text:p>6.6442954278</text:p>
          </table:table-cell>
          <table:table-cell table:formula="of:=POWER([.C2821]-6.75;2)" office:value-type="float" office:value="0.0111734565839849" calcext:value-type="float">
            <text:p>0.0111734566</text:p>
          </table:table-cell>
          <table:table-cell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6.853353" calcext:value-type="float">
            <text:p>6.853353</text:p>
          </table:table-cell>
          <table:table-cell office:value-type="float" office:value="6.6431365196" calcext:value-type="float">
            <text:p>6.6431365196</text:p>
          </table:table-cell>
          <table:table-cell table:formula="of:=POWER([.C2822]-6.75;2)" office:value-type="float" office:value="0.0114198034432011" calcext:value-type="float">
            <text:p>0.0114198034</text:p>
          </table:table-cell>
          <table:table-cell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6.854747" calcext:value-type="float">
            <text:p>6.854747</text:p>
          </table:table-cell>
          <table:table-cell office:value-type="float" office:value="6.6419555281" calcext:value-type="float">
            <text:p>6.6419555281</text:p>
          </table:table-cell>
          <table:table-cell table:formula="of:=POWER([.C2823]-6.75;2)" office:value-type="float" office:value="0.0116736079081498" calcext:value-type="float">
            <text:p>0.0116736079</text:p>
          </table:table-cell>
          <table:table-cell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6.855893" calcext:value-type="float">
            <text:p>6.855893</text:p>
          </table:table-cell>
          <table:table-cell office:value-type="float" office:value="6.6407533164" calcext:value-type="float">
            <text:p>6.6407533164</text:p>
          </table:table-cell>
          <table:table-cell table:formula="of:=POWER([.C2824]-6.75;2)" office:value-type="float" office:value="0.0119348378775986" calcext:value-type="float">
            <text:p>0.0119348379</text:p>
          </table:table-cell>
          <table:table-cell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6.856766" calcext:value-type="float">
            <text:p>6.856766</text:p>
          </table:table-cell>
          <table:table-cell office:value-type="float" office:value="6.6395309318" calcext:value-type="float">
            <text:p>6.6395309318</text:p>
          </table:table-cell>
          <table:table-cell table:formula="of:=POWER([.C2825]-6.75;2)" office:value-type="float" office:value="0.0122034150289764" calcext:value-type="float">
            <text:p>0.012203415</text:p>
          </table:table-cell>
          <table:table-cell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6.857341" calcext:value-type="float">
            <text:p>6.857341</text:p>
          </table:table-cell>
          <table:table-cell office:value-type="float" office:value="6.6382895886" calcext:value-type="float">
            <text:p>6.6382895886</text:p>
          </table:table-cell>
          <table:table-cell table:formula="of:=POWER([.C2826]-6.75;2)" office:value-type="float" office:value="0.0124792160151572" calcext:value-type="float">
            <text:p>0.012479216</text:p>
          </table:table-cell>
          <table:table-cell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6.857597" calcext:value-type="float">
            <text:p>6.857597</text:p>
          </table:table-cell>
          <table:table-cell office:value-type="float" office:value="6.6370306724" calcext:value-type="float">
            <text:p>6.6370306724</text:p>
          </table:table-cell>
          <table:table-cell table:formula="of:=POWER([.C2827]-6.75;2)" office:value-type="float" office:value="0.0127620689783961" calcext:value-type="float">
            <text:p>0.012762069</text:p>
          </table:table-cell>
          <table:table-cell/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6.857516" calcext:value-type="float">
            <text:p>6.857516</text:p>
          </table:table-cell>
          <table:table-cell office:value-type="float" office:value="6.6357557225" calcext:value-type="float">
            <text:p>6.6357557225</text:p>
          </table:table-cell>
          <table:table-cell table:formula="of:=POWER([.C2828]-6.75;2)" office:value-type="float" office:value="0.013051754941497" calcext:value-type="float">
            <text:p>0.0130517549</text:p>
          </table:table-cell>
          <table:table-cell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6.857084" calcext:value-type="float">
            <text:p>6.857084</text:p>
          </table:table-cell>
          <table:table-cell office:value-type="float" office:value="6.6344664186" calcext:value-type="float">
            <text:p>6.6344664186</text:p>
          </table:table-cell>
          <table:table-cell table:formula="of:=POWER([.C2829]-6.75;2)" office:value-type="float" office:value="0.0133480084311105" calcext:value-type="float">
            <text:p>0.0133480084</text:p>
          </table:table-cell>
          <table:table-cell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6.856287" calcext:value-type="float">
            <text:p>6.856287</text:p>
          </table:table-cell>
          <table:table-cell office:value-type="float" office:value="6.6331645614" calcext:value-type="float">
            <text:p>6.6331645614</text:p>
          </table:table-cell>
          <table:table-cell table:formula="of:=POWER([.C2830]-6.75;2)" office:value-type="float" office:value="0.0136505197128543" calcext:value-type="float">
            <text:p>0.0136505197</text:p>
          </table:table-cell>
          <table:table-cell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6.855121" calcext:value-type="float">
            <text:p>6.855121</text:p>
          </table:table-cell>
          <table:table-cell office:value-type="float" office:value="6.6318520765" calcext:value-type="float">
            <text:p>6.6318520765</text:p>
          </table:table-cell>
          <table:table-cell table:formula="of:=POWER([.C2831]-6.75;2)" office:value-type="float" office:value="0.013958931827362" calcext:value-type="float">
            <text:p>0.0139589318</text:p>
          </table:table-cell>
          <table:table-cell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6.853582" calcext:value-type="float">
            <text:p>6.853582</text:p>
          </table:table-cell>
          <table:table-cell office:value-type="float" office:value="6.6305309586" calcext:value-type="float">
            <text:p>6.6305309586</text:p>
          </table:table-cell>
          <table:table-cell table:formula="of:=POWER([.C2832]-6.75;2)" office:value-type="float" office:value="0.014272851853035" calcext:value-type="float">
            <text:p>0.0142728519</text:p>
          </table:table-cell>
          <table:table-cell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6.851674" calcext:value-type="float">
            <text:p>6.851674</text:p>
          </table:table-cell>
          <table:table-cell office:value-type="float" office:value="6.6292032738" calcext:value-type="float">
            <text:p>6.6292032738</text:p>
          </table:table-cell>
          <table:table-cell table:formula="of:=POWER([.C2833]-6.75;2)" office:value-type="float" office:value="0.0145918490606378" calcext:value-type="float">
            <text:p>0.0145918491</text:p>
          </table:table-cell>
          <table:table-cell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6.849405" calcext:value-type="float">
            <text:p>6.849405</text:p>
          </table:table-cell>
          <table:table-cell office:value-type="float" office:value="6.6278711138" calcext:value-type="float">
            <text:p>6.6278711138</text:p>
          </table:table-cell>
          <table:table-cell table:formula="of:=POWER([.C2834]-6.75;2)" office:value-type="float" office:value="0.0149154648444525" calcext:value-type="float">
            <text:p>0.0149154648</text:p>
          </table:table-cell>
          <table:table-cell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6.846791" calcext:value-type="float">
            <text:p>6.846791</text:p>
          </table:table-cell>
          <table:table-cell office:value-type="float" office:value="6.6265365723" calcext:value-type="float">
            <text:p>6.6265365723</text:p>
          </table:table-cell>
          <table:table-cell table:formula="of:=POWER([.C2835]-6.75;2)" office:value-type="float" office:value="0.0152432179794331" calcext:value-type="float">
            <text:p>0.015243218</text:p>
          </table:table-cell>
          <table:table-cell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6.843852" calcext:value-type="float">
            <text:p>6.843852</text:p>
          </table:table-cell>
          <table:table-cell office:value-type="float" office:value="6.625201697" calcext:value-type="float">
            <text:p>6.625201697</text:p>
          </table:table-cell>
          <table:table-cell table:formula="of:=POWER([.C2836]-6.75;2)" office:value-type="float" office:value="0.0155746164316799" calcext:value-type="float">
            <text:p>0.0155746164</text:p>
          </table:table-cell>
          <table:table-cell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6.840616" calcext:value-type="float">
            <text:p>6.840616</text:p>
          </table:table-cell>
          <table:table-cell office:value-type="float" office:value="6.6238684634" calcext:value-type="float">
            <text:p>6.6238684634</text:p>
          </table:table-cell>
          <table:table-cell table:formula="of:=POWER([.C2837]-6.75;2)" office:value-type="float" office:value="0.0159091645250771" calcext:value-type="float">
            <text:p>0.0159091645</text:p>
          </table:table-cell>
          <table:table-cell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6.837114" calcext:value-type="float">
            <text:p>6.837114</text:p>
          </table:table-cell>
          <table:table-cell office:value-type="float" office:value="6.6225387239" calcext:value-type="float">
            <text:p>6.6225387239</text:p>
          </table:table-cell>
          <table:table-cell table:formula="of:=POWER([.C2838]-6.75;2)" office:value-type="float" office:value="0.0162463769050404" calcext:value-type="float">
            <text:p>0.0162463769</text:p>
          </table:table-cell>
          <table:table-cell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6.833387" calcext:value-type="float">
            <text:p>6.833387</text:p>
          </table:table-cell>
          <table:table-cell office:value-type="float" office:value="6.6212141852" calcext:value-type="float">
            <text:p>6.6212141852</text:p>
          </table:table-cell>
          <table:table-cell table:formula="of:=POWER([.C2839]-6.75;2)" office:value-type="float" office:value="0.0165857860936998" calcext:value-type="float">
            <text:p>0.0165857861</text:p>
          </table:table-cell>
          <table:table-cell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6.829475" calcext:value-type="float">
            <text:p>6.829475</text:p>
          </table:table-cell>
          <table:table-cell office:value-type="float" office:value="6.6198963416" calcext:value-type="float">
            <text:p>6.6198963416</text:p>
          </table:table-cell>
          <table:table-cell table:formula="of:=POWER([.C2840]-6.75;2)" office:value-type="float" office:value="0.0169269619290638" calcext:value-type="float">
            <text:p>0.0169269619</text:p>
          </table:table-cell>
          <table:table-cell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6.825428" calcext:value-type="float">
            <text:p>6.825428</text:p>
          </table:table-cell>
          <table:table-cell office:value-type="float" office:value="6.618586475" calcext:value-type="float">
            <text:p>6.618586475</text:p>
          </table:table-cell>
          <table:table-cell table:formula="of:=POWER([.C2841]-6.75;2)" office:value-type="float" office:value="0.0172695145529257" calcext:value-type="float">
            <text:p>0.0172695146</text:p>
          </table:table-cell>
          <table:table-cell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6.821294" calcext:value-type="float">
            <text:p>6.821294</text:p>
          </table:table-cell>
          <table:table-cell office:value-type="float" office:value="6.6172855849" calcext:value-type="float">
            <text:p>6.6172855849</text:p>
          </table:table-cell>
          <table:table-cell table:formula="of:=POWER([.C2842]-6.75;2)" office:value-type="float" office:value="0.017613115975335" calcext:value-type="float">
            <text:p>0.017613116</text:p>
          </table:table-cell>
          <table:table-cell/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6.817126" calcext:value-type="float">
            <text:p>6.817126</text:p>
          </table:table-cell>
          <table:table-cell office:value-type="float" office:value="6.6159943924" calcext:value-type="float">
            <text:p>6.6159943924</text:p>
          </table:table-cell>
          <table:table-cell table:formula="of:=POWER([.C2843]-6.75;2)" office:value-type="float" office:value="0.0179575028682451" calcext:value-type="float">
            <text:p>0.0179575029</text:p>
          </table:table-cell>
          <table:table-cell/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6.812976" calcext:value-type="float">
            <text:p>6.812976</text:p>
          </table:table-cell>
          <table:table-cell office:value-type="float" office:value="6.6147132994" calcext:value-type="float">
            <text:p>6.6147132994</text:p>
          </table:table-cell>
          <table:table-cell table:formula="of:=POWER([.C2844]-6.75;2)" office:value-type="float" office:value="0.0183024913592341" calcext:value-type="float">
            <text:p>0.0183024914</text:p>
          </table:table-cell>
          <table:table-cell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6.808894" calcext:value-type="float">
            <text:p>6.808894</text:p>
          </table:table-cell>
          <table:table-cell office:value-type="float" office:value="6.6134423846" calcext:value-type="float">
            <text:p>6.6134423846</text:p>
          </table:table-cell>
          <table:table-cell table:formula="of:=POWER([.C2845]-6.75;2)" office:value-type="float" office:value="0.0186479823237344" calcext:value-type="float">
            <text:p>0.0186479823</text:p>
          </table:table-cell>
          <table:table-cell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6.804931" calcext:value-type="float">
            <text:p>6.804931</text:p>
          </table:table-cell>
          <table:table-cell office:value-type="float" office:value="6.6121814065" calcext:value-type="float">
            <text:p>6.6121814065</text:p>
          </table:table-cell>
          <table:table-cell table:formula="of:=POWER([.C2846]-6.75;2)" office:value-type="float" office:value="0.0189939647143184" calcext:value-type="float">
            <text:p>0.0189939647</text:p>
          </table:table-cell>
          <table:table-cell/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6.801131" calcext:value-type="float">
            <text:p>6.801131</text:p>
          </table:table-cell>
          <table:table-cell office:value-type="float" office:value="6.6109297857" calcext:value-type="float">
            <text:p>6.6109297857</text:p>
          </table:table-cell>
          <table:table-cell table:formula="of:=POWER([.C2847]-6.75;2)" office:value-type="float" office:value="0.019340524505448" calcext:value-type="float">
            <text:p>0.0193405245</text:p>
          </table:table-cell>
          <table:table-cell/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6.797534" calcext:value-type="float">
            <text:p>6.797534</text:p>
          </table:table-cell>
          <table:table-cell office:value-type="float" office:value="6.6096866405" calcext:value-type="float">
            <text:p>6.6096866405</text:p>
          </table:table-cell>
          <table:table-cell table:formula="of:=POWER([.C2848]-6.75;2)" office:value-type="float" office:value="0.0196878388541763" calcext:value-type="float">
            <text:p>0.0196878389</text:p>
          </table:table-cell>
          <table:table-cell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6.794175" calcext:value-type="float">
            <text:p>6.794175</text:p>
          </table:table-cell>
          <table:table-cell office:value-type="float" office:value="6.6084508026" calcext:value-type="float">
            <text:p>6.6084508026</text:p>
          </table:table-cell>
          <table:table-cell table:formula="of:=POWER([.C2849]-6.75;2)" office:value-type="float" office:value="0.0200361752845841" calcext:value-type="float">
            <text:p>0.0200361753</text:p>
          </table:table-cell>
          <table:table-cell/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6.791081" calcext:value-type="float">
            <text:p>6.791081</text:p>
          </table:table-cell>
          <table:table-cell office:value-type="float" office:value="6.6072208411" calcext:value-type="float">
            <text:p>6.6072208411</text:p>
          </table:table-cell>
          <table:table-cell table:formula="of:=POWER([.C2850]-6.75;2)" office:value-type="float" office:value="0.0203858882161914" calcext:value-type="float">
            <text:p>0.0203858882</text:p>
          </table:table-cell>
          <table:table-cell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6.788269" calcext:value-type="float">
            <text:p>6.788269</text:p>
          </table:table-cell>
          <table:table-cell office:value-type="float" office:value="6.6059951067" calcext:value-type="float">
            <text:p>6.6059951067</text:p>
          </table:table-cell>
          <table:table-cell table:formula="of:=POWER([.C2851]-6.75;2)" office:value-type="float" office:value="0.0207374092943444" calcext:value-type="float">
            <text:p>0.0207374093</text:p>
          </table:table-cell>
          <table:table-cell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6.78575" calcext:value-type="float">
            <text:p>6.78575</text:p>
          </table:table-cell>
          <table:table-cell office:value-type="float" office:value="6.6047717919" calcext:value-type="float">
            <text:p>6.6047717919</text:p>
          </table:table-cell>
          <table:table-cell table:formula="of:=POWER([.C2852]-6.75;2)" office:value-type="float" office:value="0.0210912324279368" calcext:value-type="float">
            <text:p>0.0210912324</text:p>
          </table:table-cell>
          <table:table-cell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6.783526" calcext:value-type="float">
            <text:p>6.783526</text:p>
          </table:table-cell>
          <table:table-cell office:value-type="float" office:value="6.6035489662" calcext:value-type="float">
            <text:p>6.6035489662</text:p>
          </table:table-cell>
          <table:table-cell table:formula="of:=POWER([.C2853]-6.75;2)" office:value-type="float" office:value="0.0214479053010887" calcext:value-type="float">
            <text:p>0.0214479053</text:p>
          </table:table-cell>
          <table:table-cell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6.781588" calcext:value-type="float">
            <text:p>6.781588</text:p>
          </table:table-cell>
          <table:table-cell office:value-type="float" office:value="6.6023246327" calcext:value-type="float">
            <text:p>6.6023246327</text:p>
          </table:table-cell>
          <table:table-cell table:formula="of:=POWER([.C2854]-6.75;2)" office:value-type="float" office:value="0.0218080141071898" calcext:value-type="float">
            <text:p>0.0218080141</text:p>
          </table:table-cell>
          <table:table-cell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6.77992" calcext:value-type="float">
            <text:p>6.77992</text:p>
          </table:table-cell>
          <table:table-cell office:value-type="float" office:value="6.6010968014" calcext:value-type="float">
            <text:p>6.6010968014</text:p>
          </table:table-cell>
          <table:table-cell table:formula="of:=POWER([.C2855]-6.75;2)" office:value-type="float" office:value="0.0221721625533111" calcext:value-type="float">
            <text:p>0.0221721626</text:p>
          </table:table-cell>
          <table:table-cell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6.778497" calcext:value-type="float">
            <text:p>6.778497</text:p>
          </table:table-cell>
          <table:table-cell office:value-type="float" office:value="6.5998635379" calcext:value-type="float">
            <text:p>6.5998635379</text:p>
          </table:table-cell>
          <table:table-cell table:formula="of:=POWER([.C2856]-6.75;2)" office:value-type="float" office:value="0.0225409572519047" calcext:value-type="float">
            <text:p>0.0225409573</text:p>
          </table:table-cell>
          <table:table-cell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6.777288" calcext:value-type="float">
            <text:p>6.777288</text:p>
          </table:table-cell>
          <table:table-cell office:value-type="float" office:value="6.5986230278" calcext:value-type="float">
            <text:p>6.5986230278</text:p>
          </table:table-cell>
          <table:table-cell table:formula="of:=POWER([.C2857]-6.75;2)" office:value-type="float" office:value="0.0229149877124394" calcext:value-type="float">
            <text:p>0.0229149877</text:p>
          </table:table-cell>
          <table:table-cell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6.776253" calcext:value-type="float">
            <text:p>6.776253</text:p>
          </table:table-cell>
          <table:table-cell office:value-type="float" office:value="6.5973736224" calcext:value-type="float">
            <text:p>6.5973736224</text:p>
          </table:table-cell>
          <table:table-cell table:formula="of:=POWER([.C2858]-6.75;2)" office:value-type="float" office:value="0.0232948111392977" calcext:value-type="float">
            <text:p>0.0232948111</text:p>
          </table:table-cell>
          <table:table-cell/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6.775348" calcext:value-type="float">
            <text:p>6.775348</text:p>
          </table:table-cell>
          <table:table-cell office:value-type="float" office:value="6.5961139085" calcext:value-type="float">
            <text:p>6.5961139085</text:p>
          </table:table-cell>
          <table:table-cell table:formula="of:=POWER([.C2859]-6.75;2)" office:value-type="float" office:value="0.0236809291571465" calcext:value-type="float">
            <text:p>0.0236809292</text:p>
          </table:table-cell>
          <table:table-cell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6.774527" calcext:value-type="float">
            <text:p>6.774527</text:p>
          </table:table-cell>
          <table:table-cell office:value-type="float" office:value="6.5948427447" calcext:value-type="float">
            <text:p>6.5948427447</text:p>
          </table:table-cell>
          <table:table-cell table:formula="of:=POWER([.C2860]-6.75;2)" office:value-type="float" office:value="0.0240737738722293" calcext:value-type="float">
            <text:p>0.0240737739</text:p>
          </table:table-cell>
          <table:table-cell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6.773738" calcext:value-type="float">
            <text:p>6.773738</text:p>
          </table:table-cell>
          <table:table-cell office:value-type="float" office:value="6.5935592857" calcext:value-type="float">
            <text:p>6.5935592857</text:p>
          </table:table-cell>
          <table:table-cell table:formula="of:=POWER([.C2861]-6.75;2)" office:value-type="float" office:value="0.0244736970906943" calcext:value-type="float">
            <text:p>0.0244736971</text:p>
          </table:table-cell>
          <table:table-cell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6.772931" calcext:value-type="float">
            <text:p>6.772931</text:p>
          </table:table-cell>
          <table:table-cell office:value-type="float" office:value="6.592263036" calcext:value-type="float">
            <text:p>6.592263036</text:p>
          </table:table-cell>
          <table:table-cell table:formula="of:=POWER([.C2862]-6.75;2)" office:value-type="float" office:value="0.0248809498119372" calcext:value-type="float">
            <text:p>0.0248809498</text:p>
          </table:table-cell>
          <table:table-cell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6.772054" calcext:value-type="float">
            <text:p>6.772054</text:p>
          </table:table-cell>
          <table:table-cell office:value-type="float" office:value="6.5909538478" calcext:value-type="float">
            <text:p>6.5909538478</text:p>
          </table:table-cell>
          <table:table-cell table:formula="of:=POWER([.C2863]-6.75;2)" office:value-type="float" office:value="0.0252956785296256" calcext:value-type="float">
            <text:p>0.0252956785</text:p>
          </table:table-cell>
          <table:table-cell/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6.771059" calcext:value-type="float">
            <text:p>6.771059</text:p>
          </table:table-cell>
          <table:table-cell office:value-type="float" office:value="6.5896319489" calcext:value-type="float">
            <text:p>6.5896319489</text:p>
          </table:table-cell>
          <table:table-cell table:formula="of:=POWER([.C2864]-6.75;2)" office:value-type="float" office:value="0.0257179118136122" calcext:value-type="float">
            <text:p>0.0257179118</text:p>
          </table:table-cell>
          <table:table-cell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6.769898" calcext:value-type="float">
            <text:p>6.769898</text:p>
          </table:table-cell>
          <table:table-cell office:value-type="float" office:value="6.5882979265" calcext:value-type="float">
            <text:p>6.5882979265</text:p>
          </table:table-cell>
          <table:table-cell table:formula="of:=POWER([.C2865]-6.75;2)" office:value-type="float" office:value="0.0261475605741994" calcext:value-type="float">
            <text:p>0.0261475606</text:p>
          </table:table-cell>
          <table:table-cell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6.768532" calcext:value-type="float">
            <text:p>6.768532</text:p>
          </table:table-cell>
          <table:table-cell office:value-type="float" office:value="6.5869527407" calcext:value-type="float">
            <text:p>6.5869527407</text:p>
          </table:table-cell>
          <table:table-cell table:formula="of:=POWER([.C2866]-6.75;2)" office:value-type="float" office:value="0.0265844087652414" calcext:value-type="float">
            <text:p>0.0265844088</text:p>
          </table:table-cell>
          <table:table-cell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6.766924" calcext:value-type="float">
            <text:p>6.766924</text:p>
          </table:table-cell>
          <table:table-cell office:value-type="float" office:value="6.5855976716" calcext:value-type="float">
            <text:p>6.5855976716</text:p>
          </table:table-cell>
          <table:table-cell table:formula="of:=POWER([.C2867]-6.75;2)" office:value-type="float" office:value="0.0270281255833413" calcext:value-type="float">
            <text:p>0.0270281256</text:p>
          </table:table-cell>
          <table:table-cell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6.765045" calcext:value-type="float">
            <text:p>6.765045</text:p>
          </table:table-cell>
          <table:table-cell office:value-type="float" office:value="6.5842343158" calcext:value-type="float">
            <text:p>6.5842343158</text:p>
          </table:table-cell>
          <table:table-cell table:formula="of:=POWER([.C2868]-6.75;2)" office:value-type="float" office:value="0.0274782620582942" calcext:value-type="float">
            <text:p>0.0274782621</text:p>
          </table:table-cell>
          <table:table-cell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6.762873" calcext:value-type="float">
            <text:p>6.762873</text:p>
          </table:table-cell>
          <table:table-cell office:value-type="float" office:value="6.5828645379" calcext:value-type="float">
            <text:p>6.5828645379</text:p>
          </table:table-cell>
          <table:table-cell table:formula="of:=POWER([.C2869]-6.75;2)" office:value-type="float" office:value="0.0279342626913806" calcext:value-type="float">
            <text:p>0.0279342627</text:p>
          </table:table-cell>
          <table:table-cell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6.760393" calcext:value-type="float">
            <text:p>6.760393</text:p>
          </table:table-cell>
          <table:table-cell office:value-type="float" office:value="6.5814904275" calcext:value-type="float">
            <text:p>6.5814904275</text:p>
          </table:table-cell>
          <table:table-cell table:formula="of:=POWER([.C2870]-6.75;2)" office:value-type="float" office:value="0.0283954760241326" calcext:value-type="float">
            <text:p>0.028395476</text:p>
          </table:table-cell>
          <table:table-cell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6.7576" calcext:value-type="float">
            <text:p>6.7576</text:p>
          </table:table-cell>
          <table:table-cell office:value-type="float" office:value="6.5801142538" calcext:value-type="float">
            <text:p>6.5801142538</text:p>
          </table:table-cell>
          <table:table-cell table:formula="of:=POWER([.C2871]-6.75;2)" office:value-type="float" office:value="0.0288611667619309" calcext:value-type="float">
            <text:p>0.0288611668</text:p>
          </table:table-cell>
          <table:table-cell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6.754496" calcext:value-type="float">
            <text:p>6.754496</text:p>
          </table:table-cell>
          <table:table-cell office:value-type="float" office:value="6.5787383953" calcext:value-type="float">
            <text:p>6.5787383953</text:p>
          </table:table-cell>
          <table:table-cell table:formula="of:=POWER([.C2872]-6.75;2)" office:value-type="float" office:value="0.029330537244419" calcext:value-type="float">
            <text:p>0.0293305372</text:p>
          </table:table-cell>
          <table:table-cell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6.751092" calcext:value-type="float">
            <text:p>6.751092</text:p>
          </table:table-cell>
          <table:table-cell office:value-type="float" office:value="6.5773652891" calcext:value-type="float">
            <text:p>6.5773652891</text:p>
          </table:table-cell>
          <table:table-cell table:formula="of:=POWER([.C2873]-6.75;2)" office:value-type="float" office:value="0.0298027434075265" calcext:value-type="float">
            <text:p>0.0298027434</text:p>
          </table:table-cell>
          <table:table-cell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6.747406" calcext:value-type="float">
            <text:p>6.747406</text:p>
          </table:table-cell>
          <table:table-cell office:value-type="float" office:value="6.5759973622" calcext:value-type="float">
            <text:p>6.5759973622</text:p>
          </table:table-cell>
          <table:table-cell table:formula="of:=POWER([.C2874]-6.75;2)" office:value-type="float" office:value="0.030276917961358" calcext:value-type="float">
            <text:p>0.030276918</text:p>
          </table:table-cell>
          <table:table-cell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6.743463" calcext:value-type="float">
            <text:p>6.743463</text:p>
          </table:table-cell>
          <table:table-cell office:value-type="float" office:value="6.5746369762" calcext:value-type="float">
            <text:p>6.5746369762</text:p>
          </table:table-cell>
          <table:table-cell table:formula="of:=POWER([.C2875]-6.75;2)" office:value-type="float" office:value="0.0307521901162794" calcext:value-type="float">
            <text:p>0.0307521901</text:p>
          </table:table-cell>
          <table:table-cell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6.739297" calcext:value-type="float">
            <text:p>6.739297</text:p>
          </table:table-cell>
          <table:table-cell office:value-type="float" office:value="6.573286368" calcext:value-type="float">
            <text:p>6.573286368</text:p>
          </table:table-cell>
          <table:table-cell table:formula="of:=POWER([.C2876]-6.75;2)" office:value-type="float" office:value="0.0312277077346315" calcext:value-type="float">
            <text:p>0.0312277077</text:p>
          </table:table-cell>
          <table:table-cell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6.734945" calcext:value-type="float">
            <text:p>6.734945</text:p>
          </table:table-cell>
          <table:table-cell office:value-type="float" office:value="6.5719475726" calcext:value-type="float">
            <text:p>6.5719475726</text:p>
          </table:table-cell>
          <table:table-cell table:formula="of:=POWER([.C2877]-6.75;2)" office:value-type="float" office:value="0.0317026669030322" calcext:value-type="float">
            <text:p>0.0317026669</text:p>
          </table:table-cell>
          <table:table-cell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6.730451" calcext:value-type="float">
            <text:p>6.730451</text:p>
          </table:table-cell>
          <table:table-cell office:value-type="float" office:value="6.5706223902" calcext:value-type="float">
            <text:p>6.5706223902</text:p>
          </table:table-cell>
          <table:table-cell table:formula="of:=POWER([.C2878]-6.75;2)" office:value-type="float" office:value="0.0321763268975609" calcext:value-type="float">
            <text:p>0.0321763269</text:p>
          </table:table-cell>
          <table:table-cell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6.725862" calcext:value-type="float">
            <text:p>6.725862</text:p>
          </table:table-cell>
          <table:table-cell office:value-type="float" office:value="6.5693123197" calcext:value-type="float">
            <text:p>6.5693123197</text:p>
          </table:table-cell>
          <table:table-cell table:formula="of:=POWER([.C2879]-6.75;2)" office:value-type="float" office:value="0.0326480378121951" calcext:value-type="float">
            <text:p>0.0326480378</text:p>
          </table:table-cell>
          <table:table-cell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6.721227" calcext:value-type="float">
            <text:p>6.721227</text:p>
          </table:table-cell>
          <table:table-cell office:value-type="float" office:value="6.5680185207" calcext:value-type="float">
            <text:p>6.5680185207</text:p>
          </table:table-cell>
          <table:table-cell table:formula="of:=POWER([.C2880]-6.75;2)" office:value-type="float" office:value="0.0331172588082164" calcext:value-type="float">
            <text:p>0.0331172588</text:p>
          </table:table-cell>
          <table:table-cell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6.716596" calcext:value-type="float">
            <text:p>6.716596</text:p>
          </table:table-cell>
          <table:table-cell office:value-type="float" office:value="6.5667417833" calcext:value-type="float">
            <text:p>6.5667417833</text:p>
          </table:table-cell>
          <table:table-cell table:formula="of:=POWER([.C2881]-6.75;2)" office:value-type="float" office:value="0.033583573988064" calcext:value-type="float">
            <text:p>0.033583574</text:p>
          </table:table-cell>
          <table:table-cell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6.71202" calcext:value-type="float">
            <text:p>6.71202</text:p>
          </table:table-cell>
          <table:table-cell office:value-type="float" office:value="6.5654825042" calcext:value-type="float">
            <text:p>6.5654825042</text:p>
          </table:table-cell>
          <table:table-cell table:formula="of:=POWER([.C2882]-6.75;2)" office:value-type="float" office:value="0.0340467062563029" calcext:value-type="float">
            <text:p>0.0340467063</text:p>
          </table:table-cell>
          <table:table-cell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6.707547" calcext:value-type="float">
            <text:p>6.707547</text:p>
          </table:table-cell>
          <table:table-cell office:value-type="float" office:value="6.564240661" calcext:value-type="float">
            <text:p>6.564240661</text:p>
          </table:table-cell>
          <table:table-cell table:formula="of:=POWER([.C2883]-6.75;2)" office:value-type="float" office:value="0.0345065320257168" calcext:value-type="float">
            <text:p>0.034506532</text:p>
          </table:table-cell>
          <table:table-cell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6.703223" calcext:value-type="float">
            <text:p>6.703223</text:p>
          </table:table-cell>
          <table:table-cell office:value-type="float" office:value="6.5630158205" calcext:value-type="float">
            <text:p>6.5630158205</text:p>
          </table:table-cell>
          <table:table-cell table:formula="of:=POWER([.C2884]-6.75;2)" office:value-type="float" office:value="0.0349630833832881" calcext:value-type="float">
            <text:p>0.0349630834</text:p>
          </table:table-cell>
          <table:table-cell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6.69909" calcext:value-type="float">
            <text:p>6.69909</text:p>
          </table:table-cell>
          <table:table-cell office:value-type="float" office:value="6.5618071379" calcext:value-type="float">
            <text:p>6.5618071379</text:p>
          </table:table-cell>
          <table:table-cell table:formula="of:=POWER([.C2885]-6.75;2)" office:value-type="float" office:value="0.0354165533453897" calcext:value-type="float">
            <text:p>0.0354165533</text:p>
          </table:table-cell>
          <table:table-cell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6.695184" calcext:value-type="float">
            <text:p>6.695184</text:p>
          </table:table-cell>
          <table:table-cell office:value-type="float" office:value="6.5606133739" calcext:value-type="float">
            <text:p>6.5606133739</text:p>
          </table:table-cell>
          <table:table-cell table:formula="of:=POWER([.C2886]-6.75;2)" office:value-type="float" office:value="0.0358672941455412" calcext:value-type="float">
            <text:p>0.0358672941</text:p>
          </table:table-cell>
          <table:table-cell/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6.691534" calcext:value-type="float">
            <text:p>6.691534</text:p>
          </table:table-cell>
          <table:table-cell office:value-type="float" office:value="6.5594329298" calcext:value-type="float">
            <text:p>6.5594329298</text:p>
          </table:table-cell>
          <table:table-cell table:formula="of:=POWER([.C2887]-6.75;2)" office:value-type="float" office:value="0.0363158082446118" calcext:value-type="float">
            <text:p>0.0363158082</text:p>
          </table:table-cell>
          <table:table-cell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6.688162" calcext:value-type="float">
            <text:p>6.688162</text:p>
          </table:table-cell>
          <table:table-cell office:value-type="float" office:value="6.5582638938" calcext:value-type="float">
            <text:p>6.5582638938</text:p>
          </table:table-cell>
          <table:table-cell table:formula="of:=POWER([.C2888]-6.75;2)" office:value-type="float" office:value="0.0367627344207379" calcext:value-type="float">
            <text:p>0.0367627344</text:p>
          </table:table-cell>
          <table:table-cell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6.685082" calcext:value-type="float">
            <text:p>6.685082</text:p>
          </table:table-cell>
          <table:table-cell office:value-type="float" office:value="6.5571040893" calcext:value-type="float">
            <text:p>6.5571040893</text:p>
          </table:table-cell>
          <table:table-cell table:formula="of:=POWER([.C2889]-6.75;2)" office:value-type="float" office:value="0.0372088323647823" calcext:value-type="float">
            <text:p>0.0372088324</text:p>
          </table:table-cell>
          <table:table-cell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6.682301" calcext:value-type="float">
            <text:p>6.682301</text:p>
          </table:table-cell>
          <table:table-cell office:value-type="float" office:value="6.5559511351" calcext:value-type="float">
            <text:p>6.5559511351</text:p>
          </table:table-cell>
          <table:table-cell table:formula="of:=POWER([.C2890]-6.75;2)" office:value-type="float" office:value="0.0376549619689785" calcext:value-type="float">
            <text:p>0.037654962</text:p>
          </table:table-cell>
          <table:table-cell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6.679815" calcext:value-type="float">
            <text:p>6.679815</text:p>
          </table:table-cell>
          <table:table-cell office:value-type="float" office:value="6.5548025" calcext:value-type="float">
            <text:p>6.5548025</text:p>
          </table:table-cell>
          <table:table-cell table:formula="of:=POWER([.C2891]-6.75;2)" office:value-type="float" office:value="0.03810206400625" calcext:value-type="float">
            <text:p>0.038102064</text:p>
          </table:table-cell>
          <table:table-cell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6.677612" calcext:value-type="float">
            <text:p>6.677612</text:p>
          </table:table-cell>
          <table:table-cell office:value-type="float" office:value="6.5536555963" calcext:value-type="float">
            <text:p>6.5536555963</text:p>
          </table:table-cell>
          <table:table-cell table:formula="of:=POWER([.C2892]-6.75;2)" office:value-type="float" office:value="0.0385511248643084" calcext:value-type="float">
            <text:p>0.0385511249</text:p>
          </table:table-cell>
          <table:table-cell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6.675672" calcext:value-type="float">
            <text:p>6.675672</text:p>
          </table:table-cell>
          <table:table-cell office:value-type="float" office:value="6.5525078519" calcext:value-type="float">
            <text:p>6.5525078519</text:p>
          </table:table-cell>
          <table:table-cell table:formula="of:=POWER([.C2893]-6.75;2)" office:value-type="float" office:value="0.0390031485611524" calcext:value-type="float">
            <text:p>0.0390031486</text:p>
          </table:table-cell>
          <table:table-cell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6.673966" calcext:value-type="float">
            <text:p>6.673966</text:p>
          </table:table-cell>
          <table:table-cell office:value-type="float" office:value="6.551356785" calcext:value-type="float">
            <text:p>6.551356785</text:p>
          </table:table-cell>
          <table:table-cell table:formula="of:=POWER([.C2894]-6.75;2)" office:value-type="float" office:value="0.0394591268655361" calcext:value-type="float">
            <text:p>0.0394591269</text:p>
          </table:table-cell>
          <table:table-cell/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6.672459" calcext:value-type="float">
            <text:p>6.672459</text:p>
          </table:table-cell>
          <table:table-cell office:value-type="float" office:value="6.5502000943" calcext:value-type="float">
            <text:p>6.5502000943</text:p>
          </table:table-cell>
          <table:table-cell table:formula="of:=POWER([.C2895]-6.75;2)" office:value-type="float" office:value="0.0399200023177289" calcext:value-type="float">
            <text:p>0.0399200023</text:p>
          </table:table-cell>
          <table:table-cell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6.671109" calcext:value-type="float">
            <text:p>6.671109</text:p>
          </table:table-cell>
          <table:table-cell office:value-type="float" office:value="6.5490357238" calcext:value-type="float">
            <text:p>6.5490357238</text:p>
          </table:table-cell>
          <table:table-cell table:formula="of:=POWER([.C2896]-6.75;2)" office:value-type="float" office:value="0.0403866403085898" calcext:value-type="float">
            <text:p>0.0403866403</text:p>
          </table:table-cell>
          <table:table-cell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6.669871" calcext:value-type="float">
            <text:p>6.669871</text:p>
          </table:table-cell>
          <table:table-cell office:value-type="float" office:value="6.5478619423" calcext:value-type="float">
            <text:p>6.5478619423</text:p>
          </table:table-cell>
          <table:table-cell table:formula="of:=POWER([.C2897]-6.75;2)" office:value-type="float" office:value="0.0408597943707285" calcext:value-type="float">
            <text:p>0.0408597944</text:p>
          </table:table-cell>
          <table:table-cell/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6.668696" calcext:value-type="float">
            <text:p>6.668696</text:p>
          </table:table-cell>
          <table:table-cell office:value-type="float" office:value="6.5466773883" calcext:value-type="float">
            <text:p>6.5466773883</text:p>
          </table:table-cell>
          <table:table-cell table:formula="of:=POWER([.C2898]-6.75;2)" office:value-type="float" office:value="0.041340084428509" calcext:value-type="float">
            <text:p>0.0413400844</text:p>
          </table:table-cell>
          <table:table-cell/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6.667531" calcext:value-type="float">
            <text:p>6.667531</text:p>
          </table:table-cell>
          <table:table-cell office:value-type="float" office:value="6.5454811275" calcext:value-type="float">
            <text:p>6.5454811275</text:p>
          </table:table-cell>
          <table:table-cell table:formula="of:=POWER([.C2899]-6.75;2)" office:value-type="float" office:value="0.0418279692086711" calcext:value-type="float">
            <text:p>0.0418279692</text:p>
          </table:table-cell>
          <table:table-cell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6.666325" calcext:value-type="float">
            <text:p>6.666325</text:p>
          </table:table-cell>
          <table:table-cell office:value-type="float" office:value="6.5442727129" calcext:value-type="float">
            <text:p>6.5442727129</text:p>
          </table:table-cell>
          <table:table-cell table:formula="of:=POWER([.C2900]-6.75;2)" office:value-type="float" office:value="0.0423237166575259" calcext:value-type="float">
            <text:p>0.0423237167</text:p>
          </table:table-cell>
          <table:table-cell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.66503" calcext:value-type="float">
            <text:p>6.66503</text:p>
          </table:table-cell>
          <table:table-cell office:value-type="float" office:value="6.54305219" calcext:value-type="float">
            <text:p>6.54305219</text:p>
          </table:table-cell>
          <table:table-cell table:formula="of:=POWER([.C2901]-6.75;2)" office:value-type="float" office:value="0.0428273960637961" calcext:value-type="float">
            <text:p>0.0428273961</text:p>
          </table:table-cell>
          <table:table-cell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6.663598" calcext:value-type="float">
            <text:p>6.663598</text:p>
          </table:table-cell>
          <table:table-cell office:value-type="float" office:value="6.5418200909" calcext:value-type="float">
            <text:p>6.5418200909</text:p>
          </table:table-cell>
          <table:table-cell table:formula="of:=POWER([.C2902]-6.75;2)" office:value-type="float" office:value="0.0433388745528843" calcext:value-type="float">
            <text:p>0.0433388746</text:p>
          </table:table-cell>
          <table:table-cell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6.661988" calcext:value-type="float">
            <text:p>6.661988</text:p>
          </table:table-cell>
          <table:table-cell office:value-type="float" office:value="6.5405774592" calcext:value-type="float">
            <text:p>6.5405774592</text:p>
          </table:table-cell>
          <table:table-cell table:formula="of:=POWER([.C2903]-6.75;2)" office:value-type="float" office:value="0.0438578005951278" calcext:value-type="float">
            <text:p>0.0438578006</text:p>
          </table:table-cell>
          <table:table-cell/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6.660165" calcext:value-type="float">
            <text:p>6.660165</text:p>
          </table:table-cell>
          <table:table-cell office:value-type="float" office:value="6.5393258041" calcext:value-type="float">
            <text:p>6.5393258041</text:p>
          </table:table-cell>
          <table:table-cell table:formula="of:=POWER([.C2904]-6.75;2)" office:value-type="float" office:value="0.0443836168181117" calcext:value-type="float">
            <text:p>0.0443836168</text:p>
          </table:table-cell>
          <table:table-cell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6.658101" calcext:value-type="float">
            <text:p>6.658101</text:p>
          </table:table-cell>
          <table:table-cell office:value-type="float" office:value="6.5380670625" calcext:value-type="float">
            <text:p>6.5380670625</text:p>
          </table:table-cell>
          <table:table-cell table:formula="of:=POWER([.C2905]-6.75;2)" office:value-type="float" office:value="0.044915569997379" calcext:value-type="float">
            <text:p>0.04491557</text:p>
          </table:table-cell>
          <table:table-cell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6.655776" calcext:value-type="float">
            <text:p>6.655776</text:p>
          </table:table-cell>
          <table:table-cell office:value-type="float" office:value="6.5368035474" calcext:value-type="float">
            <text:p>6.5368035474</text:p>
          </table:table-cell>
          <table:table-cell table:formula="of:=POWER([.C2906]-6.75;2)" office:value-type="float" office:value="0.0454527274012241" calcext:value-type="float">
            <text:p>0.0454527274</text:p>
          </table:table-cell>
          <table:table-cell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6.65318" calcext:value-type="float">
            <text:p>6.65318</text:p>
          </table:table-cell>
          <table:table-cell office:value-type="float" office:value="6.535537883" calcext:value-type="float">
            <text:p>6.535537883</text:p>
          </table:table-cell>
          <table:table-cell table:formula="of:=POWER([.C2907]-6.75;2)" office:value-type="float" office:value="0.0459939996281217" calcext:value-type="float">
            <text:p>0.0459939996</text:p>
          </table:table-cell>
          <table:table-cell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6.650312" calcext:value-type="float">
            <text:p>6.650312</text:p>
          </table:table-cell>
          <table:table-cell office:value-type="float" office:value="6.534272914" calcext:value-type="float">
            <text:p>6.534272914</text:p>
          </table:table-cell>
          <table:table-cell table:formula="of:=POWER([.C2908]-6.75;2)" office:value-type="float" office:value="0.0465381756340515" calcext:value-type="float">
            <text:p>0.0465381756</text:p>
          </table:table-cell>
          <table:table-cell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6.647181" calcext:value-type="float">
            <text:p>6.647181</text:p>
          </table:table-cell>
          <table:table-cell office:value-type="float" office:value="6.5330116196" calcext:value-type="float">
            <text:p>6.5330116196</text:p>
          </table:table-cell>
          <table:table-cell table:formula="of:=POWER([.C2909]-6.75;2)" office:value-type="float" office:value="0.0470839572286152" calcext:value-type="float">
            <text:p>0.0470839572</text:p>
          </table:table-cell>
          <table:table-cell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6.643804" calcext:value-type="float">
            <text:p>6.643804</text:p>
          </table:table-cell>
          <table:table-cell office:value-type="float" office:value="6.531757011" calcext:value-type="float">
            <text:p>6.531757011</text:p>
          </table:table-cell>
          <table:table-cell table:formula="of:=POWER([.C2910]-6.75;2)" office:value-type="float" office:value="0.0476300022476542" calcext:value-type="float">
            <text:p>0.0476300022</text:p>
          </table:table-cell>
          <table:table-cell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6.640207" calcext:value-type="float">
            <text:p>6.640207</text:p>
          </table:table-cell>
          <table:table-cell office:value-type="float" office:value="6.5305120444" calcext:value-type="float">
            <text:p>6.5305120444</text:p>
          </table:table-cell>
          <table:table-cell table:formula="of:=POWER([.C2911]-6.75;2)" office:value-type="float" office:value="0.0481749626534676" calcext:value-type="float">
            <text:p>0.0481749627</text:p>
          </table:table-cell>
          <table:table-cell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6.636424" calcext:value-type="float">
            <text:p>6.636424</text:p>
          </table:table-cell>
          <table:table-cell office:value-type="float" office:value="6.5292795169" calcext:value-type="float">
            <text:p>6.5292795169</text:p>
          </table:table-cell>
          <table:table-cell table:formula="of:=POWER([.C2912]-6.75;2)" office:value-type="float" office:value="0.0487175316598974" calcext:value-type="float">
            <text:p>0.0487175317</text:p>
          </table:table-cell>
          <table:table-cell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6.632494" calcext:value-type="float">
            <text:p>6.632494</text:p>
          </table:table-cell>
          <table:table-cell office:value-type="float" office:value="6.5280619659" calcext:value-type="float">
            <text:p>6.5280619659</text:p>
          </table:table-cell>
          <table:table-cell table:formula="of:=POWER([.C2913]-6.75;2)" office:value-type="float" office:value="0.0492564909801727" calcext:value-type="float">
            <text:p>0.049256491</text:p>
          </table:table-cell>
          <table:table-cell/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6.628461" calcext:value-type="float">
            <text:p>6.628461</text:p>
          </table:table-cell>
          <table:table-cell office:value-type="float" office:value="6.5268615977" calcext:value-type="float">
            <text:p>6.5268615977</text:p>
          </table:table-cell>
          <table:table-cell table:formula="of:=POWER([.C2914]-6.75;2)" office:value-type="float" office:value="0.0497907465809967" calcext:value-type="float">
            <text:p>0.0497907466</text:p>
          </table:table-cell>
          <table:table-cell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6.624373" calcext:value-type="float">
            <text:p>6.624373</text:p>
          </table:table-cell>
          <table:table-cell office:value-type="float" office:value="6.5256802093" calcext:value-type="float">
            <text:p>6.5256802093</text:p>
          </table:table-cell>
          <table:table-cell table:formula="of:=POWER([.C2915]-6.75;2)" office:value-type="float" office:value="0.0503193684996918" calcext:value-type="float">
            <text:p>0.0503193685</text:p>
          </table:table-cell>
          <table:table-cell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6.620277" calcext:value-type="float">
            <text:p>6.620277</text:p>
          </table:table-cell>
          <table:table-cell office:value-type="float" office:value="6.5245191176" calcext:value-type="float">
            <text:p>6.5245191176</text:p>
          </table:table-cell>
          <table:table-cell table:formula="of:=POWER([.C2916]-6.75;2)" office:value-type="float" office:value="0.0508416283278828" calcext:value-type="float">
            <text:p>0.0508416283</text:p>
          </table:table-cell>
          <table:table-cell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6.616221" calcext:value-type="float">
            <text:p>6.616221</text:p>
          </table:table-cell>
          <table:table-cell office:value-type="float" office:value="6.5233791429" calcext:value-type="float">
            <text:p>6.5233791429</text:p>
          </table:table-cell>
          <table:table-cell table:formula="of:=POWER([.C2917]-6.75;2)" office:value-type="float" office:value="0.0513570128727388" calcext:value-type="float">
            <text:p>0.0513570129</text:p>
          </table:table-cell>
          <table:table-cell/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6.61225" calcext:value-type="float">
            <text:p>6.61225</text:p>
          </table:table-cell>
          <table:table-cell office:value-type="float" office:value="6.5222605663" calcext:value-type="float">
            <text:p>6.5222605663</text:p>
          </table:table-cell>
          <table:table-cell table:formula="of:=POWER([.C2918]-6.75;2)" office:value-type="float" office:value="0.0518652496619967" calcext:value-type="float">
            <text:p>0.0518652497</text:p>
          </table:table-cell>
          <table:table-cell/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6.608403" calcext:value-type="float">
            <text:p>6.608403</text:p>
          </table:table-cell>
          <table:table-cell office:value-type="float" office:value="6.5211631341" calcext:value-type="float">
            <text:p>6.5211631341</text:p>
          </table:table-cell>
          <table:table-cell table:formula="of:=POWER([.C2919]-6.75;2)" office:value-type="float" office:value="0.0523663111949346" calcext:value-type="float">
            <text:p>0.0523663112</text:p>
          </table:table-cell>
          <table:table-cell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6.604715" calcext:value-type="float">
            <text:p>6.604715</text:p>
          </table:table-cell>
          <table:table-cell office:value-type="float" office:value="6.5200860988" calcext:value-type="float">
            <text:p>6.5200860988</text:p>
          </table:table-cell>
          <table:table-cell table:formula="of:=POWER([.C2920]-6.75;2)" office:value-type="float" office:value="0.0528604019650033" calcext:value-type="float">
            <text:p>0.052860402</text:p>
          </table:table-cell>
          <table:table-cell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6.601212" calcext:value-type="float">
            <text:p>6.601212</text:p>
          </table:table-cell>
          <table:table-cell office:value-type="float" office:value="6.5190282375" calcext:value-type="float">
            <text:p>6.5190282375</text:p>
          </table:table-cell>
          <table:table-cell table:formula="of:=POWER([.C2921]-6.75;2)" office:value-type="float" office:value="0.0533479550723565" calcext:value-type="float">
            <text:p>0.0533479551</text:p>
          </table:table-cell>
          <table:table-cell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6.597913" calcext:value-type="float">
            <text:p>6.597913</text:p>
          </table:table-cell>
          <table:table-cell office:value-type="float" office:value="6.5179879367" calcext:value-type="float">
            <text:p>6.5179879367</text:p>
          </table:table-cell>
          <table:table-cell table:formula="of:=POWER([.C2922]-6.75;2)" office:value-type="float" office:value="0.0538295975167232" calcext:value-type="float">
            <text:p>0.0538295975</text:p>
          </table:table-cell>
          <table:table-cell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6.594825" calcext:value-type="float">
            <text:p>6.594825</text:p>
          </table:table-cell>
          <table:table-cell office:value-type="float" office:value="6.5169632564" calcext:value-type="float">
            <text:p>6.5169632564</text:p>
          </table:table-cell>
          <table:table-cell table:formula="of:=POWER([.C2923]-6.75;2)" office:value-type="float" office:value="0.054306123867692" calcext:value-type="float">
            <text:p>0.0543061239</text:p>
          </table:table-cell>
          <table:table-cell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6.591949" calcext:value-type="float">
            <text:p>6.591949</text:p>
          </table:table-cell>
          <table:table-cell office:value-type="float" office:value="6.5159520649" calcext:value-type="float">
            <text:p>6.5159520649</text:p>
          </table:table-cell>
          <table:table-cell table:formula="of:=POWER([.C2924]-6.75;2)" office:value-type="float" office:value="0.0547784359245736" calcext:value-type="float">
            <text:p>0.0547784359</text:p>
          </table:table-cell>
          <table:table-cell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6.589275" calcext:value-type="float">
            <text:p>6.589275</text:p>
          </table:table-cell>
          <table:table-cell office:value-type="float" office:value="6.5149521053" calcext:value-type="float">
            <text:p>6.5149521053</text:p>
          </table:table-cell>
          <table:table-cell table:formula="of:=POWER([.C2925]-6.75;2)" office:value-type="float" office:value="0.0552475128029023" calcext:value-type="float">
            <text:p>0.0552475128</text:p>
          </table:table-cell>
          <table:table-cell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6.586784" calcext:value-type="float">
            <text:p>6.586784</text:p>
          </table:table-cell>
          <table:table-cell office:value-type="float" office:value="6.5139611333" calcext:value-type="float">
            <text:p>6.5139611333</text:p>
          </table:table-cell>
          <table:table-cell table:formula="of:=POWER([.C2926]-6.75;2)" office:value-type="float" office:value="0.0557143465930201" calcext:value-type="float">
            <text:p>0.0557143466</text:p>
          </table:table-cell>
          <table:table-cell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6.58445" calcext:value-type="float">
            <text:p>6.58445</text:p>
          </table:table-cell>
          <table:table-cell office:value-type="float" office:value="6.5129770405" calcext:value-type="float">
            <text:p>6.5129770405</text:p>
          </table:table-cell>
          <table:table-cell table:formula="of:=POWER([.C2927]-6.75;2)" office:value-type="float" office:value="0.0561798833301386" calcext:value-type="float">
            <text:p>0.0561798833</text:p>
          </table:table-cell>
          <table:table-cell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6.58224" calcext:value-type="float">
            <text:p>6.58224</text:p>
          </table:table-cell>
          <table:table-cell office:value-type="float" office:value="6.5119979589" calcext:value-type="float">
            <text:p>6.5119979589</text:p>
          </table:table-cell>
          <table:table-cell table:formula="of:=POWER([.C2928]-6.75;2)" office:value-type="float" office:value="0.0566449715677659" calcext:value-type="float">
            <text:p>0.0566449716</text:p>
          </table:table-cell>
          <table:table-cell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6.580116" calcext:value-type="float">
            <text:p>6.580116</text:p>
          </table:table-cell>
          <table:table-cell office:value-type="float" office:value="6.511022375" calcext:value-type="float">
            <text:p>6.511022375</text:p>
          </table:table-cell>
          <table:table-cell table:formula="of:=POWER([.C2929]-6.75;2)" office:value-type="float" office:value="0.0571103052506408" calcext:value-type="float">
            <text:p>0.0571103053</text:p>
          </table:table-cell>
          <table:table-cell/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6.578037" calcext:value-type="float">
            <text:p>6.578037</text:p>
          </table:table-cell>
          <table:table-cell office:value-type="float" office:value="6.5100492254" calcext:value-type="float">
            <text:p>6.5100492254</text:p>
          </table:table-cell>
          <table:table-cell table:formula="of:=POWER([.C2930]-6.75;2)" office:value-type="float" office:value="0.0575763742311402" calcext:value-type="float">
            <text:p>0.0575763742</text:p>
          </table:table-cell>
          <table:table-cell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6.575962" calcext:value-type="float">
            <text:p>6.575962</text:p>
          </table:table-cell>
          <table:table-cell office:value-type="float" office:value="6.5090779714" calcext:value-type="float">
            <text:p>6.5090779714</text:p>
          </table:table-cell>
          <table:table-cell table:formula="of:=POWER([.C2931]-6.75;2)" office:value-type="float" office:value="0.0580434238647392" calcext:value-type="float">
            <text:p>0.0580434239</text:p>
          </table:table-cell>
          <table:table-cell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6.57385" calcext:value-type="float">
            <text:p>6.57385</text:p>
          </table:table-cell>
          <table:table-cell office:value-type="float" office:value="6.5081086377" calcext:value-type="float">
            <text:p>6.5081086377</text:p>
          </table:table-cell>
          <table:table-cell table:formula="of:=POWER([.C2932]-6.75;2)" office:value-type="float" office:value="0.0585114311553497" calcext:value-type="float">
            <text:p>0.0585114312</text:p>
          </table:table-cell>
          <table:table-cell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6.571666" calcext:value-type="float">
            <text:p>6.571666</text:p>
          </table:table-cell>
          <table:table-cell office:value-type="float" office:value="6.5071418529" calcext:value-type="float">
            <text:p>6.5071418529</text:p>
          </table:table-cell>
          <table:table-cell table:formula="of:=POWER([.C2933]-6.75;2)" office:value-type="float" office:value="0.0589800796128451" calcext:value-type="float">
            <text:p>0.0589800796</text:p>
          </table:table-cell>
          <table:table-cell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6.569378" calcext:value-type="float">
            <text:p>6.569378</text:p>
          </table:table-cell>
          <table:table-cell office:value-type="float" office:value="6.506178806" calcext:value-type="float">
            <text:p>6.506178806</text:p>
          </table:table-cell>
          <table:table-cell table:formula="of:=POWER([.C2934]-6.75;2)" office:value-type="float" office:value="0.0594487746435855" calcext:value-type="float">
            <text:p>0.0594487746</text:p>
          </table:table-cell>
          <table:table-cell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6.566963" calcext:value-type="float">
            <text:p>6.566963</text:p>
          </table:table-cell>
          <table:table-cell office:value-type="float" office:value="6.5052212424" calcext:value-type="float">
            <text:p>6.5052212424</text:p>
          </table:table-cell>
          <table:table-cell table:formula="of:=POWER([.C2935]-6.75;2)" office:value-type="float" office:value="0.0599166401721995" calcext:value-type="float">
            <text:p>0.0599166402</text:p>
          </table:table-cell>
          <table:table-cell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6.564406" calcext:value-type="float">
            <text:p>6.564406</text:p>
          </table:table-cell>
          <table:table-cell office:value-type="float" office:value="6.5042713692" calcext:value-type="float">
            <text:p>6.5042713692</text:p>
          </table:table-cell>
          <table:table-cell table:formula="of:=POWER([.C2936]-6.75;2)" office:value-type="float" office:value="0.0603825599948429" calcext:value-type="float">
            <text:p>0.06038256</text:p>
          </table:table-cell>
          <table:table-cell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6.561705" calcext:value-type="float">
            <text:p>6.561705</text:p>
          </table:table-cell>
          <table:table-cell office:value-type="float" office:value="6.5033317656" calcext:value-type="float">
            <text:p>6.5033317656</text:p>
          </table:table-cell>
          <table:table-cell table:formula="of:=POWER([.C2937]-6.75;2)" office:value-type="float" office:value="0.0608452178620131" calcext:value-type="float">
            <text:p>0.0608452179</text:p>
          </table:table-cell>
          <table:table-cell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6.558866" calcext:value-type="float">
            <text:p>6.558866</text:p>
          </table:table-cell>
          <table:table-cell office:value-type="float" office:value="6.5024052063" calcext:value-type="float">
            <text:p>6.5024052063</text:p>
          </table:table-cell>
          <table:table-cell table:formula="of:=POWER([.C2938]-6.75;2)" office:value-type="float" office:value="0.0613031818673457" calcext:value-type="float">
            <text:p>0.0613031819</text:p>
          </table:table-cell>
          <table:table-cell/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6.55591" calcext:value-type="float">
            <text:p>6.55591</text:p>
          </table:table-cell>
          <table:table-cell office:value-type="float" office:value="6.5014945484" calcext:value-type="float">
            <text:p>6.5014945484</text:p>
          </table:table-cell>
          <table:table-cell table:formula="of:=POWER([.C2939]-6.75;2)" office:value-type="float" office:value="0.0617549594749199" calcext:value-type="float">
            <text:p>0.0617549595</text:p>
          </table:table-cell>
          <table:table-cell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6.552868" calcext:value-type="float">
            <text:p>6.552868</text:p>
          </table:table-cell>
          <table:table-cell office:value-type="float" office:value="6.5006024918" calcext:value-type="float">
            <text:p>6.5006024918</text:p>
          </table:table-cell>
          <table:table-cell table:formula="of:=POWER([.C2940]-6.75;2)" office:value-type="float" office:value="0.0621991170963688" calcext:value-type="float">
            <text:p>0.0621991171</text:p>
          </table:table-cell>
          <table:table-cell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6.54978" calcext:value-type="float">
            <text:p>6.54978</text:p>
          </table:table-cell>
          <table:table-cell office:value-type="float" office:value="6.4997314" calcext:value-type="float">
            <text:p>6.4997314</text:p>
          </table:table-cell>
          <table:table-cell table:formula="of:=POWER([.C2941]-6.75;2)" office:value-type="float" office:value="0.06263437214596" calcext:value-type="float">
            <text:p>0.0626343721</text:p>
          </table:table-cell>
          <table:table-cell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6.546699" calcext:value-type="float">
            <text:p>6.546699</text:p>
          </table:table-cell>
          <table:table-cell office:value-type="float" office:value="6.4988831186" calcext:value-type="float">
            <text:p>6.4988831186</text:p>
          </table:table-cell>
          <table:table-cell table:formula="of:=POWER([.C2942]-6.75;2)" office:value-type="float" office:value="0.0630596881240616" calcext:value-type="float">
            <text:p>0.0630596881</text:p>
          </table:table-cell>
          <table:table-cell/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6.543684" calcext:value-type="float">
            <text:p>6.543684</text:p>
          </table:table-cell>
          <table:table-cell office:value-type="float" office:value="6.4980587069" calcext:value-type="float">
            <text:p>6.4980587069</text:p>
          </table:table-cell>
          <table:table-cell table:formula="of:=POWER([.C2943]-6.75;2)" office:value-type="float" office:value="0.0634744151689" calcext:value-type="float">
            <text:p>0.0634744152</text:p>
          </table:table-cell>
          <table:table-cell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6.5408" calcext:value-type="float">
            <text:p>6.5408</text:p>
          </table:table-cell>
          <table:table-cell office:value-type="float" office:value="6.4972582632" calcext:value-type="float">
            <text:p>6.4972582632</text:p>
          </table:table-cell>
          <table:table-cell table:formula="of:=POWER([.C2944]-6.75;2)" office:value-type="float" office:value="0.0638783855206805" calcext:value-type="float">
            <text:p>0.0638783855</text:p>
          </table:table-cell>
          <table:table-cell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6.538114" calcext:value-type="float">
            <text:p>6.538114</text:p>
          </table:table-cell>
          <table:table-cell office:value-type="float" office:value="6.4964807321" calcext:value-type="float">
            <text:p>6.4964807321</text:p>
          </table:table-cell>
          <table:table-cell table:formula="of:=POWER([.C2945]-6.75;2)" office:value-type="float" office:value="0.0642720191965519" calcext:value-type="float">
            <text:p>0.0642720192</text:p>
          </table:table-cell>
          <table:table-cell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6.535695" calcext:value-type="float">
            <text:p>6.535695</text:p>
          </table:table-cell>
          <table:table-cell office:value-type="float" office:value="6.4957237636" calcext:value-type="float">
            <text:p>6.4957237636</text:p>
          </table:table-cell>
          <table:table-cell table:formula="of:=POWER([.C2946]-6.75;2)" office:value-type="float" office:value="0.0646564043977487" calcext:value-type="float">
            <text:p>0.0646564044</text:p>
          </table:table-cell>
          <table:table-cell/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6.533605" calcext:value-type="float">
            <text:p>6.533605</text:p>
          </table:table-cell>
          <table:table-cell office:value-type="float" office:value="6.4949835556" calcext:value-type="float">
            <text:p>6.4949835556</text:p>
          </table:table-cell>
          <table:table-cell table:formula="of:=POWER([.C2947]-6.75;2)" office:value-type="float" office:value="0.0650333869144182" calcext:value-type="float">
            <text:p>0.0650333869</text:p>
          </table:table-cell>
          <table:table-cell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6.531905" calcext:value-type="float">
            <text:p>6.531905</text:p>
          </table:table-cell>
          <table:table-cell office:value-type="float" office:value="6.4942548491" calcext:value-type="float">
            <text:p>6.4942548491</text:p>
          </table:table-cell>
          <table:table-cell table:formula="of:=POWER([.C2948]-6.75;2)" office:value-type="float" office:value="0.0654055822088639" calcext:value-type="float">
            <text:p>0.0654055822</text:p>
          </table:table-cell>
          <table:table-cell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6.530642" calcext:value-type="float">
            <text:p>6.530642</text:p>
          </table:table-cell>
          <table:table-cell office:value-type="float" office:value="6.4935308077" calcext:value-type="float">
            <text:p>6.4935308077</text:p>
          </table:table-cell>
          <table:table-cell table:formula="of:=POWER([.C2949]-6.75;2)" office:value-type="float" office:value="0.0657764465990144" calcext:value-type="float">
            <text:p>0.0657764466</text:p>
          </table:table-cell>
          <table:table-cell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6.529853" calcext:value-type="float">
            <text:p>6.529853</text:p>
          </table:table-cell>
          <table:table-cell office:value-type="float" office:value="6.4928031373" calcext:value-type="float">
            <text:p>6.4928031373</text:p>
          </table:table-cell>
          <table:table-cell table:formula="of:=POWER([.C2950]-6.75;2)" office:value-type="float" office:value="0.0661502261827226" calcext:value-type="float">
            <text:p>0.0661502262</text:p>
          </table:table-cell>
          <table:table-cell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6.529561" calcext:value-type="float">
            <text:p>6.529561</text:p>
          </table:table-cell>
          <table:table-cell office:value-type="float" office:value="6.49206214" calcext:value-type="float">
            <text:p>6.49206214</text:p>
          </table:table-cell>
          <table:table-cell table:formula="of:=POWER([.C2951]-6.75;2)" office:value-type="float" office:value="0.0665319396213797" calcext:value-type="float">
            <text:p>0.0665319396</text:p>
          </table:table-cell>
          <table:table-cell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6.529771" calcext:value-type="float">
            <text:p>6.529771</text:p>
          </table:table-cell>
          <table:table-cell office:value-type="float" office:value="6.4912968571" calcext:value-type="float">
            <text:p>6.4912968571</text:p>
          </table:table-cell>
          <table:table-cell table:formula="of:=POWER([.C2952]-6.75;2)" office:value-type="float" office:value="0.0669273161463378" calcext:value-type="float">
            <text:p>0.0669273161</text:p>
          </table:table-cell>
          <table:table-cell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6.53047" calcext:value-type="float">
            <text:p>6.53047</text:p>
          </table:table-cell>
          <table:table-cell office:value-type="float" office:value="6.4904953125" calcext:value-type="float">
            <text:p>6.4904953125</text:p>
          </table:table-cell>
          <table:table-cell table:formula="of:=POWER([.C2953]-6.75;2)" office:value-type="float" office:value="0.0673426828344725" calcext:value-type="float">
            <text:p>0.0673426828</text:p>
          </table:table-cell>
          <table:table-cell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6.531627" calcext:value-type="float">
            <text:p>6.531627</text:p>
          </table:table-cell>
          <table:table-cell office:value-type="float" office:value="6.4896447872" calcext:value-type="float">
            <text:p>6.4896447872</text:p>
          </table:table-cell>
          <table:table-cell table:formula="of:=POWER([.C2954]-6.75;2)" office:value-type="float" office:value="0.0677848368321335" calcext:value-type="float">
            <text:p>0.0677848368</text:p>
          </table:table-cell>
          <table:table-cell/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6.533192" calcext:value-type="float">
            <text:p>6.533192</text:p>
          </table:table-cell>
          <table:table-cell office:value-type="float" office:value="6.4887321304" calcext:value-type="float">
            <text:p>6.4887321304</text:p>
          </table:table-cell>
          <table:table-cell table:formula="of:=POWER([.C2955]-6.75;2)" office:value-type="float" office:value="0.0682608996853227" calcext:value-type="float">
            <text:p>0.0682608997</text:p>
          </table:table-cell>
          <table:table-cell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6.535098" calcext:value-type="float">
            <text:p>6.535098</text:p>
          </table:table-cell>
          <table:table-cell office:value-type="float" office:value="6.4877441333" calcext:value-type="float">
            <text:p>6.4877441333</text:p>
          </table:table-cell>
          <table:table-cell table:formula="of:=POWER([.C2956]-6.75;2)" office:value-type="float" office:value="0.0687781396185684" calcext:value-type="float">
            <text:p>0.0687781396</text:p>
          </table:table-cell>
          <table:table-cell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6.537261" calcext:value-type="float">
            <text:p>6.537261</text:p>
          </table:table-cell>
          <table:table-cell office:value-type="float" office:value="6.4866679091" calcext:value-type="float">
            <text:p>6.4866679091</text:p>
          </table:table-cell>
          <table:table-cell table:formula="of:=POWER([.C2957]-6.75;2)" office:value-type="float" office:value="0.0693437900977657" calcext:value-type="float">
            <text:p>0.0693437901</text:p>
          </table:table-cell>
          <table:table-cell/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6.539585" calcext:value-type="float">
            <text:p>6.539585</text:p>
          </table:table-cell>
          <table:table-cell office:value-type="float" office:value="6.4854913256" calcext:value-type="float">
            <text:p>6.4854913256</text:p>
          </table:table-cell>
          <table:table-cell table:formula="of:=POWER([.C2958]-6.75;2)" office:value-type="float" office:value="0.0699648388328452" calcext:value-type="float">
            <text:p>0.0699648388</text:p>
          </table:table-cell>
          <table:table-cell/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6.541961" calcext:value-type="float">
            <text:p>6.541961</text:p>
          </table:table-cell>
          <table:table-cell office:value-type="float" office:value="6.484203381" calcext:value-type="float">
            <text:p>6.484203381</text:p>
          </table:table-cell>
          <table:table-cell table:formula="of:=POWER([.C2959]-6.75;2)" office:value-type="float" office:value="0.070647842671831" calcext:value-type="float">
            <text:p>0.0706478427</text:p>
          </table:table-cell>
          <table:table-cell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6.544275" calcext:value-type="float">
            <text:p>6.544275</text:p>
          </table:table-cell>
          <table:table-cell office:value-type="float" office:value="6.4827946585" calcext:value-type="float">
            <text:p>6.4827946585</text:p>
          </table:table-cell>
          <table:table-cell table:formula="of:=POWER([.C2960]-6.75;2)" office:value-type="float" office:value="0.0713986945261318" calcext:value-type="float">
            <text:p>0.0713986945</text:p>
          </table:table-cell>
          <table:table-cell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6.546408" calcext:value-type="float">
            <text:p>6.546408</text:p>
          </table:table-cell>
          <table:table-cell office:value-type="float" office:value="6.48125765" calcext:value-type="float">
            <text:p>6.48125765</text:p>
          </table:table-cell>
          <table:table-cell table:formula="of:=POWER([.C2961]-6.75;2)" office:value-type="float" office:value="0.0722224506835226" calcext:value-type="float">
            <text:p>0.0722224507</text:p>
          </table:table-cell>
          <table:table-cell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6.548244" calcext:value-type="float">
            <text:p>6.548244</text:p>
          </table:table-cell>
          <table:table-cell office:value-type="float" office:value="6.4795871282" calcext:value-type="float">
            <text:p>6.4795871282</text:p>
          </table:table-cell>
          <table:table-cell table:formula="of:=POWER([.C2962]-6.75;2)" office:value-type="float" office:value="0.073123121235123" calcext:value-type="float">
            <text:p>0.0731231212</text:p>
          </table:table-cell>
          <table:table-cell/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6.54967" calcext:value-type="float">
            <text:p>6.54967</text:p>
          </table:table-cell>
          <table:table-cell office:value-type="float" office:value="6.4777803684" calcext:value-type="float">
            <text:p>6.4777803684</text:p>
          </table:table-cell>
          <table:table-cell table:formula="of:=POWER([.C2963]-6.75;2)" office:value-type="float" office:value="0.0741035278284395" calcext:value-type="float">
            <text:p>0.0741035278</text:p>
          </table:table-cell>
          <table:table-cell/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6.550585" calcext:value-type="float">
            <text:p>6.550585</text:p>
          </table:table-cell>
          <table:table-cell office:value-type="float" office:value="6.4758374054" calcext:value-type="float">
            <text:p>6.4758374054</text:p>
          </table:table-cell>
          <table:table-cell table:formula="of:=POWER([.C2964]-6.75;2)" office:value-type="float" office:value="0.0751651282778039" calcext:value-type="float">
            <text:p>0.0751651283</text:p>
          </table:table-cell>
          <table:table-cell/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6.550899" calcext:value-type="float">
            <text:p>6.550899</text:p>
          </table:table-cell>
          <table:table-cell office:value-type="float" office:value="6.4737610833" calcext:value-type="float">
            <text:p>6.4737610833</text:p>
          </table:table-cell>
          <table:table-cell table:formula="of:=POWER([.C2965]-6.75;2)" office:value-type="float" office:value="0.0763079390995894" calcext:value-type="float">
            <text:p>0.0763079391</text:p>
          </table:table-cell>
          <table:table-cell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6.55054" calcext:value-type="float">
            <text:p>6.55054</text:p>
          </table:table-cell>
          <table:table-cell office:value-type="float" office:value="6.4715571429" calcext:value-type="float">
            <text:p>6.4715571429</text:p>
          </table:table-cell>
          <table:table-cell table:formula="of:=POWER([.C2966]-6.75;2)" office:value-type="float" office:value="0.077530424670011" calcext:value-type="float">
            <text:p>0.0775304247</text:p>
          </table:table-cell>
          <table:table-cell/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6.549457" calcext:value-type="float">
            <text:p>6.549457</text:p>
          </table:table-cell>
          <table:table-cell office:value-type="float" office:value="6.4692341176" calcext:value-type="float">
            <text:p>6.4692341176</text:p>
          </table:table-cell>
          <table:table-cell table:formula="of:=POWER([.C2967]-6.75;2)" office:value-type="float" office:value="0.0788294807198506" calcext:value-type="float">
            <text:p>0.0788294807</text:p>
          </table:table-cell>
          <table:table-cell/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6.54762" calcext:value-type="float">
            <text:p>6.54762</text:p>
          </table:table-cell>
          <table:table-cell office:value-type="float" office:value="6.4668031212" calcext:value-type="float">
            <text:p>6.4668031212</text:p>
          </table:table-cell>
          <table:table-cell table:formula="of:=POWER([.C2968]-6.75;2)" office:value-type="float" office:value="0.080200472162062" calcext:value-type="float">
            <text:p>0.0802004722</text:p>
          </table:table-cell>
          <table:table-cell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6.545024" calcext:value-type="float">
            <text:p>6.545024</text:p>
          </table:table-cell>
          <table:table-cell office:value-type="float" office:value="6.4642775938" calcext:value-type="float">
            <text:p>6.4642775938</text:p>
          </table:table-cell>
          <table:table-cell table:formula="of:=POWER([.C2969]-6.75;2)" office:value-type="float" office:value="0.0816372934047176" calcext:value-type="float">
            <text:p>0.0816372934</text:p>
          </table:table-cell>
          <table:table-cell/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6.541686" calcext:value-type="float">
            <text:p>6.541686</text:p>
          </table:table-cell>
          <table:table-cell office:value-type="float" office:value="6.461672871" calcext:value-type="float">
            <text:p>6.461672871</text:p>
          </table:table-cell>
          <table:table-cell table:formula="of:=POWER([.C2970]-6.75;2)" office:value-type="float" office:value="0.0831325333173825" calcext:value-type="float">
            <text:p>0.0831325333</text:p>
          </table:table-cell>
          <table:table-cell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6.537651" calcext:value-type="float">
            <text:p>6.537651</text:p>
          </table:table-cell>
          <table:table-cell office:value-type="float" office:value="6.4590057667" calcext:value-type="float">
            <text:p>6.4590057667</text:p>
          </table:table-cell>
          <table:table-cell table:formula="of:=POWER([.C2971]-6.75;2)" office:value-type="float" office:value="0.0846776438138549" calcext:value-type="float">
            <text:p>0.0846776438</text:p>
          </table:table-cell>
          <table:table-cell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6.532985" calcext:value-type="float">
            <text:p>6.532985</text:p>
          </table:table-cell>
          <table:table-cell office:value-type="float" office:value="6.4562938621" calcext:value-type="float">
            <text:p>6.4562938621</text:p>
          </table:table-cell>
          <table:table-cell table:formula="of:=POWER([.C2972]-6.75;2)" office:value-type="float" office:value="0.0862632954401339" calcext:value-type="float">
            <text:p>0.0862632954</text:p>
          </table:table-cell>
          <table:table-cell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6.527773" calcext:value-type="float">
            <text:p>6.527773</text:p>
          </table:table-cell>
          <table:table-cell office:value-type="float" office:value="6.4535548929" calcext:value-type="float">
            <text:p>6.4535548929</text:p>
          </table:table-cell>
          <table:table-cell table:formula="of:=POWER([.C2973]-6.75;2)" office:value-type="float" office:value="0.0878797015235306" calcext:value-type="float">
            <text:p>0.0878797015</text:p>
          </table:table-cell>
          <table:table-cell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6.522123" calcext:value-type="float">
            <text:p>6.522123</text:p>
          </table:table-cell>
          <table:table-cell office:value-type="float" office:value="6.4508060741" calcext:value-type="float">
            <text:p>6.4508060741</text:p>
          </table:table-cell>
          <table:table-cell table:formula="of:=POWER([.C2974]-6.75;2)" office:value-type="float" office:value="0.0895170052954547" calcext:value-type="float">
            <text:p>0.0895170053</text:p>
          </table:table-cell>
          <table:table-cell/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6.516151" calcext:value-type="float">
            <text:p>6.516151</text:p>
          </table:table-cell>
          <table:table-cell office:value-type="float" office:value="6.4480631154" calcext:value-type="float">
            <text:p>6.4480631154</text:p>
          </table:table-cell>
          <table:table-cell table:formula="of:=POWER([.C2975]-6.75;2)" office:value-type="float" office:value="0.0911658822819537" calcext:value-type="float">
            <text:p>0.0911658823</text:p>
          </table:table-cell>
          <table:table-cell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6.509986" calcext:value-type="float">
            <text:p>6.509986</text:p>
          </table:table-cell>
          <table:table-cell office:value-type="float" office:value="6.4453396" calcext:value-type="float">
            <text:p>6.4453396</text:p>
          </table:table-cell>
          <table:table-cell table:formula="of:=POWER([.C2976]-6.75;2)" office:value-type="float" office:value="0.0928179593281602" calcext:value-type="float">
            <text:p>0.0928179593</text:p>
          </table:table-cell>
          <table:table-cell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6.50376" calcext:value-type="float">
            <text:p>6.50376</text:p>
          </table:table-cell>
          <table:table-cell office:value-type="float" office:value="6.442646" calcext:value-type="float">
            <text:p>6.442646</text:p>
          </table:table-cell>
          <table:table-cell table:formula="of:=POWER([.C2977]-6.75;2)" office:value-type="float" office:value="0.0944664813160001" calcext:value-type="float">
            <text:p>0.0944664813</text:p>
          </table:table-cell>
          <table:table-cell/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6.497602" calcext:value-type="float">
            <text:p>6.497602</text:p>
          </table:table-cell>
          <table:table-cell office:value-type="float" office:value="6.4399888696" calcext:value-type="float">
            <text:p>6.4399888696</text:p>
          </table:table-cell>
          <table:table-cell table:formula="of:=POWER([.C2978]-6.75;2)" office:value-type="float" office:value="0.096106900971886" calcext:value-type="float">
            <text:p>0.096106901</text:p>
          </table:table-cell>
          <table:table-cell/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6.491634" calcext:value-type="float">
            <text:p>6.491634</text:p>
          </table:table-cell>
          <table:table-cell office:value-type="float" office:value="6.4373700909" calcext:value-type="float">
            <text:p>6.4373700909</text:p>
          </table:table-cell>
          <table:table-cell table:formula="of:=POWER([.C2979]-6.75;2)" office:value-type="float" office:value="0.0977374600638743" calcext:value-type="float">
            <text:p>0.0977374601</text:p>
          </table:table-cell>
          <table:table-cell/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6.485964" calcext:value-type="float">
            <text:p>6.485964</text:p>
          </table:table-cell>
          <table:table-cell office:value-type="float" office:value="6.4347860952" calcext:value-type="float">
            <text:p>6.4347860952</text:p>
          </table:table-cell>
          <table:table-cell table:formula="of:=POWER([.C2980]-6.75;2)" office:value-type="float" office:value="0.0993598057792636" calcext:value-type="float">
            <text:p>0.0993598058</text:p>
          </table:table-cell>
          <table:table-cell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6.48068" calcext:value-type="float">
            <text:p>6.48068</text:p>
          </table:table-cell>
          <table:table-cell office:value-type="float" office:value="6.4322272" calcext:value-type="float">
            <text:p>6.4322272</text:p>
          </table:table-cell>
          <table:table-cell table:formula="of:=POWER([.C2981]-6.75;2)" office:value-type="float" office:value="0.10097955241984" calcext:value-type="float">
            <text:p>0.1009795524</text:p>
          </table:table-cell>
          <table:table-cell/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6.475843" calcext:value-type="float">
            <text:p>6.475843</text:p>
          </table:table-cell>
          <table:table-cell office:value-type="float" office:value="6.4296770526" calcext:value-type="float">
            <text:p>6.4296770526</text:p>
          </table:table-cell>
          <table:table-cell table:formula="of:=POWER([.C2982]-6.75;2)" office:value-type="float" office:value="0.102606790631023" calcext:value-type="float">
            <text:p>0.1026067906</text:p>
          </table:table-cell>
          <table:table-cell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6.471486" calcext:value-type="float">
            <text:p>6.471486</text:p>
          </table:table-cell>
          <table:table-cell office:value-type="float" office:value="6.4271122778" calcext:value-type="float">
            <text:p>6.4271122778</text:p>
          </table:table-cell>
          <table:table-cell table:formula="of:=POWER([.C2983]-6.75;2)" office:value-type="float" office:value="0.104256481147504" calcext:value-type="float">
            <text:p>0.1042564811</text:p>
          </table:table-cell>
          <table:table-cell/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6.467604" calcext:value-type="float">
            <text:p>6.467604</text:p>
          </table:table-cell>
          <table:table-cell office:value-type="float" office:value="6.4245020588" calcext:value-type="float">
            <text:p>6.4245020588</text:p>
          </table:table-cell>
          <table:table-cell table:formula="of:=POWER([.C2984]-6.75;2)" office:value-type="float" office:value="0.105948909725439" calcext:value-type="float">
            <text:p>0.1059489097</text:p>
          </table:table-cell>
          <table:table-cell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6.464156" calcext:value-type="float">
            <text:p>6.464156</text:p>
          </table:table-cell>
          <table:table-cell office:value-type="float" office:value="6.4218081875" calcext:value-type="float">
            <text:p>6.4218081875</text:p>
          </table:table-cell>
          <table:table-cell table:formula="of:=POWER([.C2985]-6.75;2)" office:value-type="float" office:value="0.107709865792035" calcext:value-type="float">
            <text:p>0.1077098658</text:p>
          </table:table-cell>
          <table:table-cell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6.461061" calcext:value-type="float">
            <text:p>6.461061</text:p>
          </table:table-cell>
          <table:table-cell office:value-type="float" office:value="6.418985" calcext:value-type="float">
            <text:p>6.418985</text:p>
          </table:table-cell>
          <table:table-cell table:formula="of:=POWER([.C2986]-6.75;2)" office:value-type="float" office:value="0.109570930225" calcext:value-type="float">
            <text:p>0.1095709302</text:p>
          </table:table-cell>
          <table:table-cell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6.458194" calcext:value-type="float">
            <text:p>6.458194</text:p>
          </table:table-cell>
          <table:table-cell office:value-type="float" office:value="6.4159795714" calcext:value-type="float">
            <text:p>6.4159795714</text:p>
          </table:table-cell>
          <table:table-cell table:formula="of:=POWER([.C2987]-6.75;2)" office:value-type="float" office:value="0.111569646722127" calcext:value-type="float">
            <text:p>0.1115696467</text:p>
          </table:table-cell>
          <table:table-cell/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6.455393" calcext:value-type="float">
            <text:p>6.455393</text:p>
          </table:table-cell>
          <table:table-cell office:value-type="float" office:value="6.4127323077" calcext:value-type="float">
            <text:p>6.4127323077</text:p>
          </table:table-cell>
          <table:table-cell table:formula="of:=POWER([.C2988]-6.75;2)" office:value-type="float" office:value="0.113749496269368" calcext:value-type="float">
            <text:p>0.1137494963</text:p>
          </table:table-cell>
          <table:table-cell/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6.452455" calcext:value-type="float">
            <text:p>6.452455</text:p>
          </table:table-cell>
          <table:table-cell office:value-type="float" office:value="6.40917725" calcext:value-type="float">
            <text:p>6.40917725</text:p>
          </table:table-cell>
          <table:table-cell table:formula="of:=POWER([.C2989]-6.75;2)" office:value-type="float" office:value="0.116160146917563" calcext:value-type="float">
            <text:p>0.1161601469</text:p>
          </table:table-cell>
          <table:table-cell/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6.449139" calcext:value-type="float">
            <text:p>6.449139</text:p>
          </table:table-cell>
          <table:table-cell office:value-type="float" office:value="6.4052429091" calcext:value-type="float">
            <text:p>6.4052429091</text:p>
          </table:table-cell>
          <table:table-cell table:formula="of:=POWER([.C2990]-6.75;2)" office:value-type="float" office:value="0.118857451725831" calcext:value-type="float">
            <text:p>0.1188574517</text:p>
          </table:table-cell>
          <table:table-cell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6.445176" calcext:value-type="float">
            <text:p>6.445176</text:p>
          </table:table-cell>
          <table:table-cell office:value-type="float" office:value="6.4008533" calcext:value-type="float">
            <text:p>6.4008533</text:p>
          </table:table-cell>
          <table:table-cell table:formula="of:=POWER([.C2991]-6.75;2)" office:value-type="float" office:value="0.12190341812089" calcext:value-type="float">
            <text:p>0.1219034181</text:p>
          </table:table-cell>
          <table:table-cell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6.440265" calcext:value-type="float">
            <text:p>6.440265</text:p>
          </table:table-cell>
          <table:table-cell office:value-type="float" office:value="6.3959285556" calcext:value-type="float">
            <text:p>6.3959285556</text:p>
          </table:table-cell>
          <table:table-cell table:formula="of:=POWER([.C2992]-6.75;2)" office:value-type="float" office:value="0.125366587739502" calcext:value-type="float">
            <text:p>0.1253665877</text:p>
          </table:table-cell>
          <table:table-cell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6.434089" calcext:value-type="float">
            <text:p>6.434089</text:p>
          </table:table-cell>
          <table:table-cell office:value-type="float" office:value="6.3903865" calcext:value-type="float">
            <text:p>6.3903865</text:p>
          </table:table-cell>
          <table:table-cell table:formula="of:=POWER([.C2993]-6.75;2)" office:value-type="float" office:value="0.12932186938225" calcext:value-type="float">
            <text:p>0.1293218694</text:p>
          </table:table-cell>
          <table:table-cell/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6.426313" calcext:value-type="float">
            <text:p>6.426313</text:p>
          </table:table-cell>
          <table:table-cell office:value-type="float" office:value="6.3841432857" calcext:value-type="float">
            <text:p>6.3841432857</text:p>
          </table:table-cell>
          <table:table-cell table:formula="of:=POWER([.C2994]-6.75;2)" office:value-type="float" office:value="0.133851135398391" calcext:value-type="float">
            <text:p>0.1338511354</text:p>
          </table:table-cell>
          <table:table-cell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6.416595" calcext:value-type="float">
            <text:p>6.416595</text:p>
          </table:table-cell>
          <table:table-cell office:value-type="float" office:value="6.377115" calcext:value-type="float">
            <text:p>6.377115</text:p>
          </table:table-cell>
          <table:table-cell table:formula="of:=POWER([.C2995]-6.75;2)" office:value-type="float" office:value="0.139043223225" calcext:value-type="float">
            <text:p>0.1390432232</text:p>
          </table:table-cell>
          <table:table-cell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6.404597" calcext:value-type="float">
            <text:p>6.404597</text:p>
          </table:table-cell>
          <table:table-cell office:value-type="float" office:value="6.369219" calcext:value-type="float">
            <text:p>6.369219</text:p>
          </table:table-cell>
          <table:table-cell table:formula="of:=POWER([.C2996]-6.75;2)" office:value-type="float" office:value="0.144994169961" calcext:value-type="float">
            <text:p>0.14499417</text:p>
          </table:table-cell>
          <table:table-cell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6.389984" calcext:value-type="float">
            <text:p>6.389984</text:p>
          </table:table-cell>
          <table:table-cell office:value-type="float" office:value="6.3603745" calcext:value-type="float">
            <text:p>6.3603745</text:p>
          </table:table-cell>
          <table:table-cell table:formula="of:=POWER([.C2997]-6.75;2)" office:value-type="float" office:value="0.15180803025025" calcext:value-type="float">
            <text:p>0.1518080303</text:p>
          </table:table-cell>
          <table:table-cell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6.372439" calcext:value-type="float">
            <text:p>6.372439</text:p>
          </table:table-cell>
          <table:table-cell office:value-type="float" office:value="6.3505046667" calcext:value-type="float">
            <text:p>6.3505046667</text:p>
          </table:table-cell>
          <table:table-cell table:formula="of:=POWER([.C2998]-6.75;2)" office:value-type="float" office:value="0.159596521328478" calcext:value-type="float">
            <text:p>0.1595965213</text:p>
          </table:table-cell>
          <table:table-cell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6.351669" calcext:value-type="float">
            <text:p>6.351669</text:p>
          </table:table-cell>
          <table:table-cell office:value-type="float" office:value="6.3395375" calcext:value-type="float">
            <text:p>6.3395375</text:p>
          </table:table-cell>
          <table:table-cell table:formula="of:=POWER([.C2999]-6.75;2)" office:value-type="float" office:value="0.16847946390625" calcext:value-type="float">
            <text:p>0.1684794639</text:p>
          </table:table-cell>
          <table:table-cell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2" office:value-type="float" office:value="6.327406" calcext:value-type="float">
            <text:p>6.327406</text:p>
          </table:table-cell>
          <table:table-cell table:formula="of:=POWER([.C3000]-6.75;2)" office:value-type="float" office:value="0.178585688836" calcext:value-type="float">
            <text:p>0.1785856888</text:p>
          </table:table-cell>
          <table:table-cell/>
        </table:table-row>
        <table:table-row table:style-name="ro1">
          <table:table-cell table:number-columns-repeated="3"/>
          <table:table-cell table:formula="of:=POWER([.C300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0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0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0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0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0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0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0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0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0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0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1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1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1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1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1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1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1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1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1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1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2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2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2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2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2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2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2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2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2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2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3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3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3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3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3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3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3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3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3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3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4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4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4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4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4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4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4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4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4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4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5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5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5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5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5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5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5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5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5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5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6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6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6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6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6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6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6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6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6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6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7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7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7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7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7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7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7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7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7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7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8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8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8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8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8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8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8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8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8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8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9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9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9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9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9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9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9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9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9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9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0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0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0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0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0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0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0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0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0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0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1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1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1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1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1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1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1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1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1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1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2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2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2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2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2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2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2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2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2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2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3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3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3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3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3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3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3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3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3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3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4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4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4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4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4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4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4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4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4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4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5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5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5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5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5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5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5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5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5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5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6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6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6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6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6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6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6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6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6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6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7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7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7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7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7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7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7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7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7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79]-6.75;2)" office:value-type="float" office:value="45.5625" calcext:value-type="float">
            <text:p>45.56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5T23:30:20.337990036</dc:date>
    <meta:document-statistic meta:table-count="1" meta:cell-count="11815" meta:object-count="0"/>
    <meta:generator>LibreOffice/4.2.7.2$Linux_X86_64 LibreOffice_project/420m0$Build-2</meta:generator>
  </office:meta>
</office:document-meta>
</file>